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3.371cm"/>
    </style:style>
    <style:style style:name="co3" style:family="table-column">
      <style:table-column-properties fo:break-before="auto" style:column-width="3.253cm"/>
    </style:style>
    <style:style style:name="co4" style:family="table-column">
      <style:table-column-properties fo:break-before="auto" style:column-width="3.332cm"/>
    </style:style>
    <style:style style:name="co5" style:family="table-column">
      <style:table-column-properties fo:break-before="auto" style:column-width="3.724cm"/>
    </style:style>
    <style:style style:name="co6" style:family="table-column">
      <style:table-column-properties fo:break-before="auto" style:column-width="5.1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8f2a1"/>
    </style:style>
    <style:style style:name="ce4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b2b2b2"/>
    </style:style>
    <style:style style:name="ce1" style:family="table-cell" style:parent-style-name="Default">
      <style:table-cell-properties fo:background-color="#ffaa95"/>
    </style:style>
  </office:automatic-styles>
  <office:body>
    <office:spreadsheet>
      <table:calculation-settings table:automatic-find-labels="false" table:use-regular-expressions="false" table:use-wildcards="true"/>
      <table:table table:name="stats_12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1012" table:default-cell-style-name="Default"/>
        <table:table-row table:style-name="ro1">
          <table:table-cell/>
          <table:table-cell office:value-type="string" calcext:value-type="string">
            <text:p>cluster</text:p>
          </table:table-cell>
          <table:table-cell office:value-type="string" calcext:value-type="string">
            <text:p>num_corresponding_extracts</text:p>
          </table:table-cell>
          <table:table-cell office:value-type="string" calcext:value-type="string">
            <text:p>proportion_with_contentious</text:p>
          </table:table-cell>
          <table:table-cell office:value-type="string" calcext:value-type="string">
            <text:p>contentious_p_value</text:p>
          </table:table-cell>
          <table:table-cell office:value-type="string" calcext:value-type="string">
            <text:p>proportion_with_non_contentious</text:p>
          </table:table-cell>
          <table:table-cell office:value-type="string" calcext:value-type="string">
            <text:p>non_contentious_p_value</text:p>
          </table:table-cell>
          <table:table-cell office:value-type="string" calcext:value-type="string">
            <text:p>proportion_with_no_majority</text:p>
          </table:table-cell>
          <table:table-cell office:value-type="string" calcext:value-type="string">
            <text:p>targets_count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context_tokens_occuring</text:p>
          </table:table-cell>
          <table:table-cell office:value-type="string" calcext:value-type="string">
            <text:p>context_tokens_occuring2</text:p>
          </table:table-cell>
          <table:table-cell table:number-columns-repeated="1012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40405" calcext:value-type="float">
            <text:p>340405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0.0866666666666667" calcext:value-type="float">
            <text:p>0.086666666666667</text:p>
          </table:table-cell>
          <table:table-cell table:style-name="ce3" office:value-type="float" office:value="0.999704110749669" calcext:value-type="float">
            <text:p>0.999704110749669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0.0000284512620205144" calcext:value-type="float">
            <text:p>2.84512620205144E-05</text:p>
          </table:table-cell>
          <table:table-cell table:style-name="ce3" office:value-type="float" office:value="0.0133333333333333" calcext:value-type="float">
            <text:p>0.01333333333333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inheems(6), onbeschaafd(2), gemengd(4), aziatisch(25), indisch(1), inheemse(1), zwartje(1), slavenschip(1), moslim(10), aziatische(5), muzelmannen(1), historisch(10), barbaren(5), ontdekken(2), rassenhaat(1), roots(1), indo-europeaan(3), moor(1), queertitle(1), traditionele(10), koelie(1), moslimsche(2), moslimscho(1), barbaar(1), achtergrond(7), dwerggroei(2), historischcn(1), baboes(1), islamiet(1), homo(1), aboriginal(2), eenhistorisch(1), praehistorische(1), muzelman(1), kaffers(1), mesties(1), berbers(1), indo(1), volbloed(1), moslimcultuur(1), mengras(1), misvormden(1), gekleurd(1), homogeen(1), primitief(1), historische(1), indiaan(1), mongool(2), afkomst(1), inuit(1), koppensneller(1), slaven(1), koelied(1), queer(1), kaukasisch(2), moslimsch(1), mongoolse(1), moord(1), marron(2), knecht(1), lilliputter(1), inheemsch(1), bediende(1), traditioneel(2), ras(1), afkomstig(1)</text:p>
          </table:table-cell>
          <table:table-cell table:style-name="ce3" office:value-type="string" calcext:value-type="string">
            <text:p>('onderhandelen', 4), ('oorlog', 65), ('mogendheid', 22), ('publiceren', 7), ('verdrag', 6), ('traktaat', 1), ('pact', 1), ('tractaat', 3), ('bron', 6), ('staatscourant', 2), ('onderhandeling', 6), ('neutraal', 7), ('oor-', 3), ('wereldkundig', 1), ('alliantie', 2), ('triplo', 1), ('vredesverdrag', 2), ('neutralen', 5), ('melding', 3), ('gewag', 3), ('publicatie', 7), ('aankondiging', 2), ('of-', 1), ('vredesonderhandeling', 1), ('publiceeren', 1), ('uitwisselen', 1), ('handelsovereenkomst', 1), ('oorlogvoerend', 3), ('vernaaien', 2), ('versprei', 1), ('handelsverdrag', 1), ('anti-kominternpact', 1), ('bondgenootschap', 1)</text:p>
          </table:table-cell>
          <table:table-cell table:style-name="ce3" office:value-type="string" calcext:value-type="string">
            <text:p>onderhandelen, oorlog, mogendheid, publiceren, verdrag, traktaat, pact, tractaat, bron, staatscourant, onderhandeling, neutraal, oor-, wereldkundig, alliantie, triplo, vredesverdrag, neutralen, melding, gewag, publicatie, aankondiging, of-, vredesonderhandeling, publiceeren, uitwisselen, handelsovereenkomst, oorlogvoerend, vernaaien, versprei, handelsverdrag, anti-kominternpact, bondgenootschap</text:p>
          </table:table-cell>
          <table:table-cell table:style-name="ce3" table:number-columns-repeated="101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340886" calcext:value-type="float">
            <text:p>340886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0.137254901960784" calcext:value-type="float">
            <text:p>0.137254901960784</text:p>
          </table:table-cell>
          <table:table-cell table:style-name="ce4" office:value-type="float" office:value="0.994328227824538" calcext:value-type="float">
            <text:p>0.994328227824538</text:p>
          </table:table-cell>
          <table:table-cell table:style-name="ce4" office:value-type="float" office:value="0.840686274509804" calcext:value-type="float">
            <text:p>0.840686274509804</text:p>
          </table:table-cell>
          <table:table-cell table:style-name="ce4" office:value-type="float" office:value="0.000226206928664898" calcext:value-type="float">
            <text:p>0.000226206928665</text:p>
          </table:table-cell>
          <table:table-cell table:style-name="ce4" office:value-type="float" office:value="0.0220588235294118" calcext:value-type="float">
            <text:p>0.02205882352941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gemengd(17), achtergrond(31), slavenschip(4), grootst(1), historisch(25), moslim(22), inheemsche(3), koppensneller(1), dwergen(2), afgod(6), bediende(3), dwerg(2), indo-europeaan(17), gemengde(3), traditionele(19), inheems(21), transport(1), aziatisch(23), neger(1), slaven(5), knecht(3), indische(5), dwerggroei(14), zwartje(3), pygmee(5), exotische(2), negerslaven(4), mengras(4), slaaf(3), historische(6), zimbabwecultuur(1), inlandsche(2), marron(9), eskimo's(1), indo(4), queer(1), ontdekken(2), barbaar(1), afkomst(3), halfbloed(1), traditioneel(2), berber(5), inuit(1), lesbisch(2), inboorlingen(2), misvormden(3), mulat(2), stam(1), hottentot(3), onbeschaafd(2), muzelmannen(1), aboriginal(4), inheemschen(3), inheemsebe(1), mohemmedaan(1), berberoorlog(1), ras(3), mesties(2), islamiet(2), volbloed(4), primitief(3), inheemse(3), zigeunerbende(1), aziatische(7), exotisch(3), historischen(2), wild(2), k'mesties(2), mongool(1), medicijnman(4), barbaren(2), lilliputter(1), inheemsen(1), blank(4), afgodendienst(1), kaukasisch(3), historischcn(1), hottentotten(1), bosneger(1), inboorling(1), gekleurde(1), kaffer(3), moslims(3), page(1), gekleurd(4), baboe(1), volbloedpaard(1), homo(2), eskimo(1), indo's(1), indisch(2), demooraten(1), inheems'che(1), kokkie(1), roots(1), koelie(1), volbloedras(1), muzelman(2), zigeuner(1), pygmeeen(1), gay(1), negercultuur(1), handicapper(1), handicap(1), moslimsche(1), zimbabwe(1), boesman(1), blanke(1)</text:p>
          </table:table-cell>
          <table:table-cell table:style-name="ce4" office:value-type="string" calcext:value-type="string">
            <text:p>('voornamelijk', 12), ('veel', 33), ('verwerpen', 14), ('rapport', 11), ('grootendeels', 6), ('plaatsen', 38), ('deels', 7), ('verband', 55), ('plaatsing', 5), ('aanmerking', 10), ('kennis', 46), ('voornaamste', 19), ('belangrijk', 64), ('gedeeltelijk', 12), ('advies', 9), ('motie', 6), ('resolutie', 1), ('talrijk', 28), ('gnnstig', 1), ('hervatten', 1), ('deele', 5), ('debat', 8), ('keuni', 2), ('nlgemeen', 1), ('gemeenteraad', 4), ('hoofdzakelijk', 7), ('interpellatie', 4), ('commi', 2), ('voorui', 1), ('verschuiven', 2), ('amen', 1), ('discussie', 6), ('grotendeels', 1), ('grootendeel', 7), ('memorie', 4), ('uitstellen', 2), ('amendement', 4), ('com', 1), ('betreffendo', 2), ('velband', 1), ('beraadslaging', 4), ('interpelleren', 1), ('zake', 2), ('verdet', 1), ('prae', 1), ('indien', 1), ('legio', 1), ('uiteengaan', 1)</text:p>
          </table:table-cell>
          <table:table-cell table:style-name="ce4" office:value-type="string" calcext:value-type="string">
            <text:p>voornamelijk, veel, verwerpen, rapport, grootendeels, plaatsen, deels, verband, plaatsing, aanmerking, kennis, voornaamste, belangrijk, gedeeltelijk, advies, motie, resolutie, talrijk, gnnstig, hervatten, deele, debat, keuni, nlgemeen, gemeenteraad, hoofdzakelijk, interpellatie, commi, voorui, verschuiven, amen, discussie, grotendeels, grootendeel, memorie, uitstellen, amendement, com, betreffendo, velband, beraadslaging, interpelleren, zake, verdet, prae, indien, legio, uiteengaan</text:p>
          </table:table-cell>
          <table:table-cell table:style-name="ce4" table:number-columns-repeated="1012"/>
        </table:table-row>
        <table:table-row table:style-name="ro1">
          <table:table-cell table:style-name="ce3" office:value-type="string" calcext:value-type="string">
            <text:p>months</text:p>
          </table:table-cell>
          <table:table-cell table:style-name="ce3" office:value-type="float" office:value="340453" calcext:value-type="float">
            <text:p>34045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0.135849056603774" calcext:value-type="float">
            <text:p>0.135849056603774</text:p>
          </table:table-cell>
          <table:table-cell table:style-name="ce3" office:value-type="float" office:value="0.983346760539909" calcext:value-type="float">
            <text:p>0.983346760539909</text:p>
          </table:table-cell>
          <table:table-cell table:style-name="ce3" office:value-type="float" office:value="0.849056603773585" calcext:value-type="float">
            <text:p>0.849056603773585</text:p>
          </table:table-cell>
          <table:table-cell table:style-name="ce3" office:value-type="float" office:value="0.000820142812511462" calcext:value-type="float">
            <text:p>0.000820142812511</text:p>
          </table:table-cell>
          <table:table-cell table:style-name="ce3" office:value-type="float" office:value="0.0150943396226415" calcext:value-type="float">
            <text:p>0.015094339622642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halfbloed(3), marron(19), ras(3), gemengd(35), muzelman(1), inboorling(1), inheems(7), achtergrond(6), traditionele(14), moslims(3), inuit(3), moslim(10), aziatisch(12), bediende(1), koppensneller(3), dwergen(1), traditioneel(3), kokkie(2), demooraten(1), homo(4), historisch(13), exotische(1), landbouwersknecht(1), queer(6), gemengde(1), primitief(3), indo-europeaan(4), kaukasisch(4), knecht(2), mulat(1), transport(1), inlandsche(3), ontdekken(1), gemengd'contract(1), neger(1), islamiet(2), roma(1), mengras(1), indone(1), indisch(2), helmlna'marron(2), historischcn(1), tovenaar(3), metis(6), baboe(3), voorhistorische(1), gekleurd(2), inboorlingen(1), aboriginal(1), wild(2), stamgenooten(1), exotisch(1), zigeuner(1), slaaf(1), historische(2), mesties(1), volbloed(2), negers(1), a'inuit'ii(1), pygmee(1), dwerg(1), kaffer(1), etniciteit(1), stam(3), aziatische(3), westers(5), negerrijk(2), page(1), lilliputter(2), blank(3), senaatsbediende(1), slavenschip(2), berber(4), moor(1), onbeschaafd(1), afkomst(1), koelied(1), negerslaven(2), inheemse(1), indo(2), afgod(1), indische(1), eskimo(1), zwartjes(1), dwerggroei(1), barbaar(1), mongool(1), barbaarschheid(1), barbaren(1), zigeuners(1), hottentot(1)</text:p>
          </table:table-cell>
          <table:table-cell table:style-name="ce3" office:value-type="string" calcext:value-type="string">
            <text:p>('sept', 23), ('december', 20), ('november', 19), ('mei', 41), ('februari', 12), ('febr', 9), ('jan', 27), ('maart', 27), ('juli', 17), ('augustus', 16), ('dee', 1), ('oet', 1), ('april', 23), ('october', 13), ('september', 31), ('dec', 1), ('deo', 4), ('dec.', 6), ('juni', 16), ('sep', 3), ('aug', 16), ('nov', 11), ('oct', 11), ('ang', 1), ('feb', 3), ('midd', 1), ('fobr', 1), ('sep-', 2), ('ootober', 1), ('augus', 1)</text:p>
          </table:table-cell>
          <table:table-cell table:style-name="ce3" office:value-type="string" calcext:value-type="string">
            <text:p>sept, december, november, mei, februari, febr, jan, maart, juli, augustus, dee, oet, april, october, september, dec, deo, dec., juni, sep, aug, nov, oct, ang, feb, midd, fobr, sep-, ootober, augus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uropean countires</text:p>
          </table:table-cell>
          <table:table-cell table:style-name="ce3" office:value-type="float" office:value="340893" calcext:value-type="float">
            <text:p>340893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0.119318181818182" calcext:value-type="float">
            <text:p>0.119318181818182</text:p>
          </table:table-cell>
          <table:table-cell table:style-name="ce3" office:value-type="float" office:value="0.991564512915077" calcext:value-type="float">
            <text:p>0.991564512915077</text:p>
          </table:table-cell>
          <table:table-cell table:style-name="ce3" office:value-type="float" office:value="0.863636363636364" calcext:value-type="float">
            <text:p>0.863636363636364</text:p>
          </table:table-cell>
          <table:table-cell table:style-name="ce3" office:value-type="float" office:value="0.00118578378262747" calcext:value-type="float">
            <text:p>0.001185783782627</text:p>
          </table:table-cell>
          <table:table-cell table:style-name="ce3" office:value-type="float" office:value="0.0170454545454545" calcext:value-type="float">
            <text:p>0.01704545454545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homo(1), indisch(1), volksstam(1), barbaren(5), indo(4), aziatisch(37), inheemse(3), moslim(15), aboriginal(2), kaukasisch(3), ontdekken(1), historisch(12), gemengd(3), zigeunerbende(1), achtergrond(9), berber(3), koppensneller(1), handicap(2), traditionele(9), moslimsche(2), kaffer(1), indische(1), groothistorische(1), dwerg(1), tovenaar(1), onbeschaafd(2), exotische(1), indo-europeaan(1), lilliputters(1), mulat(2), blank(1), afkomst(3), inheems(5), islamiet(2), neger(1), mesties(2), pygmee(2), gekleurd(2), historische(1), aziatische(3), rassen(1), dwerggroei(2), hottentottenstam(1), page(3), lilliputter(2), afgod(1), halfbloed(1), bosneger(1), slaven(2), eskimo's(1), traditioneel(3), zwartje(1), muzelman(1), negerrijk(1), zigeunermuziek(1), gemengde(1), inboorling(1), marron(1), inheemsche(1), ras(1)</text:p>
          </table:table-cell>
          <table:table-cell table:style-name="ce3" office:value-type="string" calcext:value-type="string">
            <text:p>('engeland', 68), ('frankrijk', 43), ('duitschiand', 2), ('zwitserland', 6), ('turkije', 29), ('frankrgk', 3), ('aneta', 3), ('zweden', 4), ('ruslaud', 1), ('oostenrijk', 8), ('duitschland', 26), ('lauden', 2), ('groot-', 5), ('frankryk', 1), ('denemarken', 8), ('hongarije', 4), ('duitsland', 5), ('kusland', 1), ('tenrijk', 1), ('dultschland', 1), ('continentaal', 1), ('duitechland', 1), ('duiischland', 1), ('duitsehland', 2), ('tsjecho-slowakije', 1), ('duitscbland', 1), ('noorwegen', 1), ('erankrijk', 1), ('aneta-', 1), ('iand', 1)</text:p>
          </table:table-cell>
          <table:table-cell table:style-name="ce3" office:value-type="string" calcext:value-type="string">
            <text:p>engeland, frankrijk, duitschiand, zwitserland, turkije, frankrgk, aneta, zweden, ruslaud, oostenrijk, duitschland, lauden, groot-, frankryk, denemarken, hongarije, duitsland, kusland, tenrijk, dultschland, continentaal, duitechland, duiischland, duitsehland, tsjecho-slowakije, duitscbland, noorwegen, erankrijk, aneta-, iand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professions</text:p>
          </table:table-cell>
          <table:table-cell table:style-name="ce3" office:value-type="float" office:value="341931" calcext:value-type="float">
            <text:p>34193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.122340425531915" calcext:value-type="float">
            <text:p>0.122340425531915</text:p>
          </table:table-cell>
          <table:table-cell table:style-name="ce3" office:value-type="float" office:value="0.990454322721703" calcext:value-type="float">
            <text:p>0.990454322721703</text:p>
          </table:table-cell>
          <table:table-cell table:style-name="ce3" office:value-type="float" office:value="0.851063829787234" calcext:value-type="float">
            <text:p>0.851063829787234</text:p>
          </table:table-cell>
          <table:table-cell table:style-name="ce3" office:value-type="float" office:value="0.00355849123505906" calcext:value-type="float">
            <text:p>0.003558491235059</text:p>
          </table:table-cell>
          <table:table-cell table:style-name="ce3" office:value-type="float" office:value="0.0265957446808511" calcext:value-type="float">
            <text:p>0.02659574468085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indo-europeaan(8), onbeschaafd(1), traditionele(12), grootst(1), traditioneelen(1), inheemsen(3), historisch(14), marron(8), historische(3), baboe(3), achtergrond(9), inheems(7), demooraten(1), bosneger(1), aziatische(2), eskimo's(3), boesman(3), koppensneller(1), hottentot(2), barbaren(1), wild(1), moslim(8), inboorling(1), slaaf(2), indo(3), mongool(3), inboorlingen(1), aziatisch(4), gemengd(12), mesties(2), bediende(1), halfbloed(2), primitief(2), inheemseen(1), knecht(1), inuit(2), lilliputters(2), zigeunermuziek(1), koelie(1), indonesi(1), gekleurd(1), dwerggroei(2), afgod(1), homo(5), jakarta(1), bedienden(1), senaatsbediende(1), muzelman'(1), barbarlje(1), negerrijk(1), berber(2), medicijnman(1), inlandsche(3), marron'(1), inheemse(2), wilden(1), mulat(3), moslims(1), blank(2), indisch(2), en'marron(1), neger(1), indiaan(2), afkomst(3), traditioneel(3), aboriginal(1), muzelman(1), misvormden(1), zigeunerin(1), indische(1), moslimsche(1), islamiet(1), kaukasisch(1), kaffers(1), dwerg(1)</text:p>
          </table:table-cell>
          <table:table-cell table:style-name="ce3" office:value-type="string" calcext:value-type="string">
            <text:p>('aftreden', 4), ('kiezen', 39), ('overlijden', 22), ('klerk', 5), ('benoeming', 10), ('verantwoording', 3), ('uitgever', 6), ('voorzitter', 22), ('burgemeester', 22), ('soc.', 2), ('teur', 4), ('logemann', 1), ('verificateur', 1), ('rooster', 2), ('directeur', 18), ('wethouder', 6), ('verkiezen', 4), ('periodiek', 2), ('aftreding', 1), ('bestuurslid', 3), ('derzelfen', 1), ('inzet', 2), ('drukker', 1), ('opvolger', 8), ('direc', 1), ('bestuursleden', 1), ('kantonrechter', 2), ('assistent', 4), ('weth', 1), ('inspectie', 2), ('herkiezen', 3), ('europ', 2), ('hoofdbestuurslid', 2), ('acclamatie', 1), ('plaatsvervanger', 1), ('nominatie', 1), ('directeuren', 1), ('burg', 1), ('ingenieur', 1), ('gemeentesecretaris', 1), ('direkteur', 1), ('hoofdingenieur', 1)</text:p>
          </table:table-cell>
          <table:table-cell table:style-name="ce3" office:value-type="string" calcext:value-type="string">
            <text:p>aftreden, kiezen, overlijden, klerk, benoeming, verantwoording, uitgever, voorzitter, burgemeester, soc., teur, logemann, verificateur, rooster, directeur, wethouder, verkiezen, periodiek, aftreding, bestuurslid, derzelfen, inzet, drukker, opvolger, direc, bestuursleden, kantonrechter, assistent, weth, inspectie, herkiezen, europ, hoofdbestuurslid, acclamatie, plaatsvervanger, nominatie, directeuren, burg, ingenieur, gemeentesecretaris, direkteur, hoofdingenieur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41314" calcext:value-type="float">
            <text:p>341314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0.121495327102804" calcext:value-type="float">
            <text:p>0.121495327102804</text:p>
          </table:table-cell>
          <table:table-cell table:style-name="ce3" office:value-type="float" office:value="0.967186501901714" calcext:value-type="float">
            <text:p>0.967186501901714</text:p>
          </table:table-cell>
          <table:table-cell table:style-name="ce3" office:value-type="float" office:value="0.869158878504673" calcext:value-type="float">
            <text:p>0.869158878504673</text:p>
          </table:table-cell>
          <table:table-cell table:style-name="ce3" office:value-type="float" office:value="0.0068886494564218" calcext:value-type="float">
            <text:p>0.006888649456422</text:p>
          </table:table-cell>
          <table:table-cell table:style-name="ce3" office:value-type="float" office:value="0.00934579439252336" calcext:value-type="float">
            <text:p>0.00934579439252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halfbloed(1), indo-europeaan(4), metis(2), traditioneelen(1), inheemsen(1), moslim(11), aziatische(1), historisch(7), inheems'che(2), bediende(1), neger(2), inlander(2), dwerg(1), traditionele(7), dwerggroei(1), inheems(4), islamiet(2), achtergrond(12), moslimscho(1), mongool(2), wild(1), barbaar(2), moslims(2), afkomst(1), indone(1), historischcn(1), mohemmedaan(1), gekleurd(1), indische(1), bosneger(1), tovenaar(1), moor'en(1), aziatisch(5), volbloed(1), inlanders(1), homogeen(1), marron(1), exotische(1), gemengd(1), historische(1), gemengde(1), baboe(1), negers(1), inheemse(1), inheemsche(1), hottentot(1), slaaf(1), indiaan(1), moor(1), medicijnman(1), berber(2), kaukasisch(2), muzelman(1), afkomstig(1)</text:p>
          </table:table-cell>
          <table:table-cell table:style-name="ce3" office:value-type="string" calcext:value-type="string">
            <text:p>('conservatief', 7), ('prominent', 1), ('autoriteit', 19), ('orgaan', 9), ('parlementair', 5), ('vooraanstaand', 2), ('verkiezing', 9), ('communistisch', 4), ('kabinet', 12), ('nationalistisch', 3), ('communist', 3), ('mom', 2), ('fascistisch', 4), ('oproep', 4), ('sociaal-democraat', 3), ('anti-joodsch', 1), ('communistische', 1), ('referendum', 1), ('oppositie', 4), ('parlement', 7), ('republikeinsch', 1), ('fascist', 1), ('bloc', 2), ('nationalist', 3), ('volksstemming', 1), ('kommunist', 1), ('plebisciet', 1), ('regeeringsverklaring', 1), ('antisemiet', 1)</text:p>
          </table:table-cell>
          <table:table-cell table:style-name="ce3" office:value-type="string" calcext:value-type="string">
            <text:p>conservatief, prominent, autoriteit, orgaan, parlementair, vooraanstaand, verkiezing, communistisch, kabinet, nationalistisch, communist, mom, fascistisch, oproep, sociaal-democraat, anti-joodsch, communistische, referendum, oppositie, parlement, republikeinsch, fascist, bloc, nationalist, volksstemming, kommunist, plebisciet, regeeringsverklaring, antisemiet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41740" calcext:value-type="float">
            <text:p>341740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0.147435897435897" calcext:value-type="float">
            <text:p>0.147435897435897</text:p>
          </table:table-cell>
          <table:table-cell table:style-name="ce3" office:value-type="float" office:value="0.958251374172649" calcext:value-type="float">
            <text:p>0.958251374172649</text:p>
          </table:table-cell>
          <table:table-cell table:style-name="ce3" office:value-type="float" office:value="0.826923076923077" calcext:value-type="float">
            <text:p>0.826923076923077</text:p>
          </table:table-cell>
          <table:table-cell table:style-name="ce3" office:value-type="float" office:value="0.00767857347107764" calcext:value-type="float">
            <text:p>0.007678573471078</text:p>
          </table:table-cell>
          <table:table-cell table:style-name="ce3" office:value-type="float" office:value="0.0256410256410256" calcext:value-type="float">
            <text:p>0.02564102564102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string" calcext:value-type="string">
            <text:p>aziatisch(11), gemengd(26), achtergrond(29), grootst(1), mesties(5), aboriginal(1), moslims(7), schildersknecht(1), zigeunermuziek(1), moslim(9), afgodisch(1), inheems(11), hottentot(1), inlandsche(5), mongool(1), historisch(13), traditionele(12), blank(4), eskimo's(2), afkomst(2), praehistorische(1), negervrees(1), lesbisch(2), koppensneller(2), indo-europeaan(12), volbloed(1), dwerggroei(1), pygmee(6), metis'nachts(1), ras(2), slaven(2), afgod(3), historische(3), zimbabwecultuur(2), wild(5), onbeschaafd(2), slavenschip(1), negercultuur(2), moor(2), inuit(2), blanke(2), zwartje(1), inboorlingen(1), koppensnellers(1), berber(1), onbeschaafdheid(1), primitief(5), zigeuners(1), zigeuner(4), volksstam(1), slaaf(3), gemengd'contract(1), inlanders(2), inlander(1), mongoolsche(1), negerslaven(4), berbers(1), exotische(1), jakarta(1), inheemse(3), aziatische(1), negers(1), indisch(1), stam(3), moslimsche(1), stammen(1), gekleurd(3), kokkie(4), traditioneel(5), lilliputter(2), islamiet(2), bediende(2), indiaan(2), exotisch(3), afgodendienst(1), bosneger(1), marron(4), inboorling(2), dwerg(3), mulat(1), ontdekken(3), kaukasisch(1), mengras(1), hottentottenstam(1), moslimsoh(1), neger(2), handicap(1), roots(1), halfbloed(3), indo(4), indische(2), inheemsch(1), birma(1), indo's(1), rassenhaat(1), homo(2), medicijnman(2), aziatischen(1), baboe(1), muzelman(1), misvormden(1), afstammelingen(1), indonesi(1), dienstknecht(1), allochtoon(1), metis(1)</text:p>
          </table:table-cell>
          <table:table-cell table:style-name="ce3" office:value-type="string" calcext:value-type="string">
            <text:p>('hoog', 115), ('vast', 48), ('stemmen', 16), ('laag', 51), ('slot', 48), ('markt', 18), ('traag', 4), ('hooger', 14), ('afdoen', 7), ('flauw', 8), ('ferm', 2), ('loot', 1), ('vossen', 1), ('openin', 1), ('loom', 1), ('vasto', 2), ('markten', 2), ('willig', 1), ('onregelmatig', 1), ('hoogst', 2)</text:p>
          </table:table-cell>
          <table:table-cell table:style-name="ce3" office:value-type="string" calcext:value-type="string">
            <text:p>hoog, vast, stemmen, laag, slot, markt, traag, hooger, afdoen, flauw, ferm, loot, vossen, openin, loom, vasto, markten, willig, onregelmatig, hoogst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341723" calcext:value-type="float">
            <text:p>341723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990787462518866" calcext:value-type="float">
            <text:p>0.990787462518866</text:p>
          </table:table-cell>
          <table:table-cell table:style-name="ce3" office:value-type="float" office:value="0.845714285714286" calcext:value-type="float">
            <text:p>0.845714285714286</text:p>
          </table:table-cell>
          <table:table-cell table:style-name="ce3" office:value-type="float" office:value="0.00812079021164207" calcext:value-type="float">
            <text:p>0.008120790211642</text:p>
          </table:table-cell>
          <table:table-cell table:style-name="ce3" office:value-type="float" office:value="0.0342857142857143" calcext:value-type="float">
            <text:p>0.03428571428571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string" calcext:value-type="string">
            <text:p>inheems(7), indo-europeaan(11), achtergrond(13), barbaren(4), grootst(1), historisch(16), historische(3), eskimoverhalen(1), aboriginal(3), marron(6), slaaf(1), inheemse(3), exotische(2), exotisch(4), tovenaar(1), primitief(1), traditioneel(2), ras(1), inlander(2), mesties(1), traditionele(8), gekleurd(1), boesman(1), homo(2), indone(1), inuit(2), historischcn(1), hottentot(2), moslim(7), aziatisch(15), zigeunermuziek(2), muzelman(1), misvormden(2), koelie(1), inboorlingen(1), dwerggroei(6), koppensneller(2), indo(1), volbloed(1), moslimcultuur(1), pygmee(4), afgod(2), neger(1), rassen(1), gemengd(2), jakarta(1), moslimsche(1), baboe(1), zimbabwe(1), negers(1), zimbabwecultuur(1), inlandsche(1), wild(1), stamhoofd(1), k'mesties(2), stam(1), zwartje(1), page(1), onbeschaafd(1), bataviasche(1), lesbisch(1), dwergen(1), zigeuner(2), kokkie(1), aziatische(1), indisch(1), afkomst(1)</text:p>
          </table:table-cell>
          <table:table-cell table:style-name="ce3" office:value-type="string" calcext:value-type="string">
            <text:p>('onderzoeker', 2), ('ratie', 2), ('bedehuis', 1), ('kunst', 32), ('beoefening', 3), ('fraaie', 1), ('trommelslager', 1), ('muzikant', 2), ('centraal', 11), ('vertegenwoordigster', 1), ('natuuronderzoeker', 2), ('ambachtsnijverheid', 1), ('fusie', 2), ('wetenschap', 17), ('schoolkind', 3), ('eeretribune', 1), ('bezichtiging', 2), ('ethnologisch', 2), ('geologisch', 2), ('wetenschappelijk', 18), ('initiatief', 6), ('vakbeweging', 2), ('ambt', 5), ('inzending', 5), ('beoefenen', 5), ('psychologie', 2), ('studie', 18), ('bezichtigen', 2), ('anthropologisch', 1), ('beeldend', 3), ('organisatie', 13), ('ethnografisch', 1), ('sociologisch', 1), ('begra', 2), ('oogenschouw', 1), ('natuurwetenschappelijk', 2), ('onderzoeking', 4), ('bouwkunst', 1), ('afmarsch', 1), ('tamboer', 1), ('belangstell', 1), ('liefhebber', 3), ('binnenleiden', 1), ('geografisch', 2), ('preekstoel', 1), ('christelijken', 1), ('ethnographie', 1), ('leiders', 1), ('burgervader', 1), ('rechtskundig', 1), ('exact', 1), ('vakbond', 1), ('n.v.v.', 1), ('voetknecht', 1)</text:p>
          </table:table-cell>
          <table:table-cell table:style-name="ce3" office:value-type="string" calcext:value-type="string">
            <text:p>onderzoeker, ratie, bedehuis, kunst, beoefening, fraaie, trommelslager, muzikant, centraal, vertegenwoordigster, natuuronderzoeker, ambachtsnijverheid, fusie, wetenschap, schoolkind, eeretribune, bezichtiging, ethnologisch, geologisch, wetenschappelijk, initiatief, vakbeweging, ambt, inzending, beoefenen, psychologie, studie, bezichtigen, anthropologisch, beeldend, organisatie, ethnografisch, sociologisch, begra, oogenschouw, natuurwetenschappelijk, onderzoeking, bouwkunst, afmarsch, tamboer, belangstell, liefhebber, binnenleiden, geografisch, preekstoel, christelijken, ethnographie, leiders, burgervader, rechtskundig, exact, vakbond, n.v.v., voetknecht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39177" calcext:value-type="float">
            <text:p>3391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0115013223749179" calcext:value-type="float">
            <text:p>0.011501322374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historisch(1), achtergrond(1), bediende(1), boesman(1), marron(4), gemengd(1), handicap(1), knecht(1), historischen(1), baboe(1), primitief(1), aziatisch(1), inlander(1), westers(1)</text:p>
          </table:table-cell>
          <table:table-cell table:style-name="ce3" office:value-type="string" calcext:value-type="string">
            <text:p>('laan', 9), ('hobbemastraat', 1), ('heerenstraat', 1), ('spiegelstraat', 1), ('lange', 2), ('govert', 2), ('spuistraat', 1), ('fahrenheitstraat', 1)</text:p>
          </table:table-cell>
          <table:table-cell table:style-name="ce3" office:value-type="string" calcext:value-type="string">
            <text:p>laan, hobbemastraat, heerenstraat, spiegelstraat, lange, govert, spuistraat, fahrenheitstraat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40634" calcext:value-type="float">
            <text:p>34063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993609256112527" calcext:value-type="float">
            <text:p>0.993609256112527</text:p>
          </table:table-cell>
          <table:table-cell table:style-name="ce3" office:value-type="float" office:value="0.96" calcext:value-type="float">
            <text:p>0.96</text:p>
          </table:table-cell>
          <table:table-cell table:style-name="ce3" office:value-type="float" office:value="0.0119694844784856" calcext:value-type="float">
            <text:p>0.0119694844784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etniciteit(1), halfbloed(1), primitief(1), misvormden(1), gemengd(2), roots(2), marron(1), exotisch(1), exotische(1), moslim(1), inheemsch(1), traditionele(1), aziatisch(2), achtergrond(1), jokjakarta(1), mongool(1), barbaar(1), historisch(1), wild(1), indone(1), stam(1), groothistorische(1)</text:p>
          </table:table-cell>
          <table:table-cell table:style-name="ce3" office:value-type="string" calcext:value-type="string">
            <text:p>('tentoonstelling', 10), ('collect', 2), ('groene', 2), ('omstreek', 6), ('patrimonium', 2), ('opv', 1), ('gezinnen', 1), ('kegelbaan', 1)</text:p>
          </table:table-cell>
          <table:table-cell table:style-name="ce3" office:value-type="string" calcext:value-type="string">
            <text:p>tentoonstelling, collect, groene, omstreek, patrimonium, opv, gezinnen, kegelbaa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office:value-type="float" office:value="340935" calcext:value-type="float">
            <text:p>340935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0.153209109730849" calcext:value-type="float">
            <text:p>0.153209109730849</text:p>
          </table:table-cell>
          <table:table-cell table:style-name="ce3" office:value-type="float" office:value="0.962502908041407" calcext:value-type="float">
            <text:p>0.962502908041407</text:p>
          </table:table-cell>
          <table:table-cell table:style-name="ce3" office:value-type="float" office:value="0.811594202898551" calcext:value-type="float">
            <text:p>0.811594202898551</text:p>
          </table:table-cell>
          <table:table-cell table:style-name="ce3" office:value-type="float" office:value="0.0136645563754245" calcext:value-type="float">
            <text:p>0.013664556375425</text:p>
          </table:table-cell>
          <table:table-cell table:style-name="ce3" office:value-type="float" office:value="0.0351966873706004" calcext:value-type="float">
            <text:p>0.0351966873706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roots(1), gemengd(22), achtergrond(31), aziatische(5), historisch(29), inheemsche(6), dwerggroei(17), moslims(5), aziatisch(28), inheems(22), eskimo's(3), bediende(3), dwerg(2), afgod(5), moslim(18), zwartje(1), primitief(2), mengras(1), indo-europeaan(31), mongool(3), inheemse(6), traditionele(25), homo(3), blank(5), inlandsche(5), praehistorische(1), lesbisch(2), koppensneller(3), marron(4), zigeuner(2), homogeen(1), pygmee(4), volbloed(3), inlander(7), barbarlje(1), inboorling(2), negerrijk(4), koelie(3), jachtwild(1), medicijnmannen(1), marron'(2), medicijnman(5), mulat(5), queer(1), onbeschaafd(5), traditioneel(2), slaven(3), slavenschip(2), indo(2), afkomst(7), inboorlingen(2), wilde(1), koppensnellers(1), moslimsche(3), historische(7), inheemsen(4), onbeschaafdheid(1), eskimo(2), hottentotten(1), knecht(5), indiaan(2), barbaren(4), inheemschen(1), inlanders(1), eskimobediende(1), mohemmedaan(1), misvormden(2), lesbische(2), mongoolsche(1), hottentot(2), negerslaven(3), mesties(4), zigeuners(1), lilliputters(1), bedienden(1), ras(1), wereldhistorische(1), muzelmansche(1), islamiet(2), jakarta(2), lilliputter(2), indiaansch(1), moor(2), negercultuur(2), stam(3), winkelknechten(1), kokkie(2), slaaf(3), neger(2), berbers(1), barbaar(6), kaffers(2), indisch(2), ontdekken(4), berber(1), indische(2), blanke(1), halfbloedjes(1), halfbloed(3), wild(2), kaukasisch(2), boesman(1), marrons(1), exotisch(1), koelies(1), inheemsch(1), baboe(4), exotische(1), inheems'che(1), indone(1), muzelman(3), gekleurd(2), volbloedras(1), inuit(1), indonesi(1), kaffer(1), handicap(1), dienstknecht(1), aboriginal(1), zigeunermuziek(1)</text:p>
          </table:table-cell>
          <table:table-cell table:style-name="ce3" office:value-type="string" calcext:value-type="string">
            <text:p>('aanzien', 28), ('gevolg', 69), ('hoeveel', 8), ('namelijk', 27), ('achten', 57), ('beteekenis', 32), ('z.g.', 14), ('.zullen', 1), ('teneinde', 9), ('zoogenaamd', 16), ('dergelijk', 42), ('dermate', 5), ('nodig', 7), ('oordelen', 10), ('onderzoeken', 16), ('volledig', 13), ('dusdanig', 4), ('overweging', 9), ('zoodoenen', 3), ('danig', 5), ('daardoor', 26), ('zoodoende', 1), ('uiteindelijk', 3), ('mogelijk', 17), ('doordat', 20), ('verschaffen', 9), ('ervoor', 3), ('zowel', 5), ('desnoods', 4), ('tallooz', 4), ('evenveel', 4), ('redelijkerwijz', 1), ('zooverre', 5), ('betekenis', 6), ('b.v.', 13), ('bijzonderlijk', 1), ('overlad', 2), ('inplaat', 4), ('voorshand', 1), ('overwegend', 4), ('hoeverre', 4), ('overwegen', 3), ('spoedig', 6), ('soortgelijk', 3), ('toelichting', 4), ('voorshands', 2), ('draagwijdt', 1), ('bevinding', 1), ('zoovel', 2), ('ertoe', 2), ('gewenacht', 1), ('uiteraard', 2), ('tijc', 1), ('tallooze', 1), ('z.g.n', 2), ('handhaafd', 1), ('betcekeni', 1), ('byvoorbeeld', 1), ('beraden', 1), ('daarenboven', 4), ('gewenschen', 1), ('volge', 1), ('vergunnen', 1), ('bv.', 2), ('toezegging', 1), ('z.g', 1), ('informatie', 1), ('afwimpelen', 1), ('tiev', 1), ('ka.n', 1)</text:p>
          </table:table-cell>
          <table:table-cell table:style-name="ce3" office:value-type="string" calcext:value-type="string">
            <text:p>aanzien, gevolg, hoeveel, namelijk, achten, beteekenis, z.g., .zullen, teneinde, zoogenaamd, dergelijk, dermate, nodig, oordelen, onderzoeken, volledig, dusdanig, overweging, zoodoenen, danig, daardoor, zoodoende, uiteindelijk, mogelijk, doordat, verschaffen, ervoor, zowel, desnoods, tallooz, evenveel, redelijkerwijz, zooverre, betekenis, b.v., bijzonderlijk, overlad, inplaat, voorshand, overwegend, hoeverre, overwegen, spoedig, soortgelijk, toelichting, voorshands, draagwijdt, bevinding, zoovel, ertoe, gewenacht, uiteraard, tijc, tallooze, z.g.n, handhaafd, betcekeni, byvoorbeeld, beraden, daarenboven, gewenschen, volge, vergunnen, bv., toezegging, z.g, informatie, afwimpelen, tiev, ka.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341416" calcext:value-type="float">
            <text:p>34141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0.0833333333333333" calcext:value-type="float">
            <text:p>0.083333333333333</text:p>
          </table:table-cell>
          <table:table-cell table:style-name="ce3" office:value-type="float" office:value="0.998132079513053" calcext:value-type="float">
            <text:p>0.998132079513053</text:p>
          </table:table-cell>
          <table:table-cell table:style-name="ce3" office:value-type="float" office:value="0.864583333333333" calcext:value-type="float">
            <text:p>0.864583333333333</text:p>
          </table:table-cell>
          <table:table-cell table:style-name="ce3" office:value-type="float" office:value="0.0140548084976328" calcext:value-type="float">
            <text:p>0.014054808497633</text:p>
          </table:table-cell>
          <table:table-cell table:style-name="ce3" office:value-type="float" office:value="0.0520833333333333" calcext:value-type="float">
            <text:p>0.05208333333333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gemengd(13), inlander(1), eskimoverhalen(1), inheems(10), aziatisch(8), marron(2), dwerg(1), marrons(2), tovenaar(1), primitief(1), dwerggroei(2), hottentotten(1), traditionele(2), inheems'che(1), historisch(1), indo-europeaan(2), onbeschaafd(1), inuit(2), historischcn(1), exotische(1), moslim(4), kaukasisch(1), praehistorische(1), koppensneller(1), zigeuner(2), aziatische(1), volbloed(2), kaffer(1), slaaf(2), mengras(1), mesties(1), zigeunerbende(1), jakarta(1), halfbloed(1), bosneger(1), medicijnmannen(1), aziatischejgeit(2), homo(1), indo(2), wild(1), achtergrond(1), zimbabwecultuur(1), roots'(1), roots(1), ontdekken(1), moor(1), zigeunermuziek(1), kaffers(1), exotisch(1), inheemsch(1), baboe(1), blank(1), indisch(1), stam(1)</text:p>
          </table:table-cell>
          <table:table-cell table:style-name="ce3" office:value-type="string" calcext:value-type="string">
            <text:p>('mesten', 1), ('kluitkalk', 1), ('zaad', 8), ('bast', 1), ('bestrijdingsmiddel', 2), ('suikerriet', 2), ('geestrijk', 1), ('rooien', 2), ('mengsel', 5), ('srond', 1), ('bestanddeel', 3), ('alcohol', 6), ('mest', 1), ('vellen', 4), ('e.d.', 3), ('gewas', 4), ('groenvoer', 1), ('vermenging', 6), ('tablet', 1), ('teelt', 1), ('verbouwen', 4), ('telen', 9), ('eetbaar', 2), ('kaf', 2), ('grasland', 1), ('binnenhalen', 1), ('zaaien', 4), ('klaver', 2), ('spurrie', 1), ('afval', 2), ('gedroogden', 1), ('vezel', 2), ('bereiding', 3), ('veulenen', 1), ('aanplanting', 1), ('eikel', 1), ('aanplanten', 1), ('plantaardig', 1), ('bijvoeren', 1), ('rubberboom', 1), ('verbouw', 1), ('voordeeligst', 1), ('merk', 2), ('voedingsstof', 1), ('voederen', 1), ('alfalfa', 1), ('hoofdbestanddeel', 1), ('me', 1), ('winterkoren', 1), ('uitzaaien', 1), ('padi-aanplant', 1), ('bassen', 1), ('conserveren', 1), ('schral', 1), ('dorschen', 1), ('voed', 1), ('bereidingswijze', 1), ('hoofdvoedsel', 1)</text:p>
          </table:table-cell>
          <table:table-cell table:style-name="ce3" office:value-type="string" calcext:value-type="string">
            <text:p>mesten, kluitkalk, zaad, bast, bestrijdingsmiddel, suikerriet, geestrijk, rooien, mengsel, srond, bestanddeel, alcohol, mest, vellen, e.d., gewas, groenvoer, vermenging, tablet, teelt, verbouwen, telen, eetbaar, kaf, grasland, binnenhalen, zaaien, klaver, spurrie, afval, gedroogden, vezel, bereiding, veulenen, aanplanting, eikel, aanplanten, plantaardig, bijvoeren, rubberboom, verbouw, voordeeligst, merk, voedingsstof, voederen, alfalfa, hoofdbestanddeel, me, winterkoren, uitzaaien, padi-aanplant, bassen, conserveren, schral, dorschen, voed, bereidingswijze, hoofdvoedsel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39178" calcext:value-type="float">
            <text:p>3391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.0357142857142857" calcext:value-type="float">
            <text:p>0.035714285714286</text:p>
          </table:table-cell>
          <table:table-cell table:style-name="ce3" office:value-type="float" office:value="0.999835500520716" calcext:value-type="float">
            <text:p>0.999835500520716</text:p>
          </table:table-cell>
          <table:table-cell table:style-name="ce3" office:value-type="float" office:value="0.892857142857143" calcext:value-type="float">
            <text:p>0.892857142857143</text:p>
          </table:table-cell>
          <table:table-cell table:style-name="ce3" office:value-type="float" office:value="0.0151776189926178" calcext:value-type="float">
            <text:p>0.015177618992618</text:p>
          </table:table-cell>
          <table:table-cell table:style-name="ce3" office:value-type="float" office:value="0.0714285714285714" calcext:value-type="float">
            <text:p>0.07142857142857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gemengd(1), roots(6), queer(8), marron(6), aboriginal(5), traditionele(4), zigeuners(1), aziatisch(2), pygmee(1), page(2), knecht(1), slavenschip(1), zigeunerbende(1), metis'(1), handicap(2), queertitle(1), zigeunermuziek(1), gay(2), homo(2), negercultuur(1), halfbloed(1), blanka(1), gekleurd(1), volbloed(1), traditioneel(1), grootsch(1), trans(1)</text:p>
          </table:table-cell>
          <table:table-cell table:style-name="ce3" office:value-type="string" calcext:value-type="string">
            <text:p>('societie', 2), ('cathedral', 1), ('return', 1), ('committe', 2), ('worth', 1), ('foundation', 1), ('girl', 3), ('trade', 2), ('circle', 2), ('pretty', 1), ('fourth', 2), ('old', 5), ('sweet', 3), ('day', 4), ('mother', 1), ('~the', 1), ('little', 5), ('judge', 1), ('tree', 1), ('ladies', 2), ('dinner', 2), ('trades', 1), ('recent', 1), ('sunny', 1), ('church', 1), ('labor', 3), ('health', 1), ('outlook', 1), ('speechen', 2), ('surprise', 1), ('office', 1), ('federation', 1), ('chief', 1), ('teacher', 1), ('academy', 1), ('empir', 1), ('commissioner', 1), ('attorney', 1), ('grass', 1), ('show', 1)</text:p>
          </table:table-cell>
          <table:table-cell table:style-name="ce3" office:value-type="string" calcext:value-type="string">
            <text:p>societie, cathedral, return, committe, worth, foundation, girl, trade, circle, pretty, fourth, old, sweet, day, mother, ~the, little, judge, tree, ladies, dinner, trades, recent, sunny, church, labor, health, outlook, speechen, surprise, office, federation, chief, teacher, academy, empir, commissioner, attorney, grass, show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38294" calcext:value-type="float">
            <text:p>33829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.027027027027027" calcext:value-type="float">
            <text:p>0.027027027027027</text:p>
          </table:table-cell>
          <table:table-cell table:style-name="ce3" office:value-type="float" office:value="0.999434781859821" calcext:value-type="float">
            <text:p>0.999434781859821</text:p>
          </table:table-cell>
          <table:table-cell table:style-name="ce3" office:value-type="float" office:value="0.918918918918919" calcext:value-type="float">
            <text:p>0.918918918918919</text:p>
          </table:table-cell>
          <table:table-cell table:style-name="ce3" office:value-type="float" office:value="0.0170131434645026" calcext:value-type="float">
            <text:p>0.017013143464503</text:p>
          </table:table-cell>
          <table:table-cell table:style-name="ce3" office:value-type="float" office:value="0.0540540540540541" calcext:value-type="float">
            <text:p>0.0540540540540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rron(3), kokkie(1), historisch(4), gemengd(3), dwerggroei(2), ontdekken(2), historische(1), volbloed(1), knecht(2), blank(2), moslims(1), roots(1), westers(4), primitief(2), berber(1), inheemsch(1), achtergrond(1), misvormden(1), stam(1), inuit(1), hottentot(1), inheems(1)</text:p>
          </table:table-cell>
          <table:table-cell table:style-name="ce3" office:value-type="string" calcext:value-type="string">
            <text:p>('edam', 1), ('purmerend', 1), ('dordrecht', 3), ('alkmaar', 1), ('veenendaal', 1), ('waterland', 1), ('overschie', 1), ('schag', 1), ('medemblik', 1), ('hoorn', 2), ('woerden', 2), ('watergraafsmeer', 1), ('voorburg', 1), ('beverwijk', 1), ('amersfoort', 3), ('nieuwkoop', 1), ('terschelling', 2), ('naarden', 2), ('oegstgeest', 2), ('ede', 1), ('zaan', 1), ('kralingen', 1), ('zuidland', 1), ('ameland', 1), ('muiden', 1), ('velsen', 1), ('aalsmeer', 1), ('beemster', 1), ('monnikendam', 1)</text:p>
          </table:table-cell>
          <table:table-cell table:style-name="ce3" office:value-type="string" calcext:value-type="string">
            <text:p>edam, purmerend, dordrecht, alkmaar, veenendaal, waterland, overschie, schag, medemblik, hoorn, woerden, watergraafsmeer, voorburg, beverwijk, amersfoort, nieuwkoop, terschelling, naarden, oegstgeest, ede, zaan, kralingen, zuidland, ameland, muiden, velsen, aalsmeer, beemster, monnikendam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41880" calcext:value-type="float">
            <text:p>34188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.130434782608696" calcext:value-type="float">
            <text:p>0.130434782608696</text:p>
          </table:table-cell>
          <table:table-cell table:style-name="ce3" office:value-type="float" office:value="0.947904223100301" calcext:value-type="float">
            <text:p>0.947904223100301</text:p>
          </table:table-cell>
          <table:table-cell table:style-name="ce3" office:value-type="float" office:value="0.852173913043478" calcext:value-type="float">
            <text:p>0.852173913043478</text:p>
          </table:table-cell>
          <table:table-cell table:style-name="ce3" office:value-type="float" office:value="0.0187716294344722" calcext:value-type="float">
            <text:p>0.018771629434472</text:p>
          </table:table-cell>
          <table:table-cell table:style-name="ce3" office:value-type="float" office:value="0.0173913043478261" calcext:value-type="float">
            <text:p>0.01739130434782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mulat(2), achtergrond(11), gemengd(4), historisch(11), berber(2), muzelmannen(1), page(4), indo(1), batavia(1), historische(2), westers(4), inheems'che(2), landbouwersknecht(1), ontdekken(1), traditioneel(2), marron(7), inheems(1), afkomst(2), gekleurd(1), baboe(1), helmlna'marron(2), barbaren(3), blank(1), lesbisch(3), misvormden(3), hottentot(2), traditionele(3), inheemsche(2), zigeuner(2), slaaf(2), exotisch(1), gay(1), lilliputters(1), queer(4), exotische(1), moslim(2), indo-europeaan(1), afgod(3), halfbloed(1), aziatisch(1), onbeschaafd(1), homo(1), ras(1), handicap(1), kaffer(1), marron'(1), blanke(1), negercultuur(1), knecht(1), moslimsche(1), kokkie(1), zigeunermuziek(1), stam(1), roma(1), lilliputter(1)</text:p>
          </table:table-cell>
          <table:table-cell table:style-name="ce3" office:value-type="string" calcext:value-type="string">
            <text:p>('julia', 2), ('adolf', 4), ('antoinette', 2), ('anna', 12), ('helena', 2), ('wilbelmina', 1), ('hendrik', 3), ('francoise', 1), ('arndt', 1), ('rika', 1), ('kathe', 1), ('ella', 1), ('willem', 15), ('wilhelmina', 3), ('johann', 2), ('louise', 2), ('albert', 3), ('heinrich', 1), ('gertrud', 2), ('augusta', 1), ('lotte', 1), ('charlotte', 1), ('maurits', 1), ('vondel', 2), ('sara', 3), ('marie', 3), ('anne', 2), ('juliana', 4), ('magda', 1), ('mathilde', 1), ('christin', 3), ('frieda', 1), ('hordt', 1), ('richard', 3), ('ellen', 2), ('rembrandt', 2), ('hermann', 2), ('ida', 2), ('bertha', 1), ('sully', 1), ('henriette', 1), ('eva', 3), ('dora', 2), ('zwijger', 1), ('heinz', 1), ('victoria', 6), ('lothar', 1), ('huygens', 1), ('wally', 1), ('greta', 1), ('irene', 4), ('barbara', 1), ('karl', 1), ('angelica', 1), ('arnold', 2), ('helene', 1), ('josephine', 1), ('bosa', 1), ('august', 1), ('sonja', 1), ('elisa', 1), ('lucia', 1), ('cato', 1), ('annie', 1), ('amanda', 1), ('lilly', 1), ('yvonne', 1)</text:p>
          </table:table-cell>
          <table:table-cell table:style-name="ce3" office:value-type="string" calcext:value-type="string">
            <text:p>julia, adolf, antoinette, anna, helena, wilbelmina, hendrik, francoise, arndt, rika, kathe, ella, willem, wilhelmina, johann, louise, albert, heinrich, gertrud, augusta, lotte, charlotte, maurits, vondel, sara, marie, anne, juliana, magda, mathilde, christin, frieda, hordt, richard, ellen, rembrandt, hermann, ida, bertha, sully, henriette, eva, dora, zwijger, heinz, victoria, lothar, huygens, wally, greta, irene, barbara, karl, angelica, arnold, helene, josephine, bosa, august, sonja, elisa, lucia, cato, annie, amanda, lilly, yvonn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8949" calcext:value-type="float">
            <text:p>338949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0.16125" calcext:value-type="float">
            <text:p>0.16125</text:p>
          </table:table-cell>
          <table:table-cell table:style-name="ce3" office:value-type="float" office:value="0.950953063824139" calcext:value-type="float">
            <text:p>0.95095306382413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195073472815413" calcext:value-type="float">
            <text:p>0.019507347281541</text:p>
          </table:table-cell>
          <table:table-cell table:style-name="ce3" office:value-type="float" office:value="0.03875" calcext:value-type="float">
            <text:p>0.0387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string" calcext:value-type="string">
            <text:p>halfbloed(8), gemengd(61), achtergrond(34), slavenschip(5), grootst(1), moslim(25), islamiet(2), ontdekken(6), historisch(32), inheemsche(7), barbaren(5), dwerggroei(15), dwergen(2), westers(11), aziatisch(47), inheems(29), zigeunerbende(1), mongool(4), bediende(3), afgod(2), traditionele(16), afgodisch(1), indo-europeaan(22), primitief(9), christelijkhistorisch'(1), mesties(2), mulat(5), transport(1), inlandsche(12), muzelman(5), indiaans(1), marron(37), moslimscho(1), mengras(4), indiaan(5), metis(4), hottentot(3), slaven(7), hottentotten(2), homo(8), baboe(4), inuit(6), blank(10), zigeunerin(1), praehistorische(1), moslims(5), lilliputter(3), koelie(5), koppensneller(4), zigeuner(3), onbeschaafd(5), volbloed(7), pygmee(4), kaffer(3), dwerg(4), homogeen(1), queer(7), handicap(13), kaukasisch(8), negerslaven(10), page(10), senaatsbediende(1), zimbabwecultuur(1), medicijnmannen(1), marron'(1), eskimo's(4), wild(5), indo(4), berber(10), kwinti(1), slaaf(4), moor(7), neger(5), exotisch(2), negercultuur(1), wetshistorische(1), misvormden(3), zigeuners(3), onbeschaafdheid(1), barbarlje(1), roots(9), ras(9), muzelmannen(1), zwartje(4), bosneger(3), gemengde(3), marrons(5), indisch(5), gemengd'contract(1), negerrijk(4), slaven'(1), inboorling(5), tovenaar(7), mohemmedaan(1), knecht(5), zigeunermuziek(5), zimbabwe(2), gekleurd(7), historische(6), berbers(1), lilliputters(2), inheemschen(3), boesman(3), aziatische(10), jakarta(3), barbaar(3), inheemse(4), stam(8), indische(5), koelied(1), kwinti't(1), inboorlingen(1), kaffers(1), wilde(1), inheemsen(1), inlander(4), afkomst(4), negerin(1), gay(1), historischcn(1), exotische(1), aboriginal(2), traditioneelen(1), inheemseen(1), eskimo(2), negers(1), moslimcultuur(1), etniciteit(1), pages(1), mongoolsohc(1), moslimsohe(1), littlepage(1), moslimsche(1), verrast(1), kokkie(3), inheemsch(1), zwartjes(1), birma(1), traditioneel(2), inheems'che(1), demooraten(1), landbouwersknecht(1), gekleurde(1), aziatischen(1), dienstknechts(1), volbloedras(1), afstammelingen(1), pygmeeen(1), moor'en(1), a'inuit'ii(1), handicapper(1), muzelman'(1), roma(1), blanke(1), medicijnman(1), moord(1), allochtoon(1)</text:p>
          </table:table-cell>
          <table:table-cell table:style-name="ce3" office:value-type="string" calcext:value-type="string">
            <text:p>('&lt;NUMERIC&gt;', 789), ('herhaling', 6), ('gewijd', 2), ('langenberg', 1), ('flierefluiters', 1), ('dansmuz', 1), ('actueel', 2), ('variëren', 1), ('kro', 1), ('ncrv-orkest', 1), ('vaz', 1), ('gevar', 1), ('gramofoonmuzlek', 1), ('brabantsen', 1), ('gra', 1)</text:p>
          </table:table-cell>
          <table:table-cell table:style-name="ce3" office:value-type="string" calcext:value-type="string">
            <text:p>&lt;NUMERIC&gt;, herhaling, gewijd, langenberg, flierefluiters, dansmuz, actueel, variëren, kro, ncrv-orkest, vaz, gevar, gramofoonmuzlek, brabantsen, gra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40577" calcext:value-type="float">
            <text:p>34057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0833333333333333" calcext:value-type="float">
            <text:p>0.083333333333333</text:p>
          </table:table-cell>
          <table:table-cell table:style-name="ce3" office:value-type="float" office:value="0.990717660674545" calcext:value-type="float">
            <text:p>0.990717660674545</text:p>
          </table:table-cell>
          <table:table-cell table:style-name="ce3" office:value-type="float" office:value="0.883333333333333" calcext:value-type="float">
            <text:p>0.883333333333333</text:p>
          </table:table-cell>
          <table:table-cell table:style-name="ce3" office:value-type="float" office:value="0.0200959757116772" calcext:value-type="float">
            <text:p>0.020095975711677</text:p>
          </table:table-cell>
          <table:table-cell table:style-name="ce3" office:value-type="float" office:value="0.0333333333333333" calcext:value-type="float">
            <text:p>0.0333333333333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onbeschaafd(2), afgod(1), pygmee(2), indisch(1), achtergrond(5), marron(3), aziatisch(8), halfbloed(2), aziatische(2), traditionele(4), inheemse(2), indo(3), baboe(1), rassenhaat(1), eenhistorisch(1), bediende(2), muzelman(1), gemengd(5), afkomst(3), berber(1), exotisch(1), ras(2), slaven(1), zigeunermuziek(1), inlandsche(1), afkomstig(1), moslims(1), mesties(1), wereldhistorische(1)</text:p>
          </table:table-cell>
          <table:table-cell table:style-name="ce3" office:value-type="string" calcext:value-type="string">
            <text:p>('berthelot', 1), ('doumer', 2), ('reynaud', 1), ('minister-president', 5), ('crispi', 1), ('prefectuur', 3), ('president', 21), ('peterhof', 1), ('millerand', 1), ('rijkskanselier', 3), ('ricard', 1), ('giolitti', 1), ('pichon', 1), ('barthou', 1), ('staatshoofd', 1), ('premier', 5), ('andrassy', 1), ('oud-minister', 4), ('negrin', 1), ('brin', 2), ('hanotaux', 1), ('aehrenthal', 1), ("bismarck's", 1), ('papen', 1), ('bulow', 1), ('mun', 1), ('romanof', 1), ('zanardelli', 1), ('tittoni', 1), ('garibaldi', 1), ('doumergue', 1), ('pelletan', 1), ('rouvier', 1)</text:p>
          </table:table-cell>
          <table:table-cell table:style-name="ce3" office:value-type="string" calcext:value-type="string">
            <text:p>berthelot, doumer, reynaud, minister-president, crispi, prefectuur, president, peterhof, millerand, rijkskanselier, ricard, giolitti, pichon, barthou, staatshoofd, premier, andrassy, oud-minister, negrin, brin, hanotaux, aehrenthal, bismarck's, papen, bulow, mun, romanof, zanardelli, tittoni, garibaldi, doumergue, pelletan, rouvier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341176" calcext:value-type="float">
            <text:p>341176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0.0555555555555556" calcext:value-type="float">
            <text:p>0.055555555555556</text:p>
          </table:table-cell>
          <table:table-cell table:style-name="ce3" office:value-type="float" office:value="0.998455268660849" calcext:value-type="float">
            <text:p>0.998455268660849</text:p>
          </table:table-cell>
          <table:table-cell table:style-name="ce3" office:value-type="float" office:value="0.888888888888889" calcext:value-type="float">
            <text:p>0.888888888888889</text:p>
          </table:table-cell>
          <table:table-cell table:style-name="ce3" office:value-type="float" office:value="0.0208279751016359" calcext:value-type="float">
            <text:p>0.020827975101636</text:p>
          </table:table-cell>
          <table:table-cell table:style-name="ce3" office:value-type="float" office:value="0.0555555555555556" calcext:value-type="float">
            <text:p>0.05555555555555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achtergrond(2), aziatisch(3), marron(4), inheems(4), gemengd(12), koelie(2), kaukasisch(1), jakarta(1), inlandsche(2), indische(1), berber(1), marrons(1), inuit(1), inheemsch(1), indo-europeaan(1), aboriginal(1), negerslaven(1), dwerggroei(1), kokkie(1), barbaar'sche(1), transport(1), roots(1), indisch(2), indo(1), gemengd'contract(1), queer(1), kafferhoofdman(1), wild(1), bedienden(1), roots'(1), eskimobediende(1)</text:p>
          </table:table-cell>
          <table:table-cell table:style-name="ce3" office:value-type="string" calcext:value-type="string">
            <text:p>('olie', 9), ('petroleum', 8), ('prljsh', 1), ('f.a.q.', 1), ('prijsh', 3), ('katoen', 8), ('suiker', 10), ('vracht', 3), ('levering', 2), ('brazil', 2), ('ijzer', 3), ('intro', 1), ('ibs', 1), ('tin', 6), ('tln', 1), ('omzet', 3), ('crushed', 1), ('verkocht', 1)</text:p>
          </table:table-cell>
          <table:table-cell table:style-name="ce3" office:value-type="string" calcext:value-type="string">
            <text:p>olie, petroleum, prljsh, f.a.q., prijsh, katoen, suiker, vracht, levering, brazil, ijzer, intro, ibs, tin, tln, omzet, crushed, verkocht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41205" calcext:value-type="float">
            <text:p>341205</text:p>
          </table:table-cell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0.142857142857143" calcext:value-type="float">
            <text:p>0.142857142857143</text:p>
          </table:table-cell>
          <table:table-cell table:style-name="ce3" office:value-type="float" office:value="0.912987111954366" calcext:value-type="float">
            <text:p>0.912987111954366</text:p>
          </table:table-cell>
          <table:table-cell table:style-name="ce3" office:value-type="float" office:value="0.842857142857143" calcext:value-type="float">
            <text:p>0.842857142857143</text:p>
          </table:table-cell>
          <table:table-cell table:style-name="ce3" office:value-type="float" office:value="0.0208777783901817" calcext:value-type="float">
            <text:p>0.020877778390182</text:p>
          </table:table-cell>
          <table:table-cell table:style-name="ce3" office:value-type="float" office:value="0.0142857142857143" calcext:value-type="float">
            <text:p>0.01428571428571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aziatisch(25), barbaren(2), historisch(2), inheems(5), moslim(19), kaukasisch(9), traditionele(3), inlander(1), marron(3), koppensneller(2), hottentot(1), barbaar'sche(1), muzelman(3), moslimsche(4), afgod(1), moslimscho(1), wild(1), metis(1), moslims(1), bediende(1), achtergrond(5), berberoorlog(1), volbloedras(1), pygmeeen(1), islamiet(2), dwerg(1), indisch(1), primitief(1), moslimcultuur(1), aziatische(9), inlanders(1), gekleurd(1), slavenschip(1), zigeuner(2), boesman(1), mulat(1), hottentottenstam(1), barbaar(1), gemengde(1), mongool(1), muzelman'(1), zimbabwe(1), zwartje(1), indo-europeaan(1), queer(1), slaven(1), moslimsohe(1), inheemse(1), indo(1), berber(3), traditioneel(1), negerrijk(2), kaffer(1), negers(1), ras(1), negerslaven(1), slaaf(1)</text:p>
          </table:table-cell>
          <table:table-cell table:style-name="ce3" office:value-type="string" calcext:value-type="string">
            <text:p>('turken', 18), ('egypte', 17), ('palestina', 9), ('kaukasus', 5), ('kief', 1), ('moskou', 10), ('ingenom', 1), ('arabisch', 15), ('kretenzer', 1), ('mantsjoekwo', 3), ('mosoel', 1), ('territorium', 2), ('siberisch', 2), ('mongoolsch', 3), ('kaapsch', 1), ('turkestan', 2), ('zuidafrika', 1), ('damascu', 1), ('goudveld', 3), ('transvaalsch', 4), ('kreta', 5), ('trans-', 2), ('centraal-afrika', 1), ('creta', 1), ('kowno', 1), ('albaneesch', 1), ('syrisch', 1), ('aziatischen', 3), ('adrianopel', 1), ('mandaatsgebied', 1), ('konia', 1), ('marokkaansch', 4), ('klein-azie', 1), ('mandsjoekwo', 2), ('tiflis', 1), ('duitser', 1), ('kazan', 1), ('perzie', 2), ('oostersch', 10), ('transvaal', 3), ('cettinje', 1), ('skoetari', 1), ('russisch-', 2), ('irak', 1), ('stamboel', 2), ('minsk', 2), ('galicie', 1), ('pan-', 2), ('arabischen', 1), ('zuid-afrika', 2), ('zuidwest-afrika', 1), ('epirus', 1), ('saloniki', 1), ('uitvoerhaven', 1), ('algiersch', 1), ('.voorts', 1), ('kiautsjau', 1), ('kopermijn', 1), ('moerasgebied', 1), ('kiew', 1), ('afghanistan', 1), ('moslemin', 1), ('protectoraat', 1), ('omsk', 1), ('angora', 1), ('bakoe', 1)</text:p>
          </table:table-cell>
          <table:table-cell table:style-name="ce3" office:value-type="string" calcext:value-type="string">
            <text:p>turken, egypte, palestina, kaukasus, kief, moskou, ingenom, arabisch, kretenzer, mantsjoekwo, mosoel, territorium, siberisch, mongoolsch, kaapsch, turkestan, zuidafrika, damascu, goudveld, transvaalsch, kreta, trans-, centraal-afrika, creta, kowno, albaneesch, syrisch, aziatischen, adrianopel, mandaatsgebied, konia, marokkaansch, klein-azie, mandsjoekwo, tiflis, duitser, kazan, perzie, oostersch, transvaal, cettinje, skoetari, russisch-, irak, stamboel, minsk, galicie, pan-, arabischen, zuid-afrika, zuidwest-afrika, epirus, saloniki, uitvoerhaven, algiersch, .voorts, kiautsjau, kopermijn, moerasgebied, kiew, afghanistan, moslemin, protectoraat, omsk, angora, bako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float" office:value="336417" calcext:value-type="float">
            <text:p>33641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0.0677966101694915" calcext:value-type="float">
            <text:p>0.067796610169492</text:p>
          </table:table-cell>
          <table:table-cell table:style-name="ce3" office:value-type="float" office:value="0.99691736775752" calcext:value-type="float">
            <text:p>0.99691736775752</text:p>
          </table:table-cell>
          <table:table-cell table:style-name="ce3" office:value-type="float" office:value="0.88135593220339" calcext:value-type="float">
            <text:p>0.88135593220339</text:p>
          </table:table-cell>
          <table:table-cell table:style-name="ce3" office:value-type="float" office:value="0.0233319881270383" calcext:value-type="float">
            <text:p>0.023331988127038</text:p>
          </table:table-cell>
          <table:table-cell table:style-name="ce3" office:value-type="float" office:value="0.0508474576271187" calcext:value-type="float">
            <text:p>0.0508474576271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aboriginal(8), barbaren(1), roots(7), marron(4), mulat(1), page(5), inboorling(1), zigeuners(1), queer(4), handicap(4), indo-europeaan(2), rassenhaat(1), moor(2), homo(2), mongool(1), blank(1), indiaan(1), mengras(1), gemengd(1), bediende(1), mongoolsohc(1), moslims(2), gay(1), blanka(1), negerslaven(1), moslim(2), grootsch(1), trans(1)</text:p>
          </table:table-cell>
          <table:table-cell table:style-name="ce3" office:value-type="string" calcext:value-type="string">
            <text:p>('ground', 2), ('mecca', 5), ('permit', 1), ('says', 1), ('destroyed', 1), ('eight', 2), ('entered', 1), ('scotch', 1), ('thought', 1), ('body', 1), ('carry', 2), ('beautiful', 1), ('reduced', 1), ('region', 1), ('business', 1), ('became', 2), ('appeal', 1), ('explained', 1), ('narrow', 1), ('firm', 1), ('monday', 2), ('.the', 4), ('read', 4), ('june', 2), ('step', 1), ("o'clock", 2), ('drawn', 1), ('food', 1), ('may', 6), ('tuesday', 1), ('discuss', 2), ('reach', 2), ('seed', 2), ('conduct', 1), ('bible', 2), ('faith', 1), ('transit', 1), ('please', 1), ('battle', 1), ('belgium', 1), ('family', 1), ('cargo', 1), ('special', 2), ('fhe', 1), ('down', 2), ('history', 2), ('famous', 1), ('property', 1), ('several', 2), ('power', 1), ('the-', 1), ('issue', 1), ('tonic', 1), ('reached', 1), ('light', 1), ('honour', 1), ('thousands', 1)</text:p>
          </table:table-cell>
          <table:table-cell table:style-name="ce3" office:value-type="string" calcext:value-type="string">
            <text:p>ground, mecca, permit, says, destroyed, eight, entered, scotch, thought, body, carry, beautiful, reduced, region, business, became, appeal, explained, narrow, firm, monday, .the, read, june, step, o'clock, drawn, food, may, tuesday, discuss, reach, seed, conduct, bible, faith, transit, please, battle, belgium, family, cargo, special, fhe, down, history, famous, property, several, power, the-, issue, tonic, reached, light, honour, thousands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40274" calcext:value-type="float">
            <text:p>3402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0.0454545454545455" calcext:value-type="float">
            <text:p>0.045454545454546</text:p>
          </table:table-cell>
          <table:table-cell table:style-name="ce3" office:value-type="float" office:value="0.988281143298837" calcext:value-type="float">
            <text:p>0.988281143298837</text:p>
          </table:table-cell>
          <table:table-cell table:style-name="ce3" office:value-type="float" office:value="0.954545454545455" calcext:value-type="float">
            <text:p>0.954545454545455</text:p>
          </table:table-cell>
          <table:table-cell table:style-name="ce3" office:value-type="float" office:value="0.0235333218243782" calcext:value-type="float">
            <text:p>0.023533321824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etis(2), aziatisch(3), aziatische(1), mesties(1), westers(3), mongoolsohc(1), volbloed(1), marron(3), moslim(1), ontdekken(1), gemengd(1), page(1), queer(1), medicijnman(1), halfbloed(1)</text:p>
          </table:table-cell>
          <table:table-cell table:style-name="ce3" office:value-type="string" calcext:value-type="string">
            <text:p>('huron', 1), ('quebec', 1), ('southampton', 2), ('palma', 1), ('chittagong', 1), ('cap', 2), ('australia', 1), ('zulu', 1), ('antw', 2), ('clan', 2), ('gravesen', 1), ('indus', 1), ('servia', 1), ('gibraltar', 2), ('winfried', 1), ('wilmington', 1), ('seattle', 1)</text:p>
          </table:table-cell>
          <table:table-cell table:style-name="ce3" office:value-type="string" calcext:value-type="string">
            <text:p>huron, quebec, southampton, palma, chittagong, cap, australia, zulu, antw, clan, gravesen, indus, servia, gibraltar, winfried, wilmington, seattl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341627" calcext:value-type="float">
            <text:p>341627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0.126482213438735" calcext:value-type="float">
            <text:p>0.126482213438735</text:p>
          </table:table-cell>
          <table:table-cell table:style-name="ce3" office:value-type="float" office:value="0.993874691651271" calcext:value-type="float">
            <text:p>0.993874691651271</text:p>
          </table:table-cell>
          <table:table-cell table:style-name="ce3" office:value-type="float" office:value="0.822134387351779" calcext:value-type="float">
            <text:p>0.822134387351779</text:p>
          </table:table-cell>
          <table:table-cell table:style-name="ce3" office:value-type="float" office:value="0.0242833247069821" calcext:value-type="float">
            <text:p>0.024283324706982</text:p>
          </table:table-cell>
          <table:table-cell table:style-name="ce3" office:value-type="float" office:value="0.0513833992094862" calcext:value-type="float">
            <text:p>0.051383399209486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string" calcext:value-type="string">
            <text:p>onbeschaafd(2), mulat(6), achtergrond(16), metis(3), indo-europeaan(3), aziatisch(7), traditioneelen(1), traditionele(27), historisch(25), tovenaar(4), mesties(1), historische(5), moslim(13), rassenhaat(1), afkomst(3), bediende(1), aziatische(2), berber(2), homo(6), kaffer(1), afgod(3), zigeunermuziek(1), marrons(2), exotisch(2), moor(1), afgodisch(1), primitief(2), inheems(3), marron(6), knecht(1), koelie(2), page(4), muzelman(3), indiaan(1), kokkie(2), wild(1), mengras(1), gemengd(7), indische(1), lesbische(1), historischcn(1), pygmee(3), hottentot(3), baboes(1), volbloed(2), misvormden(3), gekleurd(2), islamiet(5), queer(1), inheemsche(2), barbaren(3), zigeuner(1), inheemschen(1), inuit(1), negers(1), slaaf(1), wilde(2), indo(1), traditioneel(2), exotische(1), halfbloed(1), homogeen(1), gemengde(2), muzelmansche(1), blank(1), baboe(1), slavenschip(2), dwergeu(1), moslims(2), hottentottenstam(1), senaatsbediende(1), muzelman'(1), inheemse(1), barbaar(1), zwartje(2), indischen(1), dwerggroei(1), medicijnman(4), grootste(1), eskimo's(1), dienstknecht(1), lilliputters(1), moslimsche(2), koppensneller(1), indolonten(1), negerrijk(2), historischen(1), allochtoon(1), lesbisch(1), ras(1), berbers(1), volkstammen(1), dwerg(1)</text:p>
          </table:table-cell>
          <table:table-cell table:style-name="ce3" office:value-type="string" calcext:value-type="string">
            <text:p>('heten', 30), ('manifestatie', 2), ('rede', 18), ('katholiek', 43), ('samenvallen', 1), ('feestredenaar', 1), ('feestrede', 1), ('vijftigjarig', 1), ('vacantie', 3), ('nieuwjaar', 5), ('historicus', 5), ('luister', 4), ('vieren', 19), ('kerstmis', 5), ('geschiedschrijver', 2), ('gebed', 13), ('eeuwfeest', 2), ('redevoering', 3), ('herdenken', 7), ('ceremonie', 4), ('betoging', 1), ('betooging', 4), ('jesaja', 1), ('diner', 3), ('vereren', 8), ('geheeten', 2), ('voorganger', 9), ('souper', 1), ('opvolgen', 2), ('avondmaal', 1), ('toespraak', 9), ('dineeren', 1), ('historieschrijver', 1), ('doopsel', 1), ('herdenking', 3), ('vacantio', 1), ('banket', 1), ('jaarg', 1), ('dominee', 3), ('vrijaf', 2), ('aanbidding', 1), ('inleiden', 1), ('katholieke', 5), ('inzegenen', 1), ('meeting', 2), ('huwelijksfeest', 1), ('demonstratie', 1), ('uitgaansdag', 1), ('feestelijk', 2), ('begeleider', 2), ('noenmaal', 2), ('verjaardag', 2), ('traditioneel', 4), ('gedoopten', 1), ('feestvieren', 1), ('tafelrede', 1), ('morgengebed', 1), ('prediking', 3), ('preek', 3), ('opvolging', 1), ('openingswoord', 1), ('gala', 1), ('kenner', 5), ('ontbijten', 1), ('doop', 3), ('pesach', 1), ('sacrament', 1), ('referaat', 2), ('geboortedag', 2), ('opvolg', 1), ('vormsel', 1), ('volksvergadering', 1), ('aanzitten', 2), ('allerheiligst', 1), ('litterator', 1), ('slotwoord', 1), ('openingsrede', 1), ('vrouwe', 1), ('lunch', 1), ('veertigjarig', 1), ('besnijdenis', 1), ('liek', 1), ('avondgebed', 1), ('preken', 1), ('dineren', 1)</text:p>
          </table:table-cell>
          <table:table-cell table:style-name="ce3" office:value-type="string" calcext:value-type="string">
            <text:p>heten, manifestatie, rede, katholiek, samenvallen, feestredenaar, feestrede, vijftigjarig, vacantie, nieuwjaar, historicus, luister, vieren, kerstmis, geschiedschrijver, gebed, eeuwfeest, redevoering, herdenken, ceremonie, betoging, betooging, jesaja, diner, vereren, geheeten, voorganger, souper, opvolgen, avondmaal, toespraak, dineeren, historieschrijver, doopsel, herdenking, vacantio, banket, jaarg, dominee, vrijaf, aanbidding, inleiden, katholieke, inzegenen, meeting, huwelijksfeest, demonstratie, uitgaansdag, feestelijk, begeleider, noenmaal, verjaardag, traditioneel, gedoopten, feestvieren, tafelrede, morgengebed, prediking, preek, opvolging, openingswoord, gala, kenner, ontbijten, doop, pesach, sacrament, referaat, geboortedag, opvolg, vormsel, volksvergadering, aanzitten, allerheiligst, litterator, slotwoord, openingsrede, vrouwe, lunch, veertigjarig, besnijdenis, liek, avondgebed, preken, dinere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341495" calcext:value-type="float">
            <text:p>341495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.167070217917676" calcext:value-type="float">
            <text:p>0.167070217917676</text:p>
          </table:table-cell>
          <table:table-cell table:style-name="ce3" office:value-type="float" office:value="0.815527121236565" calcext:value-type="float">
            <text:p>0.815527121236565</text:p>
          </table:table-cell>
          <table:table-cell table:style-name="ce3" office:value-type="float" office:value="0.808716707021792" calcext:value-type="float">
            <text:p>0.808716707021792</text:p>
          </table:table-cell>
          <table:table-cell table:style-name="ce3" office:value-type="float" office:value="0.0297149725816744" calcext:value-type="float">
            <text:p>0.029714972581674</text:p>
          </table:table-cell>
          <table:table-cell table:style-name="ce3" office:value-type="float" office:value="0.0242130750605327" calcext:value-type="float">
            <text:p>0.02421307506053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string" calcext:value-type="string">
            <text:p>roots(3), zwartje(5), grootst(1), historisch(23), ontdekken(6), barbaar(4), bediende(8), traditioneel(6), inheems(13), medicijnman(4), zigeunermuziek(2), moslim(21), afgodisch(1), wereldhistorische(1), negerslaven(7), inuit(4), bediendepmijnneer(1), moslimscho(1), mengras(1), traditionele(23), baboe(6), jokjakarta(1), eskimo(4), homo(5), achtergrond(21), slaven(4), indo-europeaan(12), aziatisch(24), moord(1), kaffer(3), indo(2), afkomst(4), galeislaven(1), gemengd(11), exotisch(3), halfbloed(3), homogeen(1), stam(2), muzelman(4), slaaf(9), gemengde(2), moslims(7), inlander(1), zimbabwecultuur(1), marron'(1), blank(3), eskimo's(3), inheemsche(2), onbeschaafd(3), queer(1), berber(5), lilliputter(7), mongool(4), islamiet(2), koelie(1), bosnegers(1), dwerggroei(3), historische(7), kokkie(8), kaukasisch(6), afgod(1), marrons(2), tovenaar(2), barbarlje(1), pygmee(6), marron(4), barbaren(4), kafferhoofdman(1), mesties(3), bedienden(2), inboorling(2), inlandsche(1), aziatische(3), indiaansch(1), koppensneller(1), lesbisch(1), indische(1), dwergen(2), koelied(1), islamieten(1), knecht(5), indiaan(4), wilde(2), misvormden(1), hottentot(2), inheemse(1), afgodendienst(1), zigeuner(3), halfbloedjes(1), volbloed(1), inboorlingen(1), dwerg(1), hottentottenstam(1), bosneger(1), stamhoofd(1), gekleurd(3), moslimsche(1), bataviasche(1), volbloed'(1), zigeunerin(1), indo's(1), indisch(2), inheemsen(1), primitief(1), volbloeden(1), rassenhaat(1), kaffers(1), gekleurde(2), moor(2), dienstknecht(1), handicapper(1), negerrestaurant(1), stamgenoot(1)</text:p>
          </table:table-cell>
          <table:table-cell table:style-name="ce3" office:value-type="string" calcext:value-type="string">
            <text:p>('zeggen', 262), ('agressief', 1), ('dunken', 6), ('overzicht', 20), ('volkenrecht', 1), ('beide', 5), ('beknopt', 4), ('samenvatten', 4), ('eikaars', 1), ('gebeurtenis', 22), ('koloniseerend', 1), ('tegenstand', 2), ('elkander', 23), ('tegenspreken', 3), ('autonoom', 2), ('autonomie', 6), ('geschil', 6), ('onafhankelijk', 6), ('elkanders', 2), ('vreedzaam', 4), ('troonrede', 4), ('zelfbeschikkingsrecht', 1), ('schending', 1), ('burgerschap', 1), ('onverdacht', 1), ('vredelievend', 2), ('agressie', 1), ('toenadering', 2), ('verstandhouding', 1), ('verzoening', 3), ('ieders', 2), ('onaf', 1), ('-maar', 1), ('geloofwaardig', 1), ('zinsned', 1), ('eilandenrijk', 2), ('oorlogvoeren', 1), ('beslechten', 3), ('machtspositie', 1), ('souvereiniteit', 2), ('passus', 1), ('aanhef', 1), ('vriendschappelijk', 2), ('eindig', 1), ('leze', 2), ('vertegenwoordiging', 4), ('.wel', 1), ('onafhankelijkheid', 3), ('levensbelang', 1), ('etrijd', 1), ('uwer', 1), ('zelfbestuur', 2), ('hereeniging', 1), ('alternatief', 1), ('bescheidenlijk', 1), ('zeeoorlog', 1), ('invasie', 3), ('tactiek', 1), ('tegenstrijdig', 1), ('neutraliteit', 2), ('zelfregeering', 1), ('aanhalen', 1)</text:p>
          </table:table-cell>
          <table:table-cell table:style-name="ce3" office:value-type="string" calcext:value-type="string">
            <text:p>zeggen, agressief, dunken, overzicht, volkenrecht, beide, beknopt, samenvatten, eikaars, gebeurtenis, koloniseerend, tegenstand, elkander, tegenspreken, autonoom, autonomie, geschil, onafhankelijk, elkanders, vreedzaam, troonrede, zelfbeschikkingsrecht, schending, burgerschap, onverdacht, vredelievend, agressie, toenadering, verstandhouding, verzoening, ieders, onaf, -maar, geloofwaardig, zinsned, eilandenrijk, oorlogvoeren, beslechten, machtspositie, souvereiniteit, passus, aanhef, vriendschappelijk, eindig, leze, vertegenwoordiging, .wel, onafhankelijkheid, levensbelang, etrijd, uwer, zelfbestuur, hereeniging, alternatief, bescheidenlijk, zeeoorlog, invasie, tactiek, tegenstrijdig, neutraliteit, zelfregeering, aanhalen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3" office:value-type="float" office:value="340192" calcext:value-type="float">
            <text:p>34019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0328883751289868" calcext:value-type="float">
            <text:p>0.032888375128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arbaren(1), gemengd(6), historisch(2), traditioneel(1), achtergrond(1), marron(1), historische(1)</text:p>
          </table:table-cell>
          <table:table-cell table:style-name="ce3" office:value-type="string" calcext:value-type="string">
            <text:p>('caecilia', 1), ('gemengde', 1), ('concordia', 2), ('harmonie', 5), ('zangvereeniging', 1), ('koren', 1), ('feestconcert', 1), ('zangvereniging', 1), ('litteraire', 1)</text:p>
          </table:table-cell>
          <table:table-cell table:style-name="ce3" office:value-type="string" calcext:value-type="string">
            <text:p>caecilia, gemengde, concordia, harmonie, zangvereeniging, koren, feestconcert, zangvereniging, litterair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40874" calcext:value-type="float">
            <text:p>340874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0.145299145299145" calcext:value-type="float">
            <text:p>0.145299145299145</text:p>
          </table:table-cell>
          <table:table-cell table:style-name="ce3" office:value-type="float" office:value="0.945910566962643" calcext:value-type="float">
            <text:p>0.945910566962643</text:p>
          </table:table-cell>
          <table:table-cell table:style-name="ce3" office:value-type="float" office:value="0.82051282051282" calcext:value-type="float">
            <text:p>0.82051282051282</text:p>
          </table:table-cell>
          <table:table-cell table:style-name="ce3" office:value-type="float" office:value="0.033836876633802" calcext:value-type="float">
            <text:p>0.033836876633802</text:p>
          </table:table-cell>
          <table:table-cell table:style-name="ce3" office:value-type="float" office:value="0.0341880341880342" calcext:value-type="float">
            <text:p>0.03418803418803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gemengd(6), mulat(2), traditionele(19), historisch(12), aziatische(6), historische(4), inheemsche(1), moslim(17), kaukasisch(1), moslims(2), westers(1), traditioneel(1), negerrijk(2), aziatisch(21), blank(3), eskimo's(3), berber(4), indo-europeaan(5), indische(4), barbaar(2), exotische(2), primitief(2), gekleurd(5), marron(8), koelie(2), transport(1), indiaans(1), ontdekken(3), inuit(2), achtergrond(12), homo(2), moslimscho(1), barbaren(3), mongool(2), wild(2), afkomst(4), dwerggroei(2), negercultuur(1), historischcn(1), aziatischen(1), muzelman(4), ras(3), marrons(4), hottentot(2), lilliputter(2), dwerg(2), afstammelingen(1), koppensneller(2), pygmeeen(1), exotisch(2), neger(3), onbeschaafd(1), slaaf(1), gekleurde(1), inheems(2), pygmee(1), christelijkhistorischen(1), bedienden(1), misvormden(2), slavenschip(1), indo(2), inlandsche(2), mengras(1), hottentottenstam(1), kaffer(1), muzelman'(1), moslimsoh(1), zwartje(1), moslimsohe(1), negerslaven(2), queer(1), indisch(1), stam(1), moor(1), inlander(2), gemengde(1), inboorling(1), kokkie(1), koppensnellers(1), medicijnman(1)</text:p>
          </table:table-cell>
          <table:table-cell table:style-name="ce3" office:value-type="string" calcext:value-type="string">
            <text:p>('nieuw', 180), ('stand', 35), ('besluit', 13), ('nieuwo', 2), ('uieuw', 1), ('bewilligen', 1), ('near', 2), ('naa', 2), ('nieawe', 1)</text:p>
          </table:table-cell>
          <table:table-cell table:style-name="ce3" office:value-type="string" calcext:value-type="string">
            <text:p>nieuw, stand, besluit, nieuwo, uieuw, bewilligen, near, naa, nieaw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341370" calcext:value-type="float">
            <text:p>341370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0.107142857142857" calcext:value-type="float">
            <text:p>0.107142857142857</text:p>
          </table:table-cell>
          <table:table-cell table:style-name="ce3" office:value-type="float" office:value="0.957724756726898" calcext:value-type="float">
            <text:p>0.957724756726898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0361191217369889" calcext:value-type="float">
            <text:p>0.036119121736989</text:p>
          </table:table-cell>
          <table:table-cell table:style-name="ce3" office:value-type="float" office:value="0.0178571428571429" calcext:value-type="float">
            <text:p>0.01785714285714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marron(5), bediende(2), ras(1), aziatisch(3), historisch(3), indo(1), gemengd(15), barbaar(1), liitlepage(1), gemengde(3), mongool(2), batavia(1), moslim(1), zwartje(1), handicap(3), gekleurde(1), koelie(1), westers(1), boesman(1), inlandsche(1), traditionele(1), onbeschaafd(1), baboe(1), traditioneel(1), indo-europeaan(1), indisch(1), mengras(1), littlepage(1)</text:p>
          </table:table-cell>
          <table:table-cell table:style-name="ce3" office:value-type="string" calcext:value-type="string">
            <text:p>('mevr.', 16), ('mevr', 3), ('mej', 2), ('echtg', 2), ('fam', 3), ('mejuffrouw', 4), ('mej.', 24), ('bijlhout', 2), ('jordaans', 1), ('wegener', 1), ('pool', 2), ('mejuffr', 1), ('hopman', 1), ('mevr-', 1), ('bremer', 1), ('pander', 1), ('mcv', 1)</text:p>
          </table:table-cell>
          <table:table-cell table:style-name="ce3" office:value-type="string" calcext:value-type="string">
            <text:p>mevr., mevr, mej, echtg, fam, mejuffrouw, mej., bijlhout, jordaans, wegener, pool, mejuffr, hopman, mevr-, bremer, pander, mcv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meeting</text:p>
          </table:table-cell>
          <table:table-cell table:style-name="ce3" office:value-type="float" office:value="341096" calcext:value-type="float">
            <text:p>34109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0.108433734939759" calcext:value-type="float">
            <text:p>0.108433734939759</text:p>
          </table:table-cell>
          <table:table-cell table:style-name="ce3" office:value-type="float" office:value="0.977344713470434" calcext:value-type="float">
            <text:p>0.977344713470434</text:p>
          </table:table-cell>
          <table:table-cell table:style-name="ce3" office:value-type="float" office:value="0.855421686746988" calcext:value-type="float">
            <text:p>0.855421686746988</text:p>
          </table:table-cell>
          <table:table-cell table:style-name="ce3" office:value-type="float" office:value="0.0361690162879329" calcext:value-type="float">
            <text:p>0.036169016287933</text:p>
          </table:table-cell>
          <table:table-cell table:style-name="ce3" office:value-type="float" office:value="0.036144578313253" calcext:value-type="float">
            <text:p>0.03614457831325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indo-europeaan(3), traditionele(7), achtergrond(8), metis(1), historische(2), moslim(2), wild(1), bediende(2), marron(6), inheemsch(1), barbaar'sche(1), moslimsche(1), afgod(1), aziatisch(2), inheemschen(2), inheems(2), slaaf(1), historisch(8), groothistorische(1), muzelman(1), primitief(1), lilliputter(1), roots(1), gemengd(5), inuit(1), barbaren(1), tovenaar(1), inheemsche(1), aziatische(1), kaukasisch(1), mengras(1), slaven(1), moor(1), mesties(1), inheemse(1), grootste(1), eskimo(1), homo(1), moslimsohe(1), mulat(1), slavenschip(1), indisch(1), onbeschaafd(1), aboriginal(1), knecht(1), afkomst(1)</text:p>
          </table:table-cell>
          <table:table-cell table:style-name="ce3" office:value-type="string" calcext:value-type="string">
            <text:p>('beleggen', 6), ('lezing', 12), ('deelnemen', 11), ('bestuursvergadering', 1), ('bijwonen', 3), ('bijeenkomst', 9), ('vergadering', 17), ('commissievergadering', 1), ('slotvergadering', 1), ('samenkomen', 1), ('deelneming', 6), ('vergadering-', 1), ('vergaderen', 3), ('genodigde', 1), ('hoofdbestuursvergadering', 1), ('dering', 3), ('bijeen', 3), ('jaarbeurs', 1), ('rondgang', 1), ('voltallig', 1), ('kiesvereeniging', 2), ('bijwoning', 1), ('bijeenkomen', 1), ('burgerplicht', 1), ('jaarvergadering', 1), ('reunist', 1), ('congreszitting', 1), ('vacantiemaand', 1), ('recipiëren', 1)</text:p>
          </table:table-cell>
          <table:table-cell table:style-name="ce3" office:value-type="string" calcext:value-type="string">
            <text:p>beleggen, lezing, deelnemen, bestuursvergadering, bijwonen, bijeenkomst, vergadering, commissievergadering, slotvergadering, samenkomen, deelneming, vergadering-, vergaderen, genodigde, hoofdbestuursvergadering, dering, bijeen, jaarbeurs, rondgang, voltallig, kiesvereeniging, bijwoning, bijeenkomen, burgerplicht, jaarvergadering, reunist, congreszitting, vacantiemaand, recipiëre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339932" calcext:value-type="float">
            <text:p>339932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.128440366972477" calcext:value-type="float">
            <text:p>0.128440366972477</text:p>
          </table:table-cell>
          <table:table-cell table:style-name="ce3" office:value-type="float" office:value="0.950216565776986" calcext:value-type="float">
            <text:p>0.950216565776986</text:p>
          </table:table-cell>
          <table:table-cell table:style-name="ce3" office:value-type="float" office:value="0.844036697247706" calcext:value-type="float">
            <text:p>0.844036697247706</text:p>
          </table:table-cell>
          <table:table-cell table:style-name="ce3" office:value-type="float" office:value="0.0362653253437744" calcext:value-type="float">
            <text:p>0.036265325343774</text:p>
          </table:table-cell>
          <table:table-cell table:style-name="ce3" office:value-type="float" office:value="0.0275229357798165" calcext:value-type="float">
            <text:p>0.02752293577981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indo-europeaan(11), achtergrond(7), onbeschaafd(1), metis(1), negerslaven(2), slavenschip(1), inuit(2), inheemsche(3), gemengd(7), historisch(6), marron(5), moslims(1), inheems(1), moortje(1), bediende(1), traditioneel(3), aziatisch(9), moslim(5), traditionele(5), aapman(1), negercultuur(2), kaukasisch(2), eenhistorisch(1), traditioneelen(1), lilliputters(2), barbaren(2), bedienden(1), volbloed(1), blank(2), inlandsche(1), mengras(1), homo(1), medicijnman(2), indische(2), rassen(1), en'marron(1), roots(1), negerjongen(1), gemengde(1), kaffers(1), slaaf(1), aziatische(1), inboorling(1), dwerggroei(2), eskimo(1), kokkie(1), afkomst(1), historische(1)</text:p>
          </table:table-cell>
          <table:table-cell table:style-name="ce3" office:value-type="string" calcext:value-type="string">
            <text:p>('betrekking', 40), ('irag', 1), ('algemeene', 28), ('algemeenc', 1), ('grooten', 25), ('algemeenen', 1), ('dubbel', 7), ('verstrijken', 2), ('aigemeene', 2), ('verzoeten', 1), ('grootsten', 1), ('alge', 1)</text:p>
          </table:table-cell>
          <table:table-cell table:style-name="ce3" office:value-type="string" calcext:value-type="string">
            <text:p>betrekking, irag, algemeene, algemeenc, grooten, algemeenen, dubbel, verstrijken, aigemeene, verzoeten, grootsten, alg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1470" calcext:value-type="float">
            <text:p>34147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0.0967741935483871" calcext:value-type="float">
            <text:p>0.096774193548387</text:p>
          </table:table-cell>
          <table:table-cell table:style-name="ce3" office:value-type="float" office:value="0.992806020410454" calcext:value-type="float">
            <text:p>0.992806020410454</text:p>
          </table:table-cell>
          <table:table-cell table:style-name="ce3" office:value-type="float" office:value="0.849462365591398" calcext:value-type="float">
            <text:p>0.849462365591398</text:p>
          </table:table-cell>
          <table:table-cell table:style-name="ce3" office:value-type="float" office:value="0.0382663228930208" calcext:value-type="float">
            <text:p>0.038266322893021</text:p>
          </table:table-cell>
          <table:table-cell table:style-name="ce3" office:value-type="float" office:value="0.0537634408602151" calcext:value-type="float">
            <text:p>0.05376344086021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string" calcext:value-type="string">
            <text:p>achtergrond(11), aziatisch(2), historisch(6), inboorling(1), traditionele(10), gemengd(10), inheemse(3), zigeuner(3), aziatische(2), indo-europeaan(2), exotische(1), moslim(3), gay(1), barbaar'sche(1), marron(5), inheemschen(1), slaaf(1), indische(1), dwerggroei(1), kokkie(1), pygmee(1), kaukasisch(1), primitief(3), lesbisch(1), moslims(2), inheems(3), historischen(1), moor(1), lilliputter(1), zigeunerbende(1), mulat(1), stamhoofd(1), indo(1), gekleurd(2), en'marron(1), inuit(1), vermoord(1), wilde(1), blank(1), misvormden(1), zigeuners(1)</text:p>
          </table:table-cell>
          <table:table-cell table:style-name="ce3" office:value-type="string" calcext:value-type="string">
            <text:p>('zaal', 27), ('zouaven', 1), ('organiseren', 12), ('samenkomst', 3), ('seizoen', 11), ('bisdom', 3), ('oudejaarsavond', 1), ('doorloopen', 3), ('optocht', 8), ('kruisweg', 1), ('volksvermaak', 3), ('spreekbeurt', 1), ('broederschap', 1), ('niklaas', 1), ('godsdienstoefening', 2), ('parade', 2), ('gondelvaart', 1), ('avondfeest', 1), ('vastenavond', 1), ('kunstlievend', 1), ('organiseeren', 1), ('toegewijd', 1), ('deelname', 1), ('drillen', 1), ('parochie', 1), ('volksfeest', 2), ('missieweek', 2), ('maskerade', 1), ('pinksterdagen', 1), ('openingsuur', 1), ('jeugddag', 1), ('nicolaasfeest', 1), ('lobby', 1), ('parochiaan', 1)</text:p>
          </table:table-cell>
          <table:table-cell table:style-name="ce3" office:value-type="string" calcext:value-type="string">
            <text:p>zaal, zouaven, organiseren, samenkomst, seizoen, bisdom, oudejaarsavond, doorloopen, optocht, kruisweg, volksvermaak, spreekbeurt, broederschap, niklaas, godsdienstoefening, parade, gondelvaart, avondfeest, vastenavond, kunstlievend, organiseeren, toegewijd, deelname, drillen, parochie, volksfeest, missieweek, maskerade, pinksterdagen, openingsuur, jeugddag, nicolaasfeest, lobby, parochiaan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341280" calcext:value-type="float">
            <text:p>34128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.16271186440678" calcext:value-type="float">
            <text:p>0.16271186440678</text:p>
          </table:table-cell>
          <table:table-cell table:style-name="ce3" office:value-type="float" office:value="0.909396581911257" calcext:value-type="float">
            <text:p>0.90939658191125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0394688074394905" calcext:value-type="float">
            <text:p>0.039468807439491</text:p>
          </table:table-cell>
          <table:table-cell table:style-name="ce3" office:value-type="float" office:value="0.0372881355932203" calcext:value-type="float">
            <text:p>0.03728813559322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string" calcext:value-type="string">
            <text:p>gemengd(24), aziatisch(41), achtergrond(39), indo-europeaan(39), aziatische(7), mesties(3), moslim(27), inheemsche(7), koppensneller(4), marron(11), dwergen(1), traditioneel(8), eskimo's(4), mongool(3), dwerg(5), gemengde(2), ontdekken(5), inheems(18), zwartje(3), negerslaven(5), koelies(1), page(1), inuit(4), moslimscho(1), inheemse(5), islamiet(5), hottentotten(3), historisch(37), traditionele(31), zigeuners(1), inlandsche(4), afgod(3), slaven(3), baboe(4), barbaren(6), onbeschaafd(3), wilde(2), mengras(4), exotische(2), indo(8), metis'nachts(1), homogeen(1), rassen(1), kaukasisch(4), muzelman(2), pygmee(5), volbloed(4), slaaf(7), inlander(6), mulat(4), historische(5), primitief(6), jachtwild(1), dwerggroei(10), indische(3), blank(5), indiaan(1), barbaar(4), halfbloed(1), aziatischejgeit(2), moor(1), slavenschip(4), berber(4), homo(6), inboorlingen(2), koelie(5), exotisch(8), negercultuur(3), wetshistorische(1), moslimsche(5), inboorling(2), onbeschaafdheid(1), hottentot(1), volksstam(1), bosneger(3), wild(1), berberoorlog(1), lesbische(1), zimbabwe(1), gekleurd(2), tovenaar(3), ras(3), wereldhistorische(1), zigeunerbende(1), lesbisch(1), stam(2), koelied(1), neger(5), misvormden(1), moslimsch(1), indolonten(1), negerrijk(3), knecht(2), mongoolse(1), barbaarschheid(1), lilliputter(3), inheemsen(2), kaffers(1), moslims(4), bediende(1), afgodendienst(1), gay(1), inheemschen(2), afkomst(1), historischcn(1), kaffer(3), kokkie(1), grootste(1), indisch(3), roots(1), volbloedpaard(1), bataviasche(1), inheems'(1), zigeunermuziek(2), eskimo(1), inheemsch(1), negers(1), volkstammen(1), aapman(1), verwilderd(1), historischen(2), inheems'che(1), gekleurde(2), medicijnman(3), lilliputters(1), afstammelingen(1), handicap(2), negerrestaurant(1), queer(1), dienstknecht(1), boesman(1)</text:p>
          </table:table-cell>
          <table:table-cell table:style-name="ce3" office:value-type="string" calcext:value-type="string">
            <text:p>('noodig', 71), ('behoren', 53), ('dienen', 70), ('voortaan', 9), ('overgaan', 12), ('derhalve', 9), ('gunstig', 28), ('daartoe', 18), ('daarnaast', 14), ('algemeen', 68), ('zoover', 19), ('hiertoe', 4), ('strekken', 17), ('uitzondering', 15), ('geschieden', 32), ('behoefte', 18), ('voorgesteld', 1), ('ongunstig', 9), ('tengevolge', 13), ('inlichting', 9), ('gewenscht', 10), ('afzonderlijk', 14), ('wenschelijkheid', 1), ('behoor', 6), ('gelijk', 14), ('kommissie', 2), ('voorbereiden', 10), ('eenzelfde', 1), ('intreden', 1), ('hoofdzaak', 12), ('bevredigend', 5), ('eventueel', 12), ('n.l.', 12), ('beslaan', 3), ('uitkomst', 14), ('resultaat', 33), ('waartoe', 12), ('vlootplan', 2), ('wensohelijk', 1), ('apart', 5), ('voorbereiding', 6), ('wenschelijk', 4), ('rioodig', 4), ('wenschelyk', 1), ('terugnemen', 2), ('betrekkelijk', 6), ('beraad', 1), ('mits', 6), ('d.w.z.', 3), ('overleg', 5), ('ontbrek', 1), ('zodoende', 1), ('betering', 2), ('overeen', 4), ('zover', 3), ('ontelbaar', 5), ('voorzoover', 2), ('afstemmen', 1), ('vereischen', 2), ('urgent', 2), ('bebooren', 1), ('we', 1), ('gunstigen', 1), ('algemeen-', 1), ('goeddeels', 1), ("a'le", 1), ('kieswetontwerp', 1), ('vorenstaand', 1), ('luttel', 1), ('daarnevens', 1), ('aanneming', 2), ('urgentie', 1), ('kiesreglement', 1)</text:p>
          </table:table-cell>
          <table:table-cell table:style-name="ce3" office:value-type="string" calcext:value-type="string">
            <text:p>noodig, behoren, dienen, voortaan, overgaan, derhalve, gunstig, daartoe, daarnaast, algemeen, zoover, hiertoe, strekken, uitzondering, geschieden, behoefte, voorgesteld, ongunstig, tengevolge, inlichting, gewenscht, afzonderlijk, wenschelijkheid, behoor, gelijk, kommissie, voorbereiden, eenzelfde, intreden, hoofdzaak, bevredigend, eventueel, n.l., beslaan, uitkomst, resultaat, waartoe, vlootplan, wensohelijk, apart, voorbereiding, wenschelijk, rioodig, wenschelyk, terugnemen, betrekkelijk, beraad, mits, d.w.z., overleg, ontbrek, zodoende, betering, overeen, zover, ontelbaar, voorzoover, afstemmen, vereischen, urgent, bebooren, we, gunstigen, algemeen-, goeddeels, a'le, kieswetontwerp, vorenstaand, luttel, daarnevens, aanneming, urgentie, kiesreglement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41209" calcext:value-type="float">
            <text:p>34120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0.105263157894737" calcext:value-type="float">
            <text:p>0.105263157894737</text:p>
          </table:table-cell>
          <table:table-cell table:style-name="ce3" office:value-type="float" office:value="0.93554170324424" calcext:value-type="float">
            <text:p>0.93554170324424</text:p>
          </table:table-cell>
          <table:table-cell table:style-name="ce3" office:value-type="float" office:value="0.894736842105263" calcext:value-type="float">
            <text:p>0.894736842105263</text:p>
          </table:table-cell>
          <table:table-cell table:style-name="ce3" office:value-type="float" office:value="0.0418893078097404" calcext:value-type="float">
            <text:p>0.04188930780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traditionele(1), barbaar(1), indo-europeaan(1), dienstknechts(1), dwerggroei(1), historisch(1), inboorling(1), pygmee(1), marron(3), inheems(3), bedienden(1), blank(1), gekleurd(1), bediende(2), bosneger(1), kokkie(2), achtergrond(1), roma(1), traditioneel(1), aziatisch(2), slaaf(1), inboorlingen(1), gay(1), moslimscho(1), onbeschaafd(1), mongool(2), indisch(1), gemengd(1), indostijl(1), primitief(1)</text:p>
          </table:table-cell>
          <table:table-cell table:style-name="ce3" office:value-type="string" calcext:value-type="string">
            <text:p>('rich', 2), ('oede', 1), ('-zich', 1), ('kun', 7), ('.ons', 1), ('lich', 2), ('ona', 4), ('uib', 1), ('raderen', 1), ('item', 1), ('h.er', 1), ("zoo'a", 1), ('mau', 4), ('waf', 1), ('bem', 1), ('vroaw', 1), ('noen', 3), ('hoven', 2), ('zloh', 2), ('eggen', 1), ('vronw', 1)</text:p>
          </table:table-cell>
          <table:table-cell table:style-name="ce3" office:value-type="string" calcext:value-type="string">
            <text:p>rich, oede, -zich, kun, .ons, lich, ona, uib, raderen, item, h.er, zoo'a, mau, waf, bem, vroaw, noen, hoven, zloh, eggen, vronw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3" office:value-type="float" office:value="341667" calcext:value-type="float">
            <text:p>34166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.156976744186047" calcext:value-type="float">
            <text:p>0.156976744186047</text:p>
          </table:table-cell>
          <table:table-cell table:style-name="ce3" office:value-type="float" office:value="0.83670905677156" calcext:value-type="float">
            <text:p>0.83670905677156</text:p>
          </table:table-cell>
          <table:table-cell table:style-name="ce3" office:value-type="float" office:value="0.825581395348837" calcext:value-type="float">
            <text:p>0.825581395348837</text:p>
          </table:table-cell>
          <table:table-cell table:style-name="ce3" office:value-type="float" office:value="0.0442051332157572" calcext:value-type="float">
            <text:p>0.044205133215757</text:p>
          </table:table-cell>
          <table:table-cell table:style-name="ce3" office:value-type="float" office:value="0.0174418604651163" calcext:value-type="float">
            <text:p>0.0174418604651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achtergrond(23), gemengd(5), kokkie(3), aziatisch(9), metis(1), ontdekken(3), inboorling(1), moslim(8), barbaren(3), marron(8), aapman(1), afgod(1), marrons(1), tovenaar(1), pygmee(1), traditionele(11), eskimo's(4), indo-europeaan(5), negerrijk(2), inheemse(1), historisch(10), gekleurd(5), afkomst(3), voorhistorische(1), exotische(1), halfbloed(1), zwartje(2), negerslaven(1), kaukasisch(2), inboorlingen(2), tovenaars(1), muzelman(1), zigeuner(2), exotisch(2), islamiet(1), dwerg(1), slaaf(1), volbloed(1), dwerggroei(3), barbaar(1), mesties(2), negercultuur(2), wereldhistorische(1), inheems(1), misvormden(2), koppensneller(2), historische(2), lilliputter(2), berber(1), homo(1), zimbabwe(1), lesbisch(1), jachtwild(1), koelies(1), moslimsohe(1), moslims(2), zimbabwecultuur(1), moslimsche(1), islamieten(1), onbeschaafd(1), indo(1), boesman(1), medicijnman(1), eskimo(1), knecht(1), blank(1), page(2), zigeunermuziek(1), primitief(1), aziatische(1)</text:p>
          </table:table-cell>
          <table:table-cell table:style-name="ce3" office:value-type="string" calcext:value-type="string">
            <text:p>('bestuurstafel', 2), ('kiekje', 1), ('moskee', 12), ('zestienjarig', 2), ('schaarden', 2), ('monument', 9), ('begrafenis', 1), ('beeldhouwwerk', 2), ('bekleeden', 2), ('bezienswaardigheid', 2), ('geschenk', 7), ('heraut', 1), ('bekleden', 8), ('stadie', 1), ('vondst', 7), ('burgerij', 4), ('opgraving', 3), ('ceramiek', 2), ('culinair', 1), ('vaandel', 4), ('plaat', 11), ('model', 10), ('kapellen', 1), ('aquarel', 1), ('stakingsbeweging', 1), ('curiosum', 1), ('zesjarig', 2), ('onthulling', 1), ('schilderstuk', 1), ('foto', 9), ('souvenir', 1), ('stoet', 5), ('aanbieding', 4), ('schilderij', 9), ('album', 2), ('verzameling', 6), ('kijkje', 1), ('prent', 1), ('antiquiteit', 2), ('tentoonstellen', 1), ('verminkt', 1), ('ornaat', 1), ('photo', 2), ('kopergravure', 1), ('afbeelding', 6), ('defileeren', 1), ('teekening', 1), ('portret', 11), ('cadeau', 1), ('pastel', 1), ('rariteit', 3), ('scharen', 3), ('fotografisch', 1), ('paraderen', 1), ('bekleed', 1), ('reproductie', 1), ('proclameeren', 1), ('grafiek', 1), ('bloemenliefhebber', 1), ('kunstwerk', 2), ('collectie', 3), ('wandschildering', 2), ('plaatwerk', 1), ('gravure', 2), ('gedenksteen', 1), ('onthullen', 1), ('doop-', 1), ('kookkunst', 1), ('curiositeit', 2), ('standbeeld', 2), ('stampvol', 1), ('kleurendruk', 1), ('vijfjarig', 1), ('teekoning', 1), ('doodenakk', 1), ('groev', 1), ('geschaard', 1), ('schenker', 1)</text:p>
          </table:table-cell>
          <table:table-cell table:style-name="ce3" office:value-type="string" calcext:value-type="string">
            <text:p>bestuurstafel, kiekje, moskee, zestienjarig, schaarden, monument, begrafenis, beeldhouwwerk, bekleeden, bezienswaardigheid, geschenk, heraut, bekleden, stadie, vondst, burgerij, opgraving, ceramiek, culinair, vaandel, plaat, model, kapellen, aquarel, stakingsbeweging, curiosum, zesjarig, onthulling, schilderstuk, foto, souvenir, stoet, aanbieding, schilderij, album, verzameling, kijkje, prent, antiquiteit, tentoonstellen, verminkt, ornaat, photo, kopergravure, afbeelding, defileeren, teekening, portret, cadeau, pastel, rariteit, scharen, fotografisch, paraderen, bekleed, reproductie, proclameeren, grafiek, bloemenliefhebber, kunstwerk, collectie, wandschildering, plaatwerk, gravure, gedenksteen, onthullen, doop-, kookkunst, curiositeit, standbeeld, stampvol, kleurendruk, vijfjarig, teekoning, doodenakk, groev, geschaard, schenker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41726" calcext:value-type="float">
            <text:p>3417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.0526315789473684" calcext:value-type="float">
            <text:p>0.052631578947368</text:p>
          </table:table-cell>
          <table:table-cell table:style-name="ce3" office:value-type="float" office:value="0.978510858078414" calcext:value-type="float">
            <text:p>0.978510858078414</text:p>
          </table:table-cell>
          <table:table-cell table:style-name="ce3" office:value-type="float" office:value="0.947368421052632" calcext:value-type="float">
            <text:p>0.947368421052632</text:p>
          </table:table-cell>
          <table:table-cell table:style-name="ce3" office:value-type="float" office:value="0.0456200182027565" calcext:value-type="float">
            <text:p>0.045620018202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inlandsche(2), wild(1), gemengd(4), dwerg(1), inheems(2), kokkie(1), westers(1), marron(1), ontdekken(1), volbloed(1), berber(1), traditioneel(1), queer(1), achtergrond(1)</text:p>
          </table:table-cell>
          <table:table-cell table:style-name="ce3" office:value-type="string" calcext:value-type="string">
            <text:p>('co.', 13), ('cie.', 1), ('co-', 1), ('surinaamsch', 3), ('streur', 1), ('overzee', 2)</text:p>
          </table:table-cell>
          <table:table-cell table:style-name="ce3" office:value-type="string" calcext:value-type="string">
            <text:p>co., cie., co-, surinaamsch, streur, overzee</text:p>
          </table:table-cell>
          <table:table-cell table:style-name="ce3" table:number-columns-repeated="101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336977" calcext:value-type="float">
            <text:p>336977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0.116788321167883" calcext:value-type="float">
            <text:p>0.116788321167883</text:p>
          </table:table-cell>
          <table:table-cell table:style-name="ce3" office:value-type="float" office:value="0.98667116087537" calcext:value-type="float">
            <text:p>0.98667116087537</text:p>
          </table:table-cell>
          <table:table-cell table:style-name="ce3" office:value-type="float" office:value="0.832116788321168" calcext:value-type="float">
            <text:p>0.832116788321168</text:p>
          </table:table-cell>
          <table:table-cell table:style-name="ce3" office:value-type="float" office:value="0.0456548462807773" calcext:value-type="float">
            <text:p>0.045654846280777</text:p>
          </table:table-cell>
          <table:table-cell table:style-name="ce3" office:value-type="float" office:value="0.0510948905109489" calcext:value-type="float">
            <text:p>0.051094890510949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mulat(1), aziatisch(8), historisch(12), moslim(9), inheems(9), mesties(1), eskimoverhalen(1), marron(2), gemengd(3), bosneger(1), aziatische(2), slavenschip(1), traditionele(6), indisch(2), kokkie(1), indo-europeaan(15), inlander(2), achtergrond(5), transport(1), inheemse(2), boesman(1), afkomst(2), inheemsche(5), zigeunermuziek(1), historische(3), slaven(1), volbloed(1), exotisch(1), neger(1), gay(1), lilliputters(1), dwerggroei(5), marrons(1), onbeschaafd(1), mengras(1), muzelman(1), handicap(1), muzelman'(1), barbarlje(1), indische(3), jachtwild(1), negercultuur(1), inuit(1), stam(2), islamiet(1), indo(2), blanke(1), zwartje(1), halfbloed(1), homo(1), kaffer(1), gekleurd(1), berber(1), traditioneel(1), page(1), inheems'che(1), barbaren(1), hottentot(1)</text:p>
          </table:table-cell>
          <table:table-cell table:style-name="ce3" office:value-type="string" calcext:value-type="string">
            <text:p>('nederlandsch', 52), ('nederland', 65), ('nederlandsche', 6), ('nederlands', 14), ('nederiandsch', 2), ('nederlandsehe', 1), ('neder', 6), ('nedei', 1), ('nederlan', 1), ('neder-', 1), ('derlandsch', 1)</text:p>
          </table:table-cell>
          <table:table-cell table:style-name="ce3" office:value-type="string" calcext:value-type="string">
            <text:p>nederlandsch, nederland, nederlandsche, nederlands, nederiandsch, nederlandsehe, neder, nedei, nederlan, neder-, derlandsch</text:p>
          </table:table-cell>
          <table:table-cell table:style-name="ce3" table:number-columns-repeated="10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0825" calcext:value-type="float">
            <text:p>340825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.957822654784269" calcext:value-type="float">
            <text:p>0.957822654784269</text:p>
          </table:table-cell>
          <table:table-cell office:value-type="float" office:value="0.92" calcext:value-type="float">
            <text:p>0.92</text:p>
          </table:table-cell>
          <table:table-cell office:value-type="float" office:value="0.0500454592100896" calcext:value-type="float">
            <text:p>0.0500454592100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nheems(1), kaukasisch(1), page(1), achtergrond(2), halfbloed(1), historisch(4), homo(1), blank(2), westers(1), traditionele(1), marron(1), bediende(2), mongoolsche(1), zwartje(1), moor(1), roots(1), moslimsohe(1), gemengd(1), tovenaar(1)</text:p>
          </table:table-cell>
          <table:table-cell office:value-type="string" calcext:value-type="string">
            <text:p>('veere', 1), ('gouda', 3), ('haarlem', 5), ('oostburg', 1), ('nieuw-', 1), ('alme', 1), ('goes', 1), ('schiedam', 2), ('middelburg', 4), ('schoonhoven', 1), ('oud-', 5)</text:p>
          </table:table-cell>
          <table:table-cell office:value-type="string" calcext:value-type="string">
            <text:p>veere, gouda, haarlem, oostburg, nieuw-, alme, goes, schiedam, middelburg, schoonhoven, oud-</text:p>
          </table:table-cell>
          <table:table-cell table:number-columns-repeated="101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40010" calcext:value-type="float">
            <text:p>340010</text:p>
          </table:table-cell>
          <table:table-cell office:value-type="float" office:value="25" calcext:value-type="float">
            <text:p>25</text:p>
          </table:table-cell>
          <table:table-cell office:value-type="float" office:value="0.08" calcext:value-type="float">
            <text:p>0.08</text:p>
          </table:table-cell>
          <table:table-cell office:value-type="float" office:value="0.957822654784269" calcext:value-type="float">
            <text:p>0.957822654784269</text:p>
          </table:table-cell>
          <table:table-cell office:value-type="float" office:value="0.92" calcext:value-type="float">
            <text:p>0.92</text:p>
          </table:table-cell>
          <table:table-cell office:value-type="float" office:value="0.0500454592100896" calcext:value-type="float">
            <text:p>0.0500454592100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chtergrond(2), traditionele(5), halfbloed(1), marron(2), gemengde(1), gemengd(1), historisch(5), volbloed(1), mesties(1), homo(1), exotisch(1), primitief(1), wilde(1), indo-europeaan(1), dwerg(1)</text:p>
          </table:table-cell>
          <table:table-cell office:value-type="string" calcext:value-type="string">
            <text:p>('blaauw', 1), ('eek', 2), ('veltman', 2), ('bouman', 2), ('kroes', 1), ('vermeer', 1), ('bleys', 1), ('barendsen', 1), ('struyck', 2), ('alb', 1), ('pauw', 1), ('peereboom', 1), ('verwijs', 2), ('boelen', 1), ('gelder', 1), ('kruyff', 1), ('cornets', 1), ('schuurman', 1), ('franse', 1), ('straatman', 1)</text:p>
          </table:table-cell>
          <table:table-cell office:value-type="string" calcext:value-type="string">
            <text:p>blaauw, eek, veltman, bouman, kroes, vermeer, bleys, barendsen, struyck, alb, pauw, peereboom, verwijs, boelen, gelder, kruyff, cornets, schuurman, franse, straatman</text:p>
          </table:table-cell>
          <table:table-cell table:number-columns-repeated="10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42014" calcext:value-type="float">
            <text:p>342014</text:p>
          </table:table-cell>
          <table:table-cell office:value-type="float" office:value="48" calcext:value-type="float">
            <text:p>48</text:p>
          </table:table-cell>
          <table:table-cell office:value-type="float" office:value="0.104166666666667" calcext:value-type="float">
            <text:p>0.104166666666667</text:p>
          </table:table-cell>
          <table:table-cell office:value-type="float" office:value="0.953956115358068" calcext:value-type="float">
            <text:p>0.953956115358068</text:p>
          </table:table-cell>
          <table:table-cell office:value-type="float" office:value="0.875" calcext:value-type="float">
            <text:p>0.875</text:p>
          </table:table-cell>
          <table:table-cell office:value-type="float" office:value="0.0514351527866279" calcext:value-type="float">
            <text:p>0.051435152786628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heems(2), aboriginal(1), historisch(1), page(1), moslims(1), inlander(1), homo(1), marron(3), gekleurd(1), indo-europeaan(2), inheemsche(2), primitief(1), queer(1), roots(1), aziatisch(1), baboe(1), barbaren(1), gemengd(4), bediende(1), indische(1), afgod(1), inlandsche(1), achtergrond(4), exotisch(1), medicijnman(1), boesman(1), christelijkhistorisch'(1), kaukasisch(1), wetshistorische(1), inheems'che(1), negerslaven(1), misvormden(1), lilliputter(1), kaffer(1), tovenaar(1), moslim(1), indo(1)</text:p>
          </table:table-cell>
          <table:table-cell office:value-type="string" calcext:value-type="string">
            <text:p>('idem', 5), ('divers', 5), ('nos', 9), ('coupons', 1), ('no.', 13), ('directe', 2), ('effect', 6), ('call', 2), ('no', 1), ('nr.', 1), ('wissel', 2), ('tmet', 1), ('.vor', 1)</text:p>
          </table:table-cell>
          <table:table-cell office:value-type="string" calcext:value-type="string">
            <text:p>idem, divers, nos, coupons, no., directe, effect, call, no, nr., wissel, tmet, .vor</text:p>
          </table:table-cell>
          <table:table-cell table:number-columns-repeated="10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41381" calcext:value-type="float">
            <text:p>341381</text:p>
          </table:table-cell>
          <table:table-cell office:value-type="float" office:value="199" calcext:value-type="float">
            <text:p>199</text:p>
          </table:table-cell>
          <table:table-cell office:value-type="float" office:value="0.14070351758794" calcext:value-type="float">
            <text:p>0.14070351758794</text:p>
          </table:table-cell>
          <table:table-cell office:value-type="float" office:value="0.952785576527682" calcext:value-type="float">
            <text:p>0.952785576527682</text:p>
          </table:table-cell>
          <table:table-cell office:value-type="float" office:value="0.819095477386935" calcext:value-type="float">
            <text:p>0.819095477386935</text:p>
          </table:table-cell>
          <table:table-cell office:value-type="float" office:value="0.0527144036104969" calcext:value-type="float">
            <text:p>0.052714403610497</text:p>
          </table:table-cell>
          <table:table-cell office:value-type="float" office:value="0.0402010050251256" calcext:value-type="float">
            <text:p>0.04020100502512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heems(13), ras(2), negerslaven(2), ontdekken(3), historisch(10), aziatisch(15), gemengd(12), mongool(2), dwerggroei(9), achtergrond(8), historische(3), traditioneel(3), indo-europeaan(13), baboe(3), demooraten(1), eskimo's(2), slaaf(3), marron(6), traditionele(8), moslim(6), page(1), kokkie(3), slaven(3), historischen(1), indisch(1), lesbische(1), zigeunermuziek(1), inheemsebe(1), slavenhandel(1), baboes(1), zigeuner(1), blank(1), primitief(3), praehistorische(1), zigeunerin(1), barbaren(2), dwerg(2), moslimsche(2), mulat(2), afgod(1), zwartje(2), koelie(2), barbaar(2), mulatten(1), inheemsche(2), etniciteit(1), inlandsche(1), zigeuners(2), negerrijk(1), aziatische(2), mengras(1), handicap(1), inheemse(2), neger(1), islamiet(2), boesman(1), slavenschip(1), inuit(1), volbloedpaard(1), muzelman(1), lesbisch(1), homo(1), onbeschaafd'to(1), gemengde(1), eskimo(3), indische(1), indiaan(1), afkomst(2), inlander(1), exotisch(1), bosnegers(1), tovenaar(1), inheems'che(1), koppensneller(1)</text:p>
          </table:table-cell>
          <table:table-cell office:value-type="string" calcext:value-type="string">
            <text:p>('bepalen', 25), ('neerleggen', 4), ('rest', 17), ('voorstellen', 29), ('blechts', 1), ('tijdstip', 6), ('regeling', 19), ('resten', 1), ('vervallen', 7), ('alzoo', 6), ('gelang', 3), ('beperken', 16), ('overeenkomen', 4), ('intrekken', 1), ('behoorenen', 8), ('aanvulling', 2), ('aanvullen', 4), ('overeenkomstig', 8), ('wijziging', 8), ('artikei', 1), ('overschrijden', 1), ('circulair', 2), ('keuren', 4), ('circulaire', 3), ('adres', 9), ('afwijzen', 3), ('wijzigen', 4), ('mitsdien', 2), ('goedkeuring', 3), ('herziening', 2), ('intrekking', 2), ('verzek', 1), ('afkeuren', 2), ('wgziging', 1), ('vergroten', 1), ('huishoudelijk', 1), ('bovengenoemd', 2), ('herzien', 1), ('genoemden', 1), ('onderwerpelijk', 1), ('kennisgeving', 1)</text:p>
          </table:table-cell>
          <table:table-cell office:value-type="string" calcext:value-type="string">
            <text:p>bepalen, neerleggen, rest, voorstellen, blechts, tijdstip, regeling, resten, vervallen, alzoo, gelang, beperken, overeenkomen, intrekken, behoorenen, aanvulling, aanvullen, overeenkomstig, wijziging, artikei, overschrijden, circulair, keuren, circulaire, adres, afwijzen, wijzigen, mitsdien, goedkeuring, herziening, intrekking, verzek, afkeuren, wgziging, vergroten, huishoudelijk, bovengenoemd, herzien, genoemden, onderwerpelijk, kennisgeving</text:p>
          </table:table-cell>
          <table:table-cell table:number-columns-repeated="101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41538" calcext:value-type="float">
            <text:p>341538</text:p>
          </table:table-cell>
          <table:table-cell office:value-type="float" office:value="90" calcext:value-type="float">
            <text:p>90</text:p>
          </table:table-cell>
          <table:table-cell office:value-type="float" office:value="0.155555555555556" calcext:value-type="float">
            <text:p>0.155555555555556</text:p>
          </table:table-cell>
          <table:table-cell office:value-type="float" office:value="0.788042380529083" calcext:value-type="float">
            <text:p>0.788042380529083</text:p>
          </table:table-cell>
          <table:table-cell office:value-type="float" office:value="0.844444444444444" calcext:value-type="float">
            <text:p>0.844444444444444</text:p>
          </table:table-cell>
          <table:table-cell office:value-type="float" office:value="0.0533097039186912" calcext:value-type="float">
            <text:p>0.05330970391869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ndisch(1), muzelmannen(1), moslim(7), marron(4), mongool(1), marrons(1), indiaan(1), page(2), gekleurd(2), aziatisch(10), traditionele(5), mulat(3), historisch(3), slaven(1), inuit(2), kaukasisch(5), slavenhandel(1), primitief(1), gemengd(1), indische(1), bedienden(1), indo(4), kaffer(1), queer(1), indo-europeaan(2), achtergrond(2), exotisch(1), mesties(2), dwerg(1), afgod(2), boesman(1), zwartje(1), lesbisch(1), medicijnman(1), inlandsche(1), inheemsche(1), moslims(1), slavenschip(1), negerslaven(1), wild(1), rassen(1), moor(1), berber(1), tovenaar(1), lilliputter(1), birma(1), traditioneel(1), afkomst(1), halfbloed(1), ras(1)</text:p>
          </table:table-cell>
          <table:table-cell office:value-type="string" calcext:value-type="string">
            <text:p>('stolypin', 2), ('generaal', 28), ('gezant', 11), ('consul', 6), ('staatssecretaris', 1), ('opperbevelhebber', 5), ('afwezen', 1), ('hoogerhuis', 3), ('takahira', 2), ('mikado', 2), ('washington', 13), ('pau', 1), ('regeeringsgebouw', 1), ('amerikaanschen', 3), ('marchand', 2), ('gezantschap', 1), ('consulair', 1), ('ambassadeur', 1), ('primo', 2), ('laval', 1), ('borinage', 1), ('catroux', 1), ('kaapschen', 1), ('onder-staatssecretari', 1), ('heefte', 1), ('rivera', 1), ('russisehen', 1), ('maarschalk', 3), ('kossuth', 1), ('kondo', 1), ('staats-secretari', 1), ('britschen', 1)</text:p>
          </table:table-cell>
          <table:table-cell office:value-type="string" calcext:value-type="string">
            <text:p>stolypin, generaal, gezant, consul, staatssecretaris, opperbevelhebber, afwezen, hoogerhuis, takahira, mikado, washington, pau, regeeringsgebouw, amerikaanschen, marchand, gezantschap, consulair, ambassadeur, primo, laval, borinage, catroux, kaapschen, onder-staatssecretari, heefte, rivera, russisehen, maarschalk, kossuth, kondo, staats-secretari, britschen</text:p>
          </table:table-cell>
          <table:table-cell table:number-columns-repeated="101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41155" calcext:value-type="float">
            <text:p>341155</text:p>
          </table:table-cell>
          <table:table-cell office:value-type="float" office:value="486" calcext:value-type="float">
            <text:p>486</text:p>
          </table:table-cell>
          <table:table-cell office:value-type="float" office:value="0.160493827160494" calcext:value-type="float">
            <text:p>0.160493827160494</text:p>
          </table:table-cell>
          <table:table-cell office:value-type="float" office:value="0.911925555987124" calcext:value-type="float">
            <text:p>0.911925555987124</text:p>
          </table:table-cell>
          <table:table-cell office:value-type="float" office:value="0.800411522633745" calcext:value-type="float">
            <text:p>0.800411522633745</text:p>
          </table:table-cell>
          <table:table-cell office:value-type="float" office:value="0.0542249156284112" calcext:value-type="float">
            <text:p>0.054224915628411</text:p>
          </table:table-cell>
          <table:table-cell office:value-type="float" office:value="0.0390946502057613" calcext:value-type="float">
            <text:p>0.03909465020576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oots(1), achtergrond(30), slavenschip(2), historisch(21), moslim(28), aziatische(7), marron(14), aboriginal(1), inheemsche(2), koppensneller(2), gemengd(9), medicijnman(4), inheems(20), aziatisch(26), negerslaven(5), inuit(3), hottentot(4), westers(2), moslimscho(1), mengras(1), afkomst(3), inheemse(4), traditionele(27), traditioneel(5), ontdekken(4), hottentotten(4), indo-europeaan(27), ras(2), islamiet(6), afgod(2), blank(4), onbeschaafd(5), eskimo's(3), lilliputter(4), page(1), dwerggroei(17), zigeuner(3), bedienden(1), barbaren(4), moslims(4), pygmee(6), volbloed(1), slaven(6), gemengde(2), mulat(4), baboe(3), primitief(5), inlandsche(3), homo(4), queer(2), rassen(1), barbaar(8), wild(2), moor(5), zwartje(2), inboorlingen(1), kaffer(5), tovenaar(3), wetshistorische(1), moslimsche(2), misvormden(5), inheemsen(3), eskimo(3), slaaf(5), batavia(1), inheems'che(2), moortje(1), neger(2), zigeunermuziek(3), kokkie(2), eskimobediende(1), dwerg(1), mohemmedaan(1), koelie(5), inlander(2), indisch(1), afgodsbeeldje(1), inboorling(5), indiaansch(1), mesties(4), historischen(3), k'mesties(2), islamieten(1), historische(6), winkelknechten(1), knecht(4), stammen(1), negerrijk(1), indische(2), blanke(1), kaukasisch(2), exotische(1), halfbloed(2), muzelman(3), gekleurd(2), moslimsoh(1), mongoolse(2), volbloedpaard(1), koelies(1), mongool(2), berber(2), bediende(3), exotisch(1), negers(1), knechts(1), gekleurde(2), liitlepage(1), negercultuur(1), handicap(1), dwergen(1), negerrestaurant(1), muzelman'(1), indiaan(1), dienstknecht(1), metis(1)</text:p>
          </table:table-cell>
          <table:table-cell office:value-type="string" calcext:value-type="string">
            <text:p>('ontwikkeling', 37), ('kapitalist', 3), ('grondslag', 15), ('vertoonen', 13), ('bedreigen', 8), ('handeling', 10), ('gevaarlijk', 22), ('behouden', 16), ('gevaar', 37), ('scheppen', 22), ('vorm', 38), ('bewaren', 13), ('bedenkelijk', 6), ('nutteloos', 1), ('zorg', 20), ('verdienen', 31), ('ondervinden', 14), ('vrijwaren', 2), ('nauwkeurig', 15), ('ongemoeid', 2), ('sociaal', 19), ('ontnemen', 13), ('samenhangen', 1), ('ontplooiing', 1), ('dreigen', 18), ('euvel', 4), ('onbekend', 21), ('lukken', 18), ('wangedrag', 1), ('tegenstelling', 15), ('toevertrouwen', 5), ('weerbaarheid', 1), ('draaglijk', 2), ('straffeloos', 1), ('passen', 17), ('samenhang', 6), ('minderwaardig', 3), ('pogen', 10), ('moeilijken', 2), ('willekeur', 4), ('verspillen', 1), ('schaadt', 1), ('onherstelbaar', 1), ('vaarlijk', 1), ('ongeschonden', 1), ('uitlopen', 2), ('verstok', 1), ('beheerschend', 1), ('presteren', 3), ('voortgaan', 5), ('beschermen', 6), ('volbrengen', 4), ('voortkomen', 7), ('vergen', 3), ('verhouden', 1), ('voortkom', 1), ('ontwik', 1), ('specifiek', 6), ('bestendig', 4), ('ingewikkeld', 3), ('beteugelen', 2), ('groeperen', 1), ('aanvatten', 1), ('hinderlijk', 2), ('wantoestand', 1), ('prijsgeven', 1), ('tegenovergestelde', 1), ('exces', 1), ('nuttelooz', 1), ('keling', 1), ('onzekerheid', 1), ('bestel', 2), ('beveiligen', 1), ('onontkoombaar', 1), ('prestatie', 1), ('samenloop', 1), ('verrichting', 1), ('stadium', 1), ('versteviging', 1), ('achterstelling', 2), ('wikkeling', 1), ('tegenovergesteld', 1), ('negatief', 1), ('nasleep', 1), ('demoraliseren', 1), ('bevoorrecht', 1), ('gevaariyk', 1)</text:p>
          </table:table-cell>
          <table:table-cell office:value-type="string" calcext:value-type="string">
            <text:p>ontwikkeling, kapitalist, grondslag, vertoonen, bedreigen, handeling, gevaarlijk, behouden, gevaar, scheppen, vorm, bewaren, bedenkelijk, nutteloos, zorg, verdienen, ondervinden, vrijwaren, nauwkeurig, ongemoeid, sociaal, ontnemen, samenhangen, ontplooiing, dreigen, euvel, onbekend, lukken, wangedrag, tegenstelling, toevertrouwen, weerbaarheid, draaglijk, straffeloos, passen, samenhang, minderwaardig, pogen, moeilijken, willekeur, verspillen, schaadt, onherstelbaar, vaarlijk, ongeschonden, uitlopen, verstok, beheerschend, presteren, voortgaan, beschermen, volbrengen, voortkomen, vergen, verhouden, voortkom, ontwik, specifiek, bestendig, ingewikkeld, beteugelen, groeperen, aanvatten, hinderlijk, wantoestand, prijsgeven, tegenovergestelde, exces, nuttelooz, keling, onzekerheid, bestel, beveiligen, onontkoombaar, prestatie, samenloop, verrichting, stadium, versteviging, achterstelling, wikkeling, tegenovergesteld, negatief, nasleep, demoraliseren, bevoorrecht, gevaariyk</text:p>
          </table:table-cell>
          <table:table-cell table:number-columns-repeated="10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41039" calcext:value-type="float">
            <text:p>341039</text:p>
          </table:table-cell>
          <table:table-cell office:value-type="float" office:value="69" calcext:value-type="float">
            <text:p>69</text:p>
          </table:table-cell>
          <table:table-cell office:value-type="float" office:value="0.101449275362319" calcext:value-type="float">
            <text:p>0.101449275362319</text:p>
          </table:table-cell>
          <table:table-cell office:value-type="float" office:value="0.978607124311025" calcext:value-type="float">
            <text:p>0.978607124311025</text:p>
          </table:table-cell>
          <table:table-cell office:value-type="float" office:value="0.855072463768116" calcext:value-type="float">
            <text:p>0.855072463768116</text:p>
          </table:table-cell>
          <table:table-cell office:value-type="float" office:value="0.0548927875785745" calcext:value-type="float">
            <text:p>0.054892787578575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arron(5), inheems(6), exotische(1), historisch(5), rassen(1), aziatisch(6), indo(1), barbaren(1), berberoorlog(1), metis(3), koppensnellers(2), afgod(1), halfbloed(4), berber(4), gekleurd(1), volbloed(1), westers(2), koelie(2), gemengde(1), lilliputter(1), mengras(1), homo(2), stam(1), gemengd(1), moslim(4), mongool(1), birma(1), barbaar(1), indisch(2), kaukasisch(1), ras(1), indische(1), roots(1), dwerggroei(1), primitief(1)</text:p>
          </table:table-cell>
          <table:table-cell office:value-type="string" calcext:value-type="string">
            <text:p>('londen', 27), ('mam', 2), ('bombay', 3), ('andes', 1), ('port', 5), ('miil', 1), ('banana', 1), ('east', 4), ('lond', 2), ('aep', 2), ('ciroa', 1), ('khiva', 1), ('atal', 1), ('tara', 1), ('calcutta', 7), ('sydney', 2), ('marseilla', 1), ('oro', 1), ('buenos-ayres', 1), ('lizard', 1), ('montevideo', 1), ('burgerdijk', 1), ('labore', 1), ('buenos-aires', 1), ('london', 2), ('dover', 1), ('akyab', 1)</text:p>
          </table:table-cell>
          <table:table-cell office:value-type="string" calcext:value-type="string">
            <text:p>londen, mam, bombay, andes, port, miil, banana, east, lond, aep, ciroa, khiva, atal, tara, calcutta, sydney, marseilla, oro, buenos-ayres, lizard, montevideo, burgerdijk, labore, buenos-aires, london, dover, akyab</text:p>
          </table:table-cell>
          <table:table-cell table:number-columns-repeated="101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41460" calcext:value-type="float">
            <text:p>341460</text:p>
          </table:table-cell>
          <table:table-cell office:value-type="float" office:value="416" calcext:value-type="float">
            <text:p>416</text:p>
          </table:table-cell>
          <table:table-cell office:value-type="float" office:value="0.161057692307692" calcext:value-type="float">
            <text:p>0.161057692307692</text:p>
          </table:table-cell>
          <table:table-cell office:value-type="float" office:value="0.890303930538877" calcext:value-type="float">
            <text:p>0.890303930538877</text:p>
          </table:table-cell>
          <table:table-cell office:value-type="float" office:value="0.802884615384615" calcext:value-type="float">
            <text:p>0.802884615384615</text:p>
          </table:table-cell>
          <table:table-cell office:value-type="float" office:value="0.0549387988701552" calcext:value-type="float">
            <text:p>0.054938798870155</text:p>
          </table:table-cell>
          <table:table-cell office:value-type="float" office:value="0.0360576923076923" calcext:value-type="float">
            <text:p>0.03605769230769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aziatisch(26), achtergrond(26), zwartje(2), indo-europeaan(29), grootst(1), moslim(24), traditionele(18), inheemsche(6), dwerggroei(23), gemengd(9), eskimo's(2), dwerg(5), afgod(4), inheems(20), primitief(5), westers(1), moslimscho(1), mengras(1), boesman(1), historisch(17), inuit(1), ras(2), islamiet(8), knecht(2), page(1), koelie(5), lesbisch(2), zigeuner(3), volbloed(4), kaukasisch(3), slaaf(4), galeislaven(1), exotisch(3), indo(5), homogeen(1), marron(9), pygmee(2), gemengde(2), indo-europeaans(1), mulat(3), moslims(2), historische(6), queer(1), neger(2), barbaar(2), traditioneel(5), berber(2), slavenschip(3), homo(2), negerslaven(3), bosnegers(1), volksstam(1), barbaar'sche(1), barbaren(4), slaven'(1), inboorling(2), eskimobediende(1), afkomst(2), berberoorlog(1), inboorlingen(2), stamgenooten(1), inheemschen(3), kaffers(1), moordenaar(1), tovenaar(3), muzelmansche(1), inlandsche(5), exotische(1), aziatische(5), inheemse(5), koppensneller(1), stam(1), mesties(2), wilden(1), misvormden(2), koelied(1), blank(3), wild(2), k'mesties(2), mongool(1), winkelknechten(1), ontdekken(2), gekleurd(2), muzelman(2), slaven(4), inlander(3), indische(2), onbeschaafd(2), handicap(3), roots(1), volbloedpaard(1), zigeunermuziek(1), barbaarsche(1), eskimo(2), zigeunerin(1), inheemsch(1), lilliputters(1), birma(1), indo's(1), inheems'che(2), lilliputter(1), indisch(1), medicijnman(1), aziatischen(1), baboe(1), gay(1), indonesi(1), negercultuur(1), mulatten(1), handicapper(1), bedienden(1), mongoolse(1), dwergen(1)</text:p>
          </table:table-cell>
          <table:table-cell office:value-type="string" calcext:value-type="string">
            <text:p>('maatregel', 33), ('geval', 100), ('factor', 13), ('invloed', 42), ('uitoefenen', 15), ('onvoldoende', 4), ('materieel', 5), ('doorvoeren', 3), ('belang', 58), ('rechtmatig', 4), ('voorkeur', 12), ('weigeren', 21), ('doelmatig', 2), ('inlichtingendienst', 2), ('ongeschikt', 4), ('uitschakelen', 2), ('onderhevig', 3), ('rangschikken', 2), ('kasjroeth', 1), ('familierecht', 2), ('gebrekkig', 5), ('paren', 9), ('commercieel', 3), ('deugdelijk', 2), ('steun', 12), ('oorlogstoestand', 3), ('gelijkstelling', 2), ('toekomen', 5), ('omvatten', 11), ('tijdsomstandigheid', 3), ('privaatrecht', 1), ('rechtsplicht', 1), ('opleveren', 9), ('onderdoen', 1), ('vergemakkelijken', 2), ('onontbeerlijk', 2), ('omschrijving', 3), ('onderdeel', 8), ('vermelding', 5), ('doeltreffend', 4), ('sanctie', 2), ('bruikbaar', 4), ('nadoen', 1), ('bemoeiing', 3), ('nadeel', 7), ('afdoend', 3), ('aandaoht', 1), ('rechtstreekschen', 1), ('aanduiding', 1), ('belangen', 2), ('rechtsbedeeling', 2), ('rechtspraak', 2), ('materie', 1), ('bestuursinrichting', 2), ('bestendigen', 2), ('onbelemmerd', 1), ('huwelijksrecht', 1), ('successievelijk', 1), ('belemmering', 3), ('inroeping', 1), ('perspectief', 1), ('vestigd', 1), ('aankloppen', 1), ('mutatis', 1), ('invlood', 1), ('scheepvaartregeling', 1), ('uiteenlopen', 1), ('rationeel', 1), ('aanpassen', 1), ('baseren', 1), ('stani', 1), ('leerplicht', 1), ('vergemakkelijking', 1), ('regionaal', 1), ('rechtelijk', 1), ('bewerkstelligen', 1), ('onderdeelen', 1), ('leemte', 1), ('neerkom', 1)</text:p>
          </table:table-cell>
          <table:table-cell office:value-type="string" calcext:value-type="string">
            <text:p>maatregel, geval, factor, invloed, uitoefenen, onvoldoende, materieel, doorvoeren, belang, rechtmatig, voorkeur, weigeren, doelmatig, inlichtingendienst, ongeschikt, uitschakelen, onderhevig, rangschikken, kasjroeth, familierecht, gebrekkig, paren, commercieel, deugdelijk, steun, oorlogstoestand, gelijkstelling, toekomen, omvatten, tijdsomstandigheid, privaatrecht, rechtsplicht, opleveren, onderdoen, vergemakkelijken, onontbeerlijk, omschrijving, onderdeel, vermelding, doeltreffend, sanctie, bruikbaar, nadoen, bemoeiing, nadeel, afdoend, aandaoht, rechtstreekschen, aanduiding, belangen, rechtsbedeeling, rechtspraak, materie, bestuursinrichting, bestendigen, onbelemmerd, huwelijksrecht, successievelijk, belemmering, inroeping, perspectief, vestigd, aankloppen, mutatis, invlood, scheepvaartregeling, uiteenlopen, rationeel, aanpassen, baseren, stani, leerplicht, vergemakkelijking, regionaal, rechtelijk, bewerkstelligen, onderdeelen, leemte, neerkom</text:p>
          </table:table-cell>
          <table:table-cell table:number-columns-repeated="101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1453" calcext:value-type="float">
            <text:p>341453</text:p>
          </table:table-cell>
          <table:table-cell office:value-type="float" office:value="527" calcext:value-type="float">
            <text:p>527</text:p>
          </table:table-cell>
          <table:table-cell office:value-type="float" office:value="0.155597722960152" calcext:value-type="float">
            <text:p>0.155597722960152</text:p>
          </table:table-cell>
          <table:table-cell office:value-type="float" office:value="0.956102328246528" calcext:value-type="float">
            <text:p>0.956102328246528</text:p>
          </table:table-cell>
          <table:table-cell office:value-type="float" office:value="0.798861480075901" calcext:value-type="float">
            <text:p>0.798861480075901</text:p>
          </table:table-cell>
          <table:table-cell office:value-type="float" office:value="0.0559558425080794" calcext:value-type="float">
            <text:p>0.055955842508079</text:p>
          </table:table-cell>
          <table:table-cell office:value-type="float" office:value="0.0455407969639469" calcext:value-type="float">
            <text:p>0.04554079696394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ziatisch(27), achtergrond(34), metis(2), moslim(29), traditionele(34), aziatische(8), historisch(29), boesmanbanelen(1), aboriginal(2), marron(11), eskimo's(3), bediende(3), inheems(21), indo-europeaan(27), koelies(2), westers(1), bediendepmijnneer(1), moslimscho(1), mengras(3), afkomst(6), mongool(6), aapman(2), gemengd(20), inuit(1), slaven(7), zigeuners(1), praehistorische(1), page(1), lesbisch(1), mulat(3), bedienden(2), barbaren(8), kaffer(4), moslims(5), zwartje(3), pygmee(11), christelijkhistorischen(1), exotisch(6), zigeuner(3), gemengde(2), jakarta(1), westerse(1), indo-europeaans(1), historische(8), baboe(2), inlander(4), primitief(5), negerrijk(1), zimbabwecultuur(1), inlandsche(5), inheemsche(3), marron'(2), homo(4), ontdekken(5), indo(2), rassen(1), barbaar(4), neger(6), slavenschip(3), blanke(2), inboorlingen(2), koelie(2), wilde(2), inheemsen(2), misvormden(2), onbeschaafdheid(1), slaaf(6), batavia(1), inheems'che(3), dwerg(3), afgod(6), knecht(3), barbaar'sche(1), inheemschen(3), inlanders(2), muzelman(3), inheemsebe(1), berberoorlog(1), onbeschaafd(1), mesties(4), lilliputters(3), kaukasisch(3), halfbloed(3), inheemse(5), lilliputter(1), indiaansch(1), negers(2), moor(5), stam(1), ras(1), koelied(1), negerslaven(5), afgodendienst(1), moslimsche(3), kokkie(3), hottentot(2), berbers(1), islamiet(3), kaffers(1), medicijnman(4), indiaan(3), historischen(1), hottentotten(1), dwerggroei(1), inboorling(1), boesman(2), volbloed(1), gekleurd(4), indischen(1), moslimsohe(1), roots(1), volbloedpaard(1), eskimo(1), indo's(1), traditioneel(1), blank(1), wild(2), koppensneller(2), gekleurde(1), indonesi(1), mulatten(1), dienstknecht(1), handicapper(1), handicap(1), stamgenoot(1), meesterknecht(1), berber(1)</text:p>
          </table:table-cell>
          <table:table-cell office:value-type="string" calcext:value-type="string">
            <text:p>('voorgrond', 14), ('doordringen', 11), ('karakter', 37), ('gedachtengang', 4), ('ervaring', 12), ('uitdrukken', 7), ('ontvoogding', 1), ('moeite', 21), ('gelukken', 18), ('wedijver', 2), ('gedrag', 4), ('toezien', 2), ('offer', 6), ('jarenlang', 9), ('subjectief', 1), ('cultureel', 7), ('aanprijzen', 2), ('vervullen', 20), ('warring', 1), ('streng', 14), ('achteruitzetten', 1), ('medewerking', 17), ('ondergang', 6), ('kortwieken', 1), ('tonen', 35), ('ondervinding', 7), ('elders', 21), ('opdoen', 5), ('hardnekkig', 6), ('opoffering', 3), ('taak', 33), ('scherper', 3), ('besef', 5), ('prestig', 2), ('afschuwelijkheid', 1), ('onverschilligheid', 1), ('indolentie', 2), ('maatschappelijk', 13), ('alzijdig', 1), ('tevergeefs', 5), ('getuigen', 16), ('voorbijzi', 2), ('kern', 9), ('bewustwording', 1), ('individu', 10), ('aanrand', 1), ('beproeven', 8), ('daad', 19), ('misbruiken', 1), ('boventoon', 1), ('waken', 7), ('vergeefs', 6), ('zedelijk', 11), ('ontwikkelingsgang', 3), ('aansporen', 3), ('emancipatie', 3), ('aansporing', 3), ('ontwikkelingsproces', 1), ('onnut', 1), ('schrikbeeld', 1), ('aanmoedigen', 2), ('behoeden', 2), ('catastrophe', 1), ('uitspatting', 1), ('gewelddadig', 2), ('onzalig', 3), ('beleedigen', 2), ('wrijving', 2), ('mentaliteit', 5), ('klove', 1), ('onvruchtbaar', 1), ('prikkel', 1), ('breidel', 1), ('dreigend', 2), ('vervulling', 5), ('ontzien', 3), ('universeel', 2), ('machteloos', 4), ('geruststelling', 1), ('begaan', 11), ('geprononceerd', 1), ('ligheid', 1), ('onhandigheid', 1), ('lauwheid', 2), ('miskenning', 1), ('intellectueel', 3), ('zorgvuldig', 4), ('diepgaan', 1), ('slordigheid', 1), ('discretie', 3), ('verblinding', 1), ('onbekwaamheid', 1), ('geleding', 2), ('nauwgezet', 2), ('vruchteloos', 1), ('teekent', 5), ('knoeien', 1), ('samenleving', 5), ('ergerlijk', 3), ('evolutie', 1), ('naijver', 1), ('vermorsen', 1), ('vooruitzien', 1), ('bijzoader', 1), ('gemeenschapsleven', 1), ('cultureeel', 1), ('onkunen', 1), ('interpreteren', 1), ('ondermijning', 1), ('saamhoorigheid', 1), ('onvolkomenheid', 1), ('tucht', 2), ('ongerustheid', 1), ('verweren', 5), ('drijfveer', 1), ('fataal', 1), ('nonchalance', 1), ('onmisbar', 1), ('saamhorigheid', 1), ('omlijnen', 4), ('onwetendheid', 2), ('overstelpen', 2), ('uitbuiting', 1), ('bescherm', 2), ('overheersen', 1), ('gewetensvol', 1), ('wisselwerking', 2), ('tekortkoming', 2), ('starheid', 1), ('betrachting', 1), ('rakter', 2), ('onrechtvaardigheid', 2), ('minutieus', 1), ('getroosten', 1), ('ontaarden', 2), ('langjarig', 2), ('gemeenschapszin', 1), ('philantropie', 2), ('kwijten', 1), ('duchten', 1), ('opoffer', 1), ('goedmaken', 1), ('verdwazing', 1), ('maatschappelyk', 1), ('overladen', 1), ('overschatting', 1), ('bevoorrechten', 1), ('veronachtzaming', 1), ('diepgaand', 1), ('verwaarloozen', 1), ('uitbuiten', 1), ('gevaarvol', 1), ('zwang', 1), ('aftakeling', 1), ('oorlogen', 1), ('geestesgesteldheid', 1), ('onpartijdigheid', 1), ('overhaast', 1)</text:p>
          </table:table-cell>
          <table:table-cell office:value-type="string" calcext:value-type="string">
            <text:p>voorgrond, doordringen, karakter, gedachtengang, ervaring, uitdrukken, ontvoogding, moeite, gelukken, wedijver, gedrag, toezien, offer, jarenlang, subjectief, cultureel, aanprijzen, vervullen, warring, streng, achteruitzetten, medewerking, ondergang, kortwieken, tonen, ondervinding, elders, opdoen, hardnekkig, opoffering, taak, scherper, besef, prestig, afschuwelijkheid, onverschilligheid, indolentie, maatschappelijk, alzijdig, tevergeefs, getuigen, voorbijzi, kern, bewustwording, individu, aanrand, beproeven, daad, misbruiken, boventoon, waken, vergeefs, zedelijk, ontwikkelingsgang, aansporen, emancipatie, aansporing, ontwikkelingsproces, onnut, schrikbeeld, aanmoedigen, behoeden, catastrophe, uitspatting, gewelddadig, onzalig, beleedigen, wrijving, mentaliteit, klove, onvruchtbaar, prikkel, breidel, dreigend, vervulling, ontzien, universeel, machteloos, geruststelling, begaan, geprononceerd, ligheid, onhandigheid, lauwheid, miskenning, intellectueel, zorgvuldig, diepgaan, slordigheid, discretie, verblinding, onbekwaamheid, geleding, nauwgezet, vruchteloos, teekent, knoeien, samenleving, ergerlijk, evolutie, naijver, vermorsen, vooruitzien, bijzoader, gemeenschapsleven, cultureeel, onkunen, interpreteren, ondermijning, saamhoorigheid, onvolkomenheid, tucht, ongerustheid, verweren, drijfveer, fataal, nonchalance, onmisbar, saamhorigheid, omlijnen, onwetendheid, overstelpen, uitbuiting, bescherm, overheersen, gewetensvol, wisselwerking, tekortkoming, starheid, betrachting, rakter, onrechtvaardigheid, minutieus, getroosten, ontaarden, langjarig, gemeenschapszin, philantropie, kwijten, duchten, opoffer, goedmaken, verdwazing, maatschappelyk, overladen, overschatting, bevoorrechten, veronachtzaming, diepgaand, verwaarloozen, uitbuiten, gevaarvol, zwang, aftakeling, oorlogen, geestesgesteldheid, onpartijdigheid, overhaast</text:p>
          </table:table-cell>
          <table:table-cell table:number-columns-repeated="101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2" calcext:value-type="float">
            <text:p>338002</text:p>
          </table:table-cell>
          <table:table-cell office:value-type="float" office:value="18" calcext:value-type="float">
            <text:p>18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973697500707973" calcext:value-type="float">
            <text:p>0.97369750070797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0566670153412203" calcext:value-type="float">
            <text:p>0.0566670153412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storisch(1), traditionele(2), mengras(1), wetshistorische(1), lilliputter(1), marron(2), indo-europeaan(2), westers(1), moslims(1), moslim(2), boesman(1), historische(1), handicapper(1), baboe(1)</text:p>
          </table:table-cell>
          <table:table-cell office:value-type="string" calcext:value-type="string">
            <text:p>('laisser', 1), ('ont', 6), ('plus', 3), ('loi', 1), ('par', 4), ('tonne', 1), ('sous', 1), ('cas', 1)</text:p>
          </table:table-cell>
          <table:table-cell office:value-type="string" calcext:value-type="string">
            <text:p>laisser, ont, plus, loi, par, tonne, sous, cas</text:p>
          </table:table-cell>
          <table:table-cell table:number-columns-repeated="101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41352" calcext:value-type="float">
            <text:p>341352</text:p>
          </table:table-cell>
          <table:table-cell office:value-type="float" office:value="18" calcext:value-type="float">
            <text:p>18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0.973697500707973" calcext:value-type="float">
            <text:p>0.973697500707973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0566670153412203" calcext:value-type="float">
            <text:p>0.056667015341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ziatisch(2), page(1), medicijnman(1), aboriginal(3), marron(1), inheems(2), gemengd(2), bosneger(1), metis'(1), kaukasisch(1), traditionele(1), moslim(1), historisch(1)</text:p>
          </table:table-cell>
          <table:table-cell office:value-type="string" calcext:value-type="string">
            <text:p>('e-h', 1), ('baf', 1), ('t^.', 1), ('fret', 1), ('it.', 5), ('tih', 1), ('rior', 1), ('moesl', 2), ('an.l', 1), ('spec', 1), ('jla', 1), ('uev', 1), ('ij.', 1)</text:p>
          </table:table-cell>
          <table:table-cell office:value-type="string" calcext:value-type="string">
            <text:p>e-h, baf, t^., fret, it., tih, rior, moesl, an.l, spec, jla, uev, ij.</text:p>
          </table:table-cell>
          <table:table-cell table:number-columns-repeated="101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39858" calcext:value-type="float">
            <text:p>339858</text:p>
          </table:table-cell>
          <table:table-cell office:value-type="float" office:value="198" calcext:value-type="float">
            <text:p>198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967061947285706" calcext:value-type="float">
            <text:p>0.967061947285706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0567918061721636" calcext:value-type="float">
            <text:p>0.056791806172164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oots(3), aziatisch(8), dwerggroei(7), achtergrond(11), indo-europeaan(6), slavenschip(1), kaffers(1), indisch(1), negerslaven(2), slaaf(4), primitief(2), mongool(4), inlander(1), misvormden(1), gemengd(12), traditionele(10), onbeschaafd(5), aapman(1), rassenhaat(1), eskimo's(2), neger(2), barbaar(3), afgod(1), afgodendienst(1), inuit(1), kokkie(3), inheems'che(1), homo(3), slaven'(1), bediende(3), inheems(4), indone(1), medicijnman(3), moslim(12), pygmee(5), ontdekken(3), liitlepage(1), muzelman(1), indische(1), historisch(4), hottentot(2), islamiet(1), historische(4), berbers(1), wilde(2), lilliputters(1), volbloed(1), aziatische(2), mesties(2), koppensneller(3), dwerg(2), etniciteit(1), zigeunermuziek(1), negercultuur(1), mengras(1), handicap(1), kaffer(1), moslimsoh(1), marron(2), mulat(1), halfbloed(2), koelie(2), inlandsche(1), indiaan(2), queer(1), baboe(2), kaukasisch(2), moslimsche(2), bataviasche(1), aboriginal(2), indo(2), wild(1), lesbisch(1), blank(1), blanke(1), zwartje(1), traditioneel(2), barbaren(1), knechts(1), ras(1), inboorling(1)</text:p>
          </table:table-cell>
          <table:table-cell office:value-type="string" calcext:value-type="string">
            <text:p>('gezond', 11), ('onderdrukken', 11), ('opvallen', 8), ('volmaakt', 3), ('moordenaar', 10), ('levend', 18), ('hard', 32), ('lichamelijk', 10), ('afschuwelijk', 7), ('oneindig', 4), ('hoogtepunt', 3), ('heftig', 6), ('twisten', 4), ('vlijtig', 3), ('kunstmiddel', 1), ('gedrong', 5), ('menschelijk', 16), ('rijzen', 13), ('nauwernood', 1), ('vinnig', 1), ('opschudding', 2), ('ijverig', 6), ('vreeselijker', 1), ('manifesteren', 2), ('ellendig', 11), ('psychologisch', 4), ('hoedanigheid', 2), ('raadselachtig', 1), ('zelfmoorden', 1), ('fabelachtig', 1), ('verwinnen', 2), ('yverig', 1), ('wrang', 1), ('hongerlijder', 1), ('onbewegelijkheid', 1), ('onbegrensd', 2), ('gevoeligheid', 2), ('verontrust', 1), ('allertreurigst', 1), ('opwinding', 1), ('scheppend', 1)</text:p>
          </table:table-cell>
          <table:table-cell office:value-type="string" calcext:value-type="string">
            <text:p>gezond, onderdrukken, opvallen, volmaakt, moordenaar, levend, hard, lichamelijk, afschuwelijk, oneindig, hoogtepunt, heftig, twisten, vlijtig, kunstmiddel, gedrong, menschelijk, rijzen, nauwernood, vinnig, opschudding, ijverig, vreeselijker, manifesteren, ellendig, psychologisch, hoedanigheid, raadselachtig, zelfmoorden, fabelachtig, verwinnen, yverig, wrang, hongerlijder, onbewegelijkheid, onbegrensd, gevoeligheid, verontrust, allertreurigst, opwinding, scheppend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1673" calcext:value-type="float">
            <text:p>341673</text:p>
          </table:table-cell>
          <table:table-cell office:value-type="float" office:value="193" calcext:value-type="float">
            <text:p>193</text:p>
          </table:table-cell>
          <table:table-cell office:value-type="float" office:value="0.160621761658031" calcext:value-type="float">
            <text:p>0.160621761658031</text:p>
          </table:table-cell>
          <table:table-cell office:value-type="float" office:value="0.814200565246625" calcext:value-type="float">
            <text:p>0.814200565246625</text:p>
          </table:table-cell>
          <table:table-cell office:value-type="float" office:value="0.818652849740933" calcext:value-type="float">
            <text:p>0.818652849740933</text:p>
          </table:table-cell>
          <table:table-cell office:value-type="float" office:value="0.0575278646486451" calcext:value-type="float">
            <text:p>0.057527864648645</text:p>
          </table:table-cell>
          <table:table-cell office:value-type="float" office:value="0.0207253886010363" calcext:value-type="float">
            <text:p>0.0207253886010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ndisch(1), inheemse(1), volksstam(1), aziatisch(36), metis(1), slavenschip(1), blank(2), moslims(2), inheemsche(3), historisch(7), kaukasisch(7), gemengd(3), baboe(2), zigeunerbende(1), inheems(7), slaven(2), inboorling(2), exotisch(2), moslim(11), traditionele(6), barbaar(4), zigeunermuziek(1), kokkie(1), ras(1), mulat(1), islamiet(2), afgod(1), indo-europeaan(4), inheemschen(2), afkomst(2), onbeschaafd(1), indone(1), negercultuur(2), inlandsche(4), marron(3), zigeuner(3), inlander(1), indische(1), afstammelingen(1), dwerg(1), moslimsche(2), kaffers(1), indo(4), kaffer(1), berbers(1), volbloed(1), moslimcultuur(1), aziatische(7), gekleurd(1), mesties(1), achtergrond(6), muzelman(1), hottentottenstam(1), page(1), mongool(1), lilliputter(1), berber(3), mengras(1), zimbabwe(1), grootste(1), moslimsohe(1), eskimo's(1), historische(1), afgodendienst(1), blanke(1), stam(1), volbloedpaard(1), mongoolse(1), koelie(1), traditioneel(1), tovenaar(1), negerslaven(1), inuit(1), barbaren(2), inheemsen(2), bediende(1), negers(1), barbaarschheid(1), dwerggroei(1)</text:p>
          </table:table-cell>
          <table:table-cell office:value-type="string" calcext:value-type="string">
            <text:p>('rus-', 1), ('russisch', 33), ('turksch', 22), ('brits', 4), ('oostenrijksch', 2), ('italiaansch', 15), ('estland', 2), ('finsch', 3), ('grieksch', 7), ('perzisch', 5), ('kolonie', 42), ('britsch', 19), ('egyptisch', 11), ('porte', 3), ('russische', 1), ('ottomaansch', 1), ('petrograd', 2), ('britsche', 1), ('dominions', 1), ('warschau', 1), ('lerland', 6), ('italiaans', 3), ('turk', 4), ('imperiaal', 3), ('sofia', 3), ('tsjech', 1), ('itallaansch', 1), ('turksche', 1), ('polen', 4), ('ierland', 1), ('merie', 1), ('sisch', 1), ('arisch', 1), ('pruisisch', 2), ('italiaanschc', 1), ('italiaansehe', 1), ('hongaarsch', 1), ('lersch', 1), ('oekrajiensch', 1), ('poolsch', 2), ('moscou', 2), ('briisch', 1), ('litauen', 1), ('vaalsch', 1), ('hongaarsche', 1), ('britscha', 1)</text:p>
          </table:table-cell>
          <table:table-cell office:value-type="string" calcext:value-type="string">
            <text:p>rus-, russisch, turksch, brits, oostenrijksch, italiaansch, estland, finsch, grieksch, perzisch, kolonie, britsch, egyptisch, porte, russische, ottomaansch, petrograd, britsche, dominions, warschau, lerland, italiaans, turk, imperiaal, sofia, tsjech, itallaansch, turksche, polen, ierland, merie, sisch, arisch, pruisisch, italiaanschc, italiaansehe, hongaarsch, lersch, oekrajiensch, poolsch, moscou, briisch, litauen, vaalsch, hongaarsche, britscha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41060" calcext:value-type="float">
            <text:p>341060</text:p>
          </table:table-cell>
          <table:table-cell office:value-type="float" office:value="63" calcext:value-type="float">
            <text:p>63</text:p>
          </table:table-cell>
          <table:table-cell office:value-type="float" office:value="0.126984126984127" calcext:value-type="float">
            <text:p>0.126984126984127</text:p>
          </table:table-cell>
          <table:table-cell office:value-type="float" office:value="0.910717099548193" calcext:value-type="float">
            <text:p>0.910717099548193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0600844901118858" calcext:value-type="float">
            <text:p>0.060084490111886</text:p>
          </table:table-cell>
          <table:table-cell office:value-type="float" office:value="0.0158730158730159" calcext:value-type="float">
            <text:p>0.015873015873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oots(1), inheems(4), gemengd(8), exotische(1), indo-europeaan(1), traditionele(3), inheems'che(2), negerslaven(1), historisch(2), inheemsche(1), zigeunermuziek(1), achtergrond(5), kwinti(1), kokkie(2), koelie(1), gekleurde(1), moor(1), berber(1), barbaren(2), aziatisch(3), inlander(1), slavenschip(1), marron(2), zigeuner(1), lesbisch(1), moslim(2), inheemse(1), historische(1), dwerggroei(1), slaaf(1), traditioneel(1), negers(1), dwerg(1), wetshistorische(1), blank(1), ontdekken(1), mulat(1), lilliputter(1), hottentotten(1)</text:p>
          </table:table-cell>
          <table:table-cell office:value-type="string" calcext:value-type="string">
            <text:p>('-van', 3), ('vah', 3), ('agens', 1), ('vanj', 1), ('yan', 20), ('va.n', 1), ('vari', 4), ('warea', 2), ('vam', 3), ('.van', 6), ('dein', 2), ('vaij', 1), ('vanen', 1), ('onver', 1), ('jvan', 1), ('vanden', 3), ('beatond', 1), ('ivan', 1), ('vian', 1), ('van-', 1), ('ag', 2), ('|van', 2), ('dubbelen', 1), ('inden', 1), ('bleof', 1)</text:p>
          </table:table-cell>
          <table:table-cell office:value-type="string" calcext:value-type="string">
            <text:p>-van, vah, agens, vanj, yan, va.n, vari, warea, vam, .van, dein, vaij, vanen, onver, jvan, vanden, beatond, ivan, vian, van-, ag, |van, dubbelen, inden, bleof</text:p>
          </table:table-cell>
          <table:table-cell table:number-columns-repeated="101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40811" calcext:value-type="float">
            <text:p>340811</text:p>
          </table:table-cell>
          <table:table-cell office:value-type="float" office:value="30" calcext:value-type="float">
            <text:p>30</text:p>
          </table:table-cell>
          <table:table-cell office:value-type="float" office:value="0.1" calcext:value-type="float">
            <text:p>0.1</text:p>
          </table:table-cell>
          <table:table-cell office:value-type="float" office:value="0.931271596830611" calcext:value-type="float">
            <text:p>0.931271596830611</text:p>
          </table:table-cell>
          <table:table-cell office:value-type="float" office:value="0.9" calcext:value-type="float">
            <text:p>0.9</text:p>
          </table:table-cell>
          <table:table-cell office:value-type="float" office:value="0.0602612476769458" calcext:value-type="float">
            <text:p>0.0602612476769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chtergrond(5), aziatisch(2), aziatische(2), indo-europeaan(3), historisch(1), jakarta(1), moor(1), inheems(3), moslim(1), zwartje(1), knecht(1), negerin(1), mongoolse(1), stam(1), gemengd(1), kaukasisch(1), onbeschaafd(1), inheemse(1), wild(1), zigeuner(1)</text:p>
          </table:table-cell>
          <table:table-cell office:value-type="string" calcext:value-type="string">
            <text:p>('drukkerij', 2), ('plein', 7), ('abri', 1), ('werkplaats', 3), ('fabriek', 10), ('staatsspoorwegen', 2), ('banketbakkerij', 1), ('politiebureau', 1), ('kapperszaak', 1), ('magazijn', 1), ('brouwerij', 1)</text:p>
          </table:table-cell>
          <table:table-cell office:value-type="string" calcext:value-type="string">
            <text:p>drukkerij, plein, abri, werkplaats, fabriek, staatsspoorwegen, banketbakkerij, politiebureau, kapperszaak, magazijn, brouwerij</text:p>
          </table:table-cell>
          <table:table-cell table:number-columns-repeated="10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40099" calcext:value-type="float">
            <text:p>340099</text:p>
          </table:table-cell>
          <table:table-cell office:value-type="float" office:value="73" calcext:value-type="float">
            <text:p>73</text:p>
          </table:table-cell>
          <table:table-cell office:value-type="float" office:value="0.150684931506849" calcext:value-type="float">
            <text:p>0.150684931506849</text:p>
          </table:table-cell>
          <table:table-cell office:value-type="float" office:value="0.804436970209868" calcext:value-type="float">
            <text:p>0.804436970209868</text:p>
          </table:table-cell>
          <table:table-cell office:value-type="float" office:value="0.849315068493151" calcext:value-type="float">
            <text:p>0.849315068493151</text:p>
          </table:table-cell>
          <table:table-cell office:value-type="float" office:value="0.0633765944097708" calcext:value-type="float">
            <text:p>0.06337659440977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nheemse(3), traditionele(7), etniciteit(1), gemengd(8), negerrijk(1), moslim(4), marron(2), aziatisch(2), misvormden(2), indo-europeaan(4), boesmanbanelen(1), dwerggroei(2), mongool(1), onbeschaafd(1), moor(1), historisch(6), inlander(1), barbaren(1), exotisch(1), achtergrond(5), stamgenooten(1), slaven(1), neger(1), indische(1), aziatische(2), afkomst(1), primitief(1), tovenaar(2), inheems(3), indo(1), volbloed(1), islamiet(1), baboe(1), koppensneller(1), gekleurd(1)</text:p>
          </table:table-cell>
          <table:table-cell office:value-type="string" calcext:value-type="string">
            <text:p>('veroeniging', 1), ('vereeniging', 35), ('bevordering', 7), ('boud', 2), ('bond', 12), ('kunstnijverheid', 2), ('tereeniging', 1), ('vereniging', 3), ('vreemdelingenverkeer', 1), ('botanicus', 1), ('kruidkundig', 1), ('genootschap', 4), ('vereenlglng', 2), ('vereenlging', 1), ('vereeniglng', 1), ('verenen', 2), ('vereenigiag', 1), ('boaz', 1), ('wego', 1)</text:p>
          </table:table-cell>
          <table:table-cell office:value-type="string" calcext:value-type="string">
            <text:p>veroeniging, vereeniging, bevordering, boud, bond, kunstnijverheid, tereeniging, vereniging, vreemdelingenverkeer, botanicus, kruidkundig, genootschap, vereenlglng, vereenlging, vereeniglng, verenen, vereenigiag, boaz, wego</text:p>
          </table:table-cell>
          <table:table-cell table:number-columns-repeated="101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40972" calcext:value-type="float">
            <text:p>340972</text:p>
          </table:table-cell>
          <table:table-cell office:value-type="float" office:value="73" calcext:value-type="float">
            <text:p>73</text:p>
          </table:table-cell>
          <table:table-cell office:value-type="float" office:value="0.123287671232877" calcext:value-type="float">
            <text:p>0.123287671232877</text:p>
          </table:table-cell>
          <table:table-cell office:value-type="float" office:value="0.935550723361529" calcext:value-type="float">
            <text:p>0.935550723361529</text:p>
          </table:table-cell>
          <table:table-cell office:value-type="float" office:value="0.849315068493151" calcext:value-type="float">
            <text:p>0.849315068493151</text:p>
          </table:table-cell>
          <table:table-cell office:value-type="float" office:value="0.0633765944097708" calcext:value-type="float">
            <text:p>0.063376594409771</text:p>
          </table:table-cell>
          <table:table-cell office:value-type="float" office:value="0.0273972602739726" calcext:value-type="float">
            <text:p>0.02739726027397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ndo-europeaan(19), dwerggroei(2), koelies(1), metis(1), moslim(10), inlandsche(3), mongool(1), jakarta(2), islamiet(5), inheems(5), koelie(1), westers(1), blank(3), inlander(1), exotisch(1), achtergrond(1), gemengd(5), baboe(1), knecht(1), indisch(2), inboorling(1), koelied(1), page(1), gemengde(1), onbeschaafdheid(1), indo(1), inlanders(1)</text:p>
          </table:table-cell>
          <table:table-cell office:value-type="string" calcext:value-type="string">
            <text:p>('java', 30), ('atjeh', 6), ('buitenbezitting', 1), ('makassar', 2), ('bima', 1), ('bali', 2), ('batjan', 2), ('ambon', 3), ("sumatra's", 2), ('siboga', 1), ('weltevreden', 1), ('djambi', 2), ('padang', 4), ('tagal', 2), ('tjilatjap', 1), ('panaroekan', 1), ('tandjong', 1), ('koetaradja', 1), ('nias', 2), ('magalang', 1), ('soerabaja', 3), ('samarinda', 1), ('semarang', 5), ('gouvernements', 1), ('pecalongan', 1), ('weltevred', 1), ('soerabaia', 1), ('pinang', 2), ('timor', 2), ('celebes', 1), ('seraarang', 1), ('alor', 1), ('menado', 1), ('atjeb', 1), ('telok', 1), ('kajoe', 1), ('samarang', 1), ('molukken', 1), ('macassar', 1), ('banda', 1)</text:p>
          </table:table-cell>
          <table:table-cell office:value-type="string" calcext:value-type="string">
            <text:p>java, atjeh, buitenbezitting, makassar, bima, bali, batjan, ambon, sumatra's, siboga, weltevreden, djambi, padang, tagal, tjilatjap, panaroekan, tandjong, koetaradja, nias, magalang, soerabaja, samarinda, semarang, gouvernements, pecalongan, weltevred, soerabaia, pinang, timor, celebes, seraarang, alor, menado, atjeb, telok, kajoe, samarang, molukken, macassar, banda</text:p>
          </table:table-cell>
          <table:table-cell table:number-columns-repeated="101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41823" calcext:value-type="float">
            <text:p>341823</text:p>
          </table:table-cell>
          <table:table-cell office:value-type="float" office:value="57" calcext:value-type="float">
            <text:p>57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96251187177608" calcext:value-type="float">
            <text:p>0.96251187177608</text:p>
          </table:table-cell>
          <table:table-cell office:value-type="float" office:value="0.859649122807017" calcext:value-type="float">
            <text:p>0.859649122807017</text:p>
          </table:table-cell>
          <table:table-cell office:value-type="float" office:value="0.0657487304324311" calcext:value-type="float">
            <text:p>0.065748730432431</text:p>
          </table:table-cell>
          <table:table-cell office:value-type="float" office:value="0.0350877192982456" calcext:value-type="float">
            <text:p>0.0350877192982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as(2), afgod(1), aziatisch(9), inheems(4), aziatische(4), inheemsen(1), traditionele(2), traditioneel(1), gemengd(3), historisch(3), inlander(1), gemengde(1), eskimo's(1), indische(1), moslims(3), mongoolsche(1), roots(1), gekleurd(1), moslim(1), zigeuner(1), afkomst(1), berber(1), inuit(1), negerslaven(2), neger(1), page(1), volbloed(1), queer(1), barbaar(2), afkomstig(1), bediende(1), exotisch(1), groothistorische(1)</text:p>
          </table:table-cell>
          <table:table-cell office:value-type="string" calcext:value-type="string">
            <text:p>('buitenlands', 3), ('binnenlandsch', 7), ('sta-', 2), ('buitenlandsch', 16), ('staten', 6), ('binnen-', 2), ('kolonio', 1), ('buitenlandsche', 2), ('bultenlandsch', 2), ('binnenlands', 4), ('kuropa', 1), ('vereenigd', 3), ('vernomen', 1), ('enropa', 1), ('builenlandsch', 1), ('binnen', 1), ('binnenlandsclie', 1), ('d.d.', 1), ('binneniandsch', 1), ('ropa', 1), ('buiten-', 1)</text:p>
          </table:table-cell>
          <table:table-cell office:value-type="string" calcext:value-type="string">
            <text:p>buitenlands, binnenlandsch, sta-, buitenlandsch, staten, binnen-, kolonio, buitenlandsche, bultenlandsch, binnenlands, kuropa, vereenigd, vernomen, enropa, builenlandsch, binnen, binnenlandsclie, d.d., binneniandsch, ropa, buiten-</text:p>
          </table:table-cell>
          <table:table-cell table:number-columns-repeated="10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41108" calcext:value-type="float">
            <text:p>341108</text:p>
          </table:table-cell>
          <table:table-cell office:value-type="float" office:value="108" calcext:value-type="float">
            <text:p>108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0.908733010641284" calcext:value-type="float">
            <text:p>0.90873301064128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0667233529844262" calcext:value-type="float">
            <text:p>0.066723352984426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emengd(5), volksstam(1), achtergrond(9), aziatisch(6), historisch(5), indo-europeaan(3), dwerggroei(6), gekleurde(1), moslim(8), marrons(1), primitief(1), marron(2), inheems(6), traditionele(3), inheems'che(1), bediendepmijnneer(1), gekleurd(2), tovenaar(1), slavenhandel(1), dienstknechts(1), koelie(1), lilliputter(2), bediende(1), inuit(2), gemengde(2), exotische(1), slaaf(2), moslims(2), dwerg(1), negercultuur(1), mengras(2), moslimsche(1), negers(1), neger(2), inheemse(1), mongool(2), baboe(1), zimbabwecultuur(1), stam(1), volbloedpaard(1), islamieten(1), inheemsche(2), misvormden(1), stammen(1), inboorling(1), wilde(1), inlander(1), barbaren(1), inlandsche(1), eskimo(2), zigeuners(1), traditioneel(1), historische(1), zigeuner(1)</text:p>
          </table:table-cell>
          <table:table-cell office:value-type="string" calcext:value-type="string">
            <text:p>('vergelijking', 9), ('vergelijken', 26), ('verhoogen', 3), ('aangaan', 8), ('berekenen', 7), ('dekken', 8), ('telling', 4), ('verhooging', 4), ('rato', 1), ('verhogen', 7), ('benadering', 3), ('percentage', 2), ('gelijkstaan', 1), ('becijfering', 1), ('volkstelling', 3), ('aftrek', 6), ('toekenning', 3), ('verhoog', 1), ('maximum', 1), ('statistiek', 6), ('berekening', 2), ('depreciatie', 1), ('groothandelsprijs', 1), ('rijksmiddelen', 1), ('prijsstijging', 1), ('toeneming', 2), ('schatkist', 1), ('rijstprijz', 1), ('jaars', 1)</text:p>
          </table:table-cell>
          <table:table-cell office:value-type="string" calcext:value-type="string">
            <text:p>vergelijking, vergelijken, verhoogen, aangaan, berekenen, dekken, telling, verhooging, rato, verhogen, benadering, percentage, gelijkstaan, becijfering, volkstelling, aftrek, toekenning, verhoog, maximum, statistiek, berekening, depreciatie, groothandelsprijs, rijksmiddelen, prijsstijging, toeneming, schatkist, rijstprijz, jaars</text:p>
          </table:table-cell>
          <table:table-cell table:number-columns-repeated="101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40427" calcext:value-type="float">
            <text:p>340427</text:p>
          </table:table-cell>
          <table:table-cell office:value-type="float" office:value="46" calcext:value-type="float">
            <text:p>46</text:p>
          </table:table-cell>
          <table:table-cell office:value-type="float" office:value="0.130434782608696" calcext:value-type="float">
            <text:p>0.130434782608696</text:p>
          </table:table-cell>
          <table:table-cell office:value-type="float" office:value="0.87006541386981" calcext:value-type="float">
            <text:p>0.87006541386981</text:p>
          </table:table-cell>
          <table:table-cell office:value-type="float" office:value="0.869565217391304" calcext:value-type="float">
            <text:p>0.869565217391304</text:p>
          </table:table-cell>
          <table:table-cell office:value-type="float" office:value="0.0683567848165834" calcext:value-type="float">
            <text:p>0.068356784816583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sch(13), homogeen(1), muzelman(1), traditioneelen(1), aziatisch(1), indo-europeaan(3), gemengd(3), queer(1), dwerg(2), inheems(4), achtergrond(1), praehistorische(1), westerse(1), inlandsche(1), inheemseen(1), negerslaven(1), traditionele(2), indische(2), wilden(1), baboe(1), historischen(1), moslims(1), koelie(1), historischcn(1)</text:p>
          </table:table-cell>
          <table:table-cell office:value-type="string" calcext:value-type="string">
            <text:p>('soc.-dem', 2), ('ossendorp', 1), ('joekes', 1), ('lohman', 1), ('repliek', 2), ('s.d.', 4), ('eland', 1), ('keuchenius', 2), ('p.g.', 1), ('kol', 4), ('troelstra', 3), ('thomson', 1), ('bink', 1), ('mackay', 1), ('nolens', 1), ('thorbecke', 2), ('prinsterer', 1), ('wijnkoop', 1), ('v.-d.', 1), ('goeman', 1), ('heemskerk', 1), ('zwaag', 1), ('schaper', 1), ('borgesius', 1), ('kuyper', 2), ('rutger', 1), ('teenstra', 1), ('drucker', 1), ('geer', 1), ('henkemans', 1), ('kink', 1), ('tydeman', 1), ('s.-d', 1), ('knyper', 1), ('cort', 1), ('a.-r.', 1), ('u.-l', 1), ('marchant', 1)</text:p>
          </table:table-cell>
          <table:table-cell office:value-type="string" calcext:value-type="string">
            <text:p>soc.-dem, ossendorp, joekes, lohman, repliek, s.d., eland, keuchenius, p.g., kol, troelstra, thomson, bink, mackay, nolens, thorbecke, prinsterer, wijnkoop, v.-d., goeman, heemskerk, zwaag, schaper, borgesius, kuyper, rutger, teenstra, drucker, geer, henkemans, kink, tydeman, s.-d, knyper, cort, a.-r., u.-l, marchant</text:p>
          </table:table-cell>
          <table:table-cell table:number-columns-repeated="10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1053" calcext:value-type="float">
            <text:p>341053</text:p>
          </table:table-cell>
          <table:table-cell office:value-type="float" office:value="67" calcext:value-type="float">
            <text:p>67</text:p>
          </table:table-cell>
          <table:table-cell office:value-type="float" office:value="0.104477611940299" calcext:value-type="float">
            <text:p>0.104477611940299</text:p>
          </table:table-cell>
          <table:table-cell office:value-type="float" office:value="0.97285712227216" calcext:value-type="float">
            <text:p>0.97285712227216</text:p>
          </table:table-cell>
          <table:table-cell office:value-type="float" office:value="0.850746268656716" calcext:value-type="float">
            <text:p>0.850746268656716</text:p>
          </table:table-cell>
          <table:table-cell office:value-type="float" office:value="0.0697210933049658" calcext:value-type="float">
            <text:p>0.069721093304966</text:p>
          </table:table-cell>
          <table:table-cell office:value-type="float" office:value="0.0447761194029851" calcext:value-type="float">
            <text:p>0.04477611940298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ots(1), inheemse(1), metis'nachts(1), page(1), etniciteit(3), eskimo(1), slavenschip(1), indo-europeaan(3), marron(5), negerslaven(1), kaffer(1), zwartje(2), mengras(2), historischen(1), kaukasisch(2), kwinti(1), muzelman(1), koelie(1), blank(1), inheems(3), achtergrond(3), kokkie(4), baboe(1), indische(1), traditionele(3), wereldhistorische(1), berber(2), bediende(1), zigeuner(1), moslim(2), gemengd(2), afgodendienst(1), koppensneller(2), negercultuur(1), koppensnellers(1), aziatisch(1), historisch(3), exotisch(1), volbloed(1), misvormden(1), volkstammen(1)</text:p>
          </table:table-cell>
          <table:table-cell office:value-type="string" calcext:value-type="string">
            <text:p>('matras', 1), ('schrijftafel', 1), ('stofzuiger', 1), ('antiek', 3), ('boekenkast', 2), ('gas', 7), ('gips', 1), ('mahoniehout', 3), ('meubelstuk', 2), ('stel', 4), ('aanrecht', 1), ('haak', 5), ('ivoor', 2), ('kast', 7), ('kapstok', 2), ('kleer-', 1), ('lade', 2), ('brander', 1), ('spiegel', 4), ('eikenhout', 4), ('losloopen', 1), ('riem', 1), ('graveeren', 1), ('leg-', 1), ('waschtafel', 1), ('handwerkje', 1), ('luchtband', 1), ('overgordijn', 1), ('lichtgas', 1), ('watergas', 1), ('dril', 2), ('notenhout', 1), ('ledikant', 1), ('gieter', 1), ('vuurplaat', 1), ('ijskast', 1), ('drink-', 1), ('zeewater', 1), ('coupe', 1)</text:p>
          </table:table-cell>
          <table:table-cell office:value-type="string" calcext:value-type="string">
            <text:p>matras, schrijftafel, stofzuiger, antiek, boekenkast, gas, gips, mahoniehout, meubelstuk, stel, aanrecht, haak, ivoor, kast, kapstok, kleer-, lade, brander, spiegel, eikenhout, losloopen, riem, graveeren, leg-, waschtafel, handwerkje, luchtband, overgordijn, lichtgas, watergas, dril, notenhout, ledikant, gieter, vuurplaat, ijskast, drink-, zeewater, coupe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9745" calcext:value-type="float">
            <text:p>339745</text:p>
          </table:table-cell>
          <table:table-cell office:value-type="float" office:value="327" calcext:value-type="float">
            <text:p>327</text:p>
          </table:table-cell>
          <table:table-cell office:value-type="float" office:value="0.155963302752294" calcext:value-type="float">
            <text:p>0.155963302752294</text:p>
          </table:table-cell>
          <table:table-cell office:value-type="float" office:value="0.911364993049381" calcext:value-type="float">
            <text:p>0.911364993049381</text:p>
          </table:table-cell>
          <table:table-cell office:value-type="float" office:value="0.804281345565749" calcext:value-type="float">
            <text:p>0.804281345565749</text:p>
          </table:table-cell>
          <table:table-cell office:value-type="float" office:value="0.0718173659592093" calcext:value-type="float">
            <text:p>0.071817365959209</text:p>
          </table:table-cell>
          <table:table-cell office:value-type="float" office:value="0.0397553516819572" calcext:value-type="float">
            <text:p>0.0397553516819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engd(12), achtergrond(15), traditionele(19), inheems(13), eskimo's(2), indo-europeaan(17), zigeunermuziek(1), historisch(19), moslim(23), inuit(1), bediende(2), mongool(2), boesman(2), ontdekken(4), halfbloed(3), aziatisch(18), inlandsche(4), marron(6), volbloed(2), pygmee(5), christelijkhistorischen(1), homogeen(1), aziatische(9), rassen(1), mengras(1), gemengde(2), mulat(2), moslims(7), indo(4), medicijnman(5), blank(2), queer(2), negerslaven(1), neger(2), dwerg(2), dwerggroei(4), berber(3), afkomst(4), koelie(3), wetshistorische(1), misvormden(2), inheemsche(3), barbarlje(1), mesties(3), eskimoverhalen(1), inheems'che(2), gekleurde(2), kaffer(1), barbaren(5), inlanders(1), eskimobediende(1), onbeschaafd(4), baboes(1), primitief(1), berberoorlog(1), hottentotten(3), lesbische(1), homo(4), lilliputters(1), marrons(1), koppensneller(3), ras(2), inlander(3), barbaar(5), zimbabwecultuur(1), en'marron(1), islamiet(3), moslimsch(1), gemengden(1), knecht(1), tovenaar(1), kaffers(3), moslimcultuur(1), muzelman(3), hottentottenstam(1), historische(1), kokkie(1), mongoolse(2), stam(1), negercultuur(1), zwartje(2), baboe(2), roots(1), bataviasche(1), eskimo(2), zigeuner(2), slaaf(1), exotische(1), indisch(1), moslimsche(1), afgod(1), medicijnmannen(1), hottentot(1), gekleurd(2), traditioneel(1), inheemse(1), moor(1), metis(1), aboriginal(1), afkomstig(1)</text:p>
          </table:table-cell>
          <table:table-cell office:value-type="string" calcext:value-type="string">
            <text:p>('zoozeer', 8), ('hervorming', 11), ('conclusie', 7), ('oog', 59), ('beschouw', 1), ('beschouwen', 70), ('nagaan', 11), ('onmogelijk', 30), ('lichten', 5), ('opzicht', 42), ('keuze', 6), ('gewoonlijk', 18), ('gezien', 11), ('oordeel', 23), ('degene', 9), ('aantoonen', 2), ('omgekeerd', 3), ('afhangen', 4), ('menigvuldig', 3), ('liefst', 7), ('teveel', 4), ('priori', 1), ('zakelijk', 1), ('daarnaar', 1), ('moeielijk', 2), ('formuleeren', 1), ('beteekend', 1), ('beteeken', 2), ('opperen', 1), ('aangewezene', 1), ('moeilijkbed', 1), ('uitvallen', 4), ('hereiken', 2), ('beoordeeling', 3), ('hiertegenover', 1)</text:p>
          </table:table-cell>
          <table:table-cell office:value-type="string" calcext:value-type="string">
            <text:p>zoozeer, hervorming, conclusie, oog, beschouw, beschouwen, nagaan, onmogelijk, lichten, opzicht, keuze, gewoonlijk, gezien, oordeel, degene, aantoonen, omgekeerd, afhangen, menigvuldig, liefst, teveel, priori, zakelijk, daarnaar, moeielijk, formuleeren, beteekend, beteeken, opperen, aangewezene, moeilijkbed, uitvallen, hereiken, beoordeeling, hiertegenover</text:p>
          </table:table-cell>
          <table:table-cell table:number-columns-repeated="101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41998" calcext:value-type="float">
            <text:p>341998</text:p>
          </table:table-cell>
          <table:table-cell office:value-type="float" office:value="51" calcext:value-type="float">
            <text:p>51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924458107779056" calcext:value-type="float">
            <text:p>0.924458107779056</text:p>
          </table:table-cell>
          <table:table-cell office:value-type="float" office:value="0.862745098039216" calcext:value-type="float">
            <text:p>0.862745098039216</text:p>
          </table:table-cell>
          <table:table-cell office:value-type="float" office:value="0.0718999343068251" calcext:value-type="float">
            <text:p>0.071899934306825</text:p>
          </table:table-cell>
          <table:table-cell office:value-type="float" office:value="0.0196078431372549" calcext:value-type="float">
            <text:p>0.0196078431372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mengd(7), slavenschip(1), inboorling(1), indo-europeaan(2), negerslaven(1), lilliputters(1), marron(2), indiaan(2), senaatsbediende(1), inlandsche(1), aziatisch(2), lilliputter(1), exotisch(2), dwerg(2), achtergrond(5), traditionele(2), historisch(3), handicap(1), zwartje(1), inheemsch(1), stam(1), koelies(1), misvormden(1), homo(1), primitief(1), inheems(1), slaven(1), traditioneel(1), indische(1), aziatische(1), westers(1), ontdekken(1)</text:p>
          </table:table-cell>
          <table:table-cell office:value-type="string" calcext:value-type="string">
            <text:p>('schermen', 4), ('beker', 2), ('morks', 2), ('medaille', 5), ('abraham', 5), ('stuurman', 3), ('uitloven', 3), ('helst', 1), ('verguld', 4), ('wierts', 1), ('mcd', 2), ('salomon', 1), ('nico', 1), ('gou', 2), ('lauwerkrans', 2), ('maurik', 1), ('kunstvoorwerp', 1), ('balspel', 1), ('bekronen', 2), ('bekroning', 4), ('zeer-', 1), ('dyck', 1), ('admiraal', 1), ('kwast', 1), ('fransman', 1), ('spoel', 2), ('thym', 1), ('alberdingk', 1), ('rubens', 1)</text:p>
          </table:table-cell>
          <table:table-cell office:value-type="string" calcext:value-type="string">
            <text:p>schermen, beker, morks, medaille, abraham, stuurman, uitloven, helst, verguld, wierts, mcd, salomon, nico, gou, lauwerkrans, maurik, kunstvoorwerp, balspel, bekronen, bekroning, zeer-, dyck, admiraal, kwast, fransman, spoel, thym, alberdingk, rubens</text:p>
          </table:table-cell>
          <table:table-cell table:number-columns-repeated="101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39698" calcext:value-type="float">
            <text:p>33969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23208293801549" calcext:value-type="float">
            <text:p>0.0723208293801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ers(1), dwerg(1), exotisch(1), moor(1), moslim(1), primitief(1), kokkie(1), traditionele(1), gekleurd(1), historisch(1)</text:p>
          </table:table-cell>
          <table:table-cell office:value-type="string" calcext:value-type="string">
            <text:p>('maas', 4), ('stadswater', 1), ('lek', 1), ('waal', 2), ('lobith', 1), ('andries', 1)</text:p>
          </table:table-cell>
          <table:table-cell office:value-type="string" calcext:value-type="string">
            <text:p>maas, stadswater, lek, waal, lobith, andries</text:p>
          </table:table-cell>
          <table:table-cell table:number-columns-repeated="10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41444" calcext:value-type="float">
            <text:p>341444</text:p>
          </table:table-cell>
          <table:table-cell office:value-type="float" office:value="23" calcext:value-type="float">
            <text:p>23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0.941101026219952" calcext:value-type="float">
            <text:p>0.941101026219952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0731113300855504" calcext:value-type="float">
            <text:p>0.073111330085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ziatisch(3), aziatische(1), afgod(1), knecht(1), historisch(1), gemengd(1), blank(3), mesties(1), marron(4), koelie(1), achtergrond(2), lilliputter(1), wild(1), negerrijk(1), koppensnellers(1)</text:p>
          </table:table-cell>
          <table:table-cell office:value-type="string" calcext:value-type="string">
            <text:p>('morra', 1), ('reitsum', 1), ('dijk', 10), ('kars', 1), ('zinkweg', 1), ('wijk', 6), ('bange', 1), ('abkoude', 1), ('steenbeek', 1), ('toez', 1), ('bajema', 1)</text:p>
          </table:table-cell>
          <table:table-cell office:value-type="string" calcext:value-type="string">
            <text:p>morra, reitsum, dijk, kars, zinkweg, wijk, bange, abkoude, steenbeek, toez, bajema</text:p>
          </table:table-cell>
          <table:table-cell table:number-columns-repeated="101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40827" calcext:value-type="float">
            <text:p>340827</text:p>
          </table:table-cell>
          <table:table-cell office:value-type="float" office:value="23" calcext:value-type="float">
            <text:p>23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0.941101026219952" calcext:value-type="float">
            <text:p>0.941101026219952</text:p>
          </table:table-cell>
          <table:table-cell office:value-type="float" office:value="0.91304347826087" calcext:value-type="float">
            <text:p>0.91304347826087</text:p>
          </table:table-cell>
          <table:table-cell office:value-type="float" office:value="0.0731113300855504" calcext:value-type="float">
            <text:p>0.073111330085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werggroei(2), onbeschaafd(1), indisch(1), marron(4), aziatisch(1), historisch(1), baboe(1), westers(1), gemengd(4), page(1), jakarta(1), indo-europeaan(1), afgod(1), tovenaar(1), knecht(1), koppensneller(1)</text:p>
          </table:table-cell>
          <table:table-cell office:value-type="string" calcext:value-type="string">
            <text:p>('zwarts', 1), ('jansen', 5), ('wierd', 1), ('doeschate', 1), ('schoor', 2), ('arend', 1), ('booms', 1), ('martens', 5), ('dhr.', 2), ('pol', 1), ('grood', 1), ('herp', 1), ('mander', 1)</text:p>
          </table:table-cell>
          <table:table-cell office:value-type="string" calcext:value-type="string">
            <text:p>zwarts, jansen, wierd, doeschate, schoor, arend, booms, martens, dhr., pol, grood, herp, mander</text:p>
          </table:table-cell>
          <table:table-cell table:number-columns-repeated="10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1282" calcext:value-type="float">
            <text:p>341282</text:p>
          </table:table-cell>
          <table:table-cell office:value-type="float" office:value="438" calcext:value-type="float">
            <text:p>438</text:p>
          </table:table-cell>
          <table:table-cell office:value-type="float" office:value="0.168949771689498" calcext:value-type="float">
            <text:p>0.168949771689498</text:p>
          </table:table-cell>
          <table:table-cell office:value-type="float" office:value="0.793337837210531" calcext:value-type="float">
            <text:p>0.793337837210531</text:p>
          </table:table-cell>
          <table:table-cell office:value-type="float" office:value="0.799086757990868" calcext:value-type="float">
            <text:p>0.799086757990868</text:p>
          </table:table-cell>
          <table:table-cell office:value-type="float" office:value="0.0736558517637325" calcext:value-type="float">
            <text:p>0.073655851763733</text:p>
          </table:table-cell>
          <table:table-cell office:value-type="float" office:value="0.0319634703196347" calcext:value-type="float">
            <text:p>0.03196347031963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gemengd(20), aziatisch(19), boesmanbanelen(1), baboe(4), traditioneel(5), afgod(3), achtergrond(27), zigeunermuziek(2), dwerg(2), traditionele(26), wereldhistorische(2), inheems(16), indo-europeaan(31), kokkie(2), koelies(1), mulat(4), westers(1), bediende(2), moslimscho(1), mengras(2), moslim(20), boesman(3), islamiet(4), inuit(3), voorhistorische(1), ontdekken(6), blank(5), onbeschaafd(4), eskimo's(2), historisch(20), zigeunerin(1), slaven(2), dwerggroei(12), koppensneller(3), kaffer(4), kaukasisch(5), zwartje(6), exotische(1), volbloed(1), zigeuner(1), stam(3), marron(19), hottentot(1), inlander(5), gemengde(1), slavenschip(3), mongool(2), primitief(2), medicijnman(4), inlandsche(5), marron'(2), queer(1), berber(2), negerslaven(2), rassen(1), moslims(2), neger(2), indiaan(1), lesbisch(1), exotisch(2), tovenaar(4), moslimsche(1), historische(4), inheemsen(2), misvormden(1), zigeuners(3), onbeschaafdheid(1), mesties(3), wild(2), negerrijk(2), barbaren(3), groothistorische(1), hottentotten(2), zimbabwe(2), stamgenooten(1), knecht(1), indo(2), inboorling(1), jakarta(1), zigeunerbende(1), moor(3), lilliputters(1), dwergen(1), historischen(3), handicap(1), zimbabwecultuur(1), slaaf(4), eskimo(3), berbers(1), barbaar(4), inheemschen(2), gekleurd(4), bosneger(1), traditionele'(1), aboriginal(2), indisch(5), aziatische(3), mongoolse(1), indischen(1), roots(1), volbloedpaard(1), ras(1), bataviasche(1), koelie(3), indische(1), inheemsch(1), birma(1), indo's(1), volbloeden(1), muzelman(1), aziatischen(1), gay(1), handicapper(1), bedienden(1), muzelman'(1), roma(1), gekleurde(1), halfbloed(1), indostijl(1)</text:p>
          </table:table-cell>
          <table:table-cell office:value-type="string" calcext:value-type="string">
            <text:p>('zoowel', 46), ('vragen', 75), ('vele', 96), ('hierdoor', 10), ('daarvoor', 25), ('definitief', 6), ('we.rd', 1), ('waardoor', 34), ('speciaal', 26), ('vrijwel', 12), ('verslag', 9), ('ring', 15), ('instellen', 10), ('onderzoek', 37), ('zoodanig', 23), ('nl.', 17), ('voorloopig', 11), ('doordien', 1), ('dientengevolge', 3), ('.waardoor', 1), ('eerstvolgend', 2), ('voorlopig', 3), ('inzonderheid', 4), ('ezo', 1), ('noodlg', 1), ('hiervoor', 8), ('gelijktijdig', 3), ('noodie', 1), ('jaarverslag', 2), ('gedachtenwisseling', 2), ('telkenmal', 1), ('zodanig', 2), ('veranen', 1), ('bijeenblijven', 1), ('dientengevolg', 1), ('zifting', 1), ('verreweg', 1)</text:p>
          </table:table-cell>
          <table:table-cell office:value-type="string" calcext:value-type="string">
            <text:p>zoowel, vragen, vele, hierdoor, daarvoor, definitief, we.rd, waardoor, speciaal, vrijwel, verslag, ring, instellen, onderzoek, zoodanig, nl., voorloopig, doordien, dientengevolge, .waardoor, eerstvolgend, voorlopig, inzonderheid, ezo, noodlg, hiervoor, gelijktijdig, noodie, jaarverslag, gedachtenwisseling, telkenmal, zodanig, veranen, bijeenblijven, dientengevolg, zifting, verreweg</text:p>
          </table:table-cell>
          <table:table-cell table:number-columns-repeated="101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41478" calcext:value-type="float">
            <text:p>341478</text:p>
          </table:table-cell>
          <table:table-cell office:value-type="float" office:value="66" calcext:value-type="float">
            <text:p>66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790908876945526" calcext:value-type="float">
            <text:p>0.790908876945526</text:p>
          </table:table-cell>
          <table:table-cell office:value-type="float" office:value="0.848484848484848" calcext:value-type="float">
            <text:p>0.848484848484848</text:p>
          </table:table-cell>
          <table:table-cell office:value-type="float" office:value="0.0783478833044746" calcext:value-type="float">
            <text:p>0.07834788330447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ditionele(5), moslim(7), indisch(1), aziatische(4), marron(2), indo(1), achtergrond(4), moslims(1), traditioneel(1), aziatisch(7), negerrijk(1), koelie(1), historisch(4), inheems(3), vermoord(1), westerse(1), inlandsche(1), indo-europeaan(5), negerin(1), tovenaar(1), kaffers(1), historische(1), negerslaven(1), koelies(1), barbaren(1), inuit(1), indonesi(1), inheemse(1), afkomstig(1), mulat(1), kaukasisch(1), gekleurde(1), primitief(1), ras(1)</text:p>
          </table:table-cell>
          <table:table-cell office:value-type="string" calcext:value-type="string">
            <text:p>('vertegenwoordigen', 14), ('deportatie', 1), ('superioriteit', 2), ('vertegenwoordiger', 11), ('wetgevend', 1), ('proclamatie', 1), ('diplomatie', 5), ('afdanking', 1), ('werver', 1), ('congrespartij', 2), ('smokkelaar', 1), ('interviewen', 1), ('werkvolk', 5), ('stootkracht', 1), ('contingent', 2), ('vertegenwoordig', 1), ('reporter', 2), ('werving', 2), ('getalsterkte', 2), ('decreet', 1), ('sterkte', 2), ('anti-communistisch', 1), ('mobiliseeren', 1), ('bund', 2), ('delegatie', 2), ('manifest', 1), ('rijksdagcommissie', 1), ('kabinetsraad', 1), ('doema', 1), ('regeeringsbesluit', 1), ('afvaardiging', 1), ('kroonraad', 1), ('ghandi', 1), ('opbellen', 1), ('landdag', 1), ('oppersten', 1)</text:p>
          </table:table-cell>
          <table:table-cell office:value-type="string" calcext:value-type="string">
            <text:p>vertegenwoordigen, deportatie, superioriteit, vertegenwoordiger, wetgevend, proclamatie, diplomatie, afdanking, werver, congrespartij, smokkelaar, interviewen, werkvolk, stootkracht, contingent, vertegenwoordig, reporter, werving, getalsterkte, decreet, sterkte, anti-communistisch, mobiliseeren, bund, delegatie, manifest, rijksdagcommissie, kabinetsraad, doema, regeeringsbesluit, afvaardiging, kroonraad, ghandi, opbellen, landdag, oppersten</text:p>
          </table:table-cell>
          <table:table-cell table:number-columns-repeated="10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40006" calcext:value-type="float">
            <text:p>340006</text:p>
          </table:table-cell>
          <table:table-cell office:value-type="float" office:value="101" calcext:value-type="float">
            <text:p>101</text:p>
          </table:table-cell>
          <table:table-cell office:value-type="float" office:value="0.0891089108910891" calcext:value-type="float">
            <text:p>0.089108910891089</text:p>
          </table:table-cell>
          <table:table-cell office:value-type="float" office:value="0.99729594266815" calcext:value-type="float">
            <text:p>0.99729594266815</text:p>
          </table:table-cell>
          <table:table-cell office:value-type="float" office:value="0.831683168316832" calcext:value-type="float">
            <text:p>0.831683168316832</text:p>
          </table:table-cell>
          <table:table-cell office:value-type="float" office:value="0.0808606929596704" calcext:value-type="float">
            <text:p>0.08086069295967</text:p>
          </table:table-cell>
          <table:table-cell office:value-type="float" office:value="0.0792079207920792" calcext:value-type="float">
            <text:p>0.07920792079207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etis(2), dwerggroei(2), onbeschaafd(1), traditioneel(2), rassenhaat(1), slaaf(3), handicap(1), inheems(3), neger(1), inlander(2), exotisch(2), primitief(2), marron(5), moslim(4), ras(1), barbaar'sche(1), homo(1), slaven(1), achtergrond(12), indo-europeaan(7), historisch(3), kaukasisch(3), traditionele(7), blank(1), tovenaar(1), liitlepage(1), zigeuners(1), gemengd(4), queer(1), muzelman(1), gekleurde(1), koppensneller(1), moslimsche(1), aziatisch(4), stam(1), wereldmoord(1), handicapper(1), moor(1), mengras(1), koelie(1), mongool(2), koelies(1), mulat(1), inheemsche(1), volbloed(1), baboe(1), indo(1), afkomst(1), medicijnman(1), kokkie(1)</text:p>
          </table:table-cell>
          <table:table-cell office:value-type="string" calcext:value-type="string">
            <text:p>('rust', 21), ('kans', 30), ('veld', 17), ('houdbaar', 1), ('misten', 2), ('o.i.', 2), ('valk', 3), ('falen', 6), ('spelpeil', 1), ('verliezer', 1), ('fielden', 1), ('zeeuwen', 2), ('alliance', 2), ('overwicht', 2), ('tegenpartij', 1), ('gastheer', 2), ('opwassen', 1), ('toss', 1), ('speeltijd', 1), ('bandoenger', 1), ('hekkesluiter', 1), ('teleur', 1), ("v.'s", 1), ('rood-witt', 1), ('bolwerken', 1), ('kooger', 1), ('medespel', 1), ('zegekar', 1)</text:p>
          </table:table-cell>
          <table:table-cell office:value-type="string" calcext:value-type="string">
            <text:p>rust, kans, veld, houdbaar, misten, o.i., valk, falen, spelpeil, verliezer, fielden, zeeuwen, alliance, overwicht, tegenpartij, gastheer, opwassen, toss, speeltijd, bandoenger, hekkesluiter, teleur, v.'s, rood-witt, bolwerken, kooger, medespel, zegekar</text:p>
          </table:table-cell>
          <table:table-cell table:number-columns-repeated="101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41969" calcext:value-type="float">
            <text:p>341969</text:p>
          </table:table-cell>
          <table:table-cell office:value-type="float" office:value="55" calcext:value-type="float">
            <text:p>55</text:p>
          </table:table-cell>
          <table:table-cell office:value-type="float" office:value="0.109090909090909" calcext:value-type="float">
            <text:p>0.109090909090909</text:p>
          </table:table-cell>
          <table:table-cell office:value-type="float" office:value="0.952388533884" calcext:value-type="float">
            <text:p>0.952388533884</text:p>
          </table:table-cell>
          <table:table-cell office:value-type="float" office:value="0.854545454545455" calcext:value-type="float">
            <text:p>0.854545454545455</text:p>
          </table:table-cell>
          <table:table-cell office:value-type="float" office:value="0.0845697831916547" calcext:value-type="float">
            <text:p>0.084569783191655</text:p>
          </table:table-cell>
          <table:table-cell office:value-type="float" office:value="0.0363636363636364" calcext:value-type="float">
            <text:p>0.0363636363636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tis'nachts(1), indisch(2), moslim(2), historisch(2), moor(1), pygmee(1), neger(1), gemengd(11), aziatisch(4), blank(2), afgod(2), achtergrond(1), aziatische(3), lilliputter(1), inheemsche(1), muzelman(1), indo-europeaan(1), primitief(1), aboriginal(2), handicap(1), queer(2), christelijkhistorisch'(1), slaaf(1), baboe(1), transport(1), gekleurde(1), indo(1), marron(2), page(1), tovenaar(1), barbarlje(1), metis(1)</text:p>
          </table:table-cell>
          <table:table-cell office:value-type="string" calcext:value-type="string">
            <text:p>('santos', 8), ('superior', 3), ('good', 6), ('rocky', 1), ('ton', 17), ('bede', 4), ('ordinair', 2), ('gooa', 1), ('bush', 1), ('santo', 2), ('omze', 1), ('aanv', 1), ('tonnen', 3), ('ord', 2), ('hedon', 1), ('dubbelo', 1), ('ner', 2), ('laagst', 1), ('wrd', 1), ('hrd', 1), ('f.a.g', 1)</text:p>
          </table:table-cell>
          <table:table-cell office:value-type="string" calcext:value-type="string">
            <text:p>santos, superior, good, rocky, ton, bede, ordinair, gooa, bush, santo, omze, aanv, tonnen, ord, hedon, dubbelo, ner, laagst, wrd, hrd, f.a.g</text:p>
          </table:table-cell>
          <table:table-cell table:number-columns-repeated="101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41295" calcext:value-type="float">
            <text:p>341295</text:p>
          </table:table-cell>
          <table:table-cell office:value-type="float" office:value="100" calcext:value-type="float">
            <text:p>100</text:p>
          </table:table-cell>
          <table:table-cell office:value-type="float" office:value="0.14" calcext:value-type="float">
            <text:p>0.14</text:p>
          </table:table-cell>
          <table:table-cell office:value-type="float" office:value="0.896113004008193" calcext:value-type="float">
            <text:p>0.896113004008193</text:p>
          </table:table-cell>
          <table:table-cell office:value-type="float" office:value="0.83" calcext:value-type="float">
            <text:p>0.83</text:p>
          </table:table-cell>
          <table:table-cell office:value-type="float" office:value="0.0887990804688357" calcext:value-type="float">
            <text:p>0.088799080468836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inheemse(5), afkomst(1), aziatisch(24), aziatische(5), indo-europeaan(9), baboe(1), negerrijk(3), bosneger(1), berber(2), mongool(2), koppensneller(1), moslim(7), aboriginal(1), kaukasisch(3), wild(1), barbaren(1), barbarlje(1), berberoorlog(1), mulat(2), moslimsche(1), onbeschaafd(1), indo(4), moslimcultuur(1), achtergrond(1), zwartje(1), westers(1), volbloed(1), inheemsche(1), mesties(1), aziatischejgeit(2), islamiet(1), zimbabwecultuur(1), ras(2), dwerggroei(1), gemengd(1), halfbloed(1), traditionele(1), inboorling(1), mongoolse(1), birma(1), inlandsche(1), inheems'che(1), inheems(1)</text:p>
          </table:table-cell>
          <table:table-cell office:value-type="string" calcext:value-type="string">
            <text:p>('karavaanweg', 1), ('indo-china', 3), ('korea', 4), ('britscb', 1), ('indo-', 6), ('kalgan', 2), ('bagdad', 3), ('japanners', 7), ('japanner', 7), ('aleppo', 2), ('beiroet', 2), ('mindanao', 1), ('sultanaat', 1), ('marokko', 7), ('cairo', 4), ('zone', 1), ('shen', 1), ('tokio', 7), ('honan', 1), ('konstantinopel', 5), ('riff', 1), ('domei', 3), ('grensrivier', 1), ('addis', 2), ('madagaskar', 1), ('euphraat', 1), ('thailand', 1), ('algerije', 1), ('oeganda', 4), ('tibet', 1), ('bovenloop', 1), ('hinderlaag', 2), ('z.-afrika', 1), ('abeba', 1), ('landengte', 1), ('bullen', 1), ('oost-aziatisch', 3), ('thibet', 3), ('kuststreek', 1), ('tongkin', 1), ('nanking', 1), ('novo', 1), ('japansche', 1), ('samoa', 1), ('salonika', 1), ('corea', 1), ('koem', 1), ('midden-afrika', 1), ('sjantoeng', 1), ('mexicaans', 1), ('kenya', 1), ('zambesi', 2), ('konstan', 1), ('equatoriaal', 1), ('mekong', 1), ('hanoi', 1), ('transsiberischen', 1), ('patrouill', 1)</text:p>
          </table:table-cell>
          <table:table-cell office:value-type="string" calcext:value-type="string">
            <text:p>karavaanweg, indo-china, korea, britscb, indo-, kalgan, bagdad, japanners, japanner, aleppo, beiroet, mindanao, sultanaat, marokko, cairo, zone, shen, tokio, honan, konstantinopel, riff, domei, grensrivier, addis, madagaskar, euphraat, thailand, algerije, oeganda, tibet, bovenloop, hinderlaag, z.-afrika, abeba, landengte, bullen, oost-aziatisch, thibet, kuststreek, tongkin, nanking, novo, japansche, samoa, salonika, corea, koem, midden-afrika, sjantoeng, mexicaans, kenya, zambesi, konstan, equatoriaal, mekong, hanoi, transsiberischen, patrouill</text:p>
          </table:table-cell>
          <table:table-cell table:number-columns-repeated="101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40622" calcext:value-type="float">
            <text:p>340622</text:p>
          </table:table-cell>
          <table:table-cell office:value-type="float" office:value="70" calcext:value-type="float">
            <text:p>70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847649864970029" calcext:value-type="float">
            <text:p>0.847649864970029</text:p>
          </table:table-cell>
          <table:table-cell office:value-type="float" office:value="0.842857142857143" calcext:value-type="float">
            <text:p>0.842857142857143</text:p>
          </table:table-cell>
          <table:table-cell office:value-type="float" office:value="0.0888057335013827" calcext:value-type="float">
            <text:p>0.088805733501383</text:p>
          </table:table-cell>
          <table:table-cell office:value-type="float" office:value="0.0142857142857143" calcext:value-type="float">
            <text:p>0.0142857142857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chtergrond(2), historisch(5), gemengd(10), moslim(6), negerslaven(2), islamiet(2), traditionele(4), handicap(1), berber(1), inheemsche(1), slaven(1), moslims(3), indo(2), dwerg(1), indo-europeaan(3), inlanders(1), indische(2), zigeunerin(1), aziatische(1), zigeuner(1), inheems(2), inheemschen(1), indiaan(1), slaaf(1), zwartjes(1), inlander(1), eskimo's(1), inuit(1), lilliputters(1), inheemse(1), aziatisch(1), onbeschaafd(1), dwerggroei(2), historische(1), barbaren(1), ras(1), marron(1), ontdekken(1)</text:p>
          </table:table-cell>
          <table:table-cell office:value-type="string" calcext:value-type="string">
            <text:p>('aanstelling', 3), ('baat', 8), ('vergelijkbaar', 1), ('minimum', 4), ('schadeloosstelling', 1), ('hoegrootheid', 1), ('opgave', 2), ('burgerlijk', 14), ('toekennen', 7), ('pensioen', 6), ('lotsverbetering', 1), ('garantie', 1), ('belooning', 4), ('beding', 1), ('wachtgeld', 2), ('zonderen', 1), ('landsdienaar', 2), ('besparing', 2), ('opdrijven', 1), ('evenredig', 2), ('opgaaf', 2), ('fiscaal', 1), ('aanwas', 1), ('bevolkingscijfer', 1), ('verlioogen', 1), ('limiet', 1), ('ngevolge', 1), ('spandienst', 1), ('pennoen', 1), ('meetellen', 1)</text:p>
          </table:table-cell>
          <table:table-cell office:value-type="string" calcext:value-type="string">
            <text:p>aanstelling, baat, vergelijkbaar, minimum, schadeloosstelling, hoegrootheid, opgave, burgerlijk, toekennen, pensioen, lotsverbetering, garantie, belooning, beding, wachtgeld, zonderen, landsdienaar, besparing, opdrijven, evenredig, opgaaf, fiscaal, aanwas, bevolkingscijfer, verlioogen, limiet, ngevolge, spandienst, pennoen, meetellen</text:p>
          </table:table-cell>
          <table:table-cell table:number-columns-repeated="101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29877" calcext:value-type="float">
            <text:p>329877</text:p>
          </table:table-cell>
          <table:table-cell office:value-type="float" office:value="27" calcext:value-type="float">
            <text:p>2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9481522566188" calcext:value-type="float">
            <text:p>0.89481522566188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0998693190334333" calcext:value-type="float">
            <text:p>0.09986931903343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heems(3), historisch(1), traditionele(3), achtergrond(2), dwerggroei(1), queer(2), inboorling(1), kwinti(1), marron(2), jakarta(1), neger(1), knecht(1), halfbloed(1), indo-europeaan(2), aziatisch(2), islamiet(1), roots(1), primitief(1)</text:p>
          </table:table-cell>
          <table:table-cell office:value-type="string" calcext:value-type="string">
            <text:p>('makk', 1), ('stikk', 1), ('fen', 5), ('sit', 1), ('litt', 2), ('det', 4), ('mar', 4), ('jimm', 1), ('ear', 2), ('jimme', 1), ('geast', 1), ('oan', 3), ('fjild', 1), ('moatte', 1), ('siten', 1), ('nei', 1), ('aids', 1), ('dwaen', 1), ('oer', 1)</text:p>
          </table:table-cell>
          <table:table-cell office:value-type="string" calcext:value-type="string">
            <text:p>makk, stikk, fen, sit, litt, det, mar, jimm, ear, jimme, geast, oan, fjild, moatte, siten, nei, aids, dwaen, oer</text:p>
          </table:table-cell>
          <table:table-cell table:number-columns-repeated="10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41592" calcext:value-type="float">
            <text:p>341592</text:p>
          </table:table-cell>
          <table:table-cell office:value-type="float" office:value="316" calcext:value-type="float">
            <text:p>316</text:p>
          </table:table-cell>
          <table:table-cell office:value-type="float" office:value="0.161392405063291" calcext:value-type="float">
            <text:p>0.161392405063291</text:p>
          </table:table-cell>
          <table:table-cell office:value-type="float" office:value="0.857403317387367" calcext:value-type="float">
            <text:p>0.857403317387367</text:p>
          </table:table-cell>
          <table:table-cell office:value-type="float" office:value="0.800632911392405" calcext:value-type="float">
            <text:p>0.800632911392405</text:p>
          </table:table-cell>
          <table:table-cell office:value-type="float" office:value="0.101068084088879" calcext:value-type="float">
            <text:p>0.101068084088879</text:p>
          </table:table-cell>
          <table:table-cell office:value-type="float" office:value="0.0379746835443038" calcext:value-type="float">
            <text:p>0.03797468354430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achtergrond(12), moslim(15), barbaren(2), marron(9), traditioneel(2), gemengd(19), historisch(17), aziatisch(21), inheems(9), mulat(5), bediende(3), christelijkhistorisch'(1), page(3), mengras(3), zigeuners(1), blank(3), traditionele(11), knecht(2), koelie(3), dwerggroei(12), lesbisch(2), kaukasisch(3), afkomst(4), galeislaven(1), indo-europeaan(12), volbloed(4), indo(3), gemengde(1), slavenschip(1), aziatische(8), boesman(2), slaaf(4), westerse(1), inboorling(3), zimbabwecultuur(1), inheemsche(3), marron'(1), ontdekken(2), eskimo's(2), indiaan(3), negercultuur(1), onbeschaafd(3), berber(1), aziatischejgeit(2), kwinti(1), neger(3), moor(2), homo(1), inuit(2), negerrijk(2), barbaar(6), slaven(1), kokkie(1), dwerg(1), primitief(4), misvormden(2), zimbabwe(1), kafferhoofdman(1), exotisch(1), inlanders(2), inheemschen(1), islamiet(1), jakarta(1), koppensneller(2), koelied(1), inboorlingen(2), baboe(3), indisch(1), moslimsch(1), ras(3), inlandsche(2), halfbloed(1), moslims(3), mesties(4), negerslaven(2), medicijnman(1), koelies(1), pygmee(2), wild(4), afgod(2), hottentottenstam(1), mongoolsohc(1), moslimsohe(1), volbloedpaard(1), inheemse(1), inlander(2), eskimo(1), indische(1), birma(1), negers(1), historische(2), aziatischen(1), muzelman(1), dienstknechts(1), tovenaar(2), gay(1), handicap(1), roma(1), queer(1), lilliputter(2), stam(1), marrons(1)</text:p>
          </table:table-cell>
          <table:table-cell office:value-type="string" calcext:value-type="string">
            <text:p>('verlenen', 11), ('verzoek', 17), ('kleinen', 12), ('verlengen', 2), ('eindigen', 30), ('hebben', 13), ('grooter', 15), ('gering', 27), ('beneven', 4), ('onbeteekenend', 2), ('peil', 5), ('periode', 11), ('toestaan', 14), ('verbazend', 1), ('reusachtig', 15), ('iv', 1), ('aanvragen', 5), ('onbeteekenen', 1), ('geweldig', 23), ('groter', 2), ('eervol', 6), ('ongekend', 2), ('datum', 5), ('zwaarte', 1), ('laatstgenoemd', 5), ('ontzaglijk', 8), ('aanzienlijk', 11), ('waaronder', 18), ('stilzwijgend', 5), ('voorafgaand', 1), ('gewicht', 10), ('data', 3), ('alsmede', 7), ('ontslag', 2), ('onbeduiden', 1), ('nieer', 1), ('onbeduidend', 1), ('gezondheidsreden', 2), ('evengroot', 1), ('verleenen', 8), ('benevens', 1), ('beperkt', 1), ('overbleven', 2), ('ontslagen', 1), ('ild', 1), ('geringen', 1), ('ingaan', 5), ('aanmerkelijk', 3), ('t.w.', 2), ('ontslaan', 4), ('diensttijd', 4), ('eerstgenoemden', 1), ('kolossaal', 3), ('vde', 1), ('rooter', 1), ('dankbetuiging', 1), ('ontzaggelijk', 1), ('zoomed', 1), ('laatstgenoemde', 1), ('eerstgenoemd', 1), ('ixd', 1), ('beduidend', 1), ('buitengewone', 1), ('ongeschiktheid', 1)</text:p>
          </table:table-cell>
          <table:table-cell office:value-type="string" calcext:value-type="string">
            <text:p>verlenen, verzoek, kleinen, verlengen, eindigen, hebben, grooter, gering, beneven, onbeteekenend, peil, periode, toestaan, verbazend, reusachtig, iv, aanvragen, onbeteekenen, geweldig, groter, eervol, ongekend, datum, zwaarte, laatstgenoemd, ontzaglijk, aanzienlijk, waaronder, stilzwijgend, voorafgaand, gewicht, data, alsmede, ontslag, onbeduiden, nieer, onbeduidend, gezondheidsreden, evengroot, verleenen, benevens, beperkt, overbleven, ontslagen, ild, geringen, ingaan, aanmerkelijk, t.w., ontslaan, diensttijd, eerstgenoemden, kolossaal, vde, rooter, dankbetuiging, ontzaggelijk, zoomed, laatstgenoemde, eerstgenoemd, ixd, beduidend, buitengewone, ongeschiktheid</text:p>
          </table:table-cell>
          <table:table-cell table:number-columns-repeated="101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1269" calcext:value-type="float">
            <text:p>341269</text:p>
          </table:table-cell>
          <table:table-cell office:value-type="float" office:value="504" calcext:value-type="float">
            <text:p>504</text:p>
          </table:table-cell>
          <table:table-cell office:value-type="float" office:value="0.174603174603175" calcext:value-type="float">
            <text:p>0.174603174603175</text:p>
          </table:table-cell>
          <table:table-cell office:value-type="float" office:value="0.704179823923957" calcext:value-type="float">
            <text:p>0.704179823923957</text:p>
          </table:table-cell>
          <table:table-cell office:value-type="float" office:value="0.793650793650794" calcext:value-type="float">
            <text:p>0.793650793650794</text:p>
          </table:table-cell>
          <table:table-cell office:value-type="float" office:value="0.102712713349969" calcext:value-type="float">
            <text:p>0.102712713349969</text:p>
          </table:table-cell>
          <table:table-cell office:value-type="float" office:value="0.0317460317460317" calcext:value-type="float">
            <text:p>0.03174603174603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barbaar(4), gemengd(14), achtergrond(37), zwartje(5), indo-europeaan(31), historisch(21), traditionele(24), inheemsche(4), barbaren(8), dwerggroei(16), aziatisch(29), neger(3), mulat(6), moslim(29), afgod(4), primitief(2), page(1), hottentot(3), indiaans(1), moslimscho(1), mengras(5), mongool(5), inheemse(4), inuit(4), traditioneel(4), hottentotten(1), inheems(18), islamiet(4), inlandsche(5), slaven(4), lilliputter(2), lesbisch(2), koppensneller(1), pygmee(3), christelijkhistorischen(1), zigeuner(3), homogeen(1), gemengde(2), rassen(2), aziatische(6), volbloed(3), marron(15), inlander(6), westerse(1), zimbabwecultuur(1), medicijnman(3), onbeschaafd(5), slavenschip(3), negerslaven(7), afkomst(4), muzelman(3), berber(5), indo(5), moslims(6), koelie(3), kaffer(2), negercultuur(3), wilde(2), wetshistorische(1), misvormden(2), inheemsen(2), volksstam(1), bosneger(2), negerrijk(1), inheemsebe(1), berberoorlog(1), zimbabwe(2), homo(3), inboorlingen(1), mongoolsche(1), tovenaar(1), slaaf(3), knecht(2), exotisch(3), dwerg(2), inboorling(2), mesties(2), historischen(2), afgodendienst(1), stam(1), gemengden(1), moslimsche(2), gekleurd(4), mongoolse(2), blank(5), historische(3), eskimo(3), ras(1), blanke(1), historischcn(1), ontdekken(1), koelies(1), halfbloed(2), kokkie(2), bediende(2), dwergjes(1), negers(2), boesman(1), mongoolsohc(1), eskimo's(2), volbloedpaard(1), barbaarsche(1), inheemsch(1), inheems'che(2), wild(3), volbloeden(1), roots(2), etniciteit(1), indiaan(1), indone(1), aziatischen(1), liitlepage(1), baboe(1), jakarta(1), volbloedras(1), afstammelingen(1), indonesi(1), handicap(2), dwergen(2), moor(1), bedienden(1), indische(1), aboriginal(1), allochtoon(1), verraste(1), stammen(1)</text:p>
          </table:table-cell>
          <table:table-cell office:value-type="string" calcext:value-type="string">
            <text:p>('verbinden', 26), ('stelsel', 15), ('vormen', 90), ('oorzaak', 31), ('ontstaan', 50), ('verhouding', 31), ('scheiding', 6), ('bescherming', 11), ('slecht', 31), ('voortspruiten', 3), ('verschil', 21), ('beletten', 11), ('scheids', 1), ('situatie', 7), ('positie', 31), ('bevolkingsgroep', 5), ('toeschrijven', 5), ('stuiten', 7), ('achterstellen', 2), ('herstel', 8), ('schaduwzijde', 3), ('onberekenbaar', 3), ('belemmeren', 3), ('onderscheid', 13), ('profiteeren', 2), ('hoofdoorzaak', 2), ('voorkoming', 1), ('ongelijkheid', 2), ('bestrijden', 15), ('duiden', 6), ('individueel', 5), ('grootscheeps', 1), ('uitwerken', 4), ('vooruitzicht', 8), ('gouvernementsambtenaar', 1), ('uitwerking', 4), ('crisis', 5), ('tegenhouden', 2), ('veiligheid', 5), ('verkoeren', 1), ('dringen', 22), ('adat', 2), ('verruimen', 2), ('agrarisch', 5), ('noodgedwongen', 1), ('bemoeilijken', 1), ('aanschrijven', 2), ('noodzaken', 6), ('zelfstandig', 2), ('ordening', 2), ('verhinderen', 4), ('samenstelling', 4), ('ordenen', 4), ('toevlucht', 6), ('onbillijkheid', 2), ('onzeker', 3), ('oorlogsgevaar', 1), ('benadeelen', 1), ('uitschakeling', 1), ('baten', 3), ('spreiding', 2), ('belet', 1), ('onmisbaar', 3), ('economie', 3), ('voorzorg', 2), ('afbreuk', 1), ('levensvatbaar', 2), ('doorwerken', 2), ('christen-inlander', 2), ('noodzakelijkerwijze', 1), ('verzachting', 1), ('schaden', 3), ('voortbestaan', 1), ('denkbeeldig', 1), ('uitstippelen', 1), ('bevoordelen', 1), ('graadmeter', 1), ('misstand', 1), ('eenerzijds', 2), ('hoofdfactor', 1), ('ongestoord', 2), ('uitkiezen', 1), ('dragelijk', 1), ('gevalleu', 1), ('mensonwaardig', 1), ('verzuim', 1), ('conditie', 1), ('dienstbaar', 1), ('allerkleinst', 1), ('hoofdvoorwaarde', 1), ('hartader', 1), ('fnuikend', 1), ('coustateeren', 1), ('autarkisch', 1), ('leving', 1), ('doeltreffendheid', 1), ('bestryden', 2), ('vrijmaken', 1)</text:p>
          </table:table-cell>
          <table:table-cell office:value-type="string" calcext:value-type="string">
            <text:p>verbinden, stelsel, vormen, oorzaak, ontstaan, verhouding, scheiding, bescherming, slecht, voortspruiten, verschil, beletten, scheids, situatie, positie, bevolkingsgroep, toeschrijven, stuiten, achterstellen, herstel, schaduwzijde, onberekenbaar, belemmeren, onderscheid, profiteeren, hoofdoorzaak, voorkoming, ongelijkheid, bestrijden, duiden, individueel, grootscheeps, uitwerken, vooruitzicht, gouvernementsambtenaar, uitwerking, crisis, tegenhouden, veiligheid, verkoeren, dringen, adat, verruimen, agrarisch, noodgedwongen, bemoeilijken, aanschrijven, noodzaken, zelfstandig, ordening, verhinderen, samenstelling, ordenen, toevlucht, onbillijkheid, onzeker, oorlogsgevaar, benadeelen, uitschakeling, baten, spreiding, belet, onmisbaar, economie, voorzorg, afbreuk, levensvatbaar, doorwerken, christen-inlander, noodzakelijkerwijze, verzachting, schaden, voortbestaan, denkbeeldig, uitstippelen, bevoordelen, graadmeter, misstand, eenerzijds, hoofdfactor, ongestoord, uitkiezen, dragelijk, gevalleu, mensonwaardig, verzuim, conditie, dienstbaar, allerkleinst, hoofdvoorwaarde, hartader, fnuikend, coustateeren, autarkisch, leving, doeltreffendheid, bestryden, vrijmaken</text:p>
          </table:table-cell>
          <table:table-cell table:number-columns-repeated="101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37734" calcext:value-type="float">
            <text:p>337734</text:p>
          </table:table-cell>
          <table:table-cell office:value-type="float" office:value="48" calcext:value-type="float">
            <text:p>48</text:p>
          </table:table-cell>
          <table:table-cell office:value-type="float" office:value="0.145833333333333" calcext:value-type="float">
            <text:p>0.145833333333333</text:p>
          </table:table-cell>
          <table:table-cell office:value-type="float" office:value="0.800056920160049" calcext:value-type="float">
            <text:p>0.800056920160049</text:p>
          </table:table-cell>
          <table:table-cell office:value-type="float" office:value="0.854166666666667" calcext:value-type="float">
            <text:p>0.854166666666667</text:p>
          </table:table-cell>
          <table:table-cell office:value-type="float" office:value="0.105799367352928" calcext:value-type="float">
            <text:p>0.10579936735292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mengd(2), moor(2), ontdekken(2), homo(5), misvormden(1), moslim(1), bediende(1), zigeuners(1), marron(6), negerslaven(1), wild(1), onbeschaafd(1), indiaan(1), page(2), blank(1), barbaren(1), eskimo(1), inheemsche(1), zwartje(1), volbloed(2), boesman(1), inheemsen(2), achtergrond(1), roots(3), aziatisch(1), kaffer(1), dwerg(1), tovenaar(1), k'mesties(2), inheems(1)</text:p>
          </table:table-cell>
          <table:table-cell office:value-type="string" calcext:value-type="string">
            <text:p>('corn', 3), ('grove', 1), ('orange', 4), ('roseland', 3), ('sioux', 10), ('minn', 4), ('hawarden', 1), ('ave', 4), ('rev.', 4), ('center', 4), ('lemars', 1), ('rapids', 3), ('farm', 2), ('muskegon', 1), ('falls', 4), ('kots', 1), ('valley', 1), ('jamestown', 1), ('waupun', 1), ('quaker', 1), ('hosper', 3), ('mich', 3), ('carload', 2), ('alto', 1), ('mcdonald', 1), ('chandler', 1)</text:p>
          </table:table-cell>
          <table:table-cell office:value-type="string" calcext:value-type="string">
            <text:p>corn, grove, orange, roseland, sioux, minn, hawarden, ave, rev., center, lemars, rapids, farm, muskegon, falls, kots, valley, jamestown, waupun, quaker, hosper, mich, carload, alto, mcdonald, chandler</text:p>
          </table:table-cell>
          <table:table-cell table:number-columns-repeated="101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37982" calcext:value-type="float">
            <text:p>337982</text:p>
          </table:table-cell>
          <table:table-cell office:value-type="float" office:value="58" calcext:value-type="float">
            <text:p>58</text:p>
          </table:table-cell>
          <table:table-cell office:value-type="float" office:value="0.103448275862069" calcext:value-type="float">
            <text:p>0.103448275862069</text:p>
          </table:table-cell>
          <table:table-cell office:value-type="float" office:value="0.966799009482338" calcext:value-type="float">
            <text:p>0.966799009482338</text:p>
          </table:table-cell>
          <table:table-cell office:value-type="float" office:value="0.844827586206896" calcext:value-type="float">
            <text:p>0.844827586206896</text:p>
          </table:table-cell>
          <table:table-cell office:value-type="float" office:value="0.109096847953863" calcext:value-type="float">
            <text:p>0.109096847953863</text:p>
          </table:table-cell>
          <table:table-cell office:value-type="float" office:value="0.0517241379310345" calcext:value-type="float">
            <text:p>0.0517241379310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ziatisch(3), verrast(1), neger(1), aboriginal(6), marron(5), page(5), roots(5), dwerggroei(1), queer(6), slaaf(2), achtergrond(2), metis'(1), blank(1), zwartje(1), traditionele(1), handicap(4), negercultuur(1), queertitle(1), kaffers(1), historisch(1), gemengd(2), gay(1), bediende(1), blanka(1), homo(1), barbaar(1), grootsch(1), trans(1)</text:p>
          </table:table-cell>
          <table:table-cell office:value-type="string" calcext:value-type="string">
            <text:p>('book', 7), ('writer', 1), ('possibility', 1), ('report', 2), ('country', 7), ('spiritual', 2), ('wlth', 1), ('subject', 1), ('women', 2), ('result', 2), ('left', 2), ('spread', 1), ('feeling', 2), ('afternoon', 1), ('still', 4), ('bottom', 1), ('night', 1), ('second', 3), ('yes', 2), ('cost', 2), ('known', 4), ('grow', 2), ('soul', 1), ('thrown', 1), ('absolutely', 1), ('understand', 1), ('matter', 2), ('see', 2), ('practical', 1), ('sees', 1), ('living', 1), ('around', 2), ('peace', 1), ('far', 1), ('standing', 1), ('present', 3), ('meet', 3), ('five', 4), ('children', 2), ('asked', 1), ('today', 2), ('say', 1), ('till', 1), ('close', 1), ('reception', 1), ('knowledge', 1), ('study', 1), ('minor', 1), ('notice', 1), ('both', 4), ('desire', 1), ('physical', 1), ('personal', 1), ('natural', 1), ('agreed', 1), ('delivered', 1), ('received', 1), ('netherlands', 1), ('view', 1), ('cheer', 1), ('to-day', 1), ('stated', 1), ('form.', 1), ('maintain', 1)</text:p>
          </table:table-cell>
          <table:table-cell office:value-type="string" calcext:value-type="string">
            <text:p>book, writer, possibility, report, country, spiritual, wlth, subject, women, result, left, spread, feeling, afternoon, still, bottom, night, second, yes, cost, known, grow, soul, thrown, absolutely, understand, matter, see, practical, sees, living, around, peace, far, standing, present, meet, five, children, asked, today, say, till, close, reception, knowledge, study, minor, notice, both, desire, physical, personal, natural, agreed, delivered, received, netherlands, view, cheer, to-day, stated, form., maintain</text:p>
          </table:table-cell>
          <table:table-cell table:number-columns-repeated="101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40548" calcext:value-type="float">
            <text:p>340548</text:p>
          </table:table-cell>
          <table:table-cell office:value-type="float" office:value="63" calcext:value-type="float">
            <text:p>63</text:p>
          </table:table-cell>
          <table:table-cell office:value-type="float" office:value="0.126984126984127" calcext:value-type="float">
            <text:p>0.126984126984127</text:p>
          </table:table-cell>
          <table:table-cell office:value-type="float" office:value="0.910717099548193" calcext:value-type="float">
            <text:p>0.910717099548193</text:p>
          </table:table-cell>
          <table:table-cell office:value-type="float" office:value="0.841269841269841" calcext:value-type="float">
            <text:p>0.841269841269841</text:p>
          </table:table-cell>
          <table:table-cell office:value-type="float" office:value="0.109831323032928" calcext:value-type="float">
            <text:p>0.109831323032928</text:p>
          </table:table-cell>
          <table:table-cell office:value-type="float" office:value="0.0317460317460317" calcext:value-type="float">
            <text:p>0.0317460317460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o-europeaan(1), moslim(3), achtergrond(2), inlander(1), moor(1), afkomst(1), traditioneelen(1), historisch(5), indisch(1), tovenaar(2), zigeuners(2), aziatische(1), negerslaven(1), traditionele(2), slaaf(1), volbloed(2), negercultuur(1), jakarta(1), mesties(2), marron(6), indiaan(1), inheems(3), homo(1), halfbloed(1), negervrees(1), dwerg(1), handicap(1), verraste(1), ontdekken(2), gemengd(3), zwartje(1), kaffer(2), boesman(1), bedienden(1), koelies(1), inheemsche(1), wilde(1), islamiet(1), traditioneel(1), grootsch(1)</text:p>
          </table:table-cell>
          <table:table-cell office:value-type="string" calcext:value-type="string">
            <text:p>('mr.', 37), ('jhr.', 8), ('snouck', 2), ('marees', 1), ('swinderen', 1), ('bruine', 2), ('slotemaker', 1), ('nir', 1), ('stirum', 2), ('ir.', 3), ('hurgronje', 2), ('glashorst', 1), ('brienen', 1), ('marez', 1), ('oyens', 1), ('adv.', 1), ('kur', 1), ('loren', 1), ('blocq', 1), ('stachouwer', 1), ('contra', 1), ('ambachtsheer', 1), ('pleyte', 1)</text:p>
          </table:table-cell>
          <table:table-cell office:value-type="string" calcext:value-type="string">
            <text:p>mr., jhr., snouck, marees, swinderen, bruine, slotemaker, nir, stirum, ir., hurgronje, glashorst, brienen, marez, oyens, adv., kur, loren, blocq, stachouwer, contra, ambachtsheer, pleyte</text:p>
          </table:table-cell>
          <table:table-cell table:number-columns-repeated="101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41262" calcext:value-type="float">
            <text:p>341262</text:p>
          </table:table-cell>
          <table:table-cell office:value-type="float" office:value="37" calcext:value-type="float">
            <text:p>37</text:p>
          </table:table-cell>
          <table:table-cell office:value-type="float" office:value="0.0810810810810811" calcext:value-type="float">
            <text:p>0.081081081081081</text:p>
          </table:table-cell>
          <table:table-cell office:value-type="float" office:value="0.975864093318714" calcext:value-type="float">
            <text:p>0.975864093318714</text:p>
          </table:table-cell>
          <table:table-cell office:value-type="float" office:value="0.864864864864865" calcext:value-type="float">
            <text:p>0.864864864864865</text:p>
          </table:table-cell>
          <table:table-cell office:value-type="float" office:value="0.113495614480071" calcext:value-type="float">
            <text:p>0.113495614480071</text:p>
          </table:table-cell>
          <table:table-cell office:value-type="float" office:value="0.0540540540540541" calcext:value-type="float">
            <text:p>0.0540540540540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oppensneller(2), achtergrond(1), moslim(10), indo-europeaan(3), inboorling(1), islamiet(2), traditionele(2), inheems(3), berber(1), jakarta(1), indische(2), zigeuners(1), afkomst(1), moslims(3), gemengd(2), kafferhoofdman(1), mesties(1)</text:p>
          </table:table-cell>
          <table:table-cell office:value-type="string" calcext:value-type="string">
            <text:p>('ageerenen', 1), ('mohammad', 1), ('atjeher', 5), ('aboe', 1), ('oelama', 2), ('tengkoe', 1), ('bendehoofd', 1), ('tiroe', 1), ('nja', 1), ('tuchtigen', 3), ('toekoe', 3), ('zelfbestur', 2), ('atjehers', 2), ('sabil', 1), ('uitrukken', 1), ('sneltocht', 1), ('imam', 2), ('amokmaker', 1), ('goeroe', 1), ('oemar', 1), ('olim', 1), ('vastenmaand', 1), ('blokhuis', 1), ('negara', 1), ('pang', 1), ('toean', 2), ('maharadja', 1), ('singa', 1), ('rijksgroot', 1), ('prauw', 2), ('teungkoe', 1), ('bintara', 1), ('pradjoerit', 1), ('imeum', 1)</text:p>
          </table:table-cell>
          <table:table-cell office:value-type="string" calcext:value-type="string">
            <text:p>ageerenen, mohammad, atjeher, aboe, oelama, tengkoe, bendehoofd, tiroe, nja, tuchtigen, toekoe, zelfbestur, atjehers, sabil, uitrukken, sneltocht, imam, amokmaker, goeroe, oemar, olim, vastenmaand, blokhuis, negara, pang, toean, maharadja, singa, rijksgroot, prauw, teungkoe, bintara, pradjoerit, imeum</text:p>
          </table:table-cell>
          <table:table-cell table:number-columns-repeated="101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39045" calcext:value-type="float">
            <text:p>339045</text:p>
          </table:table-cell>
          <table:table-cell office:value-type="float" office:value="42" calcext:value-type="float">
            <text:p>42</text:p>
          </table:table-cell>
          <table:table-cell office:value-type="float" office:value="0.119047619047619" calcext:value-type="float">
            <text:p>0.119047619047619</text:p>
          </table:table-cell>
          <table:table-cell office:value-type="float" office:value="0.9044596218091" calcext:value-type="float">
            <text:p>0.904459621809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17262001854081" calcext:value-type="float">
            <text:p>0.117262001854081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heemse(1), barbaar(2), homogeen(1), moslimsch(1), traditionele(2), historisch(2), zigeuner(1), inheems(2), pygmee(1), moslim(2), knecht(1), schildersknecht(1), marron(3), indo-europeaan(2), afkomst(2), traditioneel(3), ras(2), indisch(1), gekleurd(1), zwartjes(1), onbeschaafd(1), mesties(1), gemengd(1), kokkie(1), indo(1), aziatisch(2), mongool(1), roots(1), dwerg(1)</text:p>
          </table:table-cell>
          <table:table-cell office:value-type="string" calcext:value-type="string">
            <text:p>('lat', 18), ('tich', 2), ('iaren', 1), ('gestagen', 1), ('oaz', 1), ('daan', 3), ('weel', 5), ('self', 1), ('itond', 2), ('zlcb', 3), ('kbaar', 1), ('slcb', 1), ('hoo', 1), ('mea', 1), ('wsnt', 1), ('bestaar', 2), ('ni*t', 1), ('geiegd', 1), ('zlch', 1), ('slch', 1)</text:p>
          </table:table-cell>
          <table:table-cell office:value-type="string" calcext:value-type="string">
            <text:p>lat, tich, iaren, gestagen, oaz, daan, weel, self, itond, zlcb, kbaar, slcb, hoo, mea, wsnt, bestaar, ni*t, geiegd, zlch, slch</text:p>
          </table:table-cell>
          <table:table-cell table:number-columns-repeated="101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41528" calcext:value-type="float">
            <text:p>341528</text:p>
          </table:table-cell>
          <table:table-cell office:value-type="float" office:value="26" calcext:value-type="float">
            <text:p>26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879235278267414" calcext:value-type="float">
            <text:p>0.879235278267414</text:p>
          </table:table-cell>
          <table:table-cell office:value-type="float" office:value="0.884615384615385" calcext:value-type="float">
            <text:p>0.884615384615385</text:p>
          </table:table-cell>
          <table:table-cell office:value-type="float" office:value="0.11747801045976" calcext:value-type="float">
            <text:p>0.1174780104597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rron(4), queer(3), historisch(1), handicap(2), westers(3), afkomst(1), achtergrond(2), indiaan(1), moslim(1), aboriginal(1), medicijnmannen(1), volbloed(1), metis(1), page(1), berber(1), slaaf(1), lilliputter(1)</text:p>
          </table:table-cell>
          <table:table-cell office:value-type="string" calcext:value-type="string">
            <text:p>('m.', 2), ('diana', 2), ('niobe', 1), ('mars', 1), ('elve', 1), ('ijstad', 1), ('castor', 1), ('windau', 1), ('flora', 1), ('iris', 2), ('rocker', 1), ('johnsen', 1), ('creole', 1), ('amor', 1), ('gittens', 1), ('poseidon', 1), ('yarmouth', 1), ('mane', 1), ('jacobstad', 1), ('geile', 1), ('gamma', 1), ('skelleftea', 1), ('ramm', 1)</text:p>
          </table:table-cell>
          <table:table-cell office:value-type="string" calcext:value-type="string">
            <text:p>m., diana, niobe, mars, elve, ijstad, castor, windau, flora, iris, rocker, johnsen, creole, amor, gittens, poseidon, yarmouth, mane, jacobstad, geile, gamma, skelleftea, ramm</text:p>
          </table:table-cell>
          <table:table-cell table:number-columns-repeated="10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41401" calcext:value-type="float">
            <text:p>341401</text:p>
          </table:table-cell>
          <table:table-cell office:value-type="float" office:value="121" calcext:value-type="float">
            <text:p>121</text:p>
          </table:table-cell>
          <table:table-cell office:value-type="float" office:value="0.148760330578512" calcext:value-type="float">
            <text:p>0.148760330578512</text:p>
          </table:table-cell>
          <table:table-cell office:value-type="float" office:value="0.863873563254364" calcext:value-type="float">
            <text:p>0.863873563254364</text:p>
          </table:table-cell>
          <table:table-cell office:value-type="float" office:value="0.818181818181818" calcext:value-type="float">
            <text:p>0.818181818181818</text:p>
          </table:table-cell>
          <table:table-cell office:value-type="float" office:value="0.118086288256767" calcext:value-type="float">
            <text:p>0.118086288256767</text:p>
          </table:table-cell>
          <table:table-cell office:value-type="float" office:value="0.0330578512396694" calcext:value-type="float">
            <text:p>0.03305785123966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raditionele(8), indo-europeaan(7), moslim(12), ontdekken(4), inheems(3), barbaren(2), traditioneel(3), achtergrond(7), mengras(1), marron(4), barbaar(1), inheemsch(1), christelijkhistorisch'(1), gemengd(5), barbaar'sche(1), westers(1), kaffer(2), aziatisch(8), slaaf(1), inlander(2), eskimo(1), moslims(1), indo(1), negercultuur(1), zigeunermuziek(1), exotische(1), bediende(1), historisch(6), indische(1), exotisch(2), pygmeeen(1), moslimcultuur(1), dwerg(1), mesties(2), moor(1), rassen(1), islamiet(1), negerrijk(2), slaven(1), afgod(1), indiaan(1), homo(2), lesbisch(2), historischen(1), queer(1), metis(1), islamieten(1), gekleurd(1), knecht(1), volbloed'(1), zigeunerin(1), lilliputter(1), zwartjes(1), negerslaven(1), indisch(1), onbeschaafdheid(1), ras(1)</text:p>
          </table:table-cell>
          <table:table-cell office:value-type="string" calcext:value-type="string">
            <text:p>('volkenbond', 6), ('schrijven', 97), ('engelands', 2), ('rubriek', 3), ('wereldoorlog', 4), ('voorbereidsel', 1), ('reisdoel', 1), ('oorlogsverklaring', 1), ('oplaag', 1), ("duitschland's", 1), ('oppo', 1), ('num', 1), ("frankrijk's", 1), ('polsen', 1), ('artikelenreeks', 1), ("japan's", 1)</text:p>
          </table:table-cell>
          <table:table-cell office:value-type="string" calcext:value-type="string">
            <text:p>volkenbond, schrijven, engelands, rubriek, wereldoorlog, voorbereidsel, reisdoel, oorlogsverklaring, oplaag, duitschland's, oppo, num, frankrijk's, polsen, artikelenreeks, japan's</text:p>
          </table:table-cell>
          <table:table-cell table:number-columns-repeated="10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40603" calcext:value-type="float">
            <text:p>340603</text:p>
          </table:table-cell>
          <table:table-cell office:value-type="float" office:value="423" calcext:value-type="float">
            <text:p>423</text:p>
          </table:table-cell>
          <table:table-cell office:value-type="float" office:value="0.177304964539007" calcext:value-type="float">
            <text:p>0.177304964539007</text:p>
          </table:table-cell>
          <table:table-cell office:value-type="float" office:value="0.638387847802956" calcext:value-type="float">
            <text:p>0.638387847802956</text:p>
          </table:table-cell>
          <table:table-cell office:value-type="float" office:value="0.794326241134752" calcext:value-type="float">
            <text:p>0.794326241134752</text:p>
          </table:table-cell>
          <table:table-cell office:value-type="float" office:value="0.118480849451592" calcext:value-type="float">
            <text:p>0.118480849451592</text:p>
          </table:table-cell>
          <table:table-cell office:value-type="float" office:value="0.0283687943262411" calcext:value-type="float">
            <text:p>0.02836879432624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gemengd(13), grootst(1), traditionele(30), ontdekken(3), barbaar(5), aboriginal(1), inheemsche(2), bediende(2), indo-europeaan(13), zigeunermuziek(2), mulat(2), dwerg(6), moslim(27), kokkie(4), koelies(1), mesties(3), hottentot(2), inuit(3), marron(15), aziatisch(19), metis(1), boesman(2), inheems(21), indiaan(3), traditioneel(5), historisch(12), blank(6), islamiet(4), dwerggroei(11), zigeuner(3), kaukasisch(2), achtergrond(27), galeislaven(1), negerslaven(3), homogeen(1), gemengde(1), aziatische(6), pygmee(3), eskimo's(1), westerse(1), barbarlje(1), baboe(2), indo(4), primitief(3), negerrijk(1), jachtwild(1), mongool(2), onbeschaafd(6), slavenschip(2), neger(4), negercultuur(2), knecht(2), koppensnellers(2), wild(3), muzelman(4), medicijnman(2), lesbisch(2), kaffer(5), inheemsen(2), volbloed(1), eskimoverhalen(1), bosneger(4), aapman(1), inheems'che(2), moortje(1), afgod(4), moor(2), baboes(1), berberoorlog(1), zimbabwe(1), barbaren(5), gekleurd(4), kafferhoofdman(1), bedienden(1), wereldhistorische(1), muzelmansche(1), exotische(1), lilliputter(3), slaaf(3), historische(5), koppensneller(2), slaven(2), zimbabwecultuur(1), westers(1), misvormden(1), winkelknechten(1), inlandsche(3), mongoolsche(1), indische(1), marrons(2), negerin(1), lesbische(2), blanke(2), hottentotten(2), inboorlingen(1), tovenaars(1), inheemseen(1), negers(1), moslims(3), hottentottenstam(1), mongoolse(1), zwartje(1), moslimsche(3), bataviasche(1), koelie(3), barbaarsche(1), lilliputters(1), etniciteit(1), indisch(1), historischen(1), inlander(3), kaffers(1), berber(1), aziatischen(1), halfbloed(1), gekleurde(1), roots(1), handicapper(1), handicap(1), roma(1), inheemse(1), roots'(1), homo(1), page(1), afkomstig(1)</text:p>
          </table:table-cell>
          <table:table-cell office:value-type="string" calcext:value-type="string">
            <text:p>('blijven', 190), ('tegelijk', 11), ('onverwijld', 1), ('bijzonder', 51), ('eiken', 19), ('alreeds', 1), ('tevens', 38), ('evenals', 43), ('ieder', 26), ('doenlijk', 2), ('allereerst', 21), ('diezelfde', 4), ('zodat', 5), ('mogelyk', 3), ('bizonder', 4), ('tijdig', 5), ('elk', 2), ('byzonder', 1), ('noodzake', 1), ('insgelijks', 2), ('mogeljjk', 1), ('tegelijkertijd', 9), ('bizond', 1), ("gevo'g", 1), ('teiwijl', 1), ('wen-', 1), ('delibereren', 1), ('terzelfdertijd', 1), ('bluven', 1), ('lichtelijk', 2), ('aau-', 1), ('mogelgk', 1), ('dergelyk', 1)</text:p>
          </table:table-cell>
          <table:table-cell office:value-type="string" calcext:value-type="string">
            <text:p>blijven, tegelijk, onverwijld, bijzonder, eiken, alreeds, tevens, evenals, ieder, doenlijk, allereerst, diezelfde, zodat, mogelyk, bizonder, tijdig, elk, byzonder, noodzake, insgelijks, mogeljjk, tegelijkertijd, bizond, gevo'g, teiwijl, wen-, delibereren, terzelfdertijd, bluven, lichtelijk, aau-, mogelgk, dergelyk</text:p>
          </table:table-cell>
          <table:table-cell table:number-columns-repeated="101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41156" calcext:value-type="float">
            <text:p>34115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2295567986653" calcext:value-type="float">
            <text:p>0.1222955679866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ge(1), mengras(1), achtergrond(2), inheems(1), queer(1), gemengd(1), moslim(1)</text:p>
          </table:table-cell>
          <table:table-cell office:value-type="string" calcext:value-type="string">
            <text:p>('aanbod', 4), ('dekking', 2), ('bull', 1), ('aan-j', 1)</text:p>
          </table:table-cell>
          <table:table-cell office:value-type="string" calcext:value-type="string">
            <text:p>aanbod, dekking, bull, aan-j</text:p>
          </table:table-cell>
          <table:table-cell table:number-columns-repeated="101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39783" calcext:value-type="float">
            <text:p>33978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2295567986653" calcext:value-type="float">
            <text:p>0.1222955679866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olbloed'(1), marron(1), gemengd(2), queer(1), achtergrond(1), gekleurd(1), trans(1)</text:p>
          </table:table-cell>
          <table:table-cell office:value-type="string" calcext:value-type="string">
            <text:p>('mad', 1), ('ij%', 1), ('cau', 1), ('geo', 1), ('income', 1), ('algoma', 1), ('winona', 1), ('adjustment', 1)</text:p>
          </table:table-cell>
          <table:table-cell office:value-type="string" calcext:value-type="string">
            <text:p>mad, ij%, cau, geo, income, algoma, winona, adjustment</text:p>
          </table:table-cell>
          <table:table-cell table:number-columns-repeated="101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41413" calcext:value-type="float">
            <text:p>3414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2295567986653" calcext:value-type="float">
            <text:p>0.12229556798665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rron(2), schildersknecht(1), berber(1), moslim(1), kokkie(1), traditionele(1), inheems'che(1)</text:p>
          </table:table-cell>
          <table:table-cell office:value-type="string" calcext:value-type="string">
            <text:p>('wed', 4), ('rondeel', 1), ('wezel', 1), ('huizo', 1), ('weijs', 1)</text:p>
          </table:table-cell>
          <table:table-cell office:value-type="string" calcext:value-type="string">
            <text:p>wed, rondeel, wezel, huizo, weijs</text:p>
          </table:table-cell>
          <table:table-cell table:number-columns-repeated="10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41110" calcext:value-type="float">
            <text:p>341110</text:p>
          </table:table-cell>
          <table:table-cell office:value-type="float" office:value="130" calcext:value-type="float">
            <text:p>130</text:p>
          </table:table-cell>
          <table:table-cell office:value-type="float" office:value="0.123076923076923" calcext:value-type="float">
            <text:p>0.123076923076923</text:p>
          </table:table-cell>
          <table:table-cell office:value-type="float" office:value="0.974734986451161" calcext:value-type="float">
            <text:p>0.974734986451161</text:p>
          </table:table-cell>
          <table:table-cell office:value-type="float" office:value="0.815384615384615" calcext:value-type="float">
            <text:p>0.815384615384615</text:p>
          </table:table-cell>
          <table:table-cell office:value-type="float" office:value="0.123427545906048" calcext:value-type="float">
            <text:p>0.123427545906048</text:p>
          </table:table-cell>
          <table:table-cell office:value-type="float" office:value="0.0615384615384615" calcext:value-type="float">
            <text:p>0.0615384615384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inheems(6), boesmanbanelen(1), moslim(7), aboriginal(1), islamiet(2), handicap(1), achtergrond(9), marron(5), gekleurde(1), marrons(2), aziatische(2), eskimo's(1), blank(1), mongool(3), indische(1), inboorling(2), exotisch(3), gemengde(1), mengras(3), etniciteit(1), muzelman(1), indisch(1), barbaar(2), inuit(2), metis(1), aziatisch(5), inheemse(2), baboes(1), pygmee(2), indo-europeaan(5), slaaf(1), baboe(2), gemengd(5), historisch(3), dwerggroei(1), onbeschaafd(1), primitief(2), gay(1), exotische(1), metis'nachts(1), queer(2), wereldmoord(1), afgod(1), traditionele(6), medicijnman(1), senaatsbediende(1), barbaren(2), berber(4), koelie(1), homo(3), dienstknecht(1), ontdekken(1), traditioneel(3), stam(1), ras(2), inheemsche(1), kwinti(1), moor(1), moslimsche(1), tovenaar(1), zigeuners(1), barbarlje(1)</text:p>
          </table:table-cell>
          <table:table-cell office:value-type="string" calcext:value-type="string">
            <text:p>('moor', 8), ('dot', 7), ('llgt', 1), ('beataat', 1), ('etaat', 1), ('nlet', 12), ('ntet', 1), ('wlj', 2), ('aoet', 1), ('ala', 11), ('omdal', 2), ('zlj', 2), ('iering', 1), ('te-n', 1), ('cue', 1), ('dian', 1), ('stold', 1), ('atede', 1), ('w*s', 1), ('let', 3), ('nlot', 1), ('eeo', 2), ('beid', 2), ('bua', 1), ('jat', 2), ('kaar', 2), ('dat', 1), ('reel', 2), ('moer', 6), ('aiju', 1), ('-don', 1), ('mnar', 1), ('sljn', 1), ('xjjn', 1), ('alet', 1), ('wee', 5), ('hlj', 2), ('iljn', 2), ('tanen', 4), ('dutten', 3), ('dnt', 1), ('ni.-t', 1), ('tlat', 1), ('beaat', 1), ('erig', 1), ('.hen', 2), ('jjk', 1), ('aoodlg', 1), ('kiog', 1), ('egd', 1), ('r.ijn', 1), ('tedert', 1), ('gok', 1), ('wnt', 1), ('ilat', 1), ('lijko', 1), ('zlju', 1), ('aoowel', 1), ('wot', 1), ('cog', 2), ('nirt', 1), ('slechta', 1), ('z^n', 2), ('weor', 1), ('nop', 1), ('vlade', 1), ('ragen', 1), ('toek', 1), ('tens', 1), ('ziot', 1), ('aog', 1), ('tljn', 1), ('vooralen', 2), ('aao', 1), ('jlet', 1), ('waak', 1), ('zlja', 1), ('zleh', 1), ('zil', 1), ('eigon', 1), ('uwd', 1), ('ztch', 1), ('dg', 1)</text:p>
          </table:table-cell>
          <table:table-cell office:value-type="string" calcext:value-type="string">
            <text:p>moor, dot, llgt, beataat, etaat, nlet, ntet, wlj, aoet, ala, omdal, zlj, iering, te-n, cue, dian, stold, atede, w*s, let, nlot, eeo, beid, bua, jat, kaar, dat, reel, moer, aiju, -don, mnar, sljn, xjjn, alet, wee, hlj, iljn, tanen, dutten, dnt, ni.-t, tlat, beaat, erig, .hen, jjk, aoodlg, kiog, egd, r.ijn, tedert, gok, wnt, ilat, lijko, zlju, aoowel, wot, cog, nirt, slechta, z^n, weor, nop, vlade, ragen, toek, tens, ziot, aog, tljn, vooralen, aao, jlet, waak, zlja, zleh, zil, eigon, uwd, ztch, dg</text:p>
          </table:table-cell>
          <table:table-cell table:number-columns-repeated="101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40986" calcext:value-type="float">
            <text:p>340986</text:p>
          </table:table-cell>
          <table:table-cell office:value-type="float" office:value="31" calcext:value-type="float">
            <text:p>31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0.844556066260359" calcext:value-type="float">
            <text:p>0.844556066260359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125167853732793" calcext:value-type="float">
            <text:p>0.12516785373279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heems(3), aziatisch(1), historisch(2), westers(2), wild(2), gemengd(10), inlander(1), zwartje(1), mongool(1), islamiet(1), homo(1), wilde(1), indisch(2), gemengd'contract(1), blank(1), medicijnman(1)</text:p>
          </table:table-cell>
          <table:table-cell office:value-type="string" calcext:value-type="string">
            <text:p>('loco', 8), ('slam', 2), ('cash', 1), ('user', 1), ('chroomerts', 1), ('wolframerts', 1), ('ijz', 3), ('lood', 3), ('dadeljjk', 1), ('hiii', 1), ('fine', 1), ('straits', 5), ('triage', 1), ('katoenzaad', 1), ('mait', 1), ('fat', 1), ('entr', 1)</text:p>
          </table:table-cell>
          <table:table-cell office:value-type="string" calcext:value-type="string">
            <text:p>loco, slam, cash, user, chroomerts, wolframerts, ijz, lood, dadeljjk, hiii, fine, straits, triage, katoenzaad, mait, fat, entr</text:p>
          </table:table-cell>
          <table:table-cell table:number-columns-repeated="101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39822" calcext:value-type="float">
            <text:p>339822</text:p>
          </table:table-cell>
          <table:table-cell office:value-type="float" office:value="31" calcext:value-type="float">
            <text:p>31</text:p>
          </table:table-cell>
          <table:table-cell office:value-type="float" office:value="0.032258064516129" calcext:value-type="float">
            <text:p>0.032258064516129</text:p>
          </table:table-cell>
          <table:table-cell office:value-type="float" office:value="0.998099430513126" calcext:value-type="float">
            <text:p>0.998099430513126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125167853732793" calcext:value-type="float">
            <text:p>0.125167853732793</text:p>
          </table:table-cell>
          <table:table-cell office:value-type="float" office:value="0.0967741935483871" calcext:value-type="float">
            <text:p>0.0967741935483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heems(3), historisch(1), gemengd(5), traditioneelen(1), historische(1), moslim(1), senaatsbediende(1), boesman(2), primitief(1), achtergrond(3), bediende(1), indo-europeaan(1), koelie(1), exotisch(1), misvormden(1), traditionele(1), indisch(1), marron(1), historischcn(1), inuit(1), hottentot(1), koppensneller(1)</text:p>
          </table:table-cell>
          <table:table-cell office:value-type="string" calcext:value-type="string">
            <text:p>('haagsch', 6), ('amsterdamsch', 2), ('bredasch', 1), ('utrechtsch', 3), ('tilburgsch', 3), ('haarlems', 1), ('leidsche', 3), ('utrechts', 1), ('rotterdams', 1), ('damsch', 2), ('hoofdstedelijk', 1), ('amsch', 1), ('asser', 2), ('amsterdams', 1), ('delftsch', 1), ('groningsche', 1), ('leidsch', 1), ('groninger', 1)</text:p>
          </table:table-cell>
          <table:table-cell office:value-type="string" calcext:value-type="string">
            <text:p>haagsch, amsterdamsch, bredasch, utrechtsch, tilburgsch, haarlems, leidsche, utrechts, rotterdams, damsch, hoofdstedelijk, amsch, asser, amsterdams, delftsch, groningsche, leidsch, groninger</text:p>
          </table:table-cell>
          <table:table-cell table:number-columns-repeated="101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2321" calcext:value-type="float">
            <text:p>332321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903793111617061" calcext:value-type="float">
            <text:p>0.903793111617061</text:p>
          </table:table-cell>
          <table:table-cell office:value-type="float" office:value="0.9" calcext:value-type="float">
            <text:p>0.9</text:p>
          </table:table-cell>
          <table:table-cell office:value-type="float" office:value="0.126323855797804" calcext:value-type="float">
            <text:p>0.12632385579780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laven(1), halfbloed(1), gemengd(4), aboriginal(2), historische(1), zigeunerin(1), traditionele(2), marron(1), ontdekken(1), achtergrond(1), roots(1), koppensnellers(1), traditioneel(1), exotisch(1), queer(1)</text:p>
          </table:table-cell>
          <table:table-cell office:value-type="string" calcext:value-type="string">
            <text:p>('early', 3), ('zoet', 8), ('duc', 1), ('wildeman', 1), ('merode', 1), ('reine', 2), ('hardy', 1), ('brederode', 1), ('jutteper', 1), ('zigeunerin', 1), ('merod', 1), ('seedling', 1), ('beurr', 1), ('kroet', 1), ('trevoux', 1)</text:p>
          </table:table-cell>
          <table:table-cell office:value-type="string" calcext:value-type="string">
            <text:p>early, zoet, duc, wildeman, merode, reine, hardy, brederode, jutteper, zigeunerin, merod, seedling, beurr, kroet, trevoux</text:p>
          </table:table-cell>
          <table:table-cell table:number-columns-repeated="101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39861" calcext:value-type="float">
            <text:p>339861</text:p>
          </table:table-cell>
          <table:table-cell office:value-type="float" office:value="14" calcext:value-type="float">
            <text:p>14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0.940965105500576" calcext:value-type="float">
            <text:p>0.940965105500576</text:p>
          </table:table-cell>
          <table:table-cell office:value-type="float" office:value="0.928571428571429" calcext:value-type="float">
            <text:p>0.928571428571429</text:p>
          </table:table-cell>
          <table:table-cell office:value-type="float" office:value="0.131652165641334" calcext:value-type="float">
            <text:p>0.13165216564133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rron(1), gemengd(1), volbloed(1), slaaf(1), queer(2), metis(1), ontdekken(1), traditionele(2), indiaan(1), aziatisch(1), stam(1), inlander(1)</text:p>
          </table:table-cell>
          <table:table-cell office:value-type="string" calcext:value-type="string">
            <text:p>('goole', 1), ('huil', 3), ('gothenburg', 1), ('sunderland', 1), ('ijstroom', 1), ('newcastle', 3), ('ligplaats', 1), ('desi', 1), ('lynn', 1), ('grimsby', 1), ('tham', 1), ('kappen', 3), ('goeie', 1)</text:p>
          </table:table-cell>
          <table:table-cell office:value-type="string" calcext:value-type="string">
            <text:p>goole, huil, gothenburg, sunderland, ijstroom, newcastle, ligplaats, desi, lynn, grimsby, tham, kappen, goeie</text:p>
          </table:table-cell>
          <table:table-cell table:number-columns-repeated="10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41717" calcext:value-type="float">
            <text:p>341717</text:p>
          </table:table-cell>
          <table:table-cell office:value-type="float" office:value="223" calcext:value-type="float">
            <text:p>223</text:p>
          </table:table-cell>
          <table:table-cell office:value-type="float" office:value="0.143497757847534" calcext:value-type="float">
            <text:p>0.143497757847534</text:p>
          </table:table-cell>
          <table:table-cell office:value-type="float" office:value="0.950109150436638" calcext:value-type="float">
            <text:p>0.950109150436638</text:p>
          </table:table-cell>
          <table:table-cell office:value-type="float" office:value="0.802690582959641" calcext:value-type="float">
            <text:p>0.802690582959641</text:p>
          </table:table-cell>
          <table:table-cell office:value-type="float" office:value="0.131724030663581" calcext:value-type="float">
            <text:p>0.131724030663581</text:p>
          </table:table-cell>
          <table:table-cell office:value-type="float" office:value="0.0538116591928251" calcext:value-type="float">
            <text:p>0.0538116591928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chtergrond(12), indo-europeaan(16), muzelman(2), zwartje(1), aziatisch(19), inheems(4), aapman(1), aziatische(3), moslim(15), gemengd(10), inheemse(1), marron(9), negerrijk(4), bediende(2), gemengde(3), blank(2), boesman(2), slaaf(1), inlander(1), koppensneller(1), traditionele(13), moor(1), negerin(1), tovenaar(3), kokkie(1), zigeuner(2), christelijkhistorisch'(1), knecht(1), page(1), halfbloed(1), eskimo(2), blanke(1), barbaar(1), mengras(1), historisch(5), moslims(1), indische(1), koelie(2), kaffers(1), gekleurd(3), baboe(2), historischcn(1), afkomst(3), hottentotten(2), zigeunermuziek(1), voorhistorische(1), islamiet(2), jakarta(1), stamgenooten(1), exotisch(2), inuit(1), negers(1), indo(6), berbers(1), pygmee(2), queer(1), ras(1), handicap(1), kaukasisch(6), volbloed(1), inheemsche(1), handicapper(1), zigeuners(1), bosneger(3), negercultuur(1), ontdekken(1), afgod(1), slaven(1), stamhoofd(1), inlandsche(2), negerslaven(2), indisch(2), barbaren(2), neger(2), kwinti(1), historische(1), berber(1), marrons(2), homo(1), stam(1), lesbisch(1), traditioneel(1), knechts(1), wild(1), mulat(1), medicijnman(1)</text:p>
          </table:table-cell>
          <table:table-cell office:value-type="string" calcext:value-type="string">
            <text:p>('melden', 37), ('bericht', 54), ('blad', 72), ('nieuws', 14), ('crt.', 4), ('vernemen', 27), ('amigoe', 1), ('welingelicht', 1), ('gerucht', 13), ('telegrafisch', 3), ('pars', 1), ('avondblad', 1), ('persbericht', 1), ('handelsblad', 6), ('naarde', 1), ('nabij', 1), ('schryft', 1), ('bver', 1), ('biad', 1), ('legram', 1), ('eint', 1), ('verluiden', 2), ('hbl', 2), ('socr', 1), ('ochtendblad', 1), ('bulletin', 1), ('meiden', 1), ('corr.', 1), ('telegrammen', 1), ('zegsman', 3), ('berioht', 1)</text:p>
          </table:table-cell>
          <table:table-cell office:value-type="string" calcext:value-type="string">
            <text:p>melden, bericht, blad, nieuws, crt., vernemen, amigoe, welingelicht, gerucht, telegrafisch, pars, avondblad, persbericht, handelsblad, naarde, nabij, schryft, bver, biad, legram, eint, verluiden, hbl, socr, ochtendblad, bulletin, meiden, corr., telegrammen, zegsman, berioht</text:p>
          </table:table-cell>
          <table:table-cell table:number-columns-repeated="101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40859" calcext:value-type="float">
            <text:p>340859</text:p>
          </table:table-cell>
          <table:table-cell office:value-type="float" office:value="76" calcext:value-type="float">
            <text:p>76</text:p>
          </table:table-cell>
          <table:table-cell office:value-type="float" office:value="0.131578947368421" calcext:value-type="float">
            <text:p>0.131578947368421</text:p>
          </table:table-cell>
          <table:table-cell office:value-type="float" office:value="0.909217353063839" calcext:value-type="float">
            <text:p>0.909217353063839</text:p>
          </table:table-cell>
          <table:table-cell office:value-type="float" office:value="0.828947368421053" calcext:value-type="float">
            <text:p>0.828947368421053</text:p>
          </table:table-cell>
          <table:table-cell office:value-type="float" office:value="0.133317051497322" calcext:value-type="float">
            <text:p>0.133317051497322</text:p>
          </table:table-cell>
          <table:table-cell office:value-type="float" office:value="0.0394736842105263" calcext:value-type="float">
            <text:p>0.0394736842105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tniciteit(1), zwartje(1), historisch(8), aziatisch(6), berber(2), pygmee(1), marron(4), traditionele(4), zigeuner(2), moslims(2), mesties(2), indiaan(1), traditioneel(1), moslim(4), moslimsche(2), historische(2), achtergrond(2), neger(1), boesman(1), inlander(1), wereldhistorische(1), page(1), koppensneller(1), mengras(1), lesbisch(1), stam(2), indo-europeaan(2), primitief(1), blank(2), historischen(1), indisch(1), hottentot(2), inheems(1), queer(1), negerrijk(1), misvormden(2), gemengd(1), exotisch(1), gekleurd(1), en'marron(1), mongool(1), lilliputter(1), zigeuners(1)</text:p>
          </table:table-cell>
          <table:table-cell office:value-type="string" calcext:value-type="string">
            <text:p>('gebouw', 21), ('terrein', 25), ('ontwerpen', 9), ('spoorweg', 13), ('tram', 4), ('centraalstation', 1), ('ingebruikneming', 1), ('rijksgebouw', 1), ('gebruikneming', 1), ('stopplaats', 1), ('sneldienst', 1), ('paardentram', 1)</text:p>
          </table:table-cell>
          <table:table-cell office:value-type="string" calcext:value-type="string">
            <text:p>gebouw, terrein, ontwerpen, spoorweg, tram, centraalstation, ingebruikneming, rijksgebouw, gebruikneming, stopplaats, sneldienst, paardentram</text:p>
          </table:table-cell>
          <table:table-cell table:number-columns-repeated="10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41071" calcext:value-type="float">
            <text:p>341071</text:p>
          </table:table-cell>
          <table:table-cell office:value-type="float" office:value="255" calcext:value-type="float">
            <text:p>255</text:p>
          </table:table-cell>
          <table:table-cell office:value-type="float" office:value="0.16078431372549" calcext:value-type="float">
            <text:p>0.16078431372549</text:p>
          </table:table-cell>
          <table:table-cell office:value-type="float" office:value="0.841058799326751" calcext:value-type="float">
            <text:p>0.841058799326751</text:p>
          </table:table-cell>
          <table:table-cell office:value-type="float" office:value="0.8" calcext:value-type="float">
            <text:p>0.8</text:p>
          </table:table-cell>
          <table:table-cell office:value-type="float" office:value="0.134900958743592" calcext:value-type="float">
            <text:p>0.134900958743592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gemengd(6), onbeschaafd(2), achtergrond(22), indo-europeaan(8), volksstam(1), slavenschip(2), moslims(1), inheems(6), boesmanbanelen(1), moslim(20), historisch(12), aziatisch(15), inheems'che(2), medicijnman(5), aziatische(7), kaffer(2), afgod(3), inlander(3), barbaar(4), traditionele(17), exotische(1), marrons(3), inuit(1), kaukasisch(3), mengras(2), zigeunermuziek(2), jokjakarta(1), barbaren(8), inheemse(1), slaaf(3), medicijnmannen(1), indische(1), inheemsche(2), gekleurd(1), indone(1), aziatischen(1), dienstknechts(1), volbloed(1), homo(3), zigeuners(1), inboorling(3), muzelman(1), eenhistorisch(1), islamiet(1), mongoolsche(1), koelie(2), page(1), hottentot(3), mulat(1), afkomst(2), dwerg(1), indo(2), wilde(3), aapman(1), berbers(1), negerslaven(1), pygmee(3), bedienden(1), koppensneller(2), wereldmoord(1), primitief(1), historische(2), marron(4), hottentottenstam(1), slaven(2), westerse(1), moslimsoh(1), zimbabwe(1), mongoolse(1), jachtwild(1), neger(2), dwergen(1), ras(2), queer(1), inlandsche(2), afgodendienst(1), moor(2), ontdekken(1), traditioneel(2), westers(1), blanke(2), stam(1), berber(1), halfbloed(2), historischen(1), gemengde(1), aboriginal(1), zigeuner(2), moslimsche(1), mongool(1), negers(1), tovenaar(1), onbeschaafdheid(1)</text:p>
          </table:table-cell>
          <table:table-cell office:value-type="string" calcext:value-type="string">
            <text:p>('wachtwoord', 1), ('volk', 126), ('beschrijven', 15), ('ruien', 1), ('pleitbezorger', 3), ('beweging', 48), ('bevrijding', 5), ('overheersing', 2), ('overheersching', 5), ('zichzelven', 3), ('patriotten', 1), ('despotisme', 1), ('socialisme', 6), ('jich', 1), ('volk-', 1), ('onderdrukking', 4), ('dubbelzinnig', 2), ('feodaal', 1), ('kliek', 2), ('plutocratie', 1), ('zichzelv', 1), ('achterbak', 1), ('tijdlang', 5), ('worsteling', 2), ('volksmassa', 1), ('openlijk', 6), ('propageren', 1), ('anarchie', 1), ('wijs', 7), ('omwenteling', 1), ('plundering', 1), ('zooiets', 3), ('kapitalisme', 1), ('anarchisme', 1), ('landskind', 1), ('arbeidersbeweging', 4), ('bedotten', 1), ('aarzel', 1), ('anti-katholiek', 1), ('gewelddaad', 1), ('liberalisme', 2), ('weerwraak', 1), ('iever', 1), ('nationalisme', 2), ('sterker', 1), ('vlakweg', 1), ('uitpraten', 1), ('separatisme', 1), ('yolk', 1)</text:p>
          </table:table-cell>
          <table:table-cell office:value-type="string" calcext:value-type="string">
            <text:p>wachtwoord, volk, beschrijven, ruien, pleitbezorger, beweging, bevrijding, overheersing, overheersching, zichzelven, patriotten, despotisme, socialisme, jich, volk-, onderdrukking, dubbelzinnig, feodaal, kliek, plutocratie, zichzelv, achterbak, tijdlang, worsteling, volksmassa, openlijk, propageren, anarchie, wijs, omwenteling, plundering, zooiets, kapitalisme, anarchisme, landskind, arbeidersbeweging, bedotten, aarzel, anti-katholiek, gewelddaad, liberalisme, weerwraak, iever, nationalisme, sterker, vlakweg, uitpraten, separatisme, yolk</text:p>
          </table:table-cell>
          <table:table-cell table:number-columns-repeated="101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41079" calcext:value-type="float">
            <text:p>341079</text:p>
          </table:table-cell>
          <table:table-cell office:value-type="float" office:value="25" calcext:value-type="float">
            <text:p>25</text:p>
          </table:table-cell>
          <table:table-cell office:value-type="float" office:value="0.12" calcext:value-type="float">
            <text:p>0.12</text:p>
          </table:table-cell>
          <table:table-cell office:value-type="float" office:value="0.861632475449073" calcext:value-type="float">
            <text:p>0.861632475449073</text:p>
          </table:table-cell>
          <table:table-cell office:value-type="float" office:value="0.88" calcext:value-type="float">
            <text:p>0.88</text:p>
          </table:table-cell>
          <table:table-cell office:value-type="float" office:value="0.137734082421625" calcext:value-type="float">
            <text:p>0.1377340824216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aditionele(1), etniciteit(1), marron(3), gemengd(5), muzelmannen(1), zigeunermuziek(1), volbloed(1), kokkie(1), bediende(1), indiaansch(1), inheems(1), achtergrond(1), aziatisch(2), aapman(1), kaffer(1), hottentot(1), inlandsche(1), lilliputters(1)</text:p>
          </table:table-cell>
          <table:table-cell office:value-type="string" calcext:value-type="string">
            <text:p>('eleetr', 1), ('hand.', 10), ('linde', 3), ('oosteren', 1), ('electr', 1), ('ooster', 3), ('h.v', 1), ('adam', 4), ('bant', 1)</text:p>
          </table:table-cell>
          <table:table-cell office:value-type="string" calcext:value-type="string">
            <text:p>eleetr, hand., linde, oosteren, electr, ooster, h.v, adam, bant</text:p>
          </table:table-cell>
          <table:table-cell table:number-columns-repeated="10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40630" calcext:value-type="float">
            <text:p>340630</text:p>
          </table:table-cell>
          <table:table-cell office:value-type="float" office:value="104" calcext:value-type="float">
            <text:p>104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813471576791639" calcext:value-type="float">
            <text:p>0.813471576791639</text:p>
          </table:table-cell>
          <table:table-cell office:value-type="float" office:value="0.817307692307692" calcext:value-type="float">
            <text:p>0.817307692307692</text:p>
          </table:table-cell>
          <table:table-cell office:value-type="float" office:value="0.145560640301131" calcext:value-type="float">
            <text:p>0.145560640301131</text:p>
          </table:table-cell>
          <table:table-cell office:value-type="float" office:value="0.0288461538461538" calcext:value-type="float">
            <text:p>0.0288461538461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nbeschaafd(1), indo-europeaan(6), negerslaven(3), inheemsen(1), historisch(2), dwerggroei(12), gemengd(21), inheems(4), demooraten(1), aziatische(2), blank(2), bediende(2), afgod(1), koelie(2), inheems'che(1), kokkie(1), wild(1), inheemse(3), achtergrond(4), marron(1), gekleurde(1), misvormden(1), inlander(1), moslim(2), aziatisch(1), lilliputter(1), indische(3), dwerg(2), moslims(2), pygmee(2), traditionele(2), queer(1), mulatten(1), mesties(1), islamiet(1), dwergen(1), stam(1), mengras(2), homo(1), hottentot(2), medicijnman(1), indiaan(1), kaukasisch(1), ontdekken(1)</text:p>
          </table:table-cell>
          <table:table-cell office:value-type="string" calcext:value-type="string">
            <text:p>('fing', 1), ('contract', 22), ('normaal', 22), ('aanspraak', 10), ('administratie', 4), ('afzonderen', 6), ('vermogen', 8), ('maatstaf', 2), ('afschaffen', 6), ('opgeven', 7), ('pensioenreglement', 1), ('garanderen', 1), ('verbintenis', 1), ('dezelve', 1), ('rubberrestrictie', 1), ('woningwet', 1), ('onevenredig', 1), ('inkrimping', 1), ('mutatie', 1), ('verdoen', 1), ('statui', 1), ('bezuiniging', 1), ('overblijvend', 1), ('beheer', 1), ('voordeele', 1), ('rechtspositie', 1), ('vrijstellen', 2), ('rijksambtenaar', 1)</text:p>
          </table:table-cell>
          <table:table-cell office:value-type="string" calcext:value-type="string">
            <text:p>fing, contract, normaal, aanspraak, administratie, afzonderen, vermogen, maatstaf, afschaffen, opgeven, pensioenreglement, garanderen, verbintenis, dezelve, rubberrestrictie, woningwet, onevenredig, inkrimping, mutatie, verdoen, statui, bezuiniging, overblijvend, beheer, voordeele, rechtspositie, vrijstellen, rijksambtenaar</text:p>
          </table:table-cell>
          <table:table-cell table:number-columns-repeated="10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1861" calcext:value-type="float">
            <text:p>341861</text:p>
          </table:table-cell>
          <table:table-cell office:value-type="float" office:value="198" calcext:value-type="float">
            <text:p>198</text:p>
          </table:table-cell>
          <table:table-cell office:value-type="float" office:value="0.151515151515152" calcext:value-type="float">
            <text:p>0.151515151515152</text:p>
          </table:table-cell>
          <table:table-cell office:value-type="float" office:value="0.89429773765878" calcext:value-type="float">
            <text:p>0.89429773765878</text:p>
          </table:table-cell>
          <table:table-cell office:value-type="float" office:value="0.803030303030303" calcext:value-type="float">
            <text:p>0.803030303030303</text:p>
          </table:table-cell>
          <table:table-cell office:value-type="float" office:value="0.145964465545268" calcext:value-type="float">
            <text:p>0.145964465545268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indo-europeaan(6), onbeschaafd(2), ras(2), inboorling(5), inheems(7), achtergrond(14), halfbloed(1), negerslaven(4), historisch(10), marron(7), ontdekken(2), mulat(2), verwilderd(1), gemengd(5), islamiet(1), barbaren(3), dwergen(1), moslims(1), mesties(3), lilliputter(3), medicijnman(2), aziatisch(18), berber(2), tovenaar(1), moslim(11), traditionele(8), afgodendienst(1), westers(2), transport(1), indiaans(1), inheems'che(2), mengras(1), mongool(4), inlandsche(3), groothistorische(1), indiaan(1), zigeunermuziek(2), mohemmedaan(1), exotische(1), indisch(2), inheemsche(4), eskimo's(2), stamgenooten(1), mongoolsche(2), inlander(2), eskimo(2), primitief(1), queer(2), exotisch(2), dwerggroei(5), moor(2), indo(1), afgod(2), stam(2), muzelman(1), kaukasisch(2), pygmee(1), slaaf(2), kaffer(1), westerse(1), negerrijk(1), moslimsohe(1), barbaar(1), koelied(1), neger(1), koppensnellers(1), slavenschip(1), gemengde(1), aziatische(2), bediende(1), koelie(1), page(1), historische(1), inheemsen(1)</text:p>
          </table:table-cell>
          <table:table-cell office:value-type="string" calcext:value-type="string">
            <text:p>('vreemd', 56), ('bern', 2), ('gisch', 2), ('brussel', 8), ('zwitsersch', 2), ('weenen', 8), ('berlijn', 13), ('portugal', 1), ('spanje', 17), ('paru', 1), ('kopenhagen', 3), ('parijs', 24), ('buitenland', 15), ('budapest', 3), ('bch', 2), ('farijs', 1), ('berlyn', 2), ('sch', 24), ('zurich', 1), ('binnenland', 13), ('parij', 2), ('milaan', 2), ('boedapest', 2), ('scho', 1), ('stockholm', 6), ('praag', 2), ('buitonland', 1), ('overzeesch', 3), ('ween', 2), ('zwit', 1), ('turkye', 1), ('oh', 1), ('parij-', 2), ('sehe', 1), ('vreemen', 1), ('helsinki', 1), ('bazel', 1), ('herlijn', 1)</text:p>
          </table:table-cell>
          <table:table-cell office:value-type="string" calcext:value-type="string">
            <text:p>vreemd, bern, gisch, brussel, zwitsersch, weenen, berlijn, portugal, spanje, paru, kopenhagen, parijs, buitenland, budapest, bch, farijs, berlyn, sch, zurich, binnenland, parij, milaan, boedapest, scho, stockholm, praag, buitonland, overzeesch, ween, zwit, turkye, oh, parij-, sehe, vreemen, helsinki, bazel, herlijn</text:p>
          </table:table-cell>
          <table:table-cell table:number-columns-repeated="101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41317" calcext:value-type="float">
            <text:p>341317</text:p>
          </table:table-cell>
          <table:table-cell office:value-type="float" office:value="19" calcext:value-type="float">
            <text:p>19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887057068040038" calcext:value-type="float">
            <text:p>0.88705706804003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150566491018163" calcext:value-type="float">
            <text:p>0.15056649101816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heemse(1), aziatisch(3), traditionele(1), indo(1), roots(2), historisch(1), barbaarsche(1), negervrees(1), gemengd(1), volbloed(1), homo(1), slavenschip(2), negerslaven(1), roots'(1), marron(1)</text:p>
          </table:table-cell>
          <table:table-cell office:value-type="string" calcext:value-type="string">
            <text:p>('llo', 2), ('zeilen', 4), ('ihl', 1), ('donau', 1), ('maart/april', 1), ('april/mei', 1), ('mei/juni', 1), ('short', 2), ('schouders', 1), ('ready', 1), ('laplata', 1), ('afi', 1), ('wheat', 1), ('snort', 1), ('stoomen', 1), ('disp.', 1)</text:p>
          </table:table-cell>
          <table:table-cell office:value-type="string" calcext:value-type="string">
            <text:p>llo, zeilen, ihl, donau, maart/april, april/mei, mei/juni, short, schouders, ready, laplata, afi, wheat, snort, stoomen, disp.</text:p>
          </table:table-cell>
          <table:table-cell table:number-columns-repeated="101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41158" calcext:value-type="float">
            <text:p>341158</text:p>
          </table:table-cell>
          <table:table-cell office:value-type="float" office:value="19" calcext:value-type="float">
            <text:p>19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887057068040038" calcext:value-type="float">
            <text:p>0.887057068040038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150566491018163" calcext:value-type="float">
            <text:p>0.15056649101816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queer(1), traditionele(1), aziatische(1), gemengd(1), negerslaven(1), berber(1), zigeunermuziek(1), metis(4), etniciteit(1), wereldhistorische(1), medicijnman(1), koppensneller(1), aziatisch(1), kaffer(1), tovenaar(1), mulat(1)</text:p>
          </table:table-cell>
          <table:table-cell office:value-type="string" calcext:value-type="string">
            <text:p>('odysseus', 1), ('juno', 1), ('grieksoh', 1), ('atlas', 2), ('ivar', 1), ('ragnar', 1), ('marienburg', 1), ('dundee', 1), ('saaie', 1), ('valery', 1), ('elba', 1), ('zeus', 1), ('eggleton', 1), ('themis', 1), ('newa', 1), ('gothen', 1), ('oka', 1), ('brem', 1), ('duchess', 1)</text:p>
          </table:table-cell>
          <table:table-cell office:value-type="string" calcext:value-type="string">
            <text:p>odysseus, juno, grieksoh, atlas, ivar, ragnar, marienburg, dundee, saaie, valery, elba, zeus, eggleton, themis, newa, gothen, oka, brem, duchess</text:p>
          </table:table-cell>
          <table:table-cell table:number-columns-repeated="10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41718" calcext:value-type="float">
            <text:p>341718</text:p>
          </table:table-cell>
          <table:table-cell office:value-type="float" office:value="40" calcext:value-type="float">
            <text:p>40</text:p>
          </table:table-cell>
          <table:table-cell office:value-type="float" office:value="0.075" calcext:value-type="float">
            <text:p>0.075</text:p>
          </table:table-cell>
          <table:table-cell office:value-type="float" office:value="0.984867664484238" calcext:value-type="float">
            <text:p>0.984867664484238</text:p>
          </table:table-cell>
          <table:table-cell office:value-type="float" office:value="0.85" calcext:value-type="float">
            <text:p>0.85</text:p>
          </table:table-cell>
          <table:table-cell office:value-type="float" office:value="0.151136302012177" calcext:value-type="float">
            <text:p>0.151136302012177</text:p>
          </table:table-cell>
          <table:table-cell office:value-type="float" office:value="0.075" calcext:value-type="float">
            <text:p>0.0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rron(5), muzelman(1), inheemse(1), aziatische(1), exotische(1), queer(2), tovenaar(1), achtergrond(3), barbaar(1), aboriginal(1), volbloed(2), inlander(1), indo-europeaan(1), vermoord(1), page(2), afgod(1), bediende(1), historisch(1), halfbloed(1), zigeuner(1), traditionele(2), zigeunermuziek(1), moord(1), indiaans(1), blanka(1), blank(1), moslim(1), negerslaven(1), inuit(1), roots(1)</text:p>
          </table:table-cell>
          <table:table-cell office:value-type="string" calcext:value-type="string">
            <text:p>('hastings', 1), ('werven', 3), ('princeton', 2), ('ann', 1), ('seh', 1), ('carlton', 1), ('hall', 2), ('proper', 2), ('sch.', 2), ('rickard', 1), ('toms', 2), ('cross', 1), ('alexandra', 1), ('marengo', 1), ('prairie', 2), ('lambeth', 1), ('cblcago', 1), ('california', 1), ('scheepsbouwer', 1), ('fifth', 1), ('saloon', 1), ('oxford', 1), ('nigel', 1), ('road', 2), ('ilenry', 1), ('monroe', 1), ('barbarossa', 2), ('woodward', 2), ('princes', 1)</text:p>
          </table:table-cell>
          <table:table-cell office:value-type="string" calcext:value-type="string">
            <text:p>hastings, werven, princeton, ann, seh, carlton, hall, proper, sch., rickard, toms, cross, alexandra, marengo, prairie, lambeth, cblcago, california, scheepsbouwer, fifth, saloon, oxford, nigel, road, ilenry, monroe, barbarossa, woodward, princes</text:p>
          </table:table-cell>
          <table:table-cell table:number-columns-repeated="10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36374" calcext:value-type="float">
            <text:p>336374</text:p>
          </table:table-cell>
          <table:table-cell office:value-type="float" office:value="45" calcext:value-type="float">
            <text:p>45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933211336536179" calcext:value-type="float">
            <text:p>0.933211336536179</text:p>
          </table:table-cell>
          <table:table-cell office:value-type="float" office:value="0.844444444444444" calcext:value-type="float">
            <text:p>0.844444444444444</text:p>
          </table:table-cell>
          <table:table-cell office:value-type="float" office:value="0.152205743577023" calcext:value-type="float">
            <text:p>0.152205743577023</text:p>
          </table:table-cell>
          <table:table-cell office:value-type="float" office:value="0.0444444444444444" calcext:value-type="float">
            <text:p>0.04444444444444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boriginal(7), inheemse(1), traditionele(1), roots(4), metis(2), gemengd(1), page(3), onbeschaafd(1), volbloed(2), zimbabwe(1), queer(4), traditioneel(1), stamboek(1), homo(1), blank(1), aziatisch(1), handicap(1), achtergrond(1), queertitle(1), kaffers(1), gay(1), marron(2), historisch(1), koelied(1), rassen(1), gekleurde(1), grootsch(1), trans(1)</text:p>
          </table:table-cell>
          <table:table-cell office:value-type="string" calcext:value-type="string">
            <text:p>('her', 12), ('side', 4), ('get', 3), ('same', 3), ('hundred', 2), ('thousand', 1), ('pjn', 1), ('than', 2), ('join', 1), ('rod', 1), ('tben', 1), ('soil', 1), ('bag', 1), ('landed', 1), ('load', 1), ('enemy', 1), ('everything', 1), ('tbat', 1), ('duty', 1), ('bread', 1), ('fill', 1), ('beyond', 2), ('mile', 1), ('know', 3), ('brother', 1), ('turn', 1), ('equal', 2), ('nearly', 1), ('probably', 4), ('cast', 1), ('cut', 1), ('particular', 1), ('addition', 1), ('fellow', 1), ('heart', 1), ('end', 1), ('through', 1), ('took', 1), ('loss', 2), ('twenty', 1), ('represented', 1), ('live', 1), ('doing', 1), ('extent', 1), ('along', 1)</text:p>
          </table:table-cell>
          <table:table-cell office:value-type="string" calcext:value-type="string">
            <text:p>her, side, get, same, hundred, thousand, pjn, than, join, rod, tben, soil, bag, landed, load, enemy, everything, tbat, duty, bread, fill, beyond, mile, know, brother, turn, equal, nearly, probably, cast, cut, particular, addition, fellow, heart, end, through, took, loss, twenty, represented, live, doing, extent, along</text:p>
          </table:table-cell>
          <table:table-cell table:number-columns-repeated="101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33532" calcext:value-type="float">
            <text:p>333532</text:p>
          </table:table-cell>
          <table:table-cell office:value-type="float" office:value="45" calcext:value-type="float">
            <text:p>45</text:p>
          </table:table-cell>
          <table:table-cell office:value-type="float" office:value="0.0888888888888889" calcext:value-type="float">
            <text:p>0.088888888888889</text:p>
          </table:table-cell>
          <table:table-cell office:value-type="float" office:value="0.97529178613392" calcext:value-type="float">
            <text:p>0.97529178613392</text:p>
          </table:table-cell>
          <table:table-cell office:value-type="float" office:value="0.844444444444444" calcext:value-type="float">
            <text:p>0.844444444444444</text:p>
          </table:table-cell>
          <table:table-cell office:value-type="float" office:value="0.152205743577023" calcext:value-type="float">
            <text:p>0.152205743577023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boriginal(7), marron(4), page(6), trans(1), queer(7), pygmee(1), roots(3), bosneger(1), homo(2), blank(1), achtergrond(2), handicap(2), dwerg(1), lesbisch(1), queertitle(1), mongoolsohc(1), gay(1), blanka(1), grootsch(1), negerslaven(1)</text:p>
          </table:table-cell>
          <table:table-cell office:value-type="string" calcext:value-type="string">
            <text:p>('wher', 4), ('every', 2), ('considered', 1), ('surinam', 2), ('another', 1), ('made', 5), ('remain', 1), ('further', 2), ('above', 1), ('have', 8), ('following', 3), ('most', 5), ('added', 1), ('except', 2), ('thes', 5), ('nothing', 1), ('account', 2), ('brought', 3), ('enough', 2), ('four', 1), ('hold', 1), ('now', 7), ('feel', 3), ('soon', 3), ('makes', 2), ('tried', 1), ('february', 2), ('tbe', 3), ('different', 3), ('because', 1), ('therefore', 2), ('found', 6), ('think', 1), ('thing', 2), ('life', 5), ('killed', 1), ('iike', 2), ('work', 5), ('need', 1), ('each', 4), ('kept', 2), ('lack', 1), ('died', 1), ('oerman', 1), ('ihe', 1), ('out', 1), ('feet', 1), ('allowed', 1), ('fresh', 1), ('come', 1), ('tlie', 1), ('mean', 1), ('used', 1), ('send', 1), ('then', 1), ('almost', 1), ('whose', 1), ('called', 1), ('placed', 1), ('next', 1), ('happy', 1), ('thus', 1), ('authorities', 1), ('greater', 1)</text:p>
          </table:table-cell>
          <table:table-cell office:value-type="string" calcext:value-type="string">
            <text:p>wher, every, considered, surinam, another, made, remain, further, above, have, following, most, added, except, thes, nothing, account, brought, enough, four, hold, now, feel, soon, makes, tried, february, tbe, different, because, therefore, found, think, thing, life, killed, iike, work, need, each, kept, lack, died, oerman, ihe, out, feet, allowed, fresh, come, tlie, mean, used, send, then, almost, whose, called, placed, next, happy, thus, authorities, greater</text:p>
          </table:table-cell>
          <table:table-cell table:number-columns-repeated="101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1018" calcext:value-type="float">
            <text:p>341018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84181046982744" calcext:value-type="float">
            <text:p>0.84181046982744</text:p>
          </table:table-cell>
          <table:table-cell office:value-type="float" office:value="0.875" calcext:value-type="float">
            <text:p>0.875</text:p>
          </table:table-cell>
          <table:table-cell office:value-type="float" office:value="0.160913982716087" calcext:value-type="float">
            <text:p>0.16091398271608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nheemsebe(1), handicap(1), historisch(1), halfbloedjes(1), dwerggroei(1), bosneger(1), moslim(1), afkomst(2), queer(1), exotisch(1), traditionele(2), marron(2), boesman(1), slaven(1), inheems(1), aziatisch(1), indo-europeaan(1), eskimo's(1), indostijl(1), littlepage(1), gekleurd(1)</text:p>
          </table:table-cell>
          <table:table-cell office:value-type="string" calcext:value-type="string">
            <text:p>('rudolph', 1), ('colenbrander', 1), ('wijsman', 2), ('steenkamp', 1), ('flines', 1), ('fransen', 5), ('kooman', 1), ('pull', 1), ('willing', 1), ('drs.', 1), ('stoppelaar', 1), ('wasse', 1), ('thienen', 1), ('klopper', 1), ('heijblom', 1), ('kesteren', 1), ('graaff', 1), ('kernper', 1), ('nuys', 1)</text:p>
          </table:table-cell>
          <table:table-cell office:value-type="string" calcext:value-type="string">
            <text:p>rudolph, colenbrander, wijsman, steenkamp, flines, fransen, kooman, pull, willing, drs., stoppelaar, wasse, thienen, klopper, heijblom, kesteren, graaff, kernper, nuys</text:p>
          </table:table-cell>
          <table:table-cell table:number-columns-repeated="10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41540" calcext:value-type="float">
            <text:p>341540</text:p>
          </table:table-cell>
          <table:table-cell office:value-type="float" office:value="126" calcext:value-type="float">
            <text:p>12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16673871946473" calcext:value-type="float">
            <text:p>0.716673871946473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165281381585056" calcext:value-type="float">
            <text:p>0.165281381585056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halfbloed(2), achtergrond(6), inheemse(1), barbaren(3), aziatisch(12), moslim(15), negerslaven(2), primitief(3), dwergen(1), ontdekken(1), bosneger(1), traditionele(3), wereldhistorische(1), koelie(2), zigeuner(2), marrons(2), mulat(1), barbaar'sche(1), moslimsche(1), moslimscho(1), mesties(1), neger(1), negerrijk(3), slaven'(1), indisch(1), kaukasisch(3), tovenaar(2), moslims(4), bediende(2), inboorling(1), mohemmedaan(1), volbloed(1), historisch(4), page(1), inlandsche(2), islamiet(1), berbers(1), indo-europeaan(3), moordenaar(1), marron(2), koppensneller(1), barbaar(1), muzelman'(1), lilliputter(2), berber(3), medicijnman(2), zimbabwe(1), afkomst(3), hottentotten(1), koelies(1), slaven(2), queer(1), indo(1), indische(2), rassen(1), mongoolse(1), moord(1), allochtoon(1), mongool(1), negers(1), ras(1)</text:p>
          </table:table-cell>
          <table:table-cell office:value-type="string" calcext:value-type="string">
            <text:p>('leger', 35), ('soldaat', 31), ('aanvoerder', 2), ('pacha', 6), ('wapenen', 8), ('bey', 2), ('essad', 1), ('legerbestuur', 1), ('oproerling', 3), ('riza', 1), ('groot-vizier', 1), ('turkschen', 3), ('weermacht', 4), ('overgeven', 1), ('selassie', 1), ('graziani', 1), ('onderkoning', 4), ('ongenade', 1), ('pascha', 2), ('shah', 2), ('sjah', 3), ('pasha', 1), ('pasja', 4), ('moerad', 1), ('duitschen', 2), ('sjefket', 1), ('env', 1), ('hoofdkwartier', 2), ('kalif', 3), ('muiter', 1), ('opperbevel', 1), ('kolenbekken', 1), ('sjerif', 1), ('konak', 2), ('het|', 1), ('federaal', 1), ('servischen', 1), ('hussein', 2), ('transvaalschen', 1), ('saad', 1), ('zagloel', 1), ('belgischen', 1), ('gevangennemen', 1), ('russischen', 1), ('hertogdom', 1)</text:p>
          </table:table-cell>
          <table:table-cell office:value-type="string" calcext:value-type="string">
            <text:p>leger, soldaat, aanvoerder, pacha, wapenen, bey, essad, legerbestuur, oproerling, riza, groot-vizier, turkschen, weermacht, overgeven, selassie, graziani, onderkoning, ongenade, pascha, shah, sjah, pasha, pasja, moerad, duitschen, sjefket, env, hoofdkwartier, kalif, muiter, opperbevel, kolenbekken, sjerif, konak, het|, federaal, servischen, hussein, transvaalschen, saad, zagloel, belgischen, gevangennemen, russischen, hertogdom</text:p>
          </table:table-cell>
          <table:table-cell table:number-columns-repeated="10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41553" calcext:value-type="float">
            <text:p>341553</text:p>
          </table:table-cell>
          <table:table-cell office:value-type="float" office:value="78" calcext:value-type="float">
            <text:p>7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90031872392494" calcext:value-type="float">
            <text:p>0.690031872392494</text:p>
          </table:table-cell>
          <table:table-cell office:value-type="float" office:value="0.82051282051282" calcext:value-type="float">
            <text:p>0.82051282051282</text:p>
          </table:table-cell>
          <table:table-cell office:value-type="float" office:value="0.172851027241382" calcext:value-type="float">
            <text:p>0.172851027241382</text:p>
          </table:table-cell>
          <table:table-cell office:value-type="float" office:value="0.0128205128205128" calcext:value-type="float">
            <text:p>0.0128205128205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oots(1), marron(5), kokkie(5), inheemse(1), berber(1), onbeschaafd(2), rassenhaat(1), indo-europeaan(2), achtergrond(5), indische(1), bediende(3), exotisch(2), primitief(2), mulat(1), hottentot(2), metis(1), eskimo(1), gekleurd(1), inboorling(2), groothistorische(1), ontdekken(2), pygmee(3), knecht(1), etniciteit(1), zimbabwe(1), koelie(1), traditioneelen(1), negervrees(1), baboe(1), dwergjes(1), inheems(2), slaaf(1), kaukasisch(1), traditionele(3), galeislaven(1), rassen(1), aziatische(1), historisch(2), gemengd(1), eskimo's(1), negerrijk(1), zwartje(1), slaven(1), slavenschip(1), moslim(1), mongool(1), zigeunermuziek(1), stam(1), aziatisch(1), mongoolsche(1), stammen(1)</text:p>
          </table:table-cell>
          <table:table-cell office:value-type="string" calcext:value-type="string">
            <text:p>('gas-', 1), ('ruimte', 9), ('remmen', 1), ('berg', 19), ('kelder', 2), ('keuken', 9), ('duin', 2), ('slaapkamer', 3), ('privaat', 3), ('steiger', 1), ('berging', 1), ('omheinen', 1), ('telefoongeleiding', 1), ('woonvertrek', 2), ('aftimmeren', 1), ('woonkamer', 1), ('begrenzen', 3), ('woonruimte', 2), ('comfort', 1), ('doortrekken', 2), ('kipkar', 1), ('loods', 2), ('scheepvaartverkeer', 2), ('hekwerk', 1), ('voorkamer', 1), ('achterkamer', 1), ('slaapvertrek', 2), ('overloop', 1), ('etage', 1), ('telefoonpaal', 1), ('zolder', 2), ('ponton', 1), ('reparatie', 1), ('overkappen', 1), ('alkoof', 1)</text:p>
          </table:table-cell>
          <table:table-cell office:value-type="string" calcext:value-type="string">
            <text:p>gas-, ruimte, remmen, berg, kelder, keuken, duin, slaapkamer, privaat, steiger, berging, omheinen, telefoongeleiding, woonvertrek, aftimmeren, woonkamer, begrenzen, woonruimte, comfort, doortrekken, kipkar, loods, scheepvaartverkeer, hekwerk, voorkamer, achterkamer, slaapvertrek, overloop, etage, telefoonpaal, zolder, ponton, reparatie, overkappen, alkoof</text:p>
          </table:table-cell>
          <table:table-cell table:number-columns-repeated="101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41658" calcext:value-type="float">
            <text:p>341658</text:p>
          </table:table-cell>
          <table:table-cell office:value-type="float" office:value="28" calcext:value-type="float">
            <text:p>2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80255872470368" calcext:value-type="float">
            <text:p>0.780255872470368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9127163405464" calcext:value-type="float">
            <text:p>0.1912716340546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arbaar(2), eskimo(1), slavenhandel(1), dwergeu(1), negerslaven(1), moslim(1), gemengden(1), dwerg(2), indo(1), inheems(3), aziatisch(2), aziatische(1), knecht(1), gemengd(2), afkomst(1), moslims(1), ontdekken(1), kaffer(1), achtergrond(1), traditionele(1), indisch(1), mulatten(1)</text:p>
          </table:table-cell>
          <table:table-cell office:value-type="string" calcext:value-type="string">
            <text:p>('vleesch-', 1), ('drank', 8), ('suikerplantage', 2), ('verwerken', 4), ('bacove', 4), ('verbouwer', 1), ('oogsten', 3), ('bw', 1), ('rondventen', 1), ('vruchten-', 1), ('krachtvoeder', 1), ('fabricage', 1), ('brandstof', 1)</text:p>
          </table:table-cell>
          <table:table-cell office:value-type="string" calcext:value-type="string">
            <text:p>vleesch-, drank, suikerplantage, verwerken, bacove, verbouwer, oogsten, bw, rondventen, vruchten-, krachtvoeder, fabricage, brandstof</text:p>
          </table:table-cell>
          <table:table-cell table:number-columns-repeated="101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9918" calcext:value-type="float">
            <text:p>339918</text:p>
          </table:table-cell>
          <table:table-cell office:value-type="float" office:value="28" calcext:value-type="float">
            <text:p>28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0.996514881231442" calcext:value-type="float">
            <text:p>0.996514881231442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19127163405464" calcext:value-type="float">
            <text:p>0.19127163405464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diende(1), hottentot(1), indo-europeaan(5), aziatische(1), indo(1), moslim(2), marron(2), jakarta(2), aboriginal(1), gemengd(1), aziatisch(2), achtergrond(1), mulat(1), koelied(1), kafferhoofdman(1), islamiet(1), traditioneel(1), afkomst(1), historischcn(1), ontdekken(1)</text:p>
          </table:table-cell>
          <table:table-cell office:value-type="string" calcext:value-type="string">
            <text:p>('nwsbl', 2), ('ministerie', 12), ('bode', 6), ('mailblad', 1), ('javabode', 1), ('soer', 3), ('diad', 1), ('blal', 1), ('nbl', 1)</text:p>
          </table:table-cell>
          <table:table-cell office:value-type="string" calcext:value-type="string">
            <text:p>nwsbl, ministerie, bode, mailblad, javabode, soer, diad, blal, nbl</text:p>
          </table:table-cell>
          <table:table-cell table:number-columns-repeated="101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9901" calcext:value-type="float">
            <text:p>339901</text:p>
          </table:table-cell>
          <table:table-cell office:value-type="float" office:value="43" calcext:value-type="float">
            <text:p>43</text:p>
          </table:table-cell>
          <table:table-cell office:value-type="float" office:value="0.116279069767442" calcext:value-type="float">
            <text:p>0.116279069767442</text:p>
          </table:table-cell>
          <table:table-cell office:value-type="float" office:value="0.915067782766325" calcext:value-type="float">
            <text:p>0.915067782766325</text:p>
          </table:table-cell>
          <table:table-cell office:value-type="float" office:value="0.837209302325581" calcext:value-type="float">
            <text:p>0.837209302325581</text:p>
          </table:table-cell>
          <table:table-cell office:value-type="float" office:value="0.191332816745101" calcext:value-type="float">
            <text:p>0.191332816745101</text:p>
          </table:table-cell>
          <table:table-cell office:value-type="float" office:value="0.0465116279069768" calcext:value-type="float">
            <text:p>0.04651162790697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slamiet(2), indo-europeaan(4), ontdekken(1), homo(1), traditionele(1), achtergrond(1), inheemse(2), historische(2), slaaf(1), volbloeden(1), inlander(1), primitief(1), queer(2), indiaan(1), handicap(1), lesbisch(1), exotisch(2), zigeuners(1), aziatische(1), aziatisch(2), historisch(1), gekleurde(1), moslimsche(1), onbeschaafd(2), inheemsch(1), inheems(1), indo(1), slaven(1), blank(1), negercultuur(1), lesbische(1), marron(1), kokkie(1)</text:p>
          </table:table-cell>
          <table:table-cell office:value-type="string" calcext:value-type="string">
            <text:p>('exemplaar', 5), ('legaat', 3), ('gegadigde', 2), ('handteekening', 1), ('eigendom', 17), ('testament', 4), ('geboorteregister', 1), ('schenking', 2), ('wereldmarkt', 2), ('toezending', 1), ('aanvrage', 2), ('vermaken', 3), ('opzenden', 2), ('terugzenden', 1)</text:p>
          </table:table-cell>
          <table:table-cell office:value-type="string" calcext:value-type="string">
            <text:p>exemplaar, legaat, gegadigde, handteekening, eigendom, testament, geboorteregister, schenking, wereldmarkt, toezending, aanvrage, vermaken, opzenden, terugzenden</text:p>
          </table:table-cell>
          <table:table-cell table:number-columns-repeated="10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9925" calcext:value-type="float">
            <text:p>339925</text:p>
          </table:table-cell>
          <table:table-cell office:value-type="float" office:value="156" calcext:value-type="float">
            <text:p>156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852724073008549" calcext:value-type="float">
            <text:p>0.852724073008549</text:p>
          </table:table-cell>
          <table:table-cell office:value-type="float" office:value="0.801282051282051" calcext:value-type="float">
            <text:p>0.801282051282051</text:p>
          </table:table-cell>
          <table:table-cell office:value-type="float" office:value="0.195634284295644" calcext:value-type="float">
            <text:p>0.195634284295644</text:p>
          </table:table-cell>
          <table:table-cell office:value-type="float" office:value="0.0448717948717949" calcext:value-type="float">
            <text:p>0.0448717948717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rbaar(4), barbaren(1), slavenschip(1), metis(1), blank(1), moslim(9), aziatisch(12), islamiet(3), boesmanbanelen(1), baboe(3), lilliputter(1), medicijnman(4), boesman(1), achtergrond(7), gemengd(11), inboorling(1), marron(9), indo-europeaan(5), inheems(8), inheemsch(1), koelie(3), koelies(1), christelijkhistorisch'(1), marrons(1), inlander(1), moslimsche(2), mongool(2), mengras(1), historisch(9), indiaan(1), homo(4), traditionele(4), inheemsebe(1), traditionele'(1), bediende(1), afkomst(1), moor(2), mulat(2), dwerggroei(3), inuit(1), indo(2), kaukasisch(1), moslimcultuur(1), koppensneller(1), dwerg(2), inheemsche(1), afgod(1), slaaf(1), ontdekken(2), stam(1), roots(1), pygmee(1), indisch(1), k'mesties(2), queer(1), moslimsch(1), page(1), negerrijk(1), winkelknechten(1), halfbloed(1), kokkie(1), traditioneel(2), barbarlje(1), primitief(1), slaven(1)</text:p>
          </table:table-cell>
          <table:table-cell office:value-type="string" calcext:value-type="string">
            <text:p>('hot', 62), ('ket', 1), ('oon', 3), ('verschi', 1), ('hotten', 5), ('ora', 3), ('tul', 4), ('lets', 9), ('dl', 8), ('cea', 1), ('wonlt', 1), ('zljn', 9), ('tonder', 1), ('-als', 1), ('plaa', 1), ('gevei', 1), ('eer-', 2), ('olijk', 1), ('w*rd', 1), ('ovor', 2), ('-is', 1), ('hst', 10), ('nie-t', 1), ('fde', 3), ('lelijk', 4), ('hler', 2), ('dis', 3), ('hct', 2), ('h.t', 1), ('dle', 2), ('oni', 3), ('besto', 1), ('darren', 1), ('thana', 2), ('ol', 1), ('hnt', 1), ('ais', 2), ('aie', 2), (".'", 1), ('sond', 1), ('dlo', 3), ('verdor', 1), ('rk', 1), ('bet', 1), ('eau', 3), ('wo', 1), ('ovar', 1), ('ii', 1)</text:p>
          </table:table-cell>
          <table:table-cell office:value-type="string" calcext:value-type="string">
            <text:p>hot, ket, oon, verschi, hotten, ora, tul, lets, dl, cea, wonlt, zljn, tonder, -als, plaa, gevei, eer-, olijk, w*rd, ovor, -is, hst, nie-t, fde, lelijk, hler, dis, hct, h.t, dle, oni, besto, darren, thana, ol, hnt, ais, aie, .', sond, dlo, verdor, rk, bet, eau, wo, ovar, ii</text:p>
          </table:table-cell>
          <table:table-cell table:number-columns-repeated="101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8958" calcext:value-type="float">
            <text:p>338958</text:p>
          </table:table-cell>
          <table:table-cell office:value-type="float" office:value="12" calcext:value-type="float">
            <text:p>12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911556752996043" calcext:value-type="float">
            <text:p>0.91155675299604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196931715706214" calcext:value-type="float">
            <text:p>0.19693171570621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heems(3), exotisch(1), achtergrond(1), inheems'che(2), dwergeu(1), inheemsche(1), dwerg(1), aziatisch(1), knecht(1)</text:p>
          </table:table-cell>
          <table:table-cell office:value-type="string" calcext:value-type="string">
            <text:p>('fi-', 1), ('wija', 1), ('eho', 1), ('ehi', 2), ('ligi', 3), ('eu', 1), ('hco', 1), ('lioo', 2)</text:p>
          </table:table-cell>
          <table:table-cell office:value-type="string" calcext:value-type="string">
            <text:p>fi-, wija, eho, ehi, ligi, eu, hco, lioo</text:p>
          </table:table-cell>
          <table:table-cell table:number-columns-repeated="101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40904" calcext:value-type="float">
            <text:p>340904</text:p>
          </table:table-cell>
          <table:table-cell office:value-type="float" office:value="12" calcext:value-type="float">
            <text:p>12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0.911556752996043" calcext:value-type="float">
            <text:p>0.91155675299604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196931715706214" calcext:value-type="float">
            <text:p>0.1969317157062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htergrond(1), indo-europeaan(3), moslim(3), inlandsche(1), islamiet(2), inheems(1), primitief(1)</text:p>
          </table:table-cell>
          <table:table-cell office:value-type="string" calcext:value-type="string">
            <text:p>('benting', 1), ('melaboeh', 1), ('samalanga', 1), ('radja', 4), ('watampone', 1), ('keumala', 1), ('pepertuin', 1), ('xxv', 1), ('bivak', 1), ('blang', 1), ('endeh', 1), ('halifoer', 1), ('posso', 1), ('kapitan', 1), ('asan', 1)</text:p>
          </table:table-cell>
          <table:table-cell office:value-type="string" calcext:value-type="string">
            <text:p>benting, melaboeh, samalanga, radja, watampone, keumala, pepertuin, xxv, bivak, blang, endeh, halifoer, posso, kapitan, asan</text:p>
          </table:table-cell>
          <table:table-cell table:number-columns-repeated="10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1805" calcext:value-type="float">
            <text:p>341805</text:p>
          </table:table-cell>
          <table:table-cell office:value-type="float" office:value="174" calcext:value-type="float">
            <text:p>174</text:p>
          </table:table-cell>
          <table:table-cell office:value-type="float" office:value="0.183908045977011" calcext:value-type="float">
            <text:p>0.183908045977011</text:p>
          </table:table-cell>
          <table:table-cell office:value-type="float" office:value="0.518454693638132" calcext:value-type="float">
            <text:p>0.518454693638132</text:p>
          </table:table-cell>
          <table:table-cell office:value-type="float" office:value="0.798850574712644" calcext:value-type="float">
            <text:p>0.798850574712644</text:p>
          </table:table-cell>
          <table:table-cell office:value-type="float" office:value="0.200545151647941" calcext:value-type="float">
            <text:p>0.200545151647941</text:p>
          </table:table-cell>
          <table:table-cell office:value-type="float" office:value="0.0172413793103448" calcext:value-type="float">
            <text:p>0.0172413793103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heems(12), dwerggroei(2), gemengd(15), metis(1), aziatisch(6), halfbloed(1), historisch(14), bediende(3), historische(4), mongool(2), moslim(2), traditioneel(2), inheems'che(2), zigeunerbende(1), negerslaven(4), marron(5), achtergrond(12), eskimo's(1), neger(2), traditionele(10), primitief(3), ras(1), indo-europeaan(1), wild(1), inheemse(2), inboorling(1), blanke(1), boesman(2), indische(2), gekleurde(1), inlandsche(6), inheemsebe(1), knecht(1), homo(2), aboriginal(1), inheemsche(3), koelie(1), lilliputter(1), afstammelingen(1), moslimsche(2), misvormden(2), kaffer(1), volbloed(3), zigeuner(1), indo(3), kaukasisch(2), hottentottenstam(1), inlander(1), berber(3), barbarlje(1), stam(1), zimbabwecultuur(1), grootste(1), moslims(2), page(2), roots(1), trans(1), queer(1), afgod(1), pygmee(1), exotisch(1), allochtoon(1), medicijnman(1), zwartjes(1), baboe(1), hottentot(2), tovenaar(1), bosnegers(1)</text:p>
          </table:table-cell>
          <table:table-cell office:value-type="string" calcext:value-type="string">
            <text:p>('lid', 71), ('afdeeling', 26), ('diaken', 1), ('studio', 1), ('plaatselijk', 9), ('chr.', 9), ('ondet', 1), ('akademie', 1), ('student', 12), ('r.-kath', 1), ('limburgsch', 2), ('predikant', 7), ('leeszaal', 3), ('veiligheidsmuseum', 1), ('r.k.', 3), ('plaatselgke', 1), ('professor', 4), ('hoofd-', 2), ('kunsthandel', 1), ('ouderling', 3), ('ger', 6), ('deeling', 2), ('panorama', 2), ('rector-magnificus', 1), ('roomsch-kath', 1), ('avicultura', 1), ('kerkvoogd', 1), ('militairen', 1), ('onde', 1), ('|aan', 1), ('onderafd', 1), ('zendings', 1), ('classis', 1), ('tentoon', 1), ('kunsten', 1), ('r.-k.', 1), ('geref', 2), ('kerkeraad', 1), ('cbr', 1), ('katli', 1), ('aula', 1), ('evangelisatie', 1), ('hervormd', 1), ('afdeling', 1), ('valkhof', 1)</text:p>
          </table:table-cell>
          <table:table-cell office:value-type="string" calcext:value-type="string">
            <text:p>lid, afdeeling, diaken, studio, plaatselijk, chr., ondet, akademie, student, r.-kath, limburgsch, predikant, leeszaal, veiligheidsmuseum, r.k., plaatselgke, professor, hoofd-, kunsthandel, ouderling, ger, deeling, panorama, rector-magnificus, roomsch-kath, avicultura, kerkvoogd, militairen, onde, |aan, onderafd, zendings, classis, tentoon, kunsten, r.-k., geref, kerkeraad, cbr, katli, aula, evangelisatie, hervormd, afdeling, valkhof</text:p>
          </table:table-cell>
          <table:table-cell table:number-columns-repeated="101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39842" calcext:value-type="float">
            <text:p>339842</text:p>
          </table:table-cell>
          <table:table-cell office:value-type="float" office:value="95" calcext:value-type="float">
            <text:p>95</text:p>
          </table:table-cell>
          <table:table-cell office:value-type="float" office:value="0.147368421052632" calcext:value-type="float">
            <text:p>0.147368421052632</text:p>
          </table:table-cell>
          <table:table-cell office:value-type="float" office:value="0.849421280215891" calcext:value-type="float">
            <text:p>0.849421280215891</text:p>
          </table:table-cell>
          <table:table-cell office:value-type="float" office:value="0.810526315789474" calcext:value-type="float">
            <text:p>0.810526315789474</text:p>
          </table:table-cell>
          <table:table-cell office:value-type="float" office:value="0.202685160198457" calcext:value-type="float">
            <text:p>0.202685160198457</text:p>
          </table:table-cell>
          <table:table-cell office:value-type="float" office:value="0.0421052631578947" calcext:value-type="float">
            <text:p>0.04210526315789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baar(1), kokkie(2), achtergrond(9), gemengd(2), aziatisch(3), bediende(1), inlander(2), slaaf(1), mesties(4), baboe(2), wereldhistorische(1), primitief(1), marron(12), traditionele(6), indiaan(2), wilde(1), dwerg(1), mulat(2), muzelman(1), halfbloed(1), dwerggroei(6), page(1), zwartje(2), historisch(1), moord(1), exotisch(2), kaffer(2), pages(1), lilliputter(1), neger(1), aziatischejgeit(2), moslimsohe(1), roots(1), handicap(1), slavenschip(1), indische(1), queer(1), en'marron(1), negercultuur(1), inuit(1), aziatische(1), negerslaven(1), indo(1), moslim(1), moor(1), aboriginal(1), zigeuner(1), ras(1), traditioneel(1), historische(1), koppensneller(1)</text:p>
          </table:table-cell>
          <table:table-cell office:value-type="string" calcext:value-type="string">
            <text:p>('rok', 6), ('vilthoed', 1), ('kostbaar', 12), ('kleed', 4), ('dessin', 1), ('gordel', 2), ('jurk', 3), ('rammelaar', 1), ('polijsten', 1), ('broek', 9), ('kabaja', 1), ('knoop', 6), ('hagelwit', 1), ('adelaar', 2), ('hoofddeksel', 3), ('rokken', 1), ('vilt', 4), ('dweilen', 1), ('fonkelnieuw', 1), ('zwarten', 2), ('comprimeren', 1), ('mantel', 6), ('scapulier', 1), ('baadje', 1), ('lichtgrijs', 1), ('zijden', 2), ('slijpen', 3), ('pels', 2), ('bontmantel', 1), ('fluweel', 3), ('knopen', 4), ('dichtknopen', 1), ('shawl', 3), ('kraag', 2), ('revers', 1), ('waaier', 1), ('plooi', 2), ('pluche', 2), ('satijn', 3), ('borduren', 1), ('muts', 2), ('bestikken', 1), ('badcostuum', 1), ('vilten', 1), ('knoopsgat', 1), ('klamboe', 1), ('omkappen', 1), ('japon', 1), ('lus', 2), ('pluim', 1), ('peau', 2), ('hak', 1), ('mouw', 1), ('khaki', 1), ('witten', 1), ('hoofdbedekking', 1)</text:p>
          </table:table-cell>
          <table:table-cell office:value-type="string" calcext:value-type="string">
            <text:p>rok, vilthoed, kostbaar, kleed, dessin, gordel, jurk, rammelaar, polijsten, broek, kabaja, knoop, hagelwit, adelaar, hoofddeksel, rokken, vilt, dweilen, fonkelnieuw, zwarten, comprimeren, mantel, scapulier, baadje, lichtgrijs, zijden, slijpen, pels, bontmantel, fluweel, knopen, dichtknopen, shawl, kraag, revers, waaier, plooi, pluche, satijn, borduren, muts, bestikken, badcostuum, vilten, knoopsgat, klamboe, omkappen, japon, lus, pluim, peau, hak, mouw, khaki, witten, hoofdbedekking</text:p>
          </table:table-cell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40826" calcext:value-type="float">
            <text:p>340826</text:p>
          </table:table-cell>
          <table:table-cell office:value-type="float" office:value="378" calcext:value-type="float">
            <text:p>37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811896949756864" calcext:value-type="float">
            <text:p>0.811896949756864</text:p>
          </table:table-cell>
          <table:table-cell office:value-type="float" office:value="0.788359788359788" calcext:value-type="float">
            <text:p>0.788359788359788</text:p>
          </table:table-cell>
          <table:table-cell office:value-type="float" office:value="0.203645958111317" calcext:value-type="float">
            <text:p>0.203645958111317</text:p>
          </table:table-cell>
          <table:table-cell office:value-type="float" office:value="0.044973544973545" calcext:value-type="float">
            <text:p>0.04497354497354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oots(1), dwerggroei(6), moslim(27), tovenaar(1), aziatische(6), marron(6), ontdekken(3), inheemsche(7), afgod(3), aziatisch(20), negerslaven(4), koelies(2), page(3), inuit(2), moslimscho(1), mengras(1), inheems(11), historisch(24), traditioneel(6), slaven(2), traditionele(15), halfbloed(3), inlandsche(7), inheemse(4), eskimo's(3), gemengd(11), achtergrond(19), indo-europeaan(18), barbaren(10), kaffer(2), zwartje(1), christelijkhistorischen(1), indo(4), homogeen(1), rassen(2), ras(4), pygmee(2), westerse(1), mulat(2), zimbabwecultuur(2), indiaan(4), berber(3), lilliputter(4), afkomst(1), lesbisch(2), blanke(1), inboorlingen(1), wetshistorische(1), historische(9), misvormden(3), mesties(2), gemengde(2), barbaar(5), knecht(2), marrons(2), inheemschen(2), zigeunermuziek(1), slaaf(2), inlanders(1), kokkie(1), inheemsebe(1), baboes(1), berberoorlog(1), volbloed(1), bediende(1), exotisch(3), onbeschaafd(3), berbers(2), inboorling(3), islamiet(6), primitief(2), homo(4), lilliputters(2), hottentot(2), stam(2), moslimsch(1), neger(3), moslimsche(1), inheemsen(2), kaffers(2), kaukasisch(2), lesbische(2), historischen(1), gekleurd(3), wilde(1), moslims(2), moslimsoh(1), mongool(2), littlepage(1), inheems'(1), baboe(1), barbaarsche(1), inheemsch(1), inheems'che(1), wild(1), indisch(1), indone(1), moor(1), muzelman(2), gay(1), mulatten(1), dienstknecht(1), dwergen(1), blank(1), handicap(1), muzelman'(1), gekleurde(1), koppensneller(2), metis(1), stammen(1)</text:p>
          </table:table-cell>
          <table:table-cell office:value-type="string" calcext:value-type="string">
            <text:p>('misverstand', 6), ('nastreven', 3), ('trachten', 49), ('beginsel', 27), ('werkelijkheid', 16), ('plicht', 23), ('nauw', 28), ('optimisme', 1), ('schuilen', 4), ('onlogisch', 1), ('zin', 31), ('afwennen', 4), ('fout', 14), ('pog', 4), ('logisch', 4), ('bevorderen', 10), ('inboet', 1), ('bureaucratisch', 2), ('nepotisme', 1), ('gemeenschap', 14), ('verwerkelijking', 1), ('wil', 7), ('begrip', 20), ('oppervlakkig', 6), ('einddoel', 2), ('moreel', 9), ('daadwerkelijk', 2), ('weren', 8), ('verkeerd', 12), ('bezweren', 4), ('drang', 2), ('volksbestaan', 2), ('medewerken', 5), ('afschrikken', 1), ('misplaatst', 1), ('hinderen', 5), ('rechtsvorming', 1), ('ongelijk', 2), ('doelstelling', 3), ('verwezenlijken', 5), ('staatsorde', 1), ('krachtproef', 2), ('rooskleurig', 1), ('onrechtvaardig', 1), ('cenigszin', 1), ('onpartijdig', 1), ('verontrusten', 4), ('meeningsverschil', 1), ('inruimen', 1), ('gebondenheid', 1), ('eigenbelang', 2), ('erin', 4), ('wegleggen', 4), ('tegenwerken', 2), ('ineenstorting', 2), ('opofferen', 2), ('onverbrekelijk', 1), ('bemoedigend', 1), ('hulshouding', 1), ('tegenslag', 2), ('eenheid', 13), ('geldverspilling', 2), ('handelwijze', 2), ('onbevooroordeeld', 1), ('onmiskenbaar', 3), ('volksgemeenschap', 1), ('enkeling', 1), ('aanklacht', 3), ('strooming', 2), ('phase', 1), ('stelselmatig', 2), ('grondbeginsel', 2), ('discrediet', 1), ('conglomeraat', 1), ('tegengestelde', 1), ('proberen', 3), ('verijdelen', 2), ('tolereren', 2), ('schappelijk', 1), ('objectief', 2), ('achteruitstelling', 1), ('grondvesten', 3), ('ondeelbaar', 1), ('betreurenswaardig', 2), ('strev', 1), ('uitgangspunt', 1), ('scheidingslijn', 1), ('hervorm', 1), ('groot-kapitaal', 1), ('faze', 1), ('eilandbewoner', 1), ('bureaucratie', 2), ('onbegonnen', 1), ('onafscheidelijk', 1), ('verwerkelijken', 1), ('aanpakken', 1), ('machtsmisbruik', 1), ('bewandelen', 1)</text:p>
          </table:table-cell>
          <table:table-cell office:value-type="string" calcext:value-type="string">
            <text:p>misverstand, nastreven, trachten, beginsel, werkelijkheid, plicht, nauw, optimisme, schuilen, onlogisch, zin, afwennen, fout, pog, logisch, bevorderen, inboet, bureaucratisch, nepotisme, gemeenschap, verwerkelijking, wil, begrip, oppervlakkig, einddoel, moreel, daadwerkelijk, weren, verkeerd, bezweren, drang, volksbestaan, medewerken, afschrikken, misplaatst, hinderen, rechtsvorming, ongelijk, doelstelling, verwezenlijken, staatsorde, krachtproef, rooskleurig, onrechtvaardig, cenigszin, onpartijdig, verontrusten, meeningsverschil, inruimen, gebondenheid, eigenbelang, erin, wegleggen, tegenwerken, ineenstorting, opofferen, onverbrekelijk, bemoedigend, hulshouding, tegenslag, eenheid, geldverspilling, handelwijze, onbevooroordeeld, onmiskenbaar, volksgemeenschap, enkeling, aanklacht, strooming, phase, stelselmatig, grondbeginsel, discrediet, conglomeraat, tegengestelde, proberen, verijdelen, tolereren, schappelijk, objectief, achteruitstelling, grondvesten, ondeelbaar, betreurenswaardig, strev, uitgangspunt, scheidingslijn, hervorm, groot-kapitaal, faze, eilandbewoner, bureaucratie, onbegonnen, onafscheidelijk, verwerkelijken, aanpakken, machtsmisbruik, bewandelen</text:p>
          </table:table-cell>
          <table:table-cell table:number-columns-repeated="101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41610" calcext:value-type="float">
            <text:p>3416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6803573429179" calcext:value-type="float">
            <text:p>0.2068035734291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do-europeaan(1), gemengd(5)</text:p>
          </table:table-cell>
          <table:table-cell office:value-type="string" calcext:value-type="string">
            <text:p>('ocht', 4), ('meerd', 1), ("c'h", 1)</text:p>
          </table:table-cell>
          <table:table-cell office:value-type="string" calcext:value-type="string">
            <text:p>ocht, meerd, c'h</text:p>
          </table:table-cell>
          <table:table-cell table:number-columns-repeated="101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0675" calcext:value-type="float">
            <text:p>3406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6803573429179" calcext:value-type="float">
            <text:p>0.20680357342917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storisch(1), marron(1), westers(1), inheems(3)</text:p>
          </table:table-cell>
          <table:table-cell office:value-type="string" calcext:value-type="string">
            <text:p>('gant', 2), ('serg', 1), ('lsle', 1), ('waldorp', 1), ('kapt', 1)</text:p>
          </table:table-cell>
          <table:table-cell office:value-type="string" calcext:value-type="string">
            <text:p>gant, serg, lsle, waldorp, kapt</text:p>
          </table:table-cell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41134" calcext:value-type="float">
            <text:p>341134</text:p>
          </table:table-cell>
          <table:table-cell office:value-type="float" office:value="296" calcext:value-type="float">
            <text:p>296</text:p>
          </table:table-cell>
          <table:table-cell office:value-type="float" office:value="0.168918918918919" calcext:value-type="float">
            <text:p>0.168918918918919</text:p>
          </table:table-cell>
          <table:table-cell office:value-type="float" office:value="0.756011065856128" calcext:value-type="float">
            <text:p>0.756011065856128</text:p>
          </table:table-cell>
          <table:table-cell office:value-type="float" office:value="0.790540540540541" calcext:value-type="float">
            <text:p>0.790540540540541</text:p>
          </table:table-cell>
          <table:table-cell office:value-type="float" office:value="0.210101372956523" calcext:value-type="float">
            <text:p>0.210101372956523</text:p>
          </table:table-cell>
          <table:table-cell office:value-type="float" office:value="0.0405405405405405" calcext:value-type="float">
            <text:p>0.04054054054054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nbeschaafd(6), achtergrond(12), indo-europeaan(8), zwartje(1), inheems(11), barbaren(3), negerslaven(5), blank(3), gemengd(9), inlander(3), slaaf(7), historisch(11), historische(5), ontdekken(5), medicijnman(3), aziatisch(15), mesties(6), eskimo's(2), afgod(6), roots(1), slaven(4), mulat(4), exotisch(2), dwerg(2), tovenaar(1), primitief(1), traditioneel(4), dwerggroei(3), hottentotten(2), knecht(3), traditionele(16), historischen(2), hottentot(2), inuit(2), indiaan(3), slaven'(1), inboorling(2), aapman(2), moslim(21), islamiet(2), kaukasisch(1), barbarlje(1), historischcn(1), muzelman(3), pygmee(2), mongool(4), bosneger(1), volbloed(2), stammen(1), zimbabwe(1), halfbloed(5), eenhistorisch(1), lilliputter(1), indische(1), page(2), koelie(1), lesbisch(2), negers(1), wilde(4), kaffer(4), berbers(1), kafferhoofdman(1), aziatische(2), barbaar(2), bedienden(1), moordenaar(1), gekleurd(1), mulatten(1), misvormden(2), dwergen(1), metis'nachts(1), stam(2), rassen(1), inlanders(1), wereldmoord(1), moslims(3), inlandsche(1), volkstammen(1), jakarta(1), kokkie(1), negerrestaurant(1), moslimsche(2), moslimsoh(1), indo-europeaans(1), indischen(1), homo(2), medicijnmannen(1), ras(2), afgodendienst(1), inboorlingen(1), neger(4), moor(1), koelies(1), negerrijk(1), marron(1), aboriginal(1), barbaarsche(1), gemengde(1), inheemsen(2), koppensneller(1), onbeschaafdheid(1), wild(1), zigeuner(1)</text:p>
          </table:table-cell>
          <table:table-cell office:value-type="string" calcext:value-type="string">
            <text:p>('waardeering', 8), ('menschheid', 7), ('oprecht', 7), ('verontwaardigen', 3), ('ontrouw', 3), ('schepsel', 2), ('alsof', 25), ('wreker', 2), ('betamen', 1), ('deugd', 12), ('geestelijk', 30), ('trotsch', 8), ('aangrijpen', 5), ('fier', 4), ('onbevangenheid', 1), ('wereldsch', 1), ('schaamte', 2), ('goedheid', 2), ('onbeschaafd', 4), ('verachten', 6), ('menschdom', 3), ('gril', 1), ('milddadigheid', 2), ('leeglooper', 1), ('geloof', 23), ('traditie', 18), ('vloek', 5), ('leedgevoel', 2), ('bezielen', 6), ('beschaafd', 12), ('geboorterecht', 2), ('geheugen', 3), ('deernis', 2), ('oorsprong', 15), ('plagen', 2), ('beider', 1), ('kwaadaardigheid', 1), ('grootheid', 4), ('voorspoedig', 2), ('persoonlijkheid', 6), ('welwillendheid', 1), ('ethisch', 1), ('verschoppeling', 1), ('creool', 5), ('roeger', 1), ('medelijden', 8), ('menschenra', 1), ('verbeelden', 2), ('duidelik', 2), ('wereldling', 1), ('bereik', 2), ('overleveren', 4), ('beroeren', 3), ('sterveling', 2), ('snoodaard', 1), ('gluiperig', 1), ('onfeilbaar', 2), ('afgoderij', 1), ('verderven', 1), ('hoogmoedig', 1), ('teruggeschonken', 1), ('beleefdheid', 1), ('overbluffen', 2), ('huishouden', 1), ('gulheid', 1), ('misdadigster', 1), ('kunstgreep', 2), ('voorkomendheid', 1), ('leerstelling', 1), ('goddelooz', 2), ('satelliet', 1), ('levens', 2), ('ontboezeming', 1), ('droomer', 1), ('heldenvereering', 1), ('plebejer', 1), ('zoekenden', 1), ('geweldenaar', 1), ('fleren', 1), ('overmoedig', 1), ('incarnatie', 1), ('ethiek', 1), ('levenswandel', 2), ('kerstenen', 1), ('vertoornen', 1), ('verpersoonlijking', 1), ('goedhartigheid', 1), ('sluwheid', 1), ('collegiaal', 1), ('nahouden', 1), ('bakermat', 1), ('zedenwet', 1), ('vrijgevigheid', 1), ('apprecieeren', 1), ('fierheid', 1), ('aards', 1), ('burgerman', 1), ('godsbegrip', 1), ('boosdoener', 1), ('doodgewoon', 1), ('hardwerkend', 2), ('meeleven', 1), ('zinledig', 1), ('bespot', 1)</text:p>
          </table:table-cell>
          <table:table-cell office:value-type="string" calcext:value-type="string">
            <text:p>waardeering, menschheid, oprecht, verontwaardigen, ontrouw, schepsel, alsof, wreker, betamen, deugd, geestelijk, trotsch, aangrijpen, fier, onbevangenheid, wereldsch, schaamte, goedheid, onbeschaafd, verachten, menschdom, gril, milddadigheid, leeglooper, geloof, traditie, vloek, leedgevoel, bezielen, beschaafd, geboorterecht, geheugen, deernis, oorsprong, plagen, beider, kwaadaardigheid, grootheid, voorspoedig, persoonlijkheid, welwillendheid, ethisch, verschoppeling, creool, roeger, medelijden, menschenra, verbeelden, duidelik, wereldling, bereik, overleveren, beroeren, sterveling, snoodaard, gluiperig, onfeilbaar, afgoderij, verderven, hoogmoedig, teruggeschonken, beleefdheid, overbluffen, huishouden, gulheid, misdadigster, kunstgreep, voorkomendheid, leerstelling, goddelooz, satelliet, levens, ontboezeming, droomer, heldenvereering, plebejer, zoekenden, geweldenaar, fleren, overmoedig, incarnatie, ethiek, levenswandel, kerstenen, vertoornen, verpersoonlijking, goedhartigheid, sluwheid, collegiaal, nahouden, bakermat, zedenwet, vrijgevigheid, apprecieeren, fierheid, aards, burgerman, godsbegrip, boosdoener, doodgewoon, hardwerkend, meeleven, zinledig, bespot</text:p>
          </table:table-cell>
          <table:table-cell table:number-columns-repeated="101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40631" calcext:value-type="float">
            <text:p>340631</text:p>
          </table:table-cell>
          <table:table-cell office:value-type="float" office:value="17" calcext:value-type="float">
            <text:p>17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845216599495901" calcext:value-type="float">
            <text:p>0.845216599495901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211376894982536" calcext:value-type="float">
            <text:p>0.211376894982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tdekken(1), dwerggroei(2), zigeunermuziek(1), slaaf(1), knecht(1), traditioneelen(1), rassen(1), historisch(1), traditionele(2), marron(2), inheems(1), exotisch(1), zigeuner(1), homo(1)</text:p>
          </table:table-cell>
          <table:table-cell office:value-type="string" calcext:value-type="string">
            <text:p>('synagoge', 2), ('dankstond', 1), ('zendingsfeest', 1), ('nutsgebouw', 2), ('koffiehuis', 3), ('oratie', 1), ('eendracht', 1), ('sporttentoonstelling', 1), ('dankdag', 2), ('loterij', 1), ('bazar', 1), ('gehoorzaal', 1), ('amstelhotel', 1)</text:p>
          </table:table-cell>
          <table:table-cell office:value-type="string" calcext:value-type="string">
            <text:p>synagoge, dankstond, zendingsfeest, nutsgebouw, koffiehuis, oratie, eendracht, sporttentoonstelling, dankdag, loterij, bazar, gehoorzaal, amstelhotel</text:p>
          </table:table-cell>
          <table:table-cell table:number-columns-repeated="101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40450" calcext:value-type="float">
            <text:p>340450</text:p>
          </table:table-cell>
          <table:table-cell office:value-type="float" office:value="17" calcext:value-type="float">
            <text:p>1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967805998418572" calcext:value-type="float">
            <text:p>0.96780599841857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211376894982536" calcext:value-type="float">
            <text:p>0.21137689498253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baren(1), metis(2), afkomst(1), marron(2), historisch(1), aziatisch(4), inheemse(1), inheems(1), westers(1), moslim(1), kaukasisch(1), queer(1)</text:p>
          </table:table-cell>
          <table:table-cell office:value-type="string" calcext:value-type="string">
            <text:p>('ver.', 9), ('tapijtf', 1), ('roti', 1), ('bataafsch', 1), ('rott', 2), ('alll', 1), ('rotterd', 1), ('touwf', 1)</text:p>
          </table:table-cell>
          <table:table-cell office:value-type="string" calcext:value-type="string">
            <text:p>ver., tapijtf, roti, bataafsch, rott, alll, rotterd, touwf</text:p>
          </table:table-cell>
          <table:table-cell table:number-columns-repeated="101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41023" calcext:value-type="float">
            <text:p>341023</text:p>
          </table:table-cell>
          <table:table-cell office:value-type="float" office:value="17" calcext:value-type="float">
            <text:p>17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0.967805998418572" calcext:value-type="float">
            <text:p>0.967805998418572</text:p>
          </table:table-cell>
          <table:table-cell office:value-type="float" office:value="0.882352941176471" calcext:value-type="float">
            <text:p>0.882352941176471</text:p>
          </table:table-cell>
          <table:table-cell office:value-type="float" office:value="0.211376894982536" calcext:value-type="float">
            <text:p>0.211376894982536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rrast(1), berber(1), kafferhoofdman(1), indo-europeaan(2), dwerggroei(3), inheems(1), afkomst(1), kokkie(1), bediende(1), exotisch(1), moslim(1), primitief(1), neger(1), historische(1)</text:p>
          </table:table-cell>
          <table:table-cell office:value-type="string" calcext:value-type="string">
            <text:p>('meyer', 2), ('zwaan', 7), ('philippo', 1), ('schouten', 1), ('scholtz', 1), ('adviseur', 2), ('meiier', 1), ('vande', 1), ('vander', 1)</text:p>
          </table:table-cell>
          <table:table-cell office:value-type="string" calcext:value-type="string">
            <text:p>meyer, zwaan, philippo, schouten, scholtz, adviseur, meiier, vande, vander</text:p>
          </table:table-cell>
          <table:table-cell table:number-columns-repeated="101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41270" calcext:value-type="float">
            <text:p>341270</text:p>
          </table:table-cell>
          <table:table-cell office:value-type="float" office:value="122" calcext:value-type="float">
            <text:p>122</text:p>
          </table:table-cell>
          <table:table-cell office:value-type="float" office:value="0.180327868852459" calcext:value-type="float">
            <text:p>0.180327868852459</text:p>
          </table:table-cell>
          <table:table-cell office:value-type="float" office:value="0.567175001062915" calcext:value-type="float">
            <text:p>0.567175001062915</text:p>
          </table:table-cell>
          <table:table-cell office:value-type="float" office:value="0.80327868852459" calcext:value-type="float">
            <text:p>0.80327868852459</text:p>
          </table:table-cell>
          <table:table-cell office:value-type="float" office:value="0.216646548919793" calcext:value-type="float">
            <text:p>0.216646548919793</text:p>
          </table:table-cell>
          <table:table-cell office:value-type="float" office:value="0.0163934426229508" calcext:value-type="float">
            <text:p>0.01639344262295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emengd(5), kokkie(1), volksstam(1), eskimo's(2), aapman(1), inlander(2), achtergrond(6), aziatisch(11), dwerggroei(8), indiaan(3), kaukasisch(1), exotische(1), mengras(1), inheems(10), negerslaven(3), zigeuner(1), hottentot(1), indiaans(1), barbaren(2), inheemschen(1), historisch(3), tovenaar(1), berberoorlog(1), zimbabwe(1), halfbloed(1), praehistorische(1), koelie(1), afstammelingen(1), indo-europeaan(3), kaffer(2), pygmee(1), barbaar(2), mesties(1), exotisch(1), lilliputters(1), indo(2), muzelmansche(1), afgod(1), moslim(2), knecht(2), zwartje(1), moslimsche(1), aziatische(3), berber(4), mongoolse(1), jachtwild(1), inheemse(1), gekleurde(1), inboorlingen(1), traditioneel(2), afkomst(1), traditionele(2), aboriginal(1), zigeunermuziek(1), bediende(2), negerrijk(1), inheemsen(2), ras(1), indo's(1), blank(1), inlandsche(1), historische(1)</text:p>
          </table:table-cell>
          <table:table-cell office:value-type="string" calcext:value-type="string">
            <text:p>('westen', 22), ('zuiden', 15), ('secundair', 2), ('hollandsche', 3), ('noorden', 21), ('zuidelijk', 12), ('noordelijk', 6), ('hollandsch', 23), ('hoilandsch', 1), ('drukking', 1), ('hollandsehe', 1), ('westelijk', 4), ('indle', 1), ('centraal-', 2), ('hollandschen', 5), ('hollands', 2), ('noordwestelijken', 1), ('zuidelijken', 1), ('hollandscho', 1), ('ilollandsch', 1), ('hollandscbe', 3), ('hollandsen', 4), ('oostelij', 1), ('overzees', 2), ('westelijken', 1), ('noordelijke', 2), ('noordoosten', 1), ('oostelijk', 1), ('noord-oosten', 1), ('hollandsohe', 1), ('zuidoosten', 1)</text:p>
          </table:table-cell>
          <table:table-cell office:value-type="string" calcext:value-type="string">
            <text:p>westen, zuiden, secundair, hollandsche, noorden, zuidelijk, noordelijk, hollandsch, hoilandsch, drukking, hollandsehe, westelijk, indle, centraal-, hollandschen, hollands, noordwestelijken, zuidelijken, hollandscho, ilollandsch, hollandscbe, hollandsen, oostelij, overzees, westelijken, noordelijke, noordoosten, oostelijk, noord-oosten, hollandsohe, zuidoosten</text:p>
          </table:table-cell>
          <table:table-cell table:number-columns-repeated="101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341369" calcext:value-type="float">
            <text:p>341369</text:p>
          </table:table-cell>
          <table:table-cell office:value-type="float" office:value="22" calcext:value-type="float">
            <text:p>22</text:p>
          </table:table-cell>
          <table:table-cell office:value-type="float" office:value="0.136363636363636" calcext:value-type="float">
            <text:p>0.136363636363636</text:p>
          </table:table-cell>
          <table:table-cell office:value-type="float" office:value="0.794715780243379" calcext:value-type="float">
            <text:p>0.794715780243379</text:p>
          </table:table-cell>
          <table:table-cell office:value-type="float" office:value="0.863636363636364" calcext:value-type="float">
            <text:p>0.863636363636364</text:p>
          </table:table-cell>
          <table:table-cell office:value-type="float" office:value="0.217113251977105" calcext:value-type="float">
            <text:p>0.21711325197710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rron(4), inuit(1), moslim(2), aboriginal(1), ontdekken(1), westers(1), achtergrond(1), boesman(1), aziatisch(2), queer(2), moslimsche(1), negerslaven(1), gay(1), roots(1), berber(1), metis(1)</text:p>
          </table:table-cell>
          <table:table-cell office:value-type="string" calcext:value-type="string">
            <text:p>('forth', 1), ('odessa', 5), ('eng', 9), ('newport', 1), ('batoum', 3), ('berlin', 1), ('bona', 1), ('queen', 1)</text:p>
          </table:table-cell>
          <table:table-cell office:value-type="string" calcext:value-type="string">
            <text:p>forth, odessa, eng, newport, batoum, berlin, bona, queen</text:p>
          </table:table-cell>
          <table:table-cell table:number-columns-repeated="101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9942" calcext:value-type="float">
            <text:p>339942</text:p>
          </table:table-cell>
          <table:table-cell office:value-type="float" office:value="32" calcext:value-type="float">
            <text:p>3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215717650291" calcext:value-type="float">
            <text:p>0.7215717650291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18127094925978" calcext:value-type="float">
            <text:p>0.218127094925978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ntdekken(1), achtergrond(2), mongool(1), bosneger(1), inheemsche(1), roots(2), gemengd(2), knecht(2), blank(1), metis'(1), kaffers(1), barbaarsche(1), inboorling(1), handicap(1), kokkie(1), traditionele(1), zwartje(1), islamiet(1), wild(2), moslimscho(1), gemengde(1), roma(1), moslim(1), indostijl(1), inuit(1), traditioneel(1), inheems(1)</text:p>
          </table:table-cell>
          <table:table-cell office:value-type="string" calcext:value-type="string">
            <text:p>('slleen', 1), ('walk', 3), ('dib', 1), ('hoelt', 1), ('ztt', 1), ('kaa', 2), ('stoat', 1), ('kwnm', 1), ('ceo', 1), ('dif', 1), ('noor', 4), ('mogi', 1), ('uitt', 1), ('wnl', 1), ('lloor', 1), ('ocn', 1), ('soa', 3), ('boe', 2), ('iaën', 1), ('oui', 2), ('wai', 1), ('wmt', 1), ('oai', 1)</text:p>
          </table:table-cell>
          <table:table-cell office:value-type="string" calcext:value-type="string">
            <text:p>slleen, walk, dib, hoelt, ztt, kaa, stoat, kwnm, ceo, dif, noor, mogi, uitt, wnl, lloor, ocn, soa, boe, iaën, oui, wai, wmt, oai</text:p>
          </table:table-cell>
          <table:table-cell table:number-columns-repeated="101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40417" calcext:value-type="float">
            <text:p>340417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0.862125252150539" calcext:value-type="float">
            <text:p>0.86212525215053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218127094925978" calcext:value-type="float">
            <text:p>0.218127094925978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rbaar(2), barbaren(1), gemengd(3), indo-europeaan(3), exotische(1), koelie(1), zigeunermuziek(1), historische(1), achtergrond(2), primitief(1), exotisch(1), knecht(1), eskimo(1), inheems(2), moor'en(1), onbeschaafd(1), koppensnellers(1), indo(1), historisch(1), indisch(1), afkomst(1), hottentot(1), traditionele(2), volbloedpaard(1)</text:p>
          </table:table-cell>
          <table:table-cell office:value-type="string" calcext:value-type="string">
            <text:p>('sterkon', 1), ('bewerking', 2), ('materiaal', 9), ('vervaardiging', 5), ('visscherij', 4), ('fabriceeren', 2), ('kweekerij', 1), ('bloemkweekerij', 2), ('visseherij', 1), ('vischvangst', 4), ('landbouwwerk', 1), ('kweeker', 2), ('eierproductie', 1), ('ansjovisvisscherij', 1)</text:p>
          </table:table-cell>
          <table:table-cell office:value-type="string" calcext:value-type="string">
            <text:p>sterkon, bewerking, materiaal, vervaardiging, visscherij, fabriceeren, kweekerij, bloemkweekerij, visseherij, vischvangst, landbouwwerk, kweeker, eierproductie, ansjovisvisscherij</text:p>
          </table:table-cell>
          <table:table-cell table:number-columns-repeated="101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41026" calcext:value-type="float">
            <text:p>341026</text:p>
          </table:table-cell>
          <table:table-cell office:value-type="float" office:value="56" calcext:value-type="float">
            <text:p>56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828235899197631" calcext:value-type="float">
            <text:p>0.828235899197631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0.22352742931496" calcext:value-type="float">
            <text:p>0.22352742931496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nbeschaafd(2), achtergrond(4), moslim(1), negerrijk(1), aziatische(3), rassen(1), traditionele(6), berber(1), aziatischejgeit(2), negerslaven(2), historisch(3), ontdekken(1), barbaar(1), koelie(1), indiaan(1), aziatisch(5), homo(1), gemengd(1), afkomst(2), indo-europeaan(2), mesties(1), exotisch(1), eskimo(1), inlandsche(2), indo(1), marron(1), inheemsen(2), slaven(1), mongool(1), barbaren(1), kokkie(1), inheems(1), hottentot(1)</text:p>
          </table:table-cell>
          <table:table-cell office:value-type="string" calcext:value-type="string">
            <text:p>('matsoeoka', 2), ('konoje', 3), ('dent', 2), ('burger', 18), ('onderhoud', 8), ('boecharin', 1), ('hitler', 6), ('hitier', 2), ('mussolini', 4), ('terugroepen', 2), ('dictator', 1), ('dezel', 3), ('duce', 1), ('konoye', 1), ('henlein', 1), ('saradjogloe', 1), ('minister-presidentschap', 1), ('berchtesgad', 1)</text:p>
          </table:table-cell>
          <table:table-cell office:value-type="string" calcext:value-type="string">
            <text:p>matsoeoka, konoje, dent, burger, onderhoud, boecharin, hitler, hitier, mussolini, terugroepen, dictator, dezel, duce, konoye, henlein, saradjogloe, minister-presidentschap, berchtesgad</text:p>
          </table:table-cell>
          <table:table-cell table:number-columns-repeated="10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41640" calcext:value-type="float">
            <text:p>341640</text:p>
          </table:table-cell>
          <table:table-cell office:value-type="float" office:value="65" calcext:value-type="float">
            <text:p>65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774554102985803" calcext:value-type="float">
            <text:p>0.774554102985803</text:p>
          </table:table-cell>
          <table:table-cell office:value-type="float" office:value="0.815384615384615" calcext:value-type="float">
            <text:p>0.815384615384615</text:p>
          </table:table-cell>
          <table:table-cell office:value-type="float" office:value="0.233413201324707" calcext:value-type="float">
            <text:p>0.233413201324707</text:p>
          </table:table-cell>
          <table:table-cell office:value-type="float" office:value="0.0307692307692308" calcext:value-type="float">
            <text:p>0.03076923076923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ntdekken(2), moslimsch(1), dwerggroei(5), marron(1), indisch(1), gemengd(3), aziatische(1), traditioneelen(1), moslim(5), inuit(1), exotische(1), kaffer(2), historisch(3), berber(2), inheemse(1), mulat(2), homo(1), pygmee(1), mengras(3), aziatisch(6), bediende(1), senaatsbediende(1), achtergrond(3), slaven(1), mesties(1), eskimo(1), zigeuner(1), inheemschen(1), primitief(1), indo-europeaan(1), kaffers(1), islamiet(1), indo(1), mongool(1), koelie(1), ras(1), zimbabwecultuur(1), historische(1), traditionele(1), inlandsche(1)</text:p>
          </table:table-cell>
          <table:table-cell office:value-type="string" calcext:value-type="string">
            <text:p>('functie', 7), ('fungeren', 3), ('aanstellen', 6), ('geinstalleerd', 1), ('brigade-commandant', 1), ('belasten', 16), ('tijdelijk', 12), ('wachtmeester', 1), ('marechaussee', 2), ('hoogleeraar', 4), ('hoogleraar', 1), ('opzichter', 2), ('beheerder', 2), ('arbeidsinspectie', 1), ('adjunct-inspecteur', 1), ('installatie', 3), ('hoofdinspecteur', 1), ('departementschef', 1), ('inspecteur', 1), ('installeren', 1), ('benoem', 1), ('landbouwvoorlichtingsdienst', 1)</text:p>
          </table:table-cell>
          <table:table-cell office:value-type="string" calcext:value-type="string">
            <text:p>functie, fungeren, aanstellen, geinstalleerd, brigade-commandant, belasten, tijdelijk, wachtmeester, marechaussee, hoogleeraar, hoogleraar, opzichter, beheerder, arbeidsinspectie, adjunct-inspecteur, installatie, hoofdinspecteur, departementschef, inspecteur, installeren, benoem, landbouwvoorlichtingsdienst</text:p>
          </table:table-cell>
          <table:table-cell table:number-columns-repeated="10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40584" calcext:value-type="float">
            <text:p>340584</text:p>
          </table:table-cell>
          <table:table-cell office:value-type="float" office:value="41" calcext:value-type="float">
            <text:p>41</text:p>
          </table:table-cell>
          <table:table-cell office:value-type="float" office:value="0.146341463414634" calcext:value-type="float">
            <text:p>0.146341463414634</text:p>
          </table:table-cell>
          <table:table-cell office:value-type="float" office:value="0.786306940775099" calcext:value-type="float">
            <text:p>0.786306940775099</text:p>
          </table:table-cell>
          <table:table-cell office:value-type="float" office:value="0.829268292682927" calcext:value-type="float">
            <text:p>0.829268292682927</text:p>
          </table:table-cell>
          <table:table-cell office:value-type="float" office:value="0.237694510115052" calcext:value-type="float">
            <text:p>0.237694510115052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istorisch(3), berber(4), islamieten(1), inheemse(1), aziatisch(7), inheems'(1), slaven(1), traditionele(3), indo-europeaan(1), baboe(1), mesties(2), marron(1), moslim(4), inlandsche(1), stam(1), inheems(1), muzelman(1), afgod(1), barbaar(1), barbaren(1), inboorling(1), achtergrond(1), indo(1), negerrijk(1)</text:p>
          </table:table-cell>
          <table:table-cell office:value-type="string" calcext:value-type="string">
            <text:p>('vij-', 1), ('vesting', 3), ('trommelvuur', 1), ('patrouille', 2), ('korinthe', 1), ('gobi', 1), ('linie', 2), ('sidi', 1), ('slechten', 2), ('berbera', 2), ('bombarderen', 3), ('doelwit', 2), ('territoriaal', 2), ('vre', 1), ('verdun', 1), ('noord-afrika', 1), ('rijker', 1), ('bug', 1), ('bombardement', 2), ('guernica', 1), ('moezel', 1), ('beschieten', 3), ('agordat', 1), ('geweervuur', 2), ('tripolis', 1), ('afweer', 1), ('zeila', 1), ('verkenning', 1), ('bahr', 1), ('cima', 1)</text:p>
          </table:table-cell>
          <table:table-cell office:value-type="string" calcext:value-type="string">
            <text:p>vij-, vesting, trommelvuur, patrouille, korinthe, gobi, linie, sidi, slechten, berbera, bombarderen, doelwit, territoriaal, vre, verdun, noord-afrika, rijker, bug, bombardement, guernica, moezel, beschieten, agordat, geweervuur, tripolis, afweer, zeila, verkenning, bahr, cima</text:p>
          </table:table-cell>
          <table:table-cell table:number-columns-repeated="10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41649" calcext:value-type="float">
            <text:p>341649</text:p>
          </table:table-cell>
          <table:table-cell office:value-type="float" office:value="275" calcext:value-type="float">
            <text:p>275</text:p>
          </table:table-cell>
          <table:table-cell office:value-type="float" office:value="0.178181818181818" calcext:value-type="float">
            <text:p>0.178181818181818</text:p>
          </table:table-cell>
          <table:table-cell office:value-type="float" office:value="0.606143286742356" calcext:value-type="float">
            <text:p>0.606143286742356</text:p>
          </table:table-cell>
          <table:table-cell office:value-type="float" office:value="0.789090909090909" calcext:value-type="float">
            <text:p>0.789090909090909</text:p>
          </table:table-cell>
          <table:table-cell office:value-type="float" office:value="0.238030383937292" calcext:value-type="float">
            <text:p>0.238030383937292</text:p>
          </table:table-cell>
          <table:table-cell office:value-type="float" office:value="0.0327272727272727" calcext:value-type="float">
            <text:p>0.03272727272727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heems(7), roots(1), blank(3), achtergrond(14), traditionele(20), aziatische(6), indo(2), gemengd(8), historisch(15), wild(2), inheemsche(1), inheemse(2), mongool(2), moslim(18), aziatisch(19), ontdekken(2), moslims(5), inheems'che(2), gekleurde(1), bosneger(2), indische(1), inlander(2), marron(6), marrons(1), koppensneller(2), etniciteit(1), exotisch(1), koelie(5), mesties(2), page(1), moslimsche(2), mengras(1), slaven(2), zigeunermuziek(2), gekleurd(2), inlanders(1), indiaan(1), hottentot(2), slavenhandel(1), indo-europeaan(11), primitief(2), islamiet(3), berberoorlog(1), homo(2), volbloed(2), zigeuners(2), lilliputter(3), stamgenooten(1), muzelman(3), barbaren(4), slaaf(3), inuit(1), historische(4), dwerggroei(3), kaffer(2), moord(1), lilliputters(2), bedienden(1), wereldhistorische(1), dwerg(2), dwergen(1), stam(3), neger(2), inlandsche(4), pygmee(1), zigeunerbende(1), moslimsoh(1), mulat(1), negers(1), zimbabwecultuur(1), medicijnmannen(1), marron'(1), eskimo's(2), stamhoofd(1), slavenschip(2), inboorlingen(1), hottentotten(1), rassen(1), indisch(1), metis(2), roots'(1), misvormden(1), ras(2), wilde(3), medicijnman(3), mongoolse(1), moor(1), kaukasisch(1), knecht(1), aboriginal(1), negerrijk(1), berber(2), wetshistorische(1), tovenaar(1), afkomst(1), negerslaven(1), traditioneel(1), volkstammen(1)</text:p>
          </table:table-cell>
          <table:table-cell office:value-type="string" calcext:value-type="string">
            <text:p>('overeenkomst', 8), ('sterk', 76), ('elkaar', 41), ('vrede', 23), ('luiden', 20), ('bespreking', 16), ('ogenblik', 6), ('onderling', 12), ('moment', 9), ('uw', 2), ('aankondigen', 12), ('bijzonderheid', 8), ('wederzijdsch', 2), ('behelzen', 1), ('aceoord', 5), ('onzijdigheid', 3), ('scheidsrechterlijk', 2), ('bizonderheden', 1), ('verdediging', 8), ('bgzonderhed', 1), ('formeel', 2), ('vertrouwbaar', 1), ('compromis', 1), ('wereldvrede', 2), ('aanstaande', 2), ('bijlage', 1), ('kondigen', 2), ('bizonderhed', 1), ('tagl', 1), ('parlementszitting', 1), ('vergelijk', 3), ('modus', 1), ('wederzijds', 2), ('onderstaan', 2), ('schr', 1), ('controlemaatregel', 1), ('arbitrage', 3), ('oogenbiik', 1), ('uwc', 1), ('minnelijk', 1), ('oogenbllk', 1), ('clausule', 2), ('akkoord', 1), ('beurteniss', 1), ('monroe-leer', 1)</text:p>
          </table:table-cell>
          <table:table-cell office:value-type="string" calcext:value-type="string">
            <text:p>overeenkomst, sterk, elkaar, vrede, luiden, bespreking, ogenblik, onderling, moment, uw, aankondigen, bijzonderheid, wederzijdsch, behelzen, aceoord, onzijdigheid, scheidsrechterlijk, bizonderheden, verdediging, bgzonderhed, formeel, vertrouwbaar, compromis, wereldvrede, aanstaande, bijlage, kondigen, bizonderhed, tagl, parlementszitting, vergelijk, modus, wederzijds, onderstaan, schr, controlemaatregel, arbitrage, oogenbiik, uwc, minnelijk, oogenbllk, clausule, akkoord, beurteniss, monroe-leer</text:p>
          </table:table-cell>
          <table:table-cell table:number-columns-repeated="101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40305" calcext:value-type="float">
            <text:p>340305</text:p>
          </table:table-cell>
          <table:table-cell office:value-type="float" office:value="387" calcext:value-type="float">
            <text:p>387</text:p>
          </table:table-cell>
          <table:table-cell office:value-type="float" office:value="0.175710594315245" calcext:value-type="float">
            <text:p>0.175710594315245</text:p>
          </table:table-cell>
          <table:table-cell office:value-type="float" office:value="0.664653873856263" calcext:value-type="float">
            <text:p>0.664653873856263</text:p>
          </table:table-cell>
          <table:table-cell office:value-type="float" office:value="0.785529715762274" calcext:value-type="float">
            <text:p>0.785529715762274</text:p>
          </table:table-cell>
          <table:table-cell office:value-type="float" office:value="0.240153956303686" calcext:value-type="float">
            <text:p>0.240153956303686</text:p>
          </table:table-cell>
          <table:table-cell office:value-type="float" office:value="0.0387596899224806" calcext:value-type="float">
            <text:p>0.03875968992248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arbaar(3), gemengd(22), aziatisch(19), indo-europeaan(19), moslim(24), islamiet(5), aboriginal(1), inheemsche(5), baboe(4), misvormden(3), ontdekken(5), christelijkhistorisch'(1), bediendepmijnneer(1), moslimscho(1), neger(3), traditionele(21), historisch(21), achtergrond(24), hottentot(3), voorhistorische(1), inheems(15), mulat(2), inheemse(5), afkomst(10), knecht(2), lesbisch(1), mulattin(1), zigeuner(4), volbloed(3), dwerggroei(9), kaffer(6), slaaf(4), negerslaven(8), metis'nachts(1), muzelman(2), koppensneller(3), pygmee(4), indo-europeaans(1), mengras(1), negerrijk(1), medicijnmannen(2), inuit(2), indiaan(4), halfbloed(3), eskimo's(2), inboorlingen(1), wetshistorische(1), moslimsche(2), historische(4), primitief(4), zigeuners(1), onbeschaafd(3), page(1), afgod(1), inlander(1), barbaar'sche(1), wild(3), barbaren(1), barbarlje(1), bediende(1), afgodsbeeldje(1), kafferhoofdman(1), mongool(1), mesties(2), inboorling(1), wereldhistorische(1), muzelmansche(1), bosneger(2), marron(7), negers(1), wilden(1), homo(1), queer(2), wilde(2), mongoolsche(1), ras(2), inlandsche(2), blank(2), moslims(4), berber(2), indische(1), marrons(1), negerin(1), afgodendienst(1), inheemschen(2), gekleurd(3), hottentotten(1), zigeunermuziek(1), kokkie(3), pages(1), muzelmansch(1), moslimsohe(1), traditioneel(2), volbloedpaard(1), volbloed'(1), exotisch(1), eskimo(3), zigeunerin(1), kaukasisch(1), lilliputter(2), volkstammen(1), indo(1), aziatische(1), medicijnman(2), liitlepage(1), lilliputters(1), stam(1), slaven(1), bedienden(1), muzelman'(1), allochtoon(1), tovenaar(1)</text:p>
          </table:table-cell>
          <table:table-cell office:value-type="string" calcext:value-type="string">
            <text:p>('brenging', 2), ('geven', 175), ('hiermede', 11), ('biengt', 1), ('vraag', 67), ('daarbij', 41), ('ernstig', 37), ('hierby', 1), ('waarmee', 10), ('hierbij', 15), ('eval', 1), ('werke-', 1), ('daarmed', 15), ('hiermee', 4), ('dadelijk', 18), ('aleer', 1), ('daarmede', 4), ('-spr', 1), ('lijkheid', 2), ('endoor', 2), ('vooraleer', 2), ('bljjv', 1), ('wenseht', 1), ('ernatig', 1), ('keni', 1), ('biyft', 1), ('hoewe', 1), ('verschillen-', 1), ('.ook', 1), ('hierbg', 1), ('moge-', 1), ('blgven', 1)</text:p>
          </table:table-cell>
          <table:table-cell office:value-type="string" calcext:value-type="string">
            <text:p>brenging, geven, hiermede, biengt, vraag, daarbij, ernstig, hierby, waarmee, hierbij, eval, werke-, daarmed, hiermee, dadelijk, aleer, daarmede, -spr, lijkheid, endoor, vooraleer, bljjv, wenseht, ernatig, keni, biyft, hoewe, verschillen-, .ook, hierbg, moge-, blgven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0360" calcext:value-type="float">
            <text:p>340360</text:p>
          </table:table-cell>
          <table:table-cell office:value-type="float" office:value="827" calcext:value-type="float">
            <text:p>827</text:p>
          </table:table-cell>
          <table:table-cell office:value-type="float" office:value="0.174123337363966" calcext:value-type="float">
            <text:p>0.174123337363966</text:p>
          </table:table-cell>
          <table:table-cell office:value-type="float" office:value="0.758143820256614" calcext:value-type="float">
            <text:p>0.758143820256614</text:p>
          </table:table-cell>
          <table:table-cell office:value-type="float" office:value="0.779927448609432" calcext:value-type="float">
            <text:p>0.779927448609432</text:p>
          </table:table-cell>
          <table:table-cell office:value-type="float" office:value="0.241782143974188" calcext:value-type="float">
            <text:p>0.241782143974188</text:p>
          </table:table-cell>
          <table:table-cell office:value-type="float" office:value="0.0459492140266022" calcext:value-type="float">
            <text:p>0.04594921402660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roots(3), aziatisch(40), zwartje(7), grootst(1), moslim(41), tovenaar(4), islamiet(12), aziatische(14), mesties(8), historisch(38), inheemsche(8), dwerggroei(15), marron(17), moslims(8), inheems(21), zigeunerbende(1), medicijnman(9), achtergrond(38), indo-europeaan(38), zigeunermuziek(4), bediende(10), dwerg(3), traditionele(45), ontdekken(9), primitief(5), negerslaven(8), koelies(3), christelijkhistorisch'(1), page(7), westers(2), moslimscho(1), mengras(2), baboe(6), jokjakarta(1), metis(1), eskimo(7), boesman(4), aapman(4), traditioneel(9), hottentot(8), kaukasisch(3), hottentotten(4), halfbloed(5), zigeuners(3), blank(8), mongool(7), eskimo's(3), gemengd(24), indische(3), bosneger(2), lilliputter(4), koelie(8), barbaren(13), kaffer(6), wilde(5), moord(1), afkomst(10), volbloed(9), pygmee(7), exotische(3), misvormden(2), exotisch(8), zigeuner(7), indo(9), homogeen(1), stam(3), slavenschip(4), dwergeu(1), gemengde(3), inlander(8), zimbabwecultuur(2), medicijnmannen(2), onbeschaafd(6), rassen(1), neger(3), barbaar(8), slaven(5), berber(3), moor(4), homo(7), negerrijk(4), inboorlingen(3), inboorling(1), koppensnellers(1), wetshistorische(1), moslimsche(6), historische(7), onbeschaafdheid(1), volksstam(1), inheems'che(2), gekleurde(3), moortje(1), afgod(6), koppensneller(3), barbaar'sche(1), wild(6), inlanders(2), kokkie(3), knecht(5), berberoorlog(1), gekleurd(4), eenhistorisch(1), stamgenooten(1), mongoolsche(2), slaaf(6), marrons(2), muzelmansche(1), indiaansch(1), lesbisch(2), negercultuur(1), inuit(1), lilliputters(3), wilden(1), koelied(1), historischen(2), afgodendienst(2), indisch(1), k'mesties(2), moslimsch(1), muzelmannen(1), indolonten(1), winkelknechten(1), kaffers(2), inlandsche(4), ras(3), muzelman(5), inheemse(4), negerin(1), indiaan(3), lesbische(1), historischcn(1), hottentottenstam(1), indischen(1), muzelmansch(1), handicap(3), marron'(1), bataviasche(1), queer(1), vermoord(1), barbaarsche(1), birma(1), negers(1), knechts(1), volkstammen(1), inheemsen(1), rassenhaat(1), etniciteit(1), indone(1), liitlepage(1), bedienden(1), muzelman'(1), roma(1), dienstknecht(1), roots'(1), mongoolse(1), aboriginal(1), dwergen(1), verraste(1)</text:p>
          </table:table-cell>
          <table:table-cell office:value-type="string" calcext:value-type="string">
            <text:p>('ongetwijfeld', 22), ('gaan', 355), ('inmenging', 3), ('grondwet', 7), ('volkomen', 31), ('kracht', 62), ('klem', 2), ('herhaaldelijk', 10), ('verwachten', 44), ('probleem', 15), ('nalaten', 9), ('tegenover', 65), ('dege', 1), ('vraagstuk', 28), ('toonen', 15), ('begeren', 8), ('zetten', 65), ('opvatting', 24), ('ongegrond', 4), ('uiteenzetten', 5), ('impopulair', 2), ('handelen', 18), ('waartegen', 5), ('bewijs', 41), ('hoezeer', 6), ('daartegen', 4), ('minst', 11), ('waarep', 1), ('alwed', 1), ('toedoen', 4), ('kennelijk', 2), ('uitleg', 4), ('betreuren', 12), ('argument', 4), ('evengoed', 8), ('betogen', 10), ('oplossen', 5), ('gezag', 17), ('hiertegen', 2), ('zeerste', 2), ('juister', 1), ('denkbaar', 4), ('ongerijmdheid', 1), ('aantonen', 6), ('integendeel', 12), ('betoog', 5), ('prefereren', 1), ('zienswijze', 2), ('denk', 1), ('atjehoorlog', 1), ('redeneering', 3), ('staving', 3), ('doorslag', 1), ('billijken', 1), ('bescheiden', 7), ('betoogen', 1), ('daarteg', 2), ('tegemoetkomen', 1), ('blijve', 1), ('verdedigingsmaatregel', 3), ('overschatten', 1), ('afgaan', 3), ('neigen', 1), ('gemeen', 4), ('achterwege', 4), ('onweerlegbaar', 2), ('menigeen', 2), ('pleit', 2), ('opvatten', 4), ('meetaf', 1), ('ontegenzeglijk', 1), ('onoplosbaar', 1), ("met'de", 1), ('prerogatief', 1), ('gerustheid', 1), ('onthouding', 1), ('tenvolle', 1), ('onderschatten', 2)</text:p>
          </table:table-cell>
          <table:table-cell office:value-type="string" calcext:value-type="string">
            <text:p>ongetwijfeld, gaan, inmenging, grondwet, volkomen, kracht, klem, herhaaldelijk, verwachten, probleem, nalaten, tegenover, dege, vraagstuk, toonen, begeren, zetten, opvatting, ongegrond, uiteenzetten, impopulair, handelen, waartegen, bewijs, hoezeer, daartegen, minst, waarep, alwed, toedoen, kennelijk, uitleg, betreuren, argument, evengoed, betogen, oplossen, gezag, hiertegen, zeerste, juister, denkbaar, ongerijmdheid, aantonen, integendeel, betoog, prefereren, zienswijze, denk, atjehoorlog, redeneering, staving, doorslag, billijken, bescheiden, betoogen, daarteg, tegemoetkomen, blijve, verdedigingsmaatregel, overschatten, afgaan, neigen, gemeen, achterwege, onweerlegbaar, menigeen, pleit, opvatten, meetaf, ontegenzeglijk, onoplosbaar, met'de, prerogatief, gerustheid, onthouding, tenvolle, onderschatten</text:p>
          </table:table-cell>
          <table:table-cell table:number-columns-repeated="101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41019" calcext:value-type="float">
            <text:p>341019</text:p>
          </table:table-cell>
          <table:table-cell office:value-type="float" office:value="143" calcext:value-type="float">
            <text:p>143</text:p>
          </table:table-cell>
          <table:table-cell office:value-type="float" office:value="0.146853146853147" calcext:value-type="float">
            <text:p>0.146853146853147</text:p>
          </table:table-cell>
          <table:table-cell office:value-type="float" office:value="0.892481597853088" calcext:value-type="float">
            <text:p>0.892481597853088</text:p>
          </table:table-cell>
          <table:table-cell office:value-type="float" office:value="0.797202797202797" calcext:value-type="float">
            <text:p>0.797202797202797</text:p>
          </table:table-cell>
          <table:table-cell office:value-type="float" office:value="0.244567784892725" calcext:value-type="float">
            <text:p>0.244567784892725</text:p>
          </table:table-cell>
          <table:table-cell office:value-type="float" office:value="0.0559440559440559" calcext:value-type="float">
            <text:p>0.05594405594405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oots(1), gemengd(6), achtergrond(15), indo-europeaan(7), slaaf(3), zwartje(1), traditioneelen(1), moslim(6), pygmee(2), historische(3), marron(4), inheems(4), kaffer(2), kaukasisch(1), aziatisch(7), traditionele(11), afgod(3), moslims(2), primitief(1), barbaar(3), inheemsch(1), inheems'che(1), westers(1), jokjakarta(1), inboorling(1), historisch(7), aapman(1), kaffers(1), indone(1), etniciteit(1), baboe(1), afkomst(1), barbaren(1), traditioneel(2), misvormden(1), onbeschaafd(1), negerslaven(1), indo(1), wereldmoord(1), moor(1), ontdekken(2), zigeunerbende(1), homo(2), halfbloed(2), grootste(1), hottentotten(1), stam(1), moslimsohe(1), inheemsche(1), medicijnman(2), slavenschip(1), volbloedpaard(1), negerrijk(1), mongool(1), inlander(1), indolonten(1), negerjongen(1), berber(1), koelie(2), mengras(1), historischen(1), eskimo(1), handicap(1), birma(1), dwerggroei(1), neger(1), moslimsche(1), koppensneller(1)</text:p>
          </table:table-cell>
          <table:table-cell office:value-type="string" calcext:value-type="string">
            <text:p>('gelegenheid', 56), ('heelo', 1), ('ons', 30), ('gelegenbeid', 1), ('hoewol', 1), ('terwgl', 3), ('zuil', 4), ('hetzg', 2), ('de-z', 1), ('neeft', 1), ('ziin', 9), ('zai', 3), ('bijsonder', 1), ('heefi', 1), ('biunen', 1), ('ztjn', 2), ('z;jn', 1), ('worde', 2), ('he^ft', 1), ('byna', 2), ('oolc', 1), ('mato', 1), ('heeffc', 1), ('zijr', 2), ('heeft-', 1), ('heels', 2), ('eijn', 1), ('doeh', 1), ('neuten', 1), ('zulten', 1), ('sleoht', 1), ('lieeft', 1), ('zig', 1), ('hehhen', 1), ('nienw', 1), ('zijri', 1), ('tydens', 1), ('driegen', 1), ('vrjj', 1), ('heeit', 1)</text:p>
          </table:table-cell>
          <table:table-cell office:value-type="string" calcext:value-type="string">
            <text:p>gelegenheid, heelo, ons, gelegenbeid, hoewol, terwgl, zuil, hetzg, de-z, neeft, ziin, zai, bijsonder, heefi, biunen, ztjn, z;jn, worde, he^ft, byna, oolc, mato, heeffc, zijr, heeft-, heels, eijn, doeh, neuten, zulten, sleoht, lieeft, zig, hehhen, nienw, zijri, tydens, driegen, vrjj, heeit</text:p>
          </table:table-cell>
          <table:table-cell table:number-columns-repeated="101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40740" calcext:value-type="float">
            <text:p>340740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0.81937299952142" calcext:value-type="float">
            <text:p>0.81937299952142</text:p>
          </table:table-cell>
          <table:table-cell office:value-type="float" office:value="0.875" calcext:value-type="float">
            <text:p>0.875</text:p>
          </table:table-cell>
          <table:table-cell office:value-type="float" office:value="0.24878674292437" calcext:value-type="float">
            <text:p>0.2487867429243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rbaar(1), marron(1), gemengd(1), kokkie(1), medicijnman(2), gekleurd(1), halfbloed(1), lilliputter(1), queer(1), historisch(1), moslims(1), aziatisch(1), slaven(1), trans(1), inuit(1)</text:p>
          </table:table-cell>
          <table:table-cell office:value-type="string" calcext:value-type="string">
            <text:p>('boi', 1), ('heri', 1), ('opg', 1), ('i.-', 1), ('ifi', 1), ('u.l', 1), (".'t", 1), ('isi', 2), ('iji', 1), ('itr', 1), ('.il', 1), ('ifl', 1), ('kak', 1), ('killen', 1), ('hik', 1)</text:p>
          </table:table-cell>
          <table:table-cell office:value-type="string" calcext:value-type="string">
            <text:p>boi, heri, opg, i.-, ifi, u.l, .'t, isi, iji, itr, .il, ifl, kak, killen, hik</text:p>
          </table:table-cell>
          <table:table-cell table:number-columns-repeated="101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37956" calcext:value-type="float">
            <text:p>337956</text:p>
          </table:table-cell>
          <table:table-cell office:value-type="float" office:value="26" calcext:value-type="float">
            <text:p>26</text:p>
          </table:table-cell>
          <table:table-cell office:value-type="float" office:value="0.115384615384615" calcext:value-type="float">
            <text:p>0.115384615384615</text:p>
          </table:table-cell>
          <table:table-cell office:value-type="float" office:value="0.879235278267414" calcext:value-type="float">
            <text:p>0.879235278267414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24914247821188" calcext:value-type="float">
            <text:p>0.24914247821188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original(1), mulat(1), traditionele(1), aziatisch(3), historisch(1), page(2), primitief(1), indo-europeaan(1), hottentot(1), slaaf(1), marron(3), knecht(1), halfbloed(1), exotisch(1), queertitle(1), gemengd(1), kokkie(1), roots(1), westers(1), slaven(1), grootsch(1)</text:p>
          </table:table-cell>
          <table:table-cell office:value-type="string" calcext:value-type="string">
            <text:p>('us', 2), ('mise', 1), ('non', 8), ('roi', 1), ('ans', 2), ('font', 1), ('son', 2), ('faisant', 1), ('jeune', 1), ('rage', 1), ('lait', 1), ('rant', 1), ('vive', 1), ('gilet', 1), ('terre', 1), ('fil', 1)</text:p>
          </table:table-cell>
          <table:table-cell office:value-type="string" calcext:value-type="string">
            <text:p>us, mise, non, roi, ans, font, son, faisant, jeune, rage, lait, rant, vive, gilet, terre, fil</text:p>
          </table:table-cell>
          <table:table-cell table:number-columns-repeated="101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40507" calcext:value-type="float">
            <text:p>340507</text:p>
          </table:table-cell>
          <table:table-cell office:value-type="float" office:value="21" calcext:value-type="float">
            <text:p>2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67059635592784" calcext:value-type="float">
            <text:p>0.767059635592784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250607765694178" calcext:value-type="float">
            <text:p>0.25060776569417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heems(4), lilliputter(3), jakarta(1), blank(1), gemengd(5), mongool(1), marron(2), berber(1), moslim(1), kaukasisch(1), koppensnellers(1)</text:p>
          </table:table-cell>
          <table:table-cell office:value-type="string" calcext:value-type="string">
            <text:p>('superieur', 6), ('noot', 5), ('bokken-', 2), ('veiling', 3), ('buffel', 1), ('prjjz', 1), ('coulant', 1), ('gum', 1), ('huiden', 1)</text:p>
          </table:table-cell>
          <table:table-cell office:value-type="string" calcext:value-type="string">
            <text:p>superieur, noot, bokken-, veiling, buffel, prjjz, coulant, gum, huiden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1797" calcext:value-type="float">
            <text:p>341797</text:p>
          </table:table-cell>
          <table:table-cell office:value-type="float" office:value="233" calcext:value-type="float">
            <text:p>233</text:p>
          </table:table-cell>
          <table:table-cell office:value-type="float" office:value="0.175965665236052" calcext:value-type="float">
            <text:p>0.175965665236052</text:p>
          </table:table-cell>
          <table:table-cell office:value-type="float" office:value="0.635553313780991" calcext:value-type="float">
            <text:p>0.635553313780991</text:p>
          </table:table-cell>
          <table:table-cell office:value-type="float" office:value="0.789699570815451" calcext:value-type="float">
            <text:p>0.789699570815451</text:p>
          </table:table-cell>
          <table:table-cell office:value-type="float" office:value="0.253297399802769" calcext:value-type="float">
            <text:p>0.253297399802769</text:p>
          </table:table-cell>
          <table:table-cell office:value-type="float" office:value="0.0343347639484979" calcext:value-type="float">
            <text:p>0.03433476394849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halfbloed(3), onbeschaafd(3), achtergrond(18), gemengd(7), grootst(1), inboorling(3), traditioneelen(1), inlander(2), ontdekken(3), historisch(14), batavia(1), koppensneller(3), bosneger(2), misvormden(2), marron(7), islamiet(5), gemengde(2), lilliputter(3), zigeunerbende(1), blank(2), afgod(4), mulat(2), slavenschip(2), traditionele(12), mengras(2), moslim(7), aziatisch(11), page(1), indiaans(1), westers(1), indiaan(2), slaven(1), inheemse(1), eskimo(4), inheems(2), moslims(2), barbarlje(1), indo(3), lesbische(1), hottentotten(1), groothistorische(1), zigeunermuziek(1), voorhistorische(1), koelies(1), mohemmedaan(1), primitief(2), exotische(2), zigeuners(1), zwartje(1), negerslaven(1), kaukasisch(4), koelie(2), afkomst(1), negervrees(1), mesties(2), indo-europeaan(6), volbloed(3), kokkie(3), dwerg(1), gay(1), roots(1), pygmee(1), queer(1), gekleurd(2), baboe(2), aziatische(3), dwerggroei(1), eskimo's(2), moslimsche(1), kaffer(2), zimbabwe(1), medicijnman(3), negercultuur(1), lilliputters(1), historische(1), koelied(1), hottentot(1), exotisch(1), indische(2), berber(4), rassen(1), traditioneel(3), moor(2), barbaren(2), negerrijk(1), kwinti(1), boesman(1), aboriginal(1), stam(1), lesbisch(1), slaaf(1), birma(1), koppensnellers(1), ras(2), afkomstig(1), zigeuner(1)</text:p>
          </table:table-cell>
          <table:table-cell office:value-type="string" calcext:value-type="string">
            <text:p>('beroemd', 22), ('reis', 38), ('koningin', 28), ('koningin-', 2), ('reizen', 9), ('bekende', 3), ('bevallen', 4), ('district', 16), ('kroning', 2), ('majesteit', 4), ('bezoek', 23), ('schrijfster', 3), ('schrijver', 32), ('beaoek', 1), ('terugreis', 5), ('tocht', 17), ('befaamd', 3), ('tochten', 3), ('vorstin', 3), ('vorstelijk', 6), ('trijn', 1), ('heenreis', 2), ('zeereis', 1), ('criticus', 2), ('prinselijk', 1), ('h.m.', 2), ('kee', 1), ('koninginnen', 1), ('m.m.', 1), ('doorreis', 1), ('buikspreker', 1), ('bewonderaarster', 1), ('schuilnaam', 1), ('beroemdheid', 1), ('pietje', 2), ('welbekend', 2), ('wlm', 1), ('bootreis', 1), ('resideren', 1), ('tegenbezoek', 1), ('afreizen', 1), ('marietje', 1), ('bereizen', 1), ('koenraad', 1)</text:p>
          </table:table-cell>
          <table:table-cell office:value-type="string" calcext:value-type="string">
            <text:p>beroemd, reis, koningin, koningin-, reizen, bekende, bevallen, district, kroning, majesteit, bezoek, schrijfster, schrijver, beaoek, terugreis, tocht, befaamd, tochten, vorstin, vorstelijk, trijn, heenreis, zeereis, criticus, prinselijk, h.m., kee, koninginnen, m.m., doorreis, buikspreker, bewonderaarster, schuilnaam, beroemdheid, pietje, welbekend, wlm, bootreis, resideren, tegenbezoek, afreizen, marietje, bereizen, koenraad</text:p>
          </table:table-cell>
          <table:table-cell table:number-columns-repeated="101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40841" calcext:value-type="float">
            <text:p>340841</text:p>
          </table:table-cell>
          <table:table-cell office:value-type="float" office:value="64" calcext:value-type="float">
            <text:p>64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0.757307754398202" calcext:value-type="float">
            <text:p>0.75730775439820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253903908608065" calcext:value-type="float">
            <text:p>0.253903908608065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tis'nachts(1), tovenaar(2), mulat(1), achtergrond(3), dwerggroei(1), kokkie(3), slavenhandel(1), aziatisch(1), dwerg(2), blank(2), gemengd(6), negerjongen(1), inlander(1), traditioneel(2), neger(1), negerrijk(1), ontdekken(2), historisch(3), mongool(1), pygmee(1), inheems(1), zigeuners(1), moor(1), koelie(1), wilde(1), jachtwild(1), queer(1), mongoolse(1), primitief(1), moord(1), bediende(1), afgod(1), koelies(1), indo-europeaan(1), aziatische(1), moslim(1), homo(1), eskimo(1), roots(1), gemengd'contract(1), moslimsohe(1), hottentot(1), kaffer(1), slavenschip(2), kaffers(1), wereldhistorische(1), marron(1)</text:p>
          </table:table-cell>
          <table:table-cell office:value-type="string" calcext:value-type="string">
            <text:p>('kist', 8), ('balen', 5), ('flesschen', 2), ('vat', 11), ('pakken', 11), ('baal', 6), ('kurk', 1), ('hoeden', 3), ('conserven', 1), ('linoleum', 1), ('drop', 1), ('bundel', 3), ('vuursteen', 1), ('ledig', 5), ('staven', 1), ('schoensmeer', 1), ('villen', 2), ('ik', 1), ('garen', 2), ('krat', 1), ('smeltkroes', 1), ('edig', 1), ('matten', 1), ('duig', 1)</text:p>
          </table:table-cell>
          <table:table-cell office:value-type="string" calcext:value-type="string">
            <text:p>kist, balen, flesschen, vat, pakken, baal, kurk, hoeden, conserven, linoleum, drop, bundel, vuursteen, ledig, staven, schoensmeer, villen, ik, garen, krat, smeltkroes, edig, matten, duig</text:p>
          </table:table-cell>
          <table:table-cell table:number-columns-repeated="10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13928" calcext:value-type="float">
            <text:p>313928</text:p>
          </table:table-cell>
          <table:table-cell office:value-type="float" office:value="133" calcext:value-type="float">
            <text:p>133</text:p>
          </table:table-cell>
          <table:table-cell office:value-type="float" office:value="0.165413533834586" calcext:value-type="float">
            <text:p>0.165413533834586</text:p>
          </table:table-cell>
          <table:table-cell office:value-type="float" office:value="0.733084084524206" calcext:value-type="float">
            <text:p>0.733084084524206</text:p>
          </table:table-cell>
          <table:table-cell office:value-type="float" office:value="0.796992481203007" calcext:value-type="float">
            <text:p>0.796992481203007</text:p>
          </table:table-cell>
          <table:table-cell office:value-type="float" office:value="0.257062711360943" calcext:value-type="float">
            <text:p>0.257062711360943</text:p>
          </table:table-cell>
          <table:table-cell office:value-type="float" office:value="0.037593984962406" calcext:value-type="float">
            <text:p>0.0375939849624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skimo(1), indo-europeaan(7), kokkie(2), aziatisch(13), historisch(5), indo(2), inheemsche(3), hottentot(2), marron(7), historische(2), schildersknecht(1), negerslaven(2), afgod(1), neger(3), inlander(1), barbaar(2), mengras(1), moslim(6), achtergrond(10), wild(1), historischen(1), onbeschaafd(1), inuit(2), groothistorische(1), indiaan(2), inlandsche(1), traditionele(3), inheems(3), dwerg(1), mongool(3), barbaren(1), gekleurd(3), koppensneller(1), knecht(2), gemengd(3), slaaf(1), moord(1), roots(1), indonesi(1), aziatische(2), mesties(4), metis'nachts(1), etniciteit(1), inheemschen(1), negerrijk(1), traditioneel(1), berber(2), mulat(1), misvormden(2), zimbabwecultuur(1), indische(1), inheemse(1), koelies(1), eskimo's(1), en'marron(1), moslimsche(1), halfbloed(1), inheems'(1), wilde(1), inheems'che(1), moslims(1), medicijnman(1)</text:p>
          </table:table-cell>
          <table:table-cell office:value-type="string" calcext:value-type="string">
            <text:p>('tussch', 104), ('tusschen', 12), ('tussehen', 8), ('tosschen', 2), ('tussohen', 3), ('sohen', 1), ('bchen', 1), ('lusschen', 1), ('tusschcn', 1), ('tuschen', 1), ('tusscnen', 1), ('tus-', 1)</text:p>
          </table:table-cell>
          <table:table-cell office:value-type="string" calcext:value-type="string">
            <text:p>tussch, tusschen, tussehen, tosschen, tussohen, sohen, bchen, lusschen, tusschcn, tuschen, tusscnen, tus-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41703" calcext:value-type="float">
            <text:p>341703</text:p>
          </table:table-cell>
          <table:table-cell office:value-type="float" office:value="40" calcext:value-type="float">
            <text:p>40</text:p>
          </table:table-cell>
          <table:table-cell office:value-type="float" office:value="0.15" calcext:value-type="float">
            <text:p>0.15</text:p>
          </table:table-cell>
          <table:table-cell office:value-type="float" office:value="0.765379809878546" calcext:value-type="float">
            <text:p>0.765379809878546</text:p>
          </table:table-cell>
          <table:table-cell office:value-type="float" office:value="0.825" calcext:value-type="float">
            <text:p>0.825</text:p>
          </table:table-cell>
          <table:table-cell office:value-type="float" office:value="0.263695740377424" calcext:value-type="float">
            <text:p>0.263695740377424</text:p>
          </table:table-cell>
          <table:table-cell office:value-type="float" office:value="0.025" calcext:value-type="float">
            <text:p>0.0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oelies(1), primitief(1), indo-europeaan(3), bataviasche(1), aziatisch(6), inheemse(1), moslims(1), gemengd(4), aziatische(1), traditionele(2), koelie(1), barbaren(1), volbloed(1), knecht(1), gekleurd(1), bediende(1), moslim(2), inheemsche(1), achtergrond(3), inheems(3), koppensneller(1), neger(1), moslimsche(1), zwartje(1)</text:p>
          </table:table-cell>
          <table:table-cell office:value-type="string" calcext:value-type="string">
            <text:p>('betrekken', 24), ('nevelig', 1), ('biussel', 1), ('matig', 4), ('wind', 5), ('half-', 2), ('bewolken', 1), ('neerslag', 1), ('frankfort', 1)</text:p>
          </table:table-cell>
          <table:table-cell office:value-type="string" calcext:value-type="string">
            <text:p>betrekken, nevelig, biussel, matig, wind, half-, bewolken, neerslag, frankfort</text:p>
          </table:table-cell>
          <table:table-cell table:number-columns-repeated="101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40833" calcext:value-type="float">
            <text:p>340833</text:p>
          </table:table-cell>
          <table:table-cell office:value-type="float" office:value="54" calcext:value-type="float">
            <text:p>54</text:p>
          </table:table-cell>
          <table:table-cell office:value-type="float" office:value="0.148148148148148" calcext:value-type="float">
            <text:p>0.148148148148148</text:p>
          </table:table-cell>
          <table:table-cell office:value-type="float" office:value="0.79593583576543" calcext:value-type="float">
            <text:p>0.79593583576543</text:p>
          </table:table-cell>
          <table:table-cell office:value-type="float" office:value="0.814814814814815" calcext:value-type="float">
            <text:p>0.814814814814815</text:p>
          </table:table-cell>
          <table:table-cell office:value-type="float" office:value="0.267911101018797" calcext:value-type="float">
            <text:p>0.267911101018797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aditionele(4), gemengd(3), queer(2), aziatisch(2), inheemse(2), barbaar(1), inheems(3), mulat(2), zigeuners(1), indo-europeaan(7), handicap(4), historisch(2), baboe(1), moor(1), lilliputter(2), boesman(2), berber(1), westers(1), marron(2), bediende(1), ras(1), neger(1), achtergrond(2), wild(2), volbloed(1), traditioneel(1), afkomst(1), halfbloed(1)</text:p>
          </table:table-cell>
          <table:table-cell office:value-type="string" calcext:value-type="string">
            <text:p>('hollander', 9), ('club', 11), ('tria', 1), ('einduitslag', 1), ('afgelasten', 2), ('nieuweling', 4), ('kampioenschap', 3), ('renner', 2), ('winnaar', 2), ('toernooi', 1), ('uitslag', 3), ('m.en', 1), ('seriewedstrijd', 1), ('tournooi', 2), ('sportman', 1), ('uilslag', 1), ('mededinger', 2), ('starten', 2), ('hindernis', 2), ('wedstryd', 1), ('amateur', 1), ('n.g.', 1), ('crack', 1), ('start', 1), ('boksen', 1), ('veger', 1), ('match', 1), ('schoolslag', 1)</text:p>
          </table:table-cell>
          <table:table-cell office:value-type="string" calcext:value-type="string">
            <text:p>hollander, club, tria, einduitslag, afgelasten, nieuweling, kampioenschap, renner, winnaar, toernooi, uitslag, m.en, seriewedstrijd, tournooi, sportman, uilslag, mededinger, starten, hindernis, wedstryd, amateur, n.g., crack, start, boksen, veger, match, schoolslag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1411" calcext:value-type="float">
            <text:p>341411</text:p>
          </table:table-cell>
          <table:table-cell office:value-type="float" office:value="415" calcext:value-type="float">
            <text:p>415</text:p>
          </table:table-cell>
          <table:table-cell office:value-type="float" office:value="0.185542168674699" calcext:value-type="float">
            <text:p>0.185542168674699</text:p>
          </table:table-cell>
          <table:table-cell office:value-type="float" office:value="0.466606005963664" calcext:value-type="float">
            <text:p>0.46660600596366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268159445199967" calcext:value-type="float">
            <text:p>0.268159445199967</text:p>
          </table:table-cell>
          <table:table-cell office:value-type="float" office:value="0.0313253012048193" calcext:value-type="float">
            <text:p>0.0313253012048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arbaar(3), metis(3), slavenschip(2), moslim(23), traditionele(8), marron(8), ontdekken(6), mesties(4), aboriginal(3), inheemsche(5), koppensneller(6), misvormden(4), westers(2), neger(4), zigeunermuziek(1), aziatisch(26), primitief(3), mulat(2), page(2), achtergrond(16), hottentot(2), indiaans(1), moslimscho(1), afkomst(5), boesman(1), hottentotten(3), historisch(13), islamiet(3), halfbloed(6), indo-europeaan(19), gemengd(12), muzelman(7), inheems(14), eskimo's(4), lesbisch(2), moord(1), galeislaven(1), pygmee(3), negerslaven(2), mengras(4), exotische(1), zigeuner(3), dwerg(2), slaven(4), historische(3), inboorling(5), negerrijk(3), jachtwild(1), medicijnmannen(1), dwerggroei(10), mongool(2), indische(1), kwinti(1), moor(4), medicijnman(5), berber(5), volbloed(3), kaukasisch(4), eskimo(1), volksstam(1), zwartje(4), batavia(1), aapman(1), gemengde(1), bosneger(2), afgod(2), marrons(2), barbaar'sche(1), kaffer(1), barbaren(4), negercultuur(2), inheemsebe(1), indisch(3), bediende(6), gekleurd(7), zigeuners(3), berbers(1), bedienden(1), moordenaar(1), wild(3), lilliputter(2), indiaansch(1), ras(1), inlander(2), stam(4), muzelmannen(1), knecht(3), onbeschaafd'to(1), tovenaar(2), indiaan(3), wilde(1), kokkie(2), traditioneel(3), slaaf(2), blank(4), kaffers(1), onbeschaafd(3), exotisch(3), moslims(1), blanke(1), aziatische(3), inlandsche(2), wereldmoord(1), indischen(1), mongoolsohc(1), koppensnellers(1), moslimsohe(1), marron'(1), koelies(1), bataviasche(1), vermoord(1), birma(1), knechts(1), inheemsen(1), verwilderd(1), inheemse(1), roots(1), gekleurde(1), dienstknechts(1), volbloedras(1), afstammelingen(1), koelie(1), slaaft(1), homo(2), handicap(1), muzelman'(1), queer(1), roots'(1)</text:p>
          </table:table-cell>
          <table:table-cell office:value-type="string" calcext:value-type="string">
            <text:p>('onmetelijk', 2), ('oorspronkelijk', 30), ('ontdekken', 35), ('dood', 65), ('berooven', 1), ('flink', 13), ('snel', 29), ('opsporen', 1), ('benevelen', 2), ('mishandelen', 1), ('vreeselijk', 11), ('afmatting', 1), ('doodsteken', 1), ('nasporing', 3), ('vermoorden', 19), ('sterven', 33), ('fel', 8), ('ontvoering', 2), ('ontkomen', 13), ('overspann', 1), ('roven', 2), ('ongelukkig', 13), ('band', 27), ('hypnotisme', 1), ('ontdekking', 11), ('schrikkelijk', 4), ('aanhouding', 3), ('feil', 2), ('beroven', 5), ('beklagenswaardig', 2), ('doodschieten', 7), ('doode', 4), ('denkvermogen', 1), ('huiszoeking', 1), ('rampzalig', 2), ('plunderen', 6), ('rooven', 5), ('arresteren', 7), ('achterblijven', 5), ('klaarlicht', 1), ('verschrikkelijk', 6), ('verminking', 1), ('tempo', 4), ('aanhouden', 10), ('hink', 1), ('schuilhouden', 1), ('eindeloos', 2), ('ontzetten', 7), ('nachtrust', 1), ('dader', 10), ('bouwstof', 1), ('ontrukken', 3), ('merg', 2), ('dievenbend', 1), ('opsporing', 1), ('jammerlijk', 2), ('noodlottig', 6), ('ombrengen', 2), ('ontplooien', 1), ('verrijken', 1), ('brandstichter', 1), ('gezocht', 2), ('ontzettend', 5), ('zintuig', 1), ('herkennen', 7), ('eindelooz', 2), ('vervolmaking', 1), ('teringachtig', 1), ('signalement', 1), ('uitrusten', 2), ('arrestatie', 2), ('pijnen', 1), ('vermoord', 2), ('doodslaan', 2), ('ontvluchting', 2), ('vermoeidheid', 2), ('ontsnapping', 1), ('knakken', 1), ('buitenshuis', 1), ('oplichter', 1), ('spierkracht', 1), ('aanranden', 2), ('verdwijning', 1)</text:p>
          </table:table-cell>
          <table:table-cell office:value-type="string" calcext:value-type="string">
            <text:p>onmetelijk, oorspronkelijk, ontdekken, dood, berooven, flink, snel, opsporen, benevelen, mishandelen, vreeselijk, afmatting, doodsteken, nasporing, vermoorden, sterven, fel, ontvoering, ontkomen, overspann, roven, ongelukkig, band, hypnotisme, ontdekking, schrikkelijk, aanhouding, feil, beroven, beklagenswaardig, doodschieten, doode, denkvermogen, huiszoeking, rampzalig, plunderen, rooven, arresteren, achterblijven, klaarlicht, verschrikkelijk, verminking, tempo, aanhouden, hink, schuilhouden, eindeloos, ontzetten, nachtrust, dader, bouwstof, ontrukken, merg, dievenbend, opsporing, jammerlijk, noodlottig, ombrengen, ontplooien, verrijken, brandstichter, gezocht, ontzettend, zintuig, herkennen, eindelooz, vervolmaking, teringachtig, signalement, uitrusten, arrestatie, pijnen, vermoord, doodslaan, ontvluchting, vermoeidheid, ontsnapping, knakken, buitenshuis, oplichter, spierkracht, aanranden, verdwijning</text:p>
          </table:table-cell>
          <table:table-cell table:number-columns-repeated="10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0149" calcext:value-type="float">
            <text:p>340149</text:p>
          </table:table-cell>
          <table:table-cell office:value-type="float" office:value="659" calcext:value-type="float">
            <text:p>659</text:p>
          </table:table-cell>
          <table:table-cell office:value-type="float" office:value="0.17298937784522" calcext:value-type="float">
            <text:p>0.17298937784522</text:p>
          </table:table-cell>
          <table:table-cell office:value-type="float" office:value="0.761068884207541" calcext:value-type="float">
            <text:p>0.761068884207541</text:p>
          </table:table-cell>
          <table:table-cell office:value-type="float" office:value="0.779969650986343" calcext:value-type="float">
            <text:p>0.779969650986343</text:p>
          </table:table-cell>
          <table:table-cell office:value-type="float" office:value="0.268688105947808" calcext:value-type="float">
            <text:p>0.268688105947808</text:p>
          </table:table-cell>
          <table:table-cell office:value-type="float" office:value="0.047040971168437" calcext:value-type="float">
            <text:p>0.0470409711684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arbaar(7), gemengd(22), aziatisch(36), achtergrond(43), indo-europeaan(43), grootst(1), aziatische(11), marron(18), historisch(31), inheemsche(1), dwergen(2), inheems(16), zigeunermuziek(3), mulat(6), bediende(2), moslim(36), primitief(5), hottentot(3), westers(2), mengras(3), mongool(6), afkomst(9), inheemse(4), aapman(2), traditionele(37), boesman(1), inuit(5), slaven(4), kaukasisch(4), hottentotten(1), islamiet(6), etniciteit(1), halfbloed(5), zwartje(4), onbeschaafd(6), eskimo's(5), praehistorische(1), knecht(2), dwerggroei(11), kokkie(5), moslims(5), kaffer(4), negerslaven(7), pygmee(7), dwerg(3), exotische(2), misvormden(4), volbloed(3), gemengde(2), ras(4), muzelman(4), inlander(5), afgod(6), indo-europeaans(1), historische(8), zimbabwecultuur(1), medicijnman(8), marron'(1), mesties(2), rassen(1), negercultuur(4), aziatischejgeit(2), exotisch(7), neger(4), moor(3), homo(6), indo(4), blanke(1), inboorlingen(3), wetshistorische(1), moslimsche(4), inheemsen(2), eskimo(5), eskimoverhalen(1), bosneger(2), barbaar'sche(1), inheemschen(3), inlanders(1), groothistorische(1), inheemsebe(1), mohemmedaan(1), koelie(4), lesbische(1), eenhistorisch(1), gekleurd(7), inboorling(2), tovenaar(1), muzelmansche(1), ontdekken(7), lilliputter(3), koppensneller(5), negers(2), historischen(1), blank(2), k'mesties(2), stam(3), negerrijk(2), indisch(4), winkelknechten(1), kaffers(3), stammen(1), indiaan(2), barbaren(7), slaaf(7), traditioneel(5), zigeuners(1), zigeuner(4), gay(1), traditioneelen(1), moslimsoh(1), marrons(1), grootste(1), inlandsche(2), lilliputters(1), roots(2), volbloedpaard(1), koelies(1), berber(2), baboe(2), barbaarsche(1), zigeunerin(1), inheemsch(1), wild(3), volkstammen(1), wilde(1), dienstknechts(1), volbloedras(1), afstammelingen(1), metis(1), queer(2), handicap(1), bedienden(1), zimbabwe(1), gekleurde(1), roots'(1)</text:p>
          </table:table-cell>
          <table:table-cell office:value-type="string" calcext:value-type="string">
            <text:p>('bedoeling', 21), ('beginne', 6), ('feit', 44), ('meening', 28), ('inderdaad', 36), ('waaraan', 20), ('menen', 50), ('schijnen', 95), ('immers', 38), ('toelichten', 3), ('onwaarschijnlijk', 4), ('meermalen', 8), ('bespreken', 13), ('slotsom', 2), ('allicht', 5), ('uitermate', 5), ('blijkbaar', 21), ('nimmer', 21), ('beduiden', 5), ('eenparig', 2), ('erop', 12), ('volstrekt', 27), ('quaestie', 15), ('meen', 4), ('sommigen', 14), ('vanzelf', 9), ('velen', 30), ('vermoeden', 24), ('natuurlijk', 77), ('zekerheid', 8), ('stellig', 8), ('absoluut', 12), ('meenen', 11), ('uiterst', 21), ('aangelegenheid', 6), ('kwestie', 23), ('waarnaar', 5), ('ogenschijnlijk', 1), ('allerminst', 8), ('oogenschijnlijk', 2), ('mening', 6), ('alleszins', 2), ('doorgaan', 9), ('tgeen', 2), ('oordeelen', 3), ('hierom', 1), ('opinie', 5), ('geenszins', 8), ('onzerzijds', 2), ('weerwil', 3), ('allesbehalve', 2), ('makkelijk', 1), ('oplossing', 11), ('mpet', 1), ('wegdragen', 1), ('opsommen', 1), ('twijfelachtig', 3), ('beoordeelen', 3), ('uioet', 1), ('ontegenzeggelijk', 2), ('klaarblijkelijk', 2), ('verbet', 1), ('opnoemen', 1), ('oordcelen', 2), ('dikwerf', 2), ('zekerlijk', 1), ('sommig', 1), ('.gekomen', 1), ('wyzen', 1)</text:p>
          </table:table-cell>
          <table:table-cell office:value-type="string" calcext:value-type="string">
            <text:p>bedoeling, beginne, feit, meening, inderdaad, waaraan, menen, schijnen, immers, toelichten, onwaarschijnlijk, meermalen, bespreken, slotsom, allicht, uitermate, blijkbaar, nimmer, beduiden, eenparig, erop, volstrekt, quaestie, meen, sommigen, vanzelf, velen, vermoeden, natuurlijk, zekerheid, stellig, absoluut, meenen, uiterst, aangelegenheid, kwestie, waarnaar, ogenschijnlijk, allerminst, oogenschijnlijk, mening, alleszins, doorgaan, tgeen, oordeelen, hierom, opinie, geenszins, onzerzijds, weerwil, allesbehalve, makkelijk, oplossing, mpet, wegdragen, opsommen, twijfelachtig, beoordeelen, uioet, ontegenzeggelijk, klaarblijkelijk, verbet, opnoemen, oordcelen, dikwerf, zekerlijk, sommig, .gekomen, wyzen</text:p>
          </table:table-cell>
          <table:table-cell table:number-columns-repeated="101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40538" calcext:value-type="float">
            <text:p>340538</text:p>
          </table:table-cell>
          <table:table-cell office:value-type="float" office:value="35" calcext:value-type="float">
            <text:p>35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0.904953594627171" calcext:value-type="float">
            <text:p>0.904953594627171</text:p>
          </table:table-cell>
          <table:table-cell office:value-type="float" office:value="0.828571428571429" calcext:value-type="float">
            <text:p>0.828571428571429</text:p>
          </table:table-cell>
          <table:table-cell office:value-type="float" office:value="0.270124989018433" calcext:value-type="float">
            <text:p>0.270124989018433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slim(4), indo-europeaan(5), inheems(4), jakarta(1), dwerggroei(2), historisch(2), blank(2), inheemse(2), barbaren(1), inlandsche(2), inheemseen(1), berber(1), baboe(1), indische(1), gay(1), pygmee(1), mongool(1), koelie(1), k'mesties(2)</text:p>
          </table:table-cell>
          <table:table-cell office:value-type="string" calcext:value-type="string">
            <text:p>('pasoeroean', 1), ('poerwokerto', 1), ('probolinggo', 1), ('buitenzorg', 2), ('djokja', 3), ('solo', 7), ('garoet', 1), ('jogjakarta', 1), ('preanger', 1), ('krawang', 2), ('madioen', 1), ('landraad', 2), ('aanbijten', 2), ('bandoeng', 4), ('malang', 2), ('midden-java', 1), ('medan', 1), ('bojolali', 1), ('west-java', 1), ('ambarawa', 1), ('pati', 1), ('tapanoeli', 1), ('soerabala', 1), ('rembang', 1), ('salatiga', 1)</text:p>
          </table:table-cell>
          <table:table-cell office:value-type="string" calcext:value-type="string">
            <text:p>pasoeroean, poerwokerto, probolinggo, buitenzorg, djokja, solo, garoet, jogjakarta, preanger, krawang, madioen, landraad, aanbijten, bandoeng, malang, midden-java, medan, bojolali, west-java, ambarawa, pati, tapanoeli, soerabala, rembang, salatiga</text:p>
          </table:table-cell>
          <table:table-cell table:number-columns-repeated="10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0759" calcext:value-type="float">
            <text:p>340759</text:p>
          </table:table-cell>
          <table:table-cell office:value-type="float" office:value="477" calcext:value-type="float">
            <text:p>477</text:p>
          </table:table-cell>
          <table:table-cell office:value-type="float" office:value="0.176100628930818" calcext:value-type="float">
            <text:p>0.176100628930818</text:p>
          </table:table-cell>
          <table:table-cell office:value-type="float" office:value="0.669595876051858" calcext:value-type="float">
            <text:p>0.669595876051858</text:p>
          </table:table-cell>
          <table:table-cell office:value-type="float" office:value="0.781970649895178" calcext:value-type="float">
            <text:p>0.781970649895178</text:p>
          </table:table-cell>
          <table:table-cell office:value-type="float" office:value="0.270367155481314" calcext:value-type="float">
            <text:p>0.270367155481314</text:p>
          </table:table-cell>
          <table:table-cell office:value-type="float" office:value="0.0419287211740042" calcext:value-type="float">
            <text:p>0.04192872117400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roots(1), aziatisch(22), achtergrond(43), zwartje(2), indo-europeaan(21), traditionele(23), marron(15), baboe(3), moslims(4), moslim(13), gemengde(1), afgodisch(1), primitief(6), traditioneel(4), negerslaven(7), koelies(2), mesties(5), bediendepmijnneer(1), inheems(19), mongool(4), gemengd(17), historisch(22), lesbische(3), inuit(2), zigeuners(2), inheemse(5), slaven(7), dwerggroei(21), pygmee(6), mengras(2), volbloed(1), indo(5), stam(2), rassen(2), koelie(3), negerrijk(3), marron'(1), eskimo's(1), ontdekken(3), inheemsche(3), islamiet(3), hottentot(3), berber(3), indiaan(1), negercultuur(3), dwerg(3), onbeschaafd(4), koppensnellers(2), muzelman(3), tovenaar(4), historische(5), afkomst(4), inboorling(3), traditioneelen(1), koppensneller(3), barbaar(5), barbaar'sche(1), wild(3), barbaren(5), kokkie(4), hottentotten(1), inlander(2), stamgenooten(1), mongoolsche(1), afgodsbeeldje(1), inheemschen(3), knecht(1), kaukasisch(3), kafferhoofdman(1), bedienden(1), slavenschip(2), ras(2), neger(3), inlandsche(4), boesman(4), lilliputter(5), indiaansch(1), lesbisch(2), wilden(1), misvormden(2), koelied(1), afgodendienst(1), inboorlingen(1), marrons(3), moor(3), winkelknechten(1), kaffers(2), stammen(1), wilde(2), moslimsche(2), kaffer(3), eskimo(1), blank(2), aziatische(5), medicijnman(4), gekleurd(3), aboriginal(2), negers(1), pages(1), stamhoofd(1), volbloedpaard(1), bataviasche(1), halfbloed(2), zigeunerin(1), birma(1), slaaf(1), volkstammen(1), inheemsen(1), bediende(2), demooraten(1), handicap(1), indisch(2), medicijnmannen(1), aziatischen(1), dienstknechts(1), inlanders(1), dwergen(2), stamboek(1), allochtoon(1), indische(1), zigeuner(1)</text:p>
          </table:table-cell>
          <table:table-cell office:value-type="string" calcext:value-type="string">
            <text:p>('behandelen', 37), ('stellen', 172), ('deel', 87), ('eenen', 10), ('verschillend', 89), ('geheel', 9), ('onderscheidene', 1), ('voren', 28), ('geheelen', 3), ('tevoren', 5), ('nagenoeg', 8), ('verdagen', 1), ('behandeling', 26), ('wederom', 12), ('hierna', 5), ('telkens', 22), ('temmen', 3), ('gevolge', 1), ('aflopen', 3), ('kaad', 1), ('gedeel', 1), ('staten-generaal', 1), ('baad', 4), ('verschillende', 3), ('ganschen', 1), ('achtereenvolgens', 5), ('b;j', 1), ('gansen', 2), ('kaden', 1), ('pauzeren', 1), ('v/aren', 1)</text:p>
          </table:table-cell>
          <table:table-cell office:value-type="string" calcext:value-type="string">
            <text:p>behandelen, stellen, deel, eenen, verschillend, geheel, onderscheidene, voren, geheelen, tevoren, nagenoeg, verdagen, behandeling, wederom, hierna, telkens, temmen, gevolge, aflopen, kaad, gedeel, staten-generaal, baad, verschillende, ganschen, achtereenvolgens, b;j, gansen, kaden, pauzeren, v/aren</text:p>
          </table:table-cell>
          <table:table-cell table:number-columns-repeated="101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39752" calcext:value-type="float">
            <text:p>339752</text:p>
          </table:table-cell>
          <table:table-cell office:value-type="float" office:value="72" calcext:value-type="float">
            <text:p>7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86505409202841" calcext:value-type="float">
            <text:p>0.686505409202841</text:p>
          </table:table-cell>
          <table:table-cell office:value-type="float" office:value="0.805555555555556" calcext:value-type="float">
            <text:p>0.805555555555556</text:p>
          </table:table-cell>
          <table:table-cell office:value-type="float" office:value="0.281222223774149" calcext:value-type="float">
            <text:p>0.281222223774149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istorisch(3), moslim(5), achtergrond(5), indisch(1), inlandsche(1), gemengd(3), indo-europeaan(1), dwerggroei(2), inboorling(2), traditionele(4), inuit(1), baboe(3), lesbische(1), marron(2), inheems(7), mengras(1), slaaf(1), koppensneller(1), zigeunermuziek(1), bosneger(1), homo(2), praehistorische(1), barbaarsche(1), neger(1), exotisch(1), berber(1), barbaren(1), moor(1), aziatisch(2), mulat(1), gekleurd(1), koelie(1), pygmee(1), onbeschaafd(1), negerslaven(1), koelies(1), mesties(1), dienstknecht(1), zigeuners(1), zimbabwecultuur(1), barbaar(1), traditioneel(1), stam(1), ras(1)</text:p>
          </table:table-cell>
          <table:table-cell office:value-type="string" calcext:value-type="string">
            <text:p>('dal', 27), ('wyie', 1), ('golijk', 2), ('maai', 5), ('nkt', 1), ('dut', 7), ('aelf', 2), ('tanig', 1), ('kunaea', 1), ('vrooger', 1), ('selfs', 1), ('/.ij', 4), ('weei', 1), ('tocb', 1), ('alle', 3), ('iiem', 1), ('k*n', 1), ('oortaak', 1), ('meo', 1), ('-men', 2), ('wsl', 1), ('aiet', 1), ('latten', 1), ('tocn', 2), ('dai', 2), ('eoed', 1), ('aat', 1)</text:p>
          </table:table-cell>
          <table:table-cell office:value-type="string" calcext:value-type="string">
            <text:p>dal, wyie, golijk, maai, nkt, dut, aelf, tanig, kunaea, vrooger, selfs, /.ij, weei, tocb, alle, iiem, k*n, oortaak, meo, -men, wsl, aiet, latten, tocn, dai, eoed, aat</text:p>
          </table:table-cell>
          <table:table-cell table:number-columns-repeated="101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40346" calcext:value-type="float">
            <text:p>340346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736432675846833" calcext:value-type="float">
            <text:p>0.736432675846833</text:p>
          </table:table-cell>
          <table:table-cell office:value-type="float" office:value="0.85" calcext:value-type="float">
            <text:p>0.85</text:p>
          </table:table-cell>
          <table:table-cell office:value-type="float" office:value="0.28794142393353" calcext:value-type="float">
            <text:p>0.2879414239335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nheems(2), marron(2), metis(1), gemengd(1), grootst(1), traditioneelen(1), indo(1), traditionele(1), barbaarsche(1), koelie(1), tovenaar(1), kaffer(1), dwerggroei(1), historisch(2), queer(1), gekleurd(1), trans(1)</text:p>
          </table:table-cell>
          <table:table-cell office:value-type="string" calcext:value-type="string">
            <text:p>('ii.ii', 1), ('slng', 1), ('oob', 1), ('llj', 2), ('org', 2), ('aanf', 1), ('lng', 1), ('rp', 2), ('hta', 1), ('geu', 1), ('lia', 1), ('v-t', 1), ('cha', 1), ('no^', 1), ('tart', 1), ('rut', 1), ('.ng', 1), ('r--', 1)</text:p>
          </table:table-cell>
          <table:table-cell office:value-type="string" calcext:value-type="string">
            <text:p>ii.ii, slng, oob, llj, org, aanf, lng, rp, hta, geu, lia, v-t, cha, no^, tart, rut, .ng, r--</text:p>
          </table:table-cell>
          <table:table-cell table:number-columns-repeated="101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5009" calcext:value-type="float">
            <text:p>335009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6749857000796" calcext:value-type="float">
            <text:p>0.86749857000796</text:p>
          </table:table-cell>
          <table:table-cell office:value-type="float" office:value="0.9" calcext:value-type="float">
            <text:p>0.9</text:p>
          </table:table-cell>
          <table:table-cell office:value-type="float" office:value="0.289565453395965" calcext:value-type="float">
            <text:p>0.2895654533959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ekleurde(1), marron(1), achtergrond(1), boesman(1), muzelman(1), kwinti(1), tovenaar(1), baboe(1), onbeschaafd(1), indo-europeaan(1)</text:p>
          </table:table-cell>
          <table:table-cell office:value-type="string" calcext:value-type="string">
            <text:p>('loopjongen', 1), ('wit-', 1), ('boekbinder', 1), ('smid', 3), ('schoenmaker', 2), ('loodgieter', 1), ('tuinman', 1)</text:p>
          </table:table-cell>
          <table:table-cell office:value-type="string" calcext:value-type="string">
            <text:p>loopjongen, wit-, boekbinder, smid, schoenmaker, loodgieter, tuinman</text:p>
          </table:table-cell>
          <table:table-cell table:number-columns-repeated="10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38211" calcext:value-type="float">
            <text:p>338211</text:p>
          </table:table-cell>
          <table:table-cell office:value-type="float" office:value="15" calcext:value-type="float">
            <text:p>1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789717705793051" calcext:value-type="float">
            <text:p>0.78971770579305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2913532148998" calcext:value-type="float">
            <text:p>0.291353214899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ay(1), wetshistorische(1), negerin(1), achtergrond(1), verraste(1), inheemsch(1), roots(1), traditionele(2), stam(1), neger(1), historisch(2), page(1), mongoolse(1)</text:p>
          </table:table-cell>
          <table:table-cell office:value-type="string" calcext:value-type="string">
            <text:p>('fin', 3), ('monde', 2), ('con-', 2), ('texte', 1), ('bruxelles', 1), ('anver', 1), ('saine', 1), ('voi', 2), ('coup', 1), ('janvier', 1), ('tat', 1)</text:p>
          </table:table-cell>
          <table:table-cell office:value-type="string" calcext:value-type="string">
            <text:p>fin, monde, con-, texte, bruxelles, anver, saine, voi, coup, janvier, tat</text:p>
          </table:table-cell>
          <table:table-cell table:number-columns-repeated="101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41240" calcext:value-type="float">
            <text:p>341240</text:p>
          </table:table-cell>
          <table:table-cell office:value-type="float" office:value="15" calcext:value-type="float">
            <text:p>1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789717705793051" calcext:value-type="float">
            <text:p>0.789717705793051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2913532148998" calcext:value-type="float">
            <text:p>0.291353214899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svormden(1), inheems(4), hottentot(1), marron(1), barbaar(1), queer(1), inheemsen(2), indo-europeaan(1), aziatisch(1), knecht(1), inboorling(1)</text:p>
          </table:table-cell>
          <table:table-cell office:value-type="string" calcext:value-type="string">
            <text:p>('do-', 1), ('a.i', 3), ('-ch', 2), ('berrie', 1), ('diu', 3), ('ditj', 1), ('rep', 1), ('diversen', 2), ('arg', 1)</text:p>
          </table:table-cell>
          <table:table-cell office:value-type="string" calcext:value-type="string">
            <text:p>do-, a.i, -ch, berrie, diu, ditj, rep, diversen, arg</text:p>
          </table:table-cell>
          <table:table-cell table:number-columns-repeated="101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341143" calcext:value-type="float">
            <text:p>341143</text:p>
          </table:table-cell>
          <table:table-cell office:value-type="float" office:value="15" calcext:value-type="float">
            <text:p>15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95176849119397" calcext:value-type="float">
            <text:p>0.95176849119397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2913532148998" calcext:value-type="float">
            <text:p>0.2913532148998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htergrond(2), moslim(1), afkomst(1), bediende(1), dwerggroei(1), marron(5), queer(1), traditionele(1), aziatische(1), hottentotten(1)</text:p>
          </table:table-cell>
          <table:table-cell office:value-type="string" calcext:value-type="string">
            <text:p>('gabriel', 5), ('michael', 3), ('albani', 1), ('jannings', 1), ('theo', 1), ('gonda', 1), ('velasquez', 1), ('ibsen', 1), ('redon', 1)</text:p>
          </table:table-cell>
          <table:table-cell office:value-type="string" calcext:value-type="string">
            <text:p>gabriel, michael, albani, jannings, theo, gonda, velasquez, ibsen, redon</text:p>
          </table:table-cell>
          <table:table-cell table:number-columns-repeated="10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41325" calcext:value-type="float">
            <text:p>341325</text:p>
          </table:table-cell>
          <table:table-cell office:value-type="float" office:value="491" calcext:value-type="float">
            <text:p>491</text:p>
          </table:table-cell>
          <table:table-cell office:value-type="float" office:value="0.191446028513238" calcext:value-type="float">
            <text:p>0.191446028513238</text:p>
          </table:table-cell>
          <table:table-cell office:value-type="float" office:value="0.331534921215815" calcext:value-type="float">
            <text:p>0.331534921215815</text:p>
          </table:table-cell>
          <table:table-cell office:value-type="float" office:value="0.780040733197556" calcext:value-type="float">
            <text:p>0.780040733197556</text:p>
          </table:table-cell>
          <table:table-cell office:value-type="float" office:value="0.301570328342709" calcext:value-type="float">
            <text:p>0.301570328342709</text:p>
          </table:table-cell>
          <table:table-cell office:value-type="float" office:value="0.0285132382892057" calcext:value-type="float">
            <text:p>0.0285132382892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oots(4), achtergrond(33), aziatisch(25), indo-europeaan(28), halfbloed(6), moslim(21), tovenaar(2), islamiet(6), ontdekken(8), boesmanbanelen(1), inheemsche(4), dwergen(1), historisch(29), mongool(1), dwerg(4), primitief(6), mesties(1), page(1), inuit(2), indiaans(1), moslimscho(1), mengras(3), inheemse(4), inheems(14), traditionele(16), homo(5), zigeuners(2), lesbisch(2), zigeuner(1), slaaf(8), kaukasisch(2), exotische(3), volbloed(5), metis'nachts(1), gemengde(3), rassen(1), gemengd(18), marron(10), inlander(2), slaven(5), medicijnman(2), eskimo's(3), blank(5), pygmee(2), negerslaven(7), indiaan(3), barbaar(3), aziatische(6), traditioneel(3), dwerggroei(14), slavenschip(1), moslims(1), blanke(2), inboorlingen(4), koelie(5), wetshistorische(1), inheemsen(2), koppensneller(3), historische(6), onbeschaafdheid(1), mulat(3), afkomst(2), baboe(2), eskimoverhalen(1), batavia(1), misvormden(3), bosneger(3), knecht(5), marrons(3), kaffer(2), negerrijk(3), barbaren(6), slaven'(1), inheemsebe(1), mohemmedaan(1), baboes(1), gekleurd(3), stamgenooten(1), kaffers(2), indo(4), metis(3), lilliputters(2), inlanders(2), bedienden(1), inboorling(1), inheemschen(3), indiaansch(1), negercultuur(1), wilden(1), indisch(2), westers(1), exotisch(2), wilde(1), kokkie(2), neger(3), inlandsche(4), hottentot(1), muzelman(5), onbeschaafd(4), bediende(2), berber(2), indische(2), negerin(1), ras(1), zigeunermuziek(1), aboriginal(3), moslimcultuur(1), queer(2), zwartje(1), moslimsoh(1), koppensnellers(1), muzelmansch(1), koelies(1), eskimo(1), negers(1), stam(1), volkstammen(1), handicap(1), historischen(2), moslimsche(2), aapman(1), indone(1), jakarta(1), mulatten(1), moor(1), slaaft(1), zimbabwe(1), moord(1), afkomstig(1), stammen(1)</text:p>
          </table:table-cell>
          <table:table-cell office:value-type="string" calcext:value-type="string">
            <text:p>('toestand', 79), ('toepassen', 17), ('langzamerhand', 9), ('herstellen', 12), ('veroorzaken', 25), ('werk', 112), ('voorbijgaand', 1), ('verkeeren', 6), ('verliezen', 54), ('wederopbouw', 4), ('levensomstandigheden', 1), ('bespeuren', 9), ('voordoen', 11), ('werken', 82), ('systeem', 11), ('pauperisme', 4), ('practischen', 1), ('voelbaar', 1), ('bestrijding', 2), ('gestadigen', 1), ('practijk', 7), ('dunnen', 1), ('volksklasse', 5), ('gestadig', 4), ('benutt', 1), ('merkbaar', 4), ('samenstellen', 6), ('hulpmiddel', 3), ('verkeren', 8), ('schadelijk', 1), ('arbeiden', 9), ('werkkracht', 2), ('verergeren', 4), ('vervolging', 2), ('teweegbrengen', 2), ('systematisch', 2), ('burgerstand', 2), ('pertinent', 1), ('practisch', 9), ('naarmate', 3), ('strafrechter', 1), ('misbruik', 6), ('correctie', 1), ('zakenman', 2), ('praktijk', 9), ('magistratuur', 1), ('expansie', 2), ('gaandeweg', 1), ('tegengaan', 2), ('overmatig', 2), ('lieverlede', 1), ('opbouw', 3), ('handelsman', 1), ('voortschrijden', 1), ('werkkring', 1), ('kansspel', 1), ('knevelarij', 2), ('berokkenen', 1), ('gegoed', 1), ('allengs', 1), ('alleng', 1), ('speelzucht', 1), ('schrikbarend', 1), ('nawerking', 2), ('practischo', 1), ('magnaat', 1), ('practjjk', 1), ('bedrijvigheid', 1), ('ongerief', 1), ('omwonenen', 1), ('verarming', 1), ('nooden', 1), ('balie', 1), ('teweeg', 1), ('ommekeer', 1), ('volksklas', 1), ('zienderoogen', 1), ('werkwijze', 1)</text:p>
          </table:table-cell>
          <table:table-cell office:value-type="string" calcext:value-type="string">
            <text:p>toestand, toepassen, langzamerhand, herstellen, veroorzaken, werk, voorbijgaand, verkeeren, verliezen, wederopbouw, levensomstandigheden, bespeuren, voordoen, werken, systeem, pauperisme, practischen, voelbaar, bestrijding, gestadigen, practijk, dunnen, volksklasse, gestadig, benutt, merkbaar, samenstellen, hulpmiddel, verkeren, schadelijk, arbeiden, werkkracht, verergeren, vervolging, teweegbrengen, systematisch, burgerstand, pertinent, practisch, naarmate, strafrechter, misbruik, correctie, zakenman, praktijk, magistratuur, expansie, gaandeweg, tegengaan, overmatig, lieverlede, opbouw, handelsman, voortschrijden, werkkring, kansspel, knevelarij, berokkenen, gegoed, allengs, alleng, speelzucht, schrikbarend, nawerking, practischo, magnaat, practjjk, bedrijvigheid, ongerief, omwonenen, verarming, nooden, balie, teweeg, ommekeer, volksklas, zienderoogen, werkwijze</text:p>
          </table:table-cell>
          <table:table-cell table:number-columns-repeated="101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41400" calcext:value-type="float">
            <text:p>341400</text:p>
          </table:table-cell>
          <table:table-cell office:value-type="float" office:value="121" calcext:value-type="float">
            <text:p>121</text:p>
          </table:table-cell>
          <table:table-cell office:value-type="float" office:value="0.165289256198347" calcext:value-type="float">
            <text:p>0.165289256198347</text:p>
          </table:table-cell>
          <table:table-cell office:value-type="float" office:value="0.727636160393865" calcext:value-type="float">
            <text:p>0.727636160393865</text:p>
          </table:table-cell>
          <table:table-cell office:value-type="float" office:value="0.793388429752066" calcext:value-type="float">
            <text:p>0.793388429752066</text:p>
          </table:table-cell>
          <table:table-cell office:value-type="float" office:value="0.303526351897496" calcext:value-type="float">
            <text:p>0.303526351897496</text:p>
          </table:table-cell>
          <table:table-cell office:value-type="float" office:value="0.0413223140495868" calcext:value-type="float">
            <text:p>0.04132231404958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laven(1), traditionele(3), achtergrond(7), inheemse(1), blank(2), inheems(8), moslim(8), neger(2), ontdekken(2), bediende(1), dwerg(2), marron(3), dwerggroei(1), indo-europeaan(8), koelie(2), inlander(1), homo(2), metis(1), inboorling(1), gemengd(4), kaukasisch(1), onbeschaafd(1), afkomst(3), aziatisch(9), slaaf(2), primitief(3), historisch(5), volbloedras(1), inheemschen(1), historische(2), indisch(1), afgod(1), slavenschip(1), lilliputters(1), volbloed(3), zigeunermuziek(1), pygmee(1), roots(1), inlandsche(1), misvormden(1), negercultuur(1), negerslaven(2), aziatischejgeit(2), gekleurde(1), koelied(1), queer(1), volbloedpaard(1), verrast(1), moord(1), muzelman(1), exotisch(1), gekleurd(1), mongool(1), islamiet(1), berber(1), wild(1), traditioneel(1), indiaan(1), indo's(1)</text:p>
          </table:table-cell>
          <table:table-cell office:value-type="string" calcext:value-type="string">
            <text:p>('invoeren', 19), ('overheidslichaam', 2), ('administratieven', 1), ('meerderjarigheid', 1), ('ontbinden', 5), ('categorie', 4), ('gift', 8), ('lijst', 5), ('bezit', 20), ('oversparen', 1), ('werkverschaffing', 3), ('collectief', 2), ('afschrift', 2), ('benoodigen', 1), ('toereikend', 1), ('overnemen', 13), ('formaliteit', 1), ('volgorde', 4), ('overdragen', 3), ('werkloos', 3), ('rijksinstellingen', 1), ('arbeidscontract', 1), ('liefdadig', 1), ('grondrecht', 2), ('landswege', 1), ('bezitter', 4), ('werklooz', 1), ('arbeidsvoorwaarde', 1), ('aansprakelijkheid', 1), ('geldigheid', 1), ('verkorting', 2), ('verzwaren', 1), ('rangoren', 1), ('gelijkstellen', 2), ('ezit', 1), ('dessadienst', 1), ('productief', 1), ('oproepen', 3), ('plichtig', 1), ('beheren', 1), ('oproeping', 1), ('beschikkingsrecht', 1), ('promotiekans', 1), ('gemeenteweg', 1), ('feestgave', 1)</text:p>
          </table:table-cell>
          <table:table-cell office:value-type="string" calcext:value-type="string">
            <text:p>invoeren, overheidslichaam, administratieven, meerderjarigheid, ontbinden, categorie, gift, lijst, bezit, oversparen, werkverschaffing, collectief, afschrift, benoodigen, toereikend, overnemen, formaliteit, volgorde, overdragen, werkloos, rijksinstellingen, arbeidscontract, liefdadig, grondrecht, landswege, bezitter, werklooz, arbeidsvoorwaarde, aansprakelijkheid, geldigheid, verkorting, verzwaren, rangoren, gelijkstellen, ezit, dessadienst, productief, oproepen, plichtig, beheren, oproeping, beschikkingsrecht, promotiekans, gemeenteweg, feestgave</text:p>
          </table:table-cell>
          <table:table-cell table:number-columns-repeated="101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41581" calcext:value-type="float">
            <text:p>341581</text:p>
          </table:table-cell>
          <table:table-cell office:value-type="float" office:value="130" calcext:value-type="float">
            <text:p>130</text:p>
          </table:table-cell>
          <table:table-cell office:value-type="float" office:value="0.169230769230769" calcext:value-type="float">
            <text:p>0.169230769230769</text:p>
          </table:table-cell>
          <table:table-cell office:value-type="float" office:value="0.691961576033302" calcext:value-type="float">
            <text:p>0.691961576033302</text:p>
          </table:table-cell>
          <table:table-cell office:value-type="float" office:value="0.792307692307692" calcext:value-type="float">
            <text:p>0.792307692307692</text:p>
          </table:table-cell>
          <table:table-cell office:value-type="float" office:value="0.304122892500578" calcext:value-type="float">
            <text:p>0.304122892500578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nbeschaafd(1), page(3), barbaren(2), verwilderd(1), primitief(4), wild(1), gemengd(20), dwergen(1), aziatisch(4), mesties(3), medicijnman(2), berber(1), baboe(2), marrons(1), marron(9), knecht(2), kokkie(2), transport(1), indiaan(2), indisch(1), traditionele(6), moslim(5), gekleurd(3), hottentotten(1), koelies(1), bosneger(1), traditionele'(1), halfbloed(1), historisch(3), dwerg(1), inboorlingen(1), hottentot(2), indo-europeaan(1), mulattin(1), eskimo(3), kaffer(2), queer(1), pygmee(1), achtergrond(4), ras(1), dwerggroei(2), boesman(1), mengras(2), muzelman'(1), barbaar(2), zwartje(2), inheems(2), koelied(1), exotisch(1), lilliputter(1), ontdekken(1), roots(1), islamiet(1), inuit(2), gemengden(1), kaukasisch(1), misvormden(1), gemengde(1), koppensneller(1), volkstammen(1), muzelman(1)</text:p>
          </table:table-cell>
          <table:table-cell office:value-type="string" calcext:value-type="string">
            <text:p>('/of', 1), ('kalizout', 1), ('kainiet', 1), ('steenkolen', 4), ('vischmeel', 1), ('banaan', 4), ('wijn', 14), ('bereiden', 8), ('hooi', 6), ('super', 2), ('mengen', 23), ('stroo', 4), ('liter', 3), ('brood', 14), ('monster', 2), ('erts', 3), ('melk', 10), ('kolen', 4), ('braden', 1), ('kokosnoot', 1), ('verpakken', 1), ('soja', 2), ('karnemelk', 1), ('zemelen', 1), ('zout', 5), ('steenkool', 1), ('brandewijn', 2), ('margarin', 2), ('margarine', 3), ('puree', 1), ('siroop', 1), ('kastanje', 3), ('beschuit', 1), ('taart', 1), ('kaneel', 1), ('suikeren', 1), ('distilleren', 1), ('ham', 5), ('koek', 4), ('vruchtenwijn', 1), ('cacaoboter', 1), ('leverworst', 1), ('geconfijte', 1), ('ananas', 1), ('vijg', 1), ('afromen', 1), ('klapper', 1), ('natuurboter', 1), ('honing', 1), ('bruinkool', 1), ('zepen', 1), ('bauxiet', 1), ('graszaad', 1)</text:p>
          </table:table-cell>
          <table:table-cell office:value-type="string" calcext:value-type="string">
            <text:p>/of, kalizout, kainiet, steenkolen, vischmeel, banaan, wijn, bereiden, hooi, super, mengen, stroo, liter, brood, monster, erts, melk, kolen, braden, kokosnoot, verpakken, soja, karnemelk, zemelen, zout, steenkool, brandewijn, margarin, margarine, puree, siroop, kastanje, beschuit, taart, kaneel, suikeren, distilleren, ham, koek, vruchtenwijn, cacaoboter, leverworst, geconfijte, ananas, vijg, afromen, klapper, natuurboter, honing, bruinkool, zepen, bauxiet, graszaad</text:p>
          </table:table-cell>
          <table:table-cell table:number-columns-repeated="10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0760" calcext:value-type="float">
            <text:p>340760</text:p>
          </table:table-cell>
          <table:table-cell office:value-type="float" office:value="52" calcext:value-type="float">
            <text:p>52</text:p>
          </table:table-cell>
          <table:table-cell office:value-type="float" office:value="0.173076923076923" calcext:value-type="float">
            <text:p>0.173076923076923</text:p>
          </table:table-cell>
          <table:table-cell office:value-type="float" office:value="0.62929381836874" calcext:value-type="float">
            <text:p>0.62929381836874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317730427553509" calcext:value-type="float">
            <text:p>0.317730427553509</text:p>
          </table:table-cell>
          <table:table-cell office:value-type="float" office:value="0.0192307692307692" calcext:value-type="float">
            <text:p>0.0192307692307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raditionele(3), indo-europeaan(2), medicijnman(1), barbaren(2), aziatisch(10), inheemschen(1), marron(4), kaffer(1), inheemse(1), koppensneller(2), inheems(4), aziatische(2), volbloedras(1), historisch(2), dwerggroei(1), afkomst(1), kaukasisch(2), neger(1), moslim(2), mesties(1), ontdekken(1), slaven(2), inboorling(2), ras(1), achtergrond(1), inheemsen(1)</text:p>
          </table:table-cell>
          <table:table-cell office:value-type="string" calcext:value-type="string">
            <text:p>('doelen', 8), ('vloot', 17), ('oorlogsvloot', 3), ('wateren', 5), ('zeeslag', 1), ('bom', 7), ('dock', 1), ('treffer', 1), ('kruistocht', 3), ('bommenwerper', 1), ('afweergeschut', 1), ('oorlogs', 1), ('goera', 1), ('piaats', 1), ('formatie', 2), ('mitrailleurvuur', 1), ('luchtafweergeschut', 1), ('neerhalen', 1), ('raid', 2)</text:p>
          </table:table-cell>
          <table:table-cell office:value-type="string" calcext:value-type="string">
            <text:p>doelen, vloot, oorlogsvloot, wateren, zeeslag, bom, dock, treffer, kruistocht, bommenwerper, afweergeschut, oorlogs, goera, piaats, formatie, mitrailleurvuur, luchtafweergeschut, neerhalen, raid</text:p>
          </table:table-cell>
          <table:table-cell table:number-columns-repeated="10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41452" calcext:value-type="float">
            <text:p>341452</text:p>
          </table:table-cell>
          <table:table-cell office:value-type="float" office:value="111" calcext:value-type="float">
            <text:p>111</text:p>
          </table:table-cell>
          <table:table-cell office:value-type="float" office:value="0.189189189189189" calcext:value-type="float">
            <text:p>0.189189189189189</text:p>
          </table:table-cell>
          <table:table-cell office:value-type="float" office:value="0.47134175695478" calcext:value-type="float">
            <text:p>0.47134175695478</text:p>
          </table:table-cell>
          <table:table-cell office:value-type="float" office:value="0.792792792792793" calcext:value-type="float">
            <text:p>0.792792792792793</text:p>
          </table:table-cell>
          <table:table-cell office:value-type="float" office:value="0.320552394014189" calcext:value-type="float">
            <text:p>0.320552394014189</text:p>
          </table:table-cell>
          <table:table-cell office:value-type="float" office:value="0.018018018018018" calcext:value-type="float">
            <text:p>0.0180180180180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emengd(4), onbeschaafd(2), indisch(1), barbaren(2), slavenschip(1), inheemsen(1), aapman(1), historisch(5), indo-europeaan(5), negerrijk(1), aziatische(3), achtergrond(6), ontdekken(3), tovenaar(3), afgodisch(1), inheems(10), page(1), inheems'che(1), slaaf(1), inheemschen(2), inuit(1), aziatisch(4), moslim(8), halfbloed(1), mesties(1), negerslaven(2), kaukasisch(2), dwerg(2), christelijkhistorischen(1), metis(1), inboorling(1), dwergeu(1), boesman(1), handicapper(1), traditionele(3), medicijnman(1), gemengde(2), indo-europeaans(1), mulat(1), baboe(1), primitief(1), zwartje(1), roots(1), bediende(1), handicap(1), inheemse(1), marron(2), knecht(1), koelies(1), dwerggroei(1), indische(1), zigeunerin(1), eskimo(1), lesbisch(1), zigeuner(1), zwartjes(1), ras(2), inheemsche(1), afkomstig(1)</text:p>
          </table:table-cell>
          <table:table-cell office:value-type="string" calcext:value-type="string">
            <text:p>('inhoud', 17), ('industrie', 13), ('nijverheid', 4), ('kwantitatief', 1), ('beslag', 10), ('drukken', 23), ('verheid', 1), ('toeeigenen', 1), ('klant', 6), ('planter', 2), ('ijzer-', 1), ('culture', 4), ('nering', 1), ('copie', 3), ('houtkap', 1), ('industrieel', 3), ('landbouw', 10), ('bezorgen', 7), ('trieel', 1), ('volksvoeding', 1), ('trie', 1), ('schaarsch', 1), ('vlezen', 1), ('textiel-industrie', 1), ('kostelooz', 1), ('kolenindustrie', 1), ('verkeerswezen', 1)</text:p>
          </table:table-cell>
          <table:table-cell office:value-type="string" calcext:value-type="string">
            <text:p>inhoud, industrie, nijverheid, kwantitatief, beslag, drukken, verheid, toeeigenen, klant, planter, ijzer-, culture, nering, copie, houtkap, industrieel, landbouw, bezorgen, trieel, volksvoeding, trie, schaarsch, vlezen, textiel-industrie, kostelooz, kolenindustrie, verkeerswezen</text:p>
          </table:table-cell>
          <table:table-cell table:number-columns-repeated="10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40498" calcext:value-type="float">
            <text:p>340498</text:p>
          </table:table-cell>
          <table:table-cell office:value-type="float" office:value="38" calcext:value-type="float">
            <text:p>3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93554170324424" calcext:value-type="float">
            <text:p>0.93554170324424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321353690939258" calcext:value-type="float">
            <text:p>0.321353690939258</text:p>
          </table:table-cell>
          <table:table-cell office:value-type="float" office:value="0.0789473684210526" calcext:value-type="float">
            <text:p>0.0789473684210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werggroei(8), achtergrond(4), inheemse(1), inheems(2), historisch(3), inlander(1), aziatisch(1), traditioneel(1), gemengd(1), moslim(1), boesman(1), indo-europeaan(3), indo(1), indisch(1), slaaf(1), inlandsche(1), traditionele(1), negers(1), koelie(1), inboorling(1), barbaren(1), inheemsche(1), inheemsen(1)</text:p>
          </table:table-cell>
          <table:table-cell office:value-type="string" calcext:value-type="string">
            <text:p>('leervak', 2), ('pathologisch', 6), ('voertaal', 1), ('opleiding', 15), ('leest', 2), ('schoeien', 2), ('ontleedkund', 2), ('vakonderwijs', 1), ('ambachts', 1), ('zwakzinnige', 1), ('staatsinrichting', 1), ('vrouwenhuis', 1), ('onderricht', 2), ('analytisch', 1), ('onderrichten', 2), ('scholen', 2)</text:p>
          </table:table-cell>
          <table:table-cell office:value-type="string" calcext:value-type="string">
            <text:p>leervak, pathologisch, voertaal, opleiding, leest, schoeien, ontleedkund, vakonderwijs, ambachts, zwakzinnige, staatsinrichting, vrouwenhuis, onderricht, analytisch, onderrichten, scholen</text:p>
          </table:table-cell>
          <table:table-cell table:number-columns-repeated="10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1212" calcext:value-type="float">
            <text:p>341212</text:p>
          </table:table-cell>
          <table:table-cell office:value-type="float" office:value="245" calcext:value-type="float">
            <text:p>245</text:p>
          </table:table-cell>
          <table:table-cell office:value-type="float" office:value="0.171428571428571" calcext:value-type="float">
            <text:p>0.171428571428571</text:p>
          </table:table-cell>
          <table:table-cell office:value-type="float" office:value="0.704931968098922" calcext:value-type="float">
            <text:p>0.704931968098922</text:p>
          </table:table-cell>
          <table:table-cell office:value-type="float" office:value="0.783673469387755" calcext:value-type="float">
            <text:p>0.783673469387755</text:p>
          </table:table-cell>
          <table:table-cell office:value-type="float" office:value="0.323353548102722" calcext:value-type="float">
            <text:p>0.323353548102722</text:p>
          </table:table-cell>
          <table:table-cell office:value-type="float" office:value="0.0448979591836735" calcext:value-type="float">
            <text:p>0.04489795918367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ndo-europeaan(23), halfbloed(2), marron(4), gemengd(8), inheemse(3), achtergrond(13), metis(1), moslim(14), historisch(13), aziatische(9), mesties(1), inheemsche(5), zwartje(3), indiaan(3), misvormden(4), indo(6), dwerggroei(12), ontdekken(3), moslims(2), schildersknecht(1), gemengde(2), kaffer(1), afgod(1), slavenschip(1), traditioneel(2), indisch(2), aziatisch(14), marrons(1), inlander(3), inheemschen(2), barbaar(2), boesman(1), medicijnmannen(1), inuit(2), hottentotten(1), inheems(5), exotische(1), slaaf(1), lesbische(1), traditionele(8), roots(1), barbaren(2), moslimsche(3), onbeschaafd(1), mulat(2), volbloed(1), gekleurde(1), koelie(2), pygmee(3), negercultuur(2), dwerg(1), ras(1), slaaft(1), muzelman(2), negerrijk(3), gekleurd(1), negers(1), berber(1), stam(1), medicijnman(4), blank(2), slaven(1), moslimsohe(1), hottentot(1), mongool(1), bediende(1), inboorlingen(1), primitief(1), lilliputter(1), rassen(1), wild(2), zimbabwecultuur(1), tovenaar(1), islamiet(1), page(2), negerslaven(1), moord(1), homo(1), eskimo(1), kokkie(1), inlandsche(1), inheems'che(1), inboorling(1), zigeuners(1), historische(1), inheemsen(1)</text:p>
          </table:table-cell>
          <table:table-cell office:value-type="string" calcext:value-type="string">
            <text:p>('vorderen', 13), ('administratief', 6), ('bezitten', 68), ('eischt', 9), ('uitbreiding', 14), ('breiding', 1), ('toevoegen', 9), ('eischen', 8), ('instelling', 8), ('beperking', 2), ('tendeel', 1), ('stabiel', 2), ('lengtemaat', 2), ('staken', 5), ('rangschikking', 2), ('eischten', 1), ('verbod', 6), ('strafrecht', 4), ('kosten', 11), ('voorziening', 3), ('afmeting', 2), ('-thans', 2), ('voorschrift', 7), ('werknemer', 1), ('bevoegdheid', 5), ('abnormaal', 7), ('verruiming', 1), ('particulier', 9), ('verplaatsing', 2), ('toezicht', 11), ('opheffing', 9), ('stipt', 3), ('ambtshalve', 1), ('adoptie', 1), ('indeeling', 3), ('controle', 5), ('geoorloofd', 4), ('onbeperkt', 7), ('elscht', 1), ('entameeren', 1), ('naleving', 3), ('arbeidswetgeving', 2), ('stippen', 1), ('landbouwdepartement', 1), ('strafbedreiging', 1), ('controleren', 2)</text:p>
          </table:table-cell>
          <table:table-cell office:value-type="string" calcext:value-type="string">
            <text:p>vorderen, administratief, bezitten, eischt, uitbreiding, breiding, toevoegen, eischen, instelling, beperking, tendeel, stabiel, lengtemaat, staken, rangschikking, eischten, verbod, strafrecht, kosten, voorziening, afmeting, -thans, voorschrift, werknemer, bevoegdheid, abnormaal, verruiming, particulier, verplaatsing, toezicht, opheffing, stipt, ambtshalve, adoptie, indeeling, controle, geoorloofd, onbeperkt, elscht, entameeren, naleving, arbeidswetgeving, stippen, landbouwdepartement, strafbedreiging, controleren</text:p>
          </table:table-cell>
          <table:table-cell table:number-columns-repeated="101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1481" calcext:value-type="float">
            <text:p>341481</text:p>
          </table:table-cell>
          <table:table-cell office:value-type="float" office:value="559" calcext:value-type="float">
            <text:p>559</text:p>
          </table:table-cell>
          <table:table-cell office:value-type="float" office:value="0.182468694096601" calcext:value-type="float">
            <text:p>0.182468694096601</text:p>
          </table:table-cell>
          <table:table-cell office:value-type="float" office:value="0.530158724830161" calcext:value-type="float">
            <text:p>0.530158724830161</text:p>
          </table:table-cell>
          <table:table-cell office:value-type="float" office:value="0.778175313059034" calcext:value-type="float">
            <text:p>0.778175313059034</text:p>
          </table:table-cell>
          <table:table-cell office:value-type="float" office:value="0.323695928352816" calcext:value-type="float">
            <text:p>0.323695928352816</text:p>
          </table:table-cell>
          <table:table-cell office:value-type="float" office:value="0.0393559928443649" calcext:value-type="float">
            <text:p>0.03935599284436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alfbloed(2), gemengd(26), aziatisch(41), achtergrond(32), metis(1), zwartje(3), grootst(1), inboorling(3), historisch(28), barbaren(5), marron(15), inheems(21), afgod(7), zigeunerbende(1), dwerg(7), moslim(24), traditionele(24), wereldhistorische(2), primitief(5), kokkie(3), mesties(1), inuit(3), westers(1), bediendepmijnneer(1), bediende(3), indo-europeaan(22), mongool(3), neger(2), jokjakarta(1), boesman(1), indiaan(3), hottentot(2), inheemse(5), afkomst(5), praehistorische(1), zigeunerin(1), page(3), zigeuner(4), moslims(4), kaukasisch(7), pygmee(14), negerslaven(8), metis'nachts(1), gemengde(2), dwergeu(1), aziatische(4), zigeunermuziek(5), koppensneller(2), mengras(1), inlander(2), senaatsbediende(1), mulat(3), historische(7), misvormden(6), indo(7), koelie(2), jachtwild(1), inlandsche(6), inheemsche(3), dwerggroei(17), slavenschip(4), rassen(1), blank(4), barbaar(3), onbeschaafd(3), negerjongen(1), moor(2), kwinti(1), muzelman(2), homo(4), islamiet(4), negerrijk(3), inboorlingen(2), berber(4), barbarlje(1), baboe(2), aapman(2), inheems'che(2), marrons(4), slaven'(1), baboes(1), zimbabwe(2), slaaf(3), mongoolsche(1), tovenaar(2), inheemschen(1), knecht(7), kaffers(1), zigeuners(2), berbers(1), jakarta(2), ontdekken(6), lilliputter(5), lilliputters(2), koelied(1), wild(4), en'marron(1), indisch(3), muzelmannen(1), wilde(1), slaven(3), eskimo(1), traditioneel(4), blanke(1), exotisch(3), kaffer(2), volbloed(2), etniciteit(1), negercultuur(2), roots(3), moslimsche(2), koelies(1), barbaarsche(1), negers(1), stam(1), aboriginal(2), indische(1), gekleurd(5), gay(1), dwergen(1), handicap(2), medicijnman(2), eskimo's(2), lesbisch(1)</text:p>
          </table:table-cell>
          <table:table-cell office:value-type="string" calcext:value-type="string">
            <text:p>('groot', 218), ('groote', 215), ('honderd', 32), ('ruim', 44), ('circa', 6), ('duizend', 28), ('samen', 23), ('gezamenlijk', 8), ('zamen', 11), ('groots', 3), ('driehonderd', 4), ('tienduizen', 3), ('kleinigheid', 2), ('ca.', 3), ('-root', 1), ('broot', 1), ('plm', 2), ('tienduizend', 5), ('onderd', 2), ('grool', 3), ('doorsnee', 1), ('root', 3), ('p.m.', 1), ('honderdduizend', 2), ('achthonderd', 2), ('indus-', 1), ('groole', 5), ('grootc', 1), ('honderen', 1), ('tezamen', 3), ('groo', 1), ('jare', 1), ('vijftigduizen', 1), ('telken', 2), ('tweeduizend', 1), ('pl.m', 2), ('manipulatie', 1), ('-groot', 1), ('iroot', 1), ('vijfhonderd', 1)</text:p>
          </table:table-cell>
          <table:table-cell office:value-type="string" calcext:value-type="string">
            <text:p>groot, groote, honderd, ruim, circa, duizend, samen, gezamenlijk, zamen, groots, driehonderd, tienduizen, kleinigheid, ca., -root, broot, plm, tienduizend, onderd, grool, doorsnee, root, p.m., honderdduizend, achthonderd, indus-, groole, grootc, honderen, tezamen, groo, jare, vijftigduizen, telken, tweeduizend, pl.m, manipulatie, -groot, iroot, vijfhonderd</text:p>
          </table:table-cell>
          <table:table-cell table:number-columns-repeated="101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40447" calcext:value-type="float">
            <text:p>340447</text:p>
          </table:table-cell>
          <table:table-cell office:value-type="float" office:value="266" calcext:value-type="float">
            <text:p>266</text:p>
          </table:table-cell>
          <table:table-cell office:value-type="float" office:value="0.176691729323308" calcext:value-type="float">
            <text:p>0.176691729323308</text:p>
          </table:table-cell>
          <table:table-cell office:value-type="float" office:value="0.629448214180167" calcext:value-type="float">
            <text:p>0.629448214180167</text:p>
          </table:table-cell>
          <table:table-cell office:value-type="float" office:value="0.781954887218045" calcext:value-type="float">
            <text:p>0.781954887218045</text:p>
          </table:table-cell>
          <table:table-cell office:value-type="float" office:value="0.338069517808221" calcext:value-type="float">
            <text:p>0.338069517808221</text:p>
          </table:table-cell>
          <table:table-cell office:value-type="float" office:value="0.0413533834586466" calcext:value-type="float">
            <text:p>0.04135338345864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oots(1), aziatisch(20), afkomst(5), moslim(9), indisch(1), indo(2), gemengd(6), historisch(11), mongool(3), slaaf(3), inlandsche(2), indo-europeaan(13), eskimo's(1), achtergrond(16), dwerg(1), traditionele(17), primitief(3), marron(5), dwerggroei(7), afgod(3), kaukasisch(1), kaffer(1), barbaren(3), inheems(7), barbaar(3), barbarlje(2), indische(2), koelie(3), baboe(1), inboorling(1), zigeunermuziek(1), groothistorische(1), homo(1), muzelman(4), hottentotten(2), slaven(2), voorhistorische(1), bosneger(1), baboes(1), pygmee(7), islamiet(5), berberoorlog(1), misvormden(3), lilliputters(1), neger(3), exotisch(4), moslims(3), onbeschaafd(2), gekleurde(1), lesbisch(2), zigeuner(1), bedienden(3), zigeuners(1), slavenschip(3), aziatische(3), exotische(1), mulatten(1), gekleurd(3), slaaft(1), stam(1), blank(1), inheemsche(4), negerslaven(3), mengras(1), zwartje(2), berber(3), indiaan(2), moor(2), koppensneller(3), historische(1), mesties(2), ontdekken(1), koppensnellers(1), inuit(1), queer(3), dienstknecht(1), wild(2), knecht(1), mulat(1), halfbloed(1), medicijnman(1), barbaarsche(1), eskimo(2), page(1), traditioneel(3), negers(1), moslimsche(1), onbeschaafdheid(1), volkstammen(1), lilliputter(1)</text:p>
          </table:table-cell>
          <table:table-cell office:value-type="string" calcext:value-type="string">
            <text:p>('uitnemendheid', 2), ('waar', 14), ('verwoed', 2), ('gewoonte', 30), ('scherp', 27), ('aanzijn', 1), ('bezinning', 1), ('ijv', 1), ('verontwaardiging', 6), ('menselijk', 4), ('moorden', 7), ('worstelen', 7), ('ijver', 11), ('verwantschap', 3), ('onschuldig', 4), ('innerlijk', 5), ('helderen', 1), ('heilzaam', 2), ('hoede', 4), ('brutaal', 5), ('onmenschelijk', 2), ('roof', 2), ('beproeving', 3), ('opmerkelijk', 4), ('levenskrachtig', 1), ('lafhartig', 1), ('opzien', 1), ('waakzaamheid', 1), ('verwondering', 3), ('organisatievermogen', 1), ('veelbewog', 1), ('jeven', 1), ('onverklaarbaar', 1), ('zegenrijk', 2), ('ervaren', 3), ('onvermoeibaar', 1), ('gruwelijk', 4), ('gezwoeg', 1), ('verwant', 6), ('sleur', 4), ('onverdroten', 1), ('illusie', 2), ('onordelijk', 1), ('onbruik', 3), ('gekijf', 1), ('noest', 2), ('vlijt', 1), ('koppensnell', 2), ('ongehoord', 5), ('miserie', 1), ('volksleven', 4), ('bolwerk', 3), ('pioniersarbeid', 1), ('ongereptheid', 1), ('ambitie', 3), ('toppunt', 3), ('afstompen', 1), ('doortastendheid', 3), ('energie', 6), ('menschehjk', 1), ('verbittering', 1), ('droombeeld', 2), ('kenmerken', 12), ('afwenden', 2), ('opofferingsgezindheid', 1), ('luiheid', 2), ('allerbest', 2), ('wrok', 1), ('barbaarsch', 5), ('scherpte', 1), ('onverzwakt', 1), ('volharding', 1), ('strengheid', 1), ('bewustheid', 1), ('pionierswerk', 1), ('ontstemming', 3), ('tegenzin', 1), ('vertrouwd', 3), ('onvermoeid', 2), ('wrevel', 1), ('spaarzaamheid', 1), ('sensatie', 3), ('verspreider', 1), ('dispuut', 1), ('verlossen', 1), ('versmaden', 1), ('ondernemingsgeest', 1), ('realiteit', 2), ('verdoezelen', 1), ('gruwzaam', 2), ('zwoegen', 1), ('intellect', 1), ('zaamheid', 1), ('belangeloos', 1), ('voortvarendheid', 1), ('moordend', 1), ('uitmuntenden', 1)</text:p>
          </table:table-cell>
          <table:table-cell office:value-type="string" calcext:value-type="string">
            <text:p>uitnemendheid, waar, verwoed, gewoonte, scherp, aanzijn, bezinning, ijv, verontwaardiging, menselijk, moorden, worstelen, ijver, verwantschap, onschuldig, innerlijk, helderen, heilzaam, hoede, brutaal, onmenschelijk, roof, beproeving, opmerkelijk, levenskrachtig, lafhartig, opzien, waakzaamheid, verwondering, organisatievermogen, veelbewog, jeven, onverklaarbaar, zegenrijk, ervaren, onvermoeibaar, gruwelijk, gezwoeg, verwant, sleur, onverdroten, illusie, onordelijk, onbruik, gekijf, noest, vlijt, koppensnell, ongehoord, miserie, volksleven, bolwerk, pioniersarbeid, ongereptheid, ambitie, toppunt, afstompen, doortastendheid, energie, menschehjk, verbittering, droombeeld, kenmerken, afwenden, opofferingsgezindheid, luiheid, allerbest, wrok, barbaarsch, scherpte, onverzwakt, volharding, strengheid, bewustheid, pionierswerk, ontstemming, tegenzin, vertrouwd, onvermoeid, wrevel, spaarzaamheid, sensatie, verspreider, dispuut, verlossen, versmaden, ondernemingsgeest, realiteit, verdoezelen, gruwzaam, zwoegen, intellect, zaamheid, belangeloos, voortvarendheid, moordend, uitmuntenden</text:p>
          </table:table-cell>
          <table:table-cell table:number-columns-repeated="101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41027" calcext:value-type="float">
            <text:p>341027</text:p>
          </table:table-cell>
          <table:table-cell office:value-type="float" office:value="42" calcext:value-type="float">
            <text:p>4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9474256834797" calcext:value-type="float">
            <text:p>0.669474256834797</text:p>
          </table:table-cell>
          <table:table-cell office:value-type="float" office:value="0.80952380952381" calcext:value-type="float">
            <text:p>0.80952380952381</text:p>
          </table:table-cell>
          <table:table-cell office:value-type="float" office:value="0.340168608732844" calcext:value-type="float">
            <text:p>0.340168608732844</text:p>
          </table:table-cell>
          <table:table-cell office:value-type="float" office:value="0.0238095238095238" calcext:value-type="float">
            <text:p>0.02380952380952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o-europeaan(2), moslim(2), historisch(2), aziatische(1), inheemsen(1), inuit(1), halfbloed(1), boesmanbanelen(1), jakarta(1), kaukasisch(1), koppensneller(1), primitief(2), dwerggroei(2), vermoord(1), inheems(3), indische(3), gemengd(1), zwartje(1), bediende(1), inlander(2), zigeuner(1), indo(1), gekleurd(1), inheemsche(1), neger(1), blank(1), aziatisch(1), medicijnman(1), achtergrond(1), negerslaven(1), moslims(1), eskimo(1)</text:p>
          </table:table-cell>
          <table:table-cell office:value-type="string" calcext:value-type="string">
            <text:p>('beiast', 1), ('waarnemen', 7), ('ontheffen', 2), ('administrateur', 3), ('assistentresident', 1), ('waarneming', 3), ('gezaghebber', 2), ('controleur', 2), ('topographisch', 1), ('bouwdepartement', 1), ('verplaatsen', 2), ('adsistent-resident', 1), ('volksraad', 4), ('rekenkamer', 1), ('hoofdrechercheur', 1), ('functi', 1), ('posthouder', 1), ('chef', 6), ('resid', 1), ('contr', 1), ('hoofdagent', 1), ('opiumregie', 1), ('zichter', 1)</text:p>
          </table:table-cell>
          <table:table-cell office:value-type="string" calcext:value-type="string">
            <text:p>beiast, waarnemen, ontheffen, administrateur, assistentresident, waarneming, gezaghebber, controleur, topographisch, bouwdepartement, verplaatsen, adsistent-resident, volksraad, rekenkamer, hoofdrechercheur, functi, posthouder, chef, resid, contr, hoofdagent, opiumregie, zichter</text:p>
          </table:table-cell>
          <table:table-cell table:number-columns-repeated="101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1798" calcext:value-type="float">
            <text:p>341798</text:p>
          </table:table-cell>
          <table:table-cell office:value-type="float" office:value="28" calcext:value-type="float">
            <text:p>28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600634658959563" calcext:value-type="float">
            <text:p>0.600634658959563</text:p>
          </table:table-cell>
          <table:table-cell office:value-type="float" office:value="0.821428571428571" calcext:value-type="float">
            <text:p>0.821428571428571</text:p>
          </table:table-cell>
          <table:table-cell office:value-type="float" office:value="0.345027205851042" calcext:value-type="float">
            <text:p>0.34502720585104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boorling(1), traditionele(2), westers(1), inheems(2), kokkie(2), volbloed(2), helmlna'marron(2), historische(1), baboe(1), gemengd(2), traditioneel(1), exotisch(1), ras(1), kaffer(1), afkomst(2), mesties(1), lilliputters(1), marron(2), achtergrond(1), stam(1)</text:p>
          </table:table-cell>
          <table:table-cell office:value-type="string" calcext:value-type="string">
            <text:p>('wouter', 2), ('zwemwedstrijd', 1), ('sport', 2), ('herman', 5), ('johan', 7), ('eerewedstrijd', 2), ('harddraverij-', 1), ('zeilwedstrijd', 1), ('gerard', 4), ('clublokaal', 1), ('voetbal', 1), ('cornelius', 1), ('mia', 1), ('dingen', 1)</text:p>
          </table:table-cell>
          <table:table-cell office:value-type="string" calcext:value-type="string">
            <text:p>wouter, zwemwedstrijd, sport, herman, johan, eerewedstrijd, harddraverij-, zeilwedstrijd, gerard, clublokaal, voetbal, cornelius, mia, dingen</text:p>
          </table:table-cell>
          <table:table-cell table:number-columns-repeated="101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39309" calcext:value-type="float">
            <text:p>339309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37819547133366" calcext:value-type="float">
            <text:p>0.8378195471333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348297777625987" calcext:value-type="float">
            <text:p>0.3482977776259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htergrond(2), aziatisch(1), historischen(1), gemengde(1), halfbloed(1), westers(1), traditionele(1), moslim(1)</text:p>
          </table:table-cell>
          <table:table-cell office:value-type="string" calcext:value-type="string">
            <text:p>('reguliersbreestraat', 1), ('kerkstr', 1), ('singel', 1), ('heerengracht', 1), ('zeestraat', 2), ('aert', 1), ('voorburgwal', 1), ('mamixstraat', 1)</text:p>
          </table:table-cell>
          <table:table-cell office:value-type="string" calcext:value-type="string">
            <text:p>reguliersbreestraat, kerkstr, singel, heerengracht, zeestraat, aert, voorburgwal, mamixstraat</text:p>
          </table:table-cell>
          <table:table-cell table:number-columns-repeated="101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39829" calcext:value-type="float">
            <text:p>339829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37819547133366" calcext:value-type="float">
            <text:p>0.8378195471333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348297777625987" calcext:value-type="float">
            <text:p>0.3482977776259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m(1), zwartjes(1), moslim(1), wild(1), exotisch(1), roots(2), historisch(1), traditionele(1)</text:p>
          </table:table-cell>
          <table:table-cell office:value-type="string" calcext:value-type="string">
            <text:p>('mastenbroek', 1), ('cinn', 2), ('scha-', 2), ('eier', 1), ('loper', 1), ('enterstier', 1), ('miden', 1)</text:p>
          </table:table-cell>
          <table:table-cell office:value-type="string" calcext:value-type="string">
            <text:p>mastenbroek, cinn, scha-, eier, loper, enterstier, miden</text:p>
          </table:table-cell>
          <table:table-cell table:number-columns-repeated="101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41527" calcext:value-type="float">
            <text:p>341527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37819547133366" calcext:value-type="float">
            <text:p>0.837819547133366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348297777625987" calcext:value-type="float">
            <text:p>0.34829777762598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o(1), achtergrond(1), slavenschip(1), queer(1), moslims(1), barbaar(1), berber(1), gemengd(1), aziatisch(1)</text:p>
          </table:table-cell>
          <table:table-cell office:value-type="string" calcext:value-type="string">
            <text:p>('beursstemming', 1), ('tad', 1), ('jar', 1), ('isos', 1), ('money', 1), ('btad', 1), ('srs', 1), ('lfl', 1), ('ptt', 1), ('po.', 1)</text:p>
          </table:table-cell>
          <table:table-cell office:value-type="string" calcext:value-type="string">
            <text:p>beursstemming, tad, jar, isos, money, btad, srs, lfl, ptt, po.</text:p>
          </table:table-cell>
          <table:table-cell table:number-columns-repeated="101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41154" calcext:value-type="float">
            <text:p>3411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9707832321" calcext:value-type="float">
            <text:p>0.34970783232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heems(2), roma(1), achtergrond(1)</text:p>
          </table:table-cell>
          <table:table-cell office:value-type="string" calcext:value-type="string">
            <text:p>('heerlen', 2), ('tegel', 1), ('reuver', 1)</text:p>
          </table:table-cell>
          <table:table-cell office:value-type="string" calcext:value-type="string">
            <text:p>heerlen, tegel, reuver</text:p>
          </table:table-cell>
          <table:table-cell table:number-columns-repeated="101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40045" calcext:value-type="float">
            <text:p>340045</text:p>
          </table:table-cell>
          <table:table-cell office:value-type="float" office:value="23" calcext:value-type="float">
            <text:p>23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629018598926784" calcext:value-type="float">
            <text:p>0.629018598926784</text:p>
          </table:table-cell>
          <table:table-cell office:value-type="float" office:value="0.826086956521739" calcext:value-type="float">
            <text:p>0.826086956521739</text:p>
          </table:table-cell>
          <table:table-cell office:value-type="float" office:value="0.358778297743464" calcext:value-type="float">
            <text:p>0.35877829774346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neger(1), baboes(1), boesman(1), halfbloedjes(1), historisch(1), negerslaven(1), indo-europeaan(4), bediende(1), westers(1), gemengd(2), indische(1), primitief(1), marron(1), traditionele(1), zwartje(1), inuit(1), mengras(1), en'marron(1), roma(1)</text:p>
          </table:table-cell>
          <table:table-cell office:value-type="string" calcext:value-type="string">
            <text:p>('bakker', 3), ('swart', 6), ('verburg', 1), ('haverkamp', 1), ('andela', 1), ('wielen', 1), ('meijer', 1), ('hasselt', 1), ('jonge', 3), ('steinz', 1), ('jzn', 1), ('molenaar', 1), ('bolder', 1), ('wilkens', 1)</text:p>
          </table:table-cell>
          <table:table-cell office:value-type="string" calcext:value-type="string">
            <text:p>bakker, swart, verburg, haverkamp, andela, wielen, meijer, hasselt, jonge, steinz, jzn, molenaar, bolder, wilkens</text:p>
          </table:table-cell>
          <table:table-cell table:number-columns-repeated="10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0411" calcext:value-type="float">
            <text:p>340411</text:p>
          </table:table-cell>
          <table:table-cell office:value-type="float" office:value="251" calcext:value-type="float">
            <text:p>251</text:p>
          </table:table-cell>
          <table:table-cell office:value-type="float" office:value="0.187250996015936" calcext:value-type="float">
            <text:p>0.187250996015936</text:p>
          </table:table-cell>
          <table:table-cell office:value-type="float" office:value="0.456342347554111" calcext:value-type="float">
            <text:p>0.456342347554111</text:p>
          </table:table-cell>
          <table:table-cell office:value-type="float" office:value="0.780876494023904" calcext:value-type="float">
            <text:p>0.780876494023904</text:p>
          </table:table-cell>
          <table:table-cell office:value-type="float" office:value="0.35950229402062" calcext:value-type="float">
            <text:p>0.35950229402062</text:p>
          </table:table-cell>
          <table:table-cell office:value-type="float" office:value="0.0318725099601594" calcext:value-type="float">
            <text:p>0.03187250996015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barbaar(6), blank(2), barbaren(8), ontdekken(7), moslim(20), islamiet(6), onbeschaafd(2), indo(2), slaaf(5), mesties(3), wild(1), negerslaven(1), gemengde(1), medicijnman(5), aziatische(2), kaffer(3), roots(1), neger(2), baboe(2), historisch(6), achtergrond(13), mulat(1), koppensnellers(1), afgod(9), gemengd(5), moslims(6), primitief(1), afgodendienst(1), historischen(1), ras(3), gay(2), muzelman(4), marron(1), moslimscho(1), inheemschen(1), negerrijk(1), metis(1), traditionele(14), afkomst(4), gekleurde(1), inboorling(2), aziatischen(1), inheems(4), mohemmedaan(1), bosneger(2), dienstknechts(1), halfbloedjes(1), marrons(2), homo(4), misvormden(4), slavenschip(3), lilliputters(1), traditioneelen(1), dwerg(3), afgodsbeeldje(1), aziatisch(5), zigeuner(2), indo-europeaan(1), inlanders(1), kokkie(2), eskimo(2), negers(1), zigeunermuziek(1), dwerggroei(3), moordenaar(1), westers(1), dwergeu(1), wereldmoord(1), pygmee(1), page(4), slaven(1), moor(2), mongool(2), mengras(1), barbarlje(1), zimbabwe(1), berber(2), koppensneller(2), moslimsohe(1), inlander(1), inboorlingen(1), queer(1), gekleurd(2), halfbloed(2), islamieten(1), muzelmannen(1), indolonten(1), wilde(1), negerjongen(1), lesbisch(1), onbeschaafd'to(1), zigeuners(1), birma(1), inlandsche(1), boesman(1), traditioneel(1), hottentot(1), tovenaar(1), volbloed(1), afkomstig(1), knecht(1)</text:p>
          </table:table-cell>
          <table:table-cell office:value-type="string" calcext:value-type="string">
            <text:p>('opperwezen', 2), ('niet-christen', 2), ('christen-', 2), ('dienaar', 4), ('gods', 26), ('god', 66), ('ood', 1), ('satire', 1), ('allah', 9), ('voorvader', 3), ('boeddhistisch', 1), ('lachen', 23), ('roemrijk', 2), ('heere', 8), ('geloofsgenoot', 3), ('troost', 3), ('goddelijk', 7), ('zegen', 9), ('profetie', 1), ('avontuurlijk', 2), ('godheid', 1), ('vroom', 10), ('glimlach', 6), ('aristocratisch', 2), ('genade', 10), ('confessie', 2), ('vrijer', 2), ('heerlijkheid', 4), ('belijden', 3), ('gode', 5), ('edele', 4), ('lach', 4), ('vaderlands', 3), ('genadig', 1), ('voorzienigheid', 1), ('zegenen', 2), ('zaligheid', 2), ('germanen', 3), ('roemvol', 2), ('geboorteland', 2), ('rechterstoel', 1), ('almachtig', 1), ('voorouder', 5), ('gebod', 2), ('calvijn', 1), ('weldoenster', 1), ('avontuur', 4), ('ziekbed', 1), ('smeeken', 2), ('buddha', 1), ('bedroefd', 2), ('beminnen', 5), ('vronwen', 2), ('hemelschen', 1), ('nageslacht', 2), ('roemruchtig', 1), ('toovenaar', 2), ('blozen', 2), ('bewieroken', 1), ('glur', 1), ('grondvester', 1), ('weldoener', 1), ('triomfantelijk', 1), ('toekijken', 1), ('doorslapen', 1), ('held', 7), ('onecht', 1), ('wrake', 1), ('vrouwon', 1), ('vreez', 2), ('vrijkopen', 1), ('rouwen', 1), ('zegening', 2), ('voorgeslacht', 3), ('oods', 1), ("nederland's", 1), ('smeekenen', 1), ('schou-', 1), ('wederkomen', 1), ('goden', 1), ('stamgast', 1), ('akteur', 1), ('naams', 1), ('troostwoord', 1), ('discipel', 1), ('ontroerd', 1)</text:p>
          </table:table-cell>
          <table:table-cell office:value-type="string" calcext:value-type="string">
            <text:p>opperwezen, niet-christen, christen-, dienaar, gods, god, ood, satire, allah, voorvader, boeddhistisch, lachen, roemrijk, heere, geloofsgenoot, troost, goddelijk, zegen, profetie, avontuurlijk, godheid, vroom, glimlach, aristocratisch, genade, confessie, vrijer, heerlijkheid, belijden, gode, edele, lach, vaderlands, genadig, voorzienigheid, zegenen, zaligheid, germanen, roemvol, geboorteland, rechterstoel, almachtig, voorouder, gebod, calvijn, weldoenster, avontuur, ziekbed, smeeken, buddha, bedroefd, beminnen, vronwen, hemelschen, nageslacht, roemruchtig, toovenaar, blozen, bewieroken, glur, grondvester, weldoener, triomfantelijk, toekijken, doorslapen, held, onecht, wrake, vrouwon, vreez, vrijkopen, rouwen, zegening, voorgeslacht, oods, nederland's, smeekenen, schou-, wederkomen, goden, stamgast, akteur, naams, troostwoord, discipel, ontroerd</text:p>
          </table:table-cell>
          <table:table-cell table:number-columns-repeated="101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9087" calcext:value-type="float">
            <text:p>339087</text:p>
          </table:table-cell>
          <table:table-cell office:value-type="float" office:value="171" calcext:value-type="float">
            <text:p>171</text:p>
          </table:table-cell>
          <table:table-cell office:value-type="float" office:value="0.152046783625731" calcext:value-type="float">
            <text:p>0.152046783625731</text:p>
          </table:table-cell>
          <table:table-cell office:value-type="float" office:value="0.875669481939496" calcext:value-type="float">
            <text:p>0.875669481939496</text:p>
          </table:table-cell>
          <table:table-cell office:value-type="float" office:value="0.783625730994152" calcext:value-type="float">
            <text:p>0.783625730994152</text:p>
          </table:table-cell>
          <table:table-cell office:value-type="float" office:value="0.363676389254065" calcext:value-type="float">
            <text:p>0.363676389254065</text:p>
          </table:table-cell>
          <table:table-cell office:value-type="float" office:value="0.064327485380117" calcext:value-type="float">
            <text:p>0.0643274853801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mengd(13), ras(1), marron(10), kokkie(3), zwartje(4), halfbloed(2), blank(2), historisch(7), slavenschip(3), aziatische(2), bediende(1), handicap(1), boesmanbanelen(1), mesties(1), wild(4), aziatisch(7), indo(1), westers(5), traditioneel(3), bosneger(2), afkomst(1), inheems(6), inlander(1), kaukasisch(1), indo-europeaan(5), neger(2), barbaar(1), volbloed(1), traditionele(12), moslim(4), afgodendienst(1), zigeuner(1), marrons(1), kaffer(1), achtergrond(5), barbaren(1), muzelman(1), eenhistorisch(1), mongool(2), primitief(3), moslims(3), dwerg(2), tovenaar(1), moord(1), misvormden(2), galeislaven(1), kafferhoofdman(1), koppensneller(2), ontdekken(2), gekleurd(2), boesman(4), zigeuners(1), bedienden(1), lilliputter(2), inheemse(1), homo(1), indisch(1), stamgenoot(1), knecht(1), bataviasche(1), baboe(2), negerslaven(1), indiaan(1), moor(1), barbaarsche(1), lesbisch(1), verraste(1), medicijnman(1), inlandsche(1), kaffers(1), onbeschaafd(1), berber(1), knechts(1), mulat(1), stam(1)</text:p>
          </table:table-cell>
          <table:table-cell office:value-type="string" calcext:value-type="string">
            <text:p>('uur', 104), ('zondag', 17), ('vrijdag', 9), ('maandag', 12), ('namiddags', 3), ('zaterdag', 13), ('namiddag', 7), ('voormiddag', 2), ('vrgdag', 2), ('woensdag', 9), ('donderdag', 6), ('zoudag', 1), ('dinsdag', 6), ('nur', 2), ('uiur', 1), ('ure', 1), ('ver-r', 1), ('vrydag', 2), ('vrijdag-', 1)</text:p>
          </table:table-cell>
          <table:table-cell office:value-type="string" calcext:value-type="string">
            <text:p>uur, zondag, vrijdag, maandag, namiddags, zaterdag, namiddag, voormiddag, vrgdag, woensdag, donderdag, zoudag, dinsdag, nur, uiur, ure, ver-r, vrydag, vrijdag-</text:p>
          </table:table-cell>
          <table:table-cell table:number-columns-repeated="101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0877" calcext:value-type="float">
            <text:p>340877</text:p>
          </table:table-cell>
          <table:table-cell office:value-type="float" office:value="135" calcext:value-type="float">
            <text:p>135</text:p>
          </table:table-cell>
          <table:table-cell office:value-type="float" office:value="0.17037037037037" calcext:value-type="float">
            <text:p>0.17037037037037</text:p>
          </table:table-cell>
          <table:table-cell office:value-type="float" office:value="0.681696531706759" calcext:value-type="float">
            <text:p>0.681696531706759</text:p>
          </table:table-cell>
          <table:table-cell office:value-type="float" office:value="0.785185185185185" calcext:value-type="float">
            <text:p>0.785185185185185</text:p>
          </table:table-cell>
          <table:table-cell office:value-type="float" office:value="0.371617107400008" calcext:value-type="float">
            <text:p>0.371617107400008</text:p>
          </table:table-cell>
          <table:table-cell office:value-type="float" office:value="0.0444444444444444" calcext:value-type="float">
            <text:p>0.0444444444444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werggroei(9), barbaren(1), ontdekken(2), inboorling(1), bediende(3), inlander(2), misvormden(1), inlandsche(1), kokkie(2), mesties(2), slaven(2), baboe(3), slavenschip(1), koppensnellers(2), marrons(1), marron(12), primitief(3), afgodendienst(1), traditionele(5), knecht(2), gemengd(4), roots(2), eskimo's(3), inheems(2), achtergrond(5), indo-europeaan(4), mongool(5), gekleurd(3), mengras(1), afkomst(2), wilde(1), ras(1), dwerg(1), moslim(3), page(2), exotisch(3), historisch(4), wild(1), halfbloed(1), koelie(1), metis'nachts(1), boesman(1), handicapper(1), hottentot(1), volbloed(1), aziatisch(1), zwartje(3), neger(2), blank(1), koelies(1), queer(1), en'marron(1), koppensneller(2), indiaan(1), indo(1), aziatische(1), moor(1), meesterknecht(1), indische(1), medicijnman(1), aboriginal(1), kaffer(1), traditioneel(1), eskimo(1), onbeschaafdheid(1), muzelman(1)</text:p>
          </table:table-cell>
          <table:table-cell office:value-type="string" calcext:value-type="string">
            <text:p>('jas', 10), ('kleer', 5), ('laken', 2), ('touwwerk', 1), ('hoed', 18), ('zool', 2), ('kleeding', 8), ('katoenen', 1), ('potlood', 2), ('sarong', 4), ('voile', 1), ('sandaal', 6), ('sporthemd', 1), ('schoen', 15), ('linnen', 2), ('veter', 1), ('vernissen', 1), ('wollen', 2), ('kleedingstuk', 6), ('veeren', 2), ('sok', 2), ('verven', 7), ('liniaal', 1), ('lap', 2), ('jak', 1), ('pof', 2), ('theeblad', 1), ('erfstuk', 1), ('jumper', 3), ('wintermantel', 1), ('weefsel', 2), ('pijp', 3), ('klomp', 5), ('koffer', 3), ('blouse', 3), ('terrarium', 1), ('hemd', 2), ('kleederen', 2), ('vest', 2), ('kleeren', 1), ('gereedschap', 2), ('kous', 2), ('parasol', 2), ('ijzerhout', 1), ('bordpapier', 1), ('metalen', 3), ('bagage', 1), ('bagag', 1), ('vesten', 1), ('pantalon', 1), ('colbertjas', 1), ('overhemd', 1), ('sprei', 1), ('carton', 1), ('gordijnstof', 1), ('breien', 2), ('kleeder', 1), ('schoeisel', 1), ('laars', 2), ('bamboe', 1), ('pantoffel', 1), ('zolen', 1), ('badkuip', 1), ('broekzak', 1)</text:p>
          </table:table-cell>
          <table:table-cell office:value-type="string" calcext:value-type="string">
            <text:p>jas, kleer, laken, touwwerk, hoed, zool, kleeding, katoenen, potlood, sarong, voile, sandaal, sporthemd, schoen, linnen, veter, vernissen, wollen, kleedingstuk, veeren, sok, verven, liniaal, lap, jak, pof, theeblad, erfstuk, jumper, wintermantel, weefsel, pijp, klomp, koffer, blouse, terrarium, hemd, kleederen, vest, kleeren, gereedschap, kous, parasol, ijzerhout, bordpapier, metalen, bagage, bagag, vesten, pantalon, colbertjas, overhemd, sprei, carton, gordijnstof, breien, kleeder, schoeisel, laars, bamboe, pantoffel, zolen, badkuip, broekzak</text:p>
          </table:table-cell>
          <table:table-cell table:number-columns-repeated="101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1648" calcext:value-type="float">
            <text:p>341648</text:p>
          </table:table-cell>
          <table:table-cell office:value-type="float" office:value="18" calcext:value-type="float">
            <text:p>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5745719473112" calcext:value-type="float">
            <text:p>0.665745719473112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74396542363737" calcext:value-type="float">
            <text:p>0.3743965423637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htergrond(1), moord(1), moor(1), blank(3), queer(3), marron(2), handicap(1), volbloed(1), gemengd(1), page(1), metis(1), aziatisch(1), inboorling(1)</text:p>
          </table:table-cell>
          <table:table-cell office:value-type="string" calcext:value-type="string">
            <text:p>('netto', 2), ('inventor', 1), ('vn.', 1), ('christmas', 2), ('range', 1), ('hul', 1), ('jail', 3), ('cambria', 1), ('asia', 1), ('lieut', 1), ('gepasseerd', 1), ('nelto', 1), ('tr', 1), ('devon', 1), ('vertrokken', 1)</text:p>
          </table:table-cell>
          <table:table-cell office:value-type="string" calcext:value-type="string">
            <text:p>netto, inventor, vn., christmas, range, hul, jail, cambria, asia, lieut, gepasseerd, nelto, tr, devon, vertrokken</text:p>
          </table:table-cell>
          <table:table-cell table:number-columns-repeated="101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40993" calcext:value-type="float">
            <text:p>340993</text:p>
          </table:table-cell>
          <table:table-cell office:value-type="float" office:value="18" calcext:value-type="float">
            <text:p>1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6765045949875" calcext:value-type="float">
            <text:p>0.867650459498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74396542363737" calcext:value-type="float">
            <text:p>0.374396542363737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boe(2), gekleurde(1), muzelmannen(1), achtergrond(2), indo-europeaan(3), kokkie(2), baboes(1), medicijnman(1), moslims(1), mesties(1), halfbloed(1), barbaar'sche(1), aziatisch(1)</text:p>
          </table:table-cell>
          <table:table-cell office:value-type="string" calcext:value-type="string">
            <text:p>('bin', 1), ('moh', 1), ('pav', 1), ('huisjongen', 3), ('noer', 1), ('sinjo', 2), ('kokki', 1), ('njonja', 2), ('arabi', 1), ('pik', 2), ('kadi', 1), ('sri', 1), ('sariman', 1)</text:p>
          </table:table-cell>
          <table:table-cell office:value-type="string" calcext:value-type="string">
            <text:p>bin, moh, pav, huisjongen, noer, sinjo, kokki, njonja, arabi, pik, kadi, sri, sariman</text:p>
          </table:table-cell>
          <table:table-cell table:number-columns-repeated="101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340353" calcext:value-type="float">
            <text:p>340353</text:p>
          </table:table-cell>
          <table:table-cell office:value-type="float" office:value="18" calcext:value-type="float">
            <text:p>1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6765045949875" calcext:value-type="float">
            <text:p>0.86765045949875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74396542363737" calcext:value-type="float">
            <text:p>0.374396542363737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rber(1), volbloed(1), rassenhaat(1), eenhistorisch(1), zwartje(1), achtergrond(1), handicap(1), gemengd(1), afkomst(2), aziatisch(2), moslims(1), gekleurd(2), queer(1), tovenaar(1), kaukasisch(1)</text:p>
          </table:table-cell>
          <table:table-cell office:value-type="string" calcext:value-type="string">
            <text:p>('lagerhuis', 2), ('yankees', 1), ('kinley', 1), ('senator', 2), ('roosevelt', 5), ('leahy', 1), ('taft', 1), ('presidentschap', 2), ('rooseveit', 1), ('eerste-minister', 1), ("roosevelt's", 1), ('chamberlains', 1), ('churchills', 1), ('gomper', 1)</text:p>
          </table:table-cell>
          <table:table-cell office:value-type="string" calcext:value-type="string">
            <text:p>lagerhuis, yankees, kinley, senator, roosevelt, leahy, taft, presidentschap, rooseveit, eerste-minister, roosevelt's, chamberlains, churchills, gomper</text:p>
          </table:table-cell>
          <table:table-cell table:number-columns-repeated="101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40374" calcext:value-type="float">
            <text:p>340374</text:p>
          </table:table-cell>
          <table:table-cell office:value-type="float" office:value="236" calcext:value-type="float">
            <text:p>236</text:p>
          </table:table-cell>
          <table:table-cell office:value-type="float" office:value="0.190677966101695" calcext:value-type="float">
            <text:p>0.190677966101695</text:p>
          </table:table-cell>
          <table:table-cell office:value-type="float" office:value="0.406051321493221" calcext:value-type="float">
            <text:p>0.406051321493221</text:p>
          </table:table-cell>
          <table:table-cell office:value-type="float" office:value="0.779661016949153" calcext:value-type="float">
            <text:p>0.779661016949153</text:p>
          </table:table-cell>
          <table:table-cell office:value-type="float" office:value="0.382596061862701" calcext:value-type="float">
            <text:p>0.382596061862701</text:p>
          </table:table-cell>
          <table:table-cell office:value-type="float" office:value="0.0296610169491525" calcext:value-type="float">
            <text:p>0.02966101694915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ndo-europeaan(6), marron(10), ras(2), gemengd(8), eskimo(2), achtergrond(9), inheemsen(1), inuit(6), berber(2), historisch(10), indo(2), barbaren(3), dwerggroei(2), historische(1), traditioneel(2), inheems(14), aziatisch(6), inlander(4), blank(2), roots(1), inheemse(2), gemengde(1), traditionele(17), hottentotten(4), kokkie(3), primitief(2), neger(2), gay(1), moslim(9), eskimo's(3), zigeunermuziek(3), islamiet(3), gekleurd(2), boesman(1), indische(1), afkomst(3), medicijnman(5), groothistorische(1), kaukasisch(4), ontdekken(4), halfbloedjes(1), zigeuner(2), berberoorlog(1), inboorlingen(1), volbloed(2), knecht(2), indisch(3), queer(2), koelie(1), lilliputter(2), kaffer(3), inlanders(1), exotische(1), slavenschip(1), aziatische(4), muzelman(2), moslims(2), moor(2), stamboek(1), westerse(1), halfbloed(2), misvormden(3), slaven(1), baboe(2), inheemsche(2), lesbisch(1), inlandsche(1), negercultuur(1), wilden(1), mongool(3), moslimsohe(1), mulat(1), negerslaven(2), rassen(1), stam(2), bataviasche(1), pygmee(1), negerjongen(1), moord(1), negerrijk(1), exotisch(1), indiaan(1), metis(1), tovenaar(1), mongoolsche(1), barbaarschheid(1), berbers(1), knechts(1)</text:p>
          </table:table-cell>
          <table:table-cell office:value-type="string" calcext:value-type="string">
            <text:p>('besluiten', 36), ('buitengewoon', 20), ('beginnen', 110), ('aanvangen', 6), ('raad', 27), ('koophandel', 4), ('king', 8), ('beschikking', 6), ('voortzetten', 19), ('uitbrengen', 4), ('grootero', 1), ('voortzetting', 3), ('overgroot', 1), ('alsnu', 1), ('gedeeltelgk', 1), ('werp', 1), ('slem', 2), ('beschik', 1), ('pingen', 1)</text:p>
          </table:table-cell>
          <table:table-cell office:value-type="string" calcext:value-type="string">
            <text:p>besluiten, buitengewoon, beginnen, aanvangen, raad, koophandel, king, beschikking, voortzetten, uitbrengen, grootero, voortzetting, overgroot, alsnu, gedeeltelgk, werp, slem, beschik, pingen</text:p>
          </table:table-cell>
          <table:table-cell table:number-columns-repeated="101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40005" calcext:value-type="float">
            <text:p>340005</text:p>
          </table:table-cell>
          <table:table-cell office:value-type="float" office:value="36" calcext:value-type="float">
            <text:p>36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0.813771449341734" calcext:value-type="float">
            <text:p>0.813771449341734</text:p>
          </table:table-cell>
          <table:table-cell office:value-type="float" office:value="0.805555555555556" calcext:value-type="float">
            <text:p>0.805555555555556</text:p>
          </table:table-cell>
          <table:table-cell office:value-type="float" office:value="0.38621878267311" calcext:value-type="float">
            <text:p>0.38621878267311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istorisch(2), indo-europeaan(2), aziatisch(3), bosneger(1), zwartje(1), marron(5), indo(2), dwerggroei(2), kokkie(1), moslim(2), traditioneel(1), inboorling(1), knecht(1), tovenaar(1), koelie(1), homo(1), aziatische(1), eskimo(1), inheems(1), berber(1), barbaar(1), inheems'che(1), gekleurd(1), lesbische(1), achtergrond(1)</text:p>
          </table:table-cell>
          <table:table-cell office:value-type="string" calcext:value-type="string">
            <text:p>('a.n', 1), ('tnl', 1), ('lii', 2), ('ltt', 1), ('braad', 1), ('m.i', 6), ('tnd', 2), ('rui', 1), ('ale', 4), ('v-r', 1), ('ho-', 1), ('koi', 1), ('uls', 1), ('pon', 2), ('-ai', 1), ('i.i', 1), ('.iit', 2), ('e*r', 1), ('.ui', 1), ('ril', 2), ('raio', 1), ('tch', 1), ('i.e', 1)</text:p>
          </table:table-cell>
          <table:table-cell office:value-type="string" calcext:value-type="string">
            <text:p>a.n, tnl, lii, ltt, braad, m.i, tnd, rui, ale, v-r, ho-, koi, uls, pon, -ai, i.i, .iit, e*r, .ui, ril, raio, tch, i.e</text:p>
          </table:table-cell>
          <table:table-cell table:number-columns-repeated="101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0494" calcext:value-type="float">
            <text:p>340494</text:p>
          </table:table-cell>
          <table:table-cell office:value-type="float" office:value="54" calcext:value-type="float">
            <text:p>54</text:p>
          </table:table-cell>
          <table:table-cell office:value-type="float" office:value="0.185185185185185" calcext:value-type="float">
            <text:p>0.185185185185185</text:p>
          </table:table-cell>
          <table:table-cell office:value-type="float" office:value="0.538632279063524" calcext:value-type="float">
            <text:p>0.538632279063524</text:p>
          </table:table-cell>
          <table:table-cell office:value-type="float" office:value="0.796296296296296" calcext:value-type="float">
            <text:p>0.796296296296296</text:p>
          </table:table-cell>
          <table:table-cell office:value-type="float" office:value="0.386920160500463" calcext:value-type="float">
            <text:p>0.386920160500463</text:p>
          </table:table-cell>
          <table:table-cell office:value-type="float" office:value="0.0185185185185185" calcext:value-type="float">
            <text:p>0.0185185185185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werggroei(1), pygmee(2), koppensnellers(2), traditionele(2), negerslaven(1), inlander(1), neger(3), muzelman(1), traditioneelen(1), senaatsbediende(1), afgod(1), moslim(3), moor(1), bosneger(1), aziatisch(1), kaffer(1), inheems(1), achtergrond(10), baboe(2), afgodsbeeldje(1), indischen(1), gemengd(2), dwerg(1), mesties(2), roots(1), misvormden(2), barbaar(1), koelie(1), medicijnmannen(1), lilliputters(1), exotisch(1), marron'(1), halfbloed(1), stam(1)</text:p>
          </table:table-cell>
          <table:table-cell office:value-type="string" calcext:value-type="string">
            <text:p>('briljant', 1), ('hout', 11), ('zilveren', 7), ('bril', 2), ('knip', 2), ('lederen', 3), ('meubel', 3), ('parel', 4), ('oorring', 1), ('ontrollen', 2), ('karpet', 1), ('toebehoor', 1), ('diamant', 6), ('collier', 1), ('portemonnaie', 1), ('portemonnai', 1), ('edelgesteente', 1), ('dameshoed', 2), ('handschoen', 4), ('taschje', 2), ('portefeuille', 1), ('sleu', 1)</text:p>
          </table:table-cell>
          <table:table-cell office:value-type="string" calcext:value-type="string">
            <text:p>briljant, hout, zilveren, bril, knip, lederen, meubel, parel, oorring, ontrollen, karpet, toebehoor, diamant, collier, portemonnaie, portemonnai, edelgesteente, dameshoed, handschoen, taschje, portefeuille, sleu</text:p>
          </table:table-cell>
          <table:table-cell table:number-columns-repeated="101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41630" calcext:value-type="float">
            <text:p>341630</text:p>
          </table:table-cell>
          <table:table-cell office:value-type="float" office:value="45" calcext:value-type="float">
            <text:p>45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596475453731489" calcext:value-type="float">
            <text:p>0.596475453731489</text:p>
          </table:table-cell>
          <table:table-cell office:value-type="float" office:value="0.8" calcext:value-type="float">
            <text:p>0.8</text:p>
          </table:table-cell>
          <table:table-cell office:value-type="float" office:value="0.387163718526279" calcext:value-type="float">
            <text:p>0.38716371852627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aditionele(3), marron(4), achtergrond(4), inheems(3), mulat(1), pygmee(1), historisch(4), page(4), hottentot(1), inheemse(2), mengras(1), islamiet(1), aziatische(1), eskimo's(3), queer(1), indo-europeaan(2), moslims(1), inuit(1), westers(1), exotisch(1), mongool(1), aziatisch(1), metis(1), barbaar(1), afkomst(1)</text:p>
          </table:table-cell>
          <table:table-cell office:value-type="string" calcext:value-type="string">
            <text:p>('helder', 13), ('kinn', 2), ('graad', 5), ('temperatuur', 3), ('mainz', 1), ('onbew', 1), ('straatsburg', 2), ('instituut', 8), ('bow', 1), ('-west', 1), ('ems', 1), ('shield', 1), ('fahrenheit', 1), ('thermometer', 2), ('vriespunt', 1), ('meteorologisch', 2), ('etmaal', 2), ('scilly', 1), ('mannheim', 1), ('bingen', 1)</text:p>
          </table:table-cell>
          <table:table-cell office:value-type="string" calcext:value-type="string">
            <text:p>helder, kinn, graad, temperatuur, mainz, onbew, straatsburg, instituut, bow, -west, ems, shield, fahrenheit, thermometer, vriespunt, meteorologisch, etmaal, scilly, mannheim, bingen</text:p>
          </table:table-cell>
          <table:table-cell table:number-columns-repeated="101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0869" calcext:value-type="float">
            <text:p>340869</text:p>
          </table:table-cell>
          <table:table-cell office:value-type="float" office:value="45" calcext:value-type="float">
            <text:p>45</text:p>
          </table:table-cell>
          <table:table-cell office:value-type="float" office:value="0.177777777777778" calcext:value-type="float">
            <text:p>0.177777777777778</text:p>
          </table:table-cell>
          <table:table-cell office:value-type="float" office:value="0.596475453731489" calcext:value-type="float">
            <text:p>0.596475453731489</text:p>
          </table:table-cell>
          <table:table-cell office:value-type="float" office:value="0.8" calcext:value-type="float">
            <text:p>0.8</text:p>
          </table:table-cell>
          <table:table-cell office:value-type="float" office:value="0.387163718526279" calcext:value-type="float">
            <text:p>0.387163718526279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mo(1), aziatisch(1), afgod(1), bediende(1), achtergrond(5), traditionele(5), moor(1), moslims(1), tovenaar(1), gemengd(1), koelie(1), mongool(1), lilliputter(1), volbloed(2), traditioneel(1), moslimsche(1), zigeunerin(1), slaaf(1), inlander(1), aziatische(2), zimbabwe(1), berber(1), knecht(1), zigeuner(1), inheems(2), boesman(1), exotisch(1), zigeunermuziek(1), koppensneller(1), kaukasisch(1), slavenschip(1), indo-europeaan(1), moslim(1), mulatten(1)</text:p>
          </table:table-cell>
          <table:table-cell office:value-type="string" calcext:value-type="string">
            <text:p>('pct', 11), ('goud', 9), ('kroon', 15), ('binnenl', 1), ('g-oud', 1), ('lira', 1), ('kronen', 2), ('roebel', 2), ('binn', 1), ('rijksbank', 1), ('portugeesche', 1), ('florijn', 1)</text:p>
          </table:table-cell>
          <table:table-cell office:value-type="string" calcext:value-type="string">
            <text:p>pct, goud, kroon, binnenl, g-oud, lira, kronen, roebel, binn, rijksbank, portugeesche, florijn</text:p>
          </table:table-cell>
          <table:table-cell table:number-columns-repeated="101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41273" calcext:value-type="float">
            <text:p>341273</text:p>
          </table:table-cell>
          <table:table-cell office:value-type="float" office:value="13" calcext:value-type="float">
            <text:p>13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717335382575354" calcext:value-type="float">
            <text:p>0.717335382575354</text:p>
          </table:table-cell>
          <table:table-cell office:value-type="float" office:value="0.846153846153846" calcext:value-type="float">
            <text:p>0.846153846153846</text:p>
          </table:table-cell>
          <table:table-cell office:value-type="float" office:value="0.392797074813458" calcext:value-type="float">
            <text:p>0.39279707481345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heems(1), marron(1), handicap(2), zwartje(1), gemengd(1), eskimo's(1), historisch(2), historischen(1), volbloed(1), westers(1), wilden(1)</text:p>
          </table:table-cell>
          <table:table-cell office:value-type="string" calcext:value-type="string">
            <text:p>('blija', 1), ('sloten', 1), ('gaast', 1), ('rotsterhaule', 1), ('nijehorne', 1), ('midlum', 2), ('warns', 1), ('harlingen', 2), ('anna-parochie', 1), ('buurtschap', 1), ('elp', 1), ('gaastmeer', 1)</text:p>
          </table:table-cell>
          <table:table-cell office:value-type="string" calcext:value-type="string">
            <text:p>blija, sloten, gaast, rotsterhaule, nijehorne, midlum, warns, harlingen, anna-parochie, buurtschap, elp, gaastmeer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1608" calcext:value-type="float">
            <text:p>341608</text:p>
          </table:table-cell>
          <table:table-cell office:value-type="float" office:value="58" calcext:value-type="float">
            <text:p>58</text:p>
          </table:table-cell>
          <table:table-cell office:value-type="float" office:value="0.155172413793103" calcext:value-type="float">
            <text:p>0.155172413793103</text:p>
          </table:table-cell>
          <table:table-cell office:value-type="float" office:value="0.757933327286548" calcext:value-type="float">
            <text:p>0.757933327286548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0.400088425991411" calcext:value-type="float">
            <text:p>0.400088425991411</text:p>
          </table:table-cell>
          <table:table-cell office:value-type="float" office:value="0.0517241379310345" calcext:value-type="float">
            <text:p>0.05172413793103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muzelman(1), onbeschaafd(1), blank(1), achtergrond(4), indo-europeaan(2), historisch(4), kaffer(1), slavenschip(2), indisch(1), negerslaven(2), primitief(1), inheemse(2), marron(3), homo(1), misvormden(1), bedienden(1), zigeunerbende(1), gekleurd(1), indische(1), moslim(1), boesman(1), aziatisch(2), historische(2), lesbisch(1), negerrijk(1), gemengd(2), kaukasisch(1), indiaans(1), indiaan(1), westers(1), traditionele(2), berber(1), indo(1), mesties(1), slaven'(1), inboorling(1), slaaf(1), traditioneel(1), koppensneller(1), exotisch(1), dwerg(2)</text:p>
          </table:table-cell>
          <table:table-cell office:value-type="string" calcext:value-type="string">
            <text:p>('mannen-', 1), ('weleerw', 1), ('kapelaan', 1), ('eerw', 1), ('frater', 1), ('feestavond', 1), ('aartsbisdom', 4), ('pater', 12), ('muziekkorps', 1), ('uitvoe', 2), ('servaas', 1), ('zond', 1), ('stafmuziek', 1), ('geslaagd', 3), ('cap.', 1), ('pastoor', 4), ('s.j.', 2), ('o.p.', 2), ('schrijnen', 1), ('africhten', 1), ('menten', 1), ('uitspanning', 1), ('repetitie', 1), ('mannen', 2), ('dageraad', 2), ('commanderen', 2), ('doele', 1), ('zanguitvoering', 1), ('eerwaard', 1), ('borromaeus', 1), ('bonifacius', 1), ('welgeslaagd', 1), ('plaatsbespreking', 1), ('tooneelvoorstelling', 1), ('gecostumeerd', 1), ('paardrijden', 1), ('muziekcorps', 1), ('ontspanningsavond', 1), ('tivoli', 1), ('biljart', 1)</text:p>
          </table:table-cell>
          <table:table-cell office:value-type="string" calcext:value-type="string">
            <text:p>mannen-, weleerw, kapelaan, eerw, frater, feestavond, aartsbisdom, pater, muziekkorps, uitvoe, servaas, zond, stafmuziek, geslaagd, cap., pastoor, s.j., o.p., schrijnen, africhten, menten, uitspanning, repetitie, mannen, dageraad, commanderen, doele, zanguitvoering, eerwaard, borromaeus, bonifacius, welgeslaagd, plaatsbespreking, tooneelvoorstelling, gecostumeerd, paardrijden, muziekcorps, ontspanningsavond, tivoli, biljart</text:p>
          </table:table-cell>
          <table:table-cell table:number-columns-repeated="101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38768" calcext:value-type="float">
            <text:p>338768</text:p>
          </table:table-cell>
          <table:table-cell office:value-type="float" office:value="49" calcext:value-type="float">
            <text:p>49</text:p>
          </table:table-cell>
          <table:table-cell office:value-type="float" office:value="0.183673469387755" calcext:value-type="float">
            <text:p>0.183673469387755</text:p>
          </table:table-cell>
          <table:table-cell office:value-type="float" office:value="0.553090996899802" calcext:value-type="float">
            <text:p>0.553090996899802</text:p>
          </table:table-cell>
          <table:table-cell office:value-type="float" office:value="0.795918367346939" calcext:value-type="float">
            <text:p>0.795918367346939</text:p>
          </table:table-cell>
          <table:table-cell office:value-type="float" office:value="0.401893288759394" calcext:value-type="float">
            <text:p>0.401893288759394</text:p>
          </table:table-cell>
          <table:table-cell office:value-type="float" office:value="0.0204081632653061" calcext:value-type="float">
            <text:p>0.0204081632653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chtergrond(7), metis(1), indisch(1), boesmanbanelen(1), moor(1), traditioneel(2), gemengd(3), marron(2), ontdekken(2), zigeunerin(1), moslims(1), exotisch(2), baboe(2), berber(1), medicijnman(1), mongool(1), hottentot(2), bediende(1), traditionele(3), indo-europeaan(2), moslim(3), eskimo's(1), mulat(1), slaven(1), dwergen(1), kaukasisch(1), roots(1), historisch(1), negercultuur(1), volkstammen(1)</text:p>
          </table:table-cell>
          <table:table-cell office:value-type="string" calcext:value-type="string">
            <text:p>('gouden', 16), ('knot', 1), ('medaillon', 1), ('zilver', 12), ('armband', 2), ('remontoir', 1), ('inhoudend', 4), ('polshorloge', 1), ('ketting', 1), ('horloge', 2), ('vingerhoed', 1), ('sleutel', 3), ('damestaschje', 1), ('inh', 1), ('gevonden', 1), ('verloren', 1), ('vulpen', 1), ('oorbel', 1)</text:p>
          </table:table-cell>
          <table:table-cell office:value-type="string" calcext:value-type="string">
            <text:p>gouden, knot, medaillon, zilver, armband, remontoir, inhoudend, polshorloge, ketting, horloge, vingerhoed, sleutel, damestaschje, inh, gevonden, verloren, vulpen, oorbel</text:p>
          </table:table-cell>
          <table:table-cell table:number-columns-repeated="101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1899" calcext:value-type="float">
            <text:p>341899</text:p>
          </table:table-cell>
          <table:table-cell office:value-type="float" office:value="49" calcext:value-type="float">
            <text:p>49</text:p>
          </table:table-cell>
          <table:table-cell office:value-type="float" office:value="0.163265306122449" calcext:value-type="float">
            <text:p>0.163265306122449</text:p>
          </table:table-cell>
          <table:table-cell office:value-type="float" office:value="0.695937119190625" calcext:value-type="float">
            <text:p>0.695937119190625</text:p>
          </table:table-cell>
          <table:table-cell office:value-type="float" office:value="0.795918367346939" calcext:value-type="float">
            <text:p>0.795918367346939</text:p>
          </table:table-cell>
          <table:table-cell office:value-type="float" office:value="0.401893288759394" calcext:value-type="float">
            <text:p>0.401893288759394</text:p>
          </table:table-cell>
          <table:table-cell office:value-type="float" office:value="0.0408163265306122" calcext:value-type="float">
            <text:p>0.0408163265306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uzelman(2), volbloed(1), indo-europeaan(13), jakarta(1), bataviasche(1), inuit(1), etniciteit(1), traditionele(1), gemengd(4), inheems(2), inlander(1), neger(1), moslim(3), blank(1), historisch(1), afgod(1), bosneger(1), achtergrond(2), indisch(1), inlandsche(1), barbaar(1), kaukasisch(1), indische(1), aziatisch(2), aboriginal(1), gemengde(1), dwerggroei(1), koppensneller(1)</text:p>
          </table:table-cell>
          <table:table-cell office:value-type="string" calcext:value-type="string">
            <text:p>('gouvernement', 18), ('wah', 2), ('mess', 1), ('batavia', 20), ('passaroean', 1), ('priok', 2), ('carpentier', 1), ('bintang', 1), ('inten', 1), ('merauke', 1), ('reynst', 1), ('daendels', 1), ('gez', 1)</text:p>
          </table:table-cell>
          <table:table-cell office:value-type="string" calcext:value-type="string">
            <text:p>gouvernement, wah, mess, batavia, passaroean, priok, carpentier, bintang, inten, merauke, reynst, daendels, gez</text:p>
          </table:table-cell>
          <table:table-cell table:number-columns-repeated="101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39294" calcext:value-type="float">
            <text:p>339294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950644016084651" calcext:value-type="float">
            <text:p>0.950644016084651</text:p>
          </table:table-cell>
          <table:table-cell office:value-type="float" office:value="0.8" calcext:value-type="float">
            <text:p>0.8</text:p>
          </table:table-cell>
          <table:table-cell office:value-type="float" office:value="0.40316917969119" calcext:value-type="float">
            <text:p>0.40316917969119</text:p>
          </table:table-cell>
          <table:table-cell office:value-type="float" office:value="0.1" calcext:value-type="float">
            <text:p>0.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nheems(3), dwerg(2), dwerggroei(3), stam(3), achtergrond(4), moslim(2), wild(1), inuit(2), halfbloed(1), gemengd(3), misvormden(1), berber(1), marron(4), medicijnmannen(1), kaukasisch(1), kaffer(1), exotisch(1), queer(1), christelijkhistorischen(1), roots'(1), koppensneller(1), historisch(1), roots(1)</text:p>
          </table:table-cell>
          <table:table-cell office:value-type="string" calcext:value-type="string">
            <text:p>('wortel', 6), ('salade', 1), ('krop', 7), ('kwets', 2), ('spruiten', 3), ('prei', 2), ('rabarb', 1), ('postelein', 3), ('sla', 2), ('augurken', 1), ('tomaat', 3), ('sla-', 1), ('meloen', 3), ('perzik', 1), ('pronkboon', 1), ('aalbes', 1), ('savoyekool', 1), ('druif', 3), ('spinazie', 1), ('peer', 5), ('appel', 3), ('spruitkool', 1), ('knol', 1), ('bes', 2), ('wortelen', 1), ('spruit', 1), ('stoofpeer', 1), ('tafelper', 1), ('kers', 2), ('snij-', 1), ('slaboon', 1), ('komkommer', 1), ('snijboon', 1), ('peul', 1), ('abrikoos', 1), ('framboos', 1)</text:p>
          </table:table-cell>
          <table:table-cell office:value-type="string" calcext:value-type="string">
            <text:p>wortel, salade, krop, kwets, spruiten, prei, rabarb, postelein, sla, augurken, tomaat, sla-, meloen, perzik, pronkboon, aalbes, savoyekool, druif, spinazie, peer, appel, spruitkool, knol, bes, wortelen, spruit, stoofpeer, tafelper, kers, snij-, slaboon, komkommer, snijboon, peul, abrikoos, framboos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1349" calcext:value-type="float">
            <text:p>341349</text:p>
          </table:table-cell>
          <table:table-cell office:value-type="float" office:value="168" calcext:value-type="float">
            <text:p>168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590222434100648" calcext:value-type="float">
            <text:p>0.590222434100648</text:p>
          </table:table-cell>
          <table:table-cell office:value-type="float" office:value="0.779761904761905" calcext:value-type="float">
            <text:p>0.779761904761905</text:p>
          </table:table-cell>
          <table:table-cell office:value-type="float" office:value="0.411485600595132" calcext:value-type="float">
            <text:p>0.411485600595132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skimo(2), blank(2), traditionele(10), inheems(4), barbaren(2), mongool(3), misvormden(2), dwerggroei(7), traditioneel(1), negerrijk(1), slaaf(2), bosneger(3), afgod(1), negers(1), neger(2), inlander(2), afgodisch(1), knecht(2), moslim(6), koelies(2), aziatisch(4), barbaar'sche(1), gemengd(4), bediende(2), indo-europeaan(4), achtergrond(10), mesties(2), boesman(1), historischen(1), kaukasisch(3), aapman(2), kokkie(3), indiaan(3), inheemse(1), historisch(3), gekleurd(4), baboe(2), mulat(1), mongoolsche(1), hottentot(2), tovenaar(1), berbers(1), exotisch(4), roots(1), pygmee(1), koelie(1), stam(3), rassen(1), exotische(1), kaffer(1), volbloed(1), aziatische(2), primitief(2), marron(2), historische(2), dwerg(2), barbaar(1), medicijnmannen(1), mongoolsohc(1), koppensneller(2), koppensnellers(1), muzelmansch(1), indo(1), stamhoofd(1), eskimo's(1), inboorlingen(1), berber(3), hottentotten(1), zimbabwecultuur(1), medicijnman(3), page(1), stamgenoot(1), indolonten(1), queer(1), moslims(1), zigeunermuziek(1), halfbloed(1), dwergen(1), aboriginal(1), wild(1), ras(1), volkstammen(1), inlandsche(1)</text:p>
          </table:table-cell>
          <table:table-cell office:value-type="string" calcext:value-type="string">
            <text:p>('bodem', 12), ('eik', 3), ('boom', 14), ('kruin', 1), ('stam', 36), ('boomen', 17), ('opvouwen', 2), ('wikkelen', 4), ('schoonmaken', 2), ('bloem', 17), ('stro', 1), ('perk', 4), ('rank', 2), ('witt', 5), ('verstellen', 2), ('tak', 7), ('ontpakken', 1), ('klimop', 1), ('kiezelsteen', 1), ('plakken', 2), ('watervoorraad', 2), ('neteldoek', 1), ('opplakken', 1), ('knippen', 2), ('hoornen', 1), ('palmblad', 2), ('ceder', 1), ('spinnen', 1), ('weven', 5), ('afvloeien', 1), ('struik', 2), ('kastanjeboom', 2), ('takken', 2), ('twijg', 1), ('lavendel', 1), ('aucce', 1), ('uitpakken', 1), ('verwarmen', 1), ('lichtkleurig', 1), ('waterlelie', 2), ('donkerblauw', 2), ('schaven', 2), ('bezem', 1), ('broeikas', 1), ('rijstveld', 1), ('tulband', 3), ('bol', 2), ('strikken', 1), ('stamper', 1), ('rijgen', 1), ('krul', 1), ('slib', 1), ('heidekruid', 1), ('nauwsluitend', 1), ('ingraven', 1), ('voorzienen', 1), ('rapen', 1)</text:p>
          </table:table-cell>
          <table:table-cell office:value-type="string" calcext:value-type="string">
            <text:p>bodem, eik, boom, kruin, stam, boomen, opvouwen, wikkelen, schoonmaken, bloem, stro, perk, rank, witt, verstellen, tak, ontpakken, klimop, kiezelsteen, plakken, watervoorraad, neteldoek, opplakken, knippen, hoornen, palmblad, ceder, spinnen, weven, afvloeien, struik, kastanjeboom, takken, twijg, lavendel, aucce, uitpakken, verwarmen, lichtkleurig, waterlelie, donkerblauw, schaven, bezem, broeikas, rijstveld, tulband, bol, strikken, stamper, rijgen, krul, slib, heidekruid, nauwsluitend, ingraven, voorzienen, rapen</text:p>
          </table:table-cell>
          <table:table-cell table:number-columns-repeated="101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1950" calcext:value-type="float">
            <text:p>341950</text:p>
          </table:table-cell>
          <table:table-cell office:value-type="float" office:value="53" calcext:value-type="float">
            <text:p>53</text:p>
          </table:table-cell>
          <table:table-cell office:value-type="float" office:value="0.188679245283019" calcext:value-type="float">
            <text:p>0.188679245283019</text:p>
          </table:table-cell>
          <table:table-cell office:value-type="float" office:value="0.512996692062522" calcext:value-type="float">
            <text:p>0.512996692062522</text:p>
          </table:table-cell>
          <table:table-cell office:value-type="float" office:value="0.792452830188679" calcext:value-type="float">
            <text:p>0.792452830188679</text:p>
          </table:table-cell>
          <table:table-cell office:value-type="float" office:value="0.415387072503339" calcext:value-type="float">
            <text:p>0.415387072503339</text:p>
          </table:table-cell>
          <table:table-cell office:value-type="float" office:value="0.0188679245283019" calcext:value-type="float">
            <text:p>0.0188679245283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diende(1), achtergrond(4), metis(1), slavenschip(1), negerrijk(1), marron(5), aziatisch(5), indo(1), barbaren(1), historisch(2), traditionele(2), ontdekken(2), inboorlingen(1), dwerg(3), aziatische(1), afgod(2), bosneger(1), wereldhistorische(2), zigeuner(1), historische(2), kaukasisch(1), handicap(1), mongoolse(1), gemengd(1), mesties(1), barbaar(1), moslim(2), hottentot(1), inheems(1), afkomst(1), roots'(1), baboe(1), stam(1)</text:p>
          </table:table-cell>
          <table:table-cell office:value-type="string" calcext:value-type="string">
            <text:p>('vorst', 14), ('alexis', 1), ('gemaal', 3), ('gemalin', 5), ('napoleon', 6), ('wereldreiziger', 1), ('markies', 3), ('markiezin', 1), ('kroningsplechtigheid', 1), ('manie', 1), ('henson', 1), ('keizerin', 1), ('marat', 1), ('violette', 1), ('ottilie', 1), ('gravin', 2), ('jasper', 1), ('troonopvolger', 1), ('morganatisch', 1), ('laetitia', 1), ('yorst', 1), ('duel', 1), ('roger', 1), ('coroner', 1), ('rousseau', 1), ('fameus', 1), ('hervey', 1), ('bunny', 1)</text:p>
          </table:table-cell>
          <table:table-cell office:value-type="string" calcext:value-type="string">
            <text:p>vorst, alexis, gemaal, gemalin, napoleon, wereldreiziger, markies, markiezin, kroningsplechtigheid, manie, henson, keizerin, marat, violette, ottilie, gravin, jasper, troonopvolger, morganatisch, laetitia, yorst, duel, roger, coroner, rousseau, fameus, hervey, bunny</text:p>
          </table:table-cell>
          <table:table-cell table:number-columns-repeated="101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40314" calcext:value-type="float">
            <text:p>340314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0.80149271374953" calcext:value-type="float">
            <text:p>0.80149271374953</text:p>
          </table:table-cell>
          <table:table-cell office:value-type="float" office:value="0.875" calcext:value-type="float">
            <text:p>0.875</text:p>
          </table:table-cell>
          <table:table-cell office:value-type="float" office:value="0.41618660782974" calcext:value-type="float">
            <text:p>0.4161866078297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boriginal(1), inheems(2), dwerggroei(1), zwartje(1), onbeschaafd(1), historisch(1), achtergrond(1)</text:p>
          </table:table-cell>
          <table:table-cell office:value-type="string" calcext:value-type="string">
            <text:p>('lier', 2), ('trigt', 1), ('hepkema', 1), ('ankersmit', 1), ('vac', 1), ('meyjes', 1), ('lede', 1)</text:p>
          </table:table-cell>
          <table:table-cell office:value-type="string" calcext:value-type="string">
            <text:p>lier, trigt, hepkema, ankersmit, vac, meyjes, lede</text:p>
          </table:table-cell>
          <table:table-cell table:number-columns-repeated="101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41684" calcext:value-type="float">
            <text:p>341684</text:p>
          </table:table-cell>
          <table:table-cell office:value-type="float" office:value="97" calcext:value-type="float">
            <text:p>97</text:p>
          </table:table-cell>
          <table:table-cell office:value-type="float" office:value="0.175257731958763" calcext:value-type="float">
            <text:p>0.175257731958763</text:p>
          </table:table-cell>
          <table:table-cell office:value-type="float" office:value="0.619077152566763" calcext:value-type="float">
            <text:p>0.619077152566763</text:p>
          </table:table-cell>
          <table:table-cell office:value-type="float" office:value="0.783505154639175" calcext:value-type="float">
            <text:p>0.783505154639175</text:p>
          </table:table-cell>
          <table:table-cell office:value-type="float" office:value="0.421715426927777" calcext:value-type="float">
            <text:p>0.421715426927777</text:p>
          </table:table-cell>
          <table:table-cell office:value-type="float" office:value="0.0412371134020619" calcext:value-type="float">
            <text:p>0.0412371134020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laaf(4), page(1), kaffers(2), inlander(2), gemengd(7), inheems(8), aziatische(3), slavenschip(2), afgod(1), indo-europeaan(4), hottentotten(1), transport(1), inheems'che(1), historisch(3), aziatisch(8), dwerg(2), tovenaar(1), blank(1), koelies(1), primitief(1), inlandsche(2), inboorlingen(2), marron(1), onbeschaafd(1), inheemse(1), indisch(1), kaukasisch(2), slaven(1), volbloed(1), mengras(1), handicap(1), medicijnman(2), mulat(1), achtergrond(1), moslims(1), zwartje(1), inuit(1), wild(2), eskimo(1), aziatischejgeit(2), kaffer(1), moslim(1), indiaan(2), moor(1), meesterknecht(1), berber(3), barbaarsche(1), gekleurd(1), negerslaven(1), exotisch(1), traditioneel(2), indo(1), lilliputter(1)</text:p>
          </table:table-cell>
          <table:table-cell office:value-type="string" calcext:value-type="string">
            <text:p>('handelaar', 6), ('voorraad', 11), ('rijstoogst', 1), ('afleveren', 2), ('groothandelaar', 1), ('oogst', 9), ('landbouwgebied', 1), ('hoeveelheid', 14), ('voorhanden', 5), ('levensmiddelen', 6), ('boerenbedrijf', 1), ('pluimvee', 4), ('vervoor', 1), ('consumptie', 2), ('fabrikaat', 3), ('mondkost', 1), ('suikeroogst', 1), ('bouwbedrijf', 1), ('zuivel', 1), ('middelmatig', 1), ('tuinbouw', 4), ('veestapel', 2), ('voorhand', 1), ('grondstof', 5), ('land-', 4), ('scheepslading', 1), ('aanschaffen', 4), ('l.c.o.', 1), ('fabriceren', 2), ('handelaars', 1), ('vervoer', 5), ('fabrikant', 1), ('koopwaar', 1), ('veehouderij', 1), ('aanschaf', 1), ('voedingsmiddel', 1), ('stempelen', 1), ('opium', 2), ('meubelindustrie', 1), ('quantum', 1), ('veeteelt', 1), ('toevoer', 1)</text:p>
          </table:table-cell>
          <table:table-cell office:value-type="string" calcext:value-type="string">
            <text:p>handelaar, voorraad, rijstoogst, afleveren, groothandelaar, oogst, landbouwgebied, hoeveelheid, voorhanden, levensmiddelen, boerenbedrijf, pluimvee, vervoor, consumptie, fabrikaat, mondkost, suikeroogst, bouwbedrijf, zuivel, middelmatig, tuinbouw, veestapel, voorhand, grondstof, land-, scheepslading, aanschaffen, l.c.o., fabriceren, handelaars, vervoer, fabrikant, koopwaar, veehouderij, aanschaf, voedingsmiddel, stempelen, opium, meubelindustrie, quantum, veeteelt, toevoer</text:p>
          </table:table-cell>
          <table:table-cell table:number-columns-repeated="101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41340" calcext:value-type="float">
            <text:p>341340</text:p>
          </table:table-cell>
          <table:table-cell office:value-type="float" office:value="26" calcext:value-type="float">
            <text:p>26</text:p>
          </table:table-cell>
          <table:table-cell office:value-type="float" office:value="0.153846153846154" calcext:value-type="float">
            <text:p>0.153846153846154</text:p>
          </table:table-cell>
          <table:table-cell office:value-type="float" office:value="0.726677653841792" calcext:value-type="float">
            <text:p>0.726677653841792</text:p>
          </table:table-cell>
          <table:table-cell office:value-type="float" office:value="0.807692307692308" calcext:value-type="float">
            <text:p>0.807692307692308</text:p>
          </table:table-cell>
          <table:table-cell office:value-type="float" office:value="0.423165579672551" calcext:value-type="float">
            <text:p>0.423165579672551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ngras(1), aziatisch(5), dwerggroei(2), achtergrond(2), misvormden(1), historisch(6), marron(1), mongool(1), gekleurd(1), eskimo's(1), mesties(1), historische(1), hottentot(1), koppensneller(1), exotisch(1)</text:p>
          </table:table-cell>
          <table:table-cell office:value-type="string" calcext:value-type="string">
            <text:p>('wijsbegeerte', 2), ('museum', 14), ('neti', 1), ('studeeren', 1), ('schoolvoeding', 1), ('laboratorium', 1), ('physica', 1), ('zuigelingenzorg', 1), ('beroepskeuz', 1), ('huisvlijt', 1), ('taal-', 1), ('archiefstuk', 1), ('bacteriologisch', 1)</text:p>
          </table:table-cell>
          <table:table-cell office:value-type="string" calcext:value-type="string">
            <text:p>wijsbegeerte, museum, neti, studeeren, schoolvoeding, laboratorium, physica, zuigelingenzorg, beroepskeuz, huisvlijt, taal-, archiefstuk, bacteriologisch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0912" calcext:value-type="float">
            <text:p>340912</text:p>
          </table:table-cell>
          <table:table-cell office:value-type="float" office:value="17" calcext:value-type="float">
            <text:p>1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625545999712805" calcext:value-type="float">
            <text:p>0.62554599971280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423366033319599" calcext:value-type="float">
            <text:p>0.4233660333195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rron(2), bediende(1), indiaan(1), traditionele(2), zwartje(1), historisch(1), traditioneel(1), moslim(1), hottentot(3), achtergrond(3), boesman(1)</text:p>
          </table:table-cell>
          <table:table-cell office:value-type="string" calcext:value-type="string">
            <text:p>('smeets', 1), ('schulpen', 1), ('engelen', 2), ('moonen', 1), ('liza', 1), ('hottentot', 5), ('janssens', 1), ('thijssen', 1), ('diddens', 1), ('castermans', 1), ('gerards', 1), ('gies', 1)</text:p>
          </table:table-cell>
          <table:table-cell office:value-type="string" calcext:value-type="string">
            <text:p>smeets, schulpen, engelen, moonen, liza, hottentot, janssens, thijssen, diddens, castermans, gerards, gies</text:p>
          </table:table-cell>
          <table:table-cell table:number-columns-repeated="101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40625" calcext:value-type="float">
            <text:p>340625</text:p>
          </table:table-cell>
          <table:table-cell office:value-type="float" office:value="17" calcext:value-type="float">
            <text:p>1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625545999712805" calcext:value-type="float">
            <text:p>0.625545999712805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423366033319599" calcext:value-type="float">
            <text:p>0.42336603331959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tavia(1), inheems(1), metis(3), pygmee(1), slaaf(1), westers(1), moslim(3), historisch(1), gemengd(1), barbaarsche(1), indo-europeaans(1), aziatisch(1), kokkie(1)</text:p>
          </table:table-cell>
          <table:table-cell office:value-type="string" calcext:value-type="string">
            <text:p>('passeren', 3), ('ad', 1), ('rangoon', 4), ('patria', 1), ('ss.', 2), ('onden', 1), ('pass', 1), ('sald', 2), ('su-', 1), ('suez', 1), ('lonen', 1)</text:p>
          </table:table-cell>
          <table:table-cell office:value-type="string" calcext:value-type="string">
            <text:p>passeren, ad, rangoon, patria, ss., onden, pass, sald, su-, suez, lonen</text:p>
          </table:table-cell>
          <table:table-cell table:number-columns-repeated="101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40802" calcext:value-type="float">
            <text:p>340802</text:p>
          </table:table-cell>
          <table:table-cell office:value-type="float" office:value="17" calcext:value-type="float">
            <text:p>17</text:p>
          </table:table-cell>
          <table:table-cell office:value-type="float" office:value="0.117647058823529" calcext:value-type="float">
            <text:p>0.117647058823529</text:p>
          </table:table-cell>
          <table:table-cell office:value-type="float" office:value="0.845216599495901" calcext:value-type="float">
            <text:p>0.845216599495901</text:p>
          </table:table-cell>
          <table:table-cell office:value-type="float" office:value="0.823529411764706" calcext:value-type="float">
            <text:p>0.823529411764706</text:p>
          </table:table-cell>
          <table:table-cell office:value-type="float" office:value="0.423366033319599" calcext:value-type="float">
            <text:p>0.423366033319599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eer(1), rassenhaat(1), aziatisch(2), achtergrond(1), historisch(2), gemengd(2), moslim(1), traditionele(1), mesties(1), page(1), mongool(1), eskimoverhalen(1), aziatische(1), neger(1)</text:p>
          </table:table-cell>
          <table:table-cell office:value-type="string" calcext:value-type="string">
            <text:p>('czaar', 5), ('keizerlijk', 6), ('mercier', 1), ('monis', 1), ('bourgeois', 1), ('smet', 2), ('nain', 1), ('blum', 1)</text:p>
          </table:table-cell>
          <table:table-cell office:value-type="string" calcext:value-type="string">
            <text:p>czaar, keizerlijk, mercier, monis, bourgeois, smet, nain, blum</text:p>
          </table:table-cell>
          <table:table-cell table:number-columns-repeated="10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41103" calcext:value-type="float">
            <text:p>341103</text:p>
          </table:table-cell>
          <table:table-cell office:value-type="float" office:value="154" calcext:value-type="float">
            <text:p>154</text:p>
          </table:table-cell>
          <table:table-cell office:value-type="float" office:value="0.175324675324675" calcext:value-type="float">
            <text:p>0.175324675324675</text:p>
          </table:table-cell>
          <table:table-cell office:value-type="float" office:value="0.629605403713442" calcext:value-type="float">
            <text:p>0.629605403713442</text:p>
          </table:table-cell>
          <table:table-cell office:value-type="float" office:value="0.779220779220779" calcext:value-type="float">
            <text:p>0.779220779220779</text:p>
          </table:table-cell>
          <table:table-cell office:value-type="float" office:value="0.425170610989816" calcext:value-type="float">
            <text:p>0.425170610989816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ndo-europeaan(12), gemengd(9), kokkie(4), barbaren(1), inheems(6), slavenschip(1), onbeschaafd(1), eskimoverhalen(1), wild(2), bosneger(2), dwerggroei(7), achtergrond(6), roots(2), slaaf(6), marrons(3), tovenaar(2), afgodisch(1), historisch(4), page(1), negerrijk(1), traditionele(8), eskimo(1), moslim(2), aziatische(1), inlanders(2), exotische(1), etniciteit(1), hottentotten(1), inboorlingen(1), baboe(1), negervrees(1), gekleurd(1), afgodsbeeldje(1), aziatisch(6), kaffers(2), kaukasisch(1), aapman(1), afgod(1), kafferhoofdman(1), halfbloed(2), exotisch(2), gemengde(1), dwergeu(1), handicapper(1), hottentot(2), dwerg(2), stamboek(1), zigeunerbende(1), koppensneller(1), knecht(2), mongoolse(1), lesbisch(1), inheemse(2), wilden(1), queer(1), inlandsche(1), mongool(1), negerslaven(1), rassen(1), moslims(3), lilliputters(1), indo(2), trans(1), blank(1), indiaan(1), ontdekken(1), moord(1), misvormden(1), zigeunermuziek(1), bediende(2), allochtoon(1), inboorling(1), inuit(1), inheemsch(1), historische(1), indisch(1), lilliputter(1)</text:p>
          </table:table-cell>
          <table:table-cell office:value-type="string" calcext:value-type="string">
            <text:p>('grond', 72), ('schors', 3), ('smaak', 10), ('akker', 9), ('vocht', 3), ('droog', 6), ('opscheppen', 1), ('smaken', 4), ('planten', 4), ('slak', 1), ('klei', 2), ('houtsoort', 2), ('varieteit', 2), ('begieten', 1), ('ruik', 2), ('handvol', 2), ('presenteeren', 1), ('dragee', 1), ('snoeien', 1), ('smakelijk', 2), ('voorzetten', 3), ('strooien', 2), ('korrel', 1), ('zode', 1), ('uitstrooien', 2), ('kluifje', 1), ('druppel', 1), ('zaailing', 1), ('kookboek', 1), ('humus', 1), ('dampen', 2), ('verorberen', 1), ('malsch', 1), ('stam-', 1), ('lekkerbek', 1), ('snoepen', 1), ('steriel', 1), ('mtet', 1), ('oplosbaar', 1), ('uitdeelen', 1), ('heleboel', 1), ('rieken', 1), ('onsmakelijk', 2), ('ploegen', 2), ('poeder', 1), ('kostje', 1), ('hect', 1), ('beweiden', 1), ('ether', 1), ('filtreren', 1)</text:p>
          </table:table-cell>
          <table:table-cell office:value-type="string" calcext:value-type="string">
            <text:p>grond, schors, smaak, akker, vocht, droog, opscheppen, smaken, planten, slak, klei, houtsoort, varieteit, begieten, ruik, handvol, presenteeren, dragee, snoeien, smakelijk, voorzetten, strooien, korrel, zode, uitstrooien, kluifje, druppel, zaailing, kookboek, humus, dampen, verorberen, malsch, stam-, lekkerbek, snoepen, steriel, mtet, oplosbaar, uitdeelen, heleboel, rieken, onsmakelijk, ploegen, poeder, kostje, hect, beweiden, ether, filtreren</text:p>
          </table:table-cell>
          <table:table-cell table:number-columns-repeated="101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8334" calcext:value-type="float">
            <text:p>338334</text:p>
          </table:table-cell>
          <table:table-cell office:value-type="float" office:value="57" calcext:value-type="float">
            <text:p>57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38919971285497" calcext:value-type="float">
            <text:p>0.738919971285497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427836688745145" calcext:value-type="float">
            <text:p>0.427836688745145</text:p>
          </table:table-cell>
          <table:table-cell office:value-type="float" office:value="0.0526315789473684" calcext:value-type="float">
            <text:p>0.05263157894736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nheems(5), traditioneelen(1), bataviasche(1), historisch(4), indo-europeaan(3), mulat(1), gemengd(2), traditionele(2), bosneger(1), boesman(1), bediende(1), moor(1), achtergrond(6), slaven(1), inlander(1), barbaren(2), zigeuner(1), marron(3), tovenaar(2), knecht(1), zwartje(1), inuit(1), moslim(1), exotisch(1), slaaf(1), koelies(1), westers(1), afgod(1), gay(1), aziatisch(1), ontdekken(1), galeislaven(1), slavenschip(1), indisch(1), traditioneel(1), lilliputter(1), inlandsche(1)</text:p>
          </table:table-cell>
          <table:table-cell office:value-type="string" calcext:value-type="string">
            <text:p>('gisteravond', 19), ('zaterdagmiddag', 3), ('dinsdagochtend', 1), ('zaterdagnamiddag', 2), ('bad', 9), ('woensdagavond', 1), ('maandagavond', 3), ('donderdagavond', 1), ('zondagavond', 3), ('zondagmiddag', 2), ('gisternamiddag', 1), ('dinsdagavond', 3), ('dinsdagmorgen', 1), ('donderdagochtend', 1), ('zondagmorgen', 1), ('vrijdagavond', 4), ('zondag-avond', 1), ('hedenavond', 1), ('zondag-middag', 1)</text:p>
          </table:table-cell>
          <table:table-cell office:value-type="string" calcext:value-type="string">
            <text:p>gisteravond, zaterdagmiddag, dinsdagochtend, zaterdagnamiddag, bad, woensdagavond, maandagavond, donderdagavond, zondagavond, zondagmiddag, gisternamiddag, dinsdagavond, dinsdagmorgen, donderdagochtend, zondagmorgen, vrijdagavond, zondag-avond, hedenavond, zondag-middag</text:p>
          </table:table-cell>
          <table:table-cell table:number-columns-repeated="101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0608" calcext:value-type="float">
            <text:p>340608</text:p>
          </table:table-cell>
          <table:table-cell office:value-type="float" office:value="79" calcext:value-type="float">
            <text:p>79</text:p>
          </table:table-cell>
          <table:table-cell office:value-type="float" office:value="0.177215189873418" calcext:value-type="float">
            <text:p>0.177215189873418</text:p>
          </table:table-cell>
          <table:table-cell office:value-type="float" office:value="0.598426705246073" calcext:value-type="float">
            <text:p>0.598426705246073</text:p>
          </table:table-cell>
          <table:table-cell office:value-type="float" office:value="0.784810126582278" calcext:value-type="float">
            <text:p>0.784810126582278</text:p>
          </table:table-cell>
          <table:table-cell office:value-type="float" office:value="0.429972117508509" calcext:value-type="float">
            <text:p>0.429972117508509</text:p>
          </table:table-cell>
          <table:table-cell office:value-type="float" office:value="0.0379746835443038" calcext:value-type="float">
            <text:p>0.03797468354430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nbeschaafd(1), traditionele(2), achtergrond(3), aziatisch(5), gemengd(5), islamiet(3), slaaf(1), gemengde(1), demooraten(1), berber(1), afgod(1), etniciteit(1), moslim(4), inheems(4), moslimsche(2), indo-europeaan(8), primitief(2), ontdekken(1), negerslaven(1), historisch(4), lilliputter(1), zwartje(1), kaffer(1), inlandsche(2), inlander(3), moslims(1), inheemse(2), wilden(1), pygmee(1), mongool(1), slavenschip(1), inboorlingen(1), stam(1), indiaan(1), barbaren(2), afkomst(1), winkelknechten(1), mengras(1), kokkie(1), exotisch(1), inboorling(1), historische(1), slaven(1)</text:p>
          </table:table-cell>
          <table:table-cell office:value-type="string" calcext:value-type="string">
            <text:p>('toelage', 2), ('ondersteuningskas', 1), ('aanvaarding', 2), ('kost', 21), ('tegemoetkoming', 1), ('bijdrage', 14), ('schoolgeld', 3), ('aftrekken', 2), ('quotum', 1), ('ongeld', 1), ('salaris', 3), ('weez', 2), ('opzeggen', 3), ('drankaccijns', 1), ('geborene', 1), ('derven', 1), ('progressief', 1), ('pensioengrondslag', 1), ('leenen', 2), ('bijpassen', 1), ('vergoeding', 4), ('verlaging', 2), ('geboortecijfer', 1), ('vergoeden', 1), ('afronden', 1), ('traktement', 2), ('verlagen', 2), ('subsidie', 2), ('subsidiëren', 1), ('fiscus', 1), ('smaands', 1), ('handelsbeweging', 1), ('korting', 1), ('belastingbetaler', 1), ('subsidi', 1), ('uitkeering', 1), ('onverschuldigd', 1), ('arbeidsloon', 1), ('prijsverlaging', 1)</text:p>
          </table:table-cell>
          <table:table-cell office:value-type="string" calcext:value-type="string">
            <text:p>toelage, ondersteuningskas, aanvaarding, kost, tegemoetkoming, bijdrage, schoolgeld, aftrekken, quotum, ongeld, salaris, weez, opzeggen, drankaccijns, geborene, derven, progressief, pensioengrondslag, leenen, bijpassen, vergoeding, verlaging, geboortecijfer, vergoeden, afronden, traktement, verlagen, subsidie, subsidiëren, fiscus, smaands, handelsbeweging, korting, belastingbetaler, subsidi, uitkeering, onverschuldigd, arbeidsloon, prijsverlaging</text:p>
          </table:table-cell>
          <table:table-cell table:number-columns-repeated="101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40552" calcext:value-type="float">
            <text:p>340552</text:p>
          </table:table-cell>
          <table:table-cell office:value-type="float" office:value="92" calcext:value-type="float">
            <text:p>92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631064178866579" calcext:value-type="float">
            <text:p>0.631064178866579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434789472783482" calcext:value-type="float">
            <text:p>0.434789472783482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ots(3), achtergrond(6), gemengd(4), inheems(3), historisch(7), inheemse(1), baboe(1), mesties(2), handicap(3), boesman(4), barbaar(3), traditionele(9), dwerggroei(2), homo(2), slaaf(1), medicijnmannen(1), afkomst(1), voorhistorische(1), primitief(1), aziatisch(2), zigeuners(2), moslim(2), indisch(1), indo(1), indo-europeaan(1), lilliputters(1), zigeunermuziek(1), volbloed(1), mengras(2), exotisch(1), muzelman(1), inlanders(1), inboorling(1), moor(1), bosneger(1), historische(3), misvormden(1), inlander(1), dwerg(1), ontdekken(1), aziatische(1), zwartje(1), kaffer(1), indische(1), mongool(1), mulat(1), metis(1), page(1), traditioneel(1), stam(1)</text:p>
          </table:table-cell>
          <table:table-cell office:value-type="string" calcext:value-type="string">
            <text:p>('spelen', 53), ('combinatie', 4), ('hagenaar', 2), ('spel', 17), ('incasseren', 1), ('smash', 1), ('braine', 2), ('run', 2), ('friezen', 6), ('spe', 2), ('meespelen', 1), ('brabanders', 1), ('batt', 1), ('zoowaar', 1), ('achterstand', 1), ('spol', 1)</text:p>
          </table:table-cell>
          <table:table-cell office:value-type="string" calcext:value-type="string">
            <text:p>spelen, combinatie, hagenaar, spel, incasseren, smash, braine, run, friezen, spe, meespelen, brabanders, batt, zoowaar, achterstand, spol</text:p>
          </table:table-cell>
          <table:table-cell table:number-columns-repeated="101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37753" calcext:value-type="float">
            <text:p>337753</text:p>
          </table:table-cell>
          <table:table-cell office:value-type="float" office:value="12" calcext:value-type="float">
            <text:p>1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73831697401564" calcext:value-type="float">
            <text:p>0.67383169740156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51633092958807" calcext:value-type="float">
            <text:p>0.4516330929588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o-europeaan(1), westers(3), dwerg(1), marron(1), indiaan(1), achtergrond(1), indo(1), zigeuner(1), gekleurd(1), koppensneller(1)</text:p>
          </table:table-cell>
          <table:table-cell office:value-type="string" calcext:value-type="string">
            <text:p>('dost', 1), ('engelsman', 2), ('an', 1), ('antilope', 4), ('wijnstok', 1), ('wilhelmsburg', 1), ('westers', 1), ('onstwedder', 1), ('emd', 1), ('fekkes', 1), ('emmerick', 1), ('ambulant', 1)</text:p>
          </table:table-cell>
          <table:table-cell office:value-type="string" calcext:value-type="string">
            <text:p>dost, engelsman, an, antilope, wijnstok, wilhelmsburg, westers, onstwedder, emd, fekkes, emmerick, ambulant</text:p>
          </table:table-cell>
          <table:table-cell table:number-columns-repeated="101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40919" calcext:value-type="float">
            <text:p>340919</text:p>
          </table:table-cell>
          <table:table-cell office:value-type="float" office:value="12" calcext:value-type="float">
            <text:p>1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73831697401564" calcext:value-type="float">
            <text:p>0.673831697401564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451633092958807" calcext:value-type="float">
            <text:p>0.45163309295880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htergrond(2), indisch(1), kokkie(1), galeislaven(1), islamiet(1), marron(1), homo(1), kaffer(1), wilde(1), gemengd(1), traditionele(1)</text:p>
          </table:table-cell>
          <table:table-cell office:value-type="string" calcext:value-type="string">
            <text:p>('pion', 2), ('zet', 2), ('damegambiet', 1), ('remise', 1), ('variant', 1), ('euwe', 1), ('schijf', 2), ('aljechin', 1), ('eindspel', 1), ('partner', 1), ('schoppen', 1), ('blinde', 1), ('schaakmat', 1), ('burn', 1)</text:p>
          </table:table-cell>
          <table:table-cell office:value-type="string" calcext:value-type="string">
            <text:p>pion, zet, damegambiet, remise, variant, euwe, schijf, aljechin, eindspel, partner, schoppen, blinde, schaakmat, burn</text:p>
          </table:table-cell>
          <table:table-cell table:number-columns-repeated="101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1229" calcext:value-type="float">
            <text:p>341229</text:p>
          </table:table-cell>
          <table:table-cell office:value-type="float" office:value="113" calcext:value-type="float">
            <text:p>113</text:p>
          </table:table-cell>
          <table:table-cell office:value-type="float" office:value="0.212389380530973" calcext:value-type="float">
            <text:p>0.212389380530973</text:p>
          </table:table-cell>
          <table:table-cell office:value-type="float" office:value="0.242004665468566" calcext:value-type="float">
            <text:p>0.242004665468566</text:p>
          </table:table-cell>
          <table:table-cell office:value-type="float" office:value="0.778761061946903" calcext:value-type="float">
            <text:p>0.778761061946903</text:p>
          </table:table-cell>
          <table:table-cell office:value-type="float" office:value="0.454353152377865" calcext:value-type="float">
            <text:p>0.454353152377865</text:p>
          </table:table-cell>
          <table:table-cell office:value-type="float" office:value="0.00884955752212389" calcext:value-type="float">
            <text:p>0.00884955752212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ge(1), aziatisch(3), gemengd(5), historisch(2), moslims(2), roots(1), zigeunermuziek(2), ontdekken(1), achtergrond(5), inheemsch(1), marron(7), christelijkhistorisch'(1), inheems'che(1), bediende(2), indone(1), medicijnman(1), hottentotten(2), groothistorische(1), baboe(1), slavenhandel(1), primitief(3), traditionele(4), moslim(3), hottentot(3), koelie(3), lilliputter(2), queer(1), islamiet(1), gekleurd(1), halfbloed(1), mesties(2), inheems(5), inheemschen(1), inuit(2), indo-europeaan(5), aboriginal(1), gekleurde(1), dwerg(1), inboorling(1), neger(2), stam(1), inlandsche(1), slaven(2), handicap(1), afgod(1), aziatische(1), koppensneller(2), inlander(1), historische(2), indische(1), medicijnmannen(1), historischen(1), slavenschip(1), dienstknecht(1), homo(2), trans(1), indiaan(1), inheemse(1), traditioneel(2), slaaf(1), muzelman(1), kokkie(1), misvormden(1), ras(1)</text:p>
          </table:table-cell>
          <table:table-cell office:value-type="string" calcext:value-type="string">
            <text:p>('direct', 20), ('betalen', 28), ('aanslag', 4), ('honorarium', 2), ('lenen', 8), ('in-', 6), ('belastingschuldige', 1), ('heffing', 3), ('inkomen', 6), ('cautie', 2), ('betaling', 2), ('borgstelling', 1), ('belenen', 1), ('reis-', 1), ('toewijzen', 3), ('dag-', 1), ('heffen', 9), ('wereldmarktprijs', 1), ('aanslaan', 1), ('extra', 3), ('indirect', 3), ('koopprijs', 2), ('vergunningsrecht', 1), ('vrijdom', 1), ('scheepsvracht', 2), ('verschuldigen', 4), ('beffen', 1), ('bolasting', 1), ('tolrecht', 1), ('inkomende', 1), ('aangeslag', 1), ('levertijd', 1), ('winstmarge', 1), ('afkoop', 1), ('tiend', 1), ('contributie', 1), ('schuldenaar', 1)</text:p>
          </table:table-cell>
          <table:table-cell office:value-type="string" calcext:value-type="string">
            <text:p>direct, betalen, aanslag, honorarium, lenen, in-, belastingschuldige, heffing, inkomen, cautie, betaling, borgstelling, belenen, reis-, toewijzen, dag-, heffen, wereldmarktprijs, aanslaan, extra, indirect, koopprijs, vergunningsrecht, vrijdom, scheepsvracht, verschuldigen, beffen, bolasting, tolrecht, inkomende, aangeslag, levertijd, winstmarge, afkoop, tiend, contributie, schuldenaar</text:p>
          </table:table-cell>
          <table:table-cell table:number-columns-repeated="10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41052" calcext:value-type="float">
            <text:p>341052</text:p>
          </table:table-cell>
          <table:table-cell office:value-type="float" office:value="513" calcext:value-type="float">
            <text:p>513</text:p>
          </table:table-cell>
          <table:table-cell office:value-type="float" office:value="0.191033138401559" calcext:value-type="float">
            <text:p>0.191033138401559</text:p>
          </table:table-cell>
          <table:table-cell office:value-type="float" office:value="0.336005145713438" calcext:value-type="float">
            <text:p>0.336005145713438</text:p>
          </table:table-cell>
          <table:table-cell office:value-type="float" office:value="0.771929824561403" calcext:value-type="float">
            <text:p>0.771929824561403</text:p>
          </table:table-cell>
          <table:table-cell office:value-type="float" office:value="0.461862952406615" calcext:value-type="float">
            <text:p>0.461862952406615</text:p>
          </table:table-cell>
          <table:table-cell office:value-type="float" office:value="0.037037037037037" calcext:value-type="float">
            <text:p>0.0370370370370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halfbloed(3), aziatisch(27), inboorling(3), traditionele(23), islamiet(4), aziatische(10), barbaar(3), moslim(27), aboriginal(2), historisch(24), gemengd(22), marron(10), dwergen(2), eskimo's(1), bediende(2), dwerg(2), indo-europeaan(32), zwartje(3), primitief(6), christelijkhistorisch'(1), page(4), indiaans(1), bediendepmijnneer(1), moslimscho(1), metis(1), inheemse(4), inuit(2), lesbische(2), hottentotten(3), inheems(20), mulat(3), inlandsche(6), mongool(5), achtergrond(25), indische(3), dwerggroei(12), kaffer(4), slaaf(7), misvormden(2), zigeuner(1), metis'nachts(1), homogeen(1), rassen(2), dwergeu(1), hottentot(5), pygmee(1), inlander(6), slavenschip(1), westerse(1), indo-europeaans(1), inheemsche(3), marron'(1), onbeschaafd(7), indo(4), queer(3), negerslaven(6), afgod(4), negercultuur(1), knecht(1), afkomst(3), traditioneel(2), aziatischejgeit(2), moor(2), kwinti(1), lilliputter(6), muzelman(3), homo(3), moslims(4), tovenaar(2), wetshistorische(1), historische(6), bosnegers(1), inheemsen(2), onbeschaafdheid(1), mesties(7), stam(3), kokkie(1), muzelmannen(1), eskimoverhalen(1), bosneger(1), gekleurde(1), slaven(2), indiaan(3), barbaren(5), inheemsebe(1), inboorlingen(3), koelie(5), zigeuners(1), inlanders(1), ras(3), wereldhistorische(1), neger(2), exotische(1), indiaansch(1), negers(1), koelied(1), historischen(2), indisch(2), k'mesties(2), marrons(3), islamieten(1), winkelknechten(1), wilde(1), eskimo(3), barbaarschheid(1), blank(1), ontdekken(3), berber(2), mengras(1), aapman(1), moslimcultuur(1), wild(3), volbloed(2), hottentottenstam(1), gekleurd(1), moslimsohe(1), roots(3), baboe(4), stamhoofd(1), moslimsche(3), volbloedpaard(1), verrast(1), bataviasche(1), inheemsch(1), birma(1), inheems'che(1), demooraten(1), boesman(1), etniciteit(1), kaffers(1), indone(1), aziatischen(1), handicap(1), bedienden(1), dienstknecht(1), koppensneller(1), kaukasisch(1), gemengde(1), lesbisch(1), stammen(1)</text:p>
          </table:table-cell>
          <table:table-cell office:value-type="string" calcext:value-type="string">
            <text:p>('recht', 90), ('treden', 57), ('artikel', 39), ('opheffen', 16), ('wet', 41), ('richten', 41), ('hechten', 11), ('voorwaarde', 6), ('gelden', 37), ('regel', 15), ('wenden', 12), ('eisen', 1), ('afwijking', 6), ('breiden', 7), ('verbetering', 26), ('rekenen', 26), ('moeien', 9), ('verplichten', 20), ('eisch', 21), ('wennen', 4), ('bedoelen', 27), ('voldoen', 19), ('werking', 13), ('bepaling', 13), ('alsnog', 2), ('wend', 2), ('verzoeken', 20), ('tusschenkomst', 4), ('eiech', 1), ('alinea', 1), ('gelijkelijk', 2), ('omvang', 7), ('bijaldien', 1), ('aanbeveling', 2), ('afwijzing', 2), ('betreff', 1), ('eisoh', 1), ('vergrooten', 2), ('eis', 3), ('tikel', 1), ('bemiddeling', 3), ('bovenbedoeld', 2), ('waarbinnen', 1), ('voorbehouden', 1), ('wettelijk', 5), ('splitsen', 1), ('hetzy', 1), ('wetten', 1), ('behoudens', 2), ('dienstplichtwet', 1), ('verdeling', 1), ('rechtigen', 1), ('palen', 1), ('reglementeering', 1), ('voorgestelden', 1), ('bevoegd', 1)</text:p>
          </table:table-cell>
          <table:table-cell office:value-type="string" calcext:value-type="string">
            <text:p>recht, treden, artikel, opheffen, wet, richten, hechten, voorwaarde, gelden, regel, wenden, eisen, afwijking, breiden, verbetering, rekenen, moeien, verplichten, eisch, wennen, bedoelen, voldoen, werking, bepaling, alsnog, wend, verzoeken, tusschenkomst, eiech, alinea, gelijkelijk, omvang, bijaldien, aanbeveling, afwijzing, betreff, eisoh, vergrooten, eis, tikel, bemiddeling, bovenbedoeld, waarbinnen, voorbehouden, wettelijk, splitsen, hetzy, wetten, behoudens, dienstplichtwet, verdeling, rechtigen, palen, reglementeering, voorgestelden, bevoegd</text:p>
          </table:table-cell>
          <table:table-cell table:number-columns-repeated="10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0566" calcext:value-type="float">
            <text:p>340566</text:p>
          </table:table-cell>
          <table:table-cell office:value-type="float" office:value="130" calcext:value-type="float">
            <text:p>130</text:p>
          </table:table-cell>
          <table:table-cell office:value-type="float" office:value="0.184615384615385" calcext:value-type="float">
            <text:p>0.184615384615385</text:p>
          </table:table-cell>
          <table:table-cell office:value-type="float" office:value="0.516628038017795" calcext:value-type="float">
            <text:p>0.516628038017795</text:p>
          </table:table-cell>
          <table:table-cell office:value-type="float" office:value="0.776923076923077" calcext:value-type="float">
            <text:p>0.776923076923077</text:p>
          </table:table-cell>
          <table:table-cell office:value-type="float" office:value="0.463485839426239" calcext:value-type="float">
            <text:p>0.463485839426239</text:p>
          </table:table-cell>
          <table:table-cell office:value-type="float" office:value="0.0384615384615385" calcext:value-type="float">
            <text:p>0.03846153846153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werggroei(2), eskimo(4), blank(1), gemengd(8), eskimoverhalen(1), inlander(2), batavia(1), misvormden(4), indiaan(1), medicijnman(4), marron(4), exotische(3), marrons(1), tovenaar(1), primitief(3), traditionele(5), knecht(1), pygmee(2), kokkie(5), negerslaven(1), koelie(2), achtergrond(4), aziatisch(4), boesman(2), barbarlje(1), gekleurde(1), inheems(3), hottentot(1), dwerg(2), eskimobediende(1), kaukasisch(1), slavenhandel(1), dienstknechts(1), ontdekken(2), berberoorlog(1), moslim(5), slavenschip(1), baboe(1), mulat(3), bediende(3), kaffers(1), moslims(2), metis(1), lilliputters(1), mesties(1), historisch(2), indo-europeaan(3), volbloed(2), zigeunerbende(1), barbaar(1), zwartje(1), medicijnmannen(1), koppensneller(1), muzelmansch(1), mongool(3), lilliputter(1), roots'(1), marron'(1), roots(1), neger(2), islamiet(1), halfbloed(1), zigeunermuziek(1), meesterknecht(1), wilde(1), aboriginal(1), slaaf(1), stam(1)</text:p>
          </table:table-cell>
          <table:table-cell office:value-type="string" calcext:value-type="string">
            <text:p>('uitdelen', 1), ('smul', 1), ('creoline', 1), ('eten', 23), ('vermengen', 6), ('drinken', 21), ('gaar', 2), ('spijs', 2), ('koken', 10), ('balata', 3), ('getracteerd', 1), ('kerf', 1), ('kneden', 1), ('portie', 2), ('roeren', 6), ('slok', 2), ('drink', 2), ('bier', 8), ('pit', 3), ('oliebol', 1), ('twaalfuurtje', 1), ('jodium', 1), ('delicatesse', 2), ('rauw', 2), ('bijvoeg', 1), ('ingemaakt', 1), ('soep', 4), ('gehakt', 1), ('onthalen', 3), ('bakken', 5), ('nuttigen', 3), ('sauce', 1), ('lekker', 3), ('eierkoek', 1), ('broodkruimel', 1), ('dooier', 1), ('ongemengd', 1), ('rijsttafel', 1), ('roosteren', 3), ('kruid', 2), ('menu', 1), ('fleschje', 2), ('serveren', 1), ('uitdrinken', 1), ('eetwaar', 1), ('snuifje', 1), ('tappen', 2), ('baksel', 1), ('tractatie', 1), ('lekkernij', 2), ('indikken', 1), ('voedzaam', 2), ('klaarmaken', 2), ('sandwich', 1), ('aanmengen', 1), ('malen', 3), ('olijf', 2), ('omelet', 1), ('lusten', 1), ('aroma', 1), ('gelei', 1), ('schil', 1), ('smelten', 1)</text:p>
          </table:table-cell>
          <table:table-cell office:value-type="string" calcext:value-type="string">
            <text:p>uitdelen, smul, creoline, eten, vermengen, drinken, gaar, spijs, koken, balata, getracteerd, kerf, kneden, portie, roeren, slok, drink, bier, pit, oliebol, twaalfuurtje, jodium, delicatesse, rauw, bijvoeg, ingemaakt, soep, gehakt, onthalen, bakken, nuttigen, sauce, lekker, eierkoek, broodkruimel, dooier, ongemengd, rijsttafel, roosteren, kruid, menu, fleschje, serveren, uitdrinken, eetwaar, snuifje, tappen, baksel, tractatie, lekkernij, indikken, voedzaam, klaarmaken, sandwich, aanmengen, malen, olijf, omelet, lusten, aroma, gelei, schil, smelten</text:p>
          </table:table-cell>
          <table:table-cell table:number-columns-repeated="101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1232" calcext:value-type="float">
            <text:p>341232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.492952066931664" calcext:value-type="float">
            <text:p>0.492952066931664</text:p>
          </table:table-cell>
          <table:table-cell office:value-type="float" office:value="0.8" calcext:value-type="float">
            <text:p>0.8</text:p>
          </table:table-cell>
          <table:table-cell office:value-type="float" office:value="0.465387549522791" calcext:value-type="float">
            <text:p>0.46538754952279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atisch(3), tovenaar(1), page(1), barbaar(1), jakarta(1), baboe(1), aapman(1), koelie(1), historisch(3), inheems(1), stam(1), achtergrond(2), misvormden(1), homo(1), wilde(1), aboriginal(1), indisch(1), onbeschaafd(1), gemengd(1), inheemsche(1)</text:p>
          </table:table-cell>
          <table:table-cell office:value-type="string" calcext:value-type="string">
            <text:p>('brugmans', 1), ('nisp', 1), ('calisch', 1), ('heineken', 1), ('poll', 2), ('telders', 1), ('does', 2), ('diggelen', 1), ('luden', 1), ('hamel', 2), ('mock', 2), ('lennep', 2), ('hamaker', 1), ('vollenhoven', 1), ('hooft', 2), ('kokosky', 1), ('cur', 1), ('trip', 1), ('maclaine', 1), ('droogleever', 1), ('ijzerman', 1)</text:p>
          </table:table-cell>
          <table:table-cell office:value-type="string" calcext:value-type="string">
            <text:p>brugmans, nisp, calisch, heineken, poll, telders, does, diggelen, luden, hamel, mock, lennep, hamaker, vollenhoven, hooft, kokosky, cur, trip, maclaine, droogleever, ijzerman</text:p>
          </table:table-cell>
          <table:table-cell table:number-columns-repeated="101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39108" calcext:value-type="float">
            <text:p>339108</text:p>
          </table:table-cell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.16</text:p>
          </table:table-cell>
          <table:table-cell office:value-type="float" office:value="0.696449095268803" calcext:value-type="float">
            <text:p>0.696449095268803</text:p>
          </table:table-cell>
          <table:table-cell office:value-type="float" office:value="0.8" calcext:value-type="float">
            <text:p>0.8</text:p>
          </table:table-cell>
          <table:table-cell office:value-type="float" office:value="0.465387549522791" calcext:value-type="float">
            <text:p>0.465387549522791</text:p>
          </table:table-cell>
          <table:table-cell office:value-type="float" office:value="0.04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ge(2), bosneger(1), historisch(1), traditioneelen(1), gemengd(3), volbloeden(1), indo-europeaan(4), mengras(1), inlandsche(1), landbouwersknecht(1), knecht(1), dwerggroei(1), traditionele(1), boesman(1), dwerg(1), aziatisch(1), homo(1), marron(1), hottentot(1)</text:p>
          </table:table-cell>
          <table:table-cell office:value-type="string" calcext:value-type="string">
            <text:p>('geurt', 1), ('koster', 3), ('beijl', 1), ('dekker', 5), ('vleut', 1), ('sr.', 2), ('kampman', 1), ('louw', 2), ('weijde', 1), ('klay', 1), ('j.m', 1), ('smit', 1), ('rozenberg', 1), ('goos', 1), ('scheer', 2), ('hofman', 1)</text:p>
          </table:table-cell>
          <table:table-cell office:value-type="string" calcext:value-type="string">
            <text:p>geurt, koster, beijl, dekker, vleut, sr., kampman, louw, weijde, klay, j.m, smit, rozenberg, goos, scheer, hofman</text:p>
          </table:table-cell>
          <table:table-cell table:number-columns-repeated="10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1332" calcext:value-type="float">
            <text:p>341332</text:p>
          </table:table-cell>
          <table:table-cell office:value-type="float" office:value="443" calcext:value-type="float">
            <text:p>443</text:p>
          </table:table-cell>
          <table:table-cell office:value-type="float" office:value="0.198645598194131" calcext:value-type="float">
            <text:p>0.198645598194131</text:p>
          </table:table-cell>
          <table:table-cell office:value-type="float" office:value="0.213272825169877" calcext:value-type="float">
            <text:p>0.213272825169877</text:p>
          </table:table-cell>
          <table:table-cell office:value-type="float" office:value="0.772009029345372" calcext:value-type="float">
            <text:p>0.772009029345372</text:p>
          </table:table-cell>
          <table:table-cell office:value-type="float" office:value="0.46659132153975" calcext:value-type="float">
            <text:p>0.46659132153975</text:p>
          </table:table-cell>
          <table:table-cell office:value-type="float" office:value="0.0293453724604966" calcext:value-type="float">
            <text:p>0.0293453724604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chtergrond(23), slavenschip(3), historisch(26), moslim(17), ontdekken(6), boesmanbanelen(1), gemengd(18), moslims(4), inheems(23), zigeunerbende(1), zwartje(7), muzelman(4), indiaans(1), westers(2), aziatisch(33), baboe(4), kaukasisch(5), traditionele(19), indo-europeaan(20), ras(4), queer(2), praehistorische(1), knecht(3), lilliputter(4), mulattin(1), zigeuner(5), mulat(2), marron(11), kaffer(2), moord(1), afkomst(4), volbloed(2), pygmee(3), dwerg(4), indo(4), metis'nachts(1), gemengde(2), koppensneller(1), page(3), senaatsbediende(1), afgod(4), mengras(2), barbarlje(2), medicijnmannen(1), inheemsche(2), onbeschaafd(3), islamiet(2), hottentot(3), indische(1), berber(7), indiaan(3), negercultuur(2), aziatische(5), dwerggroei(5), exotisch(2), kwinti(1), neger(2), moor(3), homo(2), mongool(1), inuit(2), negerrijk(4), wilde(1), moslimsche(1), historische(4), misvormden(3), zigeuners(5), kokkie(2), volksstam(1), slaaf(3), primitief(3), gekleurde(2), slaven(3), wild(2), groothistorische(1), slavenhandel(1), mohemmedaan(1), koelie(1), lilliputters(3), mesties(3), muzelmansche(1), exotische(2), inlandsche(4), inboorling(4), inheemse(1), negers(1), inboorlingen(1), indisch(2), winkelknechten(1), kaffers(1), tovenaar(1), handicap(3), blank(5), negerslaven(4), traditioneel(3), negerin(1), inheemsch(1), afgodendienst(1), boesman(2), moslimcultuur(1), barbaren(3), medicijnman(2), gekleurd(1), marron'(1), zigeunermuziek(1), bediende(3), stam(2), volkstammen(1), historischen(1), indone(1), roots(1), afstammelingen(1), inlanders(1), negerrestaurant(1), eskimo's(1), roots'(1), halfbloed(1), mongoolse(1), verraste(1), inlander(1)</text:p>
          </table:table-cell>
          <table:table-cell office:value-type="string" calcext:value-type="string">
            <text:p>('jaar', 274), ('afgeloopen', 10), ('maand', 64), ('derde', 29), ('verleden', 40), ('atgeloopen', 1), ('vier', 10), ('week', 70), ('drlo', 1), ('tweei', 1), ('voorgaan', 3), ('jir', 1), ('jtar', 1), ('jai', 1), ('tweo', 1), ('drio', 1), ('tegenstaand', 1), ('jarea', 1)</text:p>
          </table:table-cell>
          <table:table-cell office:value-type="string" calcext:value-type="string">
            <text:p>jaar, afgeloopen, maand, derde, verleden, atgeloopen, vier, week, drlo, tweei, voorgaan, jir, jtar, jai, tweo, drio, tegenstaand, jarea</text:p>
          </table:table-cell>
          <table:table-cell table:number-columns-repeated="101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40753" calcext:value-type="float">
            <text:p>340753</text:p>
          </table:table-cell>
          <table:table-cell office:value-type="float" office:value="160" calcext:value-type="float">
            <text:p>160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393742190530426" calcext:value-type="float">
            <text:p>0.3937421905304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47231475712511" calcext:value-type="float">
            <text:p>0.47231475712511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chtergrond(11), gemengd(3), marron(8), hottentot(2), blank(5), ontdekken(2), traditionele(5), aziatisch(7), berber(5), onbeschaafd(2), historisch(5), aboriginal(1), aapman(1), inlander(3), eskimo's(3), indische(1), mulat(1), knecht(2), westers(1), inheems(2), baboe(2), barbaar(2), slaaf(1), wilde(1), hottentotten(1), berberoorlog(1), primitief(3), halfbloed(2), zimbabwe(1), islamiet(1), dwerg(2), praehistorische(1), moslims(2), barbaren(1), mesties(3), gekleurd(3), zwartje(3), moslimsche(1), indo-europeaan(3), kokkie(1), moord(1), dwerggroei(1), wild(3), moslim(6), kaffer(1), stam(3), inheemsche(2), lilliputter(1), slaven(1), traditioneel(2), bosneger(1), indiaansch(1), afgod(2), koppensneller(2), historische(1), zimbabwecultuur(1), homo(1), marrons(2), mongoolsohc(1), koelies(2), stamhoofd(1), koelied(1), inboorlingen(1), negerslaven(1), moor(1), blanke(1), inuit(1), koelie(1), exotisch(1), zigeuner(1), birma(1), negerrijk(2), metis(1), neger(1), indiaan(1), negers(1), page(1), afkomst(1), indo(1)</text:p>
          </table:table-cell>
          <table:table-cell office:value-type="string" calcext:value-type="string">
            <text:p>('evenwijdig', 2), ('plassen', 1), ('langs', 59), ('plas', 4), ('waarlangs', 1), ('woud', 6), ('paal', 7), ('wiel', 4), ('uitgestrekt', 3), ('schroef', 2), ('uitstrekken', 7), ('heuvel', 4), ('dek', 2), ('rivier', 20), ('ijs', 9), ('onbegaanbaar', 1), ('bedding', 1), ('achterzijde', 3), ('geaccidenteerd', 1), ('oever', 11), ('ijsmassa', 2), ('vijver', 3), ('begaanbaar', 1), ('monding', 1), ('zijrivier', 1), ('achterwiel', 1), ('lantaarn', 2), ('bakboordzijde', 1), ('schutting', 1), ('tuigage', 1), ('nooduitgang', 1), ('afbreken', 4), ('parallel', 1), ('loopplank', 1), ('schoorsteen', 2), ('averij', 1), ('hekken', 1)</text:p>
          </table:table-cell>
          <table:table-cell office:value-type="string" calcext:value-type="string">
            <text:p>evenwijdig, plassen, langs, plas, waarlangs, woud, paal, wiel, uitgestrekt, schroef, uitstrekken, heuvel, dek, rivier, ijs, onbegaanbaar, bedding, achterzijde, geaccidenteerd, oever, ijsmassa, vijver, begaanbaar, monding, zijrivier, achterwiel, lantaarn, bakboordzijde, schutting, tuigage, nooduitgang, afbreken, parallel, loopplank, schoorsteen, averij, hekken</text:p>
          </table:table-cell>
          <table:table-cell table:number-columns-repeated="101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40899" calcext:value-type="float">
            <text:p>340899</text:p>
          </table:table-cell>
          <table:table-cell office:value-type="float" office:value="259" calcext:value-type="float">
            <text:p>259</text:p>
          </table:table-cell>
          <table:table-cell office:value-type="float" office:value="0.193050193050193" calcext:value-type="float">
            <text:p>0.193050193050193</text:p>
          </table:table-cell>
          <table:table-cell office:value-type="float" office:value="0.362091052847139" calcext:value-type="float">
            <text:p>0.362091052847139</text:p>
          </table:table-cell>
          <table:table-cell office:value-type="float" office:value="0.772200772200772" calcext:value-type="float">
            <text:p>0.772200772200772</text:p>
          </table:table-cell>
          <table:table-cell office:value-type="float" office:value="0.485936777799924" calcext:value-type="float">
            <text:p>0.485936777799924</text:p>
          </table:table-cell>
          <table:table-cell office:value-type="float" office:value="0.0347490347490347" calcext:value-type="float">
            <text:p>0.0347490347490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boorling(2), eskimo(1), gemengd(6), inheemse(2), aziatisch(16), achtergrond(17), marron(6), eskimo's(4), aapman(1), pygmee(5), mesties(3), barbaren(2), kaukasisch(5), batavia(1), dwergen(2), dwerggroei(5), ontdekken(6), schildersknecht(1), slaaf(3), historisch(10), medicijnman(2), volbloed(1), traditionele(11), tovenaar(2), primitief(6), wereldhistorische(2), gekleurd(5), historischen(1), transport(1), indiaan(1), inheems(6), onbeschaafd(3), lesbische(2), kaffers(1), traditioneel(2), hottentot(1), inlandsche(2), groothistorische(1), bediende(4), blank(4), ras(3), etniciteit(1), moslim(7), muzelman(4), queer(2), roots(1), jakarta(1), dwerg(2), lilliputter(2), zigeunerin(1), indische(1), mulattin(1), exotisch(3), moslimsche(2), baboe(1), knecht(4), boesman(1), negerslaven(1), indisch(2), moslims(1), gekleurde(1), wild(1), indo-europeaan(5), negercultuur(1), mulatten(1), zigeuner(2), koelie(1), kaffer(2), afgod(2), inlanders(1), negerrijk(3), zigeuners(1), bosneger(1), kokkie(2), zwartje(1), zigeunerbende(1), koppensneller(3), mongool(4), inlander(2), jachtwild(1), historische(1), lilliputters(1), wilden(1), misvormden(3), koppensnellers(1), moslimsohe(1), koelied(1), slavenschip(1), afgodendienst(1), berber(3), stam(2), moslimsch(1), islamieten(1), afkomst(1), neger(2), kwinti(1), volbloed'(1), stammen(1), aziatische(1), barbaarschheid(1)</text:p>
          </table:table-cell>
          <table:table-cell office:value-type="string" calcext:value-type="string">
            <text:p>('dorp', 33), ('waterleiding', 1), ('huis', 89), ('huls', 6), ('afbranden', 3), ('spoorweglijn', 1), ('bouwen', 34), ('woning', 36), ('traject', 1), ('verbinding', 9), ('aangrenzend', 3), ('bouw', 10), ('verkeersweg', 3), ('weg', 12), ('voetpad', 1), ('buizennet', 1), ('grenzen', 5), ('bewoonde', 1), ('stremming', 1), ('onderhouden', 9), ('uitbreidingsplan', 1), ('uitkopen', 1), ('route', 2), ('rijverkeer', 1), ('aanbouw', 1), ('krot', 1), ('arbeiderswoning', 1), ('verkeer', 6), ('bouwverordening', 1), ('bauwen', 1), ('huizenblok', 1), ('spoorlijn', 1), ('landlijn', 1), ('winkelruimte', 1), ('nieuwbouw', 1), ('emplacement', 1), ('bijgebouw', 1), ('opslaan', 1), ('zijlijn', 2), ('spoorwegnet', 2), ('zijspoor', 1), ('complex', 1), ('verkeers-', 1), ('aanliggen', 1), ('geasphalteerd', 1), ('aangrenzen', 2), ('spoorwegverkeer', 1), ('rangeerterrein', 1), ('spoorbaan', 1), ('afbraak', 1), ('zeeweg', 1), ('spoorwegverbinding', 1), ('buurten', 1)</text:p>
          </table:table-cell>
          <table:table-cell office:value-type="string" calcext:value-type="string">
            <text:p>dorp, waterleiding, huis, huls, afbranden, spoorweglijn, bouwen, woning, traject, verbinding, aangrenzend, bouw, verkeersweg, weg, voetpad, buizennet, grenzen, bewoonde, stremming, onderhouden, uitbreidingsplan, uitkopen, route, rijverkeer, aanbouw, krot, arbeiderswoning, verkeer, bouwverordening, bauwen, huizenblok, spoorlijn, landlijn, winkelruimte, nieuwbouw, emplacement, bijgebouw, opslaan, zijlijn, spoorwegnet, zijspoor, complex, verkeers-, aanliggen, geasphalteerd, aangrenzen, spoorwegverkeer, rangeerterrein, spoorbaan, afbraak, zeeweg, spoorwegverbinding, buurten</text:p>
          </table:table-cell>
          <table:table-cell table:number-columns-repeated="101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41867" calcext:value-type="float">
            <text:p>341867</text:p>
          </table:table-cell>
          <table:table-cell office:value-type="float" office:value="133" calcext:value-type="float">
            <text:p>133</text:p>
          </table:table-cell>
          <table:table-cell office:value-type="float" office:value="0.180451127819549" calcext:value-type="float">
            <text:p>0.180451127819549</text:p>
          </table:table-cell>
          <table:table-cell office:value-type="float" office:value="0.565502478288059" calcext:value-type="float">
            <text:p>0.565502478288059</text:p>
          </table:table-cell>
          <table:table-cell office:value-type="float" office:value="0.774436090225564" calcext:value-type="float">
            <text:p>0.774436090225564</text:p>
          </table:table-cell>
          <table:table-cell office:value-type="float" office:value="0.489095868818671" calcext:value-type="float">
            <text:p>0.489095868818671</text:p>
          </table:table-cell>
          <table:table-cell office:value-type="float" office:value="0.0451127819548872" calcext:value-type="float">
            <text:p>0.04511278195488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inheems(2), gemengd(4), slavenschip(4), moslim(8), inlander(2), batavia(1), rassenhaat(1), aziatisch(12), achtergrond(6), barbaar(1), koppensneller(2), mengras(1), indo-europeaan(3), marron(7), kaukasisch(2), knecht(2), marrons(1), page(2), transport(1), bediende(3), slaven(1), baboe(1), traditionele(5), roma(1), historisch(4), gekleurd(3), afkomst(1), tovenaar(1), muzelman(2), ras(2), zigeuner(2), eenhistorisch(1), slaaf(1), inlandsche(3), indische(1), barbaren(1), afstammelingen(1), zigeunermuziek(1), galeislaven(1), wild(2), moordenaar(1), queer(4), homogeen(1), kaffer(1), bosneger(1), halfbloed(2), historische(1), zimbabwe(1), inboorling(3), eskimo's(1), mongool(1), negerslaven(2), indo(1), misvormden(1), aziatische(1), indiaan(2), koelie(1), wilde(1), medicijnman(2), eskimo(1), inuit(1), metis(1), onbeschaafdheid(1), mesties(1)</text:p>
          </table:table-cell>
          <table:table-cell office:value-type="string" calcext:value-type="string">
            <text:p>('uitvaren', 1), ('schip', 47), ('vergaan', 2), ('alexandrette', 2), ('rapporteren', 4), ('cyprus', 1), ('rhodos', 1), ('volo', 1), ('stoomboot', 3), ('passagier', 9), ('stoomschip', 6), ('boord', 24), ('lading', 5), ('nieuw-schotland', 1), ('boten', 1), ('stoom', 1), ('stranden', 1), ('overlevende', 1), ('chios', 1), ('aanvaring', 1), ('lissabon', 1), ('casablanca', 1), ('memphis', 1), ('labrador', 1), ('clipper', 2), ('charteren', 2), ('ancona', 1), ('ebro', 1), ('valencia', 2), ('pera', 2), ('schipbreuk', 2), ('jonk', 2), ('alaska', 2), ('tunis', 5), ('reede', 1), ('vrachtboot', 1), ('barcelona', 3), ('bari', 1), ('doorvracht', 1), ('stoomer', 1), ('stomen', 1), ('ankeren', 1), ('sohip', 1), ('bchip', 1), ('passagiersschip', 1), ('zeiljacht', 1), ('smyma', 1), ('trebizonde', 1), ('triest', 1), ('atlanta', 1), ('napels', 2), ('algiers', 2), ('opstomen', 1), ('airways', 1), ('samos', 1), ('trapani', 1), ('aangebracht', 1), ('bergloon', 1), ('mississippi', 1), ('smyrna', 1), ('opvaren', 1), ('zeilschip', 1), ('mailboot', 1), ('orsova', 1), ('aleepboot', 1), ('scbip', 1), ('barrios', 1), ('lossing', 1)</text:p>
          </table:table-cell>
          <table:table-cell office:value-type="string" calcext:value-type="string">
            <text:p>uitvaren, schip, vergaan, alexandrette, rapporteren, cyprus, rhodos, volo, stoomboot, passagier, stoomschip, boord, lading, nieuw-schotland, boten, stoom, stranden, overlevende, chios, aanvaring, lissabon, casablanca, memphis, labrador, clipper, charteren, ancona, ebro, valencia, pera, schipbreuk, jonk, alaska, tunis, reede, vrachtboot, barcelona, bari, doorvracht, stoomer, stomen, ankeren, sohip, bchip, passagiersschip, zeiljacht, smyma, trebizonde, triest, atlanta, napels, algiers, opstomen, airways, samos, trapani, aangebracht, bergloon, mississippi, smyrna, opvaren, zeilschip, mailboot, orsova, aleepboot, scbip, barrios, lossing</text:p>
          </table:table-cell>
          <table:table-cell table:number-columns-repeated="101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41086" calcext:value-type="float">
            <text:p>341086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7029025397221" calcext:value-type="float">
            <text:p>0.75702902539722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493433326202021" calcext:value-type="float">
            <text:p>0.4934333262020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leislaven(1), lesbisch(1), achtergrond(1), marron(1), gemengd(1), afkomst(1), dwerg(1)</text:p>
          </table:table-cell>
          <table:table-cell office:value-type="string" calcext:value-type="string">
            <text:p>('vov', 1), ('apm', 1), ('tinn', 1), ('lfi', 1), ('lre', 1), ('ocfc', 1), ('nad', 1)</text:p>
          </table:table-cell>
          <table:table-cell office:value-type="string" calcext:value-type="string">
            <text:p>vov, apm, tinn, lfi, lre, ocfc, nad</text:p>
          </table:table-cell>
          <table:table-cell table:number-columns-repeated="101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40576" calcext:value-type="float">
            <text:p>340576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7029025397221" calcext:value-type="float">
            <text:p>0.75702902539722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493433326202021" calcext:value-type="float">
            <text:p>0.49343332620202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lde(1), inheemsche(1), kaffer(1), ontdekken(1), aziatische(1), tovenaar(1), aziatischen(1)</text:p>
          </table:table-cell>
          <table:table-cell office:value-type="string" calcext:value-type="string">
            <text:p>('nikola', 1), ('dene', 1), ('iwan', 2), ('echtscheidingsproces', 1), ('moordenares', 1), ('detective', 1)</text:p>
          </table:table-cell>
          <table:table-cell office:value-type="string" calcext:value-type="string">
            <text:p>nikola, dene, iwan, echtscheidingsproces, moordenares, detective</text:p>
          </table:table-cell>
          <table:table-cell table:number-columns-repeated="101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37444" calcext:value-type="float">
            <text:p>33744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42857142857" calcext:value-type="float">
            <text:p>0.857142857142857</text:p>
          </table:table-cell>
          <table:table-cell office:value-type="float" office:value="0.493433326202021" calcext:value-type="float">
            <text:p>0.49343332620202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mengd(1), indo-europeaan(1), westers(1), misvormden(1), mongool(1), marron(1), roots(1)</text:p>
          </table:table-cell>
          <table:table-cell office:value-type="string" calcext:value-type="string">
            <text:p>('molendijk', 1), ('brink', 3), ('woude', 1), ('veen', 1), ('rietveld', 1)</text:p>
          </table:table-cell>
          <table:table-cell office:value-type="string" calcext:value-type="string">
            <text:p>molendijk, brink, woude, veen, rietveld</text:p>
          </table:table-cell>
          <table:table-cell table:number-columns-repeated="10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40698" calcext:value-type="float">
            <text:p>340698</text:p>
          </table:table-cell>
          <table:table-cell office:value-type="float" office:value="20" calcext:value-type="float">
            <text:p>20</text:p>
          </table:table-cell>
          <table:table-cell office:value-type="float" office:value="0.15" calcext:value-type="float">
            <text:p>0.15</text:p>
          </table:table-cell>
          <table:table-cell office:value-type="float" office:value="0.736432675846833" calcext:value-type="float">
            <text:p>0.736432675846833</text:p>
          </table:table-cell>
          <table:table-cell office:value-type="float" office:value="0.8" calcext:value-type="float">
            <text:p>0.8</text:p>
          </table:table-cell>
          <table:table-cell office:value-type="float" office:value="0.494271784814219" calcext:value-type="float">
            <text:p>0.494271784814219</text:p>
          </table:table-cell>
          <table:table-cell office:value-type="float" office:value="0.05" calcext:value-type="float">
            <text:p>0.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chtergrond(3), roots(1), halfbloed(1), traditionele(2), indo-europeaan(3), marron(1), mesties(1), volbloed(1), gemengd(2), aziatisch(1), historisch(2), ontdekken(1), lilliputter(1)</text:p>
          </table:table-cell>
          <table:table-cell office:value-type="string" calcext:value-type="string">
            <text:p>('cohen', 1), ('zaalberg', 2), ('adama', 1), ('heymans', 1), ('brauw', 1), ('koch', 2), ('monchy', 1), ('roeper', 1), ('meeteren', 1), ('jacobson', 1), ('plantenga', 1), ('blankenstein', 1), ('ringeling', 1), ('schevichaven', 1), ('spanjaard', 2), ('prak', 1), ('quack', 1)</text:p>
          </table:table-cell>
          <table:table-cell office:value-type="string" calcext:value-type="string">
            <text:p>cohen, zaalberg, adama, heymans, brauw, koch, monchy, roeper, meeteren, jacobson, plantenga, blankenstein, ringeling, schevichaven, spanjaard, prak, quack</text:p>
          </table:table-cell>
          <table:table-cell table:number-columns-repeated="101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1015" calcext:value-type="float">
            <text:p>341015</text:p>
          </table:table-cell>
          <table:table-cell office:value-type="float" office:value="193" calcext:value-type="float">
            <text:p>193</text:p>
          </table:table-cell>
          <table:table-cell office:value-type="float" office:value="0.186528497409326" calcext:value-type="float">
            <text:p>0.186528497409326</text:p>
          </table:table-cell>
          <table:table-cell office:value-type="float" office:value="0.478709314984636" calcext:value-type="float">
            <text:p>0.478709314984636</text:p>
          </table:table-cell>
          <table:table-cell office:value-type="float" office:value="0.772020725388601" calcext:value-type="float">
            <text:p>0.772020725388601</text:p>
          </table:table-cell>
          <table:table-cell office:value-type="float" office:value="0.500477089672636" calcext:value-type="float">
            <text:p>0.500477089672636</text:p>
          </table:table-cell>
          <table:table-cell office:value-type="float" office:value="0.0414507772020725" calcext:value-type="float">
            <text:p>0.04145077720207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oots(4), mulat(3), achtergrond(16), negerslaven(4), aziatisch(5), indo-europeaan(7), grootst(1), moslims(1), slaaf(1), eskimoverhalen(1), aboriginal(1), primitief(2), mongool(3), schildersknecht(1), inheems'che(2), afkomst(2), kaffer(1), eskimo's(1), inlander(2), traditionele(10), traditioneel(4), marrons(1), exotisch(3), inheems(3), marron(10), pygmee(2), afgod(4), moslim(5), gay(1), muzelman(2), homo(2), slaven(2), mesties(3), metis(1), medicijnmannen(2), onbeschaafd(2), indische(1), inheemse(2), barbaren(3), page(2), misvormden(4), halfbloed(3), gekleurd(4), koelie(1), inboorlingen(1), ontdekken(2), hottentot(2), dwerggroei(6), mulattin(1), zigeuner(2), gemengd(3), indonesi(1), lilliputter(4), tovenaar(1), neger(3), islamiet(3), historische(1), queer(1), koppensneller(3), medicijnman(1), bosneger(1), zwartje(2), negercultuur(1), dwerg(2), moslimsohe(1), rassen(1), historisch(1), westers(1), wild(2), indolonten(1), berber(1), wilde(1), volbloed'(1), allochtoon(1), inuit(1), kokkie(2), kaukasisch(1), mongoolsche(1), stam(1)</text:p>
          </table:table-cell>
          <table:table-cell office:value-type="string" calcext:value-type="string">
            <text:p>('eenvoud', 4), ('typisch', 9), ('ingetog', 1), ('kinderlijk', 7), ('omgang', 7), ('welsprekendheid', 2), ('traan', 9), ('edel', 12), ('mystiek', 3), ('levenslustig', 2), ('luim', 3), ('opvoeder', 1), ('opmerkzaamheid', 1), ('onbezorgd', 1), ('toevalligheid', 2), ('opwinden', 3), ('lust', 8), ('popelen', 1), ('blijheid', 2), ('alledaagsch', 4), ('scherpzinnig', 1), ('opvoeden', 6), ('rondloop', 2), ('heugen', 3), ('heroiek', 1), ('wonderbaar', 4), ('huishouding', 1), ('vreugd', 1), ('gave', 3), ('bekijken', 11), ('voorbij', 1), ('tevredenheid', 3), ('benaming', 4), ('begeerig', 5), ('inspireeren', 3), ('karaktervol', 1), ('voldoening', 6), ('slordige', 1), ('conventioneel', 1), ('paradoxaal', 1), ('bewondering', 5), ('studeerd', 1), ('verbluffen', 3), ('volksmond', 2), ('opgeteeken', 2), ('welbespraakt', 2), ('waardeer', 2), ('harten', 2), ('sodom', 1), ('intimiteit', 2), ('aartsvaderlijk', 1), ('ingenomenheid', 1), ('mijmering', 1), ('diepzinnig', 1), ('humanen', 1), ('verrass', 1), ('bovennatuurlijk', 4), ('onaangenaam', 6), ('pretentie', 1), ('knaleffect', 1), ('zedigheid', 1), ('mild', 2), ('vreeze', 1), ('intelligent', 2), ('verfijnen', 1), ('idealiseren', 1), ('bedelaar', 2), ('hoogstaand', 1), ('curieus', 1), ('natuurkind', 1), ('fijngevoelig', 1), ('smachten', 1), ('passenden', 1), ('terugzien', 2), ('vergetelheid', 1), ('verbastering', 2), ('koketterie', 1), ('vreesachtig', 1), ('rouw', 1)</text:p>
          </table:table-cell>
          <table:table-cell office:value-type="string" calcext:value-type="string">
            <text:p>eenvoud, typisch, ingetog, kinderlijk, omgang, welsprekendheid, traan, edel, mystiek, levenslustig, luim, opvoeder, opmerkzaamheid, onbezorgd, toevalligheid, opwinden, lust, popelen, blijheid, alledaagsch, scherpzinnig, opvoeden, rondloop, heugen, heroiek, wonderbaar, huishouding, vreugd, gave, bekijken, voorbij, tevredenheid, benaming, begeerig, inspireeren, karaktervol, voldoening, slordige, conventioneel, paradoxaal, bewondering, studeerd, verbluffen, volksmond, opgeteeken, welbespraakt, waardeer, harten, sodom, intimiteit, aartsvaderlijk, ingenomenheid, mijmering, diepzinnig, humanen, verrass, bovennatuurlijk, onaangenaam, pretentie, knaleffect, zedigheid, mild, vreeze, intelligent, verfijnen, idealiseren, bedelaar, hoogstaand, curieus, natuurkind, fijngevoelig, smachten, passenden, terugzien, vergetelheid, verbastering, koketterie, vreesachtig, rouw</text:p>
          </table:table-cell>
          <table:table-cell table:number-columns-repeated="101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1345" calcext:value-type="float">
            <text:p>341345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0.434004946283349" calcext:value-type="float">
            <text:p>0.434004946283349</text:p>
          </table:table-cell>
          <table:table-cell office:value-type="float" office:value="0.78" calcext:value-type="float">
            <text:p>0.78</text:p>
          </table:table-cell>
          <table:table-cell office:value-type="float" office:value="0.505476104236357" calcext:value-type="float">
            <text:p>0.505476104236357</text:p>
          </table:table-cell>
          <table:table-cell office:value-type="float" office:value="0.02" calcext:value-type="float">
            <text:p>0.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heems(2), page(2), achtergrond(5), gemengd(12), negercultuur(1), historisch(2), eskimo(2), zigeuners(1), zigeunermuziek(4), traditionele(1), lilliputter(1), kokkie(1), moortje(1), exotisch(2), barbaren(1), marron(2), dwerg(1), wereldhistorische(1), wilde(1), neger(1), indisch(1), moslim(1), negerslaven(2), afkomst(1), hottentot(1)</text:p>
          </table:table-cell>
          <table:table-cell office:value-type="string" calcext:value-type="string">
            <text:p>('partituur', 1), ('muzikaal', 2), ('orkest', 13), ('piano', 5), ('wolf', 7), ('quartet', 1), ('violoncel', 1), ('pianist', 1), ('viool', 7), ('sopraan', 2), ('kwartet', 1), ('pianoconcert', 1), ('harmonium', 2), ('strijkorkest', 3), ('dirigent', 2), ('koorzang', 1), ('instrumentaal', 2), ('zangeres', 4), ('orkestlid', 1), ('bariton', 1), ("bach's", 1), ('duet', 2), ('solist', 2), ('vocaal', 2), ('cello', 1), ('urlus', 1), ('kapelmeester', 1), ('fagot', 1), ('hobo', 1), ('schuberts', 1), ('clarinet', 1), ('slaginstrument', 1), ('balthazar', 1), ('intermezzo', 1), ('miek', 1)</text:p>
          </table:table-cell>
          <table:table-cell office:value-type="string" calcext:value-type="string">
            <text:p>partituur, muzikaal, orkest, piano, wolf, quartet, violoncel, pianist, viool, sopraan, kwartet, pianoconcert, harmonium, strijkorkest, dirigent, koorzang, instrumentaal, zangeres, orkestlid, bariton, bach's, duet, solist, vocaal, cello, urlus, kapelmeester, fagot, hobo, schuberts, clarinet, slaginstrument, balthazar, intermezzo, miek</text:p>
          </table:table-cell>
          <table:table-cell table:number-columns-repeated="101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0766" calcext:value-type="float">
            <text:p>340766</text:p>
          </table:table-cell>
          <table:table-cell office:value-type="float" office:value="240" calcext:value-type="float">
            <text:p>240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175109279581584" calcext:value-type="float">
            <text:p>0.175109279581584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509155879792115" calcext:value-type="float">
            <text:p>0.509155879792115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laven(2), roots(2), mulat(3), onbeschaafd(2), halfbloed(6), volksstam(1), afkomst(7), negerslaven(3), aziatisch(22), historisch(9), slavenschip(3), berber(7), muzelmannen(1), gemengd(4), moslim(7), slaaf(2), indo-europeaan(5), handicap(2), lilliputter(1), aziatische(5), inheems(9), inheemse(3), inlander(2), traditionele(12), marron(9), hottentotten(2), kokkie(1), historischen(1), knecht(2), achtergrond(10), eskimo's(3), moslimscho(1), mengras(1), moslims(2), barbaren(3), inheemsche(3), lesbische(1), homo(2), muzelman(3), dwerggroei(5), berberoorlog(1), misvormden(1), gekleurd(1), mongool(1), volbloedras(1), indische(1), negervrees(1), afstammelingen(1), zigeuner(2), kaffers(1), historische(3), eskimo(3), neger(4), indo(5), kaukasisch(3), afgod(2), metis(1), barbaar(3), inlanders(1), negercultuur(2), queer(1), mulatten(1), mesties(1), pygmee(1), dwerg(2), inboorling(2), hottentot(1), negerrijk(2), hottentottenstam(1), gemengde(1), bosneger(1), medicijnman(1), zigeunermuziek(1), bediende(2), blank(1), rassen(1), k'mesties(2), blanke(1), stam(2), ras(1), zwartje(1), moor(1), aboriginal(2), traditioneel(1), moslimsche(1), page(1)</text:p>
          </table:table-cell>
          <table:table-cell office:value-type="string" calcext:value-type="string">
            <text:p>('engelsch', 63), ('moederland', 8), ('duitsche', 6), ('fransch', 46), ('fran-', 1), ('duitsch', 38), ('zweeds', 2), ('spaansch', 10), ('rome', 21), ('belgisch', 3), ('zweedsch', 4), ('fransche', 6), ('pransch', 1), ('deensch', 1), ('noorweegsch', 1), ('noorsch', 4), ('portugeesch', 4), ('rsch', 1), ('engels', 5), ('canada', 6), ('fransohe', 1), ('duit', 2), ('duits', 5), ('engelsen', 2), ('deens', 2), ('fran', 2), ('duitsehe', 1), ('gebiedsdeel', 2), ('kngelsch', 1), ('madrid', 3), ('duitsohe', 1), ('schotland', 1), ('ransch', 2), ('italiaanach', 1), ('kransch', 1), ('eugelsch', 1), ('frausch', 1), ('isch', 3), ('engelscho', 1), ('duitsclie', 1), ('deensehe', 1), ('engeisch', 1), ('engelsche', 2), ('fransehe', 1), ('engelsehe', 1), ('eogelsch', 1), ('fiansch', 1), ('franscho', 1)</text:p>
          </table:table-cell>
          <table:table-cell office:value-type="string" calcext:value-type="string">
            <text:p>engelsch, moederland, duitsche, fransch, fran-, duitsch, zweeds, spaansch, rome, belgisch, zweedsch, fransche, pransch, deensch, noorweegsch, noorsch, portugeesch, rsch, engels, canada, fransohe, duit, duits, engelsen, deens, fran, duitsehe, gebiedsdeel, kngelsch, madrid, duitsohe, schotland, ransch, italiaanach, kransch, eugelsch, frausch, isch, engelscho, duitsclie, deensehe, engeisch, engelsche, fransehe, engelsehe, eogelsch, fiansch, franscho</text:p>
          </table:table-cell>
          <table:table-cell table:number-columns-repeated="101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40101" calcext:value-type="float">
            <text:p>340101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84181046982744" calcext:value-type="float">
            <text:p>0.84181046982744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09311575374797" calcext:value-type="float">
            <text:p>0.50931157537479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storisch(3), traditionele(2), westers(2), historischen(1), metis(1), dwerggroei(2), mesties(1), aziatische(2), lilliputter(1), achtergrond(2), gekleurd(1), zwartje(1), inboorlingen(1), aziatisch(1), indisch(1), marron(1), gemengd(1)</text:p>
          </table:table-cell>
          <table:table-cell office:value-type="string" calcext:value-type="string">
            <text:p>('harderwijk', 2), ('nijkerk', 1), ('domburg', 1), ('rhenen', 1), ('gorinchem', 2), ('ottoland', 1), ('drk', 1), ('krabbendijke', 1), ('souburg', 1), ('ermelo', 1), ('arnhem', 4), ('nijmegen', 3), ('halfweg', 1), ('ssen', 1), ('culemborg', 2), ('duurstede', 1), ('noordeloos', 1)</text:p>
          </table:table-cell>
          <table:table-cell office:value-type="string" calcext:value-type="string">
            <text:p>harderwijk, nijkerk, domburg, rhenen, gorinchem, ottoland, drk, krabbendijke, souburg, ermelo, arnhem, nijmegen, halfweg, ssen, culemborg, duurstede, noordeloos</text:p>
          </table:table-cell>
          <table:table-cell table:number-columns-repeated="101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40022" calcext:value-type="float">
            <text:p>340022</text:p>
          </table:table-cell>
          <table:table-cell office:value-type="float" office:value="24" calcext:value-type="float">
            <text:p>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84181046982744" calcext:value-type="float">
            <text:p>0.84181046982744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09311575374797" calcext:value-type="float">
            <text:p>0.509311575374797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edicijnman(1), mulat(1), historisch(1), misvormden(1), historische(1), onbeschaafd(1), achtergrond(2), queer(2), traditionele(1), handicap(1), marron(4), exotisch(1), kokkie(1), negercultuur(1), stam(1), barbaren(1), berber(1), pygmee(1), historischcn(1)</text:p>
          </table:table-cell>
          <table:table-cell office:value-type="string" calcext:value-type="string">
            <text:p>('dans', 6), ('prix', 3), ('utile', 1), ('gand', 1), ('accessoire', 1), ('ames', 1), ('noir', 1), ('gens', 2), ('singulier', 2), ('sujet', 1), ('oeuvre', 1), ('commune', 1), ('chine', 1), ('tres', 1), ('petite', 1)</text:p>
          </table:table-cell>
          <table:table-cell office:value-type="string" calcext:value-type="string">
            <text:p>dans, prix, utile, gand, accessoire, ames, noir, gens, singulier, sujet, oeuvre, commune, chine, tres, petite</text:p>
          </table:table-cell>
          <table:table-cell table:number-columns-repeated="10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41341" calcext:value-type="float">
            <text:p>341341</text:p>
          </table:table-cell>
          <table:table-cell office:value-type="float" office:value="352" calcext:value-type="float">
            <text:p>352</text:p>
          </table:table-cell>
          <table:table-cell office:value-type="float" office:value="0.196022727272727" calcext:value-type="float">
            <text:p>0.196022727272727</text:p>
          </table:table-cell>
          <table:table-cell office:value-type="float" office:value="0.283381843166702" calcext:value-type="float">
            <text:p>0.283381843166702</text:p>
          </table:table-cell>
          <table:table-cell office:value-type="float" office:value="0.769886363636364" calcext:value-type="float">
            <text:p>0.769886363636364</text:p>
          </table:table-cell>
          <table:table-cell office:value-type="float" office:value="0.514007872581107" calcext:value-type="float">
            <text:p>0.514007872581107</text:p>
          </table:table-cell>
          <table:table-cell office:value-type="float" office:value="0.0340909090909091" calcext:value-type="float">
            <text:p>0.0340909090909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oots(1), gemengd(9), barbaren(6), indo-europeaan(28), inboorling(4), islamiet(2), marron(10), barbaar(5), moslim(21), schildersknecht(1), aziatisch(20), inheems(6), medicijnman(4), koelies(2), mesties(2), hottentot(3), indiaans(1), afkomst(4), inheemse(2), historisch(16), achtergrond(16), indiaan(3), traditionele(14), slaven(5), ras(4), halfbloed(5), moslims(3), lesbisch(1), kokkie(1), bedienden(2), mengras(2), stam(1), dwergeu(1), rassen(1), muzelman(5), pygmee(7), westerse(1), mulat(2), baboe(3), koelie(5), onbeschaafd(3), slavenschip(2), indo(4), blanke(1), onbeschaafdheid(1), inheems'che(2), negerslaven(7), afgod(3), inlander(2), hottentotten(1), misvormden(2), queer(1), stamgenooten(1), inheemschen(4), kaffers(3), metis(1), inuit(1), kaukasisch(3), exotisch(2), inheemsche(2), primitief(2), indiaansch(1), aziatische(4), koppensneller(3), mongool(2), negers(1), homo(2), ontdekken(4), inboorlingen(1), zimbabwecultuur(1), k'mesties(2), marrons(2), negerrijk(1), knecht(1), moslimsche(1), wilde(1), mongoolsche(1), bediende(5), zigeunermuziek(1), volbloed(1), dwerggroei(4), etniciteit(1), historische(2), slaaf(3), hottentottenstam(1), gekleurd(2), mongoolse(1), indischen(1), inlandsche(1), koppensnellers(1), tovenaar(3), eskimo(1), volkstammen(1), dwerg(1), volbloeden(1), neger(1), lesbische(1), aziatischen(1), volbloedras(1), handicap(1), blank(1), handicapper(1), roma(1), dienstknecht(1), lilliputter(1), moor(1), moord(1), meesterknecht(1), historischen(1), page(1), verraste(1)</text:p>
          </table:table-cell>
          <table:table-cell office:value-type="string" calcext:value-type="string">
            <text:p>('zuinig', 1), ('ideaal', 14), ('idee', 14), ('dulden', 4), ('leren', 51), ('geweld', 15), ('bewust', 13), ('karakteriseeren', 2), ('verwonderen', 6), ('bekommeren', 5), ('ongerust', 3), ('gezindheid', 5), ('brandmerken', 2), ('voorbeeld', 32), ('uitdienen', 1), ('vertrouwen', 29), ('klagen', 7), ('misleiden', 1), ('aandoen', 7), ('overdrijving', 4), ('leeren', 21), ('afdwingen', 1), ('onverbiddelijk', 2), ('schijn', 11), ('regeeringloosheid', 1), ('kijk', 2), ('aarzeling', 1), ('ontactisch', 1), ('onrecht', 11), ('vergissing', 8), ('beschuldiging', 4), ('wedervaren', 3), ('voorhouden', 4), ('kapitalistisch', 4), ('solidariteit', 3), ('lokken', 8), ('misverstaan', 1), ('rechtvaardig', 3), ('bestempelen', 2), ('wenk', 4), ('bekreunen', 1), ('beschuldig', 2), ('betichten', 1), ('domper', 1), ('afkeuring', 4), ('verleiden', 2), ('danen', 1), ('overwaaien', 1), ('liberaliteit', 1), ('geschrijf', 1), ('handomdraai', 1), ('dekmantel', 2), ('demagogie', 1), ('voorthelpen', 1), ('zelfbehoud', 1), ('proletarisch', 1), ('aspiratie', 1), ('axioma', 1), ('aantijging', 1), ('blaam', 3), ('verwijt', 1), ('onverdiend', 1), ('klassenstrijd', 2), ('maaktet', 1), ('volksgenoot', 3), ('menschelijkheid', 1), ('identiek', 1), ('miskennen', 3), ('onwaarheid', 1), ('vereenzelvigen', 1), ('beschavingswerk', 3), ('regeerd', 1), ('woordbreuk', 1), ('isolement', 2), ('lasterlijk', 1), ('rechtvaardigheid', 6), ('particularisme', 1), ('verdeeldheid', 1), ('onmacht', 1), ('synoniem', 1), ('blamage', 1), ('redeneerenen', 1), ('verdachtmaking', 1), ('ondergeschikte', 2), ('wereldgebeuren', 1), ('pretenderen', 1), ('vooruitstrevendheid', 1), ('godsdienstvrijheid', 1), ('ieeren', 1), ('onvergeeflijk', 1), ('aera', 1), ('overreding', 1), ('exponent', 1), ('werel', 1), ('onderhoorig', 1), ('verbitterd', 1), ('corrupt', 1), ('landbewoner', 1), ('diug', 1), ('spitsvondig', 1), ('princiep', 1), ('toeschietelijk', 1), ('steunpilaar', 1), ('verbloemen', 1), ('vergelding', 1), ('grondstelling', 1), ('notie', 1), ('ondergeschikten', 1), ('uiterste', 1)</text:p>
          </table:table-cell>
          <table:table-cell office:value-type="string" calcext:value-type="string">
            <text:p>zuinig, ideaal, idee, dulden, leren, geweld, bewust, karakteriseeren, verwonderen, bekommeren, ongerust, gezindheid, brandmerken, voorbeeld, uitdienen, vertrouwen, klagen, misleiden, aandoen, overdrijving, leeren, afdwingen, onverbiddelijk, schijn, regeeringloosheid, kijk, aarzeling, ontactisch, onrecht, vergissing, beschuldiging, wedervaren, voorhouden, kapitalistisch, solidariteit, lokken, misverstaan, rechtvaardig, bestempelen, wenk, bekreunen, beschuldig, betichten, domper, afkeuring, verleiden, danen, overwaaien, liberaliteit, geschrijf, handomdraai, dekmantel, demagogie, voorthelpen, zelfbehoud, proletarisch, aspiratie, axioma, aantijging, blaam, verwijt, onverdiend, klassenstrijd, maaktet, volksgenoot, menschelijkheid, identiek, miskennen, onwaarheid, vereenzelvigen, beschavingswerk, regeerd, woordbreuk, isolement, lasterlijk, rechtvaardigheid, particularisme, verdeeldheid, onmacht, synoniem, blamage, redeneerenen, verdachtmaking, ondergeschikte, wereldgebeuren, pretenderen, vooruitstrevendheid, godsdienstvrijheid, ieeren, onvergeeflijk, aera, overreding, exponent, werel, onderhoorig, verbitterd, corrupt, landbewoner, diug, spitsvondig, princiep, toeschietelijk, steunpilaar, verbloemen, vergelding, grondstelling, notie, ondergeschikten, uiterste</text:p>
          </table:table-cell>
          <table:table-cell table:number-columns-repeated="10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1146" calcext:value-type="float">
            <text:p>341146</text:p>
          </table:table-cell>
          <table:table-cell office:value-type="float" office:value="153" calcext:value-type="float">
            <text:p>153</text:p>
          </table:table-cell>
          <table:table-cell office:value-type="float" office:value="0.202614379084967" calcext:value-type="float">
            <text:p>0.202614379084967</text:p>
          </table:table-cell>
          <table:table-cell office:value-type="float" office:value="0.295018466050272" calcext:value-type="float">
            <text:p>0.295018466050272</text:p>
          </table:table-cell>
          <table:table-cell office:value-type="float" office:value="0.77124183006536" calcext:value-type="float">
            <text:p>0.77124183006536</text:p>
          </table:table-cell>
          <table:table-cell office:value-type="float" office:value="0.518880939368071" calcext:value-type="float">
            <text:p>0.518880939368071</text:p>
          </table:table-cell>
          <table:table-cell office:value-type="float" office:value="0.0261437908496732" calcext:value-type="float">
            <text:p>0.02614379084967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indo-europeaan(11), inheemse(6), gemengd(5), historisch(15), dwerggroei(4), ontdekken(1), aziatische(4), onbeschaafd(2), aziatisch(3), slaaf(3), zwartje(3), boesman(1), achtergrond(5), moslim(8), inheems(5), kokkie(1), afgod(1), gay(1), marrons(1), inlander(3), moslimsche(1), slaven(2), traditionele(11), indo(5), kaffers(1), historische(4), volbloed(1), lilliputters(1), zimbabwe(1), baboe(2), negerslaven(1), mulat(1), halfbloed(1), jakarta(1), inuit(1), bedienden(1), muzelman(1), moslimcultuur(1), gemengde(1), misvormden(1), inheemsche(2), inboorling(1), marron(1), westerse(1), moslimsoh(1), primitief(1), moslims(1), negers(1), berber(2), stam(2), moor(1), eskimo's(1), neger(1), indische(1), afgodendienst(1), mongool(1), indisch(1), indolonten(1), aboriginal(1), zigeuners(1), islamiet(1), koelie(1), barbaren(1), indo's(1), traditioneel(1), afkomstig(1), negerrijk(1), zigeuner(1)</text:p>
          </table:table-cell>
          <table:table-cell office:value-type="string" calcext:value-type="string">
            <text:p>('afleggen', 16), ('leerling', 18), ('openbaar', 35), ('onderwijs', 30), ('muloschol', 1), ('letteren', 2), ('open-', 1), ('eeredienst', 5), ('toelaten', 7), ('archief', 4), ('cursus', 6), ('opleiden', 4), ('leergang', 1), ('theologie', 2), ('studeren', 3), ('ambachtsschool', 4), ('zusterschool', 1), ('proefschrift', 2), ('leerkracht', 2), ('technisch', 7), ('onderwijzen', 6), ('wintercursus', 1), ('vakteekenschool', 1), ('leerjaar', 1), ('onderwijsinstelling', 1), ('onderwijn', 1), ('schooljaar', 1), ('natuur-', 2), ('geneeskunst', 1), ('staatstoezicht', 1), ('onderwgs', 1), ('onderwy', 1), ('eed', 5), ('gemeentebestuur', 1), ('onenbar', 1), ('burger-', 1), ('rijkslandbouwproefstation', 1), ('onderwijser', 1), ('internaat', 1), ('toelating', 1), ('proefwerk', 1), ('onderwij', 1), ('schooldag', 1), ('dissertatie', 1), ('technische', 1)</text:p>
          </table:table-cell>
          <table:table-cell office:value-type="string" calcext:value-type="string">
            <text:p>afleggen, leerling, openbaar, onderwijs, muloschol, letteren, open-, eeredienst, toelaten, archief, cursus, opleiden, leergang, theologie, studeren, ambachtsschool, zusterschool, proefschrift, leerkracht, technisch, onderwijzen, wintercursus, vakteekenschool, leerjaar, onderwijsinstelling, onderwijn, schooljaar, natuur-, geneeskunst, staatstoezicht, onderwgs, onderwy, eed, gemeentebestuur, onenbar, burger-, rijkslandbouwproefstation, onderwijser, internaat, toelating, proefwerk, onderwij, schooldag, dissertatie, technische</text:p>
          </table:table-cell>
          <table:table-cell table:number-columns-repeated="101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39278" calcext:value-type="float">
            <text:p>339278</text:p>
          </table:table-cell>
          <table:table-cell office:value-type="float" office:value="28" calcext:value-type="float">
            <text:p>28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07514372609633" calcext:value-type="float">
            <text:p>0.40751437260963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2207604697681" calcext:value-type="float">
            <text:p>0.5220760469768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oots(1), gemengd(4), historisch(1), dwergeu(1), queer(1), barbaren(2), achtergrond(5), negerslaven(1), traditionele(1), marron(2), inheemsche(1), inheemschen(2), homo(1), handicap(1), negercultuur(1), historische(1), afkomst(1), zigeunermuziek(1)</text:p>
          </table:table-cell>
          <table:table-cell office:value-type="string" calcext:value-type="string">
            <text:p>('debussy', 2), ('wals', 1), ('verdi', 2), ('symphonisch', 2), ('fantasie', 4), ('wagner', 2), ('nocturne', 1), ('symphonie', 2), ('drinklied', 1), ('elegie', 1), ('concerto', 1), ('grosso', 1), ('menuet', 1), ('bach', 2), ('beethoven', 1), ('corelli', 1), ('merkel', 2), ('voorspelen', 1), ('mozart', 2), ('beethovens', 1), ('polonaise', 1), ('ilona', 1)</text:p>
          </table:table-cell>
          <table:table-cell office:value-type="string" calcext:value-type="string">
            <text:p>debussy, wals, verdi, symphonisch, fantasie, wagner, nocturne, symphonie, drinklied, elegie, concerto, grosso, menuet, bach, beethoven, corelli, merkel, voorspelen, mozart, beethovens, polonaise, ilona</text:p>
          </table:table-cell>
          <table:table-cell table:number-columns-repeated="101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1347" calcext:value-type="float">
            <text:p>341347</text:p>
          </table:table-cell>
          <table:table-cell office:value-type="float" office:value="28" calcext:value-type="float">
            <text:p>28</text:p>
          </table:table-cell>
          <table:table-cell office:value-type="float" office:value="0.178571428571429" calcext:value-type="float">
            <text:p>0.178571428571429</text:p>
          </table:table-cell>
          <table:table-cell office:value-type="float" office:value="0.600634658959563" calcext:value-type="float">
            <text:p>0.60063465895956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2207604697681" calcext:value-type="float">
            <text:p>0.52207604697681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icijnman(2), gemengd(5), dwerg(1), historisch(4), marron(3), historischen(1), baboe(1), aziatisch(1), zwartje(1), knecht(1), inheems(2), kokkie(1), moslims(1), wetshistorische(1), eskimo's(1), hottentot(1), negercultuur(1)</text:p>
          </table:table-cell>
          <table:table-cell office:value-type="string" calcext:value-type="string">
            <text:p>('ds.', 15), ('sikkel', 1), ('bedanken', 4), ('intrede', 3), ('kromsigt', 1), ('herst', 1), ('lingbeek', 1), ('scriba', 1), ('imans', 1), ('ds-', 1)</text:p>
          </table:table-cell>
          <table:table-cell office:value-type="string" calcext:value-type="string">
            <text:p>ds., sikkel, bedanken, intrede, kromsigt, herst, lingbeek, scriba, imans, ds-</text:p>
          </table:table-cell>
          <table:table-cell table:number-columns-repeated="101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0763" calcext:value-type="float">
            <text:p>340763</text:p>
          </table:table-cell>
          <table:table-cell office:value-type="float" office:value="28" calcext:value-type="float">
            <text:p>28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0.908562348044862" calcext:value-type="float">
            <text:p>0.908562348044862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2207604697681" calcext:value-type="float">
            <text:p>0.52207604697681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boorling(3), achtergrond(4), jakarta(1), kaffer(1), rassenhaat(1), primitief(1), traditionele(1), roots(1), boesman(1), inheems(4), inheemsch(1), westers(1), kokkie(1), baboe(1), mulat(1), queer(1), gemengd(1), historisch(1), negerslaven(1), dwerg(1)</text:p>
          </table:table-cell>
          <table:table-cell office:value-type="string" calcext:value-type="string">
            <text:p>('stutterheim', 1), ('geuze', 2), ('ch.', 4), ('rosevelt', 1), ('ginkel', 1), ('pieper', 2), ('braam', 1), ('hoffman', 2), ('wijss', 1), ('spaan', 2), ('th.', 3), ('moj', 1), ('hoogstraten', 1), ('wijdeveld', 2), ('dellaert', 1), ('sluys', 1), ('a.m.', 1), ('altman', 1)</text:p>
          </table:table-cell>
          <table:table-cell office:value-type="string" calcext:value-type="string">
            <text:p>stutterheim, geuze, ch., rosevelt, ginkel, pieper, braam, hoffman, wijss, spaan, th., moj, hoogstraten, wijdeveld, dellaert, sluys, a.m., altman</text:p>
          </table:table-cell>
          <table:table-cell table:number-columns-repeated="10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41353" calcext:value-type="float">
            <text:p>341353</text:p>
          </table:table-cell>
          <table:table-cell office:value-type="float" office:value="437" calcext:value-type="float">
            <text:p>437</text:p>
          </table:table-cell>
          <table:table-cell office:value-type="float" office:value="0.17162471395881" calcext:value-type="float">
            <text:p>0.17162471395881</text:p>
          </table:table-cell>
          <table:table-cell office:value-type="float" office:value="0.748470326971442" calcext:value-type="float">
            <text:p>0.748470326971442</text:p>
          </table:table-cell>
          <table:table-cell office:value-type="float" office:value="0.768878718535469" calcext:value-type="float">
            <text:p>0.768878718535469</text:p>
          </table:table-cell>
          <table:table-cell office:value-type="float" office:value="0.529056399201942" calcext:value-type="float">
            <text:p>0.529056399201942</text:p>
          </table:table-cell>
          <table:table-cell office:value-type="float" office:value="0.0594965675057208" calcext:value-type="float">
            <text:p>0.05949656750572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gemengd(9), metis(2), grootst(1), tovenaar(5), mesties(7), historisch(22), aziatisch(18), moslims(7), inheems(15), medicijnman(7), bediende(2), moslim(25), inuit(3), indo-europeaan(9), jokjakarta(1), inheemse(2), traditionele(25), marron(15), kaukasisch(5), achtergrond(26), eskimo's(5), zigeunerin(1), page(5), dwerg(5), onbeschaafd(7), slaaf(3), galeislaven(1), traditioneel(1), koelie(5), gemengde(1), mengras(1), dwergeu(1), zigeunermuziek(3), koppensneller(3), pygmee(1), senaatsbediende(1), misvormden(7), inlander(1), blank(3), rassen(1), ontdekken(8), knecht(3), koppensnellers(3), slaven(3), neger(6), slavenschip(2), indo(2), afkomst(5), kaffer(4), inboorling(4), wetshistorische(1), historische(4), barbaar(5), mulat(4), kokkie(7), traditioneelen(1), eskimoverhalen(1), bosneger(2), inheems'che(2), moortje(1), negerslaven(2), afgod(4), marrons(2), barbaren(3), barbarlje(1), groothistorische(1), homo(2), primitief(2), queer(1), eenhistorisch(1), afgodsbeeldje(1), exotisch(3), inheemschen(1), lilliputters(1), bedienden(1), moordenaar(1), wild(4), muzelmansche(1), inlanders(1), exotische(1), inlandsche(2), jakarta(1), zwartje(4), lilliputter(3), dwerggroei(2), berber(1), indische(1), aziatische(1), afgodendienst(2), baboe(2), k'mesties(2), en'marron(1), westers(1), islamiet(4), ras(1), mongool(4), inheemsche(1), eskimo(2), negers(3), indiaan(3), historischen(2), tovenaars(1), inheemseen(1), aapman(1), moslimcultuur(1), wereldmoord(1), stamhoofd(1), marron'(1), inheems'(1), zigeuner(1), lesbisch(1), hottentot(3), stam(2), verwilderd(1), handicap(1), roots(2), medicijnmannen(1), gekleurde(1), muzelman(1), dienstknechts(1), halfbloed(1), moor(1), slaaft(1), negerrijk(1), negerrestaurant(1), muzelman'(1), wilde(1)</text:p>
          </table:table-cell>
          <table:table-cell office:value-type="string" calcext:value-type="string">
            <text:p>('naam', 91), ('boeddha', 2), ('galg', 2), ('verheugen', 5), ('erkentelijk', 1), ('schudden', 10), ('godsdienstig', 11), ('ontroeren', 4), ('flirt', 1), ('draak', 2), ('grappig', 1), ('geluk', 20), ('ziel', 25), ('zwijgen', 18), ('kijken', 46), ('vluchtig', 2), ('wonderdadig', 1), ('raak', 4), ('onvergankelijk', 1), ('stom', 3), ('opletten', 1), ('knappe', 3), ('gemoedelijk', 5), ('satan', 2), ('dankbaar', 15), ('verblijden', 2), ('nobel', 1), ('openbaring', 7), ('duivel', 14), ('paradijs', 8), ('eeuwigen', 3), ('haastig', 5), ('religieus', 5), ('sympathiek', 5), ('leuk', 3), ('aloud', 2), ('priesteres', 1), ('middeleeuwer', 1), ('nobelen', 1), ('toornig', 2), ('verheugd', 2), ('schalksch', 1), ('straatjongen', 1), ('achtenswaardig', 1), ('heil', 10), ('faam', 1), ('troetelkind', 2), ('sentimenteel', 1), ('vreugde', 13), ('schepper', 4), ('volheid', 2), ('oudsher', 3), ('merkwaardigen', 1), ('kennismaking', 7), ('blijde', 3), ('toewenschen', 1), ('heidenwereld', 1), ('eminent', 1), ('schrander', 1), ('eertijds', 5), ('voortleven', 3), ('aanschijn', 1), ('waardig', 7), ('gastvrijheid', 2), ('aankijken', 2), ('keizertijd', 1), ('deez', 1), ('medelijdend', 2), ('schepping', 5), ('bekendheid', 4), ('afspelen', 2), ('instemming', 4), ('knap', 4), ('wegpinken', 1), ('ontfermen', 1), ('erkentelijkheid', 2), ('deibier', 1), ('parijzenaars', 1), ('begaafd', 6), ('weldaad', 2), ('liefhebberij', 2), ('rondzien', 3), ('spreuk', 3), ('kwajongen', 1), ('treffenden', 1), ('hooggestemd', 1), ('leef', 1), ('vanouds', 1), ('beul', 2), ('humanistisch', 3), ('tegenhanger', 2), ('goedig', 1), ('aller', 4), ('makker', 3), ('glorie', 2), ('opgewekt', 2), ('dogmatiek', 1), ('doods', 2), ('naara', 1), ('ascetisch', 1), ('spreekwijze', 1), ('hemelsch', 1), ('welijk', 1), ('aandienen', 1), ('sterfelijk', 2), ('eeuwigheid', 2), ('verheerlijken', 1), ('weleer', 2), ('eouw', 1), ('zondeval', 1), ('verlossing', 1), ('dankbaarheid', 2), ('vermakelijk', 1), ('onsterfelijk', 1), ('wijsgeerig', 1), ('bekijk', 1), ('plagiaat', 1), ('gezegenden', 1), ('verrukt', 1), ('waaraau', 1)</text:p>
          </table:table-cell>
          <table:table-cell office:value-type="string" calcext:value-type="string">
            <text:p>naam, boeddha, galg, verheugen, erkentelijk, schudden, godsdienstig, ontroeren, flirt, draak, grappig, geluk, ziel, zwijgen, kijken, vluchtig, wonderdadig, raak, onvergankelijk, stom, opletten, knappe, gemoedelijk, satan, dankbaar, verblijden, nobel, openbaring, duivel, paradijs, eeuwigen, haastig, religieus, sympathiek, leuk, aloud, priesteres, middeleeuwer, nobelen, toornig, verheugd, schalksch, straatjongen, achtenswaardig, heil, faam, troetelkind, sentimenteel, vreugde, schepper, volheid, oudsher, merkwaardigen, kennismaking, blijde, toewenschen, heidenwereld, eminent, schrander, eertijds, voortleven, aanschijn, waardig, gastvrijheid, aankijken, keizertijd, deez, medelijdend, schepping, bekendheid, afspelen, instemming, knap, wegpinken, ontfermen, erkentelijkheid, deibier, parijzenaars, begaafd, weldaad, liefhebberij, rondzien, spreuk, kwajongen, treffenden, hooggestemd, leef, vanouds, beul, humanistisch, tegenhanger, goedig, aller, makker, glorie, opgewekt, dogmatiek, doods, naara, ascetisch, spreekwijze, hemelsch, welijk, aandienen, sterfelijk, eeuwigheid, verheerlijken, weleer, eouw, zondeval, verlossing, dankbaarheid, vermakelijk, onsterfelijk, wijsgeerig, bekijk, plagiaat, gezegenden, verrukt, waaraau</text:p>
          </table:table-cell>
          <table:table-cell table:number-columns-repeated="101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40235" calcext:value-type="float">
            <text:p>340235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535633181804583" calcext:value-type="float">
            <text:p>0.535633181804583</text:p>
          </table:table-cell>
          <table:table-cell office:value-type="float" office:value="0.8" calcext:value-type="float">
            <text:p>0.8</text:p>
          </table:table-cell>
          <table:table-cell office:value-type="float" office:value="0.531216299286702" calcext:value-type="float">
            <text:p>0.5312162992867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nlander(1), lilliputter(1), negerslaven(1), gemengde(2), traditionele(3), lesbisch(1), marron(1), blank(1), bediende(1), metis(1), gay(1), stam(1)</text:p>
          </table:table-cell>
          <table:table-cell office:value-type="string" calcext:value-type="string">
            <text:p>('klop', 1), ('volhard', 1), ('sdo', 1), ('mulo', 1), ('quick', 1), ('velox', 1), ('odi', 1), ('ajax', 1), ('stormvogels', 1), ('kam-', 1), ('tubantia', 1), ('psv', 1), ('hekkensluiter', 1), ('kolonia', 1), ('boys', 1), ('ensch', 1)</text:p>
          </table:table-cell>
          <table:table-cell office:value-type="string" calcext:value-type="string">
            <text:p>klop, volhard, sdo, mulo, quick, velox, odi, ajax, stormvogels, kam-, tubantia, psv, hekkensluiter, kolonia, boys, ensch</text:p>
          </table:table-cell>
          <table:table-cell table:number-columns-repeated="10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36536" calcext:value-type="float">
            <text:p>336536</text:p>
          </table:table-cell>
          <table:table-cell office:value-type="float" office:value="15" calcext:value-type="float">
            <text:p>15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0.95176849119397" calcext:value-type="float">
            <text:p>0.95176849119397</text:p>
          </table:table-cell>
          <table:table-cell office:value-type="float" office:value="0.8" calcext:value-type="float">
            <text:p>0.8</text:p>
          </table:table-cell>
          <table:table-cell office:value-type="float" office:value="0.531216299286702" calcext:value-type="float">
            <text:p>0.531216299286702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heemse(1), slaaf(1), marron(1), moor(1), traditioneel(2), indo-europeaan(1), kaukasisch(1), queer(1), achtergrond(1), inlander(1), moslim(1), inheems(1), aziatisch(1), dwerg(1)</text:p>
          </table:table-cell>
          <table:table-cell office:value-type="string" calcext:value-type="string">
            <text:p>('lou', 1), ('nol', 1), ('cdi', 1), ('tp', 1), ('nni', 1), ('nra', 1), ("h'i", 1), ('ulier', 1), ('ttt', 1), ('uir', 1), ('k-t', 1), ('bs-', 1), (".'an", 1), ('inu', 1), ('itei', 1)</text:p>
          </table:table-cell>
          <table:table-cell office:value-type="string" calcext:value-type="string">
            <text:p>lou, nol, cdi, tp, nni, nra, h'i, ulier, ttt, uir, k-t, bs-, .'an, inu, itei</text:p>
          </table:table-cell>
          <table:table-cell table:number-columns-repeated="10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40170" calcext:value-type="float">
            <text:p>340170</text:p>
          </table:table-cell>
          <table:table-cell office:value-type="float" office:value="49" calcext:value-type="float">
            <text:p>49</text:p>
          </table:table-cell>
          <table:table-cell office:value-type="float" office:value="0.183673469387755" calcext:value-type="float">
            <text:p>0.183673469387755</text:p>
          </table:table-cell>
          <table:table-cell office:value-type="float" office:value="0.553090996899802" calcext:value-type="float">
            <text:p>0.553090996899802</text:p>
          </table:table-cell>
          <table:table-cell office:value-type="float" office:value="0.775510204081633" calcext:value-type="float">
            <text:p>0.775510204081633</text:p>
          </table:table-cell>
          <table:table-cell office:value-type="float" office:value="0.536591358300309" calcext:value-type="float">
            <text:p>0.536591358300309</text:p>
          </table:table-cell>
          <table:table-cell office:value-type="float" office:value="0.0408163265306122" calcext:value-type="float">
            <text:p>0.0408163265306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ven(1), gemengd(1), muzelmannen(1), berber(1), achtergrond(3), historisch(1), aziatisch(5), mengras(1), inheems(3), indo-europeaan(4), stamboek(1), slaaf(2), medicijnman(1), indo-europeaans(1), aziatische(1), knecht(1), hottentot(1), inuit(1), indiaan(1), inheemschen(1), indische(1), kokkie(1), marron(1), traditionele(2), marrons(1), negers(1), inheemse(1), bediende(1), mongool(1), lilliputters(1), kaukasisch(1), inboorling(1), traditioneel(1), kaffers(1), tovenaar(1), westers(1)</text:p>
          </table:table-cell>
          <table:table-cell office:value-type="string" calcext:value-type="string">
            <text:p>('storten', 11), ('winst', 10), ('kapitaal', 13), ('nihil', 2), ('onv', 1), ('restant', 1), ('aflossing', 1), ('rente', 3), ('hypothecair', 1), ('onverdeeld', 1), ('overboeking', 1), ('aandeelhouder', 2), ('boeken', 1), ('afschrijving', 1), ('saldo', 1), ('gld', 1), ('uitstaan', 1), ('debiteur', 1)</text:p>
          </table:table-cell>
          <table:table-cell office:value-type="string" calcext:value-type="string">
            <text:p>storten, winst, kapitaal, nihil, onv, restant, aflossing, rente, hypothecair, onverdeeld, overboeking, aandeelhouder, boeken, afschrijving, saldo, gld, uitstaan, debiteur</text:p>
          </table:table-cell>
          <table:table-cell table:number-columns-repeated="101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41042" calcext:value-type="float">
            <text:p>341042</text:p>
          </table:table-cell>
          <table:table-cell office:value-type="float" office:value="36" calcext:value-type="float">
            <text:p>3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333171894691453" calcext:value-type="float">
            <text:p>0.333171894691453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43149209856512" calcext:value-type="float">
            <text:p>0.5431492098565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egerslaven(1), ras(2), historisch(2), moslim(1), ontdekken(1), indo(1), gekleurd(1), indo-europeaan(2), mulat(1), kwinti(1), marron(4), kaffers(1), aziatisch(2), dwerg(1), neger(1), handicap(1), volbloed(1), lesbisch(1), traditionele(1), homo(1), negerrijk(1), gay(1), dwerggroei(1), inheems(1), berber(1), inuit(1), roots'(1), mongool(1), traditioneel(1)</text:p>
          </table:table-cell>
          <table:table-cell office:value-type="string" calcext:value-type="string">
            <text:p>('iel', 4), ('beat', 2), ('nuu', 1), ('billen', 1), ('ilan', 1), ('too', 3), ('artn', 1), ('to*n', 1), ('oudo', 2), ('har', 2), ('maaj', 1), ('.kon', 1), ('hl', 1), ('thaaa', 1), ('oug', 1), ('oat', 3), ('iiju', 1), ('ia', 1), ('aaea', 1), ('borat', 1), ('kamara', 1), ('dod', 1), ('.al', 1), ('kea', 1), ('fea', 1), ('nippen', 1), ('sat', 1)</text:p>
          </table:table-cell>
          <table:table-cell office:value-type="string" calcext:value-type="string">
            <text:p>iel, beat, nuu, billen, ilan, too, artn, to*n, oudo, har, maaj, .kon, hl, thaaa, oug, oat, iiju, ia, aaea, borat, kamara, dod, .al, kea, fea, nippen, sat</text:p>
          </table:table-cell>
          <table:table-cell table:number-columns-repeated="10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40104" calcext:value-type="float">
            <text:p>340104</text:p>
          </table:table-cell>
          <table:table-cell office:value-type="float" office:value="36" calcext:value-type="float">
            <text:p>36</text:p>
          </table:table-cell>
          <table:table-cell office:value-type="float" office:value="0.194444444444444" calcext:value-type="float">
            <text:p>0.194444444444444</text:p>
          </table:table-cell>
          <table:table-cell office:value-type="float" office:value="0.496538415490966" calcext:value-type="float">
            <text:p>0.49653841549096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43149209856512" calcext:value-type="float">
            <text:p>0.543149209856512</text:p>
          </table:table-cell>
          <table:table-cell office:value-type="float" office:value="0.0277777777777778" calcext:value-type="float">
            <text:p>0.0277777777777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lfbloed(1), koelies(1), inheemsche(2), indo-europeaan(4), aziatisch(5), moslim(2), aboriginal(1), inboorling(1), moslims(1), volbloed(2), achtergrond(2), ras(2), knecht(1), inlandsche(1), kaffer(1), inheems(2), negerrijk(1), slaaf(1), wild(1), indisch(1), aziatische(1), gekleurd(1), zigeuner(1)</text:p>
          </table:table-cell>
          <table:table-cell office:value-type="string" calcext:value-type="string">
            <text:p>('koloniaal', 23), ('patent', 3), ('lnd', 1), ('n.-i.', 1), ('ind.', 5), ('gruyter', 1), ('n.-i', 1), ('tramweg-maat', 1)</text:p>
          </table:table-cell>
          <table:table-cell office:value-type="string" calcext:value-type="string">
            <text:p>koloniaal, patent, lnd, n.-i., ind., gruyter, n.-i, tramweg-maat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1917" calcext:value-type="float">
            <text:p>341917</text:p>
          </table:table-cell>
          <table:table-cell office:value-type="float" office:value="36" calcext:value-type="float">
            <text:p>3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6719313934032" calcext:value-type="float">
            <text:p>0.666719313934032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43149209856512" calcext:value-type="float">
            <text:p>0.543149209856512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heems(1), afgod(1), indisch(1), inlander(2), dwerggroei(1), achtergrond(2), traditionele(3), historisch(4), negerslaven(1), indiaan(1), moslim(1), boesman(2), halfbloed(1), lilliputter(1), indo-europeaan(3), indische(2), moor(1), marron(1), gemengd(1), aziatisch(1), koelied(1), aapman(1), inlanders(1), dwerg(1), barbaren(1)</text:p>
          </table:table-cell>
          <table:table-cell office:value-type="string" calcext:value-type="string">
            <text:p>('bankier', 4), ('makelaar', 3), ('geneeskunde', 3), ('uitreiken', 2), ('meentebestuur', 1), ('firma', 9), ('uloschool', 1), ('onderwjj', 1), ('wiskunde', 2), ('middelbaar', 3), ('wijzer', 2), ('leeraren', 1), ('commissionair', 1), ('coupeus', 1), ('hand-', 1), ('assistente', 1), ('telegraafkantoor', 1)</text:p>
          </table:table-cell>
          <table:table-cell office:value-type="string" calcext:value-type="string">
            <text:p>bankier, makelaar, geneeskunde, uitreiken, meentebestuur, firma, uloschool, onderwjj, wiskunde, middelbaar, wijzer, leeraren, commissionair, coupeus, hand-, assistente, telegraafkantoor</text:p>
          </table:table-cell>
          <table:table-cell table:number-columns-repeated="101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340621" calcext:value-type="float">
            <text:p>340621</text:p>
          </table:table-cell>
          <table:table-cell office:value-type="float" office:value="19" calcext:value-type="float">
            <text:p>19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887057068040038" calcext:value-type="float">
            <text:p>0.887057068040038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543855465816496" calcext:value-type="float">
            <text:p>0.543855465816496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heems(3), berber(2), dwerggroei(1), historisch(2), gemengd(1), historische(1), medicijnman(1), indiaan(1), afgod(1), zigeuner(1), indo-europeaan(1), ontdekken(1), metis(1), koelie(1), achtergrond(1)</text:p>
          </table:table-cell>
          <table:table-cell office:value-type="string" calcext:value-type="string">
            <text:p>('kart', 1), ('mann', 1), ('stadt', 2), ('aus', 2), ('wellen', 3), ('garten', 1), ('wende', 1), ('kam', 1), ('sol', 1), ('sage', 2), ('liber', 1), ('frau', 1), ('hoch', 1), ('kinder', 1), ('wald', 1), ('dankbar', 1)</text:p>
          </table:table-cell>
          <table:table-cell office:value-type="string" calcext:value-type="string">
            <text:p>kart, mann, stadt, aus, wellen, garten, wende, kam, sol, sage, liber, frau, hoch, kinder, wald, dankbar</text:p>
          </table:table-cell>
          <table:table-cell table:number-columns-repeated="10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1642" calcext:value-type="float">
            <text:p>341642</text:p>
          </table:table-cell>
          <table:table-cell office:value-type="float" office:value="595" calcext:value-type="float">
            <text:p>595</text:p>
          </table:table-cell>
          <table:table-cell office:value-type="float" office:value="0.189915966386555" calcext:value-type="float">
            <text:p>0.189915966386555</text:p>
          </table:table-cell>
          <table:table-cell office:value-type="float" office:value="0.34724349101609" calcext:value-type="float">
            <text:p>0.34724349101609</text:p>
          </table:table-cell>
          <table:table-cell office:value-type="float" office:value="0.768067226890756" calcext:value-type="float">
            <text:p>0.768067226890756</text:p>
          </table:table-cell>
          <table:table-cell office:value-type="float" office:value="0.544285293050373" calcext:value-type="float">
            <text:p>0.544285293050373</text:p>
          </table:table-cell>
          <table:table-cell office:value-type="float" office:value="0.0420168067226891" calcext:value-type="float">
            <text:p>0.04201680672268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arbaar(2), gemengd(17), barbaren(8), grootst(1), aboriginal(1), historisch(26), handicap(3), bediende(4), dwerggroei(13), marron(19), dwergen(1), koppensneller(2), inheems(20), aziatisch(35), eskimo's(3), mulat(5), afgod(5), indo-europeaan(30), moslim(25), wereldhistorische(1), traditioneel(8), koelies(2), mesties(3), page(5), inuit(4), muzelman(4), transport(1), mengras(2), mongool(6), afkomst(5), boesman(3), lesbische(1), achtergrond(43), traditionele(22), voorhistorische(1), ontdekken(7), islamiet(6), halfbloed(4), zigeuners(3), baboe(5), blank(4), moslims(6), indische(2), negervrees(1), zigeuner(6), kaffer(4), slaaf(4), indo(3), negerslaven(6), christelijkhistorischen(1), misvormden(5), rassen(1), hottentot(4), volbloed(1), inlander(2), barbarlje(1), koelie(5), primitief(4), negerrijk(3), medicijnman(1), homo(5), inheemsche(5), negercultuur(5), knecht(5), negerjongen(1), slaven(5), neger(4), berber(4), lesbisch(2), zwartje(4), inboorlingen(2), wilde(2), koppensnellers(1), moslimsche(2), bosnegers(1), indiaan(5), historische(5), inboorling(2), kaukasisch(3), stam(4), volksstam(1), muzelmannen(2), inheems'che(2), hottentotten(2), marrons(3), barbaar'sche(1), wild(5), kokkie(5), slavenhandel(1), stamgenooten(1), gekleurd(5), tovenaar(3), kaffers(1), berbers(1), gemengde(1), dwerg(5), bedienden(1), muzelmansche(1), inheemschen(3), moor(3), queer(2), en'marron(1), indisch(2), exotisch(4), winkelknechten(1), inlandsche(2), mongoolse(1), lilliputter(3), onbeschaafd(2), inheemse(1), bosneger(1), traditionele'(1), exotische(1), pygmee(4), dwergjes(1), moslimcultuur(1), eskimo(1), wereldmoord(1), aziatische(5), indischen(1), grootste(1), moslimsohe(1), stamhoofd(1), lilliputters(1), jakarta(2), bataviasche(1), barbaarsche(1), birma(1), slavenschip(1), aapman(1), historischen(1), gekleurde(2), volbloedras(1), afstammelingen(1), gay(1), negerrestaurant(1), muzelman'(1), zimbabwe(1), roots'(1), meesterknecht(1), allochtoon(1), metis(1), zigeunermuziek(1)</text:p>
          </table:table-cell>
          <table:table-cell office:value-type="string" calcext:value-type="string">
            <text:p>('tijd', 210), ('lang', 67), ('langen', 10), ('zeker', 14), ('kort', 82), ('denzelfd', 17), ('verlof', 7), ('wegena', 1), ('paar', 79), ('openen', 45), ('naderhand', 3), ('punt', 46), ('loop', 32), ('eenigen', 10), ('verscheiden', 25), ('voorafgaan', 6), ('nst', 2), ('donzelfd', 1), ('tgd', 4), ('ettelijke', 3), ('eerste-', 2), ('langoor', 1), ('dezelfde', 1), ('tljds', 1), ('verlot', 1), ('geruim', 4), ('verlopen', 4), ('tijdl', 1), ('laad', 1), ('verloopen', 2), ('enige', 1), ('verloftijd', 1), ('aoht', 1), ('meerendeel', 7), ('sinda', 1), ('laatst', 3), ('tjjd', 2), ('trjd', 1), ('nadien', 2), ('eenigeu', 1), ('vasten', 3), ('tyd', 2), ('iaatst', 1), ('langst', 1), ('dienzelfd', 2), ('terzelfder', 1), ('denzelfden', 3), ('tfld', 1), ('t\\jd', 1), ('-waar', 1), ('gelegen', 1), ('vierde', 1), ('eemgen', 1), ('eenjaar', 1), ('tiid', 1), ('zelfder', 1)</text:p>
          </table:table-cell>
          <table:table-cell office:value-type="string" calcext:value-type="string">
            <text:p>tijd, lang, langen, zeker, kort, denzelfd, verlof, wegena, paar, openen, naderhand, punt, loop, eenigen, verscheiden, voorafgaan, nst, donzelfd, tgd, ettelijke, eerste-, langoor, dezelfde, tljds, verlot, geruim, verlopen, tijdl, laad, verloopen, enige, verloftijd, aoht, meerendeel, sinda, laatst, tjjd, trjd, nadien, eenigeu, vasten, tyd, iaatst, langst, dienzelfd, terzelfder, denzelfden, tfld, t\jd, -waar, gelegen, vierde, eemgen, eenjaar, tiid, zelfder</text:p>
          </table:table-cell>
          <table:table-cell table:number-columns-repeated="10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41062" calcext:value-type="float">
            <text:p>341062</text:p>
          </table:table-cell>
          <table:table-cell office:value-type="float" office:value="70" calcext:value-type="float">
            <text:p>70</text:p>
          </table:table-cell>
          <table:table-cell office:value-type="float" office:value="0.185714285714286" calcext:value-type="float">
            <text:p>0.185714285714286</text:p>
          </table:table-cell>
          <table:table-cell office:value-type="float" office:value="0.525069312518761" calcext:value-type="float">
            <text:p>0.525069312518761</text:p>
          </table:table-cell>
          <table:table-cell office:value-type="float" office:value="0.771428571428571" calcext:value-type="float">
            <text:p>0.771428571428571</text:p>
          </table:table-cell>
          <table:table-cell office:value-type="float" office:value="0.547300103201927" calcext:value-type="float">
            <text:p>0.547300103201927</text:p>
          </table:table-cell>
          <table:table-cell office:value-type="float" office:value="0.0428571428571429" calcext:value-type="float">
            <text:p>0.0428571428571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onbeschaafd(2), marron(4), slavenschip(3), achtergrond(9), eskimo's(2), traditionele(3), boesman(1), eskimo(2), knecht(2), bediende(3), bosneger(2), indo-europeaan(2), slaaf(1), afgod(1), inlandsche(2), aziatisch(1), wilde(1), koppensneller(1), barbarlje(1), barbaren(1), inuit(1), verraste(1), ontdekken(2), mongoolsohc(1), inheemsche(1), mesties(1), page(2), gemengd(2), westers(1), aapman(1), berber(1), inboorling(2), koelied(1), slaven(1), barbaar(1), negerslaven(1), zigeuners(1), halfbloed(1), indische(1), queer(1), indisch(1), stam(1)</text:p>
          </table:table-cell>
          <table:table-cell office:value-type="string" calcext:value-type="string">
            <text:p>('dobberen', 2), ('vuurtoren', 1), ('zinken', 6), ('boot', 16), ('binnenkomen', 4), ('gezagvoerder', 3), ('bemanning', 13), ('meren', 2), ('bakenen', 2), ('lossen', 9), ('veerboot', 1), ('sleep', 1), ('nansen', 2), ('zeegat', 2), ('proefvaart', 1), ('zeilvaartuig', 1), ('overtocht', 1), ('scheepsjongen', 1), ('ronddrijven', 1), ('baken', 1), ('charente', 1), ('bevoer', 1), ('pier', 1), ('boorden', 2)</text:p>
          </table:table-cell>
          <table:table-cell office:value-type="string" calcext:value-type="string">
            <text:p>dobberen, vuurtoren, zinken, boot, binnenkomen, gezagvoerder, bemanning, meren, bakenen, lossen, veerboot, sleep, nansen, zeegat, proefvaart, zeilvaartuig, overtocht, scheepsjongen, ronddrijven, baken, charente, bevoer, pier, boorden</text:p>
          </table:table-cell>
          <table:table-cell table:number-columns-repeated="101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39984" calcext:value-type="float">
            <text:p>339984</text:p>
          </table:table-cell>
          <table:table-cell office:value-type="float" office:value="23" calcext:value-type="float">
            <text:p>23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41560995873047" calcext:value-type="float">
            <text:p>0.41560995873047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54530284260152" calcext:value-type="float">
            <text:p>0.55453028426015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ank(1), indiaan(1), inheems(2), gemengd(2), aziatisch(1), dwerggroei(3), historisch(1), metis(1), achtergrond(2), marron(2), kwinti(1), marrons(1), misvormden(2), eskimo's(1), inlander(1), wilde(1)</text:p>
          </table:table-cell>
          <table:table-cell office:value-type="string" calcext:value-type="string">
            <text:p>('schinkel', 1), ('warande', 1), ('stationsweg', 1), ('hoek', 14), ('kleiweg', 3), ('dordtschen', 1), ('hoofdstraat', 1), ('dwarsstraat', 1)</text:p>
          </table:table-cell>
          <table:table-cell office:value-type="string" calcext:value-type="string">
            <text:p>schinkel, warande, stationsweg, hoek, kleiweg, dordtschen, hoofdstraat, dwarsstraat</text:p>
          </table:table-cell>
          <table:table-cell table:number-columns-repeated="101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42022" calcext:value-type="float">
            <text:p>342022</text:p>
          </table:table-cell>
          <table:table-cell office:value-type="float" office:value="23" calcext:value-type="float">
            <text:p>23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41560995873047" calcext:value-type="float">
            <text:p>0.41560995873047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54530284260152" calcext:value-type="float">
            <text:p>0.55453028426015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zelman(1), mesties(1), achtergrond(3), kokkie(1), berber(1), gemengd(1), aziatisch(2), barbaren(1), negers(1), queer(1), indische(1), islamiet(1), westers(1), marron(2), traditionele(2), inheems(2), volbloed(1)</text:p>
          </table:table-cell>
          <table:table-cell office:value-type="string" calcext:value-type="string">
            <text:p>('triomphe', 1), ('dieu', 5), ('content', 1), ('pari', 5), ('camp', 1), ('chapeau', 1), ('internationale', 1), ('tour', 1), ('kue', 1), ('mie', 1), ('sant', 2), ('nord', 1), ('cavalier', 1), ('passant', 1)</text:p>
          </table:table-cell>
          <table:table-cell office:value-type="string" calcext:value-type="string">
            <text:p>triomphe, dieu, content, pari, camp, chapeau, internationale, tour, kue, mie, sant, nord, cavalier, passant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1439" calcext:value-type="float">
            <text:p>341439</text:p>
          </table:table-cell>
          <table:table-cell office:value-type="float" office:value="23" calcext:value-type="float">
            <text:p>23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629018598926784" calcext:value-type="float">
            <text:p>0.629018598926784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54530284260152" calcext:value-type="float">
            <text:p>0.554530284260152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or(1), bosneger(1), marron(2), gemengd(3), inlandsche(1), handicap(3), traditionele(1), indo-europeaan(1), ontdekken(1), knecht(1), roots(2), homo(1), zwartje(1), volbloed(1), achtergrond(1), stam(1), hottentotten(1)</text:p>
          </table:table-cell>
          <table:table-cell office:value-type="string" calcext:value-type="string">
            <text:p>('berghuis', 1), ('dyk', 2), ('faber', 3), ('zylstra', 1), ('tenkink', 1), ('maaskant', 1), ('kersten', 2), ('overstaan', 1), ('kalter', 1), ('nijland', 2), ('drijver', 1), ('jurrema', 1), ('meier', 1), ('sma', 1), ('nije', 1), ('douwes', 2), ('ebbinge', 1), ('flim', 1)</text:p>
          </table:table-cell>
          <table:table-cell office:value-type="string" calcext:value-type="string">
            <text:p>berghuis, dyk, faber, zylstra, tenkink, maaskant, kersten, overstaan, kalter, nijland, drijver, jurrema, meier, sma, nije, douwes, ebbinge, flim</text:p>
          </table:table-cell>
          <table:table-cell table:number-columns-repeated="101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40704" calcext:value-type="float">
            <text:p>340704</text:p>
          </table:table-cell>
          <table:table-cell office:value-type="float" office:value="23" calcext:value-type="float">
            <text:p>23</text:p>
          </table:table-cell>
          <table:table-cell office:value-type="float" office:value="0.173913043478261" calcext:value-type="float">
            <text:p>0.173913043478261</text:p>
          </table:table-cell>
          <table:table-cell office:value-type="float" office:value="0.629018598926784" calcext:value-type="float">
            <text:p>0.629018598926784</text:p>
          </table:table-cell>
          <table:table-cell office:value-type="float" office:value="0.782608695652174" calcext:value-type="float">
            <text:p>0.782608695652174</text:p>
          </table:table-cell>
          <table:table-cell office:value-type="float" office:value="0.554530284260152" calcext:value-type="float">
            <text:p>0.554530284260152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mengd(2), marron(2), queer(1), barbaren(1), slavenschip(1), zwartje(2), mulat(1), bosneger(1), achtergrond(2), kokkie(1), kaukasisch(1), dwergen(1), ras(1), historisch(2), indo-europeaan(1), inheems(1), homo(1), gekleurd(1)</text:p>
          </table:table-cell>
          <table:table-cell office:value-type="string" calcext:value-type="string">
            <text:p>('regentes', 6), ('mina', 5), ('nederlanden', 1), ('konin-', 1), ('novellist', 2), ('bergson', 1), ('toontje', 1), ('chesterton', 1), ('h.m', 1), ('joop', 2), ('koningin-moeder', 1), ('virchow', 1), ('tijs', 1)</text:p>
          </table:table-cell>
          <table:table-cell office:value-type="string" calcext:value-type="string">
            <text:p>regentes, mina, nederlanden, konin-, novellist, bergson, toontje, chesterton, h.m, joop, koningin-moeder, virchow, tijs</text:p>
          </table:table-cell>
          <table:table-cell table:number-columns-repeated="101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1571" calcext:value-type="float">
            <text:p>341571</text:p>
          </table:table-cell>
          <table:table-cell office:value-type="float" office:value="108" calcext:value-type="float">
            <text:p>108</text:p>
          </table:table-cell>
          <table:table-cell office:value-type="float" office:value="0.138888888888889" calcext:value-type="float">
            <text:p>0.138888888888889</text:p>
          </table:table-cell>
          <table:table-cell office:value-type="float" office:value="0.908733010641284" calcext:value-type="float">
            <text:p>0.908733010641284</text:p>
          </table:table-cell>
          <table:table-cell office:value-type="float" office:value="0.768518518518518" calcext:value-type="float">
            <text:p>0.768518518518518</text:p>
          </table:table-cell>
          <table:table-cell office:value-type="float" office:value="0.558095826682646" calcext:value-type="float">
            <text:p>0.558095826682646</text:p>
          </table:table-cell>
          <table:table-cell office:value-type="float" office:value="0.0925925925925926" calcext:value-type="float">
            <text:p>0.09259259259259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emengd(6), inheems(5), achtergrond(7), indo-europeaan(5), misvormden(1), blank(3), inlander(3), aziatisch(3), volbloed(6), hottentotten(3), knecht(1), inheemsch(1), historischen(1), dwerggroei(4), aziatische(3), mengras(1), gekleurde(1), kokkie(1), moslim(3), hottentot(1), inuit(3), islamiet(1), mesties(2), zigeuner(1), slaaf(2), zwartje(1), eskimo(2), kaffers(1), zigeuners(1), exotisch(1), gemengde(1), marron(3), homogeen(1), boesman(1), kaukasisch(1), traditionele(1), ontdekken(2), afgod(1), mulat(1), stam(1), historisch(1), medicijnmannen(1), lilliputters(1), wild(1), homo(1), indo(1), slavenschip(1), kaffer(1), lilliputter(1), roots'(1), roots(1), koppensneller(1), medicijnman(1), afkomst(1), tovenaar(1), wilde(1), mongoolse(1), traditioneel(1), bediende(1), mongoolsche(1), muzelman(1)</text:p>
          </table:table-cell>
          <table:table-cell office:value-type="string" calcext:value-type="string">
            <text:p>('vee', 28), ('schaap', 11), ('stier', 2), ('rund', 3), ('stug', 3), ('jaarmarkt', 1), ('lam', 7), ('os', 6), ('mager', 7), ('kalf', 2), ('ezel', 2), ('varkens', 2), ('drachtig', 2), ('fokkalveren', 1), ('big', 4), ('koe', 8), ('hokkeling', 1), ('nuchter', 2), ('bok', 3), ('slacht', 2), ('geit', 5), ('zouter', 1), ('varken', 6), ('hoornvee', 1), ('fok-', 3), ('slachten', 3), ('bokken', 3), ('pink', 1), ('eiermarkt', 1), ('ooilam', 1), ('vleeschmarkt', 1), ('veulen', 1), ('slachtvee', 1), ('vetten', 1), ('zeug', 1), ('gras-', 1), ('lammeren', 1), ('veesoort', 1)</text:p>
          </table:table-cell>
          <table:table-cell office:value-type="string" calcext:value-type="string">
            <text:p>vee, schaap, stier, rund, stug, jaarmarkt, lam, os, mager, kalf, ezel, varkens, drachtig, fokkalveren, big, koe, hokkeling, nuchter, bok, slacht, geit, zouter, varken, hoornvee, fok-, slachten, bokken, pink, eiermarkt, ooilam, vleeschmarkt, veulen, slachtvee, vetten, zeug, gras-, lammeren, veesoort</text:p>
          </table:table-cell>
          <table:table-cell table:number-columns-repeated="101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40607" calcext:value-type="float">
            <text:p>340607</text:p>
          </table:table-cell>
          <table:table-cell office:value-type="float" office:value="61" calcext:value-type="float">
            <text:p>61</text:p>
          </table:table-cell>
          <table:table-cell office:value-type="float" office:value="0.19672131147541" calcext:value-type="float">
            <text:p>0.19672131147541</text:p>
          </table:table-cell>
          <table:table-cell office:value-type="float" office:value="0.441850426802856" calcext:value-type="float">
            <text:p>0.441850426802856</text:p>
          </table:table-cell>
          <table:table-cell office:value-type="float" office:value="0.770491803278688" calcext:value-type="float">
            <text:p>0.770491803278688</text:p>
          </table:table-cell>
          <table:table-cell office:value-type="float" office:value="0.560045203519641" calcext:value-type="float">
            <text:p>0.560045203519641</text:p>
          </table:table-cell>
          <table:table-cell office:value-type="float" office:value="0.0327868852459016" calcext:value-type="float">
            <text:p>0.0327868852459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arbaar(2), stam(2), marron(2), blank(1), bosneger(1), traditionele(2), ras(2), aapman(1), misvormden(1), tovenaar(1), inuit(1), pygmee(1), gemengd(6), achtergrond(4), moslim(3), indo-europeaan(3), historisch(2), inheems(4), dwerggroei(1), berber(1), slaven(1), aziatische(1), eskimo's(2), lilliputter(2), koelie(1), zigeuner(1), lilliputters(1), hottentotten(1), slaaf(1), primitief(1), muzelmansch(1), aziatisch(1), homo(1), wilde(1), bediende(1), kaukasisch(1), dwerg(2)</text:p>
          </table:table-cell>
          <table:table-cell office:value-type="string" calcext:value-type="string">
            <text:p>('grof', 9), ('ui', 6), ('reus', 11), ('kriel', 1), ('kin', 8), ('kardoes', 1), ('bos', 11), ('kool', 7), ('biet', 3), ('boon', 5), ('bonken', 1), ('nep', 1), ('savoye', 1), ('doperwten', 1)</text:p>
          </table:table-cell>
          <table:table-cell office:value-type="string" calcext:value-type="string">
            <text:p>grof, ui, reus, kriel, kin, kardoes, bos, kool, biet, boon, bonken, nep, savoye, doperwten</text:p>
          </table:table-cell>
          <table:table-cell table:number-columns-repeated="101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1773" calcext:value-type="float">
            <text:p>341773</text:p>
          </table:table-cell>
          <table:table-cell office:value-type="float" office:value="507" calcext:value-type="float">
            <text:p>507</text:p>
          </table:table-cell>
          <table:table-cell office:value-type="float" office:value="0.183431952662722" calcext:value-type="float">
            <text:p>0.183431952662722</text:p>
          </table:table-cell>
          <table:table-cell office:value-type="float" office:value="0.508027174038488" calcext:value-type="float">
            <text:p>0.508027174038488</text:p>
          </table:table-cell>
          <table:table-cell office:value-type="float" office:value="0.767258382642998" calcext:value-type="float">
            <text:p>0.767258382642998</text:p>
          </table:table-cell>
          <table:table-cell office:value-type="float" office:value="0.561571162943806" calcext:value-type="float">
            <text:p>0.561571162943806</text:p>
          </table:table-cell>
          <table:table-cell office:value-type="float" office:value="0.0493096646942801" calcext:value-type="float">
            <text:p>0.049309664694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ziatisch(27), metis(2), grootst(1), traditionele(24), mesties(4), moslim(26), aboriginal(2), historisch(16), bediende(3), dwergen(1), inheems(17), achtergrond(35), indo-europeaan(18), dwerg(8), wereldhistorische(1), mongool(6), baboe(5), gemengd(15), kaukasisch(5), etniciteit(1), hottentot(2), blank(13), eskimo's(4), praehistorische(1), slaven(6), page(5), koelie(5), koppensneller(3), zigeuner(6), marron(15), moord(1), moslims(5), galeislaven(1), muzelman(2), indo-europeaans(1), jachtwild(1), homo(5), slavenschip(1), rassen(1), neger(2), negercultuur(3), koppensnellers(2), berber(4), dwerggroei(10), slaaf(4), medicijnman(7), blanke(1), kaffer(4), bosnegers(1), misvormden(4), volbloed(3), onbeschaafdheid(1), afkomst(4), mulat(7), kokkie(4), zwartje(4), batavia(1), bosneger(2), aapman(2), marrons(3), zigeunermuziek(2), tovenaar(4), inboorling(3), groothistorische(1), slavenhandel(1), pygmee(5), primitief(4), knecht(5), berberoorlog(1), inboorlingen(1), mongoolsche(1), gekleurd(3), exotisch(4), negerslaven(5), indo(3), barbaren(5), halfbloed(4), ras(4), inlandsche(2), inlanders(1), koelied(1), zimbabwecultuur(1), moor(2), inuit(1), winkelknechten(1), negerrijk(1), traditioneel(4), barbaarschheid(1), berbers(1), islamiet(2), inheemse(3), ontdekken(5), indisch(2), indiaan(3), negers(1), inheemsch(1), onbeschaafd(4), hottentotten(2), koelies(2), traditionele'(1), eskimo(3), barbaar(2), historische(2), inheemsche(1), stam(2), indischen(1), stamhoofd(1), volbloedpaard(1), mengras(1), lilliputter(3), birma(1), aziatische(2), knechts(1), wild(2), handicap(2), roots(2), inlander(1), afgod(2), kaffers(1), wilde(1), gekleurde(1), aziatischen(1), liitlepage(1), afstammelingen(1), moor'en(1), mulatten(1), bedienden(1), queer(1), boesman(1)</text:p>
          </table:table-cell>
          <table:table-cell office:value-type="string" calcext:value-type="string">
            <text:p>('omhangen', 1), ('staan', 292), ('hinken', 2), ('rennen', 12), ('verdrinken', 7), ('redden', 28), ('verhevenheid', 2), ('overblijfsel', 13), ('gestyleeren', 1), ('embleem', 2), ('betreden', 7), ('gereed', 7), ('buurman', 2), ('smaakvol', 2), ('afsteken', 7), ('decoratie', 1), ('torenklok', 1), ('doorkruisen', 3), ('vlag', 13), ('galop', 2), ('tronen', 3), ('klok', 2), ('redder', 3), ('versiering', 5), ('terugweg', 4), ('wapperen', 6), ('tooien', 8), ('hierhe', 2), ('stoffeering', 1), ('loopen', 16), ('versieren', 18), ('nederzetten', 1), ('redding', 6), ('bollenveld', 1), ('uitsteken', 4), ('voetstap', 2), ('bloemwerk', 1), ('pyramiden', 1), ('landschap', 7), ('modelleren', 1), ('verongelukken', 2), ('voorbijganger', 1), ('geleider', 1), ('onveilig', 2), ('volksdracht', 2), ('oord', 4), ('schichtig', 2), ('vooraan', 3), ('omgekomenen', 1), ('medevoeren', 1), ('mummie', 1), ('flankeren', 3), ('hol', 7), ('prijken', 3), ('woestijn', 7), ('achteraan', 1), ('uithangen', 1), ('vlaggen', 1), ('jachten', 1), ('afbrengen', 1), ('regelrecht', 1), ('gereedheid', 1), ('stadsplein', 1), ('illuminatie', 1), ('dakloos', 1), ('driekleur', 1), ('hollen', 1), ('sieren', 2), ('onderweg', 3), ('grot', 1), ('jaartal', 1), ('zittend', 1), ('venetiaansch', 1), ('ophalen', 1), ('gobelin', 1), ('relief', 1), ('galopperen', 1), ('alarm', 2), ('draven', 2), ('bouwval', 1), ('bengaalsch', 1), ('toevluchtsoord', 2), ('stilstaan', 1), ('polychromeren', 2), ('minaret', 1), ('pagode', 1), ('kinderlij', 1), ('alarmeeren', 1)</text:p>
          </table:table-cell>
          <table:table-cell office:value-type="string" calcext:value-type="string">
            <text:p>omhangen, staan, hinken, rennen, verdrinken, redden, verhevenheid, overblijfsel, gestyleeren, embleem, betreden, gereed, buurman, smaakvol, afsteken, decoratie, torenklok, doorkruisen, vlag, galop, tronen, klok, redder, versiering, terugweg, wapperen, tooien, hierhe, stoffeering, loopen, versieren, nederzetten, redding, bollenveld, uitsteken, voetstap, bloemwerk, pyramiden, landschap, modelleren, verongelukken, voorbijganger, geleider, onveilig, volksdracht, oord, schichtig, vooraan, omgekomenen, medevoeren, mummie, flankeren, hol, prijken, woestijn, achteraan, uithangen, vlaggen, jachten, afbrengen, regelrecht, gereedheid, stadsplein, illuminatie, dakloos, driekleur, hollen, sieren, onderweg, grot, jaartal, zittend, venetiaansch, ophalen, gobelin, relief, galopperen, alarm, draven, bouwval, bengaalsch, toevluchtsoord, stilstaan, polychromeren, minaret, pagode, kinderlij, alarmeeren</text:p>
          </table:table-cell>
          <table:table-cell table:number-columns-repeated="10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41462" calcext:value-type="float">
            <text:p>341462</text:p>
          </table:table-cell>
          <table:table-cell office:value-type="float" office:value="232" calcext:value-type="float">
            <text:p>232</text:p>
          </table:table-cell>
          <table:table-cell office:value-type="float" office:value="0.198275862068966" calcext:value-type="float">
            <text:p>0.198275862068966</text:p>
          </table:table-cell>
          <table:table-cell office:value-type="float" office:value="0.298103297778255" calcext:value-type="float">
            <text:p>0.298103297778255</text:p>
          </table:table-cell>
          <table:table-cell office:value-type="float" office:value="0.767241379310345" calcext:value-type="float">
            <text:p>0.767241379310345</text:p>
          </table:table-cell>
          <table:table-cell office:value-type="float" office:value="0.561624890093127" calcext:value-type="float">
            <text:p>0.561624890093127</text:p>
          </table:table-cell>
          <table:table-cell office:value-type="float" office:value="0.0344827586206897" calcext:value-type="float">
            <text:p>0.0344827586206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arbaar(2), achtergrond(13), page(3), kokkie(4), volksstam(1), aziatisch(8), marron(9), indo-europeaan(6), negerslaven(2), kaffers(1), historisch(8), moslims(3), traditioneelen(1), onbeschaafd(3), roots(3), eskimoverhalen(1), inlander(3), zigeuner(4), slaven(2), zigeunermuziek(2), inboorling(2), dwerg(2), traditionele(10), marrons(3), koppensneller(1), afgod(1), moor(3), mengras(2), knecht(3), tovenaar(3), negerin(1), gekleurd(4), dwerggroei(14), aboriginal(1), moslim(3), koelie(3), gemengd(10), inlandsche(1), moslimsche(1), boesman(2), blanke(1), inheemse(2), inlanders(1), inuit(2), traditioneel(3), afkomst(3), eskimobediende(1), inheems(3), voorhistorische(1), pygmee(3), primitief(3), exotische(1), etniciteit(1), zimbabwe(1), bediende(1), inboorlingen(2), lilliputter(2), mesties(3), hottentot(2), zwartje(3), exotisch(3), kaukasisch(1), eskimo(1), islamiet(2), volbloed(2), historischen(1), zigeunerbende(1), jakarta(1), slaaf(2), eskimo's(2), zigeuners(1), medicijnmannen(1), historische(2), aziatischejgeit(2), koppensnellers(2), muzelmansch(1), ras(2), kaffer(1), mongool(1), wild(1), blank(2), queer(1), barbaren(1), indo(1), neger(1), gemengde(1), berber(1), ontdekken(1), misvormden(1), westers(1), indische(1), stam(1), negerrijk(1)</text:p>
          </table:table-cell>
          <table:table-cell office:value-type="string" calcext:value-type="string">
            <text:p>('papier', 20), ('enz.', 69), ('fijn', 26), ('drogen', 15), ('bakje', 3), ('stof', 19), ('roos', 5), ('hybride', 1), ('bak', 6), ('lauw', 3), ('goudhoudenen', 2), ('pot', 5), ('gewasschen', 1), ('etc.', 8), ('vel', 9), ('bus', 2), ('staal', 7), ('strijk', 1), ('drinkbaar', 1), ('palm', 5), ('wasch', 1), ('verhit', 2), ('snijden', 14), ('vloei', 2), ('zelfgemaakt', 1), ('oven', 3), ('hyacinthen', 1), ('smeren', 2), ('halm', 1), ('persen', 1), ('wapens', 1), ('chrysant', 1), ('bleeken', 1), ('inkt', 1), ('bevochtigen', 1), ('badwater', 1), ('orchidee', 1), ('vruchtboom', 2), ('schoenzool', 1), ('reseda', 1), ('acer', 1), ('fyn', 1), ('delfstof', 1), ('krijt', 1), ('palmen', 1), ('fyne', 1), ('poets', 1), ('wegzetten', 1), ('spoelen', 1)</text:p>
          </table:table-cell>
          <table:table-cell office:value-type="string" calcext:value-type="string">
            <text:p>papier, enz., fijn, drogen, bakje, stof, roos, hybride, bak, lauw, goudhoudenen, pot, gewasschen, etc., vel, bus, staal, strijk, drinkbaar, palm, wasch, verhit, snijden, vloei, zelfgemaakt, oven, hyacinthen, smeren, halm, persen, wapens, chrysant, bleeken, inkt, bevochtigen, badwater, orchidee, vruchtboom, schoenzool, reseda, acer, fyn, delfstof, krijt, palmen, fyne, poets, wegzetten, spoelen</text:p>
          </table:table-cell>
          <table:table-cell table:number-columns-repeated="101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40732" calcext:value-type="float">
            <text:p>340732</text:p>
          </table:table-cell>
          <table:table-cell office:value-type="float" office:value="95" calcext:value-type="float">
            <text:p>95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74469809512715" calcext:value-type="float">
            <text:p>0.774469809512715</text:p>
          </table:table-cell>
          <table:table-cell office:value-type="float" office:value="0.768421052631579" calcext:value-type="float">
            <text:p>0.768421052631579</text:p>
          </table:table-cell>
          <table:table-cell office:value-type="float" office:value="0.56217871350553" calcext:value-type="float">
            <text:p>0.56217871350553</text:p>
          </table:table-cell>
          <table:table-cell office:value-type="float" office:value="0.0736842105263158" calcext:value-type="float">
            <text:p>0.0736842105263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rron(13), indo(1), achtergrond(4), gemengde(1), negers(1), slaaf(1), inboorling(1), inheems(3), gemengd(3), gekleurd(2), indo-europeaan(6), moslim(2), inlander(1), traditionele(4), indisch(1), afkomst(2), moslims(1), dwerg(1), inboorlingen(1), aziatisch(2), inlandsche(2), historisch(6), islamiet(1), onbeschaafd(2), kaffer(1), exotisch(1), lilliputters(1), gekleurde(1), roots(1), exotische(1), stam(2), metis'nachts(1), homogeen(1), primitief(2), aziatische(1), baboe(1), traditioneel(1), misvormden(1), zwartje(1), marron'(1), eskimo's(1), pygmee(1), afgodendienst(1), berber(2), queer(1), en'marron(1), volbloedpaard(1), islamieten(1), moord(1), mengras(1), homo(1), barbaarschheid(1), page(1), ras(1)</text:p>
          </table:table-cell>
          <table:table-cell office:value-type="string" calcext:value-type="string">
            <text:p>('nit', 13), ('dlt', 8), ('boor', 1), ('nien', 1), ('/ijn', 1), ('djn', 2), ('woor', 2), ('morren', 2), ('eft', 1), ('ult', 8), ('aen', 3), ('plaateen', 1), ('reen', 2), ('aaien', 1), ('tig', 7), ('wei', 8), ('woa', 1), ('tolg', 1), ('deaen', 1), ('/ij', 1), ('hrt', 2), ('evo', 1), ('htt', 2), ('sal', 2), ('si', 2), ('taj', 1), ('oit', 1), ('steit', 1), ("a's", 1), ('oik', 1), ('belatt', 1), ('btt', 1), ('dtg', 1), ('uic', 1), ('e*-n', 1), ('ld', 1), ('bit', 1), ('oea', 1), ('in-t', 1), ('kij', 1), ('doe', 1), ('uie', 1), ('nikken', 3), ('jie', 1), ('betel', 1), ('otn', 1), ('tiea', 2), ('houwd', 1), ('looien', 1), ('ait', 1), ('ief', 1), ('eaa', 1), ('oader', 1)</text:p>
          </table:table-cell>
          <table:table-cell office:value-type="string" calcext:value-type="string">
            <text:p>nit, dlt, boor, nien, /ijn, djn, woor, morren, eft, ult, aen, plaateen, reen, aaien, tig, wei, woa, tolg, deaen, /ij, hrt, evo, htt, sal, si, taj, oit, steit, a's, oik, belatt, btt, dtg, uic, e*-n, ld, bit, oea, in-t, kij, doe, uie, nikken, jie, betel, otn, tiea, houwd, looien, ait, ief, eaa, oader</text:p>
          </table:table-cell>
          <table:table-cell table:number-columns-repeated="10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0291" calcext:value-type="float">
            <text:p>340291</text:p>
          </table:table-cell>
          <table:table-cell office:value-type="float" office:value="597" calcext:value-type="float">
            <text:p>597</text:p>
          </table:table-cell>
          <table:table-cell office:value-type="float" office:value="0.182579564489112" calcext:value-type="float">
            <text:p>0.182579564489112</text:p>
          </table:table-cell>
          <table:table-cell office:value-type="float" office:value="0.527243114415073" calcext:value-type="float">
            <text:p>0.527243114415073</text:p>
          </table:table-cell>
          <table:table-cell office:value-type="float" office:value="0.767169179229481" calcext:value-type="float">
            <text:p>0.767169179229481</text:p>
          </table:table-cell>
          <table:table-cell office:value-type="float" office:value="0.564805738846021" calcext:value-type="float">
            <text:p>0.564805738846021</text:p>
          </table:table-cell>
          <table:table-cell office:value-type="float" office:value="0.050251256281407" calcext:value-type="float">
            <text:p>0.05025125628140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ots(2), halfbloed(5), achtergrond(40), aziatisch(30), metis(2), grootst(1), traditionele(28), barbaar(10), mesties(4), moslim(21), historisch(31), gemengd(26), dwerggroei(13), dwergen(2), traditioneel(4), afgod(4), zigeunerbende(1), medicijnman(3), neger(3), indo-europeaan(28), inheems(19), kokkie(5), negerslaven(8), mulat(5), hottentot(9), inuit(4), muzelman(6), indiaans(1), marron(14), bediendepmijnneer(1), mongool(2), jokjakarta(1), inheemse(3), kaukasisch(4), islamiet(4), baboe(4), zwartje(7), praehistorische(1), moslims(6), afkomst(8), galeislaven(1), mengras(3), kaffer(2), rassen(2), dwergeu(1), zigeunermuziek(2), slaaf(6), slaven(5), westerse(1), indo-europeaans(1), koelie(4), primitief(2), zimbabwecultuur(1), jachtwild(1), inheemsche(4), onbeschaafd(6), indo(5), slavenschip(6), koppensnellers(2), aziatischejgeit(2), moor(3), blanke(1), exotisch(4), inboorling(2), negercultuur(1), wetshistorische(1), moslimsche(5), bosnegers(1), misvormden(3), koppensneller(4), berber(4), historische(5), zigeuners(1), ras(1), zigeuner(5), eskimoverhalen(1), batavia(1), moortje(1), barbaar'sche(1), barbaren(5), inheemschen(2), tovenaar(2), barbarlje(1), inlanders(1), groothistorische(1), indiaan(4), inheemsebe(1), baboes(1), knecht(3), berberoorlog(1), lesbische(2), zimbabwe(2), eenhistorisch(1), mongoolsche(2), gekleurd(5), berbers(1), kafferhoofdman(1), marrons(2), bedienden(2), wereldhistorische(1), inlandsche(4), aziatische(3), negers(1), bosneger(1), homo(3), wilden(1), inboorlingen(1), afgodendienst(2), blank(4), historischen(1), handicap(1), westers(2), stam(5), muzelmannen(1), mongoolse(2), eskimo(3), ontdekken(5), lilliputter(3), indische(2), traditionele'(1), tovenaars(1), inheemseen(1), dwergjes(1), pygmee(3), indischen(1), hottentotten(1), stamhoofd(1), bediende(2), marron'(1), wild(3), volbloedpaard(1), bataviasche(1), barbaarsche(1), lilliputters(1), birma(1), volkstammen(1), negerrijk(1), inlander(3), inheems'che(1), dienstknechts(1), gay(1), queer(1), dwerg(1), eskimo's(2), dienstknecht(1), page(1), gemengde(1), kaffers(1), boesman(1), stammen(1)</text:p>
          </table:table-cell>
          <table:table-cell office:value-type="string" calcext:value-type="string">
            <text:p>('hetgeen', 40), ('vinden', 223), ('spreker', 44), ('aanstonds', 8), ('willen', 118), ('daarmee', 21), ('persoonlijk', 21), ('wensen', 9), ('overlaten', 5), ('schouwd', 2), ('dusverre', 4), ('sprake', 19), ('waarschijnlijk', 33), ('verlangen', 25), ('wenschen', 16), ('hoogstwaarschijnlijk', 1), ("en'dat", 1), ('vermoedelijk', 11), ('wenscht', 12), ('ofschoon', 17), ('zou-', 1), ('totnutoe', 1), ('totnogtoe', 2), ('deszelfs', 1), ('wensch', 20), ('geene', 12), ('lijde', 2), ('voornemen', 8), ('gaarn', 3), ('dusver', 7), ('keiijker', 1), ('zoek', 1), ('bujft', 1), ('tusschentijd', 1), ('wenschte', 1), ('voorbehoud', 1), ('wensehen', 2), ('denkelijk', 2), ('krach', 1), ('wenschten', 2), ('daarl', 1), ('deize', 1), ('desniettegenstaande', 1), ('wenscben', 1), ('schynt', 1), ('alje', 1), ('desondanks', 4), ('waehten', 1), ('spieker', 2), ('totdusver', 1), ('tegenwoordigen', 1)</text:p>
          </table:table-cell>
          <table:table-cell office:value-type="string" calcext:value-type="string">
            <text:p>hetgeen, vinden, spreker, aanstonds, willen, daarmee, persoonlijk, wensen, overlaten, schouwd, dusverre, sprake, waarschijnlijk, verlangen, wenschen, hoogstwaarschijnlijk, en'dat, vermoedelijk, wenscht, ofschoon, zou-, totnutoe, totnogtoe, deszelfs, wensch, geene, lijde, voornemen, gaarn, dusver, keiijker, zoek, bujft, tusschentijd, wenschte, voorbehoud, wensehen, denkelijk, krach, wenschten, daarl, deize, desniettegenstaande, wenscben, schynt, alje, desondanks, waehten, spieker, totdusver, tegenwoordigen</text:p>
          </table:table-cell>
          <table:table-cell table:number-columns-repeated="101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1384" calcext:value-type="float">
            <text:p>341384</text:p>
          </table:table-cell>
          <table:table-cell office:value-type="float" office:value="48" calcext:value-type="float">
            <text:p>48</text:p>
          </table:table-cell>
          <table:table-cell office:value-type="float" office:value="0.208333333333333" calcext:value-type="float">
            <text:p>0.208333333333333</text:p>
          </table:table-cell>
          <table:table-cell office:value-type="float" office:value="0.380678715769775" calcext:value-type="float">
            <text:p>0.380678715769775</text:p>
          </table:table-cell>
          <table:table-cell office:value-type="float" office:value="0.770833333333333" calcext:value-type="float">
            <text:p>0.770833333333333</text:p>
          </table:table-cell>
          <table:table-cell office:value-type="float" office:value="0.567970028039173" calcext:value-type="float">
            <text:p>0.567970028039173</text:p>
          </table:table-cell>
          <table:table-cell office:value-type="float" office:value="0.0208333333333333" calcext:value-type="float">
            <text:p>0.0208333333333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mengd(7), aziatisch(3), traditionele(3), zwartje(2), grootst(1), traditioneelen(1), marron(2), gemengde(1), knecht(2), baboe(1), handicap(1), indiaan(1), moslim(3), achtergrond(2), indische(1), berber(2), kokkie(1), historisch(1), westers(2), koelies(1), slaaf(1), bosnegers(1), barbaren(1), inboorling(1), ontdekken(1), mulat(1), boesman(1), zigeuner(1), hottentot(1), dwerg(1)</text:p>
          </table:table-cell>
          <table:table-cell office:value-type="string" calcext:value-type="string">
            <text:p>('vliet', 2), ('jac', 4), ('bael', 1), ('adams', 2), ('bergman', 1), ('pelt', 1), ('vink', 1), ('klaassen', 1), ('eijck', 1), ('linden', 4), ('dwinger', 2), ('zwanenburg', 1), ('slangen', 1), ('verhagen', 1), ('franken', 4), ('mol', 4), ('elshout', 1), ('duuren', 1), ('zeeuw', 1), ('segers', 1), ('v.d.', 1), ('rooijen', 1), ('jos', 1), ('paans', 1), ('joh', 3), ('ligthart', 1), ('heijden', 1), ('heijn', 1), ('simons', 1), ('vermeulen', 1), ('verbeek', 1), ('wildschut', 1), ('krieken', 1), ('reynder', 1), ('kievits', 1)</text:p>
          </table:table-cell>
          <table:table-cell office:value-type="string" calcext:value-type="string">
            <text:p>vliet, jac, bael, adams, bergman, pelt, vink, klaassen, eijck, linden, dwinger, zwanenburg, slangen, verhagen, franken, mol, elshout, duuren, zeeuw, segers, v.d., rooijen, jos, paans, joh, ligthart, heijden, heijn, simons, vermeulen, verbeek, wildschut, krieken, reynder, kievits</text:p>
          </table:table-cell>
          <table:table-cell table:number-columns-repeated="101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41655" calcext:value-type="float">
            <text:p>341655</text:p>
          </table:table-cell>
          <table:table-cell office:value-type="float" office:value="86" calcext:value-type="float">
            <text:p>86</text:p>
          </table:table-cell>
          <table:table-cell office:value-type="float" office:value="0.209302325581395" calcext:value-type="float">
            <text:p>0.209302325581395</text:p>
          </table:table-cell>
          <table:table-cell office:value-type="float" office:value="0.303820897229171" calcext:value-type="float">
            <text:p>0.303820897229171</text:p>
          </table:table-cell>
          <table:table-cell office:value-type="float" office:value="0.767441860465116" calcext:value-type="float">
            <text:p>0.767441860465116</text:p>
          </table:table-cell>
          <table:table-cell office:value-type="float" office:value="0.573179983477382" calcext:value-type="float">
            <text:p>0.573179983477382</text:p>
          </table:table-cell>
          <table:table-cell office:value-type="float" office:value="0.0232558139534884" calcext:value-type="float">
            <text:p>0.023255813953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emengd(4), slavenschip(2), metis(1), muzelmannen(1), inheemse(4), aziatisch(2), koppensneller(1), onbeschaafd(2), inheems(3), indo(2), afkomst(1), muzelman(1), indo-europeaan(1), traditionele'(1), misvormden(1), achtergrond(5), marron(1), historisch(6), traditionele(7), eskimo's(1), barbaren(1), zigeuners(2), moslims(2), exotisch(1), barbaar(1), negerslaven(2), dwerggroei(2), moor(1), gemengde(1), exotische(1), afgod(1), inlandsche(3), mulat(1), boesman(1), homo(1), barbarlje(1), berber(2), inheemsche(1), koelie(1), grootste(1), mesties(1), islamiet(2), mongool(1), knecht(2), inlander(1), moslim(1), dwergen(1), blank(1), bediende(1), ras(1)</text:p>
          </table:table-cell>
          <table:table-cell office:value-type="string" calcext:value-type="string">
            <text:p>('encycliek', 2), ('bezoeken', 36), ('dichter', 10), ('concilie', 4), ('clerus', 8), ('excursie', 2), ('geestelijkheid', 1), ('wilhelmus', 2), ('boottocht', 1), ('rondvaart', 1), ('uitstapje', 2), ('zaligverklaring', 1), ('refrein', 1), ('onbevlekt', 1), ('pontificaat', 4), ('bruiloft', 1), ('dichten', 1), ('volkslied', 3), ('potgieter', 1), ('priest', 2), ('mathematicus', 1), ('sonnet', 1), ('gezang', 1), ('fragment', 2), ('geboorteplaats', 1), ('priesterschap', 1), ('priesterlijk', 1), ('dankgebed', 1), ('valerius', 1), ('geboortig', 1), ('regeeringsjubileum', 1), ('officium', 1), ('psalm', 1), ('biechtvader', 1), ('aquino', 1)</text:p>
          </table:table-cell>
          <table:table-cell office:value-type="string" calcext:value-type="string">
            <text:p>encycliek, bezoeken, dichter, concilie, clerus, excursie, geestelijkheid, wilhelmus, boottocht, rondvaart, uitstapje, zaligverklaring, refrein, onbevlekt, pontificaat, bruiloft, dichten, volkslied, potgieter, priest, mathematicus, sonnet, gezang, fragment, geboorteplaats, priesterschap, priesterlijk, dankgebed, valerius, geboortig, regeeringsjubileum, officium, psalm, biechtvader, aquino</text:p>
          </table:table-cell>
          <table:table-cell table:number-columns-repeated="101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41907" calcext:value-type="float">
            <text:p>341907</text:p>
          </table:table-cell>
          <table:table-cell office:value-type="float" office:value="325" calcext:value-type="float">
            <text:p>325</text:p>
          </table:table-cell>
          <table:table-cell office:value-type="float" office:value="0.206153846153846" calcext:value-type="float">
            <text:p>0.206153846153846</text:p>
          </table:table-cell>
          <table:table-cell office:value-type="float" office:value="0.156749100549734" calcext:value-type="float">
            <text:p>0.156749100549734</text:p>
          </table:table-cell>
          <table:table-cell office:value-type="float" office:value="0.766153846153846" calcext:value-type="float">
            <text:p>0.766153846153846</text:p>
          </table:table-cell>
          <table:table-cell office:value-type="float" office:value="0.578822927692404" calcext:value-type="float">
            <text:p>0.578822927692404</text:p>
          </table:table-cell>
          <table:table-cell office:value-type="float" office:value="0.0276923076923077" calcext:value-type="float">
            <text:p>0.02769230769230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grootst(1), moslim(20), marron(9), dwergen(3), bediende(6), wereldhistorische(1), primitief(3), mulat(4), moslimscho(1), mengras(1), inheems(2), traditionele(14), boesman(2), voorhistorische(1), historisch(15), islamiet(2), etniciteit(1), indo-europeaan(22), zigeunerin(1), indische(2), kaffer(4), dwerg(2), metis'nachts(1), aziatische(2), rassen(2), kaukasisch(4), muzelman(3), slaaf(4), mongool(3), westerse(1), inboorling(3), inheemsche(3), pygmee(3), slavenschip(2), berber(5), negerslaven(3), ontdekken(4), afgod(3), neger(2), afkomst(5), achtergrond(16), wild(2), gemengd(9), moslimsche(4), bosnegers(1), dwerggroei(2), ras(1), eskimoverhalen(1), zwartje(3), bosneger(1), inlander(2), aziatisch(12), tovenaar(2), negercultuur(2), groothistorische(1), homo(2), queer(1), misvormden(1), hottentotten(1), zimbabwe(1), exotisch(4), barbaren(6), indo(2), lilliputters(1), inlanders(1), mesties(6), inheemschen(1), volbloed(1), lilliputter(3), indiaan(5), inuit(1), stam(1), koppensneller(2), koelies(1), moslims(4), westers(1), muzelmannen(1), negerrijk(1), inlandsche(1), hottentot(2), traditioneel(3), eskimo(1), mongoolsche(1), onbeschaafd(5), medicijnman(2), tovenaars(1), barbaar(3), hottentottenstam(1), moslimsoh(1), mongoolse(1), grootste(1), slaven(1), halfbloed(2), koelie(3), volbloed'(1), indo's(1), inheems'che(2), metis(2), kokkie(2), handicap(2), gekleurd(3), gekleurde(1), historische(1), baboe(1), moor'en(1), roma(1), gemengde(1)</text:p>
          </table:table-cell>
          <table:table-cell office:value-type="string" calcext:value-type="string">
            <text:p>('vechten', 14), ('opstand', 19), ('troebel', 2), ('wanordelijkheid', 1), ('werelddeel', 5), ('incident', 7), ('wereldrijk', 2), ('vertellen', 55), ('bloedbad', 4), ('verschijnen', 45), ('oproer', 2), ('kiest', 1), ('volksbeweging', 1), ('nederlanders', 1), ('zeggen-', 1), ('beleven', 5), ('minderheid', 3), ('handelingen', 2), ('geacht', 4), ('reactionnair', 2), ('vijandig', 10), ('gewelddadigheid', 1), ('pogrom', 1), ('lezen', 46), ('-want', 2), ('behalen', 13), ('ontevredene', 1), ('oproerigheid', 1), ('allemaal', 7), ('propagandistisch', 1), ('ongeregeldheid', 5), ('souverein', 2), ('aanbinden', 3), ('aanstoken', 1), ('zegevieren', 3), ('onlust', 3), ('bewind', 4), ('propaganda', 10), ('rel', 9), ('toevertrouw', 1), ('moe', 5), ('welnu', 6), ('terreur', 2), ('bekampen', 1), ('volksleider', 1), ('woeling', 1), ('islamietisch', 2), ('meerder-', 1), ('raadsel', 6), ('eenigentijd', 1), ('repp', 1), ('kantteekening', 1), ('geruststellend', 1), ('versohenen', 1), ('relaas', 3), ('reactionair', 1), ('agitatie', 1), ('citaat', 1), ('burgeroorlog', 2), ('veelbesproken', 1), ('eilieve', 1), ('volksman', 1), ('aanhaling', 2), ('stamverwant', 1), ('lees', 1), ('verstouten', 1), ('verklappen', 1), ('sabotage', 2), ('helemaal', 1), ('rebbe', 1), ('oproerig', 1), ('schrikbewind', 1), ('geldzaak', 1), ('geruchtmakend', 1), ('gezinde', 1), ('oververtellen', 1), ('herlezen', 1), ('epistel', 1), ('bloedvergieten', 1), ('sensationeel', 1), ('naschrift', 1), ('strijdperk', 1), ('heusch', 1)</text:p>
          </table:table-cell>
          <table:table-cell office:value-type="string" calcext:value-type="string">
            <text:p>vechten, opstand, troebel, wanordelijkheid, werelddeel, incident, wereldrijk, vertellen, bloedbad, verschijnen, oproer, kiest, volksbeweging, nederlanders, zeggen-, beleven, minderheid, handelingen, geacht, reactionnair, vijandig, gewelddadigheid, pogrom, lezen, -want, behalen, ontevredene, oproerigheid, allemaal, propagandistisch, ongeregeldheid, souverein, aanbinden, aanstoken, zegevieren, onlust, bewind, propaganda, rel, toevertrouw, moe, welnu, terreur, bekampen, volksleider, woeling, islamietisch, meerder-, raadsel, eenigentijd, repp, kantteekening, geruststellend, versohenen, relaas, reactionair, agitatie, citaat, burgeroorlog, veelbesproken, eilieve, volksman, aanhaling, stamverwant, lees, verstouten, verklappen, sabotage, helemaal, rebbe, oproerig, schrikbewind, geldzaak, geruchtmakend, gezinde, oververtellen, herlezen, epistel, bloedvergieten, sensationeel, naschrift, strijdperk, heusch</text:p>
          </table:table-cell>
          <table:table-cell table:number-columns-repeated="101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38471" calcext:value-type="float">
            <text:p>338471</text:p>
          </table:table-cell>
          <table:table-cell office:value-type="float" office:value="6" calcext:value-type="float">
            <text:p>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02605906238949" calcext:value-type="float">
            <text:p>0.70260590623894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795340711832" calcext:value-type="float">
            <text:p>0.57953407118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werggroei(2), achtergrond(1), bediende(1), dwerg(1), historischen(1)</text:p>
          </table:table-cell>
          <table:table-cell office:value-type="string" calcext:value-type="string">
            <text:p>('nieuwendijk', 2), ('oosterstraat', 1), ('kromme', 3)</text:p>
          </table:table-cell>
          <table:table-cell office:value-type="string" calcext:value-type="string">
            <text:p>nieuwendijk, oosterstraat, kromme</text:p>
          </table:table-cell>
          <table:table-cell table:number-columns-repeated="101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38556" calcext:value-type="float">
            <text:p>338556</text:p>
          </table:table-cell>
          <table:table-cell office:value-type="float" office:value="6" calcext:value-type="float">
            <text:p>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02605906238949" calcext:value-type="float">
            <text:p>0.70260590623894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795340711832" calcext:value-type="float">
            <text:p>0.57953407118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rber(1), blank(2), baboe(1), gemengd(1), aboriginal(1)</text:p>
          </table:table-cell>
          <table:table-cell office:value-type="string" calcext:value-type="string">
            <text:p>('liberia', 3), ('sari', 2), ('kalie', 1)</text:p>
          </table:table-cell>
          <table:table-cell office:value-type="string" calcext:value-type="string">
            <text:p>liberia, sari, kalie</text:p>
          </table:table-cell>
          <table:table-cell table:number-columns-repeated="101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40894" calcext:value-type="float">
            <text:p>340894</text:p>
          </table:table-cell>
          <table:table-cell office:value-type="float" office:value="6" calcext:value-type="float">
            <text:p>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702605906238949" calcext:value-type="float">
            <text:p>0.702605906238949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5795340711832" calcext:value-type="float">
            <text:p>0.57953407118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necht(1), kokkie(1), ontdekken(1), westers(1), eskimo's(1), historisch(1)</text:p>
          </table:table-cell>
          <table:table-cell office:value-type="string" calcext:value-type="string">
            <text:p>('s-gravenhage', 5), ('s-hage', 1)</text:p>
          </table:table-cell>
          <table:table-cell office:value-type="string" calcext:value-type="string">
            <text:p>s-gravenhage, s-hage</text:p>
          </table:table-cell>
          <table:table-cell table:number-columns-repeated="10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0771" calcext:value-type="float">
            <text:p>340771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57070834126202" calcext:value-type="float">
            <text:p>0.57070834126202</text:p>
          </table:table-cell>
          <table:table-cell office:value-type="float" office:value="0.8" calcext:value-type="float">
            <text:p>0.8</text:p>
          </table:table-cell>
          <table:table-cell office:value-type="float" office:value="0.583227074546075" calcext:value-type="float">
            <text:p>0.5832270745460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gercultuur(1), indo-europeaan(1), negerslaven(1), inheems(1), traditionele(1), marron(2), historisch(1), inlandsche(1), moslim(1)</text:p>
          </table:table-cell>
          <table:table-cell office:value-type="string" calcext:value-type="string">
            <text:p>('kreke', 1), ('scholte', 1), ('quartel', 1), ('gunning', 2), ('koomans', 1), ('catz', 1), ('exel', 1), ('posthumus', 1), ('pais', 1)</text:p>
          </table:table-cell>
          <table:table-cell office:value-type="string" calcext:value-type="string">
            <text:p>kreke, scholte, quartel, gunning, koomans, catz, exel, posthumus, pais</text:p>
          </table:table-cell>
          <table:table-cell table:number-columns-repeated="101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40588" calcext:value-type="float">
            <text:p>340588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0.57070834126202" calcext:value-type="float">
            <text:p>0.57070834126202</text:p>
          </table:table-cell>
          <table:table-cell office:value-type="float" office:value="0.8" calcext:value-type="float">
            <text:p>0.8</text:p>
          </table:table-cell>
          <table:table-cell office:value-type="float" office:value="0.583227074546075" calcext:value-type="float">
            <text:p>0.5832270745460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esters(2), page(2), handicap(1), kaffer(1), achtergrond(1), marron(1), neger(1), roma(1)</text:p>
          </table:table-cell>
          <table:table-cell office:value-type="string" calcext:value-type="string">
            <text:p>('hermina', 1), ('rupel', 1), ('koeln', 1), ('poppelier', 1), ('camelia', 1), ('witman', 1), ('fendel', 2), ('brien', 1), ('sani', 1), ('specht', 1), ('hoenderop', 1), ('fink', 1), ('breuer', 1), ('llelena', 1)</text:p>
          </table:table-cell>
          <table:table-cell office:value-type="string" calcext:value-type="string">
            <text:p>hermina, rupel, koeln, poppelier, camelia, witman, fendel, brien, sani, specht, hoenderop, fink, breuer, llelena</text:p>
          </table:table-cell>
          <table:table-cell table:number-columns-repeated="101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1185" calcext:value-type="float">
            <text:p>34118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6749857000796" calcext:value-type="float">
            <text:p>0.86749857000796</text:p>
          </table:table-cell>
          <table:table-cell office:value-type="float" office:value="0.8" calcext:value-type="float">
            <text:p>0.8</text:p>
          </table:table-cell>
          <table:table-cell office:value-type="float" office:value="0.583227074546075" calcext:value-type="float">
            <text:p>0.583227074546075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uit(1), moslims(1), indische(1), zigeuners(1), homo(1), traditionele(1), aziatisch(1), indo-europeaan(1), koelie(1), moslim(1)</text:p>
          </table:table-cell>
          <table:table-cell office:value-type="string" calcext:value-type="string">
            <text:p>('orw', 1), ('v/i', 1), ('iini', 1), ('iss', 1), ('r-f', 1), ('hiv', 1), ('sva', 1), ('mmm', 1), ('diti', 1), ('jic', 1)</text:p>
          </table:table-cell>
          <table:table-cell office:value-type="string" calcext:value-type="string">
            <text:p>orw, v/i, iini, iss, r-f, hiv, sva, mmm, diti, jic</text:p>
          </table:table-cell>
          <table:table-cell table:number-columns-repeated="101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41203" calcext:value-type="float">
            <text:p>341203</text:p>
          </table:table-cell>
          <table:table-cell office:value-type="float" office:value="111" calcext:value-type="float">
            <text:p>111</text:p>
          </table:table-cell>
          <table:table-cell office:value-type="float" office:value="0.207207207207207" calcext:value-type="float">
            <text:p>0.207207207207207</text:p>
          </table:table-cell>
          <table:table-cell office:value-type="float" office:value="0.289418703184748" calcext:value-type="float">
            <text:p>0.289418703184748</text:p>
          </table:table-cell>
          <table:table-cell office:value-type="float" office:value="0.765765765765766" calcext:value-type="float">
            <text:p>0.765765765765766</text:p>
          </table:table-cell>
          <table:table-cell office:value-type="float" office:value="0.58425293976331" calcext:value-type="float">
            <text:p>0.58425293976331</text:p>
          </table:table-cell>
          <table:table-cell office:value-type="float" office:value="0.027027027027027" calcext:value-type="float">
            <text:p>0.0270270270270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emengd(13), onbeschaafd(2), page(1), inheems(8), blank(1), eskimoverhalen(1), historisch(3), inlander(2), baboe(1), negerrijk(3), afgod(1), achtergrond(6), inboorling(2), marrons(1), medicijnman(2), marron(4), handicap(1), indo-europeaan(2), transport(1), barbaren(1), moslimscho(1), traditioneel(3), aziatisch(6), traditionele(3), inuit(2), lilliputter(1), moslim(1), gekleurde(1), tovenaar(1), lilliputters(1), queer(1), exotisch(3), ontdekken(1), dwergen(1), stam(3), dwerggroei(1), inlanders(1), boesman(1), historische(1), mongool(3), negers(1), berber(1), zwartje(1), pygmee(1), neger(1), misvormden(2), eskimo's(1), barbaar(1), koelies(1), slaaf(1), dwerg(1), gekleurd(1), eskimo(1), inheemsch(1), kokkie(1), moor(1), koppensnellers(1), wild(1)</text:p>
          </table:table-cell>
          <table:table-cell office:value-type="string" calcext:value-type="string">
            <text:p>('boter', 11), ('soort', 53), ('kg.', 10), ('kilogr', 1), ('wegen', 8), ('pond', 9), ('kaas', 5), ('pos', 2), ('volvet', 1), ('kile', 1), ('geiten-', 1), ('eieren', 3), ('vo', 1), ('stapel', 4), ('k.g.', 3), ('oort', 1), ('waag', 1), ('aangevoerd', 1), ('k.g', 1), ('room-', 1), ('aal', 2), ('scort', 1), ('prils', 1)</text:p>
          </table:table-cell>
          <table:table-cell office:value-type="string" calcext:value-type="string">
            <text:p>boter, soort, kg., kilogr, wegen, pond, kaas, pos, volvet, kile, geiten-, eieren, vo, stapel, k.g., oort, waag, aangevoerd, k.g, room-, aal, scort, prils</text:p>
          </table:table-cell>
          <table:table-cell table:number-columns-repeated="101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41874" calcext:value-type="float">
            <text:p>341874</text:p>
          </table:table-cell>
          <table:table-cell office:value-type="float" office:value="111" calcext:value-type="float">
            <text:p>111</text:p>
          </table:table-cell>
          <table:table-cell office:value-type="float" office:value="0.198198198198198" calcext:value-type="float">
            <text:p>0.198198198198198</text:p>
          </table:table-cell>
          <table:table-cell office:value-type="float" office:value="0.376408387762394" calcext:value-type="float">
            <text:p>0.376408387762394</text:p>
          </table:table-cell>
          <table:table-cell office:value-type="float" office:value="0.765765765765766" calcext:value-type="float">
            <text:p>0.765765765765766</text:p>
          </table:table-cell>
          <table:table-cell office:value-type="float" office:value="0.58425293976331" calcext:value-type="float">
            <text:p>0.58425293976331</text:p>
          </table:table-cell>
          <table:table-cell office:value-type="float" office:value="0.036036036036036" calcext:value-type="float">
            <text:p>0.0360360360360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laaf(3), ras(1), achtergrond(5), aziatisch(8), zwartje(3), inheemsen(1), historische(3), volbloed(1), dwerggroei(2), bediende(3), slavenschip(1), indo-europeaan(4), mengras(1), indiaan(1), knecht(3), marron(3), homo(2), inheems(2), koelies(1), islamiet(1), traditionele(7), primitief(2), jakarta(1), mesties(1), neger(1), inlandsche(3), historisch(4), indische(2), baboe(1), boesman(2), gemengd(2), bedienden(1), afgod(3), inboorling(1), hottentot(1), zigeunermuziek(1), bosneger(1), historischen(1), negerrestaurant(1), stamboek(1), eskimo's(1), moslims(1), lilliputters(1), moslim(2), ontdekken(2), slaven(1), indo(1), traditioneel(1), indolonten(1), onbeschaafd(1), blank(1), negerslaven(2), kwinti(1), meesterknecht(1), barbaarsche(1), zigeuner(1), aboriginal(1), exotisch(1), barbaren(1), mulat(1), afkomst(1), volkstammen(1)</text:p>
          </table:table-cell>
          <table:table-cell office:value-type="string" calcext:value-type="string">
            <text:p>('loket', 2), ('vervoeren', 18), ('hospitaal', 8), ('opnemen', 14), ('aannemer', 1), ('marktplein', 1), ('herberg', 2), ('stalknecht', 2), ('overbrengen', 13), ('stadhuis', 5), ('portier', 2), ('coolsingel', 2), ('inrichting', 10), ('raadhuize', 1), ('binnenbrengen', 3), ('beambte', 2), ('keuring', 2), ('dekhengst', 1), ('badhuis', 1), ('lokaal', 1), ('ziekenhuis', 4), ('vergaderplaats', 1), ('ruin', 2), ('gasthuis', 1), ('opneming', 1), ('raadhuis', 2), ('hulpdienst', 1), ('leslokaal', 1), ('gemeentehuis', 1), ('koewachter', 1), ('stamboek', 1), ('g.g.', 2), ('merrie', 1), ('nachtportier', 1), ('sportterrein', 1), ('leproos', 1), ('gymnastieklokaal', 1), ('uitvoerder', 1), ('koetsier', 1), ('ziekenhui', 1)</text:p>
          </table:table-cell>
          <table:table-cell office:value-type="string" calcext:value-type="string">
            <text:p>loket, vervoeren, hospitaal, opnemen, aannemer, marktplein, herberg, stalknecht, overbrengen, stadhuis, portier, coolsingel, inrichting, raadhuize, binnenbrengen, beambte, keuring, dekhengst, badhuis, lokaal, ziekenhuis, vergaderplaats, ruin, gasthuis, opneming, raadhuis, hulpdienst, leslokaal, gemeentehuis, koewachter, stamboek, g.g., merrie, nachtportier, sportterrein, leproos, gymnastieklokaal, uitvoerder, koetsier, ziekenhui</text:p>
          </table:table-cell>
          <table:table-cell table:number-columns-repeated="10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41242" calcext:value-type="float">
            <text:p>341242</text:p>
          </table:table-cell>
          <table:table-cell office:value-type="float" office:value="196" calcext:value-type="float">
            <text:p>196</text:p>
          </table:table-cell>
          <table:table-cell office:value-type="float" office:value="0.168367346938775" calcext:value-type="float">
            <text:p>0.168367346938775</text:p>
          </table:table-cell>
          <table:table-cell office:value-type="float" office:value="0.72905108265155" calcext:value-type="float">
            <text:p>0.72905108265155</text:p>
          </table:table-cell>
          <table:table-cell office:value-type="float" office:value="0.76530612244898" calcext:value-type="float">
            <text:p>0.76530612244898</text:p>
          </table:table-cell>
          <table:table-cell office:value-type="float" office:value="0.587804085590175" calcext:value-type="float">
            <text:p>0.587804085590175</text:p>
          </table:table-cell>
          <table:table-cell office:value-type="float" office:value="0.0663265306122449" calcext:value-type="float">
            <text:p>0.06632653061224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laven(2), indo-europeaan(11), dwerggroei(1), aziatisch(10), blank(2), berber(1), marron(9), bediende(4), eskimoverhalen(1), inheemsche(1), zwartje(1), misvormden(1), moslim(12), inheems(8), gekleurde(2), aziatische(2), mesties(4), traditionele(8), landbouwersknecht(1), gemengde(1), ontdekken(3), historischen(1), kaukasisch(2), moslimsche(1), achtergrond(8), afgod(1), historisch(10), gemengd(11), gekleurd(1), indiaan(2), negercultuur(1), kokkie(1), inboorling(1), muzelman(1), inheemse(1), koelies(1), primitief(1), lesbisch(2), homo(3), eenhistorisch(1), inlandsche(4), dwerg(1), zigeuner(3), knecht(1), islamiet(2), boesman(1), kaffers(2), moord(2), slavenschip(1), wild(1), pygmee(2), bedienden(2), ras(1), metis'nachts(1), slaaft(1), etniciteit(1), baboe(1), inlanders(1), negerrijk(1), indo(2), kaffer(1), handicapper(1), koppensneller(1), handicap(1), muzelman'(1), mongool(1), stam(1), onbeschaafd(2), afkomst(1), barbaar(2), indische(1), rassen(1), moor(2), bataviasche(1), negerslaven(1), meesterknecht(1), exotisch(1), allochtoon(1), moslims(1), lilliputter(2), inlander(1), slaaf(1), neger(1), wetshistorische(1), zigeuners(1), halfbloed(1)</text:p>
          </table:table-cell>
          <table:table-cell office:value-type="string" calcext:value-type="string">
            <text:p>('haling', 1), ('hof', 9), ('beroep', 14), ('magistraat', 3), ('last', 17), ('straf', 14), ('proces', 7), ('verzachten', 5), ('uitspraak', 7), ('boerenstand', 1), ('rechtbank', 5), ('gratie', 2), ('terecht', 23), ('veroordelen', 12), ('gerecht', 6), ('geldboete', 1), ('vernietiging', 8), ('hulpbehoevend', 1), ('gezin', 19), ('veroordeelen', 1), ('vrederechter', 1), ('levenslang', 2), ('vonnis', 3), ('aangeteeken', 2), ('dagvaarding', 1), ('straffen', 5), ('jassen', 2), ('rechter', 12), ('nijver', 2), ('verstek', 2), ('arbeidsveld', 6), ('gerechtshof', 3), ('strafbaar', 2), ('cassatie', 1), ('boroep', 1), ('krijgsraad', 2), ('teekenden', 1), ('rechtzaak', 1), ('vierschaar', 1), ('recidive', 1), ('eerverlie', 1), ('preventief', 1), ('legging', 1), ('desweg', 3), ('rechtscollege', 1), ('arrest', 2), ('veroordeeling', 2), ('verboord', 1), ('heerschenen', 2), ('subsidiair', 1), ('neringdoende', 1), ('correctioneel', 1), ('beboeten', 1), ('karig', 1), ('verbaal', 1), ('clementie', 1), ('persdelict', 1), ('ryke', 1), ('dwangarbeid', 1)</text:p>
          </table:table-cell>
          <table:table-cell office:value-type="string" calcext:value-type="string">
            <text:p>haling, hof, beroep, magistraat, last, straf, proces, verzachten, uitspraak, boerenstand, rechtbank, gratie, terecht, veroordelen, gerecht, geldboete, vernietiging, hulpbehoevend, gezin, veroordeelen, vrederechter, levenslang, vonnis, aangeteeken, dagvaarding, straffen, jassen, rechter, nijver, verstek, arbeidsveld, gerechtshof, strafbaar, cassatie, boroep, krijgsraad, teekenden, rechtzaak, vierschaar, recidive, eerverlie, preventief, legging, desweg, rechtscollege, arrest, veroordeeling, verboord, heerschenen, subsidiair, neringdoende, correctioneel, beboeten, karig, verbaal, clementie, persdelict, ryke, dwangarbeid</text:p>
          </table:table-cell>
          <table:table-cell table:number-columns-repeated="101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1860" calcext:value-type="float">
            <text:p>341860</text:p>
          </table:table-cell>
          <table:table-cell office:value-type="float" office:value="60" calcext:value-type="float">
            <text:p>60</text:p>
          </table:table-cell>
          <table:table-cell office:value-type="float" office:value="0.183333333333333" calcext:value-type="float">
            <text:p>0.183333333333333</text:p>
          </table:table-cell>
          <table:table-cell office:value-type="float" office:value="0.549739901079596" calcext:value-type="float">
            <text:p>0.549739901079596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587969878935837" calcext:value-type="float">
            <text:p>0.587969878935837</text:p>
          </table:table-cell>
          <table:table-cell office:value-type="float" office:value="0.05" calcext:value-type="float">
            <text:p>0.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omo(1), gemengd(12), primitief(2), baboe(1), indo-europeaan(2), boesman(2), mulat(1), koelie(2), koppensneller(1), batavia(1), exotisch(1), moor(1), inheems(5), slaaf(2), indische(1), berber(1), inboorling(1), moslim(1), tovenaar(1), misvormden(1), achtergrond(2), medicijnmannen(1), aboriginal(1), negerslaven(1), historisch(1), zwartje(1), transport(1), aziatisch(2), muzelmansch(1), metis(1), ontdekken(2), pygmee(1), gemengd'contract(1), kafferhoofdman(1), mongool(1), wild(1), traditioneel(1)</text:p>
          </table:table-cell>
          <table:table-cell office:value-type="string" calcext:value-type="string">
            <text:p>('tabak', 10), ('koffie', 15), ('hijsen', 1), ('thee', 11), ('kluut', 1), ('officieele', 1), ('bl.', 3), ('termijn', 5), ('tapioca', 1), ('peper', 2), ('eent', 1), ('koffie-', 1), ('poed', 1), ('jute', 3), ('verkooper', 1), ('onveranderd', 1), ('kooper', 5), ('termiju', 1), ('katoenzaadolie', 1), ('hennep', 1), ('coco', 1), ('kapok', 1), ('noteering', 1), ('effectenhandel', 1), ('contant', 2), ('fereeniging', 1), ('afdoening', 1), ('cacao', 1), ('afgever', 1)</text:p>
          </table:table-cell>
          <table:table-cell office:value-type="string" calcext:value-type="string">
            <text:p>tabak, koffie, hijsen, thee, kluut, officieele, bl., termijn, tapioca, peper, eent, koffie-, poed, jute, verkooper, onveranderd, kooper, termiju, katoenzaadolie, hennep, coco, kapok, noteering, effectenhandel, contant, fereeniging, afdoening, cacao, afgever</text:p>
          </table:table-cell>
          <table:table-cell table:number-columns-repeated="10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1409" calcext:value-type="float">
            <text:p>341409</text:p>
          </table:table-cell>
          <table:table-cell office:value-type="float" office:value="14" calcext:value-type="float">
            <text:p>1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86309062459943" calcext:value-type="float">
            <text:p>0.48630906245994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8885829927981" calcext:value-type="float">
            <text:p>0.588858299279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htergrond(4), bosneger(1), marron(3), ras(1), eskimo(2), ontdekken(1), metis(1), traditionele(1)</text:p>
          </table:table-cell>
          <table:table-cell office:value-type="string" calcext:value-type="string">
            <text:p>('gassen', 4), ('phoenix', 2), ('explor', 1), ('lloyd', 2), ('guyana', 2), ('sarakreek', 1), ('industrieels', 1), ('handv', 1)</text:p>
          </table:table-cell>
          <table:table-cell office:value-type="string" calcext:value-type="string">
            <text:p>gassen, phoenix, explor, lloyd, guyana, sarakreek, industrieels, handv</text:p>
          </table:table-cell>
          <table:table-cell table:number-columns-repeated="101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41321" calcext:value-type="float">
            <text:p>341321</text:p>
          </table:table-cell>
          <table:table-cell office:value-type="float" office:value="14" calcext:value-type="float">
            <text:p>1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86309062459943" calcext:value-type="float">
            <text:p>0.48630906245994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8885829927981" calcext:value-type="float">
            <text:p>0.5888582992798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aditionele(1), indo-europeaan(1), ras(1), achtergrond(2), inheemse(1), knecht(1), traditioneel(1), moslim(2), inheems(1), blank(1), gemengd(1), baboe(1)</text:p>
          </table:table-cell>
          <table:table-cell office:value-type="string" calcext:value-type="string">
            <text:p>('centr', 1), ('bez', 3), ('nat', 7), ('r.h', 1), ('ooste', 1), ('e.a', 1)</text:p>
          </table:table-cell>
          <table:table-cell office:value-type="string" calcext:value-type="string">
            <text:p>centr, bez, nat, r.h, ooste, e.a</text:p>
          </table:table-cell>
          <table:table-cell table:number-columns-repeated="101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41179" calcext:value-type="float">
            <text:p>341179</text:p>
          </table:table-cell>
          <table:table-cell office:value-type="float" office:value="14" calcext:value-type="float">
            <text:p>14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86309062459943" calcext:value-type="float">
            <text:p>0.486309062459943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8885829927981" calcext:value-type="float">
            <text:p>0.5888582992798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kimo(1), inheems(2), historisch(3), westers(1), traditionele(1), indisch(1), page(1), indo-europeaan(1), achtergrond(1), roots(1), baboe(1)</text:p>
          </table:table-cell>
          <table:table-cell office:value-type="string" calcext:value-type="string">
            <text:p>('pies', 1), ('veth', 1), ('block', 1), ('bnys', 1), ('keilen', 3), ('cats', 1), ('molkenboer', 1), ('e.a.', 1), ('vertin', 1), ('schneider', 1), ('kraus', 1), ('denburg', 1)</text:p>
          </table:table-cell>
          <table:table-cell office:value-type="string" calcext:value-type="string">
            <text:p>pies, veth, block, bnys, keilen, cats, molkenboer, e.a., vertin, schneider, kraus, denburg</text:p>
          </table:table-cell>
          <table:table-cell table:number-columns-repeated="101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0701" calcext:value-type="float">
            <text:p>340701</text:p>
          </table:table-cell>
          <table:table-cell office:value-type="float" office:value="14" calcext:value-type="float">
            <text:p>1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5839769261256" calcext:value-type="float">
            <text:p>0.755839769261256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8885829927981" calcext:value-type="float">
            <text:p>0.58885829927981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ndicap(6), marron(1), zwartjes(1), kaffer(1), page(1), queer(1), historische(1), koelie(1), muzelman(1)</text:p>
          </table:table-cell>
          <table:table-cell office:value-type="string" calcext:value-type="string">
            <text:p>('fatima', 1), ('gruno', 1), ('scott', 2), ('luck', 1), ('eig.', 5), ('max.', 2), ('norton', 2), ('zwaluw', 1), ('creutz', 1), ('kerrigan', 1)</text:p>
          </table:table-cell>
          <table:table-cell office:value-type="string" calcext:value-type="string">
            <text:p>fatima, gruno, scott, luck, eig., max., norton, zwaluw, creutz, kerrigan</text:p>
          </table:table-cell>
          <table:table-cell table:number-columns-repeated="101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30681" calcext:value-type="float">
            <text:p>330681</text:p>
          </table:table-cell>
          <table:table-cell office:value-type="float" office:value="14" calcext:value-type="float">
            <text:p>14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5839769261256" calcext:value-type="float">
            <text:p>0.755839769261256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58885829927981" calcext:value-type="float">
            <text:p>0.58885829927981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rber(1), queer(1), knecht(1), historisch(1), kaffer(1), muzelman(1), onbeschaafd(1), inheems(1), indisch(1), inuit(1), dwerggroei(1), slaven(1), dwerg(1), marron(1)</text:p>
          </table:table-cell>
          <table:table-cell office:value-type="string" calcext:value-type="string">
            <text:p>('wile', 1), ('uut', 1), ('jaan', 1), ('gao', 1), ('ies', 1), ('daor', 1), ('gung', 1), ('laand', 1), ('waer', 1), ('zaten', 1), ('auw', 1), ('oez', 1), ('duch', 1), ('vot', 1)</text:p>
          </table:table-cell>
          <table:table-cell office:value-type="string" calcext:value-type="string">
            <text:p>wile, uut, jaan, gao, ies, daor, gung, laand, waer, zaten, auw, oez, duch, vot</text:p>
          </table:table-cell>
          <table:table-cell table:number-columns-repeated="101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39803" calcext:value-type="float">
            <text:p>339803</text:p>
          </table:table-cell>
          <table:table-cell office:value-type="float" office:value="166" calcext:value-type="float">
            <text:p>166</text:p>
          </table:table-cell>
          <table:table-cell office:value-type="float" office:value="0.210843373493976" calcext:value-type="float">
            <text:p>0.210843373493976</text:p>
          </table:table-cell>
          <table:table-cell office:value-type="float" office:value="0.202060806808123" calcext:value-type="float">
            <text:p>0.202060806808123</text:p>
          </table:table-cell>
          <table:table-cell office:value-type="float" office:value="0.765060240963855" calcext:value-type="float">
            <text:p>0.765060240963855</text:p>
          </table:table-cell>
          <table:table-cell office:value-type="float" office:value="0.590249612798081" calcext:value-type="float">
            <text:p>0.590249612798081</text:p>
          </table:table-cell>
          <table:table-cell office:value-type="float" office:value="0.0240963855421687" calcext:value-type="float">
            <text:p>0.02409638554216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chtergrond(6), barbaren(2), hottentot(2), grootst(1), aziatisch(12), berber(6), ontdekken(1), boesmanbanelen(1), primitief(1), dwerggroei(3), historisch(5), inheems(5), gemengde(1), inlander(3), aziatische(2), kaukasisch(5), neger(3), mongool(3), wereldhistorische(1), koelie(1), zigeuner(1), mulat(1), afgod(3), traditionele(7), islamiet(2), mengras(1), slaven(2), inboorling(3), historischcn(1), aziatischen(1), hottentotten(2), muzelman(1), moslim(9), berberoorlog(1), liitlepage(1), eskimo's(1), indo-europeaan(5), knecht(2), inlandsche(3), moslimsche(2), kaffer(1), misvormden(2), afkomst(2), pygmee(2), marrons(1), inheemsche(2), halfbloed(1), dwerg(1), negerrijk(2), marron(1), historische(3), gekleurd(2), westerse(1), mongoolse(2), volbloed(1), mongoolsohc(1), marron'(1), koppensneller(2), homo(1), koppensnellers(1), bediende(2), negerslaven(1), afgodendienst(1), rassen(1), indo(2), roots(1), aapman(1), barbaar(2), ras(2), inuit(1), traditioneel(1), exotisch(1), wild(2), indiaan(1), lilliputter(1), gemengd(1), page(1), moslims(1)</text:p>
          </table:table-cell>
          <table:table-cell office:value-type="string" calcext:value-type="string">
            <text:p>('medina', 4), ('adigrat', 1), ('veroveren', 14), ('gevecht', 12), ('aanvallen', 12), ('stelling', 9), ('opmars', 1), ('front', 10), ('vijand', 24), ('terugtrekken', 5), ('vuurlinie', 1), ('abomey', 2), ('inneming', 1), ('offensief', 4), ('aanval', 28), ('rukken', 8), ('voorpost', 2), ('insluiting', 2), ('operatie', 6), ('bergpas', 2), ('amerikan', 5), ('insluiten', 4), ('verovering', 4), ('omtrekken', 1), ('kronstadt', 1), ('concentreren', 7), ('stormenderhand', 1), ('opereren', 2), ('linkervleugel', 1), ('damaskus', 1), ('hoofdstelling', 1), ('terugslaan', 2), ('voortdringen', 1), ('kassala', 3), ('khartoem', 2), ('doorbreking', 1), ('terugdrijven', 2), ('onst', 1), ('sief', 1), ('rechtervleugel', 1), ('terugtocht', 3), ('kaapkolonie', 2), ('doorbreken', 3), ('afslaan', 2), ('vooruitdringen', 1), ('hoofdmacht', 1), ('vrijstaat', 2), ('oprukken', 1), ('teruggeslagen', 1), ('sovjets', 1), ('tegenaanval', 1), ('swaziland', 1), ('rukt', 1), ('doortocht', 1), ('schoonvegen', 1), ('verbindingslijn', 1)</text:p>
          </table:table-cell>
          <table:table-cell office:value-type="string" calcext:value-type="string">
            <text:p>medina, adigrat, veroveren, gevecht, aanvallen, stelling, opmars, front, vijand, terugtrekken, vuurlinie, abomey, inneming, offensief, aanval, rukken, voorpost, insluiting, operatie, bergpas, amerikan, insluiten, verovering, omtrekken, kronstadt, concentreren, stormenderhand, opereren, linkervleugel, damaskus, hoofdstelling, terugslaan, voortdringen, kassala, khartoem, doorbreking, terugdrijven, onst, sief, rechtervleugel, terugtocht, kaapkolonie, doorbreken, afslaan, vooruitdringen, hoofdmacht, vrijstaat, oprukken, teruggeslagen, sovjets, tegenaanval, swaziland, rukt, doortocht, schoonvegen, verbindingslijn</text:p>
          </table:table-cell>
          <table:table-cell table:number-columns-repeated="101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9785" calcext:value-type="float">
            <text:p>3397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1361" calcext:value-type="float">
            <text:p>0.591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icap(1), historisch(1)</text:p>
          </table:table-cell>
          <table:table-cell office:value-type="string" calcext:value-type="string">
            <text:p>('kennemer', 1), ('bataaf', 1)</text:p>
          </table:table-cell>
          <table:table-cell office:value-type="string" calcext:value-type="string">
            <text:p>kennemer, bataaf</text:p>
          </table:table-cell>
          <table:table-cell table:number-columns-repeated="101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340933" calcext:value-type="float">
            <text:p>3409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91361" calcext:value-type="float">
            <text:p>0.5913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slim(1), historisch(1)</text:p>
          </table:table-cell>
          <table:table-cell office:value-type="string" calcext:value-type="string">
            <text:p>('sys', 1), ('raas', 1)</text:p>
          </table:table-cell>
          <table:table-cell office:value-type="string" calcext:value-type="string">
            <text:p>sys, raas</text:p>
          </table:table-cell>
          <table:table-cell table:number-columns-repeated="101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9315" calcext:value-type="float">
            <text:p>339315</text:p>
          </table:table-cell>
          <table:table-cell office:value-type="float" office:value="153" calcext:value-type="float">
            <text:p>153</text:p>
          </table:table-cell>
          <table:table-cell office:value-type="float" office:value="0.189542483660131" calcext:value-type="float">
            <text:p>0.189542483660131</text:p>
          </table:table-cell>
          <table:table-cell office:value-type="float" office:value="0.449627338700266" calcext:value-type="float">
            <text:p>0.449627338700266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594129747977835" calcext:value-type="float">
            <text:p>0.594129747977835</text:p>
          </table:table-cell>
          <table:table-cell office:value-type="float" office:value="0.0457516339869281" calcext:value-type="float">
            <text:p>0.04575163398692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rbaren(3), indo-europeaan(12), tovenaar(1), moslim(7), marron(8), indo(1), misvormden(1), aboriginal(2), inheemse(2), aziatisch(7), bosneger(2), medicijnman(2), indische(1), inheems(8), traditionele(9), kokkie(1), afgod(2), ras(1), page(1), inlander(1), zwartje(2), kaffer(2), islamiet(3), metis(1), indisch(1), gekleurd(1), kaffers(1), homo(1), achtergrond(6), historisch(5), mulat(1), zigeuners(1), kaukasisch(1), ontdekken(2), slaven(3), exotisch(3), gemengd(3), afkomst(1), slaaf(1), muzelman(2), slavenschip(1), dwerg(1), traditioneel(2), bedienden(1), neger(3), negerslaven(2), primitief(1), koppensneller(1), barbaar(4), handicap(2), pygmee(1), mengras(1), moslims(2), moor(1), indischen(1), marrons(1), marron'(1), gekleurde(1), inlandsche(1), historischen(1), inheemsche(1), historische(2), koelie(1), aziatische(1), berber(1), indo's(1), barbaarschheid(1), volbloed(1), onbeschaafdheid(1), inheemsen(1)</text:p>
          </table:table-cell>
          <table:table-cell office:value-type="string" calcext:value-type="string">
            <text:p>('denkbeeld', 14), ('bevreesd', 1), ('element', 16), ('vrees', 13), ('dezulken', 4), ('volhouden', 3), ('ontmoedigen', 1), ('almeer', 1), ('voorgoed', 5), ('probeeren', 2), ('voorspellen', 3), ('waarschuwing', 8), ('voorspelling', 2), ('bewaarheid', 2), ('beweegreden', 2), ('volksgroep', 2), ('loven', 7), ('critiseert', 1), ('gewetensvrijheid', 1), ('koesteren', 9), ('overdreven', 9), ('bedreiging', 2), ('toetssteen', 1), ('dwarsbomen', 1), ('allermoeilijkst', 1), ('binding', 3), ('scheev', 2), ('buitenstaander', 1), ('onbegrijpelijk', 5), ('grieven', 4), ('terugschrikken', 1), ('benijdenswaardig', 2), ('terughouding', 1), ('vermeend', 1), ('onderschatting', 1), ('rekenschap', 2), ('huiverig', 1), ('uitlokken', 1), ('onzakelijk', 1), ('samengaan', 2), ('staatsbeleid', 1), ('welbewust', 1), ('gepast', 1), ('rechtvaardiging', 3), ('geloofsvrijheid', 1), ('benijdenswaard', 1), ('onbewezen', 1), ('kwalificatie', 1), ('beklag', 1), ('welgevallen', 1), ('terughoudendheid', 1), ('dreigement', 2), ('volksgevoel', 1), ('opmerkzaam', 1), ('voorteeken', 1)</text:p>
          </table:table-cell>
          <table:table-cell office:value-type="string" calcext:value-type="string">
            <text:p>denkbeeld, bevreesd, element, vrees, dezulken, volhouden, ontmoedigen, almeer, voorgoed, probeeren, voorspellen, waarschuwing, voorspelling, bewaarheid, beweegreden, volksgroep, loven, critiseert, gewetensvrijheid, koesteren, overdreven, bedreiging, toetssteen, dwarsbomen, allermoeilijkst, binding, scheev, buitenstaander, onbegrijpelijk, grieven, terugschrikken, benijdenswaardig, terughouding, vermeend, onderschatting, rekenschap, huiverig, uitlokken, onzakelijk, samengaan, staatsbeleid, welbewust, gepast, rechtvaardiging, geloofsvrijheid, benijdenswaard, onbewezen, kwalificatie, beklag, welgevallen, terughoudendheid, dreigement, volksgevoel, opmerkzaam, voorteeken</text:p>
          </table:table-cell>
          <table:table-cell table:number-columns-repeated="101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35897" calcext:value-type="float">
            <text:p>335897</text:p>
          </table:table-cell>
          <table:table-cell office:value-type="float" office:value="18" calcext:value-type="float">
            <text:p>18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5745719473112" calcext:value-type="float">
            <text:p>0.665745719473112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594759251665114" calcext:value-type="float">
            <text:p>0.594759251665114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ziatisch(1), traditionele(1), zigeunermuziek(4), gemengd(2), inheems(1), mongool(1), kwinti(1), berber(1), queer(1), aapman(1), achtergrond(1), zigeuners(2), moslim(1)</text:p>
          </table:table-cell>
          <table:table-cell office:value-type="string" calcext:value-type="string">
            <text:p>('gramof', 1), ('esmeralda', 1), ('vraaggesprek', 1), ('muz.', 1), ('deutschlandsender', 2), ('kalundborg', 1), ('droitwich', 1), ('causerie', 3), ('gram.muziek', 1), ('varaorkest', 1), ('nieuwsberichten', 1), ('gramofoon', 2), ('halfuur', 1), ('nieuwsbericht', 1), ('weer-', 1), ('westersche', 1), ('ramblers', 1), ('vervolg', 3), ('gramofoonmuziek', 2), ('anp', 1), ('salonorkest', 1), ('n.c.r.v.', 1), ('mofoonmuziek', 1)</text:p>
          </table:table-cell>
          <table:table-cell office:value-type="string" calcext:value-type="string">
            <text:p>gramof, esmeralda, vraaggesprek, muz., deutschlandsender, kalundborg, droitwich, causerie, gram.muziek, varaorkest, nieuwsberichten, gramofoon, halfuur, nieuwsbericht, weer-, westersche, ramblers, vervolg, gramofoonmuziek, anp, salonorkest, n.c.r.v., mofoonmuziek</text:p>
          </table:table-cell>
          <table:table-cell table:number-columns-repeated="101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39669" calcext:value-type="float">
            <text:p>339669</text:p>
          </table:table-cell>
          <table:table-cell office:value-type="float" office:value="22" calcext:value-type="float">
            <text:p>22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376121807915581" calcext:value-type="float">
            <text:p>0.376121807915581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600549211152015" calcext:value-type="float">
            <text:p>0.60054921115201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emengd(2), moslim(3), baboe(1), dwerggroei(1), negerslaven(1), achtergrond(1), marron(2), neger(2), roots(1), blank(1), inheems(1), mulat(1), marron'(1), inuit(1), queer(1), volbloed(1), tovenaar(1)</text:p>
          </table:table-cell>
          <table:table-cell office:value-type="string" calcext:value-type="string">
            <text:p>("i'-", 1), ('ilii', 1), ('zlo', 1), ('tav', 1), ('jio', 1), ('b-t', 1), ('isj', 1), ('cc-', 2), ('ili', 3), ('irg', 1), ('ilt', 1), ('uik', 1), ('v.iv', 1), ("l'r", 1), ('i*', 1), ('ttl', 1), ('o*l', 1), ('l.r', 1), ('vwa', 1)</text:p>
          </table:table-cell>
          <table:table-cell office:value-type="string" calcext:value-type="string">
            <text:p>i'-, ilii, zlo, tav, jio, b-t, isj, cc-, ili, irg, ilt, uik, v.iv, l'r, i*, ttl, o*l, l.r, vwa</text:p>
          </table:table-cell>
          <table:table-cell table:number-columns-repeated="101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5065" calcext:value-type="float">
            <text:p>335065</text:p>
          </table:table-cell>
          <table:table-cell office:value-type="float" office:value="22" calcext:value-type="float">
            <text:p>2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591904052805686" calcext:value-type="float">
            <text:p>0.591904052805686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600549211152015" calcext:value-type="float">
            <text:p>0.600549211152015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ditionele(2), inheems(2), historisch(3), volbloeden(1), volbloed(1), zwartje(2), gemengd(2), westers(3), marron(2), zwartjes(1), knecht(1), wilden(1), ras(1)</text:p>
          </table:table-cell>
          <table:table-cell office:value-type="string" calcext:value-type="string">
            <text:p>('sappemeer', 1), ('schoonoord', 1), ('witmarsum', 1), ('ternaard', 1), ('appingedam', 2), ('huizum', 1), ('oranjewoud', 1), ('ruinerwold', 1), ('gorredijk', 2), ('koudum', 1), ('noordwolde', 1), ('arum', 2), ('heeg', 1), ('berlikum', 1), ('veendam', 1), ('zuidhom', 1), ('menaldum', 2), ('stiens', 1), ('holwerd', 1), ('pingjum', 1), ('drachten', 1), ('oudehaske', 1), ('joure', 1), ('stadskanaal', 1), ('garijp', 1)</text:p>
          </table:table-cell>
          <table:table-cell office:value-type="string" calcext:value-type="string">
            <text:p>sappemeer, schoonoord, witmarsum, ternaard, appingedam, huizum, oranjewoud, ruinerwold, gorredijk, koudum, noordwolde, arum, heeg, berlikum, veendam, zuidhom, menaldum, stiens, holwerd, pingjum, drachten, oudehaske, joure, stadskanaal, garijp</text:p>
          </table:table-cell>
          <table:table-cell table:number-columns-repeated="101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0818" calcext:value-type="float">
            <text:p>340818</text:p>
          </table:table-cell>
          <table:table-cell office:value-type="float" office:value="22" calcext:value-type="float">
            <text:p>22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591904052805686" calcext:value-type="float">
            <text:p>0.591904052805686</text:p>
          </table:table-cell>
          <table:table-cell office:value-type="float" office:value="0.772727272727273" calcext:value-type="float">
            <text:p>0.772727272727273</text:p>
          </table:table-cell>
          <table:table-cell office:value-type="float" office:value="0.600549211152015" calcext:value-type="float">
            <text:p>0.600549211152015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rber(2), marron(2), moslim(3), historisch(1), aziatisch(3), historische(1), koppensneller(2), indo-europeaan(4), grootste(1), pygmee(1), blank(1), inboorling(1)</text:p>
          </table:table-cell>
          <table:table-cell office:value-type="string" calcext:value-type="string">
            <text:p>('verecnigd', 1), ('spa', 2), ('seinen', 7), ('londensch', 6), ('havas', 1), ('londensche', 1), ('reuter', 3), ('reuter-', 1)</text:p>
          </table:table-cell>
          <table:table-cell office:value-type="string" calcext:value-type="string">
            <text:p>verecnigd, spa, seinen, londensch, havas, londensche, reuter, reuter-</text:p>
          </table:table-cell>
          <table:table-cell table:number-columns-repeated="10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40513" calcext:value-type="float">
            <text:p>340513</text:p>
          </table:table-cell>
          <table:table-cell office:value-type="float" office:value="51" calcext:value-type="float">
            <text:p>51</text:p>
          </table:table-cell>
          <table:table-cell office:value-type="float" office:value="0.196078431372549" calcext:value-type="float">
            <text:p>0.196078431372549</text:p>
          </table:table-cell>
          <table:table-cell office:value-type="float" office:value="0.460581467335557" calcext:value-type="float">
            <text:p>0.460581467335557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605174564132934" calcext:value-type="float">
            <text:p>0.605174564132934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mengd(1), traditionele(6), verrast(1), ras(2), historisch(4), afkomst(1), primitief(1), marron(4), zigeuners(2), achtergrond(2), winkelknechten(1), aboriginal(1), traditioneel(1), aziatische(1), handicap(3), volbloed(1), zigeuner(2), inheems(1), zwartjes(1), knecht(1), kaffers(1), dwerggroei(1), kaffer(2), exotisch(1), hottentot(1), roots(2), wilde(1), slavenschip(1), indo-europeaan(1), tovenaar(1), moordenaar(1), westers(1)</text:p>
          </table:table-cell>
          <table:table-cell office:value-type="string" calcext:value-type="string">
            <text:p>('westerhof', 2), ('koert', 1), ('boer', 27), ('meursing', 1), ('boonstra', 1), ('anema', 2), ('heslinga', 1), ('schaaf', 3), ('hoekstra', 2), ('terpstra', 2), ('terzool', 1), ('dijkstra', 2), ('dijks', 1), ('kloosterman', 1), ('hiemstra', 1), ('oosterhof', 1), ('bouma', 1), ('huizenga', 1), ('koopmans', 1), ('hilarides', 1), ('blanksma', 1), ('zijlstra', 1), ('sipma', 1), ('wilmink', 1)</text:p>
          </table:table-cell>
          <table:table-cell office:value-type="string" calcext:value-type="string">
            <text:p>westerhof, koert, boer, meursing, boonstra, anema, heslinga, schaaf, hoekstra, terpstra, terzool, dijkstra, dijks, kloosterman, hiemstra, oosterhof, bouma, huizenga, koopmans, hilarides, blanksma, zijlstra, sipma, wilmink</text:p>
          </table:table-cell>
          <table:table-cell table:number-columns-repeated="101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40311" calcext:value-type="float">
            <text:p>340311</text:p>
          </table:table-cell>
          <table:table-cell office:value-type="float" office:value="93" calcext:value-type="float">
            <text:p>93</text:p>
          </table:table-cell>
          <table:table-cell office:value-type="float" office:value="0.150537634408602" calcext:value-type="float">
            <text:p>0.150537634408602</text:p>
          </table:table-cell>
          <table:table-cell office:value-type="float" office:value="0.826725967366971" calcext:value-type="float">
            <text:p>0.826725967366971</text:p>
          </table:table-cell>
          <table:table-cell office:value-type="float" office:value="0.763440860215054" calcext:value-type="float">
            <text:p>0.763440860215054</text:p>
          </table:table-cell>
          <table:table-cell office:value-type="float" office:value="0.606698732622015" calcext:value-type="float">
            <text:p>0.606698732622015</text:p>
          </table:table-cell>
          <table:table-cell office:value-type="float" office:value="0.0860215053763441" calcext:value-type="float">
            <text:p>0.08602150537634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rron(5), zwartje(1), historisch(9), slavenschip(2), indo(1), aziatisch(6), barbaren(2), gemengd(2), indo-europeaan(2), eskimo's(1), traditionele(4), wereldhistorische(1), barbaar'sche(1), achtergrond(6), moslimsche(2), inheems(3), moslim(5), homo(1), inheemse(2), islamiet(2), halfbloed(1), kaukasisch(2), slaaf(2), mulat(2), mongool(1), pygmee(1), homogeen(1), boesman(1), slaven(1), bedienden(1), marrons(1), mesties(2), wilden(1), negerslaven(2), indisch(1), inuit(1), blanke(1), stam(1), indolonten(1), bataviasche(1), afkomst(1), neger(1), lesbisch(1), dwergen(1), aboriginal(2), inlandsche(1), inheemsen(2), mongoolsche(1)</text:p>
          </table:table-cell>
          <table:table-cell office:value-type="string" calcext:value-type="string">
            <text:p>('anti', 5), ('verlaten', 33), ('actief', 4), ('aanstichten', 1), ('komst', 10), ('liga', 3), ('nationaal-', 1), ('terugkeeren', 5), ('radicaal', 4), ('terugkomst', 3), ('linksch', 2), ('rechtsch', 2), ('volksvrien', 5), ('extra-parlementair', 1), ('nationaalsocialistisch', 2), ('overheidspersoon', 1), ('marxisten', 1), ('anti-engelsch', 1), ('democratisch', 2), ('volksvertegenwoordiging', 2), ('christ.-historisch', 1), ('anti-', 1), ('formeeren', 2), ('cratisch', 1), ('demo', 1), ('marxist', 1), ('mandaat', 1), ('illegaal', 1)</text:p>
          </table:table-cell>
          <table:table-cell office:value-type="string" calcext:value-type="string">
            <text:p>anti, verlaten, actief, aanstichten, komst, liga, nationaal-, terugkeeren, radicaal, terugkomst, linksch, rechtsch, volksvrien, extra-parlementair, nationaalsocialistisch, overheidspersoon, marxisten, anti-engelsch, democratisch, volksvertegenwoordiging, christ.-historisch, anti-, formeeren, cratisch, demo, marxist, mandaat, illegaal</text:p>
          </table:table-cell>
          <table:table-cell table:number-columns-repeated="10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40762" calcext:value-type="float">
            <text:p>340762</text:p>
          </table:table-cell>
          <table:table-cell office:value-type="float" office:value="806" calcext:value-type="float">
            <text:p>806</text:p>
          </table:table-cell>
          <table:table-cell office:value-type="float" office:value="0.19106699751861" calcext:value-type="float">
            <text:p>0.19106699751861</text:p>
          </table:table-cell>
          <table:table-cell office:value-type="float" office:value="0.289974649443882" calcext:value-type="float">
            <text:p>0.289974649443882</text:p>
          </table:table-cell>
          <table:table-cell office:value-type="float" office:value="0.765508684863524" calcext:value-type="float">
            <text:p>0.765508684863524</text:p>
          </table:table-cell>
          <table:table-cell office:value-type="float" office:value="0.611735452343294" calcext:value-type="float">
            <text:p>0.611735452343294</text:p>
          </table:table-cell>
          <table:table-cell office:value-type="float" office:value="0.043424317617866" calcext:value-type="float">
            <text:p>0.04342431761786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emengd(19), achtergrond(63), aziatisch(43), barbaar(9), slavenschip(4), historisch(34), aziatische(12), moslim(38), baboe(7), misvormden(6), traditioneel(12), inheems(31), medicijnman(10), zigeunermuziek(3), mulat(5), bediende(5), ontdekken(12), wereldhistorische(2), zwartje(8), marron(22), indiaans(1), mengras(4), traditionele(30), mongool(7), aapman(3), boesman(4), inuit(3), indiaan(4), slaven(4), eskimo's(7), barbaren(10), lesbisch(3), indo-europeaan(22), bedienden(2), moslims(3), kaffer(8), slaaf(10), galeislaven(1), exotisch(11), halfbloed(7), zigeuner(9), metis'nachts(1), gemengde(1), dwergeu(1), rassen(1), kaukasisch(5), ras(6), koppensneller(5), pygmee(4), afgod(7), indo-europeaans(1), historische(10), barbarlje(3), inlandsche(5), mesties(9), blank(7), homo(5), hottentot(5), queer(3), negerslaven(9), neger(5), negercultuur(1), dwerg(4), knecht(5), afkomst(3), koppensnellers(3), negerjongen(1), aziatischejgeit(2), dwerggroei(7), moor(3), muzelman(7), blanke(1), wilde(3), berber(5), moslimsche(3), inboorling(6), inheemsche(3), zigeuners(3), kokkie(5), bosneger(3), inlander(7), marrons(3), barbaar'sche(1), groothistorische(1), slavenhandel(1), mohemmedaan(1), baboes(1), primitief(6), gekleurd(8), zimbabwe(1), stamgenooten(1), mongoolsche(2), onbeschaafd(11), kaffers(2), lilliputters(4), kafferhoofdman(1), islamiet(8), muzelmansche(1), inlanders(1), exotische(2), negerrijk(2), historischen(2), inheemse(2), indiaansch(1), lilliputter(5), zigeunerbende(1), wilden(1), koelies(2), afgodendienst(1), en'marron(1), stam(4), indolonten(1), winkelknechten(1), stammen(1), tovenaar(2), aboriginal(2), mongoolse(1), page(2), barbaarschheid(1), berbers(1), negers(2), gay(1), inheemschen(2), halfbloedjes(1), volbloed(1), traditioneelen(1), inboorlingen(1), tovenaars(1), inheemseen(1), gekleurde(2), westers(1), pages(1), muzelmansch(1), roots(3), wild(2), indo(3), koelie(5), indo's(1), inheems'che(1), knechts(1), volkstammen(1), inheemsen(1), volbloeden(1), rassenhaat(1), medicijnmannen(1), indische(1), indone(1), dienstknechts(1), indonesi(1), mulatten(1), dienstknecht(2), handicap(1), handicapper(1), stamgenoot(1), metis(1), afkomstig(1), indostijl(1)</text:p>
          </table:table-cell>
          <table:table-cell office:value-type="string" calcext:value-type="string">
            <text:p>('politiek', 78), ('bevestigen', 22), ('heel', 140), ('gelooven', 18), ('genoeg', 37), ('twijfelen', 7), ('toedracht', 1), ('macht', 48), ('gewagen', 8), ('zien', 311), ('krachtig', 24), ('schoolstrijd', 1), ('begrijpen', 49), ('geloven', 25), ('eigenlijk', 46), ('beschouwing', 20), ('opmerking', 17), ('belofte', 5), ('voorzek', 7), ('beweren', 25), ('vrijen', 2), ('detailleren', 1), ('herinneren', 38), ('constitutie', 2), ('documenteren', 3), ('verleren', 1), ('alweer', 7), ('staatkunen', 5), ('beloven', 7), ('schenden', 3), ('hoofdtrek', 1), ('nationaliteit', 1), ('bizonders', 1), ('memoreeren', 1), ('waoht', 1), ('memoreren', 1), ('goedschiks', 1), ('zoio', 1), ('zwaartepunt', 2), ('bevestiging', 3), ('verzoen', 2), ('verwonder', 1), ('asylrecht', 1), ('nouding', 1), ('duidelijkheidshalve', 1), ('allang', 2), ('logenstraffen', 2), ('dralen', 2), ('politick', 1), ('terloops', 2), ('maak', 2), ('verzwijgen', 2), ('haarbreed', 1), ('beweg', 1), ('litiek', 1), ('politieken', 1), ('heole', 1), ('le', 1), ('dilemma', 1), ('pohtiek', 1), ('tegenspraak', 1), ('heelwat', 1), ('staatszaak', 1)</text:p>
          </table:table-cell>
          <table:table-cell office:value-type="string" calcext:value-type="string">
            <text:p>politiek, bevestigen, heel, gelooven, genoeg, twijfelen, toedracht, macht, gewagen, zien, krachtig, schoolstrijd, begrijpen, geloven, eigenlijk, beschouwing, opmerking, belofte, voorzek, beweren, vrijen, detailleren, herinneren, constitutie, documenteren, verleren, alweer, staatkunen, beloven, schenden, hoofdtrek, nationaliteit, bizonders, memoreeren, waoht, memoreren, goedschiks, zoio, zwaartepunt, bevestiging, verzoen, verwonder, asylrecht, nouding, duidelijkheidshalve, allang, logenstraffen, dralen, politick, terloops, maak, verzwijgen, haarbreed, beweg, litiek, politieken, heole, le, dilemma, pohtiek, tegenspraak, heelwat, staatszaak</text:p>
          </table:table-cell>
          <table:table-cell table:number-columns-repeated="101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0326" calcext:value-type="float">
            <text:p>340326</text:p>
          </table:table-cell>
          <table:table-cell office:value-type="float" office:value="275" calcext:value-type="float">
            <text:p>275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544721726903824" calcext:value-type="float">
            <text:p>0.544721726903824</text:p>
          </table:table-cell>
          <table:table-cell office:value-type="float" office:value="0.763636363636364" calcext:value-type="float">
            <text:p>0.763636363636364</text:p>
          </table:table-cell>
          <table:table-cell office:value-type="float" office:value="0.615732578460644" calcext:value-type="float">
            <text:p>0.615732578460644</text:p>
          </table:table-cell>
          <table:table-cell office:value-type="float" office:value="0.0545454545454545" calcext:value-type="float">
            <text:p>0.0545454545454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do-europeaan(12), roots(4), inboorling(4), inheems(11), aziatisch(11), marron(22), achtergrond(15), dwerggroei(4), grootst(1), metis(2), traditionele(7), onbeschaafd(3), pygmee(2), handicap(2), page(2), mesties(2), historisch(7), indo(3), moslims(5), moor(3), bediende(3), slaaf(6), kokkie(1), demooraten(1), gemengde(1), berber(3), traditioneel(3), exotisch(2), gekleurd(1), primitief(3), moslim(10), knecht(3), inheemsch(1), koelies(2), hottentot(3), inlander(3), inheems'che(1), inuit(4), zigeunermuziek(1), jokjakarta(1), barbaar(2), gemengd(12), slaven(1), koelie(2), gekleurde(2), inheemse(1), barbaren(3), dienstknechts(1), etniciteit(1), zigeuner(3), zimbabwe(1), homo(3), baboe(1), negerslaven(3), volbloed(2), islamiet(4), mulat(1), boesman(2), historische(1), kaukasisch(4), gay(1), mongool(2), halfbloed(3), neger(2), inlanders(1), muzelman(1), handicapper(1), misvormden(2), historischen(1), zwartje(2), marron'(1), queer(1), indische(1), muzelmansch(1), indiaan(1), indisch(1), tovenaar(2), aziatische(1), roots'(1), lilliputters(1), trans(1), stam(3), volbloedpaard(1), muzelmannen(1), inheemsche(2), kwinti(1), kaffers(1), aboriginal(1), medicijnman(1), kaffer(1), negerrijk(1), inlandsche(1), dwerg(1), wilde(1), ontdekken(1), blanka(1), barbarlje(1), lilliputter(1), inheemsen(1), ras(1)</text:p>
          </table:table-cell>
          <table:table-cell office:value-type="string" calcext:value-type="string">
            <text:p>('sen', 9), ('l', 10), ('vnn', 9), ('dor', 11), ('len', 23), ('deren', 2), ('iri', 5), ('dei', 12), ('ning', 2), ('jen', 6), ('hit', 8), ('voo', 2), ('enden', 2), ('vaa', 31), ('vool', 1), ('dar', 10), ('ing', 8), ('dea', 20), ('tenen', 2), ('-te', 3), ('pen', 13), ('ini', 1), ('eken', 1), ('ven', 16), ('rig', 1), ('yau', 1), ('iig', 2), ('aaii', 2), ('var', 10), ('tollen', 3), ('aam', 2), ('ren', 11), ('ender', 3), ('ken', 7), ('cri', 6), ('de-n', 2), ('aari', 1), ('d.n', 3), ('~', 1), ('volg', 1), ('zen', 5), ('-en', 5), ('vern', 3), ('vrn', 1), ('iden', 1), ('ider', 1), ('iaan', 1), ('gebo', 2), ('d-n', 1), ("t'e", 1), ('icht', 2), ('alp', 1), ('leid', 1), ('vao', 6), ('k', 3), ('euwen', 1), ('arren', 1), ('\\an', 1), ('ite', 2), ('hinde', 1), ('eter', 1), ('tsn', 1), ('dtr', 1), ('aer', 1), ('t-en', 1), ('imen', 1), ('verl', 1), ('ting', 1), ('vab', 2), ('ondei', 1), ('yaa', 1), ('teu', 1), ('ze-', 1), ('gai', 1), ('iing', 1), ('yam', 1), ('rle', 1), ('vkn', 1), ('aks', 1)</text:p>
          </table:table-cell>
          <table:table-cell office:value-type="string" calcext:value-type="string">
            <text:p>sen, l, vnn, dor, len, deren, iri, dei, ning, jen, hit, voo, enden, vaa, vool, dar, ing, dea, tenen, -te, pen, ini, eken, ven, rig, yau, iig, aaii, var, tollen, aam, ren, ender, ken, cri, de-n, aari, d.n, ~, volg, zen, -en, vern, vrn, iden, ider, iaan, gebo, d-n, t'e, icht, alp, leid, vao, k, euwen, arren, \an, ite, hinde, eter, tsn, dtr, aer, t-en, imen, verl, ting, vab, ondei, yaa, teu, ze-, gai, iing, yam, rle, vkn, aks</text:p>
          </table:table-cell>
          <table:table-cell table:number-columns-repeated="101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40585" calcext:value-type="float">
            <text:p>340585</text:p>
          </table:table-cell>
          <table:table-cell office:value-type="float" office:value="38" calcext:value-type="float">
            <text:p>38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19051065251979" calcext:value-type="float">
            <text:p>0.7190510652519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621503578256478" calcext:value-type="float">
            <text:p>0.621503578256478</text:p>
          </table:table-cell>
          <table:table-cell office:value-type="float" office:value="0.0789473684210526" calcext:value-type="float">
            <text:p>0.0789473684210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werg(1), dwerggroei(5), aziatische(1), slavenschip(2), handicapper(1), onbeschaafd(1), pygmee(1), inheems(1), achtergrond(1), berber(3), afgod(1), volbloed(2), marron(2), inboorlingen(1), mulat(1), halfbloed(1), aziatisch(2), ontdekken(1), historisch(1), homo(1), blanke(1), gemengd(1), exotisch(1), westers(1), lesbische(1), k'mesties(2), negerslaven(1)</text:p>
          </table:table-cell>
          <table:table-cell office:value-type="string" calcext:value-type="string">
            <text:p>('volop', 4), ('vaccinatie', 2), ('pest', 3), ('malaria', 1), ('analyse', 3), ('pok', 4), ('immuun', 1), ('slaapzieken', 1), ('epidemisch', 2), ('griep', 1), ('klieren', 4), ('aantasten', 2), ('geneeswijs', 2), ('spaarzaam', 1), ('cholera', 3), ('besmetten', 2), ('besmettelijk', 1), ('ingeent', 1), ('besmetting', 1), ('infectie', 1), ('beri-beri', 1)</text:p>
          </table:table-cell>
          <table:table-cell office:value-type="string" calcext:value-type="string">
            <text:p>volop, vaccinatie, pest, malaria, analyse, pok, immuun, slaapzieken, epidemisch, griep, klieren, aantasten, geneeswijs, spaarzaam, cholera, besmetten, besmettelijk, ingeent, besmetting, infectie, beri-beri</text:p>
          </table:table-cell>
          <table:table-cell table:number-columns-repeated="101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40191" calcext:value-type="float">
            <text:p>340191</text:p>
          </table:table-cell>
          <table:table-cell office:value-type="float" office:value="38" calcext:value-type="float">
            <text:p>38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719051065251979" calcext:value-type="float">
            <text:p>0.719051065251979</text:p>
          </table:table-cell>
          <table:table-cell office:value-type="float" office:value="0.763157894736842" calcext:value-type="float">
            <text:p>0.763157894736842</text:p>
          </table:table-cell>
          <table:table-cell office:value-type="float" office:value="0.621503578256478" calcext:value-type="float">
            <text:p>0.621503578256478</text:p>
          </table:table-cell>
          <table:table-cell office:value-type="float" office:value="0.0789473684210526" calcext:value-type="float">
            <text:p>0.07894736842105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is(5), marron(6), aziatisch(2), queer(4), indo(2), gemengd(1), eskimo(2), aziatischejgeit(2), moslim(1), page(1), neger(1), volbloed(1), negerrijk(1), westers(2), gay(1), hottentot(1), knechts(1), roma(1), dwerggroei(1), groothistorische(1), halfbloed(1)</text:p>
          </table:table-cell>
          <table:table-cell office:value-type="string" calcext:value-type="string">
            <text:p>('cancelling', 1), ('philadelphia', 5), ('vincent', 4), ('w.-afrika', 1), ('ilavre', 1), ('palat', 1), ('boston', 2), ('vert.', 3), ('charleston', 4), ('deal', 1), ('hook', 2), ('leona', 1), ('aang', 6), ('gep', 4), ('kurraehee', 1), ('sierra', 2), ('leone', 1), ('bremea', 1), ('gepa', 1), ('afar', 1), ('k.v.', 1)</text:p>
          </table:table-cell>
          <table:table-cell office:value-type="string" calcext:value-type="string">
            <text:p>cancelling, philadelphia, vincent, w.-afrika, ilavre, palat, boston, vert., charleston, deal, hook, leona, aang, gep, kurraehee, sierra, leone, bremea, gepa, afar, k.v.</text:p>
          </table:table-cell>
          <table:table-cell table:number-columns-repeated="101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0929" calcext:value-type="float">
            <text:p>340929</text:p>
          </table:table-cell>
          <table:table-cell office:value-type="float" office:value="42" calcext:value-type="float">
            <text:p>42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669474256834797" calcext:value-type="float">
            <text:p>0.669474256834797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62621763296013" calcext:value-type="float">
            <text:p>0.62621763296013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fgod(1), metis(1), marron(3), traditionele(3), moslim(2), volbloed(1), aziatisch(1), achtergrond(4), indo(2), gemengd(2), slaven(1), inlander(1), primitief(1), blank(1), barbaren(2), bediende(1), handicap(2), dwerg(1), eskimo(1), historisch(2), slaaf(1), dwerggroei(1), marron'(1), hottentotten(1), inuit(1), ras(2), traditioneel(1), inlanders(1)</text:p>
          </table:table-cell>
          <table:table-cell office:value-type="string" calcext:value-type="string">
            <text:p>('hypo', 1), ('ned', 4), ('alg', 2), ('bank', 13), ('ned.', 9), ('algem', 1), ('nederl', 3), ('alg.', 1), ('holt', 2), ('ncd', 1), ('bauk', 1), ('jnd', 1), ('banken', 1), ('cre', 1), ('hou.', 1), ('lud', 1)</text:p>
          </table:table-cell>
          <table:table-cell office:value-type="string" calcext:value-type="string">
            <text:p>hypo, ned, alg, bank, ned., algem, nederl, alg., holt, ncd, bauk, jnd, banken, cre, hou., lud</text:p>
          </table:table-cell>
          <table:table-cell table:number-columns-repeated="101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1399" calcext:value-type="float">
            <text:p>341399</text:p>
          </table:table-cell>
          <table:table-cell office:value-type="float" office:value="325" calcext:value-type="float">
            <text:p>325</text:p>
          </table:table-cell>
          <table:table-cell office:value-type="float" office:value="0.187692307692308" calcext:value-type="float">
            <text:p>0.187692307692308</text:p>
          </table:table-cell>
          <table:table-cell office:value-type="float" office:value="0.435715637063649" calcext:value-type="float">
            <text:p>0.435715637063649</text:p>
          </table:table-cell>
          <table:table-cell office:value-type="float" office:value="0.763076923076923" calcext:value-type="float">
            <text:p>0.763076923076923</text:p>
          </table:table-cell>
          <table:table-cell office:value-type="float" office:value="0.629175343619887" calcext:value-type="float">
            <text:p>0.629175343619887</text:p>
          </table:table-cell>
          <table:table-cell office:value-type="float" office:value="0.0492307692307692" calcext:value-type="float">
            <text:p>0.049230769230769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oots(2), barbaar(3), muzelman(4), inboorling(3), inheemsche(3), handicap(3), baboe(4), marron(15), inheems(15), indo-europeaan(16), negerslaven(3), moslim(15), mulat(3), hottentot(3), transport(1), gemengd(12), mengras(3), historisch(12), inuit(2), traditioneel(4), traditionele(13), halfbloed(4), achtergrond(26), zigeunerin(1), page(3), dwerggroei(6), onbeschaafd(3), aziatisch(11), barbaren(4), galeislaven(1), metis'nachts(1), westerse(1), indo-europeaans(1), misvormden(2), koelie(2), primitief(4), inlandsche(4), blank(2), mongool(1), indo(5), kaffer(1), slaaf(3), moor(3), medicijnman(3), tovenaar(3), wilde(2), berber(2), bosnegers(1), barbarlje(1), ras(4), gekleurde(2), bosneger(2), koppensneller(4), marrons(2), zigeunermuziek(1), negerrijk(2), inheemsebe(1), slavenhandel(1), wild(2), gekleurd(3), afgodsbeeldje(1), indiaan(2), inheemse(1), mesties(2), homo(3), aziatische(2), koelied(1), inboorlingen(1), k'mesties(2), queer(1), stam(1), kaffers(1), moslimsche(2), barbaarschheid(1), slaven(4), inlander(1), exotisch(2), knecht(2), inheemsch(1), koelies(1), afkomst(1), ontdekken(1), moslims(1), indisch(2), lilliputters(1), zigeuners(1), neger(1), kaukasisch(1), indische(1), volbloed(1), lilliputter(1), kokkie(2), slavenschip(1), exotische(1), etniciteit(1), historischen(1), dwerg(1), liitlepage(1), zigeuner(1), afgod(2), boesman(1), dienstknecht(1), islamiet(1), bediende(1), metis(1), afkomstig(1)</text:p>
          </table:table-cell>
          <table:table-cell office:value-type="string" calcext:value-type="string">
            <text:p>('oen', 31), ('toe-', 2), ('geble', 1), ('/van', 1), ('be-', 9), ('aau', 6), ('vaai', 1), ('wenl', 3), ('bel', 8), ('even-', 1), ('oor', 22), ('ge-', 12), ('.te', 1), ('gej', 2), ('mot', 21), ('bij-', 2), ('cic', 7), ('bev', 3), ('tingen', 3), ('ijk', 4), ('daarn', 1), ('blj', 3), ('waarm', 1), ('gen', 27), ('.en', 10), ('een', 14), ('bjj', 9), ('id', 1), ('brj', 3), ('loggen', 2), ('vol-', 4), ('alken', 1), ('toor', 5), ('jle', 1), ('en-', 1), ('waari', 1), ('derd', 3), ('.aan', 2), ('aan-', 5), ('fl', 1), ('ving', 2), ('eveneena', 2), ('eni', 1), ('dte', 2), ('bijj', 1), ('veor', 3), ('over-', 2), ('gewinnen', 1), ('cle', 3), ('roor', 2), ('na-', 1), ('teg', 1), ('dsa', 3), ('v', 1), ('waar-', 3), ('on-', 2), ('uet', 1), ('her-', 1), ('st', 5), ('woi', 1), ('bii', 4), ('h-t', 3), ("h't", 1), ('bult', 3), ('eii', 3), ('tuigen', 1), ('opge', 1), ('eti', 2), ('sten', 2), ('ijken', 1), ('rd', 1), ('gelen', 1), ('dsn', 4), ('vei', 2), ('joor', 1), ('/en', 2), ('racht', 1), ('iag', 2), ('gooen', 1), ('-bij', 2), ('wil-', 2), ('foor', 2), ('d*n', 1), ('slotte', 1), ('aarden', 2), ('der', 4), ('ig', 2), ('dior', 1), ('oij', 1), ('voord', 1), ('b*j', 1), ('a', 3), ('uitge', 1), ('bfl', 1), ('dpn', 1), ('belde', 2), ('deg', 3), ('defl', 1), ('llet', 1), ('toet', 2), ('dfe', 1), ('verr', 1), ('lingen', 3), ('d.e', 1), ('heest', 1), ('ge^', 1), ('a-an', 1), ('morkt', 1), ('uit', 1), ('pde', 1), ('le-', 1), ('def', 2), ('dij', 1), ('jennen', 1), ('onder-', 1), ('vag', 1), ('bc-', 2), ('delijk', 1), ('fle', 1), ('orer', 1), ('vozen', 1), ("aan'de", 1), ('aange-', 1), ('legd', 1), ('leel', 1)</text:p>
          </table:table-cell>
          <table:table-cell office:value-type="string" calcext:value-type="string">
            <text:p>oen, toe-, geble, /van, be-, aau, vaai, wenl, bel, even-, oor, ge-, .te, gej, mot, bij-, cic, bev, tingen, ijk, daarn, blj, waarm, gen, .en, een, bjj, id, brj, loggen, vol-, alken, toor, jle, en-, waari, derd, .aan, aan-, fl, ving, eveneena, eni, dte, bijj, veor, over-, gewinnen, cle, roor, na-, teg, dsa, v, waar-, on-, uet, her-, st, woi, bii, h-t, h't, bult, eii, tuigen, opge, eti, sten, ijken, rd, gelen, dsn, vei, joor, /en, racht, iag, gooen, -bij, wil-, foor, d*n, slotte, aarden, der, ig, dior, oij, voord, b*j, a, uitge, bfl, dpn, belde, deg, defl, llet, toet, dfe, verr, lingen, d.e, heest, ge^, a-an, morkt, uit, pde, le-, def, dij, jennen, onder-, vag, bc-, delijk, fle, orer, vozen, aan'de, aange-, legd, leel</text:p>
          </table:table-cell>
          <table:table-cell table:number-columns-repeated="10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41227" calcext:value-type="float">
            <text:p>341227</text:p>
          </table:table-cell>
          <table:table-cell office:value-type="float" office:value="46" calcext:value-type="float">
            <text:p>46</text:p>
          </table:table-cell>
          <table:table-cell office:value-type="float" office:value="0.217391304347826" calcext:value-type="float">
            <text:p>0.217391304347826</text:p>
          </table:table-cell>
          <table:table-cell office:value-type="float" office:value="0.327943484714556" calcext:value-type="float">
            <text:p>0.327943484714556</text:p>
          </table:table-cell>
          <table:table-cell office:value-type="float" office:value="0.760869565217391" calcext:value-type="float">
            <text:p>0.760869565217391</text:p>
          </table:table-cell>
          <table:table-cell office:value-type="float" office:value="0.630752538183313" calcext:value-type="float">
            <text:p>0.630752538183313</text:p>
          </table:table-cell>
          <table:table-cell office:value-type="float" office:value="0.0217391304347826" calcext:value-type="float">
            <text:p>0.02173913043478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uzelman(1), indo-europeaan(2), volbloed(3), ontdekken(1), marron(1), rassen(1), knecht(2), traditionele(2), historische(1), inheemse(1), islamiet(1), baboe(2), aziatisch(3), historisch(1), aboriginal(1), bediende(1), demooraten(1), primitief(1), gemengd(3), homo(1), tovenaar(1), inlandsche(2), mesties(2), neger(1), kaukasisch(1), wilden(1), traditioneel(1), wilde(1), kafferhoofdman(1), achtergrond(1), mongool(1), afkomstig(1), berber(1), inheemsche(1)</text:p>
          </table:table-cell>
          <table:table-cell office:value-type="string" calcext:value-type="string">
            <text:p>('justitie', 14), ('secretaris', 7), ('rondvraag', 2), ('procureur-generaal', 2), ('landbouwleeraar', 1), ('afwezigheid', 2), ('advocaat', 6), ('nieuwgekozen', 2), ('voorziiter', 1), ('vooraitter', 1), ('raads', 1), ('vioe-president', 1), ('afwezig', 4), ('penningmeester', 1), ('mijnraad', 1), ('ongesteldheid', 1), ('advokaat', 1)</text:p>
          </table:table-cell>
          <table:table-cell office:value-type="string" calcext:value-type="string">
            <text:p>justitie, secretaris, rondvraag, procureur-generaal, landbouwleeraar, afwezigheid, advocaat, nieuwgekozen, voorziiter, vooraitter, raads, vioe-president, afwezig, penningmeester, mijnraad, ongesteldheid, advokaat</text:p>
          </table:table-cell>
          <table:table-cell table:number-columns-repeated="101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40687" calcext:value-type="float">
            <text:p>340687</text:p>
          </table:table-cell>
          <table:table-cell office:value-type="float" office:value="46" calcext:value-type="float">
            <text:p>46</text:p>
          </table:table-cell>
          <table:table-cell office:value-type="float" office:value="0.152173913043478" calcext:value-type="float">
            <text:p>0.152173913043478</text:p>
          </table:table-cell>
          <table:table-cell office:value-type="float" office:value="0.761627556463546" calcext:value-type="float">
            <text:p>0.761627556463546</text:p>
          </table:table-cell>
          <table:table-cell office:value-type="float" office:value="0.760869565217391" calcext:value-type="float">
            <text:p>0.760869565217391</text:p>
          </table:table-cell>
          <table:table-cell office:value-type="float" office:value="0.630752538183313" calcext:value-type="float">
            <text:p>0.630752538183313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boriginal(5), achtergrond(2), marron(4), kaukasisch(1), inboorlingen(1), bediende(1), zigeuners(1), roots(2), negerslaven(1), page(4), dwerg(1), moslim(2), neger(2), berber(2), afgod(1), queer(2), handicap(1), traditionele(1), queertitle(1), gemengd(1), indo-europeaan(1), historisch(1), indisch(1), aziatisch(1), ras(1), homo(1), gekleurd(1), grootsch(1), trans(1), stam(1)</text:p>
          </table:table-cell>
          <table:table-cell office:value-type="string" calcext:value-type="string">
            <text:p>('american', 8), ('general', 2), ('steel', 2), ('montgomery', 1), ('car', 2), ('coal', 1), ('standard', 2), ('can', 8), ('cop', 1), ('ward', 2), ('foundry', 1), ('united', 5), ('states', 3), ('oil', 1), ('pasco', 1), ('anglo', 2), ('anaconda', 2), ('shell', 2), ('amerlcan', 1), ('eastman', 1), ('service', 1), ('worthington', 1), ('citie', 1), ('linggi', 1), ('republic', 1), ('dry', 2), ('rayon', 1), ('iron', 1)</text:p>
          </table:table-cell>
          <table:table-cell office:value-type="string" calcext:value-type="string">
            <text:p>american, general, steel, montgomery, car, coal, standard, can, cop, ward, foundry, united, states, oil, pasco, anglo, anaconda, shell, amerlcan, eastman, service, worthington, citie, linggi, republic, dry, rayon, iron</text:p>
          </table:table-cell>
          <table:table-cell table:number-columns-repeated="10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41065" calcext:value-type="float">
            <text:p>341065</text:p>
          </table:table-cell>
          <table:table-cell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0.300634399999321" calcext:value-type="float">
            <text:p>0.300634399999321</text:p>
          </table:table-cell>
          <table:table-cell office:value-type="float" office:value="0.76" calcext:value-type="float">
            <text:p>0.76</text:p>
          </table:table-cell>
          <table:table-cell office:value-type="float" office:value="0.635122996169487" calcext:value-type="float">
            <text:p>0.635122996169487</text:p>
          </table:table-cell>
          <table:table-cell office:value-type="float" office:value="0.02" calcext:value-type="float">
            <text:p>0.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istorisch(6), traditionele(7), westers(1), inheemse(1), boesmanbanelen(1), indo-europeaan(3), jakarta(1), volbloed(1), neger(2), inlandsche(1), mesties(1), senaatsbediende(1), kaukasisch(1), indische(1), barbaren(1), dwerggroei(3), aziatisch(1), medicijnman(1), wilde(1), historische(2), traditioneel(1), inheems(1), moslimsche(1), koppensnellers(1), wild(1), berber(1), indisch(1), dwerg(1), rassen(1), indo(1), afkomst(1), inheemsche(1), indiaan(1)</text:p>
          </table:table-cell>
          <table:table-cell office:value-type="string" calcext:value-type="string">
            <text:p>('kazerne', 2), ('onderscheiding', 3), ('nassau', 6), ('oranje', 12), ('ridderoren', 1), ('loteling', 2), ('kader', 5), ('rector', 1), ('f.s', 1), ('militieplicht', 1), ('militie', 3), ('oranje-nassau', 1), ('ordeteeken', 1), ('inlijving', 2), ('corps', 4), ('krijgsdienst', 2), ('lijven', 1), ('leeuw', 4), ('inlijven', 2), ('ridder', 2), ('militiedienst', 1), ('dienstplichtig', 1), ('loting', 1)</text:p>
          </table:table-cell>
          <table:table-cell office:value-type="string" calcext:value-type="string">
            <text:p>kazerne, onderscheiding, nassau, oranje, ridderoren, loteling, kader, rector, f.s, militieplicht, militie, oranje-nassau, ordeteeken, inlijving, corps, krijgsdienst, lijven, leeuw, inlijven, ridder, militiedienst, dienstplichtig, loting</text:p>
          </table:table-cell>
          <table:table-cell table:number-columns-repeated="10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41447" calcext:value-type="float">
            <text:p>341447</text:p>
          </table:table-cell>
          <table:table-cell office:value-type="float" office:value="256" calcext:value-type="float">
            <text:p>256</text:p>
          </table:table-cell>
          <table:table-cell office:value-type="float" office:value="0.20703125" calcext:value-type="float">
            <text:p>0.20703125</text:p>
          </table:table-cell>
          <table:table-cell office:value-type="float" office:value="0.179660133620516" calcext:value-type="float">
            <text:p>0.179660133620516</text:p>
          </table:table-cell>
          <table:table-cell office:value-type="float" office:value="0.76171875" calcext:value-type="float">
            <text:p>0.76171875</text:p>
          </table:table-cell>
          <table:table-cell office:value-type="float" office:value="0.641364829644719" calcext:value-type="float">
            <text:p>0.641364829644719</text:p>
          </table:table-cell>
          <table:table-cell office:value-type="float" office:value="0.03125" calcext:value-type="float">
            <text:p>0.031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nboorling(4), achtergrond(19), indo-europeaan(14), page(1), blank(2), dwerggroei(6), negerslaven(3), metis(1), indo(3), primitief(1), aziatisch(15), inheemsche(4), gemengd(12), barbaren(4), mongool(3), koppensneller(1), traditioneel(6), zigeuner(3), rassenhaat(1), islamiet(4), lilliputter(4), aziatische(5), moortje(1), baboe(1), slavenschip(2), traditionele(7), etniciteit(1), wereldhistorische(2), inheems(5), hottentotten(3), moslim(8), inlander(2), moslimsche(2), homo(3), moslimscho(1), lesbische(1), jokjakarta(1), historisch(10), indisch(2), onbeschaafd(1), koelie(2), afkomst(4), gekleurd(2), inlanders(1), wilde(1), gekleurde(1), marron(4), inheemsebe(1), muzelman(2), ontdekken(3), misvormden(1), mulat(2), jakarta(1), inlandsche(1), exotisch(2), inheemse(1), historische(2), slaaf(2), lilliputters(2), galeislaven(1), barbaar(3), exotische(1), ras(1), neger(5), kaukasisch(2), homogeen(1), moslims(3), mengras(3), negerrestaurant(1), zwartje(1), eskimo's(2), moor(2), marron'(1), dwerg(1), koelied(1), queer(2), dienstknecht(1), roots'(1), blanke(1), volbloedpaard(1), moslimsch(1), afgod(1), halfbloed(2), kwinti(1), berber(1), lesbisch(1), knecht(1), eskimo(1), negers(1), hottentot(1), berbers(1), inheems'che(1), barbarlje(1), mesties(1), slaven(1), zigeuners(1)</text:p>
          </table:table-cell>
          <table:table-cell office:value-type="string" calcext:value-type="string">
            <text:p>('mis-', 2), ('wordon', 1), ('tbans', 1), ('waarin', 99), ('persoon', 60), ("in't", 1), ('vnj', 1), ('hgt', 1), ('iet', 5), ('lemen', 1), ('elko', 1), ('zoor', 2), ('dig', 7), ('ihet', 2), ('tengewoon', 1), ('hetwelk', 13), ('gekouden', 1), ('wordl', 2), ('eikt', 1), ('welko', 4), ('dezo', 7), ('lez', 2), ('weike', 1), ('andero', 2), ('diging', 1), ('zeor', 1), ('dezt', 1), ('eonigo', 1), ('hefc', 4), ('weging', 2), ('zfn', 1), ('onvol', 1), ('wordit', 2), ('kelijk', 1), ('wio', 2), ('doz', 3), ('daar-', 2), ('oyer', 1), ('rder', 1), ('sullen', 1), ('wordtn', 1), ('ueze', 1), ('veol', 1), ('seer', 2), ('dez', 1), ('deselfde', 1), ('-waarin', 1), ('dool', 1), ('deae', 1), ('dozo', 1), ('wordea', 1), ('eeft', 2), ('tege', 1), ('cenigo', 1), ('wonl', 2), ('daarmedo', 1), ('laatste-', 1), ('onm', 1), ('he|', 1)</text:p>
          </table:table-cell>
          <table:table-cell office:value-type="string" calcext:value-type="string">
            <text:p>mis-, wordon, tbans, waarin, persoon, in't, vnj, hgt, iet, lemen, elko, zoor, dig, ihet, tengewoon, hetwelk, gekouden, wordl, eikt, welko, dezo, lez, weike, andero, diging, zeor, dezt, eonigo, hefc, weging, zfn, onvol, wordit, kelijk, wio, doz, daar-, oyer, rder, sullen, wordtn, ueze, veol, seer, dez, deselfde, -waarin, dool, deae, dozo, wordea, eeft, tege, cenigo, wonl, daarmedo, laatste-, onm, he|</text:p>
          </table:table-cell>
          <table:table-cell table:number-columns-repeated="10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38789" calcext:value-type="float">
            <text:p>338789</text:p>
          </table:table-cell>
          <table:table-cell office:value-type="float" office:value="188" calcext:value-type="float">
            <text:p>188</text:p>
          </table:table-cell>
          <table:table-cell office:value-type="float" office:value="0.202127659574468" calcext:value-type="float">
            <text:p>0.202127659574468</text:p>
          </table:table-cell>
          <table:table-cell office:value-type="float" office:value="0.275264886751948" calcext:value-type="float">
            <text:p>0.275264886751948</text:p>
          </table:table-cell>
          <table:table-cell office:value-type="float" office:value="0.76063829787234" calcext:value-type="float">
            <text:p>0.76063829787234</text:p>
          </table:table-cell>
          <table:table-cell office:value-type="float" office:value="0.645023626442492" calcext:value-type="float">
            <text:p>0.645023626442492</text:p>
          </table:table-cell>
          <table:table-cell office:value-type="float" office:value="0.0372340425531915" calcext:value-type="float">
            <text:p>0.03723404255319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nbeschaafd(6), aziatisch(5), halfbloed(2), kaffers(2), historisch(11), berber(1), negerslaven(5), inheems(8), indo-europeaan(7), slaaf(1), inheemse(3), mongool(2), ontdekken(1), achtergrond(11), gemengd(3), aziatische(2), afgod(2), indische(1), moslim(16), exotisch(2), hottentotten(1), primitief(2), koelie(3), ras(1), marron(2), mengras(3), traditionele(12), barbaren(5), neger(1), mesties(2), slaven'(1), indisch(1), moslims(2), lesbische(1), homo(2), indone(1), barbaar(3), indiaan(2), dienstknechts(1), halfbloedjes(1), volbloed(1), mulat(1), inboorling(2), zimbabwe(1), afstammelingen(1), tovenaar(1), misvormden(3), islamiet(2), inheemsche(1), muzelman(2), gemengde(1), blank(1), etniciteit(1), muzelmansche(1), rassen(1), historische(2), negercultuur(2), traditioneel(2), gekleurd(3), westerse(1), baboe(1), lesbisch(1), inlandsche(1), marron'(1), wilden(1), gekleurde(1), dienstknecht(1), zimbabwecultuur(1), bataviasche(1), slaven(2), knecht(1), moslimsche(2), indo(1), moor(1), eskimo(1), inboorlingen(1), negers(1), afkomst(1)</text:p>
          </table:table-cell>
          <table:table-cell office:value-type="string" calcext:value-type="string">
            <text:p>('uiting', 22), ('gematigdheid', 2), ('waan', 2), ('bloedig', 6), ('haat', 9), ('westersch', 14), ('beschaving', 38), ('zwakheid', 4), ('laf', 1), ('groeiend', 1), ('resoluut', 1), ('beslistheid', 2), ('dwaling', 5), ('vernieuwer', 2), ('schande', 4), ('oneer', 3), ('voorzichtig', 9), ('bekromp', 3), ('aziaat', 1), ('onhandig', 4), ('kleingeestigheid', 1), ('logica', 4), ('snood', 1), ('huichelarij', 2), ('zonde', 7), ('onwaardig', 3), ('dienstbaarheid', 1), ('vernederen', 3), ('ongepast', 2), ('verraad', 3), ('dweperij', 1), ('lichtzinnigheid', 1), ('wandaad', 2), ('denkwijze', 1), ('volharden', 3), ('dilettantisme', 1), ('onbuigzaam', 1), ('ganech', 1), ('aanschouwing', 2), ('ongerechtigheid', 2), ('fanatisme', 5), ('beleedigend', 1), ('verdraagzaamheid', 3), ('dwaalbegrip', 1), ('domheid', 1), ('terechtwijzing', 1), ('onveranderlijk', 1), ('kras', 3), ('sterken', 1), ('doortastend', 2), ('lasteren', 1), ('wraak', 4), ('vaderlandsliefen', 1), ('ontrooven', 1), ('volksgeest', 1), ('onverdien', 1), ('zelfoverschatting', 1), ('patriarchaal', 1), ('willooz', 1), ('bedachtzaam', 1), ('vaderlandsliefde', 1), ('driest', 1), ('brutaliteit', 1), ('verwoeden', 1), ('cultuurvolk', 1), ('gewilligheid', 1), ('bespotting', 1), ('goedgeloovig', 1)</text:p>
          </table:table-cell>
          <table:table-cell office:value-type="string" calcext:value-type="string">
            <text:p>uiting, gematigdheid, waan, bloedig, haat, westersch, beschaving, zwakheid, laf, groeiend, resoluut, beslistheid, dwaling, vernieuwer, schande, oneer, voorzichtig, bekromp, aziaat, onhandig, kleingeestigheid, logica, snood, huichelarij, zonde, onwaardig, dienstbaarheid, vernederen, ongepast, verraad, dweperij, lichtzinnigheid, wandaad, denkwijze, volharden, dilettantisme, onbuigzaam, ganech, aanschouwing, ongerechtigheid, fanatisme, beleedigend, verdraagzaamheid, dwaalbegrip, domheid, terechtwijzing, onveranderlijk, kras, sterken, doortastend, lasteren, wraak, vaderlandsliefen, ontrooven, volksgeest, onverdien, zelfoverschatting, patriarchaal, willooz, bedachtzaam, vaderlandsliefde, driest, brutaliteit, verwoeden, cultuurvolk, gewilligheid, bespotting, goedgeloovig</text:p>
          </table:table-cell>
          <table:table-cell table:number-columns-repeated="101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0817" calcext:value-type="float">
            <text:p>340817</text:p>
          </table:table-cell>
          <table:table-cell office:value-type="float" office:value="17" calcext:value-type="float">
            <text:p>1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379525682942261" calcext:value-type="float">
            <text:p>0.379525682942261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646244080582948" calcext:value-type="float">
            <text:p>0.64624408058294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at(1), marron(1), historisch(1), neger(1), zimbabwecultuur(1), inheems(1), kaffer(1), handicap(2), rassen(1), berber(1), negerrijk(1), moslims(1), tovenaar(1), aziatisch(1), inheemsche(1), traditioneel(1)</text:p>
          </table:table-cell>
          <table:table-cell office:value-type="string" calcext:value-type="string">
            <text:p>('oostersehe', 1), ('rothschild', 1), ('serie', 11), ('ges', 2), ('dodo', 1), ('assouan', 1)</text:p>
          </table:table-cell>
          <table:table-cell office:value-type="string" calcext:value-type="string">
            <text:p>oostersehe, rothschild, serie, ges, dodo, assouan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0087" calcext:value-type="float">
            <text:p>340087</text:p>
          </table:table-cell>
          <table:table-cell office:value-type="float" office:value="17" calcext:value-type="float">
            <text:p>17</text:p>
          </table:table-cell>
          <table:table-cell office:value-type="float" office:value="0.176470588235294" calcext:value-type="float">
            <text:p>0.176470588235294</text:p>
          </table:table-cell>
          <table:table-cell office:value-type="float" office:value="0.625545999712805" calcext:value-type="float">
            <text:p>0.625545999712805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646244080582948" calcext:value-type="float">
            <text:p>0.646244080582948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oppensneller(1), eskimo(1), barbaar(1), gekleurd(1), moslim(2), misvormden(1), achtergrond(1), historisch(1), aziatisch(2), etniciteit(1), gemengd(2), eskimo's(1), barbaren(1), indiaan(1)</text:p>
          </table:table-cell>
          <table:table-cell office:value-type="string" calcext:value-type="string">
            <text:p>('oppervlakte', 5), ('electrisch', 2), ('ontginnen', 5), ('afvoer', 2), ('eveneen', 1), ('electrischen', 1), ('uitgraven', 1)</text:p>
          </table:table-cell>
          <table:table-cell office:value-type="string" calcext:value-type="string">
            <text:p>oppervlakte, electrisch, ontginnen, afvoer, eveneen, electrischen, uitgraven</text:p>
          </table:table-cell>
          <table:table-cell table:number-columns-repeated="101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1136" calcext:value-type="float">
            <text:p>341136</text:p>
          </table:table-cell>
          <table:table-cell office:value-type="float" office:value="21" calcext:value-type="float">
            <text:p>21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552670917371121" calcext:value-type="float">
            <text:p>0.552670917371121</text:p>
          </table:table-cell>
          <table:table-cell office:value-type="float" office:value="0.761904761904762" calcext:value-type="float">
            <text:p>0.761904761904762</text:p>
          </table:table-cell>
          <table:table-cell office:value-type="float" office:value="0.646791187577224" calcext:value-type="float">
            <text:p>0.646791187577224</text:p>
          </table:table-cell>
          <table:table-cell office:value-type="float" office:value="0.0476190476190476" calcext:value-type="float">
            <text:p>0.0476190476190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oslim(1), aziatisch(1), gemengd(2), traditionele(1), slaven(1), achtergrond(2), medicijnman(1), handicap(1), pygmee(1), misvormden(1), bediendepmijnneer(1), zigeunermuziek(1), queer(1), marron(1), ontdekken(1), baboe(1), muzelman(1), gekleurd(1), groothistorische(1)</text:p>
          </table:table-cell>
          <table:table-cell office:value-type="string" calcext:value-type="string">
            <text:p>('halfluid', 1), ('dokteres', 1), ('aangekomene', 2), ('hallo', 1), ('//het', 2), ('doodbedaard', 1), ('oogenbli', 1), ('gryce', 1), ('lieveling', 1), ('guest', 2), ('mama', 1), ('ordway', 2), ('beteekenisvol', 1), ('vergeef', 1), ('praatgraag', 1), ('trouwbelofte', 1), ('ontroostbaar', 1)</text:p>
          </table:table-cell>
          <table:table-cell office:value-type="string" calcext:value-type="string">
            <text:p>halfluid, dokteres, aangekomene, hallo, //het, doodbedaard, oogenbli, gryce, lieveling, guest, mama, ordway, beteekenisvol, vergeef, praatgraag, trouwbelofte, ontroostbaar</text:p>
          </table:table-cell>
          <table:table-cell table:number-columns-repeated="101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40320" calcext:value-type="float">
            <text:p>340320</text:p>
          </table:table-cell>
          <table:table-cell office:value-type="float" office:value="25" calcext:value-type="float">
            <text:p>25</text:p>
          </table:table-cell>
          <table:table-cell office:value-type="float" office:value="0.2" calcext:value-type="float">
            <text:p>0.2</text:p>
          </table:table-cell>
          <table:table-cell office:value-type="float" office:value="0.492952066931664" calcext:value-type="float">
            <text:p>0.492952066931664</text:p>
          </table:table-cell>
          <table:table-cell office:value-type="float" office:value="0.76" calcext:value-type="float">
            <text:p>0.76</text:p>
          </table:table-cell>
          <table:table-cell office:value-type="float" office:value="0.648404323906148" calcext:value-type="float">
            <text:p>0.648404323906148</text:p>
          </table:table-cell>
          <table:table-cell office:value-type="float" office:value="0.04" calcext:value-type="float">
            <text:p>0.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ssen(1), aziatische(2), barbaar(2), historisch(2), negerrijk(1), aziatisch(2), exotisch(1), indo-europeaan(1), pygmee(1), mengras(2), mulat(1), barbaren(1), inheems(1), inheemsche(1), ras(1), zwartje(1), achtergrond(1), zimbabwecultuur(1), stammen(1), gemengd(1)</text:p>
          </table:table-cell>
          <table:table-cell office:value-type="string" calcext:value-type="string">
            <text:p>('cultuur', 18), ('kinine', 1), ('o.e', 1), ('cultuur-', 1), ('internatio', 1), ('insulinde', 2), ('rubbermaatschappij', 1), ('insulind', 1)</text:p>
          </table:table-cell>
          <table:table-cell office:value-type="string" calcext:value-type="string">
            <text:p>cultuur, kinine, o.e, cultuur-, internatio, insulinde, rubbermaatschappij, insulind</text:p>
          </table:table-cell>
          <table:table-cell table:number-columns-repeated="101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39964" calcext:value-type="float">
            <text:p>339964</text:p>
          </table:table-cell>
          <table:table-cell office:value-type="float" office:value="25" calcext:value-type="float">
            <text:p>25</text:p>
          </table:table-cell>
          <table:table-cell office:value-type="float" office:value="0.16" calcext:value-type="float">
            <text:p>0.16</text:p>
          </table:table-cell>
          <table:table-cell office:value-type="float" office:value="0.696449095268803" calcext:value-type="float">
            <text:p>0.696449095268803</text:p>
          </table:table-cell>
          <table:table-cell office:value-type="float" office:value="0.76" calcext:value-type="float">
            <text:p>0.76</text:p>
          </table:table-cell>
          <table:table-cell office:value-type="float" office:value="0.648404323906148" calcext:value-type="float">
            <text:p>0.648404323906148</text:p>
          </table:table-cell>
          <table:table-cell office:value-type="float" office:value="0.08" calcext:value-type="float">
            <text:p>0.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rber(2), afgod(1), mohemmedaan(1), achtergrond(2), historisch(1), aziatisch(1), aboriginal(2), indo-europeaan(1), mengras(1), blank(1), koelie(1), gemengde(1), handicap(1), exotisch(1), islamiet(1), kaffer(1), traditionele(1), mongoolsche(1), volbloed(1), barbarlje(1), marron(1), moor(1)</text:p>
          </table:table-cell>
          <table:table-cell office:value-type="string" calcext:value-type="string">
            <text:p>('england', 2), ('von', 19), ('text', 1), ('deutsch', 1), ('masse', 1), ('berichtet', 1), ('archiv', 1)</text:p>
          </table:table-cell>
          <table:table-cell office:value-type="string" calcext:value-type="string">
            <text:p>england, von, text, deutsch, masse, berichtet, archiv</text:p>
          </table:table-cell>
          <table:table-cell table:number-columns-repeated="101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40003" calcext:value-type="float">
            <text:p>340003</text:p>
          </table:table-cell>
          <table:table-cell office:value-type="float" office:value="9" calcext:value-type="float">
            <text:p>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510878046678841" calcext:value-type="float">
            <text:p>0.510878046678841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653797513542876" calcext:value-type="float">
            <text:p>0.6537975135428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slim(1), marron(1), neger(2), mohemmedaan(1), indo-europeaan(1), gemengd(1), transport(1), traditionele(1)</text:p>
          </table:table-cell>
          <table:table-cell office:value-type="string" calcext:value-type="string">
            <text:p>('grosz', 1), ('schoner', 1), ('aua', 1), ('hass', 1), ('heimat', 1), ('tochter', 1), ('posse', 2), ('ober', 1)</text:p>
          </table:table-cell>
          <table:table-cell office:value-type="string" calcext:value-type="string">
            <text:p>grosz, schoner, aua, hass, heimat, tochter, posse, ober</text:p>
          </table:table-cell>
          <table:table-cell table:number-columns-repeated="101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41149" calcext:value-type="float">
            <text:p>341149</text:p>
          </table:table-cell>
          <table:table-cell office:value-type="float" office:value="9" calcext:value-type="float">
            <text:p>9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0.837819547133366" calcext:value-type="float">
            <text:p>0.837819547133366</text:p>
          </table:table-cell>
          <table:table-cell office:value-type="float" office:value="0.777777777777778" calcext:value-type="float">
            <text:p>0.777777777777778</text:p>
          </table:table-cell>
          <table:table-cell office:value-type="float" office:value="0.653797513542876" calcext:value-type="float">
            <text:p>0.653797513542876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htergrond(1), westers(2), inheems(2), metis(1), traditionele(1), lilliputter(1), historische(1)</text:p>
          </table:table-cell>
          <table:table-cell office:value-type="string" calcext:value-type="string">
            <text:p>('harddraverij', 1), ('alta', 3), ('adri', 1), ('waaghals', 1), ('maes', 1), ('josina', 1), ('joost', 1)</text:p>
          </table:table-cell>
          <table:table-cell office:value-type="string" calcext:value-type="string">
            <text:p>harddraverij, alta, adri, waaghals, maes, josina, joost</text:p>
          </table:table-cell>
          <table:table-cell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39247" calcext:value-type="float">
            <text:p>339247</text:p>
          </table:table-cell>
          <table:table-cell office:value-type="float" office:value="41" calcext:value-type="float">
            <text:p>41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0.643304879648657" calcext:value-type="float">
            <text:p>0.643304879648657</text:p>
          </table:table-cell>
          <table:table-cell office:value-type="float" office:value="0.75609756097561" calcext:value-type="float">
            <text:p>0.75609756097561</text:p>
          </table:table-cell>
          <table:table-cell office:value-type="float" office:value="0.658808238956233" calcext:value-type="float">
            <text:p>0.658808238956233</text:p>
          </table:table-cell>
          <table:table-cell office:value-type="float" office:value="0.0731707317073171" calcext:value-type="float">
            <text:p>0.0731707317073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omogeen(1), onbeschaafd(1), indiaan(1), neger(2), aziatisch(3), dwergeu(1), inheems(2), moslim(3), kaffer(1), historisch(2), schildersknecht(1), metis(1), slavenschip(1), koelie(1), bediende(1), indo-europeaan(2), inlander(1), inheemsche(1), gemengd(3), traditioneel(1), mulattin(1), inheemschen(1), marron'(1), achtergrond(1), kokkie(1), zigeunermuziek(1), moslims(1), queer(1), marron(2), wild(1)</text:p>
          </table:table-cell>
          <table:table-cell office:value-type="string" calcext:value-type="string">
            <text:p>('worr', 3), ('moeten', 3), ('neet', 2), ('kumt', 1), ('hummen', 1), ('nie', 9), ('zol', 1), ("t'r", 1), ('hee', 3), ('mer', 4), ('hebb', 1), ('gong', 2), ('truk', 1), ('waat', 1), ('lessen', 1), ('haden', 1), ('krijge', 1), ('jaaa', 1), ('hai', 2), ('urn', 1), ('zull', 1)</text:p>
          </table:table-cell>
          <table:table-cell office:value-type="string" calcext:value-type="string">
            <text:p>worr, moeten, neet, kumt, hummen, nie, zol, t'r, hee, mer, hebb, gong, truk, waat, lessen, haden, krijge, jaaa, hai, urn, zull</text:p>
          </table:table-cell>
          <table:table-cell table:number-columns-repeated="10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41589" calcext:value-type="float">
            <text:p>341589</text:p>
          </table:table-cell>
          <table:table-cell office:value-type="float" office:value="45" calcext:value-type="float">
            <text:p>45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302119776162752" calcext:value-type="float">
            <text:p>0.302119776162752</text:p>
          </table:table-cell>
          <table:table-cell office:value-type="float" office:value="0.755555555555556" calcext:value-type="float">
            <text:p>0.755555555555556</text:p>
          </table:table-cell>
          <table:table-cell office:value-type="float" office:value="0.661750336698147" calcext:value-type="float">
            <text:p>0.661750336698147</text:p>
          </table:table-cell>
          <table:table-cell office:value-type="float" office:value="0.0222222222222222" calcext:value-type="float">
            <text:p>0.0222222222222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do-europeaan(1), marron(3), stamgenoot(1), aziatisch(6), historisch(2), traditionele(1), barbaren(1), etniciteit(1), halfbloed(1), eskimo(2), achtergrond(2), lilliputter(2), blank(1), eskimo's(3), baboe(1), inheems(2), inboorling(1), moslim(1), indisch(1), page(1), slaven(1), kokkie(1), wild(1), queer(1), barbaar(1), slavenschip(1), afkomst(2), indo(1), groothistorische(1), negerrijk(1)</text:p>
          </table:table-cell>
          <table:table-cell office:value-type="string" calcext:value-type="string">
            <text:p>('toestel', 5), ('ballon', 2), ('doorvliegen', 1), ('luchtschip', 1), ('zeppelin', 1), ('marineschip', 1), ('brt', 1), ('slagkruiser', 1), ('destroyer', 1), ('torpederen', 1), ('waarnemer', 2), ('meten', 6), ('onderzeeboot', 1), ('luchtverbinding', 1), ('kruiser', 1), ('admiraliteit', 3), ('vlieger', 3), ('spitsberg', 1), ('oplaten', 2), ('koopvaardijschip', 1), ('luchtvaart', 1), ('k.n.i.l.m.', 1), ('torpedeering', 1), ('piloot', 2), ('vlagvertoon', 1), ('lakehurst', 2), ('fokker', 1), ('torpedo', 1), ('cirkelen', 1), ('vlieg', 1), ('kielzog', 1), ('granada', 1)</text:p>
          </table:table-cell>
          <table:table-cell office:value-type="string" calcext:value-type="string">
            <text:p>toestel, ballon, doorvliegen, luchtschip, zeppelin, marineschip, brt, slagkruiser, destroyer, torpederen, waarnemer, meten, onderzeeboot, luchtverbinding, kruiser, admiraliteit, vlieger, spitsberg, oplaten, koopvaardijschip, luchtvaart, k.n.i.l.m., torpedeering, piloot, vlagvertoon, lakehurst, fokker, torpedo, cirkelen, vlieg, kielzog, granada</text:p>
          </table:table-cell>
          <table:table-cell table:number-columns-repeated="101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41294" calcext:value-type="float">
            <text:p>341294</text:p>
          </table:table-cell>
          <table:table-cell office:value-type="float" office:value="49" calcext:value-type="float">
            <text:p>49</text:p>
          </table:table-cell>
          <table:table-cell office:value-type="float" office:value="0.204081632653061" calcext:value-type="float">
            <text:p>0.204081632653061</text:p>
          </table:table-cell>
          <table:table-cell office:value-type="float" office:value="0.407330837026544" calcext:value-type="float">
            <text:p>0.407330837026544</text:p>
          </table:table-cell>
          <table:table-cell office:value-type="float" office:value="0.755102040816326" calcext:value-type="float">
            <text:p>0.755102040816326</text:p>
          </table:table-cell>
          <table:table-cell office:value-type="float" office:value="0.664720926400671" calcext:value-type="float">
            <text:p>0.664720926400671</text:p>
          </table:table-cell>
          <table:table-cell office:value-type="float" office:value="0.0408163265306122" calcext:value-type="float">
            <text:p>0.0408163265306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disch(1), aziatisch(3), slaaf(1), zwartje(2), inboorlingen(1), gekleurd(2), inboorling(1), gemengd(2), dwerggroei(3), traditionele(5), achtergrond(4), negercultuur(1), winkelknechten(1), eenhistorisch(1), inlandsche(1), exotisch(2), aziatische(2), boesman(1), historisch(2), berber(1), zigeuner(1), indo(1), moor(1), kaffers(1), eskimo's(1), kaukasisch(1), wilde(1), homo(1), moslim(1), barbaar(1), afkomstig(1), barbaren(1)</text:p>
          </table:table-cell>
          <table:table-cell office:value-type="string" calcext:value-type="string">
            <text:p>('slagen', 31), ('teekenaar', 3), ('failleren', 1), ('rijks', 2), ('rijks-', 1), ('failliet', 1), ('veldwachter', 2), ('tolgaarder', 1), ('telegrafie', 3), ('posterijen', 3), ('telegraaf', 1), ('toegelaten', 1)</text:p>
          </table:table-cell>
          <table:table-cell office:value-type="string" calcext:value-type="string">
            <text:p>slagen, teekenaar, failleren, rijks, rijks-, failliet, veldwachter, tolgaarder, telegrafie, posterijen, telegraaf, toegelaten</text:p>
          </table:table-cell>
          <table:table-cell table:number-columns-repeated="10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1260" calcext:value-type="float">
            <text:p>341260</text:p>
          </table:table-cell>
          <table:table-cell office:value-type="float" office:value="57" calcext:value-type="float">
            <text:p>57</text:p>
          </table:table-cell>
          <table:table-cell office:value-type="float" office:value="0.192982456140351" calcext:value-type="float">
            <text:p>0.192982456140351</text:p>
          </table:table-cell>
          <table:table-cell office:value-type="float" office:value="0.475989804904914" calcext:value-type="float">
            <text:p>0.475989804904914</text:p>
          </table:table-cell>
          <table:table-cell office:value-type="float" office:value="0.754385964912281" calcext:value-type="float">
            <text:p>0.754385964912281</text:p>
          </table:table-cell>
          <table:table-cell office:value-type="float" office:value="0.670661730894653" calcext:value-type="float">
            <text:p>0.670661730894653</text:p>
          </table:table-cell>
          <table:table-cell office:value-type="float" office:value="0.0526315789473684" calcext:value-type="float">
            <text:p>0.05263157894736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arron(4), bosneger(1), queer(1), roots(3), moslim(1), koelie(1), afgod(1), primitief(1), blank(1), halfbloed(2), achtergrond(3), hottentottenstam(1), ontdekken(1), moslims(2), eskimo's(3), barbaren(1), afstammelingen(1), moor(1), wereldhistorische(1), berber(1), medicijnman(1), bediende(2), inheems(3), baboe(1), inlandsche(1), historisch(1), aziatisch(1), zigeuners(1), gay(1), slaaf(1), gekleurd(1), indo(1), bosnegers(1), inlander(1), eskimo(1), gemengd(1), hottentot(1), tovenaar(1), mengras(1), onbeschaafd(1), dwerggroei(1), kaffer(1), westers(1)</text:p>
          </table:table-cell>
          <table:table-cell office:value-type="string" calcext:value-type="string">
            <text:p>('perc', 1), ('are', 4), ('hectare', 2), ('perceel', 5), ('aren', 3), ('inzetten', 1), ('boerenplaats', 1), ('behuizing', 1), ('genaamd', 12), ('peel', 4), ('belenden', 1), ('erf', 5), ('groenland', 4), ('erre', 1), ('verpachting', 1), ('kooping', 1), ('pondernaat', 1), ('staande', 1), ('wanica', 1), ('bouw-', 1), ('bouwland', 1), ('aangeleg', 1), ('buitendijks', 1), ('polder', 2), ('ingeland', 2), ('bouwplaats', 1), ('ceel', 1), ('heerenhui', 1)</text:p>
          </table:table-cell>
          <table:table-cell office:value-type="string" calcext:value-type="string">
            <text:p>perc, are, hectare, perceel, aren, inzetten, boerenplaats, behuizing, genaamd, peel, belenden, erf, groenland, erre, verpachting, kooping, pondernaat, staande, wanica, bouw-, bouwland, aangeleg, buitendijks, polder, ingeland, bouwplaats, ceel, heerenhui</text:p>
          </table:table-cell>
          <table:table-cell table:number-columns-repeated="101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40159" calcext:value-type="float">
            <text:p>340159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office:value-type="float" office:value="0.635992541296143" calcext:value-type="float">
            <text:p>0.635992541296143</text:p>
          </table:table-cell>
          <table:table-cell office:value-type="float" office:value="0.8" calcext:value-type="float">
            <text:p>0.8</text:p>
          </table:table-cell>
          <table:table-cell office:value-type="float" office:value="0.672837869385604" calcext:value-type="float">
            <text:p>0.67283786938560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ndbouwersknecht(1), marron(1), wild(1), roma(1), historisch(1)</text:p>
          </table:table-cell>
          <table:table-cell office:value-type="string" calcext:value-type="string">
            <text:p>('hoogeloon', 1), ('heikant', 1), ('grave', 1), ('turnhout', 1), ('ud', 1), ('sas', 1)</text:p>
          </table:table-cell>
          <table:table-cell office:value-type="string" calcext:value-type="string">
            <text:p>hoogeloon, heikant, grave, turnhout, ud, sas</text:p>
          </table:table-cell>
          <table:table-cell table:number-columns-repeated="101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38567" calcext:value-type="float">
            <text:p>3385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672837869385604" calcext:value-type="float">
            <text:p>0.672837869385604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htergrond(1), blank(1), koelie(1), baboe(1), kokkie(1)</text:p>
          </table:table-cell>
          <table:table-cell office:value-type="string" calcext:value-type="string">
            <text:p>('spiegelgracht', 1), ('mozes-', 1), ('aaronstraat', 1), ('molenpad', 1), ('marktstraat', 1), ('kornis', 1), ('hofstraat', 1)</text:p>
          </table:table-cell>
          <table:table-cell office:value-type="string" calcext:value-type="string">
            <text:p>spiegelgracht, mozes-, aaronstraat, molenpad, marktstraat, kornis, hofstraat</text:p>
          </table:table-cell>
          <table:table-cell table:number-columns-repeated="10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41178" calcext:value-type="float">
            <text:p>341178</text:p>
          </table:table-cell>
          <table:table-cell office:value-type="float" office:value="98" calcext:value-type="float">
            <text:p>98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246521223882925" calcext:value-type="float">
            <text:p>0.246521223882925</text:p>
          </table:table-cell>
          <table:table-cell office:value-type="float" office:value="0.755102040816326" calcext:value-type="float">
            <text:p>0.755102040816326</text:p>
          </table:table-cell>
          <table:table-cell office:value-type="float" office:value="0.678391151646916" calcext:value-type="float">
            <text:p>0.678391151646916</text:p>
          </table:table-cell>
          <table:table-cell office:value-type="float" office:value="0.0306122448979592" calcext:value-type="float">
            <text:p>0.0306122448979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ots(1), negerslaven(3), aziatisch(3), dwerggroei(3), indo-europeaan(7), historisch(9), moslim(6), traditionele(5), inlander(2), marron(3), achtergrond(6), gemengde(3), indiaan(1), gemengd(3), historischen(1), gay(1), zigeunermuziek(1), historischcn(1), inboorling(1), ontdekken(1), lilliputter(1), mulat(1), jakarta(2), afkomst(1), primitief(2), inheemse(1), galeislaven(1), eskimo(1), muzelmansche(1), indo(2), inlandsche(2), historische(1), mongool(1), westerse(1), medicijnman(2), koppensnellers(1), wild(1), onbeschaafd(2), slavenschip(1), ras(2), indisch(1), homo(1), inheemsche(1), kaffers(1), zigeuners(1), aziatische(1), berber(1), baboe(1), queer(1), indo's(1)</text:p>
          </table:table-cell>
          <table:table-cell office:value-type="string" calcext:value-type="string">
            <text:p>('kweekschool', 1), ('onderwijzer', 18), ('onderwijzeres', 2), ('gymnastiek', 1), ('afnemen', 9), ('school', 54), ('examen', 2), ('geneeskund', 1), ('onderwijze', 1), ('diploma', 4), ('doctor', 4), ('normaalschool', 1), ('sohool', 1), ('burgerschool', 2), ('gymnasium', 3), ('chool', 1), ('aken', 1), ('leerare', 1), ('schoolhoofd', 1), ('handelsschool', 1), ('apothekersbedienen', 1), ('schooi', 1), ('rijksveldwacht', 1), ('leraar', 1), ('leerschool', 1), ('lagere', 1), ('bijz', 1), ('propaedeutisch', 1), ('werktuigbouwkunde', 1)</text:p>
          </table:table-cell>
          <table:table-cell office:value-type="string" calcext:value-type="string">
            <text:p>kweekschool, onderwijzer, onderwijzeres, gymnastiek, afnemen, school, examen, geneeskund, onderwijze, diploma, doctor, normaalschool, sohool, burgerschool, gymnasium, chool, aken, leerare, schoolhoofd, handelsschool, apothekersbedienen, schooi, rijksveldwacht, leraar, leerschool, lagere, bijz, propaedeutisch, werktuigbouwkunde</text:p>
          </table:table-cell>
          <table:table-cell table:number-columns-repeated="101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35686" calcext:value-type="float">
            <text:p>335686</text:p>
          </table:table-cell>
          <table:table-cell office:value-type="float" office:value="28" calcext:value-type="float">
            <text:p>28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07514372609633" calcext:value-type="float">
            <text:p>0.407514372609633</text:p>
          </table:table-cell>
          <table:table-cell office:value-type="float" office:value="0.75" calcext:value-type="float">
            <text:p>0.75</text:p>
          </table:table-cell>
          <table:table-cell office:value-type="float" office:value="0.68922488788358" calcext:value-type="float">
            <text:p>0.68922488788358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oots(1), hottentotten(2), mulat(1), exotisch(1), page(1), aziatische(2), achtergrond(3), indische(1), marron(3), knecht(1), aziatisch(1), volbloed(1), wilde(1), zigeuner(1), marrons(1), zwartje(1), historischen(1), traditionele(1), historisch(1), wild(1), gemengd(1), queer(1)</text:p>
          </table:table-cell>
          <table:table-cell office:value-type="string" calcext:value-type="string">
            <text:p>('kraal', 3), ('brielsche', 1), ('bont', 8), ('schoolmeesters', 1), ('muis', 4), ('bonte', 3), ('blauwen', 1), ('schoolmeester', 2), ('jam', 1), ('thomassen', 1), ('dokkumer', 1), ('blauwe', 1), ('hamburger', 1)</text:p>
          </table:table-cell>
          <table:table-cell office:value-type="string" calcext:value-type="string">
            <text:p>kraal, brielsche, bont, schoolmeesters, muis, bonte, blauwen, schoolmeester, jam, thomassen, dokkumer, blauwe, hamburger</text:p>
          </table:table-cell>
          <table:table-cell table:number-columns-repeated="101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0218" calcext:value-type="float">
            <text:p>340218</text:p>
          </table:table-cell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0.267205590337954" calcext:value-type="float">
            <text:p>0.267205590337954</text:p>
          </table:table-cell>
          <table:table-cell office:value-type="float" office:value="0.75" calcext:value-type="float">
            <text:p>0.75</text:p>
          </table:table-cell>
          <table:table-cell office:value-type="float" office:value="0.690186410916216" calcext:value-type="float">
            <text:p>0.6901864109162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oorhistorische(1), halfbloed(1), historisch(2), slavenschip(1), aziatisch(2), barbaren(1), kaukasisch(1), berber(2), inboorling(1), lilliputter(1), inheems(1), traditionele(2), koelie(1), moslim(1), eskimo's(1), inlandsche(1), barbaar(1), roma(1), achtergrond(1), zigeunermuziek(1)</text:p>
          </table:table-cell>
          <table:table-cell office:value-type="string" calcext:value-type="string">
            <text:p>('corriere', 1), ('della', 2), ('diario', 1), ('interview', 3), ('echo', 2), ('times', 3), ('vossisch', 1), ('giornal', 1), ('romano', 1), ('osservatore', 1), ('neue', 2), ('anzeiger', 1), ('lokal', 1), ('freie', 1), ('presse', 1), ('reichspost', 1), ('zeilung', 1), ('allgemeine', 1), ('zeitung', 2), ('fremdenblatt', 1), ('tidningen', 1), ('stockholms', 1), ('roma', 1)</text:p>
          </table:table-cell>
          <table:table-cell office:value-type="string" calcext:value-type="string">
            <text:p>corriere, della, diario, interview, echo, times, vossisch, giornal, romano, osservatore, neue, anzeiger, lokal, freie, presse, reichspost, zeilung, allgemeine, zeitung, fremdenblatt, tidningen, stockholms, roma</text:p>
          </table:table-cell>
          <table:table-cell table:number-columns-repeated="101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9393" calcext:value-type="float">
            <text:p>339393</text:p>
          </table:table-cell>
          <table:table-cell office:value-type="float" office:value="56" calcext:value-type="float">
            <text:p>56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322047535633636" calcext:value-type="float">
            <text:p>0.322047535633636</text:p>
          </table:table-cell>
          <table:table-cell office:value-type="float" office:value="0.75" calcext:value-type="float">
            <text:p>0.75</text:p>
          </table:table-cell>
          <table:table-cell office:value-type="float" office:value="0.697383680512417" calcext:value-type="float">
            <text:p>0.697383680512417</text:p>
          </table:table-cell>
          <table:table-cell office:value-type="float" office:value="0.0357142857142857" calcext:value-type="float">
            <text:p>0.03571428571428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laaft(1), slavenhandel(1), historisch(4), pygmee(4), aziatisch(3), kaffer(1), traditionele(2), dwerggroei(1), moslims(1), inlandsche(3), kaukasisch(2), moslim(3), lilliputter(1), indo(2), inlander(1), bediende(1), indische(2), roots(1), zwartje(1), volbloed(1), tovenaar(1), dwerg(1), traditioneel(1), blank(2), berber(1), slaven(1), kafferhoofdman(1), misvormden(1), inheems(1), blanke(1), marron(3), kokkie(1), metis(1), achtergrond(1), inboorling(2), primitief(1)</text:p>
          </table:table-cell>
          <table:table-cell office:value-type="string" calcext:value-type="string">
            <text:p>('grenadier', 1), ('heutsz', 4), ('compagnie', 6), ('minderen', 2), ('gezondheid', 10), ('infanterie', 2), ('regiment', 7), ('terij', 1), ('bataljon', 3), ('korpe', 1), ('marinier', 1), ('-officier', 2), ('commandant', 6), ('artillerie', 6), ('loodswezen', 1), ('veldartillerie', 1), ('sergeant', 2), ('kommandant', 2)</text:p>
          </table:table-cell>
          <table:table-cell office:value-type="string" calcext:value-type="string">
            <text:p>grenadier, heutsz, compagnie, minderen, gezondheid, infanterie, regiment, terij, bataljon, korpe, marinier, -officier, commandant, artillerie, loodswezen, veldartillerie, sergeant, kommandant</text:p>
          </table:table-cell>
          <table:table-cell table:number-columns-repeated="10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0181" calcext:value-type="float">
            <text:p>340181</text:p>
          </table:table-cell>
          <table:table-cell office:value-type="float" office:value="56" calcext:value-type="float">
            <text:p>56</text:p>
          </table:table-cell>
          <table:table-cell office:value-type="float" office:value="0.196428571428571" calcext:value-type="float">
            <text:p>0.196428571428571</text:p>
          </table:table-cell>
          <table:table-cell office:value-type="float" office:value="0.450829691170014" calcext:value-type="float">
            <text:p>0.450829691170014</text:p>
          </table:table-cell>
          <table:table-cell office:value-type="float" office:value="0.75" calcext:value-type="float">
            <text:p>0.75</text:p>
          </table:table-cell>
          <table:table-cell office:value-type="float" office:value="0.697383680512417" calcext:value-type="float">
            <text:p>0.697383680512417</text:p>
          </table:table-cell>
          <table:table-cell office:value-type="float" office:value="0.0535714285714286" calcext:value-type="float">
            <text:p>0.0535714285714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do-europeaan(3), barbaar(1), aziatisch(4), muzelmannen(1), slavenschip(1), afgod(1), rassen(1), marron(4), moslim(2), inheemse(1), zigeunermuziek(1), moor(1), queer(1), historisch(2), mulat(1), achtergrond(1), indo(1), inheems(2), negerrestaurant(1), gemengde(1), slaaf(1), eskimo's(2), traditioneel(1), baboe(1), dwerggroei(1), traditionele(2), homo(1), aapman(1), westers(1), mesties(1), gemengd(4), barbaarschheid(1), roots(1), ras(1), inlandsche(1), zigeuners(1), bediende(1), inuit(1), mulatten(1), dienstknecht(1)</text:p>
          </table:table-cell>
          <table:table-cell office:value-type="string" calcext:value-type="string">
            <text:p>('ccii', 1), ('toog', 5), ('word', 7), ('eein', 1), ('een-', 2), ('erd', 2), ('vrii', 1), ('leg', 2), ('ineen', 6), ('eeno', 2), ('legen', 5), ('.een', 3), ('eeii', 1), ('vang', 1), ('oip', 1), ('eei', 2), ('-een', 2), ('tegeu', 1), ('we-d', 1), ('dooien', 2), ('door-', 1), ('verden', 2), ('volgd', 1), ('eeen', 1), ('verd', 1), ('jeen', 1), ('ecne', 1), ('tegsn', 1)</text:p>
          </table:table-cell>
          <table:table-cell office:value-type="string" calcext:value-type="string">
            <text:p>ccii, toog, word, eein, een-, erd, vrii, leg, ineen, eeno, legen, .een, eeii, vang, oip, eei, -een, tegeu, we-d, dooien, door-, verden, volgd, eeen, verd, jeen, ecne, tegsn</text:p>
          </table:table-cell>
          <table:table-cell table:number-columns-repeated="101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9281" calcext:value-type="float">
            <text:p>339281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0.334144154281729" calcext:value-type="float">
            <text:p>0.334144154281729</text:p>
          </table:table-cell>
          <table:table-cell office:value-type="float" office:value="0.75" calcext:value-type="float">
            <text:p>0.75</text:p>
          </table:table-cell>
          <table:table-cell office:value-type="float" office:value="0.697441416766826" calcext:value-type="float">
            <text:p>0.69744141676682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rbaren(1), aboriginal(1), achtergrond(5), negerslaven(1), traditionele(1), exotisch(1), bediende(1), onbeschaafd(1), jakarta(1), marron(1), blank(1), zimbabwe(1)</text:p>
          </table:table-cell>
          <table:table-cell office:value-type="string" calcext:value-type="string">
            <text:p>('koers', 7), ('industrials', 1), ('marinewaarden', 1), ('grondtoon', 1), ('portugeezen', 2), ('afrikanen', 2), ('mijnshare', 1), ('venezuelanen', 1), ('culturen', 1), ('beurstijd', 1), ('suikerwaard', 1), ('vorstenlanden', 1)</text:p>
          </table:table-cell>
          <table:table-cell office:value-type="string" calcext:value-type="string">
            <text:p>koers, industrials, marinewaarden, grondtoon, portugeezen, afrikanen, mijnshare, venezuelanen, culturen, beurstijd, suikerwaard, vorstenlanden</text:p>
          </table:table-cell>
          <table:table-cell table:number-columns-repeated="10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39521" calcext:value-type="float">
            <text:p>339521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380967231727337" calcext:value-type="float">
            <text:p>0.380967231727337</text:p>
          </table:table-cell>
          <table:table-cell office:value-type="float" office:value="0.75" calcext:value-type="float">
            <text:p>0.75</text:p>
          </table:table-cell>
          <table:table-cell office:value-type="float" office:value="0.706665681365175" calcext:value-type="float">
            <text:p>0.70666568136517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heemschen(2), historischen(1), muzelman(1), moslim(1), gemengd(1), medicijnman(1), queer(1), neger(1), barbaren(1), achtergrond(1), bosneger(1)</text:p>
          </table:table-cell>
          <table:table-cell office:value-type="string" calcext:value-type="string">
            <text:p>('stt', 1), ('snn', 2), ('ijlt', 1), ('u-v', 1), ('jjg', 1), ('jollen', 2), ('ust', 1), ('jst', 1), ('ntr', 1), ('ltr', 1), ('antie', 1)</text:p>
          </table:table-cell>
          <table:table-cell office:value-type="string" calcext:value-type="string">
            <text:p>stt, snn, ijlt, u-v, jjg, jollen, ust, jst, ntr, ltr, antie</text:p>
          </table:table-cell>
          <table:table-cell table:number-columns-repeated="101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41584" calcext:value-type="float">
            <text:p>341584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.380967231727337" calcext:value-type="float">
            <text:p>0.380967231727337</text:p>
          </table:table-cell>
          <table:table-cell office:value-type="float" office:value="0.75" calcext:value-type="float">
            <text:p>0.75</text:p>
          </table:table-cell>
          <table:table-cell office:value-type="float" office:value="0.706665681365175" calcext:value-type="float">
            <text:p>0.70666568136517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ukasisch(2), barbaren(1), knecht(1), gemengd(3), mulat(1), mesties(1), zwartje(1), primitief(1), handicap(1)</text:p>
          </table:table-cell>
          <table:table-cell office:value-type="string" calcext:value-type="string">
            <text:p>('distributiebonboe', 2), ('bon', 6), ('tijdvak', 1), ('geldig', 2), ('petroleumzegel', 1), ('rantsoen', 2), ('nummeren', 1), ('kaarten', 1), ('bons', 2)</text:p>
          </table:table-cell>
          <table:table-cell office:value-type="string" calcext:value-type="string">
            <text:p>distributiebonboe, bon, tijdvak, geldig, petroleumzegel, rantsoen, nummeren, kaarten, bon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0345" calcext:value-type="float">
            <text:p>340345</text:p>
          </table:table-cell>
          <table:table-cell office:value-type="float" office:value="567" calcext:value-type="float">
            <text:p>567</text:p>
          </table:table-cell>
          <table:table-cell office:value-type="float" office:value="0.18342151675485" calcext:value-type="float">
            <text:p>0.18342151675485</text:p>
          </table:table-cell>
          <table:table-cell office:value-type="float" office:value="0.506724481525069" calcext:value-type="float">
            <text:p>0.506724481525069</text:p>
          </table:table-cell>
          <table:table-cell office:value-type="float" office:value="0.760141093474427" calcext:value-type="float">
            <text:p>0.760141093474427</text:p>
          </table:table-cell>
          <table:table-cell office:value-type="float" office:value="0.711062186292395" calcext:value-type="float">
            <text:p>0.711062186292395</text:p>
          </table:table-cell>
          <table:table-cell office:value-type="float" office:value="0.0564373897707231" calcext:value-type="float">
            <text:p>0.0564373897707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roots(2), aziatisch(23), indo-europeaan(27), grootst(1), moslim(34), traditionele(34), islamiet(8), marron(10), barbaar(8), historisch(28), misvormden(6), inheems(18), zigeunerbende(1), bediende(4), mesties(4), inuit(5), indiaans(1), westers(2), mongool(6), afkomst(8), boesman(1), ontdekken(8), hottentotten(2), hottentot(6), baboe(5), zwartje(5), inlandsche(7), gemengd(14), slaven(5), page(4), dwerggroei(10), dwerg(4), kaffer(5), slaaf(7), indo(7), pygmee(4), achtergrond(24), homogeen(1), gemengde(1), aziatische(6), kaukasisch(3), koppensneller(2), eskimo's(1), barbarlje(2), negerrijk(1), inheemsche(4), homo(5), slavenschip(5), rassen(1), afgod(6), neger(5), onbeschaafd(5), traditioneel(5), berber(4), muzelman(7), moor(6), medicijnman(4), lesbisch(1), koelie(7), negercultuur(2), wilde(3), koppensnellers(1), wetshistorische(1), moslimsche(5), inheemsen(2), zigeuner(5), kokkie(4), traditioneelen(1), muzelmannen(1), primitief(6), moortje(1), barbaren(6), mulat(2), inlander(4), halfbloed(6), gekleurd(4), queer(2), exotisch(7), negerslaven(2), lilliputters(1), berbers(1), kafferhoofdman(1), marrons(5), moordenaar(1), wereldhistorische(1), inlanders(1), jakarta(1), bosneger(2), indiaan(4), negers(1), koelies(1), historischen(2), afgodendienst(2), blank(1), inboorlingen(1), moslims(6), indisch(3), zimbabwecultuur(1), stam(2), moslimsch(1), historische(3), knecht(4), onbeschaafd'to(1), aboriginal(2), inheemse(1), zigeuners(1), lilliputter(2), inboorling(1), tovenaars(1), wereldmoord(1), hottentottenstam(1), mongoolse(1), moslimsohe(1), marron'(1), volbloedpaard(1), bataviasche(1), zigeunermuziek(2), birma(1), inheems'che(1), indische(1), aziatischen(1), afstammelingen(1), dwergen(1), handicap(1), dienstknecht(1)</text:p>
          </table:table-cell>
          <table:table-cell office:value-type="string" calcext:value-type="string">
            <text:p>('bedenken', 16), ('weten', 185), ('zonneklaar', 1), ('menigmaal', 6), ('betwisten', 5), ('reden', 40), ('verstaan', 14), ('ontkennen', 10), ('nergens', 14), ('bieden', 34), ('houding', 24), ('omspringen', 3), ('helpen', 25), ('twijfel', 13), ('bcteekent', 1), ('wezenlijk', 7), ('helaas', 15), ('vrijheid', 28), ('erkennen', 27), ('schijnbaar', 7), ('grondwettig', 1), ('klacht', 6), ('veronderstellen', 9), ('bemoeien', 8), ('erkenning', 6), ('sluite', 1), ('staalkundig', 1), ('eerbiedigen', 6), ('eerbiediging', 3), ('onderstelling', 2), ('gekant', 3), ('onjuist', 9), ('privilegie', 2), ('mogen', 20), ('opwerpen', 2), ('overtuigen', 20), ('onjuistheid', 1), ('zelfstandigheid', 3), ('onaantastbaar', 1), ('interpreteeren', 1), ('begrijpelijk', 6), ('ingewijde', 1), ('weieens', 1), ('critiek', 8), ('verantwoordelijk', 4), ('gelijkheid', 3), ('homogeniteit', 1), ('ontgaan', 3), ('uitleggen', 2), ('zonnen', 2), ('misrekenen', 1), ('voorspelden', 1), ('bewering', 4), ('weleens', 1), ('zoovelen', 2), ('burgerrecht', 1), ('loochenen', 2), ('mijden', 1), ('indenken', 2), ('mislukking', 2), ('kritiek', 4), ('vrgheid', 1), ('critick', 1), ('weerleggen', 1), ('verkappen', 1), ('onbesproken', 1), ('ageren', 1), ('allermeest', 1), ('onkundig', 2), ('negeeren', 1), ('vryheid', 2), ('vrjjheid', 1), ('houvast', 1), ('dergenen', 1), ('mogelik', 2), ('drukpers', 1), ('eenieder', 1), ('voorwaar', 1), ('interesseren', 1)</text:p>
          </table:table-cell>
          <table:table-cell office:value-type="string" calcext:value-type="string">
            <text:p>bedenken, weten, zonneklaar, menigmaal, betwisten, reden, verstaan, ontkennen, nergens, bieden, houding, omspringen, helpen, twijfel, bcteekent, wezenlijk, helaas, vrijheid, erkennen, schijnbaar, grondwettig, klacht, veronderstellen, bemoeien, erkenning, sluite, staalkundig, eerbiedigen, eerbiediging, onderstelling, gekant, onjuist, privilegie, mogen, opwerpen, overtuigen, onjuistheid, zelfstandigheid, onaantastbaar, interpreteeren, begrijpelijk, ingewijde, weieens, critiek, verantwoordelijk, gelijkheid, homogeniteit, ontgaan, uitleggen, zonnen, misrekenen, voorspelden, bewering, weleens, zoovelen, burgerrecht, loochenen, mijden, indenken, mislukking, kritiek, vrgheid, critick, weerleggen, verkappen, onbesproken, ageren, allermeest, onkundig, negeeren, vryheid, vrjjheid, houvast, dergenen, mogelik, drukpers, eenieder, voorwaar, interesseren</text:p>
          </table:table-cell>
          <table:table-cell table:number-columns-repeated="10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41127" calcext:value-type="float">
            <text:p>341127</text:p>
          </table:table-cell>
          <table:table-cell office:value-type="float" office:value="242" calcext:value-type="float">
            <text:p>242</text:p>
          </table:table-cell>
          <table:table-cell office:value-type="float" office:value="0.190082644628099" calcext:value-type="float">
            <text:p>0.190082644628099</text:p>
          </table:table-cell>
          <table:table-cell office:value-type="float" office:value="0.413477691367294" calcext:value-type="float">
            <text:p>0.413477691367294</text:p>
          </table:table-cell>
          <table:table-cell office:value-type="float" office:value="0.756198347107438" calcext:value-type="float">
            <text:p>0.756198347107438</text:p>
          </table:table-cell>
          <table:table-cell office:value-type="float" office:value="0.711645102806424" calcext:value-type="float">
            <text:p>0.711645102806424</text:p>
          </table:table-cell>
          <table:table-cell office:value-type="float" office:value="0.0537190082644628" calcext:value-type="float">
            <text:p>0.053719008264463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laven(3), barbaar(5), onbeschaafd(2), indo-europeaan(7), muzelman(3), kokkie(6), aziatisch(19), barbaren(5), indisch(1), slavenschip(4), achtergrond(13), ontdekken(2), moslim(13), tovenaar(2), zwartje(3), historisch(5), indiaan(2), bediende(4), dwergen(1), kaukasisch(3), rassenhaat(1), dwerg(1), gemengde(1), lilliputter(5), aziatische(1), mesties(4), kaffer(3), indische(1), moslims(2), wereldhistorische(2), marron(7), traditionele(12), koelie(1), inheems(4), mulat(3), inuit(2), westers(1), homo(1), zigeunermuziek(1), inlandsche(3), historische(4), ras(2), volbloed(1), berberoorlog(1), gemengd(7), lilliputters(1), lesbische(1), slaaf(2), tovenaars(1), page(1), inlander(2), moor(3), exotisch(3), primitief(1), indo(3), afgod(2), wilde(1), dwerggroei(4), eskimo(2), inboorling(1), mulatten(1), stam(2), rassen(1), dwergeu(1), wereldmoord(1), hottentot(2), eskimo's(1), halfbloed(3), indo-europeaans(1), koppensneller(2), blank(1), mongool(1), traditioneel(2), islamiet(1), neger(1), berber(2), moord(1), aboriginal(1), historischen(1), barbaarsche(1), allochtoon(1), medicijnman(1), zigeuner(1), metis(1), inheemsen(2), negers(1), moslimsche(1), mongoolsche(1), bosnegers(1), wild(1), stammen(1), volkstammen(1)</text:p>
          </table:table-cell>
          <table:table-cell office:value-type="string" calcext:value-type="string">
            <text:p>('aaneen', 1), ('scheiden', 19), ('voorvallen', 3), ('conflict', 6), ('haast', 13), ('meteen', 8), ('erg', 42), ('veroveringspolitiek', 1), ('onverkwikkelijk', 1), ('jammer', 8), ('autocratisch', 1), ('indruk', 26), ('aarzelen', 6), ('iedereen', 9), ('strijden', 26), ('uitvechten', 1), ('totalitair', 2), ('genoegdoening', 1), ('uitlaten', 7), ('weerstand', 6), ('ideologie', 2), ('verzoenen', 1), ('zelven', 3), ('loyaal', 1), ('gerust', 9), ('volmondig', 1), ('protest', 6), ('tactisch', 2), ('evolutionair', 1), ('doodeenvoudig', 1), ('liberalistisch', 1), ('maohtig', 2), ('bezinnen', 1), ('wereldgebeurtenis', 1), ('begeeren', 1), ('haperen', 1), ('onbewimpeld', 1), ('polemiseeren', 1), ('overwinn', 2), ('regeeren', 2), ('eigentlijk', 1), ('onoverwinlijk', 1), ('regeer', 1), ('.zoo', 1), ('levensruimte', 2), ('aaneensluiten', 2), ('samenging', 1), ('vermeldenswaardig', 1), ('proletariaat', 2), ('vastbesloten', 1), ('zinspeling', 1), ('deugen', 3), ('versag', 1), ('-zien', 1), ('ihoe', 1), ('redeneren', 2), ('regeeringsvorm', 1), ('koningschap', 1), ('gelijkberechtigd', 1), ('anti-papisme', 1), ('uitlating', 2), ('uiteenvall', 1), ('staatsmanskunst', 1), ('redeneeren', 1), ('gouvernementeel', 1), ('begrijp', 1), ('autoritair', 1), ('courantenartikel', 1), ('duimbreed', 1), ('strqd', 1), ('constitutioneel', 1), ('platonisch', 1), ('zwggen', 1)</text:p>
          </table:table-cell>
          <table:table-cell office:value-type="string" calcext:value-type="string">
            <text:p>aaneen, scheiden, voorvallen, conflict, haast, meteen, erg, veroveringspolitiek, onverkwikkelijk, jammer, autocratisch, indruk, aarzelen, iedereen, strijden, uitvechten, totalitair, genoegdoening, uitlaten, weerstand, ideologie, verzoenen, zelven, loyaal, gerust, volmondig, protest, tactisch, evolutionair, doodeenvoudig, liberalistisch, maohtig, bezinnen, wereldgebeurtenis, begeeren, haperen, onbewimpeld, polemiseeren, overwinn, regeeren, eigentlijk, onoverwinlijk, regeer, .zoo, levensruimte, aaneensluiten, samenging, vermeldenswaardig, proletariaat, vastbesloten, zinspeling, deugen, versag, -zien, ihoe, redeneren, regeeringsvorm, koningschap, gelijkberechtigd, anti-papisme, uitlating, uiteenvall, staatsmanskunst, redeneeren, gouvernementeel, begrijp, autoritair, courantenartikel, duimbreed, strqd, constitutioneel, platonisch, zwggen</text:p>
          </table:table-cell>
          <table:table-cell table:number-columns-repeated="101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0230" calcext:value-type="float">
            <text:p>340230</text:p>
          </table:table-cell>
          <table:table-cell office:value-type="float" office:value="300" calcext:value-type="float">
            <text:p>300</text:p>
          </table:table-cell>
          <table:table-cell office:value-type="float" office:value="0.193333333333333" calcext:value-type="float">
            <text:p>0.193333333333333</text:p>
          </table:table-cell>
          <table:table-cell office:value-type="float" office:value="0.344023734572587" calcext:value-type="float">
            <text:p>0.344023734572587</text:p>
          </table:table-cell>
          <table:table-cell office:value-type="float" office:value="0.756666666666667" calcext:value-type="float">
            <text:p>0.756666666666667</text:p>
          </table:table-cell>
          <table:table-cell office:value-type="float" office:value="0.720206020900485" calcext:value-type="float">
            <text:p>0.720206020900485</text:p>
          </table:table-cell>
          <table:table-cell office:value-type="float" office:value="0.05" calcext:value-type="float">
            <text:p>0.0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indo-europeaan(12), barbaar(5), roots(4), inheems(16), aziatisch(18), achtergrond(16), slavenschip(2), blank(2), kaffers(1), historisch(14), moslim(10), indisch(2), onbeschaafd(2), indo(4), gemengd(13), handicap(2), primitief(6), bosneger(2), marron(11), koppensneller(3), barbaren(3), aapman(1), zigeuner(3), inheems'che(3), islamiet(3), zigeunerbende(2), mesties(3), negerslaven(3), inboorling(3), traditionele(22), ontdekken(1), knecht(2), marrons(4), page(1), mulat(6), kokkie(2), bediendepmijnneer(1), barbarlje(2), roma(1), dwerggroei(4), inuit(2), hottentot(1), dwerg(2), homo(2), inheemse(2), ras(1), inboorlingen(3), misvormden(3), zigeuners(2), zimbabwe(1), pygmee(1), halfbloed(1), exotisch(2), afgodsbeeldje(1), inlander(1), pygmeeen(1), moslims(1), slaaf(3), gay(1), queer(2), mengras(1), moordenaar(1), metis(1), koelie(1), wild(1), inheemsche(3), exotische(1), afgod(2), zwartje(2), aziatische(3), pages(1), baboe(1), volbloed(1), moslimsoh(1), mongool(3), stam(3), eskimo(1), slaven(2), eskimo's(1), dienstknecht(1), hottentotten(1), rassen(1), traditioneel(1), gekleurd(1), medicijnman(1), koelies(1), kaukasisch(3), kwinti(1), winkelknechten(1), berber(2), zigeunerin(1), indiaan(1), moslimsche(1), bediende(1), inheemsen(2), negers(1), volkstammen(1)</text:p>
          </table:table-cell>
          <table:table-cell office:value-type="string" calcext:value-type="string">
            <text:p>('ecu', 32), ('eon', 28), ('betten', 136), ('hel', 45), ('cen', 4), ('hei', 19), ('pla', 2), ('-het', 5), ('ean', 8), ('ahe', 2), ('alie', 2), ('eem', 2), ("van'het", 1), ('eeu', 5), ('hellen', 1), ('eeae', 1), ('rode', 2), ('bene', 3), ('eeti', 2), ('ccn', 1), ('enkole', 1), ('aue', 1), ('aile', 2), ('eenl', 1), ('hert', 3), ('van-het', 1), ('aarbij', 1), ('hef', 3), ('verdei', 1), ('iloor', 2), ('hieuwen', 1), ('h^t', 1), ('haald', 1), ('ijet', 2), ('ovei', 4), ('hetl', 1), ('het-', 2), ('wedor', 1), ('klaren', 1), ('teken', 1), ('hpt', 1), ('eej', 1)</text:p>
          </table:table-cell>
          <table:table-cell office:value-type="string" calcext:value-type="string">
            <text:p>ecu, eon, betten, hel, cen, hei, pla, -het, ean, ahe, alie, eem, van'het, eeu, hellen, eeae, rode, bene, eeti, ccn, enkole, aue, aile, eenl, hert, van-het, aarbij, hef, verdei, iloor, hieuwen, h^t, haald, ijet, ovei, hetl, het-, wedor, klaren, teken, hpt, eej</text:p>
          </table:table-cell>
          <table:table-cell table:number-columns-repeated="10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41954" calcext:value-type="float">
            <text:p>341954</text:p>
          </table:table-cell>
          <table:table-cell office:value-type="float" office:value="237" calcext:value-type="float">
            <text:p>237</text:p>
          </table:table-cell>
          <table:table-cell office:value-type="float" office:value="0.20253164556962" calcext:value-type="float">
            <text:p>0.20253164556962</text:p>
          </table:table-cell>
          <table:table-cell office:value-type="float" office:value="0.241085341854853" calcext:value-type="float">
            <text:p>0.241085341854853</text:p>
          </table:table-cell>
          <table:table-cell office:value-type="float" office:value="0.755274261603376" calcext:value-type="float">
            <text:p>0.755274261603376</text:p>
          </table:table-cell>
          <table:table-cell office:value-type="float" office:value="0.721561677590621" calcext:value-type="float">
            <text:p>0.721561677590621</text:p>
          </table:table-cell>
          <table:table-cell office:value-type="float" office:value="0.0421940928270042" calcext:value-type="float">
            <text:p>0.04219409282700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indo-europeaan(19), gemengd(3), indisch(1), blank(2), metis(2), negerslaven(3), aziatisch(31), eskimo's(3), marron(3), aziatische(6), onbeschaafd(2), inheemse(5), moslim(11), kaukasisch(6), dwerggroei(6), negerrijk(2), inheems(10), rassenhaat(1), medicijnman(3), berber(2), exotische(2), marrons(1), negerin(1), gekleurd(1), aboriginal(2), slavenschip(4), traditionele(3), hottentot(2), achtergrond(8), indiaan(2), barbaren(5), ontdekken(1), moslimscho(1), mengras(2), mongool(7), mesties(1), historisch(3), indo(5), negercultuur(4), inlandsche(1), zigeunermuziek(1), muzelman(3), bediende(1), islamiet(1), hottentotten(1), zimbabwe(1), halfbloed(2), mulat(2), exotisch(3), afkomst(2), afstammelingen(1), neger(3), volbloed(2), moslims(2), kaffer(1), indonesi(1), zigeuner(1), baboe(1), inlanders(1), afgod(1), hottentottenstam(1), moslimsche(1), indo-europeaans(1), mongoolse(2), negers(1), inheemsche(1), primitief(1), kokkie(1), rassen(1), zimbabwecultuur(1), westers(1), ras(3), moor(2), page(1), traditioneel(1), indische(1), dwergen(1), birma(1), inboorlingen(1), inheemsen(2), eskimo(1), slaven(1), wild(1), homo(1)</text:p>
          </table:table-cell>
          <table:table-cell office:value-type="string" calcext:value-type="string">
            <text:p>('chineeschen', 4), ('china', 34), ('afrika', 37), ('japans', 14), ('indo', 22), ('oosten', 35), ('japansch', 16), ('amerikaansch', 30), ('mexicaansch', 1), ('afrikaansche', 4), ('zuidwaart', 1), ('alpengebied', 2), ('kaansch', 1), ('neesch', 1), ('ijsland', 1), ('archipel', 7), ('halfrond', 2), ('britsch-', 1), ('zuid-amerika', 1), ('chineesch', 16), ('afrikaansehe', 1), ('zuidwaarts', 1), ('evenaar', 1), ('amerikaansen', 1), ('chinee', 1), ('teh', 2), ('oostwaarts', 1), ('zuid-frankrijk', 3), ('chincesch', 1), ('afrikaansch', 4), ('zuid-oost-', 1), ('amerikaanscbe', 2), ('noord-europa', 1), ('oostzee', 1), ('znid-afrika', 1), ('noord-amerikaansch', 1), ('azie', 2), ('chineescho', 1), ('waarts', 3), ('athene', 1), ('koorden', 1), ('tsjang', 1), ('joean', 1), ('chineesche', 2), ('koreanen', 1), ('tanganyika', 1), ('japanseh', 1), ('zuidelijker', 2), ('ohina', 1), ('australisch', 1), ('chlneesch', 1), ('fo', 1)</text:p>
          </table:table-cell>
          <table:table-cell office:value-type="string" calcext:value-type="string">
            <text:p>chineeschen, china, afrika, japans, indo, oosten, japansch, amerikaansch, mexicaansch, afrikaansche, zuidwaart, alpengebied, kaansch, neesch, ijsland, archipel, halfrond, britsch-, zuid-amerika, chineesch, afrikaansehe, zuidwaarts, evenaar, amerikaansen, chinee, teh, oostwaarts, zuid-frankrijk, chincesch, afrikaansch, zuid-oost-, amerikaanscbe, noord-europa, oostzee, znid-afrika, noord-amerikaansch, azie, chineescho, waarts, athene, koorden, tsjang, joean, chineesche, koreanen, tanganyika, japanseh, zuidelijker, ohina, australisch, chlneesch, fo</text:p>
          </table:table-cell>
          <table:table-cell table:number-columns-repeated="101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517" calcext:value-type="float">
            <text:p>341517</text:p>
          </table:table-cell>
          <table:table-cell office:value-type="float" office:value="47" calcext:value-type="float">
            <text:p>47</text:p>
          </table:table-cell>
          <table:table-cell office:value-type="float" office:value="0.212765957446808" calcext:value-type="float">
            <text:p>0.212765957446808</text:p>
          </table:table-cell>
          <table:table-cell office:value-type="float" office:value="0.354173393222499" calcext:value-type="float">
            <text:p>0.354173393222499</text:p>
          </table:table-cell>
          <table:table-cell office:value-type="float" office:value="0.74468085106383" calcext:value-type="float">
            <text:p>0.74468085106383</text:p>
          </table:table-cell>
          <table:table-cell office:value-type="float" office:value="0.722128881905291" calcext:value-type="float">
            <text:p>0.722128881905291</text:p>
          </table:table-cell>
          <table:table-cell office:value-type="float" office:value="0.0425531914893617" calcext:value-type="float">
            <text:p>0.04255319148936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lavenschip(2), bosneger(1), ontdekken(1), historisch(1), barbaren(2), marron(2), barbaar(1), inheems(2), roots(2), inheemse(1), eskimo(2), historische(1), volbloed'(1), misvormden(1), handicap(1), metis(1), achtergrond(2), neger(1), zigeuner(1), westers(1), traditionele(1), dwerg(1), mesties(2), moslim(2), volbloed(2), gemengd(1), barbaar'sche(1), indiaans(1), afkomst(3), aziatisch(1), homo(1), negerslaven(1), queer(1), zigeunermuziek(1), boesman(1)</text:p>
          </table:table-cell>
          <table:table-cell office:value-type="string" calcext:value-type="string">
            <text:p>('potsdam', 1), ('brun', 1), ('engelschman', 7), ('franschman', 3), ('thurn', 2), ('weimar', 2), ('duitscher', 11), ('wilhelm', 8), ('hongaar', 2), ('holstein', 2), ('leopold', 1), ('germain', 1), ('priu', 1), ('italiaan', 5), ('vic', 3), ('rue', 1), ('nabob', 1), ('neuwied', 1)</text:p>
          </table:table-cell>
          <table:table-cell office:value-type="string" calcext:value-type="string">
            <text:p>potsdam, brun, engelschman, franschman, thurn, weimar, duitscher, wilhelm, hongaar, holstein, leopold, germain, priu, italiaan, vic, rue, nabob, neuwied</text:p>
          </table:table-cell>
          <table:table-cell table:number-columns-repeated="10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0409" calcext:value-type="float">
            <text:p>340409</text:p>
          </table:table-cell>
          <table:table-cell office:value-type="float" office:value="35" calcext:value-type="float">
            <text:p>35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93347541646219" calcext:value-type="float">
            <text:p>0.793347541646219</text:p>
          </table:table-cell>
          <table:table-cell office:value-type="float" office:value="0.742857142857143" calcext:value-type="float">
            <text:p>0.742857142857143</text:p>
          </table:table-cell>
          <table:table-cell office:value-type="float" office:value="0.722849229781868" calcext:value-type="float">
            <text:p>0.722849229781868</text:p>
          </table:table-cell>
          <table:table-cell office:value-type="float" office:value="0.114285714285714" calcext:value-type="float">
            <text:p>0.1142857142857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boriginal(7), bosneger(1), mulat(1), traditioneel(1), queer(3), page(4), trans(1), marron(2), mesties(1), gemengd(1), metis'(1), ontdekken(1), blank(1), handicap(1), exotisch(1), achtergrond(1), gay(1), roots(2), blanka(1), homo(1), grootsch(1), zigeunermuziek(1)</text:p>
          </table:table-cell>
          <table:table-cell office:value-type="string" calcext:value-type="string">
            <text:p>('collection', 1), ('occasion', 1), ('impression', 1), ('attention', 1), ('finance', 2), ('sports', 1), ('original', 4), ('population', 2), ('nation', 2), ('touch', 1), ('position', 2), ('force', 2), ('justice', 1), ('public', 2), ('date', 1), ('mission', 3), ('tion', 3), ('sacrifice', 1), ('effective', 1), ('impossible', 1), ('pay', 1), ('village', 1), ('importance', 1), ('important', 2), ('colonie', 1), ('classes', 1), ('nature', 1), ('trusts', 1), ('sent', 1), ('opinion', 1), ('face', 1)</text:p>
          </table:table-cell>
          <table:table-cell office:value-type="string" calcext:value-type="string">
            <text:p>collection, occasion, impression, attention, finance, sports, original, population, nation, touch, position, force, justice, public, date, mission, tion, sacrifice, effective, impossible, pay, village, importance, important, colonie, classes, nature, trusts, sent, opinion, face</text:p>
          </table:table-cell>
          <table:table-cell table:number-columns-repeated="101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41354" calcext:value-type="float">
            <text:p>341354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445783206931061" calcext:value-type="float">
            <text:p>0.445783206931061</text:p>
          </table:table-cell>
          <table:table-cell office:value-type="float" office:value="0.75" calcext:value-type="float">
            <text:p>0.75</text:p>
          </table:table-cell>
          <table:table-cell office:value-type="float" office:value="0.725173481318864" calcext:value-type="float">
            <text:p>0.7251734813188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ron(1), wetshistorische(1), wild(1), slavenschip(1), stam(1), exotisch(1), afkomst(1), aboriginal(1)</text:p>
          </table:table-cell>
          <table:table-cell office:value-type="string" calcext:value-type="string">
            <text:p>('beet', 2), ('tw.', 1), ('int.', 1), ('td.', 1), ('internat', 1), ('gew.', 1), ('agl', 1)</text:p>
          </table:table-cell>
          <table:table-cell office:value-type="string" calcext:value-type="string">
            <text:p>beet, tw., int., td., internat, gew., agl</text:p>
          </table:table-cell>
          <table:table-cell table:number-columns-repeated="101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40292" calcext:value-type="float">
            <text:p>340292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0.445783206931061" calcext:value-type="float">
            <text:p>0.445783206931061</text:p>
          </table:table-cell>
          <table:table-cell office:value-type="float" office:value="0.75" calcext:value-type="float">
            <text:p>0.75</text:p>
          </table:table-cell>
          <table:table-cell office:value-type="float" office:value="0.725173481318864" calcext:value-type="float">
            <text:p>0.7251734813188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mengd(1), page(1), aboriginal(1), afgodisch(1), metis(1), historisch(1), neger(1), baboe(1)</text:p>
          </table:table-cell>
          <table:table-cell office:value-type="string" calcext:value-type="string">
            <text:p>('germ', 1), ('a.nd', 1), ('cal.', 1), ('afg', 1), ('waco', 1), ('h.o', 1), ('sw.', 1), ('intd', 1)</text:p>
          </table:table-cell>
          <table:table-cell office:value-type="string" calcext:value-type="string">
            <text:p>germ, a.nd, cal., afg, waco, h.o, sw., intd</text:p>
          </table:table-cell>
          <table:table-cell table:number-columns-repeated="101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38729" calcext:value-type="float">
            <text:p>338729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0.80149271374953" calcext:value-type="float">
            <text:p>0.80149271374953</text:p>
          </table:table-cell>
          <table:table-cell office:value-type="float" office:value="0.75" calcext:value-type="float">
            <text:p>0.75</text:p>
          </table:table-cell>
          <table:table-cell office:value-type="float" office:value="0.725173481318864" calcext:value-type="float">
            <text:p>0.725173481318864</text:p>
          </table:table-cell>
          <table:table-cell office:value-type="float" office:value="0.125" calcext:value-type="float">
            <text:p>0.1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htergrond(1), westers(3), dwerggroei(1), zwartje(1), traditionele(2)</text:p>
          </table:table-cell>
          <table:table-cell office:value-type="string" calcext:value-type="string">
            <text:p>('pieten', 1), ('ridderbos', 1), ('alber', 1), ('pinkster', 1), ('harmina', 1), ('hageman', 1), ('vellinga', 1), ('egberdina', 1), ('salomons', 1), ('alpha', 1)</text:p>
          </table:table-cell>
          <table:table-cell office:value-type="string" calcext:value-type="string">
            <text:p>pieten, ridderbos, alber, pinkster, harmina, hageman, vellinga, egberdina, salomons, alpha</text:p>
          </table:table-cell>
          <table:table-cell table:number-columns-repeated="10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41157" calcext:value-type="float">
            <text:p>341157</text:p>
          </table:table-cell>
          <table:table-cell office:value-type="float" office:value="63" calcext:value-type="float">
            <text:p>63</text:p>
          </table:table-cell>
          <table:table-cell office:value-type="float" office:value="0.19047619047619" calcext:value-type="float">
            <text:p>0.19047619047619</text:p>
          </table:table-cell>
          <table:table-cell office:value-type="float" office:value="0.489861818351152" calcext:value-type="float">
            <text:p>0.489861818351152</text:p>
          </table:table-cell>
          <table:table-cell office:value-type="float" office:value="0.746031746031746" calcext:value-type="float">
            <text:p>0.746031746031746</text:p>
          </table:table-cell>
          <table:table-cell office:value-type="float" office:value="0.725542502527397" calcext:value-type="float">
            <text:p>0.725542502527397</text:p>
          </table:table-cell>
          <table:table-cell office:value-type="float" office:value="0.0634920634920635" calcext:value-type="float">
            <text:p>0.0634920634920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ziatisch(2), marron(6), mulat(1), mesties(2), pygmee(4), halfbloed(3), barbaren(1), negerslaven(1), islamiet(1), slaaf(2), zwartje(1), bosneger(1), indo-europeaan(1), hottentottenstam(1), afgod(3), handicap(1), achtergrond(6), helmlna'marron(2), eskimo's(1), gemengd(3), medicijnman(1), tovenaar(1), historisch(1), zigeuner(1), berber(1), traditionele(2), hottentotten(1), bedienden(1), neger(2), indiaan(1), queer(1), hottentot(2), kaffer(1), wild(1), slaven(1), exotische(1), dwerg(1)</text:p>
          </table:table-cell>
          <table:table-cell office:value-type="string" calcext:value-type="string">
            <text:p>('alphons', 2), ('armand', 2), ("d'arc", 1), ('carlyle', 1), ('louis', 10), ('joan', 1), ('frederik', 4), ('laroche', 1), ('jules', 2), ('georges', 1), ('donna', 2), ('charlie', 3), ('cesar', 1), ('jacques', 2), ('chaplin', 2), ('laurent', 1), ('claude', 2), ('jean', 4), ('christiaan', 2), ('marguerite', 1), ('picard', 1), ('henri', 1), ('emile', 1), ('julien', 1), ('bodenstein', 1), ('pierre', 1), ('michel', 5), ('boucher', 1), ('edmond', 1), ('plato', 2), ('madeleine', 2), ('darwin', 1), ('etienne', 1), ('dona', 1)</text:p>
          </table:table-cell>
          <table:table-cell office:value-type="string" calcext:value-type="string">
            <text:p>alphons, armand, d'arc, carlyle, louis, joan, frederik, laroche, jules, georges, donna, charlie, cesar, jacques, chaplin, laurent, claude, jean, christiaan, marguerite, picard, henri, emile, julien, bodenstein, pierre, michel, boucher, edmond, plato, madeleine, darwin, etienne, dona</text:p>
          </table:table-cell>
          <table:table-cell table:number-columns-repeated="101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39374" calcext:value-type="float">
            <text:p>339374</text:p>
          </table:table-cell>
          <table:table-cell office:value-type="float" office:value="27" calcext:value-type="float">
            <text:p>27</text:p>
          </table:table-cell>
          <table:table-cell office:value-type="float" office:value="0.259259259259259" calcext:value-type="float">
            <text:p>0.259259259259259</text:p>
          </table:table-cell>
          <table:table-cell office:value-type="float" office:value="0.21251285287966" calcext:value-type="float">
            <text:p>0.21251285287966</text:p>
          </table:table-cell>
          <table:table-cell office:value-type="float" office:value="0.740740740740741" calcext:value-type="float">
            <text:p>0.740740740740741</text:p>
          </table:table-cell>
          <table:table-cell office:value-type="float" office:value="0.726882282795281" calcext:value-type="float">
            <text:p>0.72688228279528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oelies(1), traditionele(2), indisch(1), handicapper(1), inuit(1), barbaar(2), baboe(1), marron(2), negerrestaurant(1), zwartje(1), achtergrond(2), ontdekken(1), indiaan(1), primitief(1), mulat(1), bediende(1), mongool(1), gay(1), kaffer(1), barbaren(1), westers(1), stam(1), gekleurd(1)</text:p>
          </table:table-cell>
          <table:table-cell office:value-type="string" calcext:value-type="string">
            <text:p>('asjeblief', 1), ('julle', 1), ('-had', 3), ('welnemen', 1), ('reuze', 1), ('vervolgen', 12), ('vertell', 1), ('.gij', 1), ('gaaft', 1), ('tnij', 1), ('eens', 1), ('.heb', 1), ('afspreken', 1), ('ditje', 1)</text:p>
          </table:table-cell>
          <table:table-cell office:value-type="string" calcext:value-type="string">
            <text:p>asjeblief, julle, -had, welnemen, reuze, vervolgen, vertell, .gij, gaaft, tnij, eens, .heb, afspreken, ditje</text:p>
          </table:table-cell>
          <table:table-cell table:number-columns-repeated="101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1206" calcext:value-type="float">
            <text:p>341206</text:p>
          </table:table-cell>
          <table:table-cell office:value-type="float" office:value="75" calcext:value-type="float">
            <text:p>75</text:p>
          </table:table-cell>
          <table:table-cell office:value-type="float" office:value="0.213333333333333" calcext:value-type="float">
            <text:p>0.213333333333333</text:p>
          </table:table-cell>
          <table:table-cell office:value-type="float" office:value="0.290317250711435" calcext:value-type="float">
            <text:p>0.290317250711435</text:p>
          </table:table-cell>
          <table:table-cell office:value-type="float" office:value="0.746666666666667" calcext:value-type="float">
            <text:p>0.746666666666667</text:p>
          </table:table-cell>
          <table:table-cell office:value-type="float" office:value="0.729544426447542" calcext:value-type="float">
            <text:p>0.729544426447542</text:p>
          </table:table-cell>
          <table:table-cell office:value-type="float" office:value="0.04" calcext:value-type="float">
            <text:p>0.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ditionele(1), roots(1), aziatisch(6), achtergrond(4), gemengd(3), negerslaven(3), historisch(4), bataviasche(1), homo(1), inuit(5), handicapper(1), onbeschaafd(1), moslim(3), historische(1), indo(2), kaukasisch(1), pygmee(1), primitief(1), islamiet(1), kaffers(1), slavenschip(1), kokkie(3), berber(1), inheems(5), afgod(1), marron(3), bosneger(1), inheemschen(2), zwartjes(1), inheemsch(1), lilliputters(1), neger(1), koelie(1), slaaf(1), wild(1), indo-europeaan(1), bosnegers(1), inheemse(1), indisch(1), gekleurd(1), indiaan(1), mulatten(1), slaven(1), stam(1)</text:p>
          </table:table-cell>
          <table:table-cell office:value-type="string" calcext:value-type="string">
            <text:p>('secretarie', 2), ('inschrijven', 6), ('visie', 5), ('verhuizing', 2), ('invoer', 4), ('aankoop', 3), ('afstaan', 2), ('nedergelegd', 1), ('erfgenaam', 3), ('aanvraag', 3), ('bezitting', 10), ('verhuur', 1), ('belanghebbend', 2), ('mondeling', 2), ('gelieven', 3), ('doorvoer', 5), ('dubbeltje', 1), ('productie', 7), ('ruil', 2), ('ingeschrev', 1), ('huiseigenaar', 2), ('nootschapp', 1), ('voorbeen', 1), ('attestatie', 1), ('schriftelijk', 1), ('vennootschap', 2), ('naamloozo', 1), ('overleggen', 2), ('verbruik', 1), ('commanditaire', 1), ('nalatenschap', 1), ('levensonderhoud', 2), ('onroerend', 1), ('kwartje', 1)</text:p>
          </table:table-cell>
          <table:table-cell office:value-type="string" calcext:value-type="string">
            <text:p>secretarie, inschrijven, visie, verhuizing, invoer, aankoop, afstaan, nedergelegd, erfgenaam, aanvraag, bezitting, verhuur, belanghebbend, mondeling, gelieven, doorvoer, dubbeltje, productie, ruil, ingeschrev, huiseigenaar, nootschapp, voorbeen, attestatie, schriftelijk, vennootschap, naamloozo, overleggen, verbruik, commanditaire, nalatenschap, levensonderhoud, onroerend, kwartje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0171" calcext:value-type="float">
            <text:p>340171</text:p>
          </table:table-cell>
          <table:table-cell office:value-type="float" office:value="190" calcext:value-type="float">
            <text:p>190</text:p>
          </table:table-cell>
          <table:table-cell office:value-type="float" office:value="0.2" calcext:value-type="float">
            <text:p>0.2</text:p>
          </table:table-cell>
          <table:table-cell office:value-type="float" office:value="0.29920921968549" calcext:value-type="float">
            <text:p>0.29920921968549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735893102363308" calcext:value-type="float">
            <text:p>0.735893102363308</text:p>
          </table:table-cell>
          <table:table-cell office:value-type="float" office:value="0.0473684210526316" calcext:value-type="float">
            <text:p>0.0473684210526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chtergrond(14), gemengd(6), indo-europeaan(8), aziatisch(11), metis(1), ontdekken(3), muzelmannen(1), koppensneller(3), hottentot(2), bosneger(2), onbeschaafd(1), mesties(3), aziatische(3), eskimo's(5), neger(3), slaaf(4), berber(2), traditionele(9), marrons(2), marron(6), moslim(9), westers(1), inheems(4), afgod(2), bediende(3), afkomst(2), gekleurde(1), groothistorische(1), indiaan(1), inheemse(2), primitief(2), etniciteit(1), negerslaven(2), mulat(1), muzelman(2), koelie(1), gekleurd(2), historisch(2), mulattin(1), barbaren(1), zigeuners(2), kaffer(3), moslims(1), exotisch(1), wild(2), stam(1), dwerg(1), boesman(2), wereldmoord(1), hottentottenstam(1), handicap(2), bedienden(1), dwerggroei(2), inlander(1), baboe(1), zimbabwe(1), indischen(1), negercultuur(1), zwartje(1), hottentotten(1), homo(1), koelies(1), koppensnellers(2), slavenschip(1), moor(1), lilliputter(2), en'marron(1), kaukasisch(1), knecht(2), stamgenoot(1), bataviasche(1), inuit(1), gemengden(1), zigeunermuziek(1), meesterknecht(1), stammen(1), historischen(1), eskimo(2), lesbisch(1), blanke(1), medicijnman(1), historische(1), page(1), traditioneel(1), volbloed(1), indisch(1), onbeschaafdheid(1), indo(1), halfbloed(1)</text:p>
          </table:table-cell>
          <table:table-cell office:value-type="string" calcext:value-type="string">
            <text:p>('dragen', 73), ('bar', 6), ('hersenschudding', 1), ('brandwond', 1), ('hevig', 16), ('zwaar', 49), ('buitenlucht', 1), ('kneuzen', 1), ('hartelust', 2), ('levensgevaarlijk', 2), ('lente', 5), ('doorkomen', 2), ('wond', 3), ('woeden', 8), ('bekomen', 4), ('wonde', 2), ('begunstigen', 2), ('medenemen', 1), ('bekwamen', 3), ('druilerig', 1), ('letsel', 1), ('verwond', 1), ('verwonden', 7), ('bloeden', 3), ('kneuzing', 1), ('oplopen', 1), ('toebracht', 1), ('messteek', 2), ('verwonding', 2), ('atmosfeer', 3), ('schedelbreuk', 1), ('kogelwond', 1), ('gezwoll', 2)</text:p>
          </table:table-cell>
          <table:table-cell office:value-type="string" calcext:value-type="string">
            <text:p>dragen, bar, hersenschudding, brandwond, hevig, zwaar, buitenlucht, kneuzen, hartelust, levensgevaarlijk, lente, doorkomen, wond, woeden, bekomen, wonde, begunstigen, medenemen, bekwamen, druilerig, letsel, verwond, verwonden, bloeden, kneuzing, oplopen, toebracht, messteek, verwonding, atmosfeer, schedelbreuk, kogelwond, gezwoll</text:p>
          </table:table-cell>
          <table:table-cell table:number-columns-repeated="101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39979" calcext:value-type="float">
            <text:p>339979</text:p>
          </table:table-cell>
          <table:table-cell office:value-type="float" office:value="19" calcext:value-type="float">
            <text:p>1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468686693208087" calcext:value-type="float">
            <text:p>0.468686693208087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737289852041245" calcext:value-type="float">
            <text:p>0.737289852041245</text:p>
          </table:table-cell>
          <table:table-cell office:value-type="float" office:value="0.0526315789473684" calcext:value-type="float">
            <text:p>0.0526315789473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ogeen(1), moslim(1), aziatisch(1), aziatische(1), halfbloed(1), volbloed(2), marron(3), indische(1), historischen(1), mesties(1), traditionele(1), kokkie(1), kaffer(1), inuit(1), eskimo(1), dwerg(1)</text:p>
          </table:table-cell>
          <table:table-cell office:value-type="string" calcext:value-type="string">
            <text:p>('vos', 6), ('visser', 4), ('klinkenberg', 1), ('blanken', 1), ('bergh', 1), ('bax', 1), ('scholten', 1), ('vis', 1), ('schouwenburg', 1), ('ingen', 1), ('putto', 1)</text:p>
          </table:table-cell>
          <table:table-cell office:value-type="string" calcext:value-type="string">
            <text:p>vos, visser, klinkenberg, blanken, bergh, bax, scholten, vis, schouwenburg, ingen, putto</text:p>
          </table:table-cell>
          <table:table-cell table:number-columns-repeated="101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40283" calcext:value-type="float">
            <text:p>340283</text:p>
          </table:table-cell>
          <table:table-cell office:value-type="float" office:value="15" calcext:value-type="float">
            <text:p>1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0.789717705793051" calcext:value-type="float">
            <text:p>0.789717705793051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47373799260855" calcext:value-type="float">
            <text:p>0.747373799260855</text:p>
          </table:table-cell>
          <table:table-cell office:value-type="float" office:value="0.133333333333333" calcext:value-type="float">
            <text:p>0.1333333333333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oots(2), marron(1), landbouwersknecht(1), winkelknechten(1), moor(1), handicap(1), kokkie(1), achtergrond(1), indo(1), barbarlje(1), gemengd(1), misvormden(1), gekleurd(1), koppensneller(1)</text:p>
          </table:table-cell>
          <table:table-cell office:value-type="string" calcext:value-type="string">
            <text:p>('wouters', 3), ('janssen', 1), ('bakkers', 1), ('hoof', 2), ('vriens', 1), ('bresser', 1), ('verbruggen', 2), ('doffer', 1), ('storms', 1), ('hulten', 1), ('dael', 1)</text:p>
          </table:table-cell>
          <table:table-cell office:value-type="string" calcext:value-type="string">
            <text:p>wouters, janssen, bakkers, hoof, vriens, bresser, verbruggen, doffer, storms, hulten, dael</text:p>
          </table:table-cell>
          <table:table-cell table:number-columns-repeated="10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37140" calcext:value-type="float">
            <text:p>337140</text:p>
          </table:table-cell>
          <table:table-cell office:value-type="float" office:value="58" calcext:value-type="float">
            <text:p>58</text:p>
          </table:table-cell>
          <table:table-cell office:value-type="float" office:value="0.258620689655172" calcext:value-type="float">
            <text:p>0.258620689655172</text:p>
          </table:table-cell>
          <table:table-cell office:value-type="float" office:value="0.0969550367951511" calcext:value-type="float">
            <text:p>0.096955036795151</text:p>
          </table:table-cell>
          <table:table-cell office:value-type="float" office:value="0.741379310344828" calcext:value-type="float">
            <text:p>0.741379310344828</text:p>
          </table:table-cell>
          <table:table-cell office:value-type="float" office:value="0.748748612067682" calcext:value-type="float">
            <text:p>0.748748612067682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koppensneller(1), etniciteit(1), muzelmansche(1), knecht(3), negerslaven(1), tovenaar(1), zigeuner(1), handicapper(1), pygmee(1), halfbloed(1), hottentot(1), zwartje(1), afgod(1), handicap(1), volbloed(2), neger(1), marron(3), lilliputter(1), gemengd(2), barbaar(2), bedienden(1), achtergrond(3), moslim(2), historische(1), aziatisch(4), exotisch(1), mongool(1), dwerggroei(2), indisch(1), indo-europeaan(1), mesties(2), gay(1), inheems(1), queer(1), historisch(2), slavenschip(1), primitief(1), baboe(1), indo(1), roots(1), kokkie(1), dwerg(1)</text:p>
          </table:table-cell>
          <table:table-cell office:value-type="string" calcext:value-type="string">
            <text:p>('il', 2), ('sui', 2), ('faut', 1), ('neut', 1), ('lui', 9), ('les', 10), ('peu', 1), ('ses', 1), ('aien', 2), ('ces', 3), ('vie', 3), ("j'y", 1), ('mots', 1), ('pendant', 1), ("c'est", 1), ('soit', 1), ('tout', 1), ('mennen', 3), ('fut', 1), ('mon', 4), ('tes', 1), ('esprit', 1), ('vou', 1), ('notr', 1), ('temp', 1), ('mort', 2), ('ri', 1), ('dater', 1), ('cour', 1)</text:p>
          </table:table-cell>
          <table:table-cell office:value-type="string" calcext:value-type="string">
            <text:p>il, sui, faut, neut, lui, les, peu, ses, aien, ces, vie, j'y, mots, pendant, c'est, soit, tout, mennen, fut, mon, tes, esprit, vou, notr, temp, mort, ri, dater, cour</text:p>
          </table:table-cell>
          <table:table-cell table:number-columns-repeated="101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40418" calcext:value-type="float">
            <text:p>340418</text:p>
          </table:table-cell>
          <table:table-cell office:value-type="float" office:value="123" calcext:value-type="float">
            <text:p>123</text:p>
          </table:table-cell>
          <table:table-cell office:value-type="float" office:value="0.227642276422764" calcext:value-type="float">
            <text:p>0.227642276422764</text:p>
          </table:table-cell>
          <table:table-cell office:value-type="float" office:value="0.123648147158232" calcext:value-type="float">
            <text:p>0.123648147158232</text:p>
          </table:table-cell>
          <table:table-cell office:value-type="float" office:value="0.747967479674797" calcext:value-type="float">
            <text:p>0.747967479674797</text:p>
          </table:table-cell>
          <table:table-cell office:value-type="float" office:value="0.748915830130327" calcext:value-type="float">
            <text:p>0.748915830130327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inboorling(1), achtergrond(7), islamiet(2), moslim(4), historisch(5), volbloeden(1), indiaan(1), koppensneller(2), demooraten(1), inlander(2), aziatisch(8), koppensnellers(1), gekleurd(1), traditionele(7), inheemsch(1), marrons(1), inheems'che(1), inheems(2), wild(1), indisch(1), marron(4), halfbloedjes(1), gemengd(5), pygmee(4), mulat(1), traditioneelen(1), eskimo's(1), halfbloed(2), stamgenooten(1), dwerggroei(4), aziatische(2), mesties(2), onbeschaafd(1), eskimo(2), exotisch(2), mongool(5), indo-europeaan(6), dwerg(2), ras(2), muzelman(1), inheemschen(1), inlandsche(2), mengras(1), slaaf(2), indo-europeaans(1), lesbisch(2), neger(1), islamieten(1), medicijnman(2), muzelmannen(1), kaukasisch(2), historischen(1), kaffers(1), negers(1), mongoolsche(1), hottentot(1), indo(1), primitief(1), zigeuners(1)</text:p>
          </table:table-cell>
          <table:table-cell office:value-type="string" calcext:value-type="string">
            <text:p>('zjjn', 17), ('zgn', 32), ('kan', 4), ('kunneu', 1), ('hunno', 4), ('dau', 2), ('hebhen', 2), ('zfjn', 2), ('huri', 1), ('ziju', 17), ('heb-', 2), ('hnn', 1), ('znn', 2), ('zqn', 2), ('geeu', 2), ('zrjn', 2), ('tijne', 1), ('knnn', 3), ('enlijk', 1), ('zuli', 1), ('kor-', 1), ('verben', 1), ('zjju', 1), ('eoht', 2), ('e^e', 1), ('uog', 1), ('izijn', 2), ('zeh', 1), ('uiet', 3), ('zyu', 2), ('doeu', 1), ('gten', 1), ('gevallen', 2), ('hun-', 1), ('looals', 1), ('.was', 1), ('zijm', 1), ('tegenwoordig-', 1), ('-was', 1), ('huu', 1), ('krjjgen', 1), ('ijven', 1)</text:p>
          </table:table-cell>
          <table:table-cell office:value-type="string" calcext:value-type="string">
            <text:p>zjjn, zgn, kan, kunneu, hunno, dau, hebhen, zfjn, huri, ziju, heb-, hnn, znn, zqn, geeu, zrjn, tijne, knnn, enlijk, zuli, kor-, verben, zjju, eoht, e^e, uog, izijn, zeh, uiet, zyu, doeu, gten, gevallen, hun-, looals, .was, zijm, tegenwoordig-, -was, huu, krjjgen, ijven</text:p>
          </table:table-cell>
          <table:table-cell table:number-columns-repeated="10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40808" calcext:value-type="float">
            <text:p>340808</text:p>
          </table:table-cell>
          <table:table-cell office:value-type="float" office:value="326" calcext:value-type="float">
            <text:p>326</text:p>
          </table:table-cell>
          <table:table-cell office:value-type="float" office:value="0.211656441717791" calcext:value-type="float">
            <text:p>0.211656441717791</text:p>
          </table:table-cell>
          <table:table-cell office:value-type="float" office:value="0.104130202560476" calcext:value-type="float">
            <text:p>0.104130202560476</text:p>
          </table:table-cell>
          <table:table-cell office:value-type="float" office:value="0.754601226993865" calcext:value-type="float">
            <text:p>0.754601226993865</text:p>
          </table:table-cell>
          <table:table-cell office:value-type="float" office:value="0.754516024443864" calcext:value-type="float">
            <text:p>0.754516024443864</text:p>
          </table:table-cell>
          <table:table-cell office:value-type="float" office:value="0.0337423312883436" calcext:value-type="float">
            <text:p>0.0337423312883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emengd(12), achtergrond(26), tovenaar(3), historisch(9), inheemsche(4), dwergen(2), indo-europeaan(20), page(2), bediendepmijnneer(1), baboe(3), metis(3), islamiet(3), inheems(10), traditionele(15), bosneger(4), negervrees(1), barbaren(7), kokkie(2), volbloed(3), bedienden(1), moslims(4), kaukasisch(3), moslim(11), galeislaven(1), pygmee(6), negerslaven(6), homogeen(1), slavenschip(3), muzelman(3), slaaf(4), mongool(3), mengras(1), indische(2), afgod(3), blank(3), barbaar(6), negercultuur(2), kaffer(2), aziatisch(10), berber(1), moor(2), indo(2), homo(2), negerrijk(4), koppensneller(2), inheemsen(2), inboorling(2), onbeschaafdheid(1), barbarlje(2), primitief(4), hottentot(2), ras(2), volksstam(1), aapman(1), gemengde(2), mesties(2), dwerggroei(3), groothistorische(1), zigeuner(1), misvormden(2), koelie(3), gekleurd(4), zigeuners(1), berbers(1), halfbloed(4), inlandsche(2), ontdekken(2), wild(2), zimbabwecultuur(1), indiaan(1), handicap(1), mongoolse(1), neger(2), traditioneel(6), eskimo(2), mongoolsche(1), slaven(5), kaffers(1), inlander(3), bediende(4), exotisch(2), lesbische(1), marron(3), moslimcultuur(1), aziatische(4), historische(2), boesman(3), medicijnman(3), stam(1), knecht(1), rassenhaat(1), demooraten(1), liitlepage(1), jakarta(1), lilliputter(3), volbloedras(1), gay(1), zimbabwe(1), blanke(1), onbeschaafd(1)</text:p>
          </table:table-cell>
          <table:table-cell office:value-type="string" calcext:value-type="string">
            <text:p>('zyn', 53), ('brengen', 232), ('brek', 1), ('z\\jn', 4), ('zijh', 2), ('ock', 2), ('zgn.', 6), ('-aak', 1), ('zfln', 6), ('brongen', 1), ('heid', 9), ('z\\j', 1), ('krygt', 1), ('cok', 2), ('kunne', 1), ('hee-ft', 1), ('telijk', 2), ("zn'n", 1), ('schijnlijk', 4), ('gelyk', 2), ('gewor', 1), ('krijgt', 1), ('kryg', 2), ('teeds', 1), ('tegen-', 1), ('woordig', 1), ('brengeu', 1), ('nage-', 1), ('zijd', 1), ('g-een', 1), ('tuigd', 1), ("zh'n", 1), ("zg'n", 1), ('tigd', 1)</text:p>
          </table:table-cell>
          <table:table-cell office:value-type="string" calcext:value-type="string">
            <text:p>zyn, brengen, brek, z\jn, zijh, ock, zgn., -aak, zfln, brongen, heid, z\j, krygt, cok, kunne, hee-ft, telijk, zn'n, schijnlijk, gelyk, gewor, krijgt, kryg, teeds, tegen-, woordig, brengeu, nage-, zijd, g-een, tuigd, zh'n, zg'n, tigd</text:p>
          </table:table-cell>
          <table:table-cell table:number-columns-repeated="10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1357" calcext:value-type="float">
            <text:p>341357</text:p>
          </table:table-cell>
          <table:table-cell office:value-type="float" office:value="376" calcext:value-type="float">
            <text:p>376</text:p>
          </table:table-cell>
          <table:table-cell office:value-type="float" office:value="0.202127659574468" calcext:value-type="float">
            <text:p>0.202127659574468</text:p>
          </table:table-cell>
          <table:table-cell office:value-type="float" office:value="0.185246610133717" calcext:value-type="float">
            <text:p>0.185246610133717</text:p>
          </table:table-cell>
          <table:table-cell office:value-type="float" office:value="0.75531914893617" calcext:value-type="float">
            <text:p>0.75531914893617</text:p>
          </table:table-cell>
          <table:table-cell office:value-type="float" office:value="0.756875467950007" calcext:value-type="float">
            <text:p>0.756875467950007</text:p>
          </table:table-cell>
          <table:table-cell office:value-type="float" office:value="0.0425531914893617" calcext:value-type="float">
            <text:p>0.04255319148936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etis(2), moslim(18), inheems(11), mulat(4), afgodisch(1), primitief(2), aziatisch(17), koelies(2), inuit(2), traditionele(8), eskimo(5), boesman(4), historisch(14), halfbloed(5), indo-europeaan(16), blank(2), zwartje(3), islamiet(4), achtergrond(28), praehistorische(1), zigeunerin(1), bosneger(5), koppensneller(3), marron(8), indo(2), negerslaven(4), dwerg(2), mengras(2), kaffer(5), metis'nachts(1), homogeen(1), kaukasisch(2), muzelman(2), slaaf(2), afgod(3), historische(4), inlander(7), jachtwild(1), inlandsche(3), gemengd(12), ontdekken(4), inheemsche(1), indische(1), moslims(4), traditioneel(2), berber(2), dwerggroei(17), lesbisch(1), medicijnman(1), koppensnellers(1), moslimsche(1), misvormden(4), hottentot(2), zigeuners(2), ras(3), onbeschaafd(6), volksstam(1), slavenschip(1), moortje(1), eskimo's(2), hottentotten(2), slaven(3), inboorling(2), negercultuur(4), kokkie(2), bediende(2), gekleurd(2), inlanders(1), wereldhistorische(1), muzelmansche(1), negerrijk(3), historischen(1), inheemse(5), homo(3), negers(1), barbaar(2), inboorlingen(1), mongool(3), islamieten(1), stammen(1), wilde(1), barbaren(3), neger(2), barbaarschheid(1), lilliputter(3), zigeuner(3), exotisch(2), negerin(1), indiaan(2), inheemsch(1), afgodendienst(1), inheemschen(2), zigeunermuziek(1), wild(2), westers(1), pygmee(3), moslimsoh(1), stamhoofd(1), handicap(1), aziatische(3), baboe(3), koelie(1), barbaarsche(1), volbloeden(1), demooraten(1), etniciteit(1), tovenaar(1), knecht(1), inheems'che(1), medicijnmannen(1), gekleurde(1), afstammelingen(1), pygmeeen(1), dwergen(2), stam(1), negerrestaurant(1), stamboek(1), moor(1), aboriginal(1), afkomst(1), afkomstig(1)</text:p>
          </table:table-cell>
          <table:table-cell office:value-type="string" calcext:value-type="string">
            <text:p>('daarvan', 64), ('geheele', 63), ('o.a.', 13), ('waarop', 62), ('zoodat', 71), ('hiervan', 18), ('tenslotte', 17), ('hetzelfde', 35), ('zooda', 2), ('ojn', 1), ('waarmede', 17), ('verwachting', 13), ('ervan', 11), ('aanwezigheid', 6), ('o.a', 2), ('zcodat', 1), ('o.m.', 2), ('dien', 4), ('geheei', 1), ('evolg', 1), ('do.or', 1), ('jeel', 2), ('ieden', 1), ('andermaal', 1), ('daarby', 1), ('.geheel', 1), ('ginnen', 1), ('terwij', 1)</text:p>
          </table:table-cell>
          <table:table-cell office:value-type="string" calcext:value-type="string">
            <text:p>daarvan, geheele, o.a., waarop, zoodat, hiervan, tenslotte, hetzelfde, zooda, ojn, waarmede, verwachting, ervan, aanwezigheid, o.a, zcodat, o.m., dien, geheei, evolg, do.or, jeel, ieden, andermaal, daarby, .geheel, ginnen, terwij</text:p>
          </table:table-cell>
          <table:table-cell table:number-columns-repeated="101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39250" calcext:value-type="float">
            <text:p>339250</text:p>
          </table:table-cell>
          <table:table-cell office:value-type="float" office:value="30" calcext:value-type="float">
            <text:p>30</text:p>
          </table:table-cell>
          <table:table-cell office:value-type="float" office:value="0.2" calcext:value-type="float">
            <text:p>0.2</text:p>
          </table:table-cell>
          <table:table-cell office:value-type="float" office:value="0.477744326963397" calcext:value-type="float">
            <text:p>0.47774432696339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758247560077278" calcext:value-type="float">
            <text:p>0.758247560077278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aaf(1), indo-europeaan(2), inheemsche(3), baboe(3), moslim(2), volbloed(1), negerrestaurant(1), kokkie(3), inlander(1), page(1), gemengd(1), koelie(1), kaffer(1), moslims(1), gekleurde(1), inheems(2), moslimsche(1), barbaren(1), inlandsche(1), traditioneel(1), neger(1)</text:p>
          </table:table-cell>
          <table:table-cell office:value-type="string" calcext:value-type="string">
            <text:p>('raden', 11), ('adjunct-djaksa', 1), ('wirio', 1), ('baboe', 3), ('siti', 1), ('naib', 1), ('djawa', 2), ('karbouw', 1), ('sama', 1), ('dari', 1), ('mas', 2), ('smg', 1), ('regent', 2), ('noto', 1), ('regentschap', 1), ('tida', 1), ('sadja', 1)</text:p>
          </table:table-cell>
          <table:table-cell office:value-type="string" calcext:value-type="string">
            <text:p>raden, adjunct-djaksa, wirio, baboe, siti, naib, djawa, karbouw, sama, dari, mas, smg, regent, noto, regentschap, tida, sadja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1663" calcext:value-type="float">
            <text:p>341663</text:p>
          </table:table-cell>
          <table:table-cell office:value-type="float" office:value="180" calcext:value-type="float">
            <text:p>180</text:p>
          </table:table-cell>
          <table:table-cell office:value-type="float" office:value="0.216666666666667" calcext:value-type="float">
            <text:p>0.216666666666667</text:p>
          </table:table-cell>
          <table:table-cell office:value-type="float" office:value="0.14239555678287" calcext:value-type="float">
            <text:p>0.14239555678287</text:p>
          </table:table-cell>
          <table:table-cell office:value-type="float" office:value="0.75" calcext:value-type="float">
            <text:p>0.75</text:p>
          </table:table-cell>
          <table:table-cell office:value-type="float" office:value="0.758469338139302" calcext:value-type="float">
            <text:p>0.758469338139302</text:p>
          </table:table-cell>
          <table:table-cell office:value-type="float" office:value="0.0333333333333333" calcext:value-type="float">
            <text:p>0.03333333333333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inheems(4), gemengd(13), onbeschaafd(1), kokkie(2), negerslaven(3), indo-europeaan(11), volbloeden(1), historisch(3), traditionele(7), inlandsche(3), inlander(1), achtergrond(5), exotische(1), indisch(2), marron(6), moslim(4), stam(3), inuit(5), queer(4), roots(2), slaaf(4), slaven'(1), eskimo(2), boesman(1), lesbische(1), indone(1), wilde(1), aziatisch(12), tovenaar(3), hottentot(2), eskimobediende(1), dwerg(4), baboe(1), inheemsebe(1), primitief(3), zigeuners(1), koelie(3), moslims(1), wild(3), lilliputter(2), volbloed(2), gekleurde(1), muzelman(2), zwartje(2), pygmee(4), mongool(2), zigeuner(1), metis'nachts(1), slaaft(1), kaffer(2), page(1), mengras(2), moslimsche(1), historische(2), moslimsoh(1), barbaren(1), aziatische(1), lesbisch(3), lilliputters(1), neger(1), koelies(1), ontdekken(1), negerrijk(1), homo(1), moor(1), kaukasisch(1), slaven(2), knecht(1), volbloed'(1), zigeunermuziek(1), berber(1), blanke(1), medicijnman(1), blank(1), koppensneller(1), misvormden(1), mesties(1), afkomst(1)</text:p>
          </table:table-cell>
          <table:table-cell office:value-type="string" calcext:value-type="string">
            <text:p>('meal', 1), ('stuk', 73), ('per', 57), ('aanvoeren', 17), ('cent', 14), ('kilo', 4), ('ets', 4), ('voer', 3), ('min', 9), ('kilogram', 1), ('tukken', 1), ('aanvoer', 3), ('prima', 2), ('aanroeren', 1), ('tuk', 1), ('heitel', 1), ('mindere', 1), ('kwa', 1), ('cents', 1), ('duiten', 1), ('eilands', 1), ('kgr', 1), ('cant', 1), ('taks', 1), ('kleine-', 1), ('kllo', 1)</text:p>
          </table:table-cell>
          <table:table-cell office:value-type="string" calcext:value-type="string">
            <text:p>meal, stuk, per, aanvoeren, cent, kilo, ets, voer, min, kilogram, tukken, aanvoer, prima, aanroeren, tuk, heitel, mindere, kwa, cents, duiten, eilands, kgr, cant, taks, kleine-, kllo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1706" calcext:value-type="float">
            <text:p>341706</text:p>
          </table:table-cell>
          <table:table-cell office:value-type="float" office:value="213" calcext:value-type="float">
            <text:p>213</text:p>
          </table:table-cell>
          <table:table-cell office:value-type="float" office:value="0.197183098591549" calcext:value-type="float">
            <text:p>0.197183098591549</text:p>
          </table:table-cell>
          <table:table-cell office:value-type="float" office:value="0.322196270741313" calcext:value-type="float">
            <text:p>0.322196270741313</text:p>
          </table:table-cell>
          <table:table-cell office:value-type="float" office:value="0.751173708920188" calcext:value-type="float">
            <text:p>0.751173708920188</text:p>
          </table:table-cell>
          <table:table-cell office:value-type="float" office:value="0.759892677212293" calcext:value-type="float">
            <text:p>0.759892677212293</text:p>
          </table:table-cell>
          <table:table-cell office:value-type="float" office:value="0.0516431924882629" calcext:value-type="float">
            <text:p>0.0516431924882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oots(1), achtergrond(18), gemengd(10), metis(1), barbaren(3), grootst(1), inboorling(1), traditionele(17), moslims(4), moslim(7), inheems(6), bediende(3), historische(1), historisch(16), eskimoverhalen(1), dwergen(1), bosneger(1), zigeunerbende(2), boesman(1), kaffer(5), neger(2), mulat(3), exotisch(2), afgod(1), primitief(3), christelijkhistorisch'(1), indo-europeaan(6), marron(5), westers(1), kokkie(1), mengras(2), aziatisch(7), baboe(2), wild(2), aapman(1), kaukasisch(1), indiaan(1), inheemse(2), afkomst(3), ontdekken(1), mohemmedaan(1), liitlepage(1), muzelman(3), pygmee(2), page(3), inlander(3), moslimsche(1), zigeuner(1), inuit(1), negers(2), zigeuners(2), slaaf(2), wilde(1), berbers(1), barbaar(2), exotische(1), volbloed(3), dwerg(2), gekleurd(1), dwergeu(1), moor(1), barbarlje(1), medicijnman(1), eskimo's(1), mesties(1), wilden(1), misvormden(1), moslimsohe(1), dienstknecht(1), berber(2), lilliputter(2), mongool(1), homo(1), negerslaven(2), verrast(1), koppensnellers(1), slaven(1), negerrijk(3), aboriginal(1), zigeunermuziek(1), traditioneel(2), aziatische(1), halfbloed(1), verraste(1), dwerggroei(1), stam(1)</text:p>
          </table:table-cell>
          <table:table-cell office:value-type="string" calcext:value-type="string">
            <text:p>('genoodigden', 3), ('christelijk', 25), ('inleiding', 5), ('geleide', 1), ('bijzijn', 3), ('vergezellen', 11), ('jurist', 4), ('litteratuur', 3), ('gast', 18), ('afscheid', 8), ('jarig', 5), ('opwachting', 1), ('kunstminnend', 1), ('tienjarig', 1), ('welkom', 14), ('jongelieden', 3), ('onbetuigd', 1), ('geleerde', 7), ('lijfgarde', 2), ('toespreken', 1), ('noodigen', 2), ('aanzoeken', 2), ('overnachten', 1), ('uitgenoodigd', 2), ('meteoroloog', 1), ('namens', 6), ('verwelkoming', 1), ('zitting', 10), ('verwelkomen', 2), ('genotvol', 2), ('opwachten', 2), ('verzamelaar', 1), ('overleden', 1), ('letterkundig', 3), ('confessioneel', 3), ('maaltijd', 4), ('middagmaal', 1), ('kunstenaar', 11), ('muziekleven', 1), ('feestvreugde', 1), ('gelukwens', 1), ('uitnoodiging', 3), ('verversching', 2), ('literatuur', 5), ('hofhouding', 2), ('muziekliefhebber', 1), ('raadsman', 1), ('prediker', 2), ('bijbels', 1), ('middageten', 1), ('tegenwoordigheid', 7), ('godsdienstigen', 1), ('gasten', 1), ('garde', 2), ('lijfwacht', 2), ('ontbijt', 1), ('gelukwensch', 1), ('leeken', 1), ('begeleid', 1), ('inleven', 1), ('ultgenoodigd', 1), ('hofdignitaris', 2), ('jarige', 1), ('begeleiden', 4), ('geschiedkundig', 2), ('literair', 1), ('literator', 1), ('lojarig', 1), ('feeststemming', 1), ('uitgelezen', 1), ('geleerd', 3), ('huldiging', 1), ('kansel', 1), ('journalistiek', 1), ('disch', 1), ('jubilaris', 1), ('ambtsdrager', 1), ('uitleiden', 1), ('danspartij', 1), ('ontslap', 1), ('eerbetoon', 1)</text:p>
          </table:table-cell>
          <table:table-cell office:value-type="string" calcext:value-type="string">
            <text:p>genoodigden, christelijk, inleiding, geleide, bijzijn, vergezellen, jurist, litteratuur, gast, afscheid, jarig, opwachting, kunstminnend, tienjarig, welkom, jongelieden, onbetuigd, geleerde, lijfgarde, toespreken, noodigen, aanzoeken, overnachten, uitgenoodigd, meteoroloog, namens, verwelkoming, zitting, verwelkomen, genotvol, opwachten, verzamelaar, overleden, letterkundig, confessioneel, maaltijd, middagmaal, kunstenaar, muziekleven, feestvreugde, gelukwens, uitnoodiging, verversching, literatuur, hofhouding, muziekliefhebber, raadsman, prediker, bijbels, middageten, tegenwoordigheid, godsdienstigen, gasten, garde, lijfwacht, ontbijt, gelukwensch, leeken, begeleid, inleven, ultgenoodigd, hofdignitaris, jarige, begeleiden, geschiedkundig, literair, literator, lojarig, feeststemming, uitgelezen, geleerd, huldiging, kansel, journalistiek, disch, jubilaris, ambtsdrager, uitleiden, danspartij, ontslap, eerbetoon</text:p>
          </table:table-cell>
          <table:table-cell table:number-columns-repeated="101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41620" calcext:value-type="float">
            <text:p>341620</text:p>
          </table:table-cell>
          <table:table-cell office:value-type="float" office:value="114" calcext:value-type="float">
            <text:p>114</text:p>
          </table:table-cell>
          <table:table-cell office:value-type="float" office:value="0.236842105263158" calcext:value-type="float">
            <text:p>0.236842105263158</text:p>
          </table:table-cell>
          <table:table-cell office:value-type="float" office:value="0.0889627672295368" calcext:value-type="float">
            <text:p>0.088962767229537</text:p>
          </table:table-cell>
          <table:table-cell office:value-type="float" office:value="0.745614035087719" calcext:value-type="float">
            <text:p>0.745614035087719</text:p>
          </table:table-cell>
          <table:table-cell office:value-type="float" office:value="0.762231398412258" calcext:value-type="float">
            <text:p>0.762231398412258</text:p>
          </table:table-cell>
          <table:table-cell office:value-type="float" office:value="0.0175438596491228" calcext:value-type="float">
            <text:p>0.01754385964912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heems(8), mulat(2), pygmee(1), indo(1), zwartje(1), batavia(1), afgod(4), negerslaven(3), achtergrond(4), historisch(8), mengras(1), traditionele(2), kaukasisch(1), knecht(2), indiaan(2), eskimo's(3), lesbische(1), afkomst(2), indone(1), aziatisch(6), primitief(1), halfbloed(2), eenhistorisch(1), marron(4), moslim(3), gekleurd(1), dwerggroei(1), koppensneller(2), eskimo(4), slaaf(2), inlanders(1), boesman(1), negercultuur(1), kokkie(1), hottentottenstam(1), slaven(2), barbaar(1), medicijnman(2), koelie(1), inlandsche(1), koppensnellers(1), moslimsohe(1), aziatische(1), queer(1), slavenschip(1), neger(1), indo-europeaan(2), marrons(2), roots(1), muzelmannen(1), barbaren(1), blank(1), gemengden(1), gemengd(2), volbloed'(1), moor(1), homo(1), wilde(1), traditioneel(2), knechts(1), inheems'che(1), indische(1), hottentot(1)</text:p>
          </table:table-cell>
          <table:table-cell office:value-type="string" calcext:value-type="string">
            <text:p>('hom', 10), ('onzer', 23), ('lemand', 2), ('niet^', 1), ('meester', 22), ('navolgen', 6), ('ilij', 4), ('mensob', 1), ('hijl', 1), ('wien', 15), ('daii', 1), ('hfl', 1), ('w\\j', 1), ('hi.i', 1), ('tolgens', 1), ('belpen', 2), ('prakken', 3), ('.houden', 1), ('leken', 1), ('hrj', 2), ('haaf', 2), ('liij', 2), ('h\\j', 2), ('zgen', 1), ('basta', 1), ('biy', 1), ('ihij', 1), ('.haar', 1), ('zoggen', 2), ('haar-', 1), ('lnj', 1), ('genen', 1), ('eeid', 1), ('zgde', 1)</text:p>
          </table:table-cell>
          <table:table-cell office:value-type="string" calcext:value-type="string">
            <text:p>hom, onzer, lemand, niet^, meester, navolgen, ilij, mensob, hijl, wien, daii, hfl, w\j, hi.i, tolgens, belpen, prakken, .houden, leken, hrj, haaf, liij, h\j, zgen, basta, biy, ihij, .haar, zoggen, haar-, lnj, genen, eeid, zgde</text:p>
          </table:table-cell>
          <table:table-cell table:number-columns-repeated="101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41078" calcext:value-type="float">
            <text:p>341078</text:p>
          </table:table-cell>
          <table:table-cell office:value-type="float" office:value="11" calcext:value-type="float">
            <text:p>11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0.625020953122527" calcext:value-type="float">
            <text:p>0.625020953122527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64122633174542" calcext:value-type="float">
            <text:p>0.764122633174542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boorling(1), kaukasisch(1), metis(1), berber(1), grootst(1), islamiet(1), traditionele(1), exotisch(1), indo-europeaan(1), zigeuner(1), historische(1)</text:p>
          </table:table-cell>
          <table:table-cell office:value-type="string" calcext:value-type="string">
            <text:p>('nieuwjaarsnacht', 1), ('zwembassin', 1), ('kasteel', 2), ('vrijdagnacht', 1), ('koetsi', 1), ('werkhuis', 1), ('hedennacht', 1), ('donderdagnacht', 1), ('luxe', 1), ('vannacht', 1)</text:p>
          </table:table-cell>
          <table:table-cell office:value-type="string" calcext:value-type="string">
            <text:p>nieuwjaarsnacht, zwembassin, kasteel, vrijdagnacht, koetsi, werkhuis, hedennacht, donderdagnacht, luxe, vannacht</text:p>
          </table:table-cell>
          <table:table-cell table:number-columns-repeated="101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38654" calcext:value-type="float">
            <text:p>3386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kleurde(1)</text:p>
          </table:table-cell>
          <table:table-cell office:value-type="string" calcext:value-type="string">
            <text:p>('wlt', 1)</text:p>
          </table:table-cell>
          <table:table-cell office:value-type="string" calcext:value-type="string">
            <text:p>wlt</text:p>
          </table:table-cell>
          <table:table-cell table:number-columns-repeated="101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33252" calcext:value-type="float">
            <text:p>3332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m(1)</text:p>
          </table:table-cell>
          <table:table-cell office:value-type="string" calcext:value-type="string">
            <text:p>('etat', 1)</text:p>
          </table:table-cell>
          <table:table-cell office:value-type="string" calcext:value-type="string">
            <text:p>etat</text:p>
          </table:table-cell>
          <table:table-cell table:number-columns-repeated="101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41541" calcext:value-type="float">
            <text:p>34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storisch(1)</text:p>
          </table:table-cell>
          <table:table-cell office:value-type="string" calcext:value-type="string">
            <text:p>('schoterland', 1), ('weststellingwerf', 1)</text:p>
          </table:table-cell>
          <table:table-cell office:value-type="string" calcext:value-type="string">
            <text:p>schoterland, weststellingwerf</text:p>
          </table:table-cell>
          <table:table-cell table:number-columns-repeated="101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37279" calcext:value-type="float">
            <text:p>337279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554458434879" calcext:value-type="float">
            <text:p>0.554458434879</text:p>
          </table:table-cell>
          <table:table-cell office:value-type="float" office:value="0.75" calcext:value-type="float">
            <text:p>0.75</text:p>
          </table:table-cell>
          <table:table-cell office:value-type="float" office:value="0.769902939037" calcext:value-type="float">
            <text:p>0.76990293903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o(1), traditionele(1), exotisch(1), islamiet(1)</text:p>
          </table:table-cell>
          <table:table-cell office:value-type="string" calcext:value-type="string">
            <text:p>('zilvermeeuw', 1), ('ouick', 1), ('rch', 1), ('lfc', 1)</text:p>
          </table:table-cell>
          <table:table-cell office:value-type="string" calcext:value-type="string">
            <text:p>zilvermeeuw, ouick, rch, lfc</text:p>
          </table:table-cell>
          <table:table-cell table:number-columns-repeated="101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41404" calcext:value-type="float">
            <text:p>3414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769902939037" calcext:value-type="float">
            <text:p>0.769902939037</text:p>
          </table:table-cell>
          <table:table-cell office:value-type="float" office:value="0.25" calcext:value-type="float">
            <text:p>0.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venaar(1), bediende(1), halfbloed(1), primitief(1)</text:p>
          </table:table-cell>
          <table:table-cell office:value-type="string" calcext:value-type="string">
            <text:p>('zn.', 1), ('zonen', 1), ('beloodst', 1), ('gebr', 1)</text:p>
          </table:table-cell>
          <table:table-cell office:value-type="string" calcext:value-type="string">
            <text:p>zn., zonen, beloodst, gebr</text:p>
          </table:table-cell>
          <table:table-cell table:number-columns-repeated="10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40300" calcext:value-type="float">
            <text:p>340300</text:p>
          </table:table-cell>
          <table:table-cell office:value-type="float" office:value="22" calcext:value-type="float">
            <text:p>22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376121807915581" calcext:value-type="float">
            <text:p>0.376121807915581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70103124711113" calcext:value-type="float">
            <text:p>0.770103124711113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rron(1), ras(2), halfbloed(1), achtergrond(1), gemengd(3), mulat(1), inuit(1), indisch(2), moslimsche(1), queer(1), aziatisch(1), neger(1), mesties(1), aziatische(1), inheemsche(1), metis(1), barbarlje(1), koppensneller(1)</text:p>
          </table:table-cell>
          <table:table-cell office:value-type="string" calcext:value-type="string">
            <text:p>('mcl', 4), ('dcc', 8), ('fehr', 1), ('scpt', 1), ('augs', 1), ('sopt', 1), ('jnni', 1), ('ember', 1), ('jnli', 1), ("n'ov", 1), ('jun', 1), ('jul', 1)</text:p>
          </table:table-cell>
          <table:table-cell office:value-type="string" calcext:value-type="string">
            <text:p>mcl, dcc, fehr, scpt, augs, sopt, jnni, ember, jnli, n'ov, jun, jul</text:p>
          </table:table-cell>
          <table:table-cell table:number-columns-repeated="101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41033" calcext:value-type="float">
            <text:p>341033</text:p>
          </table:table-cell>
          <table:table-cell office:value-type="float" office:value="85" calcext:value-type="float">
            <text:p>85</text:p>
          </table:table-cell>
          <table:table-cell office:value-type="float" office:value="0.188235294117647" calcext:value-type="float">
            <text:p>0.188235294117647</text:p>
          </table:table-cell>
          <table:table-cell office:value-type="float" office:value="0.494215398283809" calcext:value-type="float">
            <text:p>0.494215398283809</text:p>
          </table:table-cell>
          <table:table-cell office:value-type="float" office:value="0.741176470588235" calcext:value-type="float">
            <text:p>0.741176470588235</text:p>
          </table:table-cell>
          <table:table-cell office:value-type="float" office:value="0.772700650976702" calcext:value-type="float">
            <text:p>0.772700650976702</text:p>
          </table:table-cell>
          <table:table-cell office:value-type="float" office:value="0.0705882352941176" calcext:value-type="float">
            <text:p>0.0705882352941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skimoverhalen(1), zigeuner(2), aziatisch(9), achtergrond(5), inheems(10), bediende(2), indiaan(2), inheems'che(1), gemengd(6), gekleurd(1), medicijnman(1), tovenaar(1), primitief(1), lilliputter(3), volbloedras(1), bosneger(1), dwerggroei(1), indo-europeaan(4), historisch(2), marron(2), moslim(1), zwartje(2), traditionele(2), afgod(1), slaven(1), mengras(2), indo-europeaans(1), moslims(1), knecht(1), dwerg(1), zimbabwecultuur(1), aziatischejgeit(2), koelied(1), slavenschip(1), wild(1), blanke(1), negerslaven(1), indo(1), zigeunermuziek(1), halfbloed(1), inheemsch(1), barbaren(1), kaffers(1), handicap(1), zigeuners(1)</text:p>
          </table:table-cell>
          <table:table-cell office:value-type="string" calcext:value-type="string">
            <text:p>('bestelling', 1), ('looier', 1), ('product', 12), ('ducten', 1), ('leveren', 40), ('vertoon', 4), ('exporteur', 1), ('verkrijgbaar', 2), ('importeren', 7), ('toebehoorenen', 1), ('consent', 1), ('enveloppe', 1), ('kleinhandelaar', 2), ('opkopen', 1), ('kleinhandel', 2), ('naamkaart', 1), ('trouwboekje', 1), ('gratis', 4), ('bestellen', 1), ('afnemer', 1), ('adresseren', 1), ('afhalen', 1), ('kosteloos', 1)</text:p>
          </table:table-cell>
          <table:table-cell office:value-type="string" calcext:value-type="string">
            <text:p>bestelling, looier, product, ducten, leveren, vertoon, exporteur, verkrijgbaar, importeren, toebehoorenen, consent, enveloppe, kleinhandelaar, opkopen, kleinhandel, naamkaart, trouwboekje, gratis, bestellen, afnemer, adresseren, afhalen, kosteloos</text:p>
          </table:table-cell>
          <table:table-cell table:number-columns-repeated="101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41045" calcext:value-type="float">
            <text:p>341045</text:p>
          </table:table-cell>
          <table:table-cell office:value-type="float" office:value="97" calcext:value-type="float">
            <text:p>97</text:p>
          </table:table-cell>
          <table:table-cell office:value-type="float" office:value="0.237113402061856" calcext:value-type="float">
            <text:p>0.237113402061856</text:p>
          </table:table-cell>
          <table:table-cell office:value-type="float" office:value="0.108478361541762" calcext:value-type="float">
            <text:p>0.108478361541762</text:p>
          </table:table-cell>
          <table:table-cell office:value-type="float" office:value="0.742268041237113" calcext:value-type="float">
            <text:p>0.742268041237113</text:p>
          </table:table-cell>
          <table:table-cell office:value-type="float" office:value="0.774779067877638" calcext:value-type="float">
            <text:p>0.774779067877638</text:p>
          </table:table-cell>
          <table:table-cell office:value-type="float" office:value="0.0206185567010309" calcext:value-type="float">
            <text:p>0.0206185567010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raditionele(7), blank(1), gemengd(2), traditioneelen(1), indisch(1), mulat(4), bosneger(1), inlander(2), moslim(6), zigeunerbende(1), neger(3), achtergrond(8), gay(1), bediendepmijnneer(1), jokjakarta(1), inheemse(1), inheems(2), historisch(4), barbaar(1), historischcn(1), zigeunermuziek(2), aboriginal(1), moslims(1), lilliputter(2), page(1), afkomst(1), barbaren(2), afgodsbeeldje(1), misvormden(1), aziatisch(2), kaffer(1), indo(1), pygmee(2), inlandsche(1), metis(1), dwerg(2), wereldhistorische(1), gekleurd(1), dwergeu(1), kaukasisch(1), homo(1), halfbloed(1), eskimo's(1), zimbabwecultuur(1), islamieten(1), afgod(1), indo-europeaan(1), negerslaven(1), dwerggroei(2), koppensneller(1), aziatische(1), marron(2), ontdekken(1), exotisch(1), negercultuur(1), wetshistorische(1), traditioneel(2), volbloed(1), wild(1)</text:p>
          </table:table-cell>
          <table:table-cell office:value-type="string" calcext:value-type="string">
            <text:p>('eeuwsch', 2), ('bezoeker', 11), ('toejuichen', 4), ('juichen', 4), ('trom', 2), ('merkwaardigheid', 2), ('applaus', 9), ('luid', 13), ('gelach', 3), ('cel', 3), ('heiligdom', 2), ('oud-hollandsch', 1), ('toejuiching', 3), ('kunstwaaren', 1), ('gevangenis', 12), ('ovatie', 3), ('perkament', 1), ('toeschouwer', 4), ('middeleeuwsch', 2), ('bijvalsbetuiging', 1), ('schare', 1), ('applaudisseren', 2), ('verpozen', 1), ('zingend', 1), ('schoenpoetser', 1), ('roep', 3), ('juichkreet', 1), ('pompeji', 2), ('coliseum', 1), ('oorverdoovend', 1), ('gejuich', 3), ('verza', 1), ('bezoekster', 1), ('gever', 1), ('trommen', 1), ('praehistorisch', 1)</text:p>
          </table:table-cell>
          <table:table-cell office:value-type="string" calcext:value-type="string">
            <text:p>eeuwsch, bezoeker, toejuichen, juichen, trom, merkwaardigheid, applaus, luid, gelach, cel, heiligdom, oud-hollandsch, toejuiching, kunstwaaren, gevangenis, ovatie, perkament, toeschouwer, middeleeuwsch, bijvalsbetuiging, schare, applaudisseren, verpozen, zingend, schoenpoetser, roep, juichkreet, pompeji, coliseum, oorverdoovend, gejuich, verza, bezoekster, gever, trommen, praehistorisch</text:p>
          </table:table-cell>
          <table:table-cell table:number-columns-repeated="10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41707" calcext:value-type="float">
            <text:p>341707</text:p>
          </table:table-cell>
          <table:table-cell office:value-type="float" office:value="420" calcext:value-type="float">
            <text:p>420</text:p>
          </table:table-cell>
          <table:table-cell office:value-type="float" office:value="0.2" calcext:value-type="float">
            <text:p>0.2</text:p>
          </table:table-cell>
          <table:table-cell office:value-type="float" office:value="0.199900173059754" calcext:value-type="float">
            <text:p>0.199900173059754</text:p>
          </table:table-cell>
          <table:table-cell office:value-type="float" office:value="0.754761904761905" calcext:value-type="float">
            <text:p>0.754761904761905</text:p>
          </table:table-cell>
          <table:table-cell office:value-type="float" office:value="0.774793352143495" calcext:value-type="float">
            <text:p>0.774793352143495</text:p>
          </table:table-cell>
          <table:table-cell office:value-type="float" office:value="0.0452380952380952" calcext:value-type="float">
            <text:p>0.04523809523809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chtergrond(29), aziatisch(18), metis(2), indo-europeaan(26), historisch(13), aziatische(3), bediende(7), koppensneller(6), moslim(15), zigeunerbende(1), eskimo's(2), mongool(5), mulat(5), afgod(3), wereldhistorische(1), negerslaven(6), hottentot(2), baboe(5), indiaan(5), hottentotten(2), ras(3), etniciteit(2), halfbloed(5), traditionele(20), zigeuners(1), inlandsche(7), inheemse(5), islamiet(5), moslims(2), slaven(1), inheemsche(3), dwerggroei(4), inheems(7), kokkie(5), marron(17), kaffer(4), slaaf(4), kaukasisch(5), zwartje(3), indo(5), volbloed(2), misvormden(2), metis'nachts(1), homogeen(1), muzelman(3), zigeunermuziek(2), gemengde(1), indo-europeaans(1), negerrijk(2), slavenschip(2), knecht(2), afkomst(2), koppensnellers(1), traditioneel(3), gemengd(13), lilliputter(4), medicijnman(3), wilde(4), berber(1), ontdekken(4), inboorling(1), barbarlje(1), stam(1), onbeschaafd(6), barbaar(6), marrons(3), barbaar'sche(1), barbaren(3), inlanders(1), homo(5), slavenhandel(1), koelie(4), gekleurd(3), tovenaar(1), berbers(2), moordenaar(1), neger(1), blank(3), historische(3), mesties(4), wilden(1), queer(1), indolonten(1), inuit(2), winkelknechten(1), moslimsche(1), stammen(1), eskimo(3), exotisch(2), handicap(1), pygmee(3), koelies(1), traditionele'(1), aapman(3), dwerg(1), boesman(2), wild(2), bataviasche(1), volbloed'(1), mengras(1), zwartjes(1), rassenhaat(1), inlander(2), roots(2), aboriginal(2), historischen(1), indische(1), lesbisch(1), lilliputters(1), primitief(1), zigeuner(1), negercultuur(1), moor(2), zimbabwe(1), gekleurde(1), blanke(1), kaffers(1)</text:p>
          </table:table-cell>
          <table:table-cell office:value-type="string" calcext:value-type="string">
            <text:p>('houden', 225), ('terug', 71), ('hoofd', 95), ('keren', 25), ('keeren', 10), ('hoor', 5), ('hoold', 3), ('wiit', 2), ('jota', 1), ('honk', 1), ('houdon', 1), ('ma', 2), ('bield', 1), ('hob', 3), ('snei', 1), ('terng', 1), ('terugge-', 1), ('neea', 1), ('gehou-', 2), ('plaas', 1), ('bard', 1), ('onverrichterzake', 1), ('hou-', 1), ('keerd', 1)</text:p>
          </table:table-cell>
          <table:table-cell office:value-type="string" calcext:value-type="string">
            <text:p>houden, terug, hoofd, keren, keeren, hoor, hoold, wiit, jota, honk, houdon, ma, bield, hob, snei, terng, terugge-, neea, gehou-, plaas, bard, onverrichterzake, hou-, keerd</text:p>
          </table:table-cell>
          <table:table-cell table:number-columns-repeated="10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0086" calcext:value-type="float">
            <text:p>340086</text:p>
          </table:table-cell>
          <table:table-cell office:value-type="float" office:value="158" calcext:value-type="float">
            <text:p>158</text:p>
          </table:table-cell>
          <table:table-cell office:value-type="float" office:value="0.215189873417721" calcext:value-type="float">
            <text:p>0.215189873417721</text:p>
          </table:table-cell>
          <table:table-cell office:value-type="float" office:value="0.171957162991624" calcext:value-type="float">
            <text:p>0.171957162991624</text:p>
          </table:table-cell>
          <table:table-cell office:value-type="float" office:value="0.746835443037975" calcext:value-type="float">
            <text:p>0.746835443037975</text:p>
          </table:table-cell>
          <table:table-cell office:value-type="float" office:value="0.777161940394896" calcext:value-type="float">
            <text:p>0.777161940394896</text:p>
          </table:table-cell>
          <table:table-cell office:value-type="float" office:value="0.0379746835443038" calcext:value-type="float">
            <text:p>0.03797468354430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aditionele(7), inheems(8), achtergrond(8), indo-europeaan(5), historisch(8), blank(3), grootst(1), traditioneelen(1), tovenaar(2), indo(4), aziatisch(10), bosneger(2), zigeuner(2), dwerg(2), afgod(2), demooraten(1), zigeunerbende(1), eskimo's(2), marron(3), mengras(3), indisch(1), gekleurd(1), inheemsch(1), negerslaven(2), kokkie(1), mesties(3), wild(1), gemengd(4), negerrijk(1), gekleurde(2), historischcn(1), inboorling(2), indiaan(1), historische(2), zigeunermuziek(1), moslim(8), traditioneel(2), etniciteit(1), halfbloed(1), pygmee(2), mongool(1), page(1), dwerggroei(3), lesbisch(1), inlandsche(1), koppensneller(1), slaaf(2), islamiet(1), roots(1), onbeschaafd(1), inheemsche(2), moor(1), homogeen(1), muzelman(1), aziatische(1), mulat(1), volbloed(1), zwartje(1), baboe(2), knecht(1), berber(2), koelie(1), homo(2), queer(1), koelies(1), barbaar(1), inuit(1), barbaren(1), inheems'(1), neger(1), meesterknecht(1), afkomst(1), moslims(1), lilliputters(1), negers(1), zigeuners(1), barbarlje(1), ras(1)</text:p>
          </table:table-cell>
          <table:table-cell office:value-type="string" calcext:value-type="string">
            <text:p>('keiijk', 2), ('beven', 30), ('neb', 4), ('zun', 6), ('bun', 15), ('doei', 3), ('hebbon', 5), ('hobb', 2), ('niot', 7), ('helen', 24), ('hobben', 2), ('kau', 2), ('gogoven', 1), ('oofc', 1), ('eigei', 1), ('hebbeu', 4), ('telve', 1), ('alleei', 1), ('moei', 5), ('zija', 2), ('moe-t', 1), ('tegenwoor', 1), ('moot', 7), ('haddon', 3), ('noo', 3), ('andera', 2), ('mitsen', 1), ('wikkeld', 1), ('-zijn', 1), ('heefl', 1), ('geven-', 1), ('go', 2), ('sgn', 1), ('wa.s', 1), ('zijni', 1), ('heboen', 1), ('liad', 1), ('bren', 1), ('gijnen', 1), ('uok', 1), ('slechto', 1), ('heoft', 1), ('achen', 2), ('aoel', 1), ('hebber', 2), ('zulka', 1), ('volen', 1), ('komon', 1), ('geon', 1), ('hua', 2), ('zga', 1), ('.waar', 1)</text:p>
          </table:table-cell>
          <table:table-cell office:value-type="string" calcext:value-type="string">
            <text:p>keiijk, beven, neb, zun, bun, doei, hebbon, hobb, niot, helen, hobben, kau, gogoven, oofc, eigei, hebbeu, telve, alleei, moei, zija, moe-t, tegenwoor, moot, haddon, noo, andera, mitsen, wikkeld, -zijn, heefl, geven-, go, sgn, wa.s, zijni, heboen, liad, bren, gijnen, uok, slechto, heoft, achen, aoel, hebber, zulka, volen, komon, geon, hua, zga, .waar</text:p>
          </table:table-cell>
          <table:table-cell table:number-columns-repeated="101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42020" calcext:value-type="float">
            <text:p>342020</text:p>
          </table:table-cell>
          <table:table-cell office:value-type="float" office:value="37" calcext:value-type="float">
            <text:p>37</text:p>
          </table:table-cell>
          <table:table-cell office:value-type="float" office:value="0.189189189189189" calcext:value-type="float">
            <text:p>0.189189189189189</text:p>
          </table:table-cell>
          <table:table-cell office:value-type="float" office:value="0.527681519906047" calcext:value-type="float">
            <text:p>0.527681519906047</text:p>
          </table:table-cell>
          <table:table-cell office:value-type="float" office:value="0.72972972972973" calcext:value-type="float">
            <text:p>0.72972972972973</text:p>
          </table:table-cell>
          <table:table-cell office:value-type="float" office:value="0.781279208571613" calcext:value-type="float">
            <text:p>0.781279208571613</text:p>
          </table:table-cell>
          <table:table-cell office:value-type="float" office:value="0.0810810810810811" calcext:value-type="float">
            <text:p>0.08108108108108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andicapper(1), negerslaven(2), gemengde(1), aziatisch(2), historisch(3), pygmee(1), handicap(1), helmlna'marron(2), hottentot(2), landbouwersknecht(1), traditionele(1), inheems(3), berber(1), achtergrond(3), blank(1), historische(1), knecht(1), kokkie(1), inlandsche(1), westers(1), halfbloed(1), homo(1), slaven'(1), stam(1), kaffers(1), boesman(1), marron(1)</text:p>
          </table:table-cell>
          <table:table-cell office:value-type="string" calcext:value-type="string">
            <text:p>('petrus', 5), ('vijven', 1), ('martinus', 3), ('gerrit', 3), ('theodorus', 1), ('pieter', 3), ('hendrikus', 1), ('adrianus', 1), ('johannes', 2), ('gijsbertus', 1), ('franciscus', 2), ('ludovicus', 2), ('henricus', 1), ('geenen', 1), ('burgers', 1), ('arnout', 1), ('gillis', 1), ('eiber', 1), ('lucas', 1), ('huibert', 1), ('antonie', 1), ('bernardus', 1), ('carolus', 1), ('philippus', 1), ('joliannes', 1), ('joannes', 1), ('arie', 1), ('klaas', 1), ('josephus', 1), ('bertus', 1), ('meur', 1), ('vleugels', 1), ('boeck', 1), ('leendert', 1), ('dominicu', 1)</text:p>
          </table:table-cell>
          <table:table-cell office:value-type="string" calcext:value-type="string">
            <text:p>petrus, vijven, martinus, gerrit, theodorus, pieter, hendrikus, adrianus, johannes, gijsbertus, franciscus, ludovicus, henricus, geenen, burgers, arnout, gillis, eiber, lucas, huibert, antonie, bernardus, carolus, philippus, joliannes, joannes, arie, klaas, josephus, bertus, meur, vleugels, boeck, leendert, dominicu</text:p>
          </table:table-cell>
          <table:table-cell table:number-columns-repeated="101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41346" calcext:value-type="float">
            <text:p>341346</text:p>
          </table:table-cell>
          <table:table-cell office:value-type="float" office:value="33" calcext:value-type="float">
            <text:p>33</text:p>
          </table:table-cell>
          <table:table-cell office:value-type="float" office:value="0.242424242424242" calcext:value-type="float">
            <text:p>0.242424242424242</text:p>
          </table:table-cell>
          <table:table-cell office:value-type="float" office:value="0.246775149088182" calcext:value-type="float">
            <text:p>0.246775149088182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785286025055334" calcext:value-type="float">
            <text:p>0.785286025055334</text:p>
          </table:table-cell>
          <table:table-cell office:value-type="float" office:value="0.0303030303030303" calcext:value-type="float">
            <text:p>0.030303030303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diende(1), historisch(4), halfbloed(1), gemengd(5), traditionele(3), barbaren(1), historischen(1), marrons(3), exotisch(2), zigeuners(1), aziatische(1), eskimo(1), landbouwersknecht(1), slaaf(1), zigeunermuziek(1), neger(1), mulat(1), historische(1), traditioneel(1), exotische(1), hottentotten(1)</text:p>
          </table:table-cell>
          <table:table-cell office:value-type="string" calcext:value-type="string">
            <text:p>('opera', 10), ('puccini', 1), ('ina', 1), ('asta', 1), ('nathan', 1), ('julius', 4), ('piet', 4), ('reprise', 1), ('weens', 1), ('tenorzanger', 1), ('imre', 2), ('adolphe', 1), ('hamlet', 1), ('debuteren', 1), ('helman', 1), ('ballet', 1), ("grieg's", 1), ('fluitconcert', 1), ('horowitz', 1), ('gesar', 1)</text:p>
          </table:table-cell>
          <table:table-cell office:value-type="string" calcext:value-type="string">
            <text:p>opera, puccini, ina, asta, nathan, julius, piet, reprise, weens, tenorzanger, imre, adolphe, hamlet, debuteren, helman, ballet, grieg's, fluitconcert, horowitz, gesar</text:p>
          </table:table-cell>
          <table:table-cell table:number-columns-repeated="101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41153" calcext:value-type="float">
            <text:p>341153</text:p>
          </table:table-cell>
          <table:table-cell office:value-type="float" office:value="76" calcext:value-type="float">
            <text:p>76</text:p>
          </table:table-cell>
          <table:table-cell office:value-type="float" office:value="0.223684210526316" calcext:value-type="float">
            <text:p>0.223684210526316</text:p>
          </table:table-cell>
          <table:table-cell office:value-type="float" office:value="0.217117540976061" calcext:value-type="float">
            <text:p>0.217117540976061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791050927637646" calcext:value-type="float">
            <text:p>0.791050927637646</text:p>
          </table:table-cell>
          <table:table-cell office:value-type="float" office:value="0.0394736842105263" calcext:value-type="float">
            <text:p>0.03947368421052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raditionele(7), aziatisch(2), hottentotten(3), halfbloed(2), boesman(1), inheems(3), ontdekken(2), slavenschip(1), etniciteit(1), handicapper(1), mulat(2), marron(7), gemengde(1), historisch(2), handicap(6), baboe(1), queer(1), negercultuur(1), eenhistorisch(1), moslims(2), moor(1), achtergrond(4), gemengd(8), eskimo's(1), inlander(1), knecht(1), marrons(1), zigeuner(1), inheemschen(2), historische(1), metis(1), neger(1), zwartje(1), aapman(1), berber(1), gekleurde(1), stam(1), lilliputter(1)</text:p>
          </table:table-cell>
          <table:table-cell office:value-type="string" calcext:value-type="string">
            <text:p>('uitkomen', 10), ('team', 2), ('ronde', 8), ('dubbelspel', 6), ('elftal', 7), ('concurrent', 4), ('beurt', 7), ('min.', 6), ('sec.', 7), ('spannend', 5), ('ontmoeting', 10), ('speler', 8), ('demi-finale', 2), ('oefenwedstrijd', 1), ('finale', 4), ('ploeg', 4), ('pnt', 2), ('koppel', 1), ('hoofdklasse', 1), ('n.v.b', 1), ('competitie', 1), ('titanenstrijd', 1), ('scratch', 1), ('heeren-enkelspel', 1), ('eindstrijd', 2), ('swol', 1), ('hughan', 1), ('sec', 1), ('kampioen', 1)</text:p>
          </table:table-cell>
          <table:table-cell office:value-type="string" calcext:value-type="string">
            <text:p>uitkomen, team, ronde, dubbelspel, elftal, concurrent, beurt, min., sec., spannend, ontmoeting, speler, demi-finale, oefenwedstrijd, finale, ploeg, pnt, koppel, hoofdklasse, n.v.b, competitie, titanenstrijd, scratch, heeren-enkelspel, eindstrijd, swol, hughan, sec, kampioen</text:p>
          </table:table-cell>
          <table:table-cell table:number-columns-repeated="101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41583" calcext:value-type="float">
            <text:p>341583</text:p>
          </table:table-cell>
          <table:table-cell office:value-type="float" office:value="293" calcext:value-type="float">
            <text:p>293</text:p>
          </table:table-cell>
          <table:table-cell office:value-type="float" office:value="0.201365187713311" calcext:value-type="float">
            <text:p>0.201365187713311</text:p>
          </table:table-cell>
          <table:table-cell office:value-type="float" office:value="0.228212424586214" calcext:value-type="float">
            <text:p>0.228212424586214</text:p>
          </table:table-cell>
          <table:table-cell office:value-type="float" office:value="0.750853242320819" calcext:value-type="float">
            <text:p>0.750853242320819</text:p>
          </table:table-cell>
          <table:table-cell office:value-type="float" office:value="0.791220660236983" calcext:value-type="float">
            <text:p>0.791220660236983</text:p>
          </table:table-cell>
          <table:table-cell office:value-type="float" office:value="0.0477815699658703" calcext:value-type="float">
            <text:p>0.0477815699658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indo-europeaan(4), achtergrond(21), page(4), eskimo(1), aziatisch(10), metis(1), traditionele(16), islamiet(1), inlander(2), pygmee(3), boesmanbanelen(1), verwilderd(1), mesties(1), primitief(5), barbaren(5), negerslaven(2), dwerggroei(15), traditioneel(4), zigeuner(3), gemengd(11), handicap(3), bosneger(2), blank(5), slaven(2), slaaf(1), zigeunermuziek(3), barbaar(2), koppensneller(2), afgod(2), moor(1), mengras(1), etniciteit(2), ontdekken(3), moslim(8), marron(10), knecht(6), hottentot(3), indisch(3), wild(3), negerrijk(2), boesman(4), lesbische(1), baboe(4), wilde(1), historisch(4), hottentotten(1), indiaan(2), eskimobediende(1), kaukasisch(2), koelies(1), afkomst(2), inheems(3), misvormden(2), slavenschip(4), gekleurd(3), queer(1), halfbloed(3), eskimo's(5), lilliputter(1), pygmeeen(1), kokkie(1), moord(1), aapman(1), gay(1), lilliputters(1), roots(2), christelijkhistorischen(1), inlandsche(2), marrons(2), moordenaar(1), exotisch(3), stam(3), koelie(1), mulat(3), metis'nachts(1), dwerg(1), wereldhistorische(1), inheemschen(1), inboorling(3), historischen(1), historische(1), zigeunerbende(1), indiaansch(1), medicijnman(3), mongool(6), indo(1), zwartje(2), aziatischejgeit(2), muzelmansch(1), inheemsche(1), stamhoofd(1), koelied(1), inboorlingen(1), bediende(2), berber(3), onbeschaafd(3), neger(2), aziatische(1), lesbisch(2), moslims(1), blanke(1), ras(1), bosnegers(1), volbloed(1), zigeuners(1)</text:p>
          </table:table-cell>
          <table:table-cell office:value-type="string" calcext:value-type="string">
            <text:p>('apparaat', 1), ('voeg', 2), ('staaf', 1), ('spijker', 2), ('lengte', 16), ('water', 59), ('vlerkant', 1), ('mechanisch', 2), ('kachel', 4), ('houten', 18), ('rad', 3), ('instrument', 4), ('tafel', 19), ('lamp', 8), ('vierkant', 8), ('millimeter', 2), ('ijzeren', 6), ('doorsnede', 1), ('stoel', 20), ('meter', 25), ('machine', 9), ('centimeter', 9), ('plank', 7), ('bed', 15), ('vergulden', 5), ('drijfkracht', 1), ('pomp', 1), ('kaars', 4), ('olielamp', 1), ('behang', 1), ('deksel', 2), ('verbin', 1), ('verwijden', 2), ('boveneind', 1), ('kuil', 3), ('woest', 16), ('yzer', 2), ('breeden', 1), ('motorisch', 1), ('hok', 2), ('zand', 6), ('putten', 3), ('bassin', 1), ('roteerenen', 1), ('bekleeding', 1), ('holte', 2), ('stalen', 1), ('ledekant', 1), ('blok', 7), ('fauteuil', 2), ('buis', 4), ('koord', 1), ('rieten', 1), ('dikte', 1), ('pendule', 1), ('oppervlak', 1), ('carburator', 1), ('brandkast', 2), ('divan', 4), ('haard', 3), ('draad', 4), ('leunstoel', 1), ('voorband', 1), ('inch', 1), ('latwerk', 1), ('balk', 3), ('lucifer', 1), ('roer', 1), ('diameter', 1), ('vijzel', 1), ('stut', 1), ('duim', 5), ('oplad', 1), ('opspuiten', 1), ('plavuis', 1), ('tafelen', 1), ('stoken', 1), ('schoorsteenmantel', 1), ('baksteen', 1), ('pompen', 1), ('toonbank', 1)</text:p>
          </table:table-cell>
          <table:table-cell office:value-type="string" calcext:value-type="string">
            <text:p>apparaat, voeg, staaf, spijker, lengte, water, vlerkant, mechanisch, kachel, houten, rad, instrument, tafel, lamp, vierkant, millimeter, ijzeren, doorsnede, stoel, meter, machine, centimeter, plank, bed, vergulden, drijfkracht, pomp, kaars, olielamp, behang, deksel, verbin, verwijden, boveneind, kuil, woest, yzer, breeden, motorisch, hok, zand, putten, bassin, roteerenen, bekleeding, holte, stalen, ledekant, blok, fauteuil, buis, koord, rieten, dikte, pendule, oppervlak, carburator, brandkast, divan, haard, draad, leunstoel, voorband, inch, latwerk, balk, lucifer, roer, diameter, vijzel, stut, duim, oplad, opspuiten, plavuis, tafelen, stoken, schoorsteenmantel, baksteen, pompen, toonbank</text:p>
          </table:table-cell>
          <table:table-cell table:number-columns-repeated="10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40530" calcext:value-type="float">
            <text:p>340530</text:p>
          </table:table-cell>
          <table:table-cell office:value-type="float" office:value="293" calcext:value-type="float">
            <text:p>293</text:p>
          </table:table-cell>
          <table:table-cell office:value-type="float" office:value="0.201365187713311" calcext:value-type="float">
            <text:p>0.201365187713311</text:p>
          </table:table-cell>
          <table:table-cell office:value-type="float" office:value="0.228212424586214" calcext:value-type="float">
            <text:p>0.228212424586214</text:p>
          </table:table-cell>
          <table:table-cell office:value-type="float" office:value="0.750853242320819" calcext:value-type="float">
            <text:p>0.750853242320819</text:p>
          </table:table-cell>
          <table:table-cell office:value-type="float" office:value="0.791220660236983" calcext:value-type="float">
            <text:p>0.791220660236983</text:p>
          </table:table-cell>
          <table:table-cell office:value-type="float" office:value="0.0477815699658703" calcext:value-type="float">
            <text:p>0.0477815699658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oots(1), gemengd(12), halfbloed(7), achtergrond(18), aziatisch(4), inboorling(2), traditionele(12), tovenaar(2), marron(5), ontdekken(2), boesmanbanelen(1), verwilderd(1), inheemse(5), aboriginal(2), barbaren(5), koppensneller(2), aapman(1), dwerggroei(9), historische(3), afkomst(4), bediende(5), mesties(2), eskimo's(4), afgod(4), slaven(3), neger(4), exotisch(3), traditioneel(3), inheems(8), moslim(16), mulat(3), kaffer(2), indiaans(1), page(1), indo-europeaan(9), lesbische(1), barbaar(5), historisch(9), moslims(3), indische(2), inheemsche(1), gekleurde(1), medicijnman(2), hottentot(4), indiaan(2), gekleurd(5), koelie(3), ras(2), islamiet(5), lesbisch(2), marrons(2), misvormden(5), zwartje(4), inboorlingen(1), inlander(3), negervrees(1), pygmeeen(1), moslimsche(2), inuit(1), onbeschaafd(2), slaaf(2), wilde(1), volbloed(3), gay(1), moordenaar(1), zigeuner(1), metis'nachts(1), stam(2), inlanders(1), dwergeu(1), mengras(2), bedienden(1), mongool(1), kokkie(1), muzelman'(1), roma(1), berber(3), dwerg(2), primitief(1), negercultuur(1), pygmee(2), moslimsohe(1), indo(1), inlandsche(2), slavenschip(2), moor(2), aziatische(1), homo(2), inheems'(1), baboe(1), knecht(2), zigeunermuziek(1), muzelman(2), barbaarsche(1), eskimo(2), zwartjes(1), kaukasisch(1), negerslaven(1), knechts(1), lilliputter(2), negerrijk(1)</text:p>
          </table:table-cell>
          <table:table-cell office:value-type="string" calcext:value-type="string">
            <text:p>('prediken', 12), ('vrouw', 148), ('kerkgenootschap', 2), ('hullen', 4), ('philosoph', 1), ('geboren', 17), ('wijden', 20), ('geloovig', 12), ('kerkelijk', 6), ('triomftocht', 1), ('redenaar', 2), ('proeve', 1), ('groeten', 6), ('hartelijk', 16), ('denker', 1), ('hulde', 11), ('nagedachtenis', 2), ('huldigen', 6), ('hartelgk', 1), ('handdruk', 1), ('achtbaar', 1), ('groet', 1), ('tolk', 4), ('wel-', 2), ('wereldlijk', 1), ('residentiestad', 1), ('kernachtig', 1), ('encyclopedie', 2), ('gedenken', 2), ('belletrie', 1), ('huide', 1), ('bewoording', 2), ('filosoof', 2), ('catechismus', 1), ('handboek', 2), ('meis', 1), ('geillustreeren', 1), ('bybel', 3), ('woerd', 1), ('hernhutter', 1), ('allerhartelijk', 1), ('godsdienstplicht', 1), ('aartsengel', 1), ('poeriem', 1), ('rituaal', 1), ('kleuter', 1), ('wijsgeer', 1), ('illustratie', 2), ('liturgie', 1), ('betuiging', 1), ('doopen', 1), ('gestr', 1), ('geloovigen', 1)</text:p>
          </table:table-cell>
          <table:table-cell office:value-type="string" calcext:value-type="string">
            <text:p>prediken, vrouw, kerkgenootschap, hullen, philosoph, geboren, wijden, geloovig, kerkelijk, triomftocht, redenaar, proeve, groeten, hartelijk, denker, hulde, nagedachtenis, huldigen, hartelgk, handdruk, achtbaar, groet, tolk, wel-, wereldlijk, residentiestad, kernachtig, encyclopedie, gedenken, belletrie, huide, bewoording, filosoof, catechismus, handboek, meis, geillustreeren, bybel, woerd, hernhutter, allerhartelijk, godsdienstplicht, aartsengel, poeriem, rituaal, kleuter, wijsgeer, illustratie, liturgie, betuiging, doopen, gestr, geloovigen</text:p>
          </table:table-cell>
          <table:table-cell table:number-columns-repeated="101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1556" calcext:value-type="float">
            <text:p>341556</text:p>
          </table:table-cell>
          <table:table-cell office:value-type="float" office:value="161" calcext:value-type="float">
            <text:p>161</text:p>
          </table:table-cell>
          <table:table-cell office:value-type="float" office:value="0.204968944099379" calcext:value-type="float">
            <text:p>0.204968944099379</text:p>
          </table:table-cell>
          <table:table-cell office:value-type="float" office:value="0.263637417444219" calcext:value-type="float">
            <text:p>0.263637417444219</text:p>
          </table:table-cell>
          <table:table-cell office:value-type="float" office:value="0.745341614906832" calcext:value-type="float">
            <text:p>0.745341614906832</text:p>
          </table:table-cell>
          <table:table-cell office:value-type="float" office:value="0.791506335732093" calcext:value-type="float">
            <text:p>0.791506335732093</text:p>
          </table:table-cell>
          <table:table-cell office:value-type="float" office:value="0.0496894409937888" calcext:value-type="float">
            <text:p>0.04968944099378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gemengd(10), inheems(5), page(2), achtergrond(10), historisch(7), slavenschip(3), halfbloed(2), traditioneelen(1), tovenaar(2), negerslaven(5), inheemse(5), historische(4), primitief(2), mesties(1), mongool(1), aziatische(2), neger(2), aziatisch(6), traditionele(19), exotisch(1), indiaan(3), gay(1), westers(1), kaffer(1), kokkie(2), slaven'(1), aapman(2), slaaf(1), indische(3), dwerggroei(1), inlandsche(2), slaven(1), muzelman(2), bediende(1), hottentot(1), moslim(4), marron(2), moslims(3), afkomst(1), ontdekken(2), baboe(1), mulattin(1), zigeuner(3), metis(1), lilliputters(1), islamiet(1), muzelmansche(1), dwergeu(1), indo-europeaan(1), moor(1), bedienden(1), lilliputter(2), medicijnman(1), lesbisch(2), zwartje(1), eskimo's(1), indo(1), afgodendienst(1), littlepage(1), k'mesties(2), meesterknecht(1), wilde(1), knecht(1), blank(1), kaukasisch(2), mongoolse(1), negerrijk(1), volbloed(1), onbeschaafdheid(1), koppensneller(1)</text:p>
          </table:table-cell>
          <table:table-cell office:value-type="string" calcext:value-type="string">
            <text:p>('prelaat', 1), ('mgr.', 6), ('paters', 5), ('klooster', 5), ('priester', 21), ('pro', 6), ('missie', 10), ('vicariaat', 4), ('missiegebied', 8), ('apostolisch', 3), ('dagelijks', 12), ('missiehuis', 1), ('missionaris', 14), ('zondags', 7), ('zingen', 29), ('introductie', 1), ('radboud', 1), ('sint', 6), ('kapittel', 1), ('domo', 2), ('oratio', 1), ('attractie', 5), ('lourdes', 1), ('geestelijke', 1), ('congregatie', 1), ('bisschop', 8), ('kloosterzuster', 2), ('rochus', 3), ('nicolaas', 3), ('apost', 4), ('galavoorstelling', 1), ('lavigerie', 2), ('aartsbisschop', 1), ('feestdag', 6), ('kerstdag', 3), ('vergassen', 1), ('credo', 2), ('z.e.', 1), ('beiaard', 1), ('unum', 1), ('dinsdags', 1), ('doorloopenen', 1), ('hemelvaartsdag', 2), ('schrijn', 2), ('diocees', 1), ('fraters', 1), ('monseigneur', 1), ('miserere', 1), ('seminarist', 1), ('coadjutor', 1), ('clemens', 2), ('gregorius', 1), ('deus', 1), ('missiepost', 1), ('weekeind', 1), ('nieuwjaarsdag', 1)</text:p>
          </table:table-cell>
          <table:table-cell office:value-type="string" calcext:value-type="string">
            <text:p>prelaat, mgr., paters, klooster, priester, pro, missie, vicariaat, missiegebied, apostolisch, dagelijks, missiehuis, missionaris, zondags, zingen, introductie, radboud, sint, kapittel, domo, oratio, attractie, lourdes, geestelijke, congregatie, bisschop, kloosterzuster, rochus, nicolaas, apost, galavoorstelling, lavigerie, aartsbisschop, feestdag, kerstdag, vergassen, credo, z.e., beiaard, unum, dinsdags, doorloopenen, hemelvaartsdag, schrijn, diocees, fraters, monseigneur, miserere, seminarist, coadjutor, clemens, gregorius, deus, missiepost, weekeind, nieuwjaarsdag</text:p>
          </table:table-cell>
          <table:table-cell table:number-columns-repeated="101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7383" calcext:value-type="float">
            <text:p>337383</text:p>
          </table:table-cell>
          <table:table-cell office:value-type="float" office:value="7" calcext:value-type="float">
            <text:p>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57029025397221" calcext:value-type="float">
            <text:p>0.757029025397221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794785933636147" calcext:value-type="float">
            <text:p>0.79478593363614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er(1), historisch(1), wild(1), zigeuner(1), achtergrond(1), zigeunermuziek(1), gemengde(1)</text:p>
          </table:table-cell>
          <table:table-cell office:value-type="string" calcext:value-type="string">
            <text:p>('boei', 3), ('ruyterkade', 1), ('slik', 1), ('wilton', 1), ('transp', 1)</text:p>
          </table:table-cell>
          <table:table-cell office:value-type="string" calcext:value-type="string">
            <text:p>boei, ruyterkade, slik, wilton, transp</text:p>
          </table:table-cell>
          <table:table-cell table:number-columns-repeated="101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39562" calcext:value-type="float">
            <text:p>339562</text:p>
          </table:table-cell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office:value-type="float" office:value="0.301510431705319" calcext:value-type="float">
            <text:p>0.301510431705319</text:p>
          </table:table-cell>
          <table:table-cell office:value-type="float" office:value="0.72" calcext:value-type="float">
            <text:p>0.72</text:p>
          </table:table-cell>
          <table:table-cell office:value-type="float" office:value="0.79762606322782" calcext:value-type="float">
            <text:p>0.79762606322782</text:p>
          </table:table-cell>
          <table:table-cell office:value-type="float" office:value="0.04" calcext:value-type="float">
            <text:p>0.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ndicapper(1), inheems(2), mulat(1), aziatisch(1), negerslaven(1), handicap(2), afgod(1), koppensneller(1), indischen(1), pygmeeen(1), aboriginal(2), moslim(1), page(2), gemengd(1), kaffers(1), neger(1), indiaan(1), hottentot(1), blanka(1), traditionele(1), moor(1)</text:p>
          </table:table-cell>
          <table:table-cell office:value-type="string" calcext:value-type="string">
            <text:p>('j_e', 1), ('hole', 1), ('zwaargewicht', 1), ('wereldkampioen', 2), ('sprinten', 2), ('pelissier', 1), ('rond', 4), ('record', 5), ('dempsey', 1), ('horden', 1), ('seconde', 3), ('finish', 1), ('eindpaal', 1), ('wiellengte', 1), ('cochet', 1), ('manch', 1), ('diskwalificeren', 1), ('parent', 1)</text:p>
          </table:table-cell>
          <table:table-cell office:value-type="string" calcext:value-type="string">
            <text:p>j_e, hole, zwaargewicht, wereldkampioen, sprinten, pelissier, rond, record, dempsey, horden, seconde, finish, eindpaal, wiellengte, cochet, manch, diskwalificeren, parent</text:p>
          </table:table-cell>
          <table:table-cell table:number-columns-repeated="10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41846" calcext:value-type="float">
            <text:p>341846</text:p>
          </table:table-cell>
          <table:table-cell office:value-type="float" office:value="209" calcext:value-type="float">
            <text:p>209</text:p>
          </table:table-cell>
          <table:table-cell office:value-type="float" office:value="0.191387559808612" calcext:value-type="float">
            <text:p>0.191387559808612</text:p>
          </table:table-cell>
          <table:table-cell office:value-type="float" office:value="0.404383354603141" calcext:value-type="float">
            <text:p>0.404383354603141</text:p>
          </table:table-cell>
          <table:table-cell office:value-type="float" office:value="0.746411483253589" calcext:value-type="float">
            <text:p>0.746411483253589</text:p>
          </table:table-cell>
          <table:table-cell office:value-type="float" office:value="0.805343452825207" calcext:value-type="float">
            <text:p>0.805343452825207</text:p>
          </table:table-cell>
          <table:table-cell office:value-type="float" office:value="0.062200956937799" calcext:value-type="float">
            <text:p>0.06220095693779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barbaar(4), ras(3), volksstam(1), blank(2), historisch(15), indo-europeaan(8), slavenschip(2), ontdekken(3), baboe(2), grootst(1), marron(7), mesties(2), eskimoverhalen(1), barbaren(3), bosneger(1), hottentot(3), achtergrond(13), traditionele(7), dwerggroei(1), medicijnman(3), afkomst(1), afgod(2), slaven(3), inlander(2), inboorling(1), bediende(2), knecht(2), tovenaar(2), aboriginal(1), moslim(5), koelie(3), gay(1), kokkie(1), inheems(14), aziatisch(7), mongool(2), indone(1), negercultuur(2), dwerg(3), muzelman(1), mohemmedaan(1), volbloed(1), handicap(1), gemengd(6), moslims(1), exotisch(2), mongoolsche(1), negervrees(1), afgodsbeeldje(1), koppensneller(1), boesman(2), moord(1), indo(1), kafferhoofdman(1), moslimcultuur(1), inlanders(1), inlandsche(3), exotische(1), onbeschaafd(2), etniciteit(1), inheemschen(1), aziatische(1), kaffer(2), volkstammen(1), historische(3), page(2), stam(3), mengras(1), homo(2), pygmee(1), negerslaven(3), zimbabwecultuur(1), moor(1), mulat(2), indiaan(2), mongoolse(1), negerrijk(1), kwinti(1), slaaf(1), zigeuners(1), zwartje(1), berber(2), zigeuner(2), traditioneel(1), eskimo(1), barbaarschheid(1), knechts(1), halfbloed(1)</text:p>
          </table:table-cell>
          <table:table-cell office:value-type="string" calcext:value-type="string">
            <text:p>('oud', 177), ('bat', 8), ('llei', 1), ('hjf', 1), ('aei', 1), ('pli', 2), ('ouda', 1), ('eat', 1), ('tb', 1), ('/oo', 3), ('sta', 1), ('nil', 1), ('pus', 2), ('uij', 1), ('atj', 1), ('jool', 1), ('lame', 1), ('kinden', 1), ('aya', 1), ('mal', 1), ('gor', 1), ('sooi', 1)</text:p>
          </table:table-cell>
          <table:table-cell office:value-type="string" calcext:value-type="string">
            <text:p>oud, bat, llei, hjf, aei, pli, ouda, eat, tb, /oo, sta, nil, pus, uij, atj, jool, lame, kinden, aya, mal, gor, sooi</text:p>
          </table:table-cell>
          <table:table-cell table:number-columns-repeated="101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1336" calcext:value-type="float">
            <text:p>341336</text:p>
          </table:table-cell>
          <table:table-cell office:value-type="float" office:value="21" calcext:value-type="float">
            <text:p>21</text:p>
          </table:table-cell>
          <table:table-cell office:value-type="float" office:value="0.285714285714286" calcext:value-type="float">
            <text:p>0.285714285714286</text:p>
          </table:table-cell>
          <table:table-cell office:value-type="float" office:value="0.172006249746018" calcext:value-type="float">
            <text:p>0.17200624974601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07144811938588" calcext:value-type="float">
            <text:p>0.80714481193858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werggroei(1), ontdekken(2), traditionele(2), onbeschaafd'to(1), exotisch(1), aziatische(1), aziatisch(1), baboe(1), knecht(1), kaffer(1), queer(1), hottentot(1), neger(1), barbaarschheid(1), wild(1), bedienden(1), indo-europeaan(1), afkomst(1), moor(1)</text:p>
          </table:table-cell>
          <table:table-cell office:value-type="string" calcext:value-type="string">
            <text:p>('spoor', 15), ('gert', 1), ('gem', 2), ('yer', 1), ('s.p', 1), ('cron', 1)</text:p>
          </table:table-cell>
          <table:table-cell office:value-type="string" calcext:value-type="string">
            <text:p>spoor, gert, gem, yer, s.p, cron</text:p>
          </table:table-cell>
          <table:table-cell table:number-columns-repeated="10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40421" calcext:value-type="float">
            <text:p>340421</text:p>
          </table:table-cell>
          <table:table-cell office:value-type="float" office:value="95" calcext:value-type="float">
            <text:p>95</text:p>
          </table:table-cell>
          <table:table-cell office:value-type="float" office:value="0.242105263157895" calcext:value-type="float">
            <text:p>0.242105263157895</text:p>
          </table:table-cell>
          <table:table-cell office:value-type="float" office:value="0.090471264602908" calcext:value-type="float">
            <text:p>0.090471264602908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0.80815136915116" calcext:value-type="float">
            <text:p>0.80815136915116</text:p>
          </table:table-cell>
          <table:table-cell office:value-type="float" office:value="0.0210526315789474" calcext:value-type="float">
            <text:p>0.0210526315789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ots(1), barbaar(1), achtergrond(9), metis(1), indo-europeaan(5), eskimo's(1), inheemse(1), inheems(4), ontdekken(1), inlander(1), inboorling(2), mengras(2), etniciteit(2), moslim(3), marron(4), aziatisch(3), westers(1), inuit(3), inheemschen(2), historisch(6), indisch(1), moslims(1), slaven(1), misvormden(1), traditionele(3), baboe(1), pygmee(1), stamgenooten(1), koelie(2), boesman(1), onbeschaafd(1), barbaren(2), dwerggroei(3), mongool(3), koppensneller(1), slaaf(2), moslimsoh(1), halfbloed(2), blank(1), gekleurd(1), k'mesties(2), jakarta(1), berber(1), kwinti(1), barbaarsche(1), zwartjes(1), negers(1), hottentot(1), primitief(1), lilliputter(2)</text:p>
          </table:table-cell>
          <table:table-cell office:value-type="string" calcext:value-type="string">
            <text:p>('aijn', 4), ('nneer', 1), ('geren', 2), ('meor', 1), ('dees', 2), ('eena', 1), ('ijn', 10), ('grootor', 1), ('reeda', 5), ('sijn', 5), ('ajjn', 1), ('xal', 1), ('roeds', 1), ('ajs', 2), ('wae', 2), ('gehool', 1), ('bebb', 1), ('tnan', 1), ('reven', 1), ('dero', 1), ('dia', 12), ('hoeven', 11), ('ee', 1), ('zya', 1), ('doeli', 2), ('geea', 1), ('ign', 1), ('hiei', 2), ('kunn', 1), ('btaat', 1), ('wordeo', 1), ('zoudan', 1), ('agn', 1), ('sommigo', 1), ('bobben', 2), ('mooten', 1), ('bebben', 1), ('igden', 1), ('wammen', 1), ('ek', 2), ('docb', 1), ('boewei', 1), ('teder', 2), ('mair', 1), ('moetan', 1), ('wde', 2), ('z.n', 2), ('iots', 1), ('waro', 1), ('wazen', 1)</text:p>
          </table:table-cell>
          <table:table-cell office:value-type="string" calcext:value-type="string">
            <text:p>aijn, nneer, geren, meor, dees, eena, ijn, grootor, reeda, sijn, ajjn, xal, roeds, ajs, wae, gehool, bebb, tnan, reven, dero, dia, hoeven, ee, zya, doeli, geea, ign, hiei, kunn, btaat, wordeo, zoudan, agn, sommigo, bobben, mooten, bebben, igden, wammen, ek, docb, boewei, teder, mair, moetan, wde, z.n, iots, waro, wazen</text:p>
          </table:table-cell>
          <table:table-cell table:number-columns-repeated="101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1335" calcext:value-type="float">
            <text:p>341335</text:p>
          </table:table-cell>
          <table:table-cell office:value-type="float" office:value="407" calcext:value-type="float">
            <text:p>407</text:p>
          </table:table-cell>
          <table:table-cell office:value-type="float" office:value="0.194103194103194" calcext:value-type="float">
            <text:p>0.194103194103194</text:p>
          </table:table-cell>
          <table:table-cell office:value-type="float" office:value="0.299765237914099" calcext:value-type="float">
            <text:p>0.299765237914099</text:p>
          </table:table-cell>
          <table:table-cell office:value-type="float" office:value="0.751842751842752" calcext:value-type="float">
            <text:p>0.751842751842752</text:p>
          </table:table-cell>
          <table:table-cell office:value-type="float" office:value="0.811244611031028" calcext:value-type="float">
            <text:p>0.811244611031028</text:p>
          </table:table-cell>
          <table:table-cell office:value-type="float" office:value="0.0540540540540541" calcext:value-type="float">
            <text:p>0.054054054054054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arbaar(3), metis(1), indo-europeaan(9), inheemsche(2), barbaren(6), baboe(4), misvormden(5), neger(3), dwerg(8), traditionele(24), wereldhistorische(1), marron(22), muzelman(5), inheems(5), boesman(3), achtergrond(45), historisch(12), traditioneel(3), islamiet(1), homo(1), blank(8), onbeschaafd(2), mongool(4), gemengd(10), slaven(3), koelie(2), aziatisch(12), moord(1), pygmee(4), zigeuner(5), metis'nachts(1), slavenschip(4), dwergeu(1), koppensneller(4), eskimo's(2), volbloed(2), slaaf(3), afgod(3), historische(5), ontdekken(2), hottentot(4), moslim(10), negercultuur(1), knecht(5), moor(3), blanke(2), medicijnman(1), exotisch(5), kaffer(2), wilde(2), koppensnellers(1), berber(6), inboorling(2), mulat(6), dwerggroei(5), kokkie(4), aapman(1), bosneger(2), moortje(1), negerslaven(3), tovenaar(2), eskimobediende(1), berberoorlog(1), gekleurd(5), eenhistorisch(1), bediende(5), inboorlingen(2), inuit(2), lilliputters(2), inlanders(1), marrons(3), inlander(3), inheemse(3), mesties(6), indische(3), koelies(2), moslims(2), queer(2), en'marron(1), negerrijk(2), mongoolse(2), page(3), ras(2), lilliputter(2), inlandsche(3), indisch(3), negers(1), kaukasisch(2), primitief(1), traditionele'(1), tovenaars(1), gekleurde(1), zigeunermuziek(2), wild(2), aziatische(2), zigeuners(1), stam(2), indischen(1), zwartje(2), moslimsohe(1), stamhoofd(1), halfbloed(3), indiaan(2), handicap(1), exotische(1), indone(1), pygmeeen(1), gay(1), mulatten(1), negerrestaurant(1), roots'(1), stamgenoot(1), gemengde(1)</text:p>
          </table:table-cell>
          <table:table-cell office:value-type="string" calcext:value-type="string">
            <text:p>('breken', 33), ('voet', 57), ('los', 18), ('hangen', 41), ('masker', 4), ('slaan', 59), ('kameel', 1), ('scheren', 3), ('onbedekt', 1), ('spichtig', 1), ('costuum', 6), ('geraken', 37), ('leeg', 7), ('sluieren', 1), ('branding', 1), ('golven', 4), ('opvangen', 4), ('mollig', 1), ('opstijgen', 3), ('gading', 1), ('kleedij', 4), ('overstrooming', 3), ('schuiven', 13), ('kleur', 20), ('saamgebonden', 1), ('windstoot', 2), ('glimmen', 4), ('kleede', 1), ('leeghalen', 1), ('omlijsten', 1), ('rijten', 2), ('stroomend', 2), ('krom', 1), ('zwaard', 5), ('verzwelgen', 2), ('stijv', 1), ('opstapelen', 2), ('wijd', 3), ('winding', 1), ('verstoppen', 4), ('mode', 9), ('sleuren', 1), ('overhoop', 2), ('beuken', 3), ('mes', 7), ('grijzig', 1), ('tint', 4), ('roestbruin', 2), ('rollen', 8), ('doorheen', 2), ('plett', 2), ('hoofdtooi', 2), ('stromen', 4), ('achteren', 4), ('geraamte', 4), ('scherf', 1), ('doorzoeken', 2), ('lichtbundel', 1), ('golvende', 2), ('rookwolk', 2), ('weghalen', 1), ('matte', 1), ('zakken', 2), ('hoofdhaar', 2), ('geladen', 3), ('stroomen', 1), ('losrukken', 1), ('schroeien', 1), ('lok', 1), ('terechtkomen', 1), ('sneeuwwit', 1), ('costume', 2), ('kostuum', 4), ('lossnijden', 1), ('ophangen', 2), ('overheen', 3), ('krater', 4), ('dracht', 1), ('gemakkelijken', 2), ('glasscherf', 1), ('spreiden', 3), ('ontstok', 1), ('vulkaan', 3), ('grijz', 1), ('witje', 2), ('bovenop', 1), ('rijzende', 1), ('springvloed', 1), ('drijfzand', 1), ('stijgbeugel', 1), ('pistool', 2), ('vastzitten', 1), ('vormlooz', 1), ('avondtoilet', 1), ('golving', 1), ('uitschieten', 1), ('jes', 1), ('skelet', 1), ('zwaveldamp', 1), ('modieus', 1), ('rookpluim', 1)</text:p>
          </table:table-cell>
          <table:table-cell office:value-type="string" calcext:value-type="string">
            <text:p>breken, voet, los, hangen, masker, slaan, kameel, scheren, onbedekt, spichtig, costuum, geraken, leeg, sluieren, branding, golven, opvangen, mollig, opstijgen, gading, kleedij, overstrooming, schuiven, kleur, saamgebonden, windstoot, glimmen, kleede, leeghalen, omlijsten, rijten, stroomend, krom, zwaard, verzwelgen, stijv, opstapelen, wijd, winding, verstoppen, mode, sleuren, overhoop, beuken, mes, grijzig, tint, roestbruin, rollen, doorheen, plett, hoofdtooi, stromen, achteren, geraamte, scherf, doorzoeken, lichtbundel, golvende, rookwolk, weghalen, matte, zakken, hoofdhaar, geladen, stroomen, losrukken, schroeien, lok, terechtkomen, sneeuwwit, costume, kostuum, lossnijden, ophangen, overheen, krater, dracht, gemakkelijken, glasscherf, spreiden, ontstok, vulkaan, grijz, witje, bovenop, rijzende, springvloed, drijfzand, stijgbeugel, pistool, vastzitten, vormlooz, avondtoilet, golving, uitschieten, jes, skelet, zwaveldamp, modieus, rookpluim</text:p>
          </table:table-cell>
          <table:table-cell table:number-columns-repeated="101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1054" calcext:value-type="float">
            <text:p>341054</text:p>
          </table:table-cell>
          <table:table-cell office:value-type="float" office:value="51" calcext:value-type="float">
            <text:p>51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211882363744858" calcext:value-type="float">
            <text:p>0.211882363744858</text:p>
          </table:table-cell>
          <table:table-cell office:value-type="float" office:value="0.725490196078431" calcext:value-type="float">
            <text:p>0.725490196078431</text:p>
          </table:table-cell>
          <table:table-cell office:value-type="float" office:value="0.818459406313031" calcext:value-type="float">
            <text:p>0.818459406313031</text:p>
          </table:table-cell>
          <table:table-cell office:value-type="float" office:value="0.0392156862745098" calcext:value-type="float">
            <text:p>0.039215686274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oslim(2), traditionele(7), kaffer(1), page(1), inheems(3), boesman(1), zigeuners(1), handicap(4), marron(4), negerslaven(1), zwartje(3), historisch(2), negerrestaurant(1), achtergrond(2), moor(1), afgod(1), primitief(1), volbloedras(1), inboorling(1), aboriginal(1), eskimo's(2), zigeuner(1), historische(1), gemengd(1), kokkie(1), mesties(1), metis(1), indo(1), pygmee(1), afkomst(1), dwerggroei(1)</text:p>
          </table:table-cell>
          <table:table-cell office:value-type="string" calcext:value-type="string">
            <text:p>('wedstrijd', 14), ('amateurisme', 1), ('olympisch', 2), ('renbaan', 2), ('deelnemer', 7), ('sportwereld', 1), ('zwom', 2), ('roeien', 6), ('wedren', 3), ('sportiviteit', 1), ('zeiler', 2), ('stadion', 1), ('olympische', 1), ('boks-', 1), ('voorwedstrijd', 1), ('trainen', 1), ('deelneemster', 1), ('turnster', 2), ('turner', 3), ('training', 1), ('lawn', 1), ('schaken', 1), ('tennis', 1)</text:p>
          </table:table-cell>
          <table:table-cell office:value-type="string" calcext:value-type="string">
            <text:p>wedstrijd, amateurisme, olympisch, renbaan, deelnemer, sportwereld, zwom, roeien, wedren, sportiviteit, zeiler, stadion, olympische, boks-, voorwedstrijd, trainen, deelneemster, turnster, turner, training, lawn, schaken, tennis</text:p>
          </table:table-cell>
          <table:table-cell table:number-columns-repeated="101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40659" calcext:value-type="float">
            <text:p>340659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0.271556868346129" calcext:value-type="float">
            <text:p>0.271556868346129</text:p>
          </table:table-cell>
          <table:table-cell office:value-type="float" office:value="0.7" calcext:value-type="float">
            <text:p>0.7</text:p>
          </table:table-cell>
          <table:table-cell office:value-type="float" office:value="0.818461871202079" calcext:value-type="float">
            <text:p>0.81846187120207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disch(1), homo(1), dwerggroei(1), metis(1), queer(1), blank(1), inlander(1), inboorling(1), aboriginal(1), volbloed(1)</text:p>
          </table:table-cell>
          <table:table-cell office:value-type="string" calcext:value-type="string">
            <text:p>('tela', 1), ('river', 2), ('guiana', 2), ('buena', 1), ('caleta', 1), ('portland', 1), ('new-orieans', 1), ('rosaria', 1), ('huon', 1)</text:p>
          </table:table-cell>
          <table:table-cell office:value-type="string" calcext:value-type="string">
            <text:p>tela, river, guiana, buena, caleta, portland, new-orieans, rosaria, huon</text:p>
          </table:table-cell>
          <table:table-cell table:number-columns-repeated="101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40536" calcext:value-type="float">
            <text:p>34053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86749857000796" calcext:value-type="float">
            <text:p>0.86749857000796</text:p>
          </table:table-cell>
          <table:table-cell office:value-type="float" office:value="0.7" calcext:value-type="float">
            <text:p>0.7</text:p>
          </table:table-cell>
          <table:table-cell office:value-type="float" office:value="0.818461871202079" calcext:value-type="float">
            <text:p>0.818461871202079</text:p>
          </table:table-cell>
          <table:table-cell office:value-type="float" office:value="0.2" calcext:value-type="float">
            <text:p>0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lliputter(1), traditionele(2), moslim(2), baboe(1), queer(1), muzelman'(1), grootsch(1), historisch(1)</text:p>
          </table:table-cell>
          <table:table-cell office:value-type="string" calcext:value-type="string">
            <text:p>('fer', 1), ('instant', 1), ('soldat', 1), ('sera', 1), ('sil', 1), ('vide', 3), ('serves', 1), ('territoir', 1)</text:p>
          </table:table-cell>
          <table:table-cell office:value-type="string" calcext:value-type="string">
            <text:p>fer, instant, soldat, sera, sil, vide, serves, territoir</text:p>
          </table:table-cell>
          <table:table-cell table:number-columns-repeated="101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40425" calcext:value-type="float">
            <text:p>340425</text:p>
          </table:table-cell>
          <table:table-cell office:value-type="float" office:value="17" calcext:value-type="float">
            <text:p>1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379525682942261" calcext:value-type="float">
            <text:p>0.37952568294226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820315023608133" calcext:value-type="float">
            <text:p>0.820315023608133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sters(4), inheems(2), moslim(1), queer(1), mulat(1), traditionele(1), slavenschip(1), halfbloed(1), zwartje(1), historisch(1), gemengd(1), mesties(1), historische(1)</text:p>
          </table:table-cell>
          <table:table-cell office:value-type="string" calcext:value-type="string">
            <text:p>('tuil', 2), ('kiel', 3), ('altona', 1), ('gehr', 1), ('voget', 1), ('harl', 2), ('zeemeeuw', 3), ('blaak', 1), ('rendsburg', 1), ('svendborg', 1), ('randers', 1), ('dollard', 1), ('kolding', 1)</text:p>
          </table:table-cell>
          <table:table-cell office:value-type="string" calcext:value-type="string">
            <text:p>tuil, kiel, altona, gehr, voget, harl, zeemeeuw, blaak, rendsburg, svendborg, randers, dollard, kolding</text:p>
          </table:table-cell>
          <table:table-cell table:number-columns-repeated="101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40652" calcext:value-type="float">
            <text:p>340652</text:p>
          </table:table-cell>
          <table:table-cell office:value-type="float" office:value="17" calcext:value-type="float">
            <text:p>1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0.379525682942261" calcext:value-type="float">
            <text:p>0.379525682942261</text:p>
          </table:table-cell>
          <table:table-cell office:value-type="float" office:value="0.705882352941176" calcext:value-type="float">
            <text:p>0.705882352941176</text:p>
          </table:table-cell>
          <table:table-cell office:value-type="float" office:value="0.820315023608133" calcext:value-type="float">
            <text:p>0.820315023608133</text:p>
          </table:table-cell>
          <table:table-cell office:value-type="float" office:value="0.0588235294117647" calcext:value-type="float">
            <text:p>0.0588235294117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do-europeaan(2), baboe(1), koelies(1), indische(1), handicap(1), lesbisch(1), inlander(1), historisch(2), moslim(1), ontdekken(1), achtergrond(2), aboriginal(2), mulat(1)</text:p>
          </table:table-cell>
          <table:table-cell office:value-type="string" calcext:value-type="string">
            <text:p>('josselin', 3), ('engelbrecht', 1), ('blommestein', 1), ('leyden', 1), ('romer', 1), ('goeje', 1), ('wellenstein', 1), ('loke', 1), ('rochussen', 1), ('oats', 1), ('tobias', 1), ('persijn', 1), ('sythoff', 1), ('naeff', 1), ('villeneuve', 1)</text:p>
          </table:table-cell>
          <table:table-cell office:value-type="string" calcext:value-type="string">
            <text:p>josselin, engelbrecht, blommestein, leyden, romer, goeje, wellenstein, loke, rochussen, oats, tobias, persijn, sythoff, naeff, villeneuve</text:p>
          </table:table-cell>
          <table:table-cell table:number-columns-repeated="101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40697" calcext:value-type="float">
            <text:p>340697</text:p>
          </table:table-cell>
          <table:table-cell office:value-type="float" office:value="28" calcext:value-type="float">
            <text:p>28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0.780255872470368" calcext:value-type="float">
            <text:p>0.780255872470368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21025770074533" calcext:value-type="float">
            <text:p>0.821025770074533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arron(3), aziatische(1), mulat(1), page(1), volbloed(2), muzelman(2), westers(1), metis(2), mesties(1), slaven(2), slaaf(1), knecht(1), moslimsche(1), queer(1), bedienden(1), gay(1), handicap(1), traditionele(1), wild(1), lesbische(1), dwerggroei(1), kokkie(1)</text:p>
          </table:table-cell>
          <table:table-cell office:value-type="string" calcext:value-type="string">
            <text:p>('henna', 2), ('hela', 1), ('levant', 2), ('severn', 1), ('castle', 1), ('brush', 1), ('plymouth', 2), ('barrow', 1), ('mason', 1), ('gemma', 1), ('almeria', 1), ('gane', 1), ('bordeaux', 2), ('kronprinz', 2), ('patna', 1), ('hesbaye', 1), ('clifton', 2), ('annaberg', 1), ('bougie', 1), ('shropshire', 1), ('harrow', 1), ('catalina', 1)</text:p>
          </table:table-cell>
          <table:table-cell office:value-type="string" calcext:value-type="string">
            <text:p>henna, hela, levant, severn, castle, brush, plymouth, barrow, mason, gemma, almeria, gane, bordeaux, kronprinz, patna, hesbaye, clifton, annaberg, bougie, shropshire, harrow, catalina</text:p>
          </table:table-cell>
          <table:table-cell table:number-columns-repeated="101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40200" calcext:value-type="float">
            <text:p>340200</text:p>
          </table:table-cell>
          <table:table-cell office:value-type="float" office:value="47" calcext:value-type="float">
            <text:p>47</text:p>
          </table:table-cell>
          <table:table-cell office:value-type="float" office:value="0.212765957446808" calcext:value-type="float">
            <text:p>0.212765957446808</text:p>
          </table:table-cell>
          <table:table-cell office:value-type="float" office:value="0.354173393222499" calcext:value-type="float">
            <text:p>0.354173393222499</text:p>
          </table:table-cell>
          <table:table-cell office:value-type="float" office:value="0.723404255319149" calcext:value-type="float">
            <text:p>0.723404255319149</text:p>
          </table:table-cell>
          <table:table-cell office:value-type="float" office:value="0.821365949404493" calcext:value-type="float">
            <text:p>0.821365949404493</text:p>
          </table:table-cell>
          <table:table-cell office:value-type="float" office:value="0.0638297872340425" calcext:value-type="float">
            <text:p>0.0638297872340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nboorling(2), kaffer(1), historisch(3), baboe(1), marron(7), kwinti(1), inheems(7), aapman(2), neger(1), aziatisch(2), gemengd(1), zigeuner(1), gekleurd(1), kokkie(2), islamiet(1), mesties(1), moslim(2), medicijnman(1), negercultuur(1), gekleurde(1), wild(1), mongool(1), achtergrond(1), indisch(1), indo-europeaan(1), barbaren(1), stam(1), ras(1)</text:p>
          </table:table-cell>
          <table:table-cell office:value-type="string" calcext:value-type="string">
            <text:p>('lea', 2), ('nel', 5), ('jon', 4), ('ute', 2), ('tillen', 4), ('moo', 2), ('illet', 1), ('lij', 2), ('-he', 2), ('lullen', 3), ('tl', 1), ('paa', 3), ('rne', 1), ('beo', 2), ('boo', 1), ('nnnr', 1), ('nuk', 1), ('vrs', 1), ('bea', 1), ('gein', 1), ('eerl', 1), ('liel', 1), ('t*d', 2), ('maa', 1), ('bou', 1), ('njn', 1), ('dos', 1)</text:p>
          </table:table-cell>
          <table:table-cell office:value-type="string" calcext:value-type="string">
            <text:p>lea, nel, jon, ute, tillen, moo, illet, lij, -he, lullen, tl, paa, rne, beo, boo, nnnr, nuk, vrs, bea, gein, eerl, liel, t*d, maa, bou, njn, dos</text:p>
          </table:table-cell>
          <table:table-cell table:number-columns-repeated="101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37684" calcext:value-type="float">
            <text:p>337684</text:p>
          </table:table-cell>
          <table:table-cell office:value-type="float" office:value="47" calcext:value-type="float">
            <text:p>47</text:p>
          </table:table-cell>
          <table:table-cell office:value-type="float" office:value="0.191489361702128" calcext:value-type="float">
            <text:p>0.191489361702128</text:p>
          </table:table-cell>
          <table:table-cell office:value-type="float" office:value="0.499011221349691" calcext:value-type="float">
            <text:p>0.499011221349691</text:p>
          </table:table-cell>
          <table:table-cell office:value-type="float" office:value="0.723404255319149" calcext:value-type="float">
            <text:p>0.723404255319149</text:p>
          </table:table-cell>
          <table:table-cell office:value-type="float" office:value="0.821365949404493" calcext:value-type="float">
            <text:p>0.821365949404493</text:p>
          </table:table-cell>
          <table:table-cell office:value-type="float" office:value="0.0851063829787234" calcext:value-type="float">
            <text:p>0.0851063829787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istorisch(3), halfbloed(1), berber(1), barbaren(2), achtergrond(3), inheems(4), kaffer(1), inheemsen(1), mulat(1), traditionele(3), pygmee(1), slaaf(1), homo(1), schildersknecht(1), marron(2), islamiet(1), gekleurde(1), moslim(2), aziatisch(2), barbaarsche(1), koelie(1), afgodsbeeldje(1), indo-europeaan(2), baboe(2), gemengd(2), gekleurd(1), aapman(1), queer(1), barbarlje(1), barbaar(1), groothistorische(1)</text:p>
          </table:table-cell>
          <table:table-cell office:value-type="string" calcext:value-type="string">
            <text:p>('sic', 3), ('hielen', 1), ('das', 7), ('bei', 8), ('nah', 1), ('herr', 2), ('falie', 1), ('teil', 1), ('hat', 7), ('eigen', 2), ('meine', 1), ('tun', 2), ('leute', 1), ('inner', 1), ('lieb', 1), ('wart', 1), ('sei', 1), ('liegen', 3), ('ehr', 1), ('un', 1), ('au', 1), ('halben', 1), ('herum', 1), ('hin', 1), ('der-', 1), ('alter', 1), ('verdienst', 1), ('gethan', 1)</text:p>
          </table:table-cell>
          <table:table-cell office:value-type="string" calcext:value-type="string">
            <text:p>sic, hielen, das, bei, nah, herr, falie, teil, hat, eigen, meine, tun, leute, inner, lieb, wart, sei, liegen, ehr, un, au, halben, herum, hin, der-, alter, verdienst, gethan</text:p>
          </table:table-cell>
          <table:table-cell table:number-columns-repeated="10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41165" calcext:value-type="float">
            <text:p>341165</text:p>
          </table:table-cell>
          <table:table-cell office:value-type="float" office:value="82" calcext:value-type="float">
            <text:p>82</text:p>
          </table:table-cell>
          <table:table-cell office:value-type="float" office:value="0.24390243902439" calcext:value-type="float">
            <text:p>0.24390243902439</text:p>
          </table:table-cell>
          <table:table-cell office:value-type="float" office:value="0.102415368147758" calcext:value-type="float">
            <text:p>0.102415368147758</text:p>
          </table:table-cell>
          <table:table-cell office:value-type="float" office:value="0.731707317073171" calcext:value-type="float">
            <text:p>0.731707317073171</text:p>
          </table:table-cell>
          <table:table-cell office:value-type="float" office:value="0.825324955035457" calcext:value-type="float">
            <text:p>0.825324955035457</text:p>
          </table:table-cell>
          <table:table-cell office:value-type="float" office:value="0.024390243902439" calcext:value-type="float">
            <text:p>0.0243902439024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laven(1), historisch(4), baboe(2), roots(4), mesties(2), gemengd(5), medicijnman(3), indische(1), moslim(5), gay(1), hottentot(2), zwartje(2), afkomst(3), barbarlje(1), kaffers(1), inboorling(1), mongool(3), halfbloedjes(1), afgod(2), slaaf(2), indo-europeaan(3), barbaren(1), achtergrond(5), dwergjes(1), aziatisch(3), inheems(1), blank(1), dwergeu(1), muzelman'(1), lilliputter(1), roma(1), marron(1), zimbabwe(1), indiaan(1), koelies(1), halfbloed(1), moor(2), neger(1), zigeunermuziek(2), zigeuners(1), lesbisch(1), knecht(1), blanke(1), onbeschaafd(1), indo's(1), barbaar(1)</text:p>
          </table:table-cell>
          <table:table-cell office:value-type="string" calcext:value-type="string">
            <text:p>('opstaan', 6), ('wijf', 1), ('lief', 17), ('blz.', 5), ('zuid-nederland', 1), ('help', 4), ('gewaardigen', 1), ('uiets', 1), ('poos', 4), ('opluchten', 1), ('scepter', 3), ('fluisteren', 4), ('hiaar', 1), ('brommen', 2), ('heengaan', 8), ('pappot', 2), ('meisje-', 1), ('stelt', 1), ('onderwijl', 1), ('ongekroonde', 1), ('pakkie', 1), ('hoeder', 1), ('struikroover', 1), ('henl', 3), ('afluisteren', 1), ('fideel', 1), ('eigenwij', 2), ('ondertusschen', 2), ('gebieder', 1), ('niij', 1), ('aangesprokene', 1), ('vent', 2), ('bochel', 1), ('tovenaar', 1), ('gekrabbel', 1), ('quasi', 1), ('neerbuigend', 1), ('babbel', 1)</text:p>
          </table:table-cell>
          <table:table-cell office:value-type="string" calcext:value-type="string">
            <text:p>opstaan, wijf, lief, blz., zuid-nederland, help, gewaardigen, uiets, poos, opluchten, scepter, fluisteren, hiaar, brommen, heengaan, pappot, meisje-, stelt, onderwijl, ongekroonde, pakkie, hoeder, struikroover, henl, afluisteren, fideel, eigenwij, ondertusschen, gebieder, niij, aangesprokene, vent, bochel, tovenaar, gekrabbel, quasi, neerbuigend, babbel</text:p>
          </table:table-cell>
          <table:table-cell table:number-columns-repeated="101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41235" calcext:value-type="float">
            <text:p>341235</text:p>
          </table:table-cell>
          <table:table-cell office:value-type="float" office:value="158" calcext:value-type="float">
            <text:p>158</text:p>
          </table:table-cell>
          <table:table-cell office:value-type="float" office:value="0.227848101265823" calcext:value-type="float">
            <text:p>0.227848101265823</text:p>
          </table:table-cell>
          <table:table-cell office:value-type="float" office:value="0.0902052468050186" calcext:value-type="float">
            <text:p>0.090205246805019</text:p>
          </table:table-cell>
          <table:table-cell office:value-type="float" office:value="0.740506329113924" calcext:value-type="float">
            <text:p>0.740506329113924</text:p>
          </table:table-cell>
          <table:table-cell office:value-type="float" office:value="0.828001234135173" calcext:value-type="float">
            <text:p>0.828001234135173</text:p>
          </table:table-cell>
          <table:table-cell office:value-type="float" office:value="0.0316455696202532" calcext:value-type="float">
            <text:p>0.0316455696202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ndo-europeaan(10), marron(6), pygmee(2), muzelmannen(1), indiaan(1), misvormden(3), bosneger(3), moslim(8), zigeuner(2), afgod(5), aziatische(3), bediende(5), aziatisch(6), berber(1), traditionele(3), mengras(1), etniciteit(1), inheems(5), traditioneel(2), hottentotten(1), gemengd(5), zigeunermuziek(2), achtergrond(8), boesman(1), moslims(4), inuit(1), baboe(2), inheemse(3), roots(1), koelie(1), primitief(1), slaaf(2), jakarta(1), queer(1), inboorlingen(1), historisch(4), mesties(3), koppensneller(1), knecht(1), historische(2), kaffer(2), metis(1), lilliputters(1), bedienden(2), metis'nachts(1), slaaft(1), stam(1), inlandsche(2), inlanders(1), wereldmoord(1), hottentottenstam(1), stamboek(1), zwartje(1), kokkie(1), slaven(2), negers(1), inheemsche(2), inlander(3), dwergen(1), gekleurde(1), mongool(1), gekleurd(1), indisch(1), barbaar(2), blank(1), halfbloed(1), negerslaven(1), winkelknechten(1), barbaren(1), wild(1), hottentot(1), inboorling(1), dwerg(1), onbeschaafdheid(1), lilliputter(1), zigeuners(1)</text:p>
          </table:table-cell>
          <table:table-cell office:value-type="string" calcext:value-type="string">
            <text:p>('vordering', 5), ('geld', 52), ('loon', 13), ('schadevergoeding', 1), ('levensstandaard', 1), ('ambtenaar', 31), ('inwoner', 16), ('toekomend', 1), ('vergunning', 4), ('deelgenoot', 1), ('concessierecht', 1), ('scha', 1), ('concessie', 5), ('relatief', 2), ('risico', 2), ('behoeve', 4), ('vervreemding', 1), ('bekostigen', 2), ('verpand', 1), ('eigendomsbewijs', 1), ('vervreemden', 1), ('rijkspersoneel', 1), ('oontraot', 1), ('bezitsrecht', 2), ('levenspeil', 1), ('steunregeling', 1), ('dienstbetrekking', 1), ('loonstandaard', 1), ('weekloon', 1), ('loonen', 1), ('icoon', 1), ('teruggave', 1), ('tarief', 2), ('kindersterfte', 1), ('eigendomsoverdracht', 1), ('behoev', 1), ('kostwinner', 2), ('nachtwerk', 1), ('overdracht', 1), ('schuldeischer', 1), ('schafttijd', 1)</text:p>
          </table:table-cell>
          <table:table-cell office:value-type="string" calcext:value-type="string">
            <text:p>vordering, geld, loon, schadevergoeding, levensstandaard, ambtenaar, inwoner, toekomend, vergunning, deelgenoot, concessierecht, scha, concessie, relatief, risico, behoeve, vervreemding, bekostigen, verpand, eigendomsbewijs, vervreemden, rijkspersoneel, oontraot, bezitsrecht, levenspeil, steunregeling, dienstbetrekking, loonstandaard, weekloon, loonen, icoon, teruggave, tarief, kindersterfte, eigendomsoverdracht, behoev, kostwinner, nachtwerk, overdracht, schuldeischer, schafttijd</text:p>
          </table:table-cell>
          <table:table-cell table:number-columns-repeated="101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1574" calcext:value-type="float">
            <text:p>341574</text:p>
          </table:table-cell>
          <table:table-cell office:value-type="float" office:value="260" calcext:value-type="float">
            <text:p>260</text:p>
          </table:table-cell>
          <table:table-cell office:value-type="float" office:value="0.211538461538462" calcext:value-type="float">
            <text:p>0.211538461538462</text:p>
          </table:table-cell>
          <table:table-cell office:value-type="float" office:value="0.134214994491795" calcext:value-type="float">
            <text:p>0.134214994491795</text:p>
          </table:table-cell>
          <table:table-cell office:value-type="float" office:value="0.746153846153846" calcext:value-type="float">
            <text:p>0.746153846153846</text:p>
          </table:table-cell>
          <table:table-cell office:value-type="float" office:value="0.828725646293078" calcext:value-type="float">
            <text:p>0.828725646293078</text:p>
          </table:table-cell>
          <table:table-cell office:value-type="float" office:value="0.0423076923076923" calcext:value-type="float">
            <text:p>0.04230769230769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laven(2), mulat(3), aziatisch(8), gemengd(8), kokkie(2), achtergrond(28), afkomst(3), slavenschip(2), indo-europeaan(6), indisch(2), historisch(8), primitief(3), moslim(9), aboriginal(2), barbaren(5), inlander(3), misvormden(6), dwergen(2), aapman(1), baboe(5), inheems(6), mesties(3), handicap(3), bosneger(1), medicijnman(4), negerslaven(2), eskimo's(3), zigeunermuziek(3), neger(4), barbaar(3), exotische(2), marrons(4), afgod(1), ontdekken(3), marron(5), hottentotten(2), traditionele(7), gay(2), muzelman(1), homo(1), mengras(1), negerrijk(1), metis(1), slaaf(2), inuit(3), gekleurde(1), traditioneel(3), groothistorische(1), bediende(1), hottentot(2), ras(1), kaukasisch(2), queer(1), eenhistorisch(1), exotisch(6), moslims(1), lesbisch(2), zwartje(4), zigeuner(3), volbloed(2), dwerg(3), zigeuners(1), lilliputters(1), galeislaven(1), koelie(2), negercultuur(2), stam(2), moor(1), wild(3), dwergeu(1), dwerggroei(1), pygmee(2), koppensneller(1), lilliputter(3), gekleurd(2), aziatische(2), roma(1), indischen(1), inlandsche(1), zimbabwecultuur(1), halfbloed(2), historische(3), blank(2), koppensnellers(2), mongool(1), stamhoofd(1), kaffer(2), page(1), indiaan(1), bataviasche(1), meesterknecht(1), knecht(1), tovenaar(1), inheemsche(1), indostijl(1)</text:p>
          </table:table-cell>
          <table:table-cell office:value-type="string" calcext:value-type="string">
            <text:p>('schitterend', 16), ('idyllisch', 1), ('wanordelijk', 1), ('gaaf', 6), ('misbaar', 1), ('aanschouwen', 8), ('primitief', 15), ('mooi', 63), ('schoon', 22), ('schoonheid', 8), ('schoone', 14), ('gevleugeld', 1), ('schreeuw', 1), ('prachtig', 30), ('klaaglied', 2), ('ontspanning', 1), ('cachet', 2), ('volksmenigte', 1), ('blind', 9), ('keurig', 4), ('harmonisch', 3), ('jammeren', 1), ('bekoorlijk', 4), ('dynamisch', 3), ('middenpunt', 1), ('imponeerend', 1), ('geroep', 8), ('angstkreet', 1), ('cadans', 1), ('nieuwsgierig', 7), ('onberispelijk', 2), ('kreet', 3), ('slaapdronken', 1), ('gehuil', 1), ('wonderschoon', 1), ('gillen', 5), ('barsten', 4), ('aanplakbiljet', 1), ('gil', 2), ('stoeien', 2), ('monotoon', 1), ('lawaai', 2), ('sehoon', 2), ('schooner', 4), ('nabootsen', 3), ('aesthetisch', 2), ('spectakel', 1), ('welverzorgd', 1), ('phantastisch', 1), ('schouwspel', 2), ('liefelijk', 1), ('tumult', 1), ('betooveren', 2), ('rumoer', 1), ('decor', 2), ('verpoozing', 1), ('geschreeuw', 1), ('aanschouw', 1), ('schematisch', 1), ('grootschen', 1), ('dartelen', 1), ('getier', 1), ('vaardig', 1), ('vlekkeloos', 1), ('imposant', 1), ('aangapen', 1), ('nieuwheid', 1), ('dartel', 1), ('allerliefst', 1)</text:p>
          </table:table-cell>
          <table:table-cell office:value-type="string" calcext:value-type="string">
            <text:p>schitterend, idyllisch, wanordelijk, gaaf, misbaar, aanschouwen, primitief, mooi, schoon, schoonheid, schoone, gevleugeld, schreeuw, prachtig, klaaglied, ontspanning, cachet, volksmenigte, blind, keurig, harmonisch, jammeren, bekoorlijk, dynamisch, middenpunt, imponeerend, geroep, angstkreet, cadans, nieuwsgierig, onberispelijk, kreet, slaapdronken, gehuil, wonderschoon, gillen, barsten, aanplakbiljet, gil, stoeien, monotoon, lawaai, sehoon, schooner, nabootsen, aesthetisch, spectakel, welverzorgd, phantastisch, schouwspel, liefelijk, tumult, betooveren, rumoer, decor, verpoozing, geschreeuw, aanschouw, schematisch, grootschen, dartelen, getier, vaardig, vlekkeloos, imposant, aangapen, nieuwheid, dartel, allerliefst</text:p>
          </table:table-cell>
          <table:table-cell table:number-columns-repeated="101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38939" calcext:value-type="float">
            <text:p>338939</text:p>
          </table:table-cell>
          <table:table-cell office:value-type="float" office:value="66" calcext:value-type="float">
            <text:p>66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216248056729145" calcext:value-type="float">
            <text:p>0.216248056729145</text:p>
          </table:table-cell>
          <table:table-cell office:value-type="float" office:value="0.727272727272727" calcext:value-type="float">
            <text:p>0.727272727272727</text:p>
          </table:table-cell>
          <table:table-cell office:value-type="float" office:value="0.829863260198029" calcext:value-type="float">
            <text:p>0.829863260198029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mengd(1), volbloed(1), indo-europeaan(20), inheemschen(3), indolonten(1), inheemsche(2), halfbloed(2), indo(2), baboe(1), neger(2), aziatische(2), aziatisch(3), mengras(1), mesties(3), indische(5), knecht(1), moslims(1), moslim(2), indischen(1), kokkie(2), historisch(1), negerslaven(1), traditioneel(1), afgod(1), achtergrond(1), inheemse(1), inheems(1), indisch(1), wild(1), inlanders(1)</text:p>
          </table:table-cell>
          <table:table-cell office:value-type="string" calcext:value-type="string">
            <text:p>('indisch', 54), ('nederlandsch-', 2), ('ned.-', 1), ('indie', 6), ('indis', 1), ('indio', 1), ('west-indisch', 1), ('oost-indische', 1)</text:p>
          </table:table-cell>
          <table:table-cell office:value-type="string" calcext:value-type="string">
            <text:p>indisch, nederlandsch-, ned.-, indie, indis, indio, west-indisch, oost-indische</text:p>
          </table:table-cell>
          <table:table-cell table:number-columns-repeated="101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1616" calcext:value-type="float">
            <text:p>341616</text:p>
          </table:table-cell>
          <table:table-cell office:value-type="float" office:value="182" calcext:value-type="float">
            <text:p>182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159508762904861" calcext:value-type="float">
            <text:p>0.159508762904861</text:p>
          </table:table-cell>
          <table:table-cell office:value-type="float" office:value="0.741758241758242" calcext:value-type="float">
            <text:p>0.741758241758242</text:p>
          </table:table-cell>
          <table:table-cell office:value-type="float" office:value="0.831833297249439" calcext:value-type="float">
            <text:p>0.831833297249439</text:p>
          </table:table-cell>
          <table:table-cell office:value-type="float" office:value="0.043956043956044" calcext:value-type="float">
            <text:p>0.04395604395604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ge(3), gemengd(5), achtergrond(16), metis(1), grootst(1), indisch(2), berber(1), inheems(8), boesmanbanelen(1), inheemsche(1), zigeuner(3), traditioneel(3), bediende(2), afgod(1), inlander(2), mesties(2), negerslaven(2), traditionele(11), afgodisch(1), wereldhistorische(2), indo-europeaan(5), marron(6), knecht(3), mulat(4), barbaren(1), neger(3), aziatisch(5), historisch(8), moslim(7), aziatische(1), inuit(1), medicijnman(2), koelie(1), bosneger(1), baboes(1), traditionele'(1), misvormden(2), slavenschip(2), primitief(2), baboe(1), gekleurd(2), halfbloed(3), exotisch(1), moslims(2), kaukasisch(4), slaven(1), handicap(1), tovenaar(2), moslimsche(1), moord(1), slaaf(1), kaffer(2), lilliputter(3), mongool(1), ontdekken(4), inlandsche(3), marrons(1), bedienden(1), pygmee(4), stam(3), negerrijk(1), eskimo's(1), mongoolse(1), zigeuners(1), moor(1), homo(1), koelies(1), islamieten(1), negercultuur(1), bataviasche(1), blank(1), zwartje(1), inboorling(1), mongoolsche(1), bosnegers(1), muzelman(1)</text:p>
          </table:table-cell>
          <table:table-cell office:value-type="string" calcext:value-type="string">
            <text:p>('posteren', 1), ('tijgen', 6), ('spoeden', 3), ('sneeuwlandschap', 1), ('politie', 42), ('begeven', 14), ('pas', 2), ('wandelen', 7), ('opgraven', 1), ('opstellen', 11), ('stationeren', 2), ('pittoresk', 1), ('type', 16), ('blazen', 2), ('bewaken', 3), ('bewaker', 3), ('uitvinder', 1), ('begraven', 4), ('hierheen', 3), ('kuieren', 1), ('berglandschap', 1), ('opeengepakt', 1), ('vanwaar', 4), ('gestationneerd', 1), ('slenteren', 2), ('beeltenis', 2), ('agent', 10), ('drommen', 1), ('altaar', 2), ('ruiker', 1), ('politie-', 1), ('politieagent', 3), ('sirene', 1), ('fotografeeren', 1), ('politieman', 2), ('politie-agent', 1), ('wacht', 3), ('buste', 2), ('bediend', 2), ('grafkuil', 1), ('kanonschot', 1), ('corbeill', 1), ('wereldstad', 1), ('banier', 2), ('bouquett', 1), ('schilderachtig', 3), ('gothischen', 1), ('crucifix', 1), ('doopvont', 1), ('architectonisch', 1), ('fluiten', 1), ('wandelend', 1), ('levensgroot', 1), ('inschrift', 1), ('vaan', 3), ('opdelven', 2), ('krans', 3), ('borstbeeld', 1), ('tabernakel', 1), ('ronddragen', 1), ('gothisch', 1), ('fossiel', 1), ('kanongebulder', 1), ('politioneel', 1), ('bewaking', 3), ('monumentaal', 1)</text:p>
          </table:table-cell>
          <table:table-cell office:value-type="string" calcext:value-type="string">
            <text:p>posteren, tijgen, spoeden, sneeuwlandschap, politie, begeven, pas, wandelen, opgraven, opstellen, stationeren, pittoresk, type, blazen, bewaken, bewaker, uitvinder, begraven, hierheen, kuieren, berglandschap, opeengepakt, vanwaar, gestationneerd, slenteren, beeltenis, agent, drommen, altaar, ruiker, politie-, politieagent, sirene, fotografeeren, politieman, politie-agent, wacht, buste, bediend, grafkuil, kanonschot, corbeill, wereldstad, banier, bouquett, schilderachtig, gothischen, crucifix, doopvont, architectonisch, fluiten, wandelend, levensgroot, inschrift, vaan, opdelven, krans, borstbeeld, tabernakel, ronddragen, gothisch, fossiel, kanongebulder, politioneel, bewaking, monumentaal</text:p>
          </table:table-cell>
          <table:table-cell table:number-columns-repeated="101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1385" calcext:value-type="float">
            <text:p>341385</text:p>
          </table:table-cell>
          <table:table-cell office:value-type="float" office:value="13" calcext:value-type="float">
            <text:p>13</text:p>
          </table:table-cell>
          <table:table-cell office:value-type="float" office:value="0.307692307692308" calcext:value-type="float">
            <text:p>0.307692307692308</text:p>
          </table:table-cell>
          <table:table-cell office:value-type="float" office:value="0.202319907666059" calcext:value-type="float">
            <text:p>0.202319907666059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839218869189385" calcext:value-type="float">
            <text:p>0.83921886918938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heemsche(1), traditionele(1), inheems(3), historisch(1), inheemsen(1), eskimo's(1), misvormden(1), lilliputter(1), koppensneller(1), indo-europeaan(1), baboe(1)</text:p>
          </table:table-cell>
          <table:table-cell office:value-type="string" calcext:value-type="string">
            <text:p>('barre', 1), ('ranneft', 1), ('soetardjo', 2), ('perelaer', 1), ('dahler', 2), ('bousquet', 2), ('volksraadslid', 2), ('sand', 1), ('monod', 1), ('bredius', 1)</text:p>
          </table:table-cell>
          <table:table-cell office:value-type="string" calcext:value-type="string">
            <text:p>barre, ranneft, soetardjo, perelaer, dahler, bousquet, volksraadslid, sand, monod, bredius</text:p>
          </table:table-cell>
          <table:table-cell table:number-columns-repeated="101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40722" calcext:value-type="float">
            <text:p>340722</text:p>
          </table:table-cell>
          <table:table-cell office:value-type="float" office:value="31" calcext:value-type="float">
            <text:p>31</text:p>
          </table:table-cell>
          <table:table-cell office:value-type="float" office:value="0.161290322580645" calcext:value-type="float">
            <text:p>0.161290322580645</text:p>
          </table:table-cell>
          <table:table-cell office:value-type="float" office:value="0.694024485805941" calcext:value-type="float">
            <text:p>0.694024485805941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0.841125781998513" calcext:value-type="float">
            <text:p>0.841125781998513</text:p>
          </table:table-cell>
          <table:table-cell office:value-type="float" office:value="0.129032258064516" calcext:value-type="float">
            <text:p>0.1290322580645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tis(1), marron(4), westers(1), negerslaven(1), misvormden(1), aboriginal(4), page(1), zigeunerbende(1), queer(2), inboorling(1), mongool(1), bedienden(1), roots(2), mesties(1), blank(1), achtergrond(2), blanke(1), gemengd(1), wild(1), moslims(1), zigeuner(1), aziatisch(1)</text:p>
          </table:table-cell>
          <table:table-cell office:value-type="string" calcext:value-type="string">
            <text:p>('ohio', 3), ('lake', 3), ('missouri', 2), ('southern', 3), ('mount', 4), ('roek', 1), ('texas', 3), ('island', 2), ('illinois', 1), ('cobar', 1), ('underground', 1), ('trunk', 1), ('great', 3), ('common', 3), ('oklahoma', 1), ('union', 2), ('kansas', 2), ('arkansas', 1), ('rock', 1), ('reading', 1)</text:p>
          </table:table-cell>
          <table:table-cell office:value-type="string" calcext:value-type="string">
            <text:p>ohio, lake, missouri, southern, mount, roek, texas, island, illinois, cobar, underground, trunk, great, common, oklahoma, union, kansas, arkansas, rock, reading</text:p>
          </table:table-cell>
          <table:table-cell table:number-columns-repeated="101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41257" calcext:value-type="float">
            <text:p>341257</text:p>
          </table:table-cell>
          <table:table-cell office:value-type="float" office:value="201" calcext:value-type="float">
            <text:p>201</text:p>
          </table:table-cell>
          <table:table-cell office:value-type="float" office:value="0.223880597014925" calcext:value-type="float">
            <text:p>0.223880597014925</text:p>
          </table:table-cell>
          <table:table-cell office:value-type="float" office:value="0.0820842920160432" calcext:value-type="float">
            <text:p>0.082084292016043</text:p>
          </table:table-cell>
          <table:table-cell office:value-type="float" office:value="0.741293532338308" calcext:value-type="float">
            <text:p>0.741293532338308</text:p>
          </table:table-cell>
          <table:table-cell office:value-type="float" office:value="0.845081858027729" calcext:value-type="float">
            <text:p>0.845081858027729</text:p>
          </table:table-cell>
          <table:table-cell office:value-type="float" office:value="0.0348258706467662" calcext:value-type="float">
            <text:p>0.03482587064676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arbaar(2), gemengd(8), dwerggroei(16), volksstam(1), blank(2), marron(3), indo-europeaan(8), inheemse(1), historisch(9), zwartje(1), indiaan(1), inlander(2), negerslaven(2), onbeschaafd(2), inlandsche(2), mesties(2), aziatisch(8), marrons(4), aziatische(2), homo(1), achtergrond(8), roots(1), ontdekken(2), mulat(1), bediende(2), dwerg(1), traditionele(6), moslims(3), primitief(1), westers(2), kaffer(3), moslim(6), neger(2), indische(1), inuit(4), kaffers(2), inheemsche(1), gekleurd(2), historischcn(1), medicijnman(4), inheems(6), zigeunermuziek(1), muzelman(2), inheemsebe(1), bosneger(1), ras(1), islamiet(2), zigeuner(3), volbloed(1), lilliputters(2), halfbloed(4), zigeunerin(1), baboe(3), koppensneller(2), exotisch(1), knecht(1), indisch(2), moord(2), kaukasisch(4), exotische(1), gemengde(1), etniciteit(1), rassen(2), inboorling(1), historische(2), lilliputter(1), misvormden(1), stam(2), moor(2), indischen(1), afkomst(1), koppensnellers(1), gekleurde(1), slavenschip(2), dienstknecht(1), roots'(1), afgod(1), traditioneel(1), barbaarsche(1), barbaren(1), inboorlingen(1), knechts(1), zigeuners(2), volkstammen(1)</text:p>
          </table:table-cell>
          <table:table-cell office:value-type="string" calcext:value-type="string">
            <text:p>('groei', 18), ('verschijnsel', 14), ('isoleeren', 3), ('heersch', 2), ('moord', 19), ('verantwoorden', 5), ('schuldig', 6), ('plegen', 27), ('buitenwereld', 1), ('opzettelijk', 2), ('vrijlaten', 4), ('meekrijgen', 1), ('verbreken', 5), ('lijden', 30), ('beschuldigen', 5), ('bekl', 1), ('verdenken', 12), ('heerschen', 6), ('verhoor', 3), ('metbode', 1), ('heerscht', 5), ('beteren', 1), ('getuige', 10), ('misdrijf', 5), ('roofmoord', 1), ('charge', 1), ('beklaagde', 5), ('medeplichtig', 3), ('manslag', 1), ('heersen', 2), ('uitleveren', 2), ('beklagen', 3), ('voorbedacht', 1), ('dienstweigering', 1), ('brandstichting', 1), ('koorens', 1), ('verd.', 1), ('medeplichtigheid', 1), ('gezondheidstoestand', 2), ('identiteit', 1), ('simuleren', 1), ('gevangen', 1), ('meegeef', 1), ('getuigenverhoor', 2), ('vervalsching', 1), ('verhoren', 2), ('denzelfdcn', 1), ('beklaagdo', 1), ('getuigenverklaring', 1), ('bekentenis', 1), ('aanranding', 1), ('ekl', 1), ('doodslag', 1), ('afzondering', 1), ('veroorzak', 1), ('mishandeling', 1), ('verdachte', 1), ('aanklager', 1), ('moordzaak', 1), ('eede', 1)</text:p>
          </table:table-cell>
          <table:table-cell office:value-type="string" calcext:value-type="string">
            <text:p>groei, verschijnsel, isoleeren, heersch, moord, verantwoorden, schuldig, plegen, buitenwereld, opzettelijk, vrijlaten, meekrijgen, verbreken, lijden, beschuldigen, bekl, verdenken, heerschen, verhoor, metbode, heerscht, beteren, getuige, misdrijf, roofmoord, charge, beklaagde, medeplichtig, manslag, heersen, uitleveren, beklagen, voorbedacht, dienstweigering, brandstichting, koorens, verd., medeplichtigheid, gezondheidstoestand, identiteit, simuleren, gevangen, meegeef, getuigenverhoor, vervalsching, verhoren, denzelfdcn, beklaagdo, getuigenverklaring, bekentenis, aanranding, ekl, doodslag, afzondering, veroorzak, mishandeling, verdachte, aanklager, moordzaak, eede</text:p>
          </table:table-cell>
          <table:table-cell table:number-columns-repeated="101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41426" calcext:value-type="float">
            <text:p>341426</text:p>
          </table:table-cell>
          <table:table-cell office:value-type="float" office:value="299" calcext:value-type="float">
            <text:p>299</text:p>
          </table:table-cell>
          <table:table-cell office:value-type="float" office:value="0.214046822742475" calcext:value-type="float">
            <text:p>0.214046822742475</text:p>
          </table:table-cell>
          <table:table-cell office:value-type="float" office:value="0.0962161755279397" calcext:value-type="float">
            <text:p>0.09621617552794</text:p>
          </table:table-cell>
          <table:table-cell office:value-type="float" office:value="0.745819397993311" calcext:value-type="float">
            <text:p>0.745819397993311</text:p>
          </table:table-cell>
          <table:table-cell office:value-type="float" office:value="0.845993640697608" calcext:value-type="float">
            <text:p>0.845993640697608</text:p>
          </table:table-cell>
          <table:table-cell office:value-type="float" office:value="0.0401337792642141" calcext:value-type="float">
            <text:p>0.04013377926421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alfbloed(2), slaaf(5), onbeschaafd(2), inheemse(2), aziatisch(29), hottentot(5), afkomst(4), negerslaven(2), metis(3), inheems(6), kaffers(3), indo-europeaan(10), historisch(10), moslim(28), indisch(1), slavenschip(2), berber(11), mesties(3), indiaan(5), barbaren(3), bosneger(2), dwergen(1), rassenhaat(1), inlander(2), lilliputter(2), zigeunerbende(1), kaukasisch(2), mongool(3), koppensneller(3), afgod(2), barbaar(2), koelie(1), zigeuner(3), marrons(2), mulat(3), moslimsche(4), kaffer(5), mengras(2), negerrijk(4), islamiet(2), moslims(2), volbloed(2), hottentotten(4), aziatischen(1), muzelman(3), blank(1), mohemmedaan(1), traditionele(10), berberoorlog(1), marron(5), misvormden(1), tovenaar(2), stammen(1), indische(1), page(1), inlandsche(3), achtergrond(7), gemengd(1), zigeuners(2), primitief(2), indo(7), zigeunermuziek(1), dwerggroei(2), aziatische(5), wild(1), inlanders(1), pygmee(1), neger(2), rassen(3), boesman(1), wereldmoord(1), inboorling(1), hottentottenstam(1), bedienden(1), muzelman'(1), zwartje(2), moslimsoh(1), jakarta(1), mongoolse(2), zimbabwecultuur(1), mongoolsohc(1), eskimo's(1), slaven(1), inboorlingen(2), moor(2), westers(1), gekleurd(1), stam(2), ras(3), koelies(1), islamieten(1), indolonten(1), knecht(1), gemengde(1), aboriginal(1), homo(1), medicijnman(1), negers(1), indo's(1), mongoolsche(1), ontdekken(2), berbers(1), historische(1)</text:p>
          </table:table-cell>
          <table:table-cell office:value-type="string" calcext:value-type="string">
            <text:p>('verdrijven', 9), ('kaffer', 14), ('thibetan', 1), ('grens', 21), ('troep', 41), ('streek', 33), ('beleg', 2), ('verslaan', 12), ('derwischen', 3), ('ongewapen', 3), ('republiek', 10), ('lobengula', 1), ('boeren', 10), ('mohammed', 15), ('spanjaarden', 8), ('sultan', 19), ('versterken', 14), ('ongewapend', 1), ('mahomed', 2), ('veldtocht', 2), ('hoofdstad', 12), ('hamed', 1), ('mahdi', 3), ('aanrukken', 2), ('overgave', 3), ('capitulatie', 1), ('muit', 1), ('chalief', 1), ('legermacht', 2), ('khan', 4), ('inval', 7), ('belegeraar', 1), ('rijnland', 4), ('vyand', 1), ('succesvol', 2), ('hooldstad', 1), ('abd', 2), ('hottentotten', 5), ('moelai', 1), ('strijdkracht', 4), ('overval', 4), ('marokkan', 1), ('opperhoofd', 4), ('gewapend', 5), ('legerafdeeling', 1), ('kalief', 4), ('berber', 2), ('negus', 2), ('ruk', 1), ('mwanga', 1), ('slavenjager', 1), ('slavenhandelaar', 3), ('slaag', 1), ('versterking', 5), ('oorlogstooneel', 2), ('afrikaander', 1), ('haroen', 2), ('hafid', 1), ('moeley', 1), ('tibetaansch', 1), ('hulptroep', 1), ('koerden', 1), ('stamhoofd', 3), ('havenstad', 2), ('makonnen', 2), ('tartaarsch', 1), ('sikhs', 1), ('omar', 1), ('khalief', 2), ('ibn', 1), ('bestormen', 2), ('sjeik', 1), ('derwisj', 1), ('vaduz', 1), ('emir', 1), ('krijgsverrichting', 2), ('vorsl', 1), ('canadeezen', 1), ('engeischen', 1), ('opdring', 1), ('veldslag', 1), ('terugdringen', 2), ('slaags', 1), ('kalifaat', 1), ('goeverneur', 1)</text:p>
          </table:table-cell>
          <table:table-cell office:value-type="string" calcext:value-type="string">
            <text:p>verdrijven, kaffer, thibetan, grens, troep, streek, beleg, verslaan, derwischen, ongewapen, republiek, lobengula, boeren, mohammed, spanjaarden, sultan, versterken, ongewapend, mahomed, veldtocht, hoofdstad, hamed, mahdi, aanrukken, overgave, capitulatie, muit, chalief, legermacht, khan, inval, belegeraar, rijnland, vyand, succesvol, hooldstad, abd, hottentotten, moelai, strijdkracht, overval, marokkan, opperhoofd, gewapend, legerafdeeling, kalief, berber, negus, ruk, mwanga, slavenjager, slavenhandelaar, slaag, versterking, oorlogstooneel, afrikaander, haroen, hafid, moeley, tibetaansch, hulptroep, koerden, stamhoofd, havenstad, makonnen, tartaarsch, sikhs, omar, khalief, ibn, bestormen, sjeik, derwisj, vaduz, emir, krijgsverrichting, vorsl, canadeezen, engeischen, opdring, veldslag, terugdringen, slaags, kalifaat, goeverneur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0967" calcext:value-type="float">
            <text:p>340967</text:p>
          </table:table-cell>
          <table:table-cell office:value-type="float" office:value="172" calcext:value-type="float">
            <text:p>172</text:p>
          </table:table-cell>
          <table:table-cell office:value-type="float" office:value="0.22093023255814" calcext:value-type="float">
            <text:p>0.22093023255814</text:p>
          </table:table-cell>
          <table:table-cell office:value-type="float" office:value="0.118844404002755" calcext:value-type="float">
            <text:p>0.118844404002755</text:p>
          </table:table-cell>
          <table:table-cell office:value-type="float" office:value="0.738372093023256" calcext:value-type="float">
            <text:p>0.738372093023256</text:p>
          </table:table-cell>
          <table:table-cell office:value-type="float" office:value="0.851425786483373" calcext:value-type="float">
            <text:p>0.851425786483373</text:p>
          </table:table-cell>
          <table:table-cell office:value-type="float" office:value="0.0406976744186047" calcext:value-type="float">
            <text:p>0.04069767441860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laven(1), roots(1), gemengd(6), kokkie(4), achtergrond(14), grootst(1), traditioneelen(1), indisch(1), negerslaven(2), misvormden(1), schildersknecht(1), aziatische(2), zigeunermuziek(3), inlander(1), slavenschip(1), afgod(2), exotisch(5), traditionele(13), marron(12), aziatisch(4), mesties(5), blanke(1), gekleurd(1), berber(3), bediende(2), barbaren(3), primitief(3), dienstknechts(1), exotische(1), berberoorlog(1), moslim(7), slaaf(4), hottentotten(1), inboorling(1), islamiet(1), tovenaars(1), historisch(6), page(2), hottentot(1), zwartje(4), zigeuner(3), dwergjes(1), kaukasisch(1), aapman(1), galeislaven(1), halfbloed(3), tovenaar(1), koppensneller(1), westers(1), dwerg(2), wild(2), slaaft(1), dwergeu(1), kaffer(2), negercultuur(1), eskimo's(1), traditioneel(2), lilliputter(1), medicijnman(1), moslims(1), mongool(2), marrons(1), ontdekken(1), afgodendienst(1), muzelmannen(1), queer(1), negerjongen(1), mongoolse(1), negerrijk(1), indiaan(1), knecht(1), mengras(1), afkomst(1), eskimo(1), indo-europeaan(1), negers(1), wilde(1), berbers(1)</text:p>
          </table:table-cell>
          <table:table-cell office:value-type="string" calcext:value-type="string">
            <text:p>('aarde', 28), ('luchtig', 3), ('gevloek', 1), ('kussen', 12), ('zestiger', 1), ('heerlijk', 14), ('bevallig', 3), ('ijlen', 1), ('opgaan', 3), ('corpulent', 1), ('getinte', 1), ('fantastisch', 8), ('kleurigheid', 1), ('verscheidenheid', 5), ('dol', 3), ('schril', 2), ('ouderwetsch', 2), ('glimp', 2), ('kreunen', 4), ('ouderwets', 2), ('bemerken', 15), ('opdiepen', 1), ('verzorgen', 5), ('bizar', 1), ('temperen', 2), ('stilte', 7), ('staren', 4), ('gluren', 1), ('nuance', 5), ('opgingen', 1), ('opspringen', 2), ('leesbaar', 1), ('koket', 1), ('opeen', 1), ('onbeweeglijk', 2), ('smartkreet', 1), ('hijgen', 2), ('bonzen', 1), ('wezenloos', 1), ('uitkijken', 2), ('indringer', 2), ('vlieden', 1), ('zat', 1), ('oogopslag', 1), ('behoedzaam', 1), ('aanvaller', 3), ('distingeren', 1), ('krijgshaftig', 2), ('tintelen', 1), ('staar', 3), ('vertier', 1), ('lieflijk', 1), ('completeren', 1), ('afwerking', 1), ('roerloos', 3), ('knorren', 1), ('onbewegelijk', 1), ('eentonig', 1), ('oprees', 1), ('indring', 1), ('doodsbleek', 1), ('schor', 1), ('doordringend', 1), ('doodsch', 1), ('verstenen', 1)</text:p>
          </table:table-cell>
          <table:table-cell office:value-type="string" calcext:value-type="string">
            <text:p>aarde, luchtig, gevloek, kussen, zestiger, heerlijk, bevallig, ijlen, opgaan, corpulent, getinte, fantastisch, kleurigheid, verscheidenheid, dol, schril, ouderwetsch, glimp, kreunen, ouderwets, bemerken, opdiepen, verzorgen, bizar, temperen, stilte, staren, gluren, nuance, opgingen, opspringen, leesbaar, koket, opeen, onbeweeglijk, smartkreet, hijgen, bonzen, wezenloos, uitkijken, indringer, vlieden, zat, oogopslag, behoedzaam, aanvaller, distingeren, krijgshaftig, tintelen, staar, vertier, lieflijk, completeren, afwerking, roerloos, knorren, onbewegelijk, eentonig, oprees, indring, doodsbleek, schor, doordringend, doodsch, verstenen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1305" calcext:value-type="float">
            <text:p>341305</text:p>
          </table:table-cell>
          <table:table-cell office:value-type="float" office:value="298" calcext:value-type="float">
            <text:p>298</text:p>
          </table:table-cell>
          <table:table-cell office:value-type="float" office:value="0.177852348993289" calcext:value-type="float">
            <text:p>0.177852348993289</text:p>
          </table:table-cell>
          <table:table-cell office:value-type="float" office:value="0.614161683122136" calcext:value-type="float">
            <text:p>0.614161683122136</text:p>
          </table:table-cell>
          <table:table-cell office:value-type="float" office:value="0.74496644295302" calcext:value-type="float">
            <text:p>0.74496644295302</text:p>
          </table:table-cell>
          <table:table-cell office:value-type="float" office:value="0.853613384716814" calcext:value-type="float">
            <text:p>0.853613384716814</text:p>
          </table:table-cell>
          <table:table-cell office:value-type="float" office:value="0.0771812080536913" calcext:value-type="float">
            <text:p>0.0771812080536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ditionele(14), marron(17), kokkie(6), inheemse(2), barbaren(5), gemengd(27), barbaar(4), halfbloed(3), traditioneelen(1), indo-europeaan(15), metis(2), historisch(9), boesmanbanelen(1), historische(2), inlander(3), dwerggroei(5), moslims(2), onbeschaafd(2), achtergrond(8), schildersknecht(1), negerrijk(1), aziatisch(11), slaaf(3), indiaan(2), eskimo's(2), inheems(5), knecht(7), primitief(3), neger(2), barbaar'sche(1), westers(3), moslimsche(1), inheems'che(1), wild(2), zigeunermuziek(2), afkomst(2), aapman(1), medicijnman(3), hottentotten(2), dwerg(1), groothistorische(1), zigeuner(4), mohemmedaan(1), bosneger(2), pygmee(5), moslim(9), inuit(3), liitlepage(1), slavenschip(1), baboe(3), zigeuners(4), blank(2), indische(2), mesties(3), afgodsbeeldje(1), bediende(3), dwergjes(1), exotisch(3), aziatischejgeit(2), berbers(1), gay(1), indo(3), kafferhoofdman(1), ontdekken(3), inlandsche(4), volbloed(2), mulat(2), moor(2), kaukasisch(1), metis'nachts(1), boesman(4), slaven(2), negerrestaurant(1), roma(1), mongool(2), misvormden(2), jachtwild(1), zwartje(2), homo(2), roots(1), stamhoofd(1), lilliputter(2), rassen(1), zimbabwecultuur(1), koppensneller(1), aziatische(2), bataviasche(1), negerslaven(1), gemengde(1), koelie(2), dwergen(1), verraste(1), inheemsch(1), zwartjes(1), page(1), traditioneel(1), ras(1), mongoolsche(1), berber(2), barbaarschheid(1)</text:p>
          </table:table-cell>
          <table:table-cell office:value-type="string" calcext:value-type="string">
            <text:p>('heden', 42), ('morgen', 43), ('middag', 18), ('nacht', 45), ('avond', 62), ('ochtend', 11), ('half', 68), ('middernacht', 2), ('gisteren', 19), ('middernachtelijk', 1), ('kwart', 8), ('halt', 1), ('middaguur', 1), ('eergisteren', 2), ('gister', 1), ('halfacht', 1), ('overmorgen', 1), ('avonds', 2), ('vandaag', 4), ('hallen', 2), ('utir', 1), ('overdag', 2), ('ochten', 2), ('teravond', 1), ('morgenuur', 1), ('elven', 1)</text:p>
          </table:table-cell>
          <table:table-cell office:value-type="string" calcext:value-type="string">
            <text:p>heden, morgen, middag, nacht, avond, ochtend, half, middernacht, gisteren, middernachtelijk, kwart, halt, middaguur, eergisteren, gister, halfacht, overmorgen, avonds, vandaag, hallen, utir, overdag, ochten, teravond, morgenuur, elven</text:p>
          </table:table-cell>
          <table:table-cell table:number-columns-repeated="101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0219" calcext:value-type="float">
            <text:p>340219</text:p>
          </table:table-cell>
          <table:table-cell office:value-type="float" office:value="269" calcext:value-type="float">
            <text:p>269</text:p>
          </table:table-cell>
          <table:table-cell office:value-type="float" office:value="0.20817843866171" calcext:value-type="float">
            <text:p>0.20817843866171</text:p>
          </table:table-cell>
          <table:table-cell office:value-type="float" office:value="0.161110398069355" calcext:value-type="float">
            <text:p>0.161110398069355</text:p>
          </table:table-cell>
          <table:table-cell office:value-type="float" office:value="0.743494423791822" calcext:value-type="float">
            <text:p>0.743494423791822</text:p>
          </table:table-cell>
          <table:table-cell office:value-type="float" office:value="0.856219505309738" calcext:value-type="float">
            <text:p>0.856219505309738</text:p>
          </table:table-cell>
          <table:table-cell office:value-type="float" office:value="0.0483271375464684" calcext:value-type="float">
            <text:p>0.04832713754646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onbeschaafd(2), kokkie(6), volksstam(1), aziatisch(9), indo-europeaan(14), ontdekken(3), kaffers(1), indisch(4), boesmanbanelen(1), primitief(2), marron(12), schildersknecht(1), medicijnman(4), mesties(6), negerslaven(3), eskimo's(2), neger(3), achtergrond(28), dwerg(4), moslim(10), traditionele(8), tovenaar(1), page(4), dwerggroei(4), knecht(3), afgodendienst(1), historischen(2), christelijkhistorisch'(1), marrons(4), inuit(2), westers(1), kaffer(4), wild(3), slaven(2), gemengd(6), aziatische(3), barbaren(4), bediende(1), wilde(1), historische(1), slavenhandel(1), historisch(7), islamiet(3), traditionele'(1), etniciteit(1), inboorlingen(2), mulat(5), volbloed(2), lilliputters(3), baboe(4), gekleurd(2), pygmee(2), inheems(4), hottentot(3), pygmeeen(1), zigeuner(2), inlanders(2), dwergjes(1), slaaf(2), moor'en(1), aapman(1), exotisch(3), halfbloed(1), stam(2), kaukasisch(2), moor(1), metis'nachts(1), afgod(1), boesman(1), inboorling(2), handicap(1), mongool(3), indiaansch(1), zwartje(2), indiaan(3), misvormden(1), bosneger(1), indischen(1), negerrijk(1), hottentotten(1), eskimo(1), homo(1), muzelmansch(1), indolonten(1), negerjongen(1), gemengde(1), indo(1), afkomst(3), berber(1), aboriginal(1), lesbisch(1), traditioneel(1), koppensneller(1), barbaarschheid(1), inlandsche(1), moord(1)</text:p>
          </table:table-cell>
          <table:table-cell office:value-type="string" calcext:value-type="string">
            <text:p>('zichtbaar', 5), ('uitbarsting', 5), ('steken', 39), ('glinsteren', 4), ('aanraken', 6), ('schok', 2), ('licht', 75), ('spugen', 1), ('afteekent', 1), ('maan', 13), ('ster', 6), ('wiesch', 3), ('daglicht', 2), ('vliegen', 19), ('lucht', 20), ('haaien', 1), ('geweer', 18), ('mist', 2), ('teen', 5), ('storm', 8), ('hcht', 1), ('druipen', 2), ('duiken', 4), ('knappen', 3), ('gooien', 4), ('fladderen', 1), ('gapen', 1), ('stofwolk', 1), ('huizenhoog', 1), ('voorschijn', 7), ('dauw', 1), ('kapot', 1), ('opsteken', 3), ('gutsen', 1), ('omhullen', 2), ('patjol', 1), ('vastbinden', 1), ('beenig', 1), ('krullen', 1), ('ooghaar', 1), ('smijten', 3), ('kogel', 10), ('doorboren', 3), ('neerviel', 2), ('ondoordringbaar', 1), ('orkaan', 1), ('sluier', 3), ('wegbrengen', 1), ('contrasteerend', 1), ('doorzichtig', 1), ('stormvlaag', 1), ('wringen', 2), ('wentelen', 1), ('stormwind', 1), ('languit', 1), ('vlijmscherp', 1), ('kapmes', 1), ('wereldbol', 1), ('helderblauw', 1), ('wiegelen', 1), ('parelen', 1), ('getint', 1), ('heenzenden', 1), ('wegrukken', 1), ('bi.j', 1), ('vingeren', 1)</text:p>
          </table:table-cell>
          <table:table-cell office:value-type="string" calcext:value-type="string">
            <text:p>zichtbaar, uitbarsting, steken, glinsteren, aanraken, schok, licht, spugen, afteekent, maan, ster, wiesch, daglicht, vliegen, lucht, haaien, geweer, mist, teen, storm, hcht, druipen, duiken, knappen, gooien, fladderen, gapen, stofwolk, huizenhoog, voorschijn, dauw, kapot, opsteken, gutsen, omhullen, patjol, vastbinden, beenig, krullen, ooghaar, smijten, kogel, doorboren, neerviel, ondoordringbaar, orkaan, sluier, wegbrengen, contrasteerend, doorzichtig, stormvlaag, wringen, wentelen, stormwind, languit, vlijmscherp, kapmes, wereldbol, helderblauw, wiegelen, parelen, getint, heenzenden, wegrukken, bi.j, vingeren</text:p>
          </table:table-cell>
          <table:table-cell table:number-columns-repeated="10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38696" calcext:value-type="float">
            <text:p>338696</text:p>
          </table:table-cell>
          <table:table-cell office:value-type="float" office:value="269" calcext:value-type="float">
            <text:p>269</text:p>
          </table:table-cell>
          <table:table-cell office:value-type="float" office:value="0.200743494423792" calcext:value-type="float">
            <text:p>0.200743494423792</text:p>
          </table:table-cell>
          <table:table-cell office:value-type="float" office:value="0.247356265379569" calcext:value-type="float">
            <text:p>0.247356265379569</text:p>
          </table:table-cell>
          <table:table-cell office:value-type="float" office:value="0.743494423791822" calcext:value-type="float">
            <text:p>0.743494423791822</text:p>
          </table:table-cell>
          <table:table-cell office:value-type="float" office:value="0.856219505309738" calcext:value-type="float">
            <text:p>0.856219505309738</text:p>
          </table:table-cell>
          <table:table-cell office:value-type="float" office:value="0.0557620817843866" calcext:value-type="float">
            <text:p>0.05576208178438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oots(2), barbaar(7), inheems(8), onbeschaafd(5), inheemse(5), zwartje(2), aziatisch(13), historisch(12), indo-europeaan(12), grootst(1), moslims(2), negerslaven(4), inlander(2), ontdekken(4), slaaf(4), misvormden(5), aboriginal(2), islamiet(6), mongool(3), medicijnman(4), aziatische(2), kaffer(3), mulat(2), achtergrond(14), moslim(14), koppensnellers(2), mengras(1), traditionele(12), inuit(1), marron(3), homo(3), wild(1), slaven'(1), inheemschen(3), indo(1), kaffers(1), traditioneel(3), gemengd(7), afkomst(3), muzelman(5), ras(2), pygmee(6), tovenaar(1), hottentotten(1), traditioneelen(1), inboorlingen(2), lilliputter(5), koelie(2), dwerggroei(5), gekleurd(1), koppensneller(4), dwergjes(1), blank(3), exotisch(1), lilliputters(2), mesties(2), bedienden(1), dwergen(1), moor(3), stam(2), etniciteit(1), afgod(3), boesman(1), negercultuur(1), muzelman'(1), barbaren(1), primitief(2), indischen(1), jachtwild(1), medicijnmannen(1), historische(2), gekleurde(1), stamhoofd(1), hottentot(1), indiaan(2), bediende(2), rassen(1), inheemsche(1), slavenschip(1), negerrijk(1), marrons(1), knecht(1), lesbisch(2), blanke(1), zigeunermuziek(1), page(1), negers(1), inboorling(1), onbeschaafdheid(1), slaven(1), dwerg(1)</text:p>
          </table:table-cell>
          <table:table-cell office:value-type="string" calcext:value-type="string">
            <text:p>('geest', 63), ('voelen', 46), ('ridderlijkheid', 2), ('roeping', 7), ('bitter', 13), ('verspreiden', 20), ('uitdrukking', 15), ('hoogmoed', 5), ('menseh', 3), ('gevoelen', 28), ('taai', 4), ('mens', 20), ('aanstoot', 1), ('idealisme', 2), ('inbeelden', 2), ('bescheidenheid', 3), ('zelfbewustzijn', 2), ('bijgeloof', 3), ('bijgeloovigheid', 1), ('bedrieger', 2), ('wraakzucht', 1), ('edelmoedigheid', 2), ('ijdel', 6), ('offervaardig', 1), ('getob', 1), ('onbarmhartig', 3), ('zweem', 1), ('heldhaftig', 4), ('plagerij', 1), ('dapperheid', 2), ('ijdelheid', 2), ('eerlijkheid', 2), ('menschel', 1), ('godsgeloof', 1), ('verdiensen', 1), ('argelooz', 1), ('verderf', 2), ('verachting', 1), ('stoutmoedigheid', 1), ('levensbeschouwing', 3), ('geloofsleven', 1), ('dweepzucht', 1), ('verspreid', 1), ('vadsigheid', 1), ('humaan', 1), ('menschlievendheid', 1), ('tijdgeest', 1), ('vastberadenheid', 1), ('minachting', 1), ('civiliseren', 1), ('verdierlijken', 1), ('eerzucht', 1), ('voorspoed', 1)</text:p>
          </table:table-cell>
          <table:table-cell office:value-type="string" calcext:value-type="string">
            <text:p>geest, voelen, ridderlijkheid, roeping, bitter, verspreiden, uitdrukking, hoogmoed, menseh, gevoelen, taai, mens, aanstoot, idealisme, inbeelden, bescheidenheid, zelfbewustzijn, bijgeloof, bijgeloovigheid, bedrieger, wraakzucht, edelmoedigheid, ijdel, offervaardig, getob, onbarmhartig, zweem, heldhaftig, plagerij, dapperheid, ijdelheid, eerlijkheid, menschel, godsgeloof, verdiensen, argelooz, verderf, verachting, stoutmoedigheid, levensbeschouwing, geloofsleven, dweepzucht, verspreid, vadsigheid, humaan, menschlievendheid, tijdgeest, vastberadenheid, minachting, civiliseren, verdierlijken, eerzucht, voorspoed</text:p>
          </table:table-cell>
          <table:table-cell table:number-columns-repeated="101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41572" calcext:value-type="float">
            <text:p>341572</text:p>
          </table:table-cell>
          <table:table-cell office:value-type="float" office:value="49" calcext:value-type="float">
            <text:p>49</text:p>
          </table:table-cell>
          <table:table-cell office:value-type="float" office:value="0.26530612244898" calcext:value-type="float">
            <text:p>0.26530612244898</text:p>
          </table:table-cell>
          <table:table-cell office:value-type="float" office:value="0.0994603591793972" calcext:value-type="float">
            <text:p>0.09946035917939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58882324298431" calcext:value-type="float">
            <text:p>0.858882324298431</text:p>
          </table:table-cell>
          <table:table-cell office:value-type="float" office:value="0.0204081632653061" calcext:value-type="float">
            <text:p>0.0204081632653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nheems(3), barbaren(2), achtergrond(5), negercultuur(1), moslim(1), traditioneelen(1), primitief(3), gemengd(5), marron(2), lesbische(3), historisch(3), lilliputter(2), zwartje(1), marrons(2), negerslaven(3), lesbisch(1), traditionele(2), zigeuner(1), afkomst(2), christelijkhistorisch'(1), kaffer(1), misvormden(1), aapman(1), slaven(1), dwerg(1)</text:p>
          </table:table-cell>
          <table:table-cell office:value-type="string" calcext:value-type="string">
            <text:p>('uitvoering', 15), ('bioscope-theater', 1), ('schouwburg', 8), ('feestcantate', 1), ('seinpost', 1), ('klaverblad', 1), ('verkade', 3), ('euterpe', 1), ('plantage', 9), ('stadsschouwburg', 2), ('muziekuitvoering', 1), ('gloria', 1), ('prot', 1), ('bioscoopvoorstelling', 1), ('pugno', 1), ('soiree', 1), ('amstelstraat', 1), ('dir', 1), ('jazzband', 1), ('strijkje', 1)</text:p>
          </table:table-cell>
          <table:table-cell office:value-type="string" calcext:value-type="string">
            <text:p>uitvoering, bioscope-theater, schouwburg, feestcantate, seinpost, klaverblad, verkade, euterpe, plantage, stadsschouwburg, muziekuitvoering, gloria, prot, bioscoopvoorstelling, pugno, soiree, amstelstraat, dir, jazzband, strijkje</text:p>
          </table:table-cell>
          <table:table-cell table:number-columns-repeated="101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1223" calcext:value-type="float">
            <text:p>341223</text:p>
          </table:table-cell>
          <table:table-cell office:value-type="float" office:value="338" calcext:value-type="float">
            <text:p>338</text:p>
          </table:table-cell>
          <table:table-cell office:value-type="float" office:value="0.198224852071006" calcext:value-type="float">
            <text:p>0.198224852071006</text:p>
          </table:table-cell>
          <table:table-cell office:value-type="float" office:value="0.253978947802207" calcext:value-type="float">
            <text:p>0.253978947802207</text:p>
          </table:table-cell>
          <table:table-cell office:value-type="float" office:value="0.745562130177515" calcext:value-type="float">
            <text:p>0.745562130177515</text:p>
          </table:table-cell>
          <table:table-cell office:value-type="float" office:value="0.861066443492845" calcext:value-type="float">
            <text:p>0.861066443492845</text:p>
          </table:table-cell>
          <table:table-cell office:value-type="float" office:value="0.0562130177514793" calcext:value-type="float">
            <text:p>0.05621301775147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roots(1), achtergrond(22), tovenaar(4), historisch(16), inheems(6), neger(3), mongool(3), afgod(4), moslim(13), wereldhistorische(1), christelijkhistorisch'(1), inuit(2), traditionele(17), indo-europeaan(10), boesman(1), aapman(1), gemengd(6), lesbische(3), indiaan(2), slaven(4), aziatisch(25), onbeschaafd(5), islamiet(5), zigeunerin(1), baboe(2), zigeuner(2), mulat(3), kaffer(4), slaaf(5), zwartje(1), galeislaven(1), pygmee(7), homogeen(1), gemengde(1), mengras(2), rassen(1), ras(3), negerslaven(6), volbloed(1), jakarta(1), westerse(1), indo-europeaans(1), inlander(4), inboorling(3), medicijnman(1), mesties(3), wild(2), slavenschip(7), negercultuur(1), indo(2), lesbisch(3), queer(2), koelie(2), bosnegers(1), afkomst(4), volksstam(1), knecht(1), marrons(1), barbaar'sche(1), barbaren(7), negerrijk(4), inheemsebe(1), homo(2), mongoolsche(2), historische(5), indiaansch(1), koppensneller(5), aziatische(3), afgodendienst(1), inboorlingen(1), muzelmannen(1), moslimsche(3), wilde(2), mongoolse(2), inheemsche(2), eskimo(2), berbers(1), barbaar(5), lilliputter(3), inheemse(1), berber(4), exotisch(2), gay(1), kaukasisch(2), bosneger(1), marron(3), tovenaars(1), dwerg(1), primitief(2), pages(1), koppensnellers(1), gekleurd(3), lilliputters(3), inheems'(1), moslims(1), birma(1), stam(2), eskimo's(1), traditioneel(2), indone(1), gekleurde(2), misvormden(1), indische(1), handicap(1), slaaft(1), handicapper(1), moor(1), muzelman(2), zigeunermuziek(1), kokkie(1)</text:p>
          </table:table-cell>
          <table:table-cell office:value-type="string" calcext:value-type="string">
            <text:p>('gebeuren', 30), ('natie', 18), ('slavenhandel', 7), ('revolutie', 15), ('geheim', 23), ('overwinning', 17), ('tegenstander', 9), ('strijd', 59), ('vriendschap', 8), ('imperialist', 1), ('oppergezag', 1), ("zoo'n", 6), ('durven', 26), ('voorval', 1), ('tevreden', 16), ('leus', 5), ('democratie', 4), ('communisme', 2), ('actie', 14), ('overwinnaar', 3), ('regeren', 9), ('nederlaag', 6), ('tirade', 1), ('strjjd', 2), ('smeden', 3), ('bijhalen', 2), ('heerschappij', 5), ('machthebber', 1), ('beschrijving', 10), ('heelemaal', 6), ('regime', 4), ('onderdaan', 12), ('imperialistisch', 3), ('solidair', 1), ('imperialisme', 2), ('wereldmacht', 1), ('boycot', 1), ('onomwonden', 2), ('fascisme', 3), ('m&amp;ar', 1), ('monsterverbond', 1), ('boycott', 1), ('koninkrijk', 5), ('hegemonie', 1), ('woordelijk', 2), ('strgd', 1), ('beslissenden', 1), ('militairistisch', 1), ('dictatuur', 1), ('passage', 3), ('vjjandig', 1), ('neerschrijven', 1), ('reaktie', 1), ('bevechten', 1), ('regiem', 1), ('zeerooverij', 1), ('gezind', 2), ('lastercampagne', 1), ('eenheidsfront', 1), ('leuze', 2), ('marxistisch', 2), ('alleenheerschappij', 1), ('vclk', 1), ('ziedaar', 2), ('ziehier', 1), ('vriendschapsband', 1), ('regeerder', 2), ('vernietigend', 1), ('angelsaksisch', 1), ('allerjongst', 1)</text:p>
          </table:table-cell>
          <table:table-cell office:value-type="string" calcext:value-type="string">
            <text:p>gebeuren, natie, slavenhandel, revolutie, geheim, overwinning, tegenstander, strijd, vriendschap, imperialist, oppergezag, zoo'n, durven, voorval, tevreden, leus, democratie, communisme, actie, overwinnaar, regeren, nederlaag, tirade, strjjd, smeden, bijhalen, heerschappij, machthebber, beschrijving, heelemaal, regime, onderdaan, imperialistisch, solidair, imperialisme, wereldmacht, boycot, onomwonden, fascisme, m&amp;ar, monsterverbond, boycott, koninkrijk, hegemonie, woordelijk, strgd, beslissenden, militairistisch, dictatuur, passage, vjjandig, neerschrijven, reaktie, bevechten, regiem, zeerooverij, gezind, lastercampagne, eenheidsfront, leuze, marxistisch, alleenheerschappij, vclk, ziedaar, ziehier, vriendschapsband, regeerder, vernietigend, angelsaksisch, allerjongst</text:p>
          </table:table-cell>
          <table:table-cell table:number-columns-repeated="101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0853" calcext:value-type="float">
            <text:p>340853</text:p>
          </table:table-cell>
          <table:table-cell office:value-type="float" office:value="9" calcext:value-type="float">
            <text:p>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217951267813833" calcext:value-type="float">
            <text:p>0.2179512678138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7925416870838" calcext:value-type="float">
            <text:p>0.8679254168708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ygmee(1), onbeschaafd(1), zwartje(1), zigeunerbende(1), dwerg(1), volbloed(2), bediende(1), achtergrond(1)</text:p>
          </table:table-cell>
          <table:table-cell office:value-type="string" calcext:value-type="string">
            <text:p>('eries', 1), ('chicago', 6), ('minneapolis', 1), ('cliicago', 1)</text:p>
          </table:table-cell>
          <table:table-cell office:value-type="string" calcext:value-type="string">
            <text:p>eries, chicago, minneapolis, cliicago</text:p>
          </table:table-cell>
          <table:table-cell table:number-columns-repeated="101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340730" calcext:value-type="float">
            <text:p>340730</text:p>
          </table:table-cell>
          <table:table-cell office:value-type="float" office:value="9" calcext:value-type="float">
            <text:p>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510878046678841" calcext:value-type="float">
            <text:p>0.51087804667884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7925416870838" calcext:value-type="float">
            <text:p>0.86792541687083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af(1), exotisch(1), afgod(1), gemengd(1), mesties(1), onbeschaafd(1), ras(1), gay(1), halfbloed(1)</text:p>
          </table:table-cell>
          <table:table-cell office:value-type="string" calcext:value-type="string">
            <text:p>('gce', 1), ('is/', 2), ('cns', 1), ('do.l', 1), ('gee', 1), ('dominie', 1), ('daaropv', 1), ('piv', 1)</text:p>
          </table:table-cell>
          <table:table-cell office:value-type="string" calcext:value-type="string">
            <text:p>gce, is/, cns, do.l, gee, dominie, daaropv, piv</text:p>
          </table:table-cell>
          <table:table-cell table:number-columns-repeated="101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41619" calcext:value-type="float">
            <text:p>341619</text:p>
          </table:table-cell>
          <table:table-cell office:value-type="float" office:value="9" calcext:value-type="float">
            <text:p>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510878046678841" calcext:value-type="float">
            <text:p>0.510878046678841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67925416870838" calcext:value-type="float">
            <text:p>0.867925416870838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slamiet(1), koppensneller(1), inlandsche(1), historisch(1), marron(1), zimbabwe(1), hottentot(1), aziatisch(1), negerrijk(1)</text:p>
          </table:table-cell>
          <table:table-cell office:value-type="string" calcext:value-type="string">
            <text:p>('s.s.', 1), ('riebeek', 1), ('sibajak', 1), ('krakatau', 1), ('ophir', 2), ('sabang', 1), ('inga', 1), ('coen', 1), ('pieterszoon', 1)</text:p>
          </table:table-cell>
          <table:table-cell office:value-type="string" calcext:value-type="string">
            <text:p>s.s., riebeek, sibajak, krakatau, ophir, sabang, inga, coen, pieterszoon</text:p>
          </table:table-cell>
          <table:table-cell table:number-columns-repeated="10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40854" calcext:value-type="float">
            <text:p>340854</text:p>
          </table:table-cell>
          <table:table-cell office:value-type="float" office:value="79" calcext:value-type="float">
            <text:p>79</text:p>
          </table:table-cell>
          <table:table-cell office:value-type="float" office:value="0.227848101265823" calcext:value-type="float">
            <text:p>0.227848101265823</text:p>
          </table:table-cell>
          <table:table-cell office:value-type="float" office:value="0.185988518096718" calcext:value-type="float">
            <text:p>0.185988518096718</text:p>
          </table:table-cell>
          <table:table-cell office:value-type="float" office:value="0.721518987341772" calcext:value-type="float">
            <text:p>0.721518987341772</text:p>
          </table:table-cell>
          <table:table-cell office:value-type="float" office:value="0.870666987530996" calcext:value-type="float">
            <text:p>0.870666987530996</text:p>
          </table:table-cell>
          <table:table-cell office:value-type="float" office:value="0.0506329113924051" calcext:value-type="float">
            <text:p>0.0506329113924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laaf(1), inlander(1), indo-europeaan(1), historisch(2), dwergen(1), inlandsche(3), indische(1), mengras(2), knecht(3), moslim(3), achtergrond(6), mongool(2), neger(3), slaven(1), kokkie(2), baboes(1), pygmee(1), blank(1), islamiet(3), aziatisch(4), mongoolsche(1), boesman(1), primitief(2), exotisch(2), dwerg(1), wild(1), metis'nachts(1), rassen(1), afgod(1), kaffer(1), hottentot(1), inheems(1), mulat(1), gekleurd(1), traditionele(1), negerrijk(1), marron(2), negerslaven(1), ontdekken(1), historische(1), inboorlingen(1), moor(1), halfbloed(1), baboe(1), bediende(1), zigeuner(1), zwartje(1), berber(1), page(2), kaffers(1), lilliputter(1), stammen(1), gemengd(1)</text:p>
          </table:table-cell>
          <table:table-cell office:value-type="string" calcext:value-type="string">
            <text:p>('botsing', 9), ('onbeheerd', 1), ('inrichten', 6), ('auto', 15), ('stadsdeel', 1), ('fiets', 3), ('besturen', 10), ('omnibus', 2), ('oversteken', 3), ('automobiel', 3), ('aanreed', 1), ('bestuurder', 4), ('fietser', 1), ('fietsen', 1), ('vaart', 5), ('bewoonbaar', 3), ('gelagkamer', 1), ('trekdier', 1), ('landhoev', 1), ('voltooiing', 3), ('uitwijken', 2), ('binnenstad', 1), ('vertraging', 3), ('passeeren', 2), ('slippen', 1), ('botsen', 1), ('luxueus', 2), ('afladen', 1), ('vervoermiddel', 1), ('rijwiel', 1), ('motorrijtuig', 1), ('motorrijwiel', 1), ('achterop', 1), ('oponthoud', 1)</text:p>
          </table:table-cell>
          <table:table-cell office:value-type="string" calcext:value-type="string">
            <text:p>botsing, onbeheerd, inrichten, auto, stadsdeel, fiets, besturen, omnibus, oversteken, automobiel, aanreed, bestuurder, fietser, fietsen, vaart, bewoonbaar, gelagkamer, trekdier, landhoev, voltooiing, uitwijken, binnenstad, vertraging, passeeren, slippen, botsen, luxueus, afladen, vervoermiddel, rijwiel, motorrijtuig, motorrijwiel, achterop, oponthoud</text:p>
          </table:table-cell>
          <table:table-cell table:number-columns-repeated="101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41221" calcext:value-type="float">
            <text:p>341221</text:p>
          </table:table-cell>
          <table:table-cell office:value-type="float" office:value="75" calcext:value-type="float">
            <text:p>75</text:p>
          </table:table-cell>
          <table:table-cell office:value-type="float" office:value="0.24" calcext:value-type="float">
            <text:p>0.24</text:p>
          </table:table-cell>
          <table:table-cell office:value-type="float" office:value="0.131071794582091" calcext:value-type="float">
            <text:p>0.131071794582091</text:p>
          </table:table-cell>
          <table:table-cell office:value-type="float" office:value="0.72" calcext:value-type="float">
            <text:p>0.72</text:p>
          </table:table-cell>
          <table:table-cell office:value-type="float" office:value="0.87245194425004" calcext:value-type="float">
            <text:p>0.87245194425004</text:p>
          </table:table-cell>
          <table:table-cell office:value-type="float" office:value="0.04" calcext:value-type="float">
            <text:p>0.0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ditionele(3), afgod(3), bediende(2), etniciteit(1), bosneger(1), inlanders(1), gemengd(6), slavenschip(1), aziatisch(3), historisch(4), mulat(3), dwerggroei(1), handicap(2), moslim(1), koelie(1), slaven(2), inlander(2), zigeuner(2), mengras(1), winkelknechten(1), slaaf(3), gekleurde(1), primitief(3), ontdekken(2), kokkie(1), zigeunermuziek(1), inboorling(1), dwerg(2), berber(1), inuit(2), marron(3), indische(1), medicijnmannen(1), indo-europeaan(5), knecht(1), ras(2), historische(1), queer(1), achtergrond(1), zigeuners(1)</text:p>
          </table:table-cell>
          <table:table-cell office:value-type="string" calcext:value-type="string">
            <text:p>('kas', 9), ('opbrengst', 9), ('voorschot', 4), ('opbrengen', 7), ('bedrag', 13), ('kohier', 2), ('som', 6), ('receten', 1), ('uitbetalen', 4), ('tekort', 5), ('rouwgeld', 1), ('reserveren', 1), ('bouwkosten', 1), ('reserveeren', 1), ('aanlegkosten', 1), ('inkomst', 4), ('papierengeld', 2), ('crediet', 2), ('werkkapitaal', 1), ('liquidatie', 1), ('sommen', 1), ('omslag', 1), ('ontvang', 2), ('onderpand', 1), ('inleg', 1), ('fboo', 1), ('uitkeren', 1), ('ponds', 1), ('crediteur', 1)</text:p>
          </table:table-cell>
          <table:table-cell office:value-type="string" calcext:value-type="string">
            <text:p>kas, opbrengst, voorschot, opbrengen, bedrag, kohier, som, receten, uitbetalen, tekort, rouwgeld, reserveren, bouwkosten, reserveeren, aanlegkosten, inkomst, papierengeld, crediet, werkkapitaal, liquidatie, sommen, omslag, ontvang, onderpand, inleg, fboo, uitkeren, ponds, crediteur</text:p>
          </table:table-cell>
          <table:table-cell table:number-columns-repeated="101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38299" calcext:value-type="float">
            <text:p>338299</text:p>
          </table:table-cell>
          <table:table-cell office:value-type="float" office:value="37" calcext:value-type="float">
            <text:p>37</text:p>
          </table:table-cell>
          <table:table-cell office:value-type="float" office:value="0.216216216216216" calcext:value-type="float">
            <text:p>0.216216216216216</text:p>
          </table:table-cell>
          <table:table-cell office:value-type="float" office:value="0.363067967997764" calcext:value-type="float">
            <text:p>0.363067967997764</text:p>
          </table:table-cell>
          <table:table-cell office:value-type="float" office:value="0.702702702702703" calcext:value-type="float">
            <text:p>0.702702702702703</text:p>
          </table:table-cell>
          <table:table-cell office:value-type="float" office:value="0.873701927792759" calcext:value-type="float">
            <text:p>0.873701927792759</text:p>
          </table:table-cell>
          <table:table-cell office:value-type="float" office:value="0.0810810810810811" calcext:value-type="float">
            <text:p>0.0810810810810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rber(2), negerslaven(2), negerrijk(1), moslim(2), historisch(2), moor(1), gekleurd(1), traditionele(2), achtergrond(2), primitief(2), zigeunerin(1), koelie(1), indo-europeaans(1), aboriginal(1), marron(1), exotisch(2), afgodisch(1), knecht(1), kaffers(1), onbeschaafd(1), barbaar(1), mesties(1), queer(1), dienstknecht(1), dwerg(1), indo-europeaan(2), groothistorische(1), indiaan(1)</text:p>
          </table:table-cell>
          <table:table-cell office:value-type="string" calcext:value-type="string">
            <text:p>('ein', 8), ('dies', 4), ('ewig', 1), ('oder', 1), ('sich', 2), ('stelle', 1), ('sein', 4), ('tag', 1), ('mit', 2), ('denen', 3), ('gelingen', 1), ('seiner', 1), ('dah', 2), ('ihr', 1), ('lasten', 1), ('flog', 1), ('heute', 1), ('letzt', 1), ('grenze', 1), ('nehmen', 1), ('stehen', 1), ('warren', 1), ('leiten', 1), ('wurd', 1), ('verdient', 1)</text:p>
          </table:table-cell>
          <table:table-cell office:value-type="string" calcext:value-type="string">
            <text:p>ein, dies, ewig, oder, sich, stelle, sein, tag, mit, denen, gelingen, seiner, dah, ihr, lasten, flog, heute, letzt, grenze, nehmen, stehen, warren, leiten, wurd, verdient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0001" calcext:value-type="float">
            <text:p>340001</text:p>
          </table:table-cell>
          <table:table-cell office:value-type="float" office:value="261" calcext:value-type="float">
            <text:p>261</text:p>
          </table:table-cell>
          <table:table-cell office:value-type="float" office:value="0.203065134099617" calcext:value-type="float">
            <text:p>0.203065134099617</text:p>
          </table:table-cell>
          <table:table-cell office:value-type="float" office:value="0.22197899406539" calcext:value-type="float">
            <text:p>0.22197899406539</text:p>
          </table:table-cell>
          <table:table-cell office:value-type="float" office:value="0.739463601532567" calcext:value-type="float">
            <text:p>0.739463601532567</text:p>
          </table:table-cell>
          <table:table-cell office:value-type="float" office:value="0.884990914104505" calcext:value-type="float">
            <text:p>0.884990914104505</text:p>
          </table:table-cell>
          <table:table-cell office:value-type="float" office:value="0.0574712643678161" calcext:value-type="float">
            <text:p>0.05747126436781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laven(3), onbeschaafd(7), roots(1), inheems(3), volksstam(1), negerslaven(4), afkomst(5), zwartje(3), kaffers(2), historisch(17), marron(3), achtergrond(13), gekleurde(1), lilliputter(3), aziatische(4), medicijnman(6), kaffer(4), afgod(2), ontdekken(3), aziatisch(10), exotische(2), mengras(3), traditionele(8), moslim(12), zigeuner(1), ras(2), inuit(2), homo(4), eskimo's(2), barbaren(5), gemengd(5), mongool(4), slaaf(6), metis(1), blanke(1), medicijnmannen(2), lesbische(1), slavenhandel(1), dienstknechts(1), pygmee(8), islamiet(2), tovenaar(2), koelie(3), stammen(1), mulat(2), muzelman(3), exotisch(2), traditioneelen(1), afstammelingen(1), hottentot(3), inheemschen(1), inlanders(2), neger(4), lilliputters(2), berbers(1), gay(1), dwerg(2), barbaar(8), marrons(1), inboorling(2), mulatten(1), dienstknecht(1), gekleurd(1), indo-europeaan(6), homogeen(1), rassen(1), dwergeu(1), moslims(2), inlandsche(1), negerrestaurant(1), dwerggroei(3), baboe(2), knecht(1), jachtwild(1), stam(2), inlander(1), bediende(1), moor(1), blank(1), koppensneller(2), bataviasche(1), halfbloed(1), aboriginal(1), slavenschip(1), indo(1), zigeunermuziek(1), negerrijk(1), barbaarsche(1), eskimo(1), wilde(1), wild(1), inboorlingen(1), inheemsche(1), traditioneel(1), page(1), volbloed(1), onbeschaafdheid(1), mesties(2), kokkie(1)</text:p>
          </table:table-cell>
          <table:table-cell office:value-type="string" calcext:value-type="string">
            <text:p>('menschen', 12), ('mensch', 107), ('moraal', 5), ('betonen', 8), ('slavenhouder', 1), ('barbaar', 6), ('eeuwenlang', 3), ('phrase', 1), ('letterlijk', 12), ('verbolgen', 1), ('materialisme', 4), ('voorrecht', 8), ('dapper', 8), ('achterblijver', 1), ('zondig', 2), ('mensheid', 3), ('weldo', 1), ('krijgslist', 2), ('hypnotiseeren', 1), ('respect', 4), ('hpi', 1), ('verdienste', 1), ('onhebbelijk', 2), ('benep', 3), ('lieden', 18), ('grenzenloos', 1), ('gedoe', 2), ('mensed', 1), ('mensehen', 3), ('godslastering', 1), ('germaansch', 3), ('toegaan', 1), ('onbeschaamdheid', 1), ('ongodsdienstig', 1), ('menach', 1), ('inboezemen', 2), ('verafschuwen', 1), ('booz', 6), ('veracht', 2), ('koppig', 1), ('humanitair', 1), ('verwaandheid', 1), ('godslasterlijk', 1), ('onwetend', 3), ('bezwering', 1), ('menseb', 1), ('scheldwoord', 1), ('boezemen', 2), ('medemensch', 3), ('zelfvoldaanheid', 1), ('wereldbeschouwing', 3), ('tisme', 1), ('onbaatzuchtig', 1), ('stout', 3), ('ongeleerd', 1), ('verzoeking', 1), ('rondborstig', 1), ('verledene', 1), ('ongeloof', 2), ('menscb', 1), ('medeburger', 1), ('wijsheid', 2), ('broederliefde', 1), ('ergeren', 1), ('vermetel', 1), ('stilaan', 1), ('oprechtheid', 1), ('vermetelheid', 1), ('verfoeien', 1), ('onderdanigheid', 1), ('germaansche', 1), ('soldatesk', 1), ('verachtelijk', 1)</text:p>
          </table:table-cell>
          <table:table-cell office:value-type="string" calcext:value-type="string">
            <text:p>menschen, mensch, moraal, betonen, slavenhouder, barbaar, eeuwenlang, phrase, letterlijk, verbolgen, materialisme, voorrecht, dapper, achterblijver, zondig, mensheid, weldo, krijgslist, hypnotiseeren, respect, hpi, verdienste, onhebbelijk, benep, lieden, grenzenloos, gedoe, mensed, mensehen, godslastering, germaansch, toegaan, onbeschaamdheid, ongodsdienstig, menach, inboezemen, verafschuwen, booz, veracht, koppig, humanitair, verwaandheid, godslasterlijk, onwetend, bezwering, menseb, scheldwoord, boezemen, medemensch, zelfvoldaanheid, wereldbeschouwing, tisme, onbaatzuchtig, stout, ongeleerd, verzoeking, rondborstig, verledene, ongeloof, menscb, medeburger, wijsheid, broederliefde, ergeren, vermetel, stilaan, oprechtheid, vermetelheid, verfoeien, onderdanigheid, germaansche, soldatesk, verachtelijk</text:p>
          </table:table-cell>
          <table:table-cell table:number-columns-repeated="101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39970" calcext:value-type="float">
            <text:p>339970</text:p>
          </table:table-cell>
          <table:table-cell office:value-type="float" office:value="22" calcext:value-type="float">
            <text:p>22</text:p>
          </table:table-cell>
          <table:table-cell office:value-type="float" office:value="0.227272727272727" calcext:value-type="float">
            <text:p>0.227272727272727</text:p>
          </table:table-cell>
          <table:table-cell office:value-type="float" office:value="0.376121807915581" calcext:value-type="float">
            <text:p>0.376121807915581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886519855997464" calcext:value-type="float">
            <text:p>0.886519855997464</text:p>
          </table:table-cell>
          <table:table-cell office:value-type="float" office:value="0.0909090909090909" calcext:value-type="float">
            <text:p>0.09090909090909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heems(2), slavenschip(1), kaukasisch(1), volbloed(1), bediende(1), gemengde(1), queer(2), berber(1), handicap(1), page(1), marron(1), pygmeeen(1), queertitle(1), homo(1), inuit(1), traditionele(1), inlandsche(1), inboorling(1), mongool(1), afkomst(1)</text:p>
          </table:table-cell>
          <table:table-cell office:value-type="string" calcext:value-type="string">
            <text:p>('chronicle', 2), ('sun', 3), ('mali', 1), ('berlynsch', 1), ('time', 5), ('graph', 1), ('agentschap', 1), ('berliner', 1), ('news', 1), ('stefani', 1), ('daily', 1), ('tunes', 1), ('gazette', 1), ('globe', 2), ('dailg', 1), ('guardian', 1)</text:p>
          </table:table-cell>
          <table:table-cell office:value-type="string" calcext:value-type="string">
            <text:p>chronicle, sun, mali, berlynsch, time, graph, agentschap, berliner, news, stefani, daily, tunes, gazette, globe, dailg, guardian</text:p>
          </table:table-cell>
          <table:table-cell table:number-columns-repeated="101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0570" calcext:value-type="float">
            <text:p>340570</text:p>
          </table:table-cell>
          <table:table-cell office:value-type="float" office:value="70" calcext:value-type="float">
            <text:p>70</text:p>
          </table:table-cell>
          <table:table-cell office:value-type="float" office:value="0.242857142857143" calcext:value-type="float">
            <text:p>0.242857142857143</text:p>
          </table:table-cell>
          <table:table-cell office:value-type="float" office:value="0.128468690008997" calcext:value-type="float">
            <text:p>0.128468690008997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88322531084556" calcext:value-type="float">
            <text:p>0.888322531084556</text:p>
          </table:table-cell>
          <table:table-cell office:value-type="float" office:value="0.0428571428571429" calcext:value-type="float">
            <text:p>0.0428571428571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do-europeaan(7), slaaft(1), marron(4), indiaan(1), koelies(1), barbaar(1), gemengd(3), onbeschaafd(1), historisch(1), indisch(1), bataviasche(1), aapman(1), hottentot(1), halfbloed(2), aziatisch(2), primitief(1), knecht(2), zigeuners(2), batavia(1), mulat(1), kaukasisch(3), volbloed(1), boesman(1), slaaf(2), achtergrond(2), moslim(3), blank(1), mongool(1), wilde(1), zigeunerbende(1), traditionele(2), eskimo's(4), mengras(1), zigeuner(1), hottentotten(1), lilliputters(1), mesties(1), zigeunermuziek(1), afgodendienst(1), page(1), wild(1), traditioneel(1), lilliputter(2), misvormden(1)</text:p>
          </table:table-cell>
          <table:table-cell office:value-type="string" calcext:value-type="string">
            <text:p>('strand', 6), ('wagen', 28), ('beladen', 2), ('kar', 3), ('huiskamer', 1), ('bluschten', 1), ('wegnaar', 1), ('veranda', 4), ('toegang', 6), ('verrijzen', 2), ('scheepsbrand', 2), ('gemak', 2), ('buffet', 1), ('garderobe', 3), ('gerief', 2), ('aangelegd', 1), ('kinderkamer', 1), ('brandweer', 3), ('achtergalerij', 1), ('studeerkamer', 1), ('boerenwagen', 1), ('rooksalon', 1), ('voorvertrek', 1)</text:p>
          </table:table-cell>
          <table:table-cell office:value-type="string" calcext:value-type="string">
            <text:p>strand, wagen, beladen, kar, huiskamer, bluschten, wegnaar, veranda, toegang, verrijzen, scheepsbrand, gemak, buffet, garderobe, gerief, aangelegd, kinderkamer, brandweer, achtergalerij, studeerkamer, boerenwagen, rooksalon, voorvertrek</text:p>
          </table:table-cell>
          <table:table-cell table:number-columns-repeated="101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41430" calcext:value-type="float">
            <text:p>341430</text:p>
          </table:table-cell>
          <table:table-cell office:value-type="float" office:value="208" calcext:value-type="float">
            <text:p>208</text:p>
          </table:table-cell>
          <table:table-cell office:value-type="float" office:value="0.221153846153846" calcext:value-type="float">
            <text:p>0.221153846153846</text:p>
          </table:table-cell>
          <table:table-cell office:value-type="float" office:value="0.0933199178706151" calcext:value-type="float">
            <text:p>0.093319917870615</text:p>
          </table:table-cell>
          <table:table-cell office:value-type="float" office:value="0.735576923076923" calcext:value-type="float">
            <text:p>0.735576923076923</text:p>
          </table:table-cell>
          <table:table-cell office:value-type="float" office:value="0.888664199055027" calcext:value-type="float">
            <text:p>0.888664199055027</text:p>
          </table:table-cell>
          <table:table-cell office:value-type="float" office:value="0.0432692307692308" calcext:value-type="float">
            <text:p>0.04326923076923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do-europeaan(50), halfbloed(3), moslim(12), aziatisch(21), inheemse(2), aboriginal(2), inheemsche(10), barbaren(3), inlander(4), islamiet(2), mesties(2), aziatische(3), neger(2), slavenschip(1), indisch(3), inheems(5), koelies(1), ras(1), inheems'che(2), mengras(2), inheemschen(2), kaukasisch(2), indone(1), barbaar(1), helmlna'marron(2), inlandsche(6), inheemsebe(1), achtergrond(1), baboes(1), berberoorlog(1), exotisch(1), inboorlingen(2), volbloedras(1), koelie(2), baboe(2), inheemseen(1), moslimsche(2), negerslaven(3), gemengd(2), moslims(2), berbers(1), zwartje(1), indonesi(1), pygmee(1), inlanders(2), gekleurd(1), koppensneller(1), historisch(3), indo(3), jakarta(1), westerse(1), berber(3), indo-europeaans(1), volbloed(1), medicijnmannen(1), marron'(1), eskimo's(1), koppensnellers(1), moslimsohe(1), bediende(1), mongool(2), blank(1), blanke(1), indolonten(1), traditionele(1), inboorling(2), negers(1), indo's(1), wild(1), onbeschaafdheid(1), inheemsen(1), negerrijk(1)</text:p>
          </table:table-cell>
          <table:table-cell office:value-type="string" calcext:value-type="string">
            <text:p>('inlandsch', 29), ('europeanen', 30), ('boschneger', 6), ('inl', 3), ('indonesisch', 4), ('inheemsch', 16), ('inlandscho', 4), ('inheemschen', 5), ('europeesch', 63), ('landaard', 3), ('chineezen', 19), ('javanen', 10), ('indo-europeaan', 22), ('ngl', 1), ('oosterlingen', 5), ('europee', 2), ('peesch', 3), ('europeesche', 3), ('buropeesch', 2), ('indo-europeesch', 4), ('javaansch', 6), ('inlandsche', 1), ('inlands', 2), ('inlandsohe', 1), ('iniandsch', 3), ('inlanders', 2), ('papoeas', 1), ('europeesehe', 1), ('chinezen', 3), ('javaans', 1), ('ropeesch', 1), ('europoesch', 1), ('maleis', 1), ('inlandach', 1), ('euro', 1), ('soendaneesch', 1), ('oosterling', 2), ('maleiers', 1), ('chineez', 5), ('inlandsehe', 1), ('inlandschen', 2), ('maleisch', 2)</text:p>
          </table:table-cell>
          <table:table-cell office:value-type="string" calcext:value-type="string">
            <text:p>inlandsch, europeanen, boschneger, inl, indonesisch, inheemsch, inlandscho, inheemschen, europeesch, landaard, chineezen, javanen, indo-europeaan, ngl, oosterlingen, europee, peesch, europeesche, buropeesch, indo-europeesch, javaansch, inlandsche, inlands, inlandsohe, iniandsch, inlanders, papoeas, europeesehe, chinezen, javaans, ropeesch, europoesch, maleis, inlandach, euro, soendaneesch, oosterling, maleiers, chineez, inlandsehe, inlandschen, maleisch</text:p>
          </table:table-cell>
          <table:table-cell table:number-columns-repeated="101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39706" calcext:value-type="float">
            <text:p>339706</text:p>
          </table:table-cell>
          <table:table-cell office:value-type="float" office:value="15" calcext:value-type="float">
            <text:p>15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289012585081383" calcext:value-type="float">
            <text:p>0.28901258508138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890223268034411" calcext:value-type="float">
            <text:p>0.890223268034411</text:p>
          </table:table-cell>
          <table:table-cell office:value-type="float" office:value="0.0666666666666667" calcext:value-type="float">
            <text:p>0.06666666666666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ger(1), wild(1), barbaar(1), achtergrond(1), islamiet(1), handicap(1), marron(3), zigeunermuziek(1), indo(1), indo-europeaan(1), gemengd(2), bediende(1)</text:p>
          </table:table-cell>
          <table:table-cell office:value-type="string" calcext:value-type="string">
            <text:p>('holle', 1), ('statius', 1), ('nix', 1), ('ezerman', 1), ('j.e.', 1), ('elias', 1), ('gerth', 1), ('baerveldt', 1), ('giel', 1), ('brunet', 1), ('boshart', 1), ('weeren', 1), ('luber', 1), ('nooten', 1), ('sturler', 1)</text:p>
          </table:table-cell>
          <table:table-cell office:value-type="string" calcext:value-type="string">
            <text:p>holle, statius, nix, ezerman, j.e., elias, gerth, baerveldt, giel, brunet, boshart, weeren, luber, nooten, sturler</text:p>
          </table:table-cell>
          <table:table-cell table:number-columns-repeated="101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40197" calcext:value-type="float">
            <text:p>340197</text:p>
          </table:table-cell>
          <table:table-cell office:value-type="float" office:value="47" calcext:value-type="float">
            <text:p>47</text:p>
          </table:table-cell>
          <table:table-cell office:value-type="float" office:value="0.234042553191489" calcext:value-type="float">
            <text:p>0.234042553191489</text:p>
          </table:table-cell>
          <table:table-cell office:value-type="float" office:value="0.230892823235167" calcext:value-type="float">
            <text:p>0.230892823235167</text:p>
          </table:table-cell>
          <table:table-cell office:value-type="float" office:value="0.702127659574468" calcext:value-type="float">
            <text:p>0.702127659574468</text:p>
          </table:table-cell>
          <table:table-cell office:value-type="float" office:value="0.893761261325236" calcext:value-type="float">
            <text:p>0.893761261325236</text:p>
          </table:table-cell>
          <table:table-cell office:value-type="float" office:value="0.0638297872340425" calcext:value-type="float">
            <text:p>0.0638297872340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edicijnman(1), aziatisch(1), inheems(4), ras(1), grootst(1), tovenaar(1), eskimo(2), achtergrond(3), mengras(1), volbloed(1), islamiet(1), slaaf(2), marron(1), demooraten(1), indo-europeaan(2), primitief(1), traditionele(1), neger(1), traditioneel(2), roots(1), inboorling(1), homo(1), mongool(2), gemengd(3), koelies(1), historisch(1), kaffer(1), berber(1), queer(1), slaven(2), k'mesties(2), barbaar(1), barbaren(1)</text:p>
          </table:table-cell>
          <table:table-cell office:value-type="string" calcext:value-type="string">
            <text:p>('lis', 5), ('.ler', 1), ('lei', 3), ('kan-', 1), ('oln', 1), ('ldo', 1), ('rea', 1), ('ooi', 7), ('hoi', 3), ('mui', 1), ('boa', 3), ('kra', 2), ('ule', 2), ('aha', 1), ('gal', 1), ('itt', 1), ('w.j', 2), ('ena', 1), ('hir', 1), ('roe', 1), ('stol', 1), ('eta', 1), ('keu', 1), ('ret', 1), ('oio', 1), ('-au', 1), ('iis', 1), ('tnt', 1)</text:p>
          </table:table-cell>
          <table:table-cell office:value-type="string" calcext:value-type="string">
            <text:p>lis, .ler, lei, kan-, oln, ldo, rea, ooi, hoi, mui, boa, kra, ule, aha, gal, itt, w.j, ena, hir, roe, stol, eta, keu, ret, oio, -au, iis, tnt</text:p>
          </table:table-cell>
          <table:table-cell table:number-columns-repeated="101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1696" calcext:value-type="float">
            <text:p>341696</text:p>
          </table:table-cell>
          <table:table-cell office:value-type="float" office:value="517" calcext:value-type="float">
            <text:p>517</text:p>
          </table:table-cell>
          <table:table-cell office:value-type="float" office:value="0.203094777562863" calcext:value-type="float">
            <text:p>0.203094777562863</text:p>
          </table:table-cell>
          <table:table-cell office:value-type="float" office:value="0.130933560255367" calcext:value-type="float">
            <text:p>0.130933560255367</text:p>
          </table:table-cell>
          <table:table-cell office:value-type="float" office:value="0.746615087040619" calcext:value-type="float">
            <text:p>0.746615087040619</text:p>
          </table:table-cell>
          <table:table-cell office:value-type="float" office:value="0.895212177184867" calcext:value-type="float">
            <text:p>0.895212177184867</text:p>
          </table:table-cell>
          <table:table-cell office:value-type="float" office:value="0.0502901353965184" calcext:value-type="float">
            <text:p>0.0502901353965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oots(3), barbaar(3), muzelman(5), aziatisch(27), zwartje(2), moslim(21), islamiet(7), bediende(2), barbaren(6), koppensneller(5), marron(18), dwergen(2), gemengd(13), inheems(28), afgod(6), achtergrond(24), indo-europeaan(29), afgodisch(1), traditioneel(5), page(1), hottentot(6), bediendepmijnneer(1), afkomst(3), eskimo(3), mengras(5), ras(3), homo(4), inlandsche(2), baboe(3), inheemse(6), traditionele(16), slaven(4), negervrees(1), zigeuner(6), kaukasisch(4), indo(8), dwerg(3), exotisch(5), stam(4), boesman(3), zigeunermuziek(2), gemengde(1), indo-europeaans(1), moslims(3), inlander(6), ontdekken(10), mulat(2), slavenschip(4), berber(9), negercultuur(1), dwerggroei(4), aziatischejgeit(2), moor(4), neger(4), medicijnman(1), historisch(19), eskimo's(4), lesbisch(1), negerrijk(4), wilde(2), inheemsen(3), volbloed(1), onbeschaafdheid(1), zigeuners(2), inheems'che(2), negerslaven(5), marrons(4), inboorling(3), mohemmedaan(1), knecht(1), misvormden(4), koelie(1), pygmee(5), historische(3), inlanders(1), aziatische(5), historischen(1), lilliputter(5), zigeunerbende(1), indiaan(6), inboorlingen(1), handicap(3), afgodendienst(2), indisch(2), k'mesties(2), mongool(2), muzelmannen(1), indolonten(1), winkelknechten(1), kaffers(2), gekleurd(3), halfbloed(2), kokkie(5), mongoolsche(1), blank(2), barbaarschheid(1), mesties(2), onbeschaafd(2), primitief(4), inheemsch(1), hottentotten(2), traditionele'(1), tovenaars(1), aapman(1), gekleurde(1), kaffer(1), slaaf(5), wereldmoord(1), mongoolse(1), grootste(1), koppensnellers(1), tovenaar(1), lilliputters(2), koelies(1), volbloed'(1), aboriginal(2), negers(1), wild(2), indische(2), demooraten(1), aziatischen(1), moor'en(1), gay(1), dienstknecht(1), queer(2), negerrestaurant(1), bedienden(1), roma(1), stamgenoot(1), allochtoon(1)</text:p>
          </table:table-cell>
          <table:table-cell office:value-type="string" calcext:value-type="string">
            <text:p>('weien', 1), ('llij', 2), ('maken', 395), ('hii', 2), ('stoord', 1), ('baar', 29), ('daak', 1), ('zioh', 17), ('gomaakt', 3), ('regooring', 1), ('nipt', 1), ('gekken', 2), ('vwo', 1), ('hoc', 5), ('onzo', 3), ('hsar', 1), ('wjj', 8), ('hi|', 1), ('makon', 1), ('soodra', 1), ('wii', 3), ('lem', 1), ('moeito', 1), ('zul', 4), ('onza', 1), ('dart', 2), ('meege', 1), ('zieh', 1), ('wfl', 4), ('.wij', 1), ('nijn', 1), ('zijno', 1), ('hjj', 7), ('-zoo', 2), ('merhand', 3), ('donkt', 1), ('goen', 2), ('onz', 1), ('zicli', 1), ('zi|', 1), ('geloovea', 1), ('wijte', 3), ('met', 1), ('wtf', 1), ('betge', 1), ('dabben', 1), ('rooier', 1), ('lijj', 1), ('zieb', 1), ('zor', 1), ('htj', 3), ('om', 2), ('aoms', 1), ('ouz', 1), ('haai', 2), ('wfj', 1), ('apreken', 1), ('verliggen', 1), ('ocs', 2), ('klad', 1), ('woet', 1), ('zidh', 1), ('hfj', 1), ('h|j', 1), ('volgeni', 1), ('-ge', 1)</text:p>
          </table:table-cell>
          <table:table-cell office:value-type="string" calcext:value-type="string">
            <text:p>weien, llij, maken, hii, stoord, baar, daak, zioh, gomaakt, regooring, nipt, gekken, vwo, hoc, onzo, hsar, wjj, hi|, makon, soodra, wii, lem, moeito, zul, onza, dart, meege, zieh, wfl, .wij, nijn, zijno, hjj, -zoo, merhand, donkt, goen, onz, zicli, zi|, geloovea, wijte, met, wtf, betge, dabben, rooier, lijj, zieb, zor, htj, om, aoms, ouz, haai, wfj, apreken, verliggen, ocs, klad, woet, zidh, hfj, h|j, volgeni, -ge</text:p>
          </table:table-cell>
          <table:table-cell table:number-columns-repeated="10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7652" calcext:value-type="float">
            <text:p>337652</text:p>
          </table:table-cell>
          <table:table-cell office:value-type="float" office:value="77" calcext:value-type="float">
            <text:p>77</text:p>
          </table:table-cell>
          <table:table-cell office:value-type="float" office:value="0.246753246753247" calcext:value-type="float">
            <text:p>0.246753246753247</text:p>
          </table:table-cell>
          <table:table-cell office:value-type="float" office:value="0.0998500037975636" calcext:value-type="float">
            <text:p>0.099850003797564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896530977968592" calcext:value-type="float">
            <text:p>0.896530977968592</text:p>
          </table:table-cell>
          <table:table-cell office:value-type="float" office:value="0.038961038961039" calcext:value-type="float">
            <text:p>0.0389610389610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inheems(6), indo(1), moslims(2), bosneger(3), slaaf(2), slaven(1), indo-europeaan(1), aboriginal(1), barbaar(3), historisch(2), halfbloed(1), moslim(2), achtergrond(5), inuit(1), dwerggroei(3), metis(2), marron(4), pygmee(1), afkomst(1), moor(1), mulat(2), baboe(2), eskimo(2), aziatisch(2), zwartje(1), zigeuners(1), traditionele(2), mengras(1), slavenschip(1), muzelman'(1), traditioneel(4), berber(2), stam(1), koelie(1), inlandsche(1), mesties(1), ras(1), indiaan(1), gemengd(2), allochtoon(1), knecht(1), lilliputters(1), neger(1), lilliputter(1)</text:p>
          </table:table-cell>
          <table:table-cell office:value-type="string" calcext:value-type="string">
            <text:p>('wen', 4), ('ker', 3), ('vin', 4), ('tic', 2), ('iin', 2), ('bil', 5), ('ier', 5), ('con', 6), ('e.i', 1), ('c.n', 1), ('tro', 1), ('nd', 1), ('zim', 1), ('hng', 1), ('jin', 2), ('nde', 3), ('-in', 2), ('tie', 5), ('.in', 2), ('hte', 1), ('tle', 1), ('lellen', 1), ('ken-', 1), ('e-n', 2), ('tea', 1), ('lvan', 2), ('al-', 2), ('ter-', 1), ('inj', 2), ('iers', 1), ('onen', 1), ('yah', 1), ('lerd', 1), ('geh', 1), ('minnen', 1), ('d&gt;-', 1), ('tarren', 1), ('denden', 1), ('raa', 2), ('indeling', 1)</text:p>
          </table:table-cell>
          <table:table-cell office:value-type="string" calcext:value-type="string">
            <text:p>wen, ker, vin, tic, iin, bil, ier, con, e.i, c.n, tro, nd, zim, hng, jin, nde, -in, tie, .in, hte, tle, lellen, ken-, e-n, tea, lvan, al-, ter-, inj, iers, onen, yah, lerd, geh, minnen, d&gt;-, tarren, denden, raa, indeling</text:p>
          </table:table-cell>
          <table:table-cell table:number-columns-repeated="101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41709" calcext:value-type="float">
            <text:p>341709</text:p>
          </table:table-cell>
          <table:table-cell office:value-type="float" office:value="54" calcext:value-type="float">
            <text:p>54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276170307180337" calcext:value-type="float">
            <text:p>0.276170307180337</text:p>
          </table:table-cell>
          <table:table-cell office:value-type="float" office:value="0.703703703703704" calcext:value-type="float">
            <text:p>0.703703703703704</text:p>
          </table:table-cell>
          <table:table-cell office:value-type="float" office:value="0.90046259514113" calcext:value-type="float">
            <text:p>0.90046259514113</text:p>
          </table:table-cell>
          <table:table-cell office:value-type="float" office:value="0.0740740740740741" calcext:value-type="float">
            <text:p>0.07407407407407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rbaar(1), gemengd(2), aziatisch(1), historisch(3), metis(1), kaffer(1), traditionele(1), negerslaven(1), marron(3), roots(1), winkelknechten(1), volbloed'(1), achtergrond(5), inheems(3), blank(2), marrons(4), inlander(1), berber(2), groothistorische(1), westers(1), zigeuner(1), homo(1), handicap(1), hottentotten(1), slaaf(1), pygmee(1), hottentot(3), inboorling(1), indo-europeaan(1), aziatische(1), onbeschaafd(1), indisch(1), kaffers(1), volbloed(1), slaven(2)</text:p>
          </table:table-cell>
          <table:table-cell office:value-type="string" calcext:value-type="string">
            <text:p>('stal', 10), ('boerderij', 6), ('schuur', 7), ('doorgraven', 1), ('bebouwen', 2), ('tuin', 7), ('merwedekanaal', 1), ('boerenwoning', 2), ('uitwateren', 1), ('stalling', 1), ('boomgaard', 1), ('tuinen', 1), ('heien', 3), ('hoeve', 2), ('vecht', 1), ('zuiderzee', 3), ('wagenschuur', 1), ('vierk', 1), ('heide', 2), ('ve', 1), ('terp', 1), ('inpoldering', 1), ('omgeleg', 1)</text:p>
          </table:table-cell>
          <table:table-cell office:value-type="string" calcext:value-type="string">
            <text:p>stal, boerderij, schuur, doorgraven, bebouwen, tuin, merwedekanaal, boerenwoning, uitwateren, stalling, boomgaard, tuinen, heien, hoeve, vecht, zuiderzee, wagenschuur, vierk, heide, ve, terp, inpoldering, omgeleg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511" calcext:value-type="float">
            <text:p>341511</text:p>
          </table:table-cell>
          <table:table-cell office:value-type="float" office:value="32" calcext:value-type="float">
            <text:p>32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544199361447362" calcext:value-type="float">
            <text:p>0.05441993614473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00474876716309" calcext:value-type="float">
            <text:p>0.90047487671630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nheemse(1), kokkie(1), negerslaven(1), primitief(2), inuit(3), indo-europeaan(3), gemengd(2), lilliputter(1), inlander(1), zigeunermuziek(1), moslims(1), indische(1), moor(1), knecht(1), exotisch(2), aziatisch(1), slaven(3), berber(1), achtergrond(1), slavenschip(1), dwerg(2), indiaan(1)</text:p>
          </table:table-cell>
          <table:table-cell office:value-type="string" calcext:value-type="string">
            <text:p>('provisie', 1), ('belasting', 12), ('accijns', 1), ('domein', 2), ('uitvoerrecht', 1), ('schuldbekentenis', 1), ('premie', 2), ('invoerrecht', 2), ('opcenten', 1), ('successie', 2), ('belezen', 1), ('inventaris', 2), ('entree', 1), ('belastingen', 1), ('loodsgeld', 1), ('achterstallig', 1), ('houder', 2), ('registratie', 1), ('opvragen', 1)</text:p>
          </table:table-cell>
          <table:table-cell office:value-type="string" calcext:value-type="string">
            <text:p>provisie, belasting, accijns, domein, uitvoerrecht, schuldbekentenis, premie, invoerrecht, opcenten, successie, belezen, inventaris, entree, belastingen, loodsgeld, achterstallig, houder, registratie, opvragen</text:p>
          </table:table-cell>
          <table:table-cell table:number-columns-repeated="10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9886" calcext:value-type="float">
            <text:p>339886</text:p>
          </table:table-cell>
          <table:table-cell office:value-type="float" office:value="32" calcext:value-type="float">
            <text:p>32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367563938811488" calcext:value-type="float">
            <text:p>0.367563938811488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900474876716309" calcext:value-type="float">
            <text:p>0.900474876716309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laven(2), inheemse(1), homo(1), inlanders(1), blank(1), marron(4), eskimo(2), indo-europeaan(1), achtergrond(2), islamiet(1), halfbloed(1), roots(1), barbaren(1), traditionele(1), zigeuner(1), indische(1), bedienden(1), aziatisch(1), kaffers(1), moslim(1), gemengd(1), indisch(1), koelie(1), berber(1), moslims(1), zigeuners(1)</text:p>
          </table:table-cell>
          <table:table-cell office:value-type="string" calcext:value-type="string">
            <text:p>('leen', 7), ('schuld', 15), ('tol-', 2), ('busi', 1), ('r.m.', 1), ('fl.', 1), ('lurk', 2), ('scbuld', 1), ('tabaksmonop', 1), ('chuld', 1), ('portu', 1)</text:p>
          </table:table-cell>
          <table:table-cell office:value-type="string" calcext:value-type="string">
            <text:p>leen, schuld, tol-, busi, r.m., fl., lurk, scbuld, tabaksmonop, chuld, portu</text:p>
          </table:table-cell>
          <table:table-cell table:number-columns-repeated="101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1319" calcext:value-type="float">
            <text:p>341319</text:p>
          </table:table-cell>
          <table:table-cell office:value-type="float" office:value="18" calcext:value-type="float">
            <text:p>18</text:p>
          </table:table-cell>
          <table:table-cell office:value-type="float" office:value="0.277777777777778" calcext:value-type="float">
            <text:p>0.277777777777778</text:p>
          </table:table-cell>
          <table:table-cell office:value-type="float" office:value="0.221949670050728" calcext:value-type="float">
            <text:p>0.22194967005072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00735799285769" calcext:value-type="float">
            <text:p>0.900735799285769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ger(1), achtergrond(1), marron(2), aboriginal(1), page(1), dwerg(1), negerslaven(2), rassen(1), gemengd(1), aziatisch(1), queer(1), gay(1), primitief(1), misvormden(1), roots(1), onbeschaafd(1)</text:p>
          </table:table-cell>
          <table:table-cell office:value-type="string" calcext:value-type="string">
            <text:p>('sevilla', 1), ('zuid-wales', 1), ('hector', 2), ('sands', 1), ('peak', 1), ('ijmuiden', 1), ('kaiser', 1), ('polk', 2), ('downshire', 1), ('urnuiden', 1), ('dorado', 1), ('ottawa', 1), ('bay', 2), ('maya', 1), ('willow', 1)</text:p>
          </table:table-cell>
          <table:table-cell office:value-type="string" calcext:value-type="string">
            <text:p>sevilla, zuid-wales, hector, sands, peak, ijmuiden, kaiser, polk, downshire, urnuiden, dorado, ottawa, bay, maya, willow</text:p>
          </table:table-cell>
          <table:table-cell table:number-columns-repeated="1012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341812" calcext:value-type="float">
            <text:p>341812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0.239837398373984" calcext:value-type="float">
            <text:p>0.239837398373984</text:p>
          </table:table-cell>
          <table:table-cell table:style-name="ce2" office:value-type="float" office:value="0.015250364685734" calcext:value-type="float">
            <text:p>0.015250364685734</text:p>
          </table:table-cell>
          <table:table-cell table:style-name="ce2" office:value-type="float" office:value="0.735772357723577" calcext:value-type="float">
            <text:p>0.735772357723577</text:p>
          </table:table-cell>
          <table:table-cell table:style-name="ce2" office:value-type="float" office:value="0.903781767818273" calcext:value-type="float">
            <text:p>0.903781767818273</text:p>
          </table:table-cell>
          <table:table-cell table:style-name="ce2" office:value-type="float" office:value="0.024390243902439" calcext:value-type="float">
            <text:p>0.024390243902439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marron(9), ras(1), achtergrond(7), blank(1), kaffers(1), moslim(36), moslims(11), islamiet(8), negerslaven(6), onbeschaafd(4), inheemse(2), primitief(1), barbaren(2), aziatisch(11), misvormden(2), slaaf(6), gemengde(2), indo-europeaan(5), aziatische(3), mesties(5), berber(4), neger(2), bediende(1), medicijnman(3), traditionele(6), knecht(2), gemengd(3), inheems(4), barbaar(2), marrons(1), moslimsche(6), slaven'(1), afkomst(1), inlanders(1), indiaan(1), negercultuur(2), muzelman(3), mohemmedaan(1), mongool(2), lesbisch(2), inboorlingen(5), halfbloed(4), inboorling(2), zimbabwe(2), mongoolsche(1), dwerggroei(2), afstammelingen(1), koppensneller(1), mulat(2), zigeuners(1), indo(6), inlandsche(1), wereldhistorische(1), volbloed(4), negerrijk(2), afgod(1), kaffer(1), hottentot(2), boesman(1), page(1), kaukasisch(2), inlander(1), ontdekken(1), muzelman'(1), barbarlje(1), stam(1), indischen(1), historisch(3), marron'(1), hottentotten(1), eskimo(1), moslimsohe(1), slavenschip(1), indisch(1), rassen(1), lilliputter(1), gekleurd(2), blanke(2), moor(1), moslimsch(1), indolonten(1), inheems'(1), aboriginal(1), mongoolse(1), baboe(1), koelie(1), koppensnellers(1), berbers(1), volkstammen(1)</text:p>
          </table:table-cell>
          <table:table-cell table:style-name="ce2" office:value-type="string" calcext:value-type="string">
            <text:p>('mongool', 6), ('moslims', 10), ('kolonisten', 2), ('telegraferen', 1), ('mahomedaansch', 2), ('mahomedanen', 4), ('journal', 1), ('mohammedaansch', 7), ('gevechtswaarde', 1), ('bleu', 1), ('inboorling', 34), ('mohammedaan', 13), ('vangen', 47), ('figaro', 3), ('mohammedanen', 14), ('emigratie', 5), ('antwerpsch', 1), ('moslim', 21), ('kleurling', 13), ('landverhuizing', 3), ('brusselsch', 3), ('aziaten', 5), ('vluchteling', 4), ('hindoe', 12), ('immigrant', 4), ('muzelman', 5), ('muzelmansch', 2), ('strategie', 1), ('kolonist', 8), ('krijgsgevangene', 1), ('krijgsgevang', 1), ('moslem', 3), ('hindoes', 9), ('mohamedanen', 1), ('aziat', 3), ('moslimsch', 2), ('temps', 2), ('sakser', 1), ('beige', 3), ('anti-fascist', 1), ('zwitser', 2), ('italia', 1), ('antwerpschen', 1), ('slatin', 1), ('perzen', 3), ('gorki', 1), ('negerbevolking', 1), ('islamitisch', 1), ('parijsch', 5), ('afrikaanders', 1), ('belgen', 2), ('vichy', 1), ('boodschapper', 1), ('volksstam', 1), ('parijsche', 1), ('mohamedaansch', 3), ('immigratie', 3), ('krijgsgevangenschap', 1), ('emigrant', 1), ('nachricht', 1), ('gevangenkamp', 1), ('interneering', 1), ('zeeroover', 1), ('petit', 2), ('moslems', 1), ('overmacht', 1), ('zoeloes', 1), ('gaulois', 1), ('vangenen', 1)</text:p>
          </table:table-cell>
          <table:table-cell table:style-name="ce2" office:value-type="string" calcext:value-type="string">
            <text:p>mongool, moslims, kolonisten, telegraferen, mahomedaansch, mahomedanen, journal, mohammedaansch, gevechtswaarde, bleu, inboorling, mohammedaan, vangen, figaro, mohammedanen, emigratie, antwerpsch, moslim, kleurling, landverhuizing, brusselsch, aziaten, vluchteling, hindoe, immigrant, muzelman, muzelmansch, strategie, kolonist, krijgsgevangene, krijgsgevang, moslem, hindoes, mohamedanen, aziat, moslimsch, temps, sakser, beige, anti-fascist, zwitser, italia, antwerpschen, slatin, perzen, gorki, negerbevolking, islamitisch, parijsch, afrikaanders, belgen, vichy, boodschapper, volksstam, parijsche, mohamedaansch, immigratie, krijgsgevangenschap, emigrant, nachricht, gevangenkamp, interneering, zeeroover, petit, moslems, overmacht, zoeloes, gaulois, vangenen</text:p>
          </table:table-cell>
          <table:table-cell table:number-columns-repeated="101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41267" calcext:value-type="float">
            <text:p>341267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0611452858716301" calcext:value-type="float">
            <text:p>0.06114528587163</text:p>
          </table:table-cell>
          <table:table-cell office:value-type="float" office:value="0.7" calcext:value-type="float">
            <text:p>0.7</text:p>
          </table:table-cell>
          <table:table-cell office:value-type="float" office:value="0.904490452045558" calcext:value-type="float">
            <text:p>0.904490452045558</text:p>
          </table:table-cell>
          <table:table-cell office:value-type="float" office:value="0.02" calcext:value-type="float">
            <text:p>0.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diende(1), achtergrond(3), afkomst(2), berber(1), marron(7), gekleurd(1), negerrijk(2), primitief(1), gemengd(2), eskimo(4), indo-europeaan(1), pygmee(3), muzelman(1), senaatsbediende(1), halfbloed(2), aziatisch(1), stammen(1), eskimo's(3), afstammelingen(1), queer(2), traditionele(2), stam(1), westers(2), mongoolsche(1), negerslaven(1), moslim(1), indiaan(1), handicap(1)</text:p>
          </table:table-cell>
          <table:table-cell office:value-type="string" calcext:value-type="string">
            <text:p>('halle', 3), ('antwerpen', 12), ('gent', 4), ('nancy', 1), ('riot', 1), ('latham', 1), ('expeditie', 10), ('essen', 1), ('ontdekkingsreiziger', 2), ('peary', 1), ('pooltocht', 1), ('poolreiziger', 2), ('poolexpeditie', 2), ('panne', 2), ('noordpool', 2), ('dusseldorp', 1), ('castillo', 1), ('amunds', 1), ('duisburg', 1), ('belfort', 1), ('karlsruhe', 1)</text:p>
          </table:table-cell>
          <table:table-cell office:value-type="string" calcext:value-type="string">
            <text:p>halle, antwerpen, gent, nancy, riot, latham, expeditie, essen, ontdekkingsreiziger, peary, pooltocht, poolreiziger, poolexpeditie, panne, noordpool, dusseldorp, castillo, amunds, duisburg, belfort, karlsruhe</text:p>
          </table:table-cell>
          <table:table-cell table:number-columns-repeated="10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1106" calcext:value-type="float">
            <text:p>341106</text:p>
          </table:table-cell>
          <table:table-cell office:value-type="float" office:value="1029" calcext:value-type="float">
            <text:p>1029</text:p>
          </table:table-cell>
          <table:table-cell office:value-type="float" office:value="0.198250728862974" calcext:value-type="float">
            <text:p>0.198250728862974</text:p>
          </table:table-cell>
          <table:table-cell office:value-type="float" office:value="0.111058406793762" calcext:value-type="float">
            <text:p>0.111058406793762</text:p>
          </table:table-cell>
          <table:table-cell office:value-type="float" office:value="0.752186588921283" calcext:value-type="float">
            <text:p>0.752186588921283</text:p>
          </table:table-cell>
          <table:table-cell office:value-type="float" office:value="0.905246542013762" calcext:value-type="float">
            <text:p>0.905246542013762</text:p>
          </table:table-cell>
          <table:table-cell office:value-type="float" office:value="0.0495626822157434" calcext:value-type="float">
            <text:p>0.0495626822157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gemengd(33), aziatisch(46), barbaar(12), zwartje(9), slavenschip(3), grootst(1), historisch(47), moslim(45), traditionele(54), tovenaar(5), aziatische(8), marron(28), mesties(8), boesmanbanelen(1), aboriginal(3), bediende(7), barbaren(11), misvormden(7), schildersknecht(1), zigeunerbende(2), neger(12), mongool(9), mulat(10), dwerg(10), afgodisch(1), ontdekken(11), wereldhistorische(2), kokkie(9), primitief(13), negerslaven(6), hottentot(8), inuit(4), indiaans(1), westers(2), moslimscho(1), indo-europeaan(50), baboe(8), metis(4), boesman(3), aapman(3), lesbische(4), inheems(33), homo(7), hottentotten(5), achtergrond(67), ras(7), islamiet(9), etniciteit(2), zigeuners(4), afgod(7), blank(6), muzelman(7), onbeschaafd(13), zigeunerin(1), praehistorische(1), slaven(7), dwerggroei(18), lesbisch(3), koppensneller(5), mulattin(1), zigeuner(5), moord(1), moslims(5), christelijkhistorischen(1), traditioneel(9), pygmee(7), exotische(2), volbloed(5), kaffer(7), indo(6), metis'nachts(1), mengras(3), dwergeu(1), rassen(2), eskimo's(7), slaaf(12), senaatsbediende(1), gemengde(3), westerse(1), historische(9), barbarlje(2), zimbabwecultuur(2), jachtwild(1), medicijnmannen(1), marron'(2), queer(3), berber(3), afkomst(4), aziatischejgeit(2), exotisch(7), wild(5), koelie(9), negercultuur(4), wilde(4), wetshistorische(1), moslimsche(5), bosnegers(1), inheemsen(3), stam(3), page(4), traditioneelen(2), batavia(1), bosneger(2), knecht(9), marrons(4), inheemschen(4), negerrijk(3), inboorling(4), inheemsebe(1), mohemmedaan(1), halfbloed(8), inboorlingen(3), stamgenooten(1), gekleurd(9), afgodsbeeldje(1), kafferhoofdman(1), inlanders(2), bedienden(2), muzelmansche(1), inlandsche(7), lilliputter(7), indiaansch(1), indiaan(7), negers(2), inheemse(5), lilliputters(2), koelies(2), dwergen(1), afgodendienst(2), indisch(5), en'marron(1), islamieten(1), indolonten(1), gemengden(1), winkelknechten(1), kaffers(4), handicap(3), mongoolse(1), eskimo(5), mongoolsche(1), inlander(6), indische(4), medicijnman(7), inheemsch(1), blanke(1), historischen(1), inheemsche(2), historischcn(1), inheemseen(1), zigeunermuziek(2), kaukasisch(4), hottentottenstam(1), indischen(1), grootste(1), bataviasche(1), vermoord(1), birma(1), indo's(1), knechts(1), verwilderd(1), volbloeden(1), rassenhaat(1), demooraten(1), dienstknechts(1), liitlepage(1), gekleurde(2), moor(2), handicapper(1), zimbabwe(1), allochtoon(1)</text:p>
          </table:table-cell>
          <table:table-cell office:value-type="string" calcext:value-type="string">
            <text:p>('eraan', 3), ('komen', 498), ('spr', 58), ('laten', 186), ('meest', 49), ('testeren', 1), ('raadplegen', 5), ('zoeken', 64), ('wellicht', 28), ('uitspreken', 13), ('beslist', 12), ('nadrukkelijk', 3), ('evenmin', 17), ('hernieuwen', 3), ('enkel', 11), ('verklaring', 17), ('vroeger', 61), ('nogmaals', 6), ('zooals', 16), ('straks', 9), ('antwoord', 35), ('gaarne', 25), ('eenstemmig', 1), ('verlangden', 2), ('intusschen', 20), ('eerlang', 3), ('herhalen', 9), ('daaraan', 12), ('ditmaal', 15), ('waarschijnlijkheid', 4), ('daaromtrent', 2), ('hoegenaamd', 3), ('voornemens', 4), ('raadpleg', 1), ('hierop', 13), ('hieraan', 6), ('ermee', 2), ('beantwoorden', 14), ('beslissing', 11), ('binnenkort', 5), ('klaard', 1), ('jbe', 3), ('destijds', 8), ('daji', 1), ('vroeg', 13), ('tzou', 1), ('intussch', 2), ('inleid', 1), ('.daarom', 1), ('waaromtrent', 1), ('mioet', 1), ('sohijnt', 1), ('beantwoording', 1), ('maai-', 1), ('afwacht', 1), ('nog-', 2), ('zod', 1), ('gewoonljjk', 1), ('schijut', 1), ('inleider', 3), ('hopelijk', 1), ('intussehen', 1), ('eerstdaags', 1), ('breedvoerig', 3), ('afkunnen', 1), ("zg'ne", 1), ('unaniem', 1), ('nief', 1)</text:p>
          </table:table-cell>
          <table:table-cell office:value-type="string" calcext:value-type="string">
            <text:p>eraan, komen, spr, laten, meest, testeren, raadplegen, zoeken, wellicht, uitspreken, beslist, nadrukkelijk, evenmin, hernieuwen, enkel, verklaring, vroeger, nogmaals, zooals, straks, antwoord, gaarne, eenstemmig, verlangden, intusschen, eerlang, herhalen, daaraan, ditmaal, waarschijnlijkheid, daaromtrent, hoegenaamd, voornemens, raadpleg, hierop, hieraan, ermee, beantwoorden, beslissing, binnenkort, klaard, jbe, destijds, daji, vroeg, tzou, intussch, inleid, .daarom, waaromtrent, mioet, sohijnt, beantwoording, maai-, afwacht, nog-, zod, gewoonljjk, schijut, inleider, hopelijk, intussehen, eerstdaags, breedvoerig, afkunnen, zg'ne, unaniem, nief</text:p>
          </table:table-cell>
          <table:table-cell table:number-columns-repeated="101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40961" calcext:value-type="float">
            <text:p>340961</text:p>
          </table:table-cell>
          <table:table-cell office:value-type="float" office:value="28" calcext:value-type="float">
            <text:p>28</text:p>
          </table:table-cell>
          <table:table-cell office:value-type="float" office:value="0.25" calcext:value-type="float">
            <text:p>0.25</text:p>
          </table:table-cell>
          <table:table-cell office:value-type="float" office:value="0.241695668968905" calcext:value-type="float">
            <text:p>0.241695668968905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909007286578247" calcext:value-type="float">
            <text:p>0.909007286578247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aditionele(1), historisch(3), dwerggroei(3), gemengd(3), primitief(1), volbloed(1), misvormden(1), westers(1), kwinti(1), neger(2), handicap(2), inboorlingen(1), indo-europeaan(1), queer(1), tovenaar(2), indische(1), exotisch(1), barbaarschheid(1), halfbloed(1)</text:p>
          </table:table-cell>
          <table:table-cell office:value-type="string" calcext:value-type="string">
            <text:p>('kampen', 7), ('eefde', 1), ('meppel', 1), ('deventer', 3), ('olst', 1), ('vorden', 1), ('rijs', 2), ('apeldoorn', 3), ('enschede', 1), ('zutphen', 1), ('lochem', 1), ('steenwijk', 1), ('lemmer', 1), ('enter', 1), ('ootmarsum', 1), ('oldenzaal', 1), ('aalten', 1), ('dieren', 1), ('boekelo', 1), ('almen', 1), ('hengeloo', 1)</text:p>
          </table:table-cell>
          <table:table-cell office:value-type="string" calcext:value-type="string">
            <text:p>kampen, eefde, meppel, deventer, olst, vorden, rijs, apeldoorn, enschede, zutphen, lochem, steenwijk, lemmer, enter, ootmarsum, oldenzaal, aalten, dieren, boekelo, almen, hengeloo</text:p>
          </table:table-cell>
          <table:table-cell table:number-columns-repeated="101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33867" calcext:value-type="float">
            <text:p>333867</text:p>
          </table:table-cell>
          <table:table-cell office:value-type="float" office:value="28" calcext:value-type="float">
            <text:p>28</text:p>
          </table:table-cell>
          <table:table-cell office:value-type="float" office:value="0.214285714285714" calcext:value-type="float">
            <text:p>0.214285714285714</text:p>
          </table:table-cell>
          <table:table-cell office:value-type="float" office:value="0.407514372609633" calcext:value-type="float">
            <text:p>0.407514372609633</text:p>
          </table:table-cell>
          <table:table-cell office:value-type="float" office:value="0.678571428571429" calcext:value-type="float">
            <text:p>0.678571428571429</text:p>
          </table:table-cell>
          <table:table-cell office:value-type="float" office:value="0.909007286578247" calcext:value-type="float">
            <text:p>0.909007286578247</text:p>
          </table:table-cell>
          <table:table-cell office:value-type="float" office:value="0.107142857142857" calcext:value-type="float">
            <text:p>0.1071428571428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oslim(2), hottentot(1), inheems(4), indolonten(1), traditionele(2), indo-europeaan(1), page(1), marron(1), bosneger(1), moslims(1), berber(1), mengras(1), koelie(1), stam(1), achtergrond(1), inlandsche(1), gay(1), boesman(1), inboorlingen(1), k'mesties(2), metis(1), koppensneller(1)</text:p>
          </table:table-cell>
          <table:table-cell office:value-type="string" calcext:value-type="string">
            <text:p>('njo', 1), ('gan', 1), ('sian', 2), ('lim', 3), ('soe', 4), ('joen', 1), ('gouw', 2), ('koei', 2), ('tjo', 2), ('lie', 1), ('djie', 2), ('kwan', 1), ('nio', 2), ('liem', 1), ('poen', 1), ('tjon', 1), ('sin', 1), ('sing', 1)</text:p>
          </table:table-cell>
          <table:table-cell office:value-type="string" calcext:value-type="string">
            <text:p>njo, gan, sian, lim, soe, joen, gouw, koei, tjo, lie, djie, kwan, nio, liem, poen, tjon, sin, sing</text:p>
          </table:table-cell>
          <table:table-cell table:number-columns-repeated="101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0118" calcext:value-type="float">
            <text:p>340118</text:p>
          </table:table-cell>
          <table:table-cell office:value-type="float" office:value="221" calcext:value-type="float">
            <text:p>221</text:p>
          </table:table-cell>
          <table:table-cell office:value-type="float" office:value="0.226244343891403" calcext:value-type="float">
            <text:p>0.226244343891403</text:p>
          </table:table-cell>
          <table:table-cell office:value-type="float" office:value="0.0603740090112" calcext:value-type="float">
            <text:p>0.0603740090112</text:p>
          </table:table-cell>
          <table:table-cell office:value-type="float" office:value="0.733031674208145" calcext:value-type="float">
            <text:p>0.733031674208145</text:p>
          </table:table-cell>
          <table:table-cell office:value-type="float" office:value="0.909560070488622" calcext:value-type="float">
            <text:p>0.909560070488622</text:p>
          </table:table-cell>
          <table:table-cell office:value-type="float" office:value="0.0407239819004525" calcext:value-type="float">
            <text:p>0.04072398190045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halfbloed(1), achtergrond(11), onbeschaafd(3), aziatisch(15), slavenschip(2), ontdekken(2), grootst(1), inheems(5), barbaar(3), slaaf(4), aboriginal(1), historisch(6), inlander(2), aapman(1), traditionele(12), schildersknecht(1), rassenhaat(1), gekleurde(2), lilliputter(4), aziatische(4), kaffer(2), zigeunermuziek(1), exotische(1), afgod(4), indo-europeaan(3), moslims(3), moslim(14), gekleurd(1), afgodendienst(2), negerslaven(5), hottentot(3), inuit(1), barbaar'sche(1), indiaans(1), moslimscho(1), mengras(1), barbaren(8), metis(1), gemengd(6), koelie(3), primitief(1), marron(4), volbloed(3), tovenaar(2), exotisch(2), dwerg(1), knecht(1), volbloedras(1), stamgenooten(1), lesbisch(1), afkomst(2), neger(5), indo(3), lilliputters(1), inlandsche(1), inboorling(3), dwergen(1), gemengde(1), stam(1), rassen(1), islamiet(3), slaven(1), moslimsoh(1), mongoolse(2), negers(1), inheemsche(2), mesties(1), mulat(1), ras(3), historischen(1), medicijnman(1), baboe(1), moor(3), negerrijk(2), homo(2), berber(1), traditioneel(2), muzelman(1), moslimsche(1), meesterknecht(1), kaffers(1), stammen(2), page(2), wilde(2), blanke(1), barbaarschheid(1), wild(1), volkstammen(1)</text:p>
          </table:table-cell>
          <table:table-cell office:value-type="string" calcext:value-type="string">
            <text:p>('leer', 32), ('opkomen', 12), ('lankmoedig', 1), ('wereld', 78), ('zelfverheerlijking', 1), ('verwerven', 13), ('juk', 5), ('ontstemmen', 1), ('verdrukken', 2), ('dwaasheid', 7), ('slavernij', 10), ('loyauteit', 1), ('onverdraagzaam', 4), ('toornen', 2), ('niert', 1), ('geweldenarij', 1), ('catholicisme', 1), ('nmar', 1), ('onbeschroomd', 1), ('onkiesch', 1), ('kieskeurig', 2), ('onzinnig', 2), ('ophitsen', 1), ('overweldigen', 8), ('verdraagzaam', 1), ('ignobel', 1), ('uitvlucht', 2), ('isme', 2), ('gewaagd', 1), ('geweten', 3), ('beschamen', 1), ('lasteraar', 1), ('bezondigen', 1), ('proefkonijn', 1), ('waardering', 1), ('barbarisme', 2), ('bedriegen', 3), ('hatelijkheid', 1), ('gruwel', 7), ('blijk', 2), ('strijdvaardig', 1), ('staatsleer', 1), ('tolerantie', 1), ('antipathiek', 1), ("were'd", 1), ('welgezind', 1), ('broederlijk', 1), ('onwillig', 1), ('uittarten', 1), ('verloochenen', 2), ('gemeene', 2), ('chauvinisme', 1), ('slavenjuk', 1), ('lijfeigenschap', 1), ('blameren', 1), ('studentenwereld', 1), ('waarachtig', 1), ('verloochening', 2), ('hatelijk', 1)</text:p>
          </table:table-cell>
          <table:table-cell office:value-type="string" calcext:value-type="string">
            <text:p>leer, opkomen, lankmoedig, wereld, zelfverheerlijking, verwerven, juk, ontstemmen, verdrukken, dwaasheid, slavernij, loyauteit, onverdraagzaam, toornen, niert, geweldenarij, catholicisme, nmar, onbeschroomd, onkiesch, kieskeurig, onzinnig, ophitsen, overweldigen, verdraagzaam, ignobel, uitvlucht, isme, gewaagd, geweten, beschamen, lasteraar, bezondigen, proefkonijn, waardering, barbarisme, bedriegen, hatelijkheid, gruwel, blijk, strijdvaardig, staatsleer, tolerantie, antipathiek, were'd, welgezind, broederlijk, onwillig, uittarten, verloochenen, gemeene, chauvinisme, slavenjuk, lijfeigenschap, blameren, studentenwereld, waarachtig, verloochening, hatelijk</text:p>
          </table:table-cell>
          <table:table-cell table:number-columns-repeated="101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41119" calcext:value-type="float">
            <text:p>341119</text:p>
          </table:table-cell>
          <table:table-cell office:value-type="float" office:value="72" calcext:value-type="float">
            <text:p>72</text:p>
          </table:table-cell>
          <table:table-cell office:value-type="float" office:value="0.25" calcext:value-type="float">
            <text:p>0.25</text:p>
          </table:table-cell>
          <table:table-cell office:value-type="float" office:value="0.0969523283641379" calcext:value-type="float">
            <text:p>0.096952328364138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0.910478011476348" calcext:value-type="float">
            <text:p>0.910478011476348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laaf(4), slaaft(1), afkomst(2), negerslaven(3), historisch(3), blank(2), baboe(1), misvormden(1), aziatische(1), eskimoverhalen(1), barbaren(1), bosneger(1), primitief(1), aziatisch(2), marron(2), mengras(1), kwinti(1), muzelman(1), moslim(2), gemengd(4), ontdekken(1), bediende(2), medicijnman(1), slavenschip(1), moslims(1), mesties(1), volbloed(2), inheems(2), grootste(1), mongoolse(1), hottentotten(1), traditionele(4), kokkie(1), bedienden(2), stam(1), halfbloed(1), afgod(1), transport(1), bediendepmijnneer(1), gekleurd(1), kaukasisch(1), kafferhoofdman(1), aboriginal(1), achtergrond(2), kaffer(2), pygmee(1), jokjakarta(1), volbloedpaard(1)</text:p>
          </table:table-cell>
          <table:table-cell office:value-type="string" calcext:value-type="string">
            <text:p>('postzegel', 3), ('kaart', 11), ('koopen', 9), ('koop', 7), ('kopergeld', 1), ('kopen', 10), ('verkopen', 19), ('zegel', 2), ('aankopen', 5), ('franco', 4), ('verzending', 1), ('verkoopen', 6), ('briefkaart', 1), ('verruilen', 1)</text:p>
          </table:table-cell>
          <table:table-cell office:value-type="string" calcext:value-type="string">
            <text:p>postzegel, kaart, koopen, koop, kopergeld, kopen, verkopen, zegel, aankopen, franco, verzending, verkoopen, briefkaart, verruilen</text:p>
          </table:table-cell>
          <table:table-cell table:number-columns-repeated="101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38665" calcext:value-type="float">
            <text:p>33866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8322009210428" calcext:value-type="float">
            <text:p>0.228322009210428</text:p>
          </table:table-cell>
          <table:table-cell office:value-type="float" office:value="0.6" calcext:value-type="float">
            <text:p>0.6</text:p>
          </table:table-cell>
          <table:table-cell office:value-type="float" office:value="0.915500543514094" calcext:value-type="float">
            <text:p>0.9155005435140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nk(1), westers(1), barbaarschheid(1), marron(1), barbaren(1)</text:p>
          </table:table-cell>
          <table:table-cell office:value-type="string" calcext:value-type="string">
            <text:p>('gol', 1), ('n--', 1), ('muu', 1), ('orr', 1), ('k*t', 1)</text:p>
          </table:table-cell>
          <table:table-cell office:value-type="string" calcext:value-type="string">
            <text:p>gol, n--, muu, orr, k*t</text:p>
          </table:table-cell>
          <table:table-cell table:number-columns-repeated="101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39990" calcext:value-type="float">
            <text:p>339990</text:p>
          </table:table-cell>
          <table:table-cell office:value-type="float" office:value="24" calcext:value-type="float">
            <text:p>24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13424108891406" calcext:value-type="float">
            <text:p>0.1342410889140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9083027291123" calcext:value-type="float">
            <text:p>0.919083027291123</text:p>
          </table:table-cell>
          <table:table-cell office:value-type="float" office:value="0.0416666666666667" calcext:value-type="float">
            <text:p>0.0416666666666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emengd(3), bediende(1), inlander(1), page(1), slavenschip(1), exotisch(2), hottentot(1), zigeuner(1), indiaan(1), blanke(1), zwartje(1), primitief(1), kokkie(1), transport(1), muzelmansch(1), queer(1), zigeunermuziek(1), dwerggroei(1), blank(1), mesties(1), roots(1)</text:p>
          </table:table-cell>
          <table:table-cell office:value-type="string" calcext:value-type="string">
            <text:p>('bruin', 19), ('twijfelaar', 1), ('boonen', 2), ('karweizaad', 1), ('erwt', 1)</text:p>
          </table:table-cell>
          <table:table-cell office:value-type="string" calcext:value-type="string">
            <text:p>bruin, twijfelaar, boonen, karweizaad, erwt</text:p>
          </table:table-cell>
          <table:table-cell table:number-columns-repeated="10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0914" calcext:value-type="float">
            <text:p>340914</text:p>
          </table:table-cell>
          <table:table-cell office:value-type="float" office:value="105" calcext:value-type="float">
            <text:p>105</text:p>
          </table:table-cell>
          <table:table-cell office:value-type="float" office:value="0.228571428571429" calcext:value-type="float">
            <text:p>0.228571428571429</text:p>
          </table:table-cell>
          <table:table-cell office:value-type="float" office:value="0.140404508760226" calcext:value-type="float">
            <text:p>0.140404508760226</text:p>
          </table:table-cell>
          <table:table-cell office:value-type="float" office:value="0.714285714285714" calcext:value-type="float">
            <text:p>0.714285714285714</text:p>
          </table:table-cell>
          <table:table-cell office:value-type="float" office:value="0.92318126438698" calcext:value-type="float">
            <text:p>0.92318126438698</text:p>
          </table:table-cell>
          <table:table-cell office:value-type="float" office:value="0.0571428571428571" calcext:value-type="float">
            <text:p>0.0571428571428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chtergrond(6), traditionele(7), indo-europeaan(9), eskimoverhalen(1), volbloeden(1), baboe(2), inlander(1), negerslaven(1), blank(2), historisch(3), moslims(2), mesties(3), page(2), kokkie(1), aziatisch(6), neger(3), historischen(1), barbaren(1), bediende(2), boesman(1), hottentotten(2), slavenhandel(1), marron(2), mongool(2), ontdekken(3), liitlepage(1), pygmee(1), moslim(1), hottentot(2), westers(1), exotisch(2), moord(1), gekleurde(1), volbloed(1), negercultuur(1), inheemsche(1), muzelmansche(1), afgod(1), negerrijk(1), rassen(1), indo(1), bosneger(1), inheems(2), lilliputter(1), primitief(1), medicijnman(1), dwerg(1), indischen(1), lilliputters(1), afkomst(1), slaven(1), indiaan(1), inboorling(1), halfbloed(1), stammen(1), homo(1), zigeuners(1), handicap(1), marrons(1), metis(1), wilde(1), historische(1)</text:p>
          </table:table-cell>
          <table:table-cell office:value-type="string" calcext:value-type="string">
            <text:p>('schieten', 34), ('spil', 3), ('score', 1), ('schot', 16), ('veste', 1), ('glippen', 2), ('paffen', 1), ('bemachtigen', 4), ('rechterhoek', 1), ('pijl', 4), ('trappen', 2), ('scheidsrechter', 2), ('lost', 2), ('benutten', 4), ('schiet', 2), ('uitblinker', 1), ('bal', 13), ('voorzet', 2), ('opzetten', 6), ('back', 1), ('koppen', 2), ('bovenlat', 1), ('voorhoede', 1), ('dreef', 1), ('doelpunt', 1), ('uitloop', 1), ('keeper', 2), ('afstormen', 1), ('belanden', 2), ('pareren', 1), ('pienter', 2), ('middenvoor', 1), ('terugspringen', 1), ('uitgeloop', 1), ('wel', 1), ('forceren', 1), ('was', 1), ('goal', 1), ('onhoudbaar', 1)</text:p>
          </table:table-cell>
          <table:table-cell office:value-type="string" calcext:value-type="string">
            <text:p>schieten, spil, score, schot, veste, glippen, paffen, bemachtigen, rechterhoek, pijl, trappen, scheidsrechter, lost, benutten, schiet, uitblinker, bal, voorzet, opzetten, back, koppen, bovenlat, voorhoede, dreef, doelpunt, uitloop, keeper, afstormen, belanden, pareren, pienter, middenvoor, terugspringen, uitgeloop, wel, forceren, was, goal, onhoudbaar</text:p>
          </table:table-cell>
          <table:table-cell table:number-columns-repeated="10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41479" calcext:value-type="float">
            <text:p>341479</text:p>
          </table:table-cell>
          <table:table-cell office:value-type="float" office:value="583" calcext:value-type="float">
            <text:p>583</text:p>
          </table:table-cell>
          <table:table-cell office:value-type="float" office:value="0.207547169811321" calcext:value-type="float">
            <text:p>0.207547169811321</text:p>
          </table:table-cell>
          <table:table-cell office:value-type="float" office:value="0.0712049454373444" calcext:value-type="float">
            <text:p>0.071204945437344</text:p>
          </table:table-cell>
          <table:table-cell office:value-type="float" office:value="0.74442538593482" calcext:value-type="float">
            <text:p>0.74442538593482</text:p>
          </table:table-cell>
          <table:table-cell office:value-type="float" office:value="0.926157748035245" calcext:value-type="float">
            <text:p>0.926157748035245</text:p>
          </table:table-cell>
          <table:table-cell office:value-type="float" office:value="0.0480274442538593" calcext:value-type="float">
            <text:p>0.04802744425385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halfbloed(5), gemengd(14), barbaar(3), slavenschip(5), moslim(18), traditionele(26), islamiet(5), boesmanbanelen(1), aziatisch(38), koppensneller(4), dwergen(1), moslims(9), westers(2), inheems(20), eskimo's(7), historisch(20), bediende(4), zwartje(6), primitief(6), achtergrond(33), mengras(3), baboe(9), marron(27), hottentotten(2), indo-europeaan(15), ras(5), hottentot(4), inlandsche(5), mongool(7), zigeunerin(1), lilliputter(3), zigeuner(6), moord(2), slaaf(2), kaukasisch(4), indo(5), volbloed(3), galeislaven(1), pygmee(4), christelijkhistorischen(1), muzelman(5), boesman(2), mulat(6), jakarta(1), misvormden(4), inboorling(7), koelie(3), onbeschaafd(3), queer(6), indische(1), berber(7), indiaan(6), aziatische(8), dwerg(7), knecht(4), dwerggroei(8), aziatischejgeit(2), kwinti(1), wild(3), homo(1), medicijnman(5), kaffer(6), negercultuur(2), wetshistorische(1), page(3), zigeuners(4), eskimo(4), ontdekken(7), traditioneelen(1), mesties(5), gekleurde(2), blank(4), negerslaven(7), zigeunermuziek(2), negerrijk(2), barbaren(4), afkomst(5), tovenaar(3), groothistorische(1), slavenhandel(1), berberoorlog(1), inboorlingen(3), zimbabwe(2), eenhistorisch(1), gekleurd(5), afgodsbeeldje(1), kaffers(3), exotisch(5), lilliputters(3), inheemse(3), muzelmansche(1), inheemschen(1), negers(3), bosneger(1), moor(2), inuit(1), wilden(1), koelies(2), slaven(2), handicap(6), neger(3), indisch(2), en'marron(1), stam(3), marrons(1), negerin(1), inheemsch(1), lesbische(1), historischcn(1), exotische(2), wilde(2), pages(1), historische(3), moslimsoh(1), indischen(1), kokkie(2), marron'(1), bataviasche(1), volbloed'(1), birma(1), knechts(1), inheems'che(1), traditioneel(3), volkstammen(1), rassenhaat(1), inlander(1), roma(1), lesbisch(1), pygmeeen(1), bedienden(1), afgod(1), gemengde(1), allochtoon(1), afkomstig(1)</text:p>
          </table:table-cell>
          <table:table-cell office:value-type="string" calcext:value-type="string">
            <text:p>('anderhalf', 6), ('vijf', 33), ('twee', 243), ('veertig', 5), ('drie', 108), ('vijfti', 12), ('acht', 26), ('veerti', 6), ('vijftig', 11), ('vi', 56), ('maal', 33), ('dertig', 11), ('zeventig', 4), ('tienmaal', 1), ('teruglopen', 1), ('tweemaal', 2), ('keer', 17), ('vijftiende', 3), ('veertien', 1), ('vijftien', 1), ('zestien', 2), ('zev', 16), ('ti', 35), ('twintig', 19), ('neg', 13), ('twaalf', 10), ('zes', 31), ('zeven', 5), ('daags', 6), ('elf', 13), ('grooto', 6), ('kuim', 1), ('vier-', 1), ('achtti', 3), ('zestig', 3), ('vierd', 1), ('dozijn', 1), ('vyf', 2), ('tien', 3), ('viermaal', 2), ('stijgend', 1), ('driekwart', 5), ('derti', 4), ('dozyn', 1), ('dr.e', 1), ('tachtig', 7), ('twintigtal', 1), ('vijf-en-zeventig', 1), ('vijf-', 1), ('vijf-en-dertig', 1), ('balv', 1), ('zoowat', 3), ('vgf', 1), ('vijl', 2), ('vijf-en-twintig', 1), ('negentien', 1), ('zestigtal', 1), ('o.w', 1), ('vijfmaal', 1), ('achttien', 1), ('zeven-', 1), ('zesti', 1)</text:p>
          </table:table-cell>
          <table:table-cell office:value-type="string" calcext:value-type="string">
            <text:p>anderhalf, vijf, twee, veertig, drie, vijfti, acht, veerti, vijftig, vi, maal, dertig, zeventig, tienmaal, teruglopen, tweemaal, keer, vijftiende, veertien, vijftien, zestien, zev, ti, twintig, neg, twaalf, zes, zeven, daags, elf, grooto, kuim, vier-, achtti, zestig, vierd, dozijn, vyf, tien, viermaal, stijgend, driekwart, derti, dozyn, dr.e, tachtig, twintigtal, vijf-en-zeventig, vijf-, vijf-en-dertig, balv, zoowat, vgf, vijl, vijf-en-twintig, negentien, zestigtal, o.w, vijfmaal, achttien, zeven-, zesti</text:p>
          </table:table-cell>
          <table:table-cell table:number-columns-repeated="101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1376" calcext:value-type="float">
            <text:p>341376</text:p>
          </table:table-cell>
          <table:table-cell office:value-type="float" office:value="93" calcext:value-type="float">
            <text:p>93</text:p>
          </table:table-cell>
          <table:table-cell office:value-type="float" office:value="0.21505376344086" calcext:value-type="float">
            <text:p>0.21505376344086</text:p>
          </table:table-cell>
          <table:table-cell office:value-type="float" office:value="0.247919968715102" calcext:value-type="float">
            <text:p>0.247919968715102</text:p>
          </table:table-cell>
          <table:table-cell office:value-type="float" office:value="0.709677419354839" calcext:value-type="float">
            <text:p>0.709677419354839</text:p>
          </table:table-cell>
          <table:table-cell office:value-type="float" office:value="0.927620846968869" calcext:value-type="float">
            <text:p>0.927620846968869</text:p>
          </table:table-cell>
          <table:table-cell office:value-type="float" office:value="0.0752688172043011" calcext:value-type="float">
            <text:p>0.0752688172043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ge(5), marron(10), afkomst(2), ontdekken(3), aapman(1), bediende(2), gekleurde(1), inlander(2), volbloed(3), traditionele(1), neger(3), queer(6), roots(1), halfbloed(1), slaaf(1), slaven(2), aboriginal(1), zigeuner(3), moslim(1), mulat(2), blank(1), indische(1), achtergrond(5), boesman(1), muzelman(1), aziatisch(5), tovenaar(2), grootsch(1), mesties(1), wild(1), hottentot(1), knecht(1), eskimo's(1), misvormden(1), zigeunermuziek(1), mongool(1), slavenschip(2), littlepage(1), verrast(1), inboorling(1), pygmee(1), moord(1), vermoord(1), negerrijk(1), indiaan(1), zwartje(1), handicap(1), metis(1), kokkie(1), ras(2), medicijnman(1)</text:p>
          </table:table-cell>
          <table:table-cell office:value-type="string" calcext:value-type="string">
            <text:p>('peck', 1), ('livingstone', 3), ('green', 1), ('william', 1), ('sam', 4), ('padre', 1), ('keith', 1), ('enid', 1), ('henry', 8), ('john', 14), ('gardner', 2), ('sandy', 1), ('stirling', 1), ('raleigh', 1), ('lawrence', 1), ('clayton', 2), ('williams', 3), ('huilen', 6), ('cavendish', 1), ('giles', 1), ('bird', 1), ('jones', 2), ('barman', 1), ('harvey', 1), ('sabine', 2), ('dean', 2), ('kid', 1), ('young', 1), ('kirby', 1), ('manning', 4), ('fisher', 1), ('lewis', 1), ('smith', 3), ('abby', 1), ('fergus', 1), ('ranch', 1), ('brook', 1), ('johnston', 1), ('burley', 2), ('ely', 1), ('davies', 1), ('wachtel', 1), ('temple', 1), ('gipsy', 1), ('field', 2), ('matthews', 1), ('clarence', 1), ('sinclair', 1), ('steven', 1), ('jackson', 1), ('payne', 1), ('fox', 1)</text:p>
          </table:table-cell>
          <table:table-cell office:value-type="string" calcext:value-type="string">
            <text:p>peck, livingstone, green, william, sam, padre, keith, enid, henry, john, gardner, sandy, stirling, raleigh, lawrence, clayton, williams, huilen, cavendish, giles, bird, jones, barman, harvey, sabine, dean, kid, young, kirby, manning, fisher, lewis, smith, abby, fergus, ranch, brook, johnston, burley, ely, davies, wachtel, temple, gipsy, field, matthews, clarence, sinclair, steven, jackson, payne, fox</text:p>
          </table:table-cell>
          <table:table-cell table:number-columns-repeated="101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41927" calcext:value-type="float">
            <text:p>341927</text:p>
          </table:table-cell>
          <table:table-cell office:value-type="float" office:value="41" calcext:value-type="float">
            <text:p>41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483149572511943" calcext:value-type="float">
            <text:p>0.483149572511943</text:p>
          </table:table-cell>
          <table:table-cell office:value-type="float" office:value="0.682926829268293" calcext:value-type="float">
            <text:p>0.682926829268293</text:p>
          </table:table-cell>
          <table:table-cell office:value-type="float" office:value="0.928041330638314" calcext:value-type="float">
            <text:p>0.928041330638314</text:p>
          </table:table-cell>
          <table:table-cell office:value-type="float" office:value="0.121951219512195" calcext:value-type="float">
            <text:p>0.1219512195121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zwartje(4), achtergrond(1), marron(3), boesman(4), negerslaven(1), gemengd(3), historisch(2), volbloed(2), historische(1), indo-europeaan(1), blank(1), afkomst(1), handicap(4), senaatsbediende(1), misvormden(1), berber(1), traditionele(3), kokkie(1), mesties(1), indiaans(1), slaven'(1), inheemse(1), indiaan(1), ontdekken(1)</text:p>
          </table:table-cell>
          <table:table-cell office:value-type="string" calcext:value-type="string">
            <text:p>('duik', 1), ('pr.', 8), ('primus', 2), ('peters', 1), ('vrolijk', 3), ('boesman', 3), ('brabander', 2), ('beekhuizen', 2), ('ongeh', 1), ('voss', 1), ('spaans', 7), ('brave', 1), ('reed', 1), ('spies', 2), ('overl', 1), ('best.', 2), ('zeegers', 1), ('silfhout', 1), ('schults', 1)</text:p>
          </table:table-cell>
          <table:table-cell office:value-type="string" calcext:value-type="string">
            <text:p>duik, pr., primus, peters, vrolijk, boesman, brabander, beekhuizen, ongeh, voss, spaans, brave, reed, spies, overl, best., zeegers, silfhout, schults</text:p>
          </table:table-cell>
          <table:table-cell table:number-columns-repeated="10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40081" calcext:value-type="float">
            <text:p>340081</text:p>
          </table:table-cell>
          <table:table-cell office:value-type="float" office:value="233" calcext:value-type="float">
            <text:p>233</text:p>
          </table:table-cell>
          <table:table-cell office:value-type="float" office:value="0.227467811158798" calcext:value-type="float">
            <text:p>0.227467811158798</text:p>
          </table:table-cell>
          <table:table-cell office:value-type="float" office:value="0.0502463678758682" calcext:value-type="float">
            <text:p>0.050246367875868</text:p>
          </table:table-cell>
          <table:table-cell office:value-type="float" office:value="0.729613733905579" calcext:value-type="float">
            <text:p>0.729613733905579</text:p>
          </table:table-cell>
          <table:table-cell office:value-type="float" office:value="0.931681720977377" calcext:value-type="float">
            <text:p>0.931681720977377</text:p>
          </table:table-cell>
          <table:table-cell office:value-type="float" office:value="0.0429184549356223" calcext:value-type="float">
            <text:p>0.0429184549356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gemengd(3), inheems(5), kokkie(4), aziatisch(12), hottentot(2), achtergrond(26), inheemsen(1), inuit(1), muzelmannen(1), verwilderd(1), misvormden(3), bediende(3), schildersknecht(1), bosneger(2), mesties(4), zigeunerbende(1), negers(1), indo-europeaan(11), eskimo's(2), moslim(11), moslims(3), mengras(2), afgodisch(1), marron(9), knecht(1), muzelman(1), transport(1), mongool(7), boesman(2), medicijnmannen(1), barbaren(1), historisch(4), wilde(2), traditionele(8), homo(1), onbeschaafd(1), halfbloedjes(1), zigeuner(3), halfbloed(3), hottentotten(1), slavenschip(2), lilliputters(1), zigeuners(1), dwerg(2), lilliputter(1), zigeunerin(2), volbloedras(1), afkomst(2), negervrees(1), koppensneller(2), baboe(3), inlanders(1), primitief(1), exotisch(3), zigeunermuziek(1), dwerggroei(4), marrons(2), metis(1), moor(1), inheemschen(1), wereldmoord(1), mulat(3), negerslaven(3), page(2), zwartje(2), afgod(1), indiaansch(1), barbarlje(1), stam(1), indischen(1), jachtwild(1), neger(2), eskimo(2), blank(1), koelies(1), muzelmansch(1), ras(2), indo(1), inboorlingen(1), westers(1), wild(1), blanke(1), moslimsch(1), aziatische(1), inheemsche(1), koppensnellers(1), inboorling(1), gemengde(1), pygmee(1), koelie(2), kaffers(1), traditioneel(1), berber(2), medicijnman(2), islamiet(2), mongoolsche(1), bosnegers(1), volbloed(1), ontdekken(1)</text:p>
          </table:table-cell>
          <table:table-cell office:value-type="string" calcext:value-type="string">
            <text:p>('zweven', 1), ('duisternis', 7), ('schouder', 10), ('wang', 8), ('slank', 9), ('mond', 12), ('stijf', 1), ('verbleeken', 2), ('lip', 10), ('verzeilen', 2), ('kaak', 2), ('raken', 28), ('aantreffen', 11), ('bevinden', 43), ('forsch', 4), ('bchot', 1), ('voorhoofd', 4), ('opduiken', 1), ('zwevend', 1), ('stralend', 1), ('aanraking', 4), ('frissch', 5), ('stoot', 6), ('grijpen', 19), ('vuist', 5), ('postuur', 1), ('ontbranden', 2), ('woelen', 1), ('robuust', 1), ('stevig', 3), ('borstelig', 1), ('slap', 6), ('frisch', 2), ('hanteeren', 2), ('toesteken', 1), ('inslaan', 2), ('ballen', 2), ('aangevallene', 1), ('gelaatskleur', 1), ('stuiptrekken', 1), ('onmerkbaar', 1), ('ooren', 2), ('opdoemen', 1), ('worgen', 2), ('tasten', 4), ('gladgeschor', 1), ('zwijm', 2), ('wegzinken', 2), ('wischen', 1), ('geweerschot', 1), ('geweerkolf', 1), ('gebruind', 1), ('misvormen', 3), ('halfdood', 1), ('neerliggen', 1), ('wanstaltig', 1), ('laaiend', 1), ('dichtgeknep', 1), ('wenkbrauw', 1), ('stormachtig', 1), ('peilen', 1), ('lenig', 1)</text:p>
          </table:table-cell>
          <table:table-cell office:value-type="string" calcext:value-type="string">
            <text:p>zweven, duisternis, schouder, wang, slank, mond, stijf, verbleeken, lip, verzeilen, kaak, raken, aantreffen, bevinden, forsch, bchot, voorhoofd, opduiken, zwevend, stralend, aanraking, frissch, stoot, grijpen, vuist, postuur, ontbranden, woelen, robuust, stevig, borstelig, slap, frisch, hanteeren, toesteken, inslaan, ballen, aangevallene, gelaatskleur, stuiptrekken, onmerkbaar, ooren, opdoemen, worgen, tasten, gladgeschor, zwijm, wegzinken, wischen, geweerschot, geweerkolf, gebruind, misvormen, halfdood, neerliggen, wanstaltig, laaiend, dichtgeknep, wenkbrauw, stormachtig, peilen, lenig</text:p>
          </table:table-cell>
          <table:table-cell table:number-columns-repeated="101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1539" calcext:value-type="float">
            <text:p>341539</text:p>
          </table:table-cell>
          <table:table-cell office:value-type="float" office:value="225" calcext:value-type="float">
            <text:p>225</text:p>
          </table:table-cell>
          <table:table-cell office:value-type="float" office:value="0.217777777777778" calcext:value-type="float">
            <text:p>0.217777777777778</text:p>
          </table:table-cell>
          <table:table-cell office:value-type="float" office:value="0.105009233758833" calcext:value-type="float">
            <text:p>0.105009233758833</text:p>
          </table:table-cell>
          <table:table-cell office:value-type="float" office:value="0.728888888888889" calcext:value-type="float">
            <text:p>0.728888888888889</text:p>
          </table:table-cell>
          <table:table-cell office:value-type="float" office:value="0.9319612257303" calcext:value-type="float">
            <text:p>0.9319612257303</text:p>
          </table:table-cell>
          <table:table-cell office:value-type="float" office:value="0.0533333333333333" calcext:value-type="float">
            <text:p>0.05333333333333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okkie(5), indo-europeaan(15), aziatisch(8), eskimo's(4), ontdekken(2), baboe(3), tovenaar(3), aapman(2), verwilderd(1), primitief(2), mesties(2), inlander(1), bediende(2), moslims(2), afkomst(5), gemengd(4), slaaf(3), mulat(3), barbaar(3), traditionele(7), knecht(2), handicap(2), zwartje(3), marron(10), historische(1), moslim(11), ras(3), barbaar'sche(1), indiaan(3), bediendepmijnneer(1), kaukasisch(3), moslimsche(1), barbaren(2), wild(2), boesman(2), barbarlje(1), inlanders(1), historisch(9), inheems(3), inheemsebe(1), traditionele'(1), volbloed(2), berberoorlog(1), marrons(1), muzelman(2), inheemsche(4), achtergrond(7), onbeschaafd(4), page(2), dwerg(3), afgodsbeeldje(1), moor(2), koppensneller(2), mulattin(1), zigeuner(1), exotisch(3), eskimo(4), gekleurde(1), kaffer(4), metis(1), mulatten(1), blank(2), mengras(2), zigeunerbende(1), inheemse(1), indischen(1), halfbloed(1), inlandsche(2), misvormden(1), inuit(2), indo(2), mongool(3), inboorlingen(1), negerslaven(1), aziatische(2), blanke(1), koelies(1), indolonten(1), inboorling(1), aboriginal(1), afgod(1), wilde(1), zigeunerin(1), lesbisch(1), homo(1), kaffers(1), inheemsen(2), hottentot(1), inheems'che(1), lilliputter(1)</text:p>
          </table:table-cell>
          <table:table-cell office:value-type="string" calcext:value-type="string">
            <text:p>('roepen', 70), ('vreemdeling', 14), ('nederlander', 31), ('antwoorden', 40), ('gijlieden', 1), ('neen', 32), ('notabene', 2), ('erbij', 4), ('blij', 9), ('landgenoot', 7), ("m'n", 4), ('napoleontisch', 1), ('zyt', 1), ('zonden', 1), ('zljt', 1), ('schelen', 4), ('ggen', 2), ('aanstaan', 2), ('alsol', 1), ('believen', 1), ('erom', 1), ('zijt', 1), ('iik', 1), ('zelen', 1), ('afleren', 1), ('afspraak', 3), ("zo'n", 1), ('spijtig', 1), ('gekscheren', 1), ('-ik', 1), ('.ik', 1)</text:p>
          </table:table-cell>
          <table:table-cell office:value-type="string" calcext:value-type="string">
            <text:p>roepen, vreemdeling, nederlander, antwoorden, gijlieden, neen, notabene, erbij, blij, landgenoot, m'n, napoleontisch, zyt, zonden, zljt, schelen, ggen, aanstaan, alsol, believen, erom, zijt, iik, zelen, afleren, afspraak, zo'n, spijtig, gekscheren, -ik, .ik</text:p>
          </table:table-cell>
          <table:table-cell table:number-columns-repeated="10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41491" calcext:value-type="float">
            <text:p>341491</text:p>
          </table:table-cell>
          <table:table-cell office:value-type="float" office:value="81" calcext:value-type="float">
            <text:p>81</text:p>
          </table:table-cell>
          <table:table-cell office:value-type="float" office:value="0.209876543209876" calcext:value-type="float">
            <text:p>0.209876543209876</text:p>
          </table:table-cell>
          <table:table-cell office:value-type="float" office:value="0.306814029981456" calcext:value-type="float">
            <text:p>0.306814029981456</text:p>
          </table:table-cell>
          <table:table-cell office:value-type="float" office:value="0.703703703703704" calcext:value-type="float">
            <text:p>0.703703703703704</text:p>
          </table:table-cell>
          <table:table-cell office:value-type="float" office:value="0.933202216091313" calcext:value-type="float">
            <text:p>0.933202216091313</text:p>
          </table:table-cell>
          <table:table-cell office:value-type="float" office:value="0.0864197530864197" calcext:value-type="float">
            <text:p>0.086419753086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nbeschaafd(2), page(1), halfbloed(3), slavenschip(3), aapman(1), traditionele(9), gekleurde(1), indo-europeaan(2), neger(1), moslim(3), achtergrond(10), lesbische(3), medicijnmannen(1), traditionele'(1), zigeuners(2), queer(1), koppensneller(2), negerslaven(3), exotisch(1), moslimcultuur(1), volbloed(1), dwerggroei(1), inheems(1), gemengd(3), bosneger(1), jakarta(1), indiaan(1), historische(2), negers(1), lesbisch(2), negercultuur(2), stam(1), homo(1), historisch(3), moor(1), bataviasche(1), indo(1), misvormden(1), lilliputters(1), birma(1), inboorlingen(1), traditioneel(1), ontdekken(1)</text:p>
          </table:table-cell>
          <table:table-cell office:value-type="string" calcext:value-type="string">
            <text:p>('tooneel', 19), ('film', 17), ('toneel', 2), ('polygoon', 1), ('filmfabriek', 1), ('operateur', 1), ('danseres', 3), ('afwisseling', 1), ('dolle', 1), ('figurant', 1), ('corso', 1), ('messe', 1), ('journaal', 2), ('komedie', 1), ('wonderkind', 1), ('revue', 4), ('treurspel', 1), ('actualiteit', 3), ('volw', 1), ('kloris', 1), ('camera', 1), ('cinematografisch', 1), ('vertooning', 4), ('artisten', 1), ('liedereu', 1), ('quichot', 1), ('pianospelen', 1), ('kerstliederen', 1), ('jongleur', 1), ('danser', 1), ('palace', 2), ("e's", 1), ('bijprogramma', 1), ('hoofdfilm', 2), ('schlager', 1), ('primas', 1), ('genre', 1), ('artist', 2), ('rolprent', 3), ('actrice', 1), ('couperus', 1), ('oud-nederlandsch', 1), ('tooneelspeler', 1), ('cinema-palace', 1), ('filmen', 1)</text:p>
          </table:table-cell>
          <table:table-cell office:value-type="string" calcext:value-type="string">
            <text:p>tooneel, film, toneel, polygoon, filmfabriek, operateur, danseres, afwisseling, dolle, figurant, corso, messe, journaal, komedie, wonderkind, revue, treurspel, actualiteit, volw, kloris, camera, cinematografisch, vertooning, artisten, liedereu, quichot, pianospelen, kerstliederen, jongleur, danser, palace, e's, bijprogramma, hoofdfilm, schlager, primas, genre, artist, rolprent, actrice, couperus, oud-nederlandsch, tooneelspeler, cinema-palace, filmen</text:p>
          </table:table-cell>
          <table:table-cell table:number-columns-repeated="10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41266" calcext:value-type="float">
            <text:p>341266</text:p>
          </table:table-cell>
          <table:table-cell office:value-type="float" office:value="401" calcext:value-type="float">
            <text:p>401</text:p>
          </table:table-cell>
          <table:table-cell office:value-type="float" office:value="0.199501246882793" calcext:value-type="float">
            <text:p>0.199501246882793</text:p>
          </table:table-cell>
          <table:table-cell office:value-type="float" office:value="0.213256299480264" calcext:value-type="float">
            <text:p>0.213256299480264</text:p>
          </table:table-cell>
          <table:table-cell office:value-type="float" office:value="0.738154613466334" calcext:value-type="float">
            <text:p>0.738154613466334</text:p>
          </table:table-cell>
          <table:table-cell office:value-type="float" office:value="0.934714925356554" calcext:value-type="float">
            <text:p>0.934714925356554</text:p>
          </table:table-cell>
          <table:table-cell office:value-type="float" office:value="0.0623441396508728" calcext:value-type="float">
            <text:p>0.06234413965087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roots(2), gemengd(14), achtergrond(29), barbaren(7), islamiet(3), aboriginal(3), dwergen(1), schildersknecht(1), medicijnman(7), mulat(6), traditionele(24), inheems(6), moslim(13), marron(9), bediendepmijnneer(1), indo-europeaan(18), afkomst(6), jokjakarta(1), baboe(4), traditioneel(6), historisch(10), ras(5), homo(5), zigeuners(3), knecht(1), negervrees(1), koppensneller(3), dwerg(4), wilde(1), slaaf(7), galeislaven(1), pygmee(5), christelijkhistorischen(1), mengras(2), exotisch(5), gemengde(2), aziatische(2), eskimo's(1), koelie(6), medicijnmannen(2), mongool(3), aziatisch(14), hottentot(3), dwerggroei(11), berber(2), ontdekken(6), zwartje(1), barbaar(2), negerjongen(1), wild(1), negerslaven(6), lesbisch(2), blanke(2), inheemsen(2), volbloed(1), inboorling(4), onbeschaafdheid(1), misvormden(3), eskimoverhalen(1), batavia(1), slaven(2), inlander(5), zigeunermuziek(1), groothistorische(1), indiaan(2), onbeschaafd(3), gekleurd(4), queer(5), mesties(3), berbers(1), wereldhistorische(1), neger(4), lilliputter(2), negers(2), stam(2), historischen(1), afgodendienst(1), moslims(1), zimbabwecultuur(1), westers(1), moslimsch(1), islamieten(1), muzelmannen(1), halfbloed(1), inlandsche(3), page(3), kokkie(2), zigeuner(4), bediende(2), marrons(4), bosneger(1), traditioneelen(1), primitief(3), etniciteit(1), wereldmoord(1), hottentottenstam(1), negercultuur(2), koppensnellers(1), stamhoofd(1), volbloedpaard(1), muzelman(1), indo's(1), historische(2), volkstammen(1), inheemse(1), indo(2), tovenaar(1), indische(1), blank(2), volbloedras(1), moor(2), pygmeeen(1), handicap(1), afgod(3), kaffer(1), handicapper(1), zimbabwe(1), eskimo(1), moord(1), boesman(1), indisch(1), indostijl(1)</text:p>
          </table:table-cell>
          <table:table-cell office:value-type="string" calcext:value-type="string">
            <text:p>('eenvoudigheid', 2), ('tergen', 2), ('bewonderenswaardig', 6), ('ongewoon', 10), ('behendig', 2), ('schuw', 6), ('eigenschap', 24), ('woede', 8), ('verveling', 2), ('hartstocht', 3), ('zeldzaam', 6), ('eigenaardigheid', 4), ('onuitputtelijk', 2), ('trots', 9), ('voornaam', 12), ('voortreffelijk', 19), ('verraden', 6), ('verlegenheid', 5), ('rustig', 26), ('onrustig', 3), ('rumoerig', 1), ('kundig', 1), ('beschaven', 9), ('kalmte', 3), ('eigenaardig', 24), ('toorn', 3), ('bedwing', 1), ('handigheid', 2), ('dromen', 3), ('beurtelings', 2), ('waarderen', 9), ('nieuwsgierigheid', 3), ('magisch', 2), ('wonderlijk', 11), ('opvoeding', 15), ('waardeeren', 5), ('verdiepen', 4), ('kenmerkende', 3), ('wanen', 1), ('menschenredder', 1), ('uitsterven', 4), ('heelal', 1), ('verbazing', 6), ('tooverwoord', 1), ('loeren', 6), ('doorgronden', 1), ('mysterie', 6), ('ontsluieren', 1), ('ineens', 7), ('soberheid', 2), ('zenuwachtig', 3), ('handig', 7), ('vreemdsoortig', 3), ('gewetenswroeging', 1), ('scherpzinnigheid', 2), ('verrassen', 12), ('vurig', 9), ('simpel', 1), ('verdriet', 2), ('bezieling', 5), ('geheimzinnig', 6), ('rein', 6), ('opvoed', 1), ('prenten', 2), ('zonderling', 9), ('droomen', 5), ('stumper', 2), ('opluchting', 1), ('overpeinzing', 1), ('droefheid', 2), ('akelig', 2), ('ongeduld', 2), ('vergieten', 2), ('verbeelding', 5), ('tweestrijd', 2), ('kranig', 3), ('verwonderlijk', 2), ('opwelling', 2), ('opgewonden', 3), ('passend', 4), ('hartstochtelijk', 3), ('geleerdheid', 2), ('mysterieus', 3), ('voorliefde', 1), ('smart', 3), ('daarginds', 2), ('huiselijk', 3), ('ondoorgrondelijk', 1), ('meegenieten', 1), ('stoer', 1), ('zachtheid', 2), ('weemoed', 4), ('levenservaring', 1), ('banaal', 1), ('beschrijv', 1), ('grilligheid', 2), ('weldadig', 3), ('passie', 1), ('huiselijkheid', 1), ('karaktertrek', 4), ('genus', 1), ('wonderen', 2), ('karaktereigenschap', 1), ('verward', 1), ('zucht', 1), ('obscuur', 1), ('onweerstaanbaar', 1), ('smartelijk', 3), ('uitzinnig', 1), ('beangstigen', 1), ('gespuis', 1), ('sentimentaliteit', 1), ('intelligentie', 2), ('opgroeien', 3), ('vernuft', 1), ('verbijsteren', 2), ('ontzagwekken', 1), ('werkzamen', 1), ('vergankelijk', 1), ('duizelen', 1), ('benauwd', 1), ('verslagenheid', 1), ('robust', 1), ('poover', 1), ('levensblijheid', 1), ('wonderbaarlijk', 1), ('snakken', 1), ('lotgenoot', 1), ('verberg', 1), ('bloeds', 1), ('ontsieren', 1), ('emotioneel', 1)</text:p>
          </table:table-cell>
          <table:table-cell office:value-type="string" calcext:value-type="string">
            <text:p>eenvoudigheid, tergen, bewonderenswaardig, ongewoon, behendig, schuw, eigenschap, woede, verveling, hartstocht, zeldzaam, eigenaardigheid, onuitputtelijk, trots, voornaam, voortreffelijk, verraden, verlegenheid, rustig, onrustig, rumoerig, kundig, beschaven, kalmte, eigenaardig, toorn, bedwing, handigheid, dromen, beurtelings, waarderen, nieuwsgierigheid, magisch, wonderlijk, opvoeding, waardeeren, verdiepen, kenmerkende, wanen, menschenredder, uitsterven, heelal, verbazing, tooverwoord, loeren, doorgronden, mysterie, ontsluieren, ineens, soberheid, zenuwachtig, handig, vreemdsoortig, gewetenswroeging, scherpzinnigheid, verrassen, vurig, simpel, verdriet, bezieling, geheimzinnig, rein, opvoed, prenten, zonderling, droomen, stumper, opluchting, overpeinzing, droefheid, akelig, ongeduld, vergieten, verbeelding, tweestrijd, kranig, verwonderlijk, opwelling, opgewonden, passend, hartstochtelijk, geleerdheid, mysterieus, voorliefde, smart, daarginds, huiselijk, ondoorgrondelijk, meegenieten, stoer, zachtheid, weemoed, levenservaring, banaal, beschrijv, grilligheid, weldadig, passie, huiselijkheid, karaktertrek, genus, wonderen, karaktereigenschap, verward, zucht, obscuur, onweerstaanbaar, smartelijk, uitzinnig, beangstigen, gespuis, sentimentaliteit, intelligentie, opgroeien, vernuft, verbijsteren, ontzagwekken, werkzamen, vergankelijk, duizelen, benauwd, verslagenheid, robust, poover, levensblijheid, wonderbaarlijk, snakken, lotgenoot, verberg, bloeds, ontsieren, emotioneel</text:p>
          </table:table-cell>
          <table:table-cell table:number-columns-repeated="10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41366" calcext:value-type="float">
            <text:p>341366</text:p>
          </table:table-cell>
          <table:table-cell office:value-type="float" office:value="352" calcext:value-type="float">
            <text:p>352</text:p>
          </table:table-cell>
          <table:table-cell office:value-type="float" office:value="0.21875" calcext:value-type="float">
            <text:p>0.21875</text:p>
          </table:table-cell>
          <table:table-cell office:value-type="float" office:value="0.0502513659369139" calcext:value-type="float">
            <text:p>0.050251365936914</text:p>
          </table:table-cell>
          <table:table-cell office:value-type="float" office:value="0.735795454545455" calcext:value-type="float">
            <text:p>0.735795454545455</text:p>
          </table:table-cell>
          <table:table-cell office:value-type="float" office:value="0.936631208279688" calcext:value-type="float">
            <text:p>0.936631208279688</text:p>
          </table:table-cell>
          <table:table-cell office:value-type="float" office:value="0.0454545454545455" calcext:value-type="float">
            <text:p>0.04545454545454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halfbloed(2), grootst(1), mesties(6), moslim(22), dwerggroei(2), medicijnman(11), mongool(3), kokkie(3), historisch(16), islamiet(7), inuit(2), indo-europeaan(7), traditionele(18), afgod(5), afkomst(5), achtergrond(22), gemengd(8), slaven(4), negervrees(1), mulattin(1), barbaren(5), moslims(3), kaffer(7), slaaf(4), traditioneel(5), koelie(2), zigeuner(3), gemengde(1), dwergeu(1), muzelman(5), koppensneller(3), marron(7), historische(2), barbarlje(2), zimbabwecultuur(1), medicijnmannen(1), eskimo's(1), indo(2), queer(2), slavenschip(1), berber(1), dwerg(1), aziatischejgeit(2), kwinti(1), lilliputter(5), homo(3), negerslaven(1), negerrijk(2), inboorlingen(1), wilde(2), koppensnellers(1), inheemsen(2), inboorling(2), onbeschaafdheid(1), mulat(1), inheems(7), onbeschaafd(5), traditioneelen(2), primitief(4), aapman(1), inheems'che(2), gekleurde(2), moor(2), barbaar(6), barbaar'sche(1), zigeunermuziek(2), eskimobediende(1), pygmee(7), lesbische(3), berbers(1), inlanders(1), marrons(3), zwartje(2), negercultuur(1), lilliputters(1), ras(2), inlander(1), afgodendienst(2), blank(1), misvormden(4), islamieten(1), aziatisch(7), moslimsche(1), knecht(2), stammen(1), aboriginal(2), inlandsche(4), page(3), ontdekken(4), indisch(1), exotisch(3), indiaan(2), hottentotten(1), halfbloedjes(1), volbloed(1), negers(1), pages(1), hottentottenstam(1), moslimsoh(1), mongoolse(1), gekleurd(1), koelies(1), inheems'(1), vermoord(1), aziatische(2), zigeuners(1), eskimo(1), lesbisch(2), wild(1), roots(1), historischen(2), gay(1), hottentot(1), muzelman'(1), boesman(1), tovenaar(1)</text:p>
          </table:table-cell>
          <table:table-cell office:value-type="string" calcext:value-type="string">
            <text:p>('verkondigen', 11), ('godsdienst', 36), ('uitdeeler', 1), ('hart', 55), ('jodendom', 7), ('liefde', 27), ('aanbidder', 1), ('godswege', 1), ('zachtaardig', 1), ('eerbied', 10), ('kameraad', 4), ('schenken', 25), ('kond', 3), ('zijns', 5), ('nederig', 7), ('sympathie', 8), ('innig', 5), ('kattekwaad', 1), ('vervloeken', 1), ('afgod', 4), ('getrouw', 7), ('eeuwig', 9), ('leelijk', 6), ('getrouwheid', 2), ('medicijnman', 4), ('achting', 5), ('religie', 6), ('gerechtigheid', 2), ('aardsch', 2), ('oppassen', 1), ('dierbaar', 4), ('trouw', 23), ('stilzwijgen', 2), ('verbazen', 6), ('leerstuk', 1), ('deelachtig', 3), ('leering', 2), ('goedgunstigheid', 1), ('edelmoedig', 2), ('uithouden', 2), ('ganscher', 2), ('dwepen', 1), ('boef', 2), ('voorbijgaan', 9), ('tusschenbeiden', 1), ('welgaan', 1), ('gierig', 1), ('afgodendienst', 1), ('liefd', 2), ('wedergeboort', 1), ('braaf', 2), ('fakir', 1), ('uitslapen', 1), ('bedaren', 2), ('vaderen', 5), ('vloeken', 2), ('aanbidd', 1), ('aanbidden', 4), ('goedmoedig', 2), ('uitverkor', 1), ('onderwereld', 1), ('dorpeling', 1), ('luchten', 5), ('bestiering', 1), ('hoonen', 1), ('haarzelve', 1), ('idioot', 3), ('uitverkorene', 1), ('eerbaar', 1), ('vervloekte', 1), ('spotziek', 1), ('humanist', 1), ('huwelijksband', 1), ('liefde-', 1), ('fatsoenlijk', 5), ('nijdig', 1), ('bataven', 1), ('verwennen', 4), ('rechtschapen', 1), ('eigenzinnig', 1), ('leidsman', 1), ('bloedzuiger', 1), ('venijnig', 1), ('heidensch', 4), ('mohammedaanschen', 1), ('rekel', 1), ('nonchalant', 1), ('caritas', 1), ('religieuse', 1), ('wereldburger', 1), ('duizendjarig', 2), ('cultus', 1), ('heldendaad', 1), ('sym', 1), ('deemoed', 1), ('ongeduldig', 2), ('verootmoediging', 1), ('iegelijk', 1), ('gehechtheid', 2), ('humoristischen', 1), ('vermommen', 1), ('ironisch', 1), ('duivelachtig', 1), ('leelljk', 1), ('zedeleer', 1), ('dogmatisch', 1), ('glorierijk', 3), ('bengel', 1), ('geschrift', 1), ('scheldnaam', 1), ('genegenheid', 1), ('toedragen', 1), ('bestieren', 1), ('achterdochtig', 1), ('verknocht', 1), ('tiran', 1), ('verkondig', 1), ('dapperen', 1), ('verbaasd', 1), ('liefhebben', 1), ('grijns', 1), ('saamgewerkt', 1), ('wantrouwend', 1), ('vormelijk', 1), ('leelyk', 1), ('hiernamaals', 1), ('omhelzing', 1)</text:p>
          </table:table-cell>
          <table:table-cell office:value-type="string" calcext:value-type="string">
            <text:p>verkondigen, godsdienst, uitdeeler, hart, jodendom, liefde, aanbidder, godswege, zachtaardig, eerbied, kameraad, schenken, kond, zijns, nederig, sympathie, innig, kattekwaad, vervloeken, afgod, getrouw, eeuwig, leelijk, getrouwheid, medicijnman, achting, religie, gerechtigheid, aardsch, oppassen, dierbaar, trouw, stilzwijgen, verbazen, leerstuk, deelachtig, leering, goedgunstigheid, edelmoedig, uithouden, ganscher, dwepen, boef, voorbijgaan, tusschenbeiden, welgaan, gierig, afgodendienst, liefd, wedergeboort, braaf, fakir, uitslapen, bedaren, vaderen, vloeken, aanbidd, aanbidden, goedmoedig, uitverkor, onderwereld, dorpeling, luchten, bestiering, hoonen, haarzelve, idioot, uitverkorene, eerbaar, vervloekte, spotziek, humanist, huwelijksband, liefde-, fatsoenlijk, nijdig, bataven, verwennen, rechtschapen, eigenzinnig, leidsman, bloedzuiger, venijnig, heidensch, mohammedaanschen, rekel, nonchalant, caritas, religieuse, wereldburger, duizendjarig, cultus, heldendaad, sym, deemoed, ongeduldig, verootmoediging, iegelijk, gehechtheid, humoristischen, vermommen, ironisch, duivelachtig, leelljk, zedeleer, dogmatisch, glorierijk, bengel, geschrift, scheldnaam, genegenheid, toedragen, bestieren, achterdochtig, verknocht, tiran, verkondig, dapperen, verbaasd, liefhebben, grijns, saamgewerkt, wantrouwend, vormelijk, leelyk, hiernamaals, omhelzing</text:p>
          </table:table-cell>
          <table:table-cell table:number-columns-repeated="101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40892" calcext:value-type="float">
            <text:p>340892</text:p>
          </table:table-cell>
          <table:table-cell office:value-type="float" office:value="51" calcext:value-type="float">
            <text:p>51</text:p>
          </table:table-cell>
          <table:table-cell office:value-type="float" office:value="0.215686274509804" calcext:value-type="float">
            <text:p>0.215686274509804</text:p>
          </table:table-cell>
          <table:table-cell office:value-type="float" office:value="0.325041209969298" calcext:value-type="float">
            <text:p>0.325041209969298</text:p>
          </table:table-cell>
          <table:table-cell office:value-type="float" office:value="0.686274509803922" calcext:value-type="float">
            <text:p>0.686274509803922</text:p>
          </table:table-cell>
          <table:table-cell office:value-type="float" office:value="0.937413819263015" calcext:value-type="float">
            <text:p>0.937413819263015</text:p>
          </table:table-cell>
          <table:table-cell office:value-type="float" office:value="0.0980392156862745" calcext:value-type="float">
            <text:p>0.09803921568627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chtergrond(5), indiaan(2), islamieten(1), moslim(8), afkomst(2), slaaf(2), moslims(1), traditionele(2), misvormden(1), boesman(1), koppensneller(1), wild(1), inlander(1), gemengd(1), mesties(2), handicap(1), bosneger(1), muzelman'(1), halfbloed(1), afgodsbeeldje(1), inuit(1), inheems(2), mulattin(1), exotisch(1), baboe(1), knecht(1), aziatisch(1), marrons(2), negercultuur(1), zwartje(1), slavenschip(1), moor(1), historisch(1)</text:p>
          </table:table-cell>
          <table:table-cell office:value-type="string" calcext:value-type="string">
            <text:p>('diens', 18), ('zijnen', 7), ('wi', 7), ('niaar', 2), ('altyd', 3), ('inen', 3), ('jdat', 1), ('.ware', 3), ('zijner', 2), ('sproken', 1), ('sprek', 1), ('bekopen', 1), ('boffen', 1), ('-dat', 1)</text:p>
          </table:table-cell>
          <table:table-cell office:value-type="string" calcext:value-type="string">
            <text:p>diens, zijnen, wi, niaar, altyd, inen, jdat, .ware, zijner, sproken, sprek, bekopen, boffen, -dat</text:p>
          </table:table-cell>
          <table:table-cell table:number-columns-repeated="10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41161" calcext:value-type="float">
            <text:p>341161</text:p>
          </table:table-cell>
          <table:table-cell office:value-type="float" office:value="149" calcext:value-type="float">
            <text:p>149</text:p>
          </table:table-cell>
          <table:table-cell office:value-type="float" office:value="0.228187919463087" calcext:value-type="float">
            <text:p>0.228187919463087</text:p>
          </table:table-cell>
          <table:table-cell office:value-type="float" office:value="0.0957008109929502" calcext:value-type="float">
            <text:p>0.09570081099295</text:p>
          </table:table-cell>
          <table:table-cell office:value-type="float" office:value="0.718120805369127" calcext:value-type="float">
            <text:p>0.718120805369127</text:p>
          </table:table-cell>
          <table:table-cell office:value-type="float" office:value="0.939250906841993" calcext:value-type="float">
            <text:p>0.939250906841993</text:p>
          </table:table-cell>
          <table:table-cell office:value-type="float" office:value="0.0536912751677852" calcext:value-type="float">
            <text:p>0.05369127516778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skimo(1), achtergrond(6), zwartje(2), blank(1), marron(9), aziatisch(5), inheems'che(2), gekleurde(1), aziatische(2), eskimo's(3), baboe(2), bediende(2), traditionele(6), marrons(3), moslims(2), tovenaar(1), primitief(4), inheems(10), inheemsch(1), moslim(7), wild(1), indo-europeaan(5), afkomst(3), hottentot(2), baboes(1), dwerggroei(3), queer(1), islamiet(1), inboorlingen(2), gekleurd(3), indische(1), historisch(3), inlander(2), knecht(1), negerslaven(2), galeislaven(1), kaffer(2), pygmee(1), inlandsche(2), stam(2), kaukasisch(3), gemengde(2), afgod(2), slaaf(3), indo(1), gemengd(4), koppensneller(1), historischen(1), mulat(1), misvormden(1), berber(2), inboorling(2), medicijnmannen(1), koppensnellers(1), ontdekken(2), indisch(3), moor(1), muzelman(1), slavenschip(1), negerrijk(1), inheemsen(2), negercultuur(1), zigeuners(1), barbaar(1), slaven(1)</text:p>
          </table:table-cell>
          <table:table-cell office:value-type="string" calcext:value-type="string">
            <text:p>('gebruiken', 61), ('inhouden', 3), ('gevangenisstraf', 4), ('gebruik', 44), ('boete', 4), ('subs.', 1), ('hechtenis', 9), ('hecht', 8), ('smokkelarij', 1), ('gev', 2), ('teni', 1), ('veldarbeid', 2), ('gevang', 1), ('dronkenschap', 1), ('behelpen', 1), ('boet', 3), ('bruik', 1), ('clandestien', 1), ('vervalscht', 1), ('boeto', 1), ('tuchtschool', 1), ('mrr', 1), ('veroord', 1), ('ttei', 1), ('sier', 1)</text:p>
          </table:table-cell>
          <table:table-cell office:value-type="string" calcext:value-type="string">
            <text:p>gebruiken, inhouden, gevangenisstraf, gebruik, boete, subs., hechtenis, hecht, smokkelarij, gev, teni, veldarbeid, gevang, dronkenschap, behelpen, boet, bruik, clandestien, vervalscht, boeto, tuchtschool, mrr, veroord, ttei, sier</text:p>
          </table:table-cell>
          <table:table-cell table:number-columns-repeated="101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41916" calcext:value-type="float">
            <text:p>341916</text:p>
          </table:table-cell>
          <table:table-cell office:value-type="float" office:value="234" calcext:value-type="float">
            <text:p>234</text:p>
          </table:table-cell>
          <table:table-cell office:value-type="float" office:value="0.217948717948718" calcext:value-type="float">
            <text:p>0.217948717948718</text:p>
          </table:table-cell>
          <table:table-cell office:value-type="float" office:value="0.0989818543948727" calcext:value-type="float">
            <text:p>0.098981854394873</text:p>
          </table:table-cell>
          <table:table-cell office:value-type="float" office:value="0.726495726495726" calcext:value-type="float">
            <text:p>0.726495726495726</text:p>
          </table:table-cell>
          <table:table-cell office:value-type="float" office:value="0.945206589309083" calcext:value-type="float">
            <text:p>0.945206589309083</text:p>
          </table:table-cell>
          <table:table-cell office:value-type="float" office:value="0.0555555555555556" calcext:value-type="float">
            <text:p>0.05555555555555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laven(2), ras(5), gemengd(4), blank(3), aziatisch(9), historisch(3), achtergrond(10), metis(1), zwartje(4), baboe(2), inheems(4), muzelmannen(1), volbloed(8), indo(2), volbloeden(1), handicap(6), mongool(2), dwergen(1), dwerggroei(8), inlandsche(2), afgod(2), indiaan(2), indo-europeaan(9), eskimo's(1), indische(1), koppensnellers(1), traditionele(6), gemengde(1), gekleurd(4), moslim(7), marrons(1), kaukasisch(5), halfbloed(7), mengras(3), afkomst(3), slaaf(3), aziatische(3), barbarlje(1), groothistorische(1), zigeunermuziek(2), bediende(1), hottentotten(2), primitief(4), marron(6), knecht(3), inlander(2), jakarta(1), roots(1), inboorlingen(1), moslims(3), volbloedras(1), barbaren(2), gekleurde(1), pygmeeen(1), zigeuners(3), berbers(1), gay(1), slavenschip(2), kaffer(5), wild(3), bedienden(1), inboorling(1), zigeuner(4), boesman(3), negerslaven(1), handicapper(1), mulat(2), traditioneel(1), pygmee(1), barbaar(1), berber(1), negerrijk(1), indischen(1), zimbabwecultuur(1), jachtwild(1), medicijnman(2), mesties(2), aziatischejgeit(2), onbeschaafd(2), homo(1), islamiet(1), kokkie(2), lilliputter(2), roots'(1), blanke(1), volbloedpaard(1), islamieten(1), wilde(1), eskimo(1), stam(1), kaffers(1), page(1), moslimsche(1), mongoolsche(1), knechts(1), inheemsche(1), stammen(1)</text:p>
          </table:table-cell>
          <table:table-cell office:value-type="string" calcext:value-type="string">
            <text:p>('stappen', 8), ('graf', 14), ('ras', 58), ('fokken', 4), ('paard', 61), ('afstam', 1), ('volbloed', 13), ('liefderijk', 1), ('bouwwerk', 5), ('halfbloed', 8), ('verzorging', 3), ('werwaarts', 1), ('vuurwerk', 3), ('alwaar', 6), ('waarheen', 3), ('kiosk', 1), ('onderdak', 1), ('opname', 1), ('pony', 5), ('graftombe', 1), ('afstappen', 1), ('tent', 8), ('kerkhof', 3), ('lakei', 2), ('ruiter', 6), ('merrieveulen', 1), ('gebeente', 2), ('rustplaats', 2), ('herbergen', 2), ('danshuis', 1), ('pakjesdrager', 1), ('toerist', 2), ('merri', 1), ('tweejarig', 2), ('hengst', 2), ('architectuur', 3), ('aanspannen', 1), ('huisvesting', 1), ('vreemdelingendienst', 1), ('slotstuk', 1), ('slaapstee', 1), ('badplaats', 1), ('huisvesten', 2), ('bijzetten', 3), ('fokpaard', 1), ('fokmateriaal', 1), ('renpaard', 1), ('atelier', 1), ('gevankelijk', 1), ('bloembollenveld', 1), ('praalgraf', 1), ('groom', 1), ('vervaardiger', 1), ('zitje', 1), ('landauer', 1), ('arresled', 1), ('assisteeren', 1), ('woonachtig', 1), ('politie-corp', 1), ('natuurschoon', 1), ('ontbieden', 1), ('kramen', 1), ('politiedienst', 1), ('koudbloedig', 1), ('hoogaltaar', 1), ('grafmonument', 1), ('rijpaard', 1), ('stoomcaroussel', 1), ('baldakijn', 1)</text:p>
          </table:table-cell>
          <table:table-cell office:value-type="string" calcext:value-type="string">
            <text:p>stappen, graf, ras, fokken, paard, afstam, volbloed, liefderijk, bouwwerk, halfbloed, verzorging, werwaarts, vuurwerk, alwaar, waarheen, kiosk, onderdak, opname, pony, graftombe, afstappen, tent, kerkhof, lakei, ruiter, merrieveulen, gebeente, rustplaats, herbergen, danshuis, pakjesdrager, toerist, merri, tweejarig, hengst, architectuur, aanspannen, huisvesting, vreemdelingendienst, slotstuk, slaapstee, badplaats, huisvesten, bijzetten, fokpaard, fokmateriaal, renpaard, atelier, gevankelijk, bloembollenveld, praalgraf, groom, vervaardiger, zitje, landauer, arresled, assisteeren, woonachtig, politie-corp, natuurschoon, ontbieden, kramen, politiedienst, koudbloedig, hoogaltaar, grafmonument, rijpaard, stoomcaroussel, baldakijn</text:p>
          </table:table-cell>
          <table:table-cell table:number-columns-repeated="101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32901" calcext:value-type="float">
            <text:p>332901</text:p>
          </table:table-cell>
          <table:table-cell office:value-type="float" office:value="7" calcext:value-type="float">
            <text:p>7</text:p>
          </table:table-cell>
          <table:table-cell office:value-type="float" office:value="0.428571428571429" calcext:value-type="float">
            <text:p>0.428571428571429</text:p>
          </table:table-cell>
          <table:table-cell office:value-type="float" office:value="0.120072029814112" calcext:value-type="float">
            <text:p>0.120072029814112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45658175329434" calcext:value-type="float">
            <text:p>0.9456581753294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do-europeaan(1), marron(1), primitief(1), mesties(1), marrons(1), aziatisch(1), roots(1)</text:p>
          </table:table-cell>
          <table:table-cell office:value-type="string" calcext:value-type="string">
            <text:p>('tata', 1), ('honor', 1), ('anja', 1), ('sali', 1), ('de', 2), ('cai', 1)</text:p>
          </table:table-cell>
          <table:table-cell office:value-type="string" calcext:value-type="string">
            <text:p>tata, honor, anja, sali, de, cai</text:p>
          </table:table-cell>
          <table:table-cell table:number-columns-repeated="101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41202" calcext:value-type="float">
            <text:p>341202</text:p>
          </table:table-cell>
          <table:table-cell office:value-type="float" office:value="83" calcext:value-type="float">
            <text:p>83</text:p>
          </table:table-cell>
          <table:table-cell office:value-type="float" office:value="0.265060240963855" calcext:value-type="float">
            <text:p>0.265060240963855</text:p>
          </table:table-cell>
          <table:table-cell office:value-type="float" office:value="0.041124441125885" calcext:value-type="float">
            <text:p>0.041124441125885</text:p>
          </table:table-cell>
          <table:table-cell office:value-type="float" office:value="0.698795180722892" calcext:value-type="float">
            <text:p>0.698795180722892</text:p>
          </table:table-cell>
          <table:table-cell office:value-type="float" office:value="0.94679693700918" calcext:value-type="float">
            <text:p>0.94679693700918</text:p>
          </table:table-cell>
          <table:table-cell office:value-type="float" office:value="0.036144578313253" calcext:value-type="float">
            <text:p>0.0361445783132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ulat(3), muzelman(1), blank(2), zigeunerbende(1), homo(1), traditionele(2), volbloed(3), ontdekken(3), aziatisch(3), mesties(1), marron(4), wild(2), neger(2), blanke(1), historisch(2), onbeschaafd(1), afkomst(1), queer(4), halfbloed(3), liitlepage(1), metis'(1), bediende(1), kokkie(1), boesman(2), slaaf(1), achtergrond(2), inlanders(1), grootsch(1), misvormden(1), page(3), negerslaven(2), inboorling(1), eskimo's(1), medicijnman(2), afgod(1), kaffer(1), zimbabwecultuur(1), historische(1), roots(1), hottentot(1), littlepage(1), marron'(1), verrast(1), negerjongen(1), pygmee(1), indiaan(2), moor(1), mongool(2), stam(1), gemengd(1), negers(1), slaven(1), inheems(1), eskimo(1)</text:p>
          </table:table-cell>
          <table:table-cell office:value-type="string" calcext:value-type="string">
            <text:p>('baily', 1), ('jesse', 2), ('foster', 1), ('james', 5), ('cook', 3), ('andrew', 1), ('vernon', 1), ('taylor', 1), ('clark', 6), ('douglas', 2), ('wood', 1), ('joe', 2), ('stanley', 2), ('mac', 2), ('brown', 3), ('kennedy', 1), ('lean', 1), ('patrick', 2), ('spencer', 1), ('carter', 3), ("o'brien", 1), ('morton', 1), ('wiggen', 1), ('edwards', 1), ('galloway', 1), ('tipperary', 1), ('butterworth', 1), ('theodore', 1), ('innes', 1), ('sheriff', 3), ('giovanni', 1), ('postmeester', 3), ('briggs', 1), ('mick', 1), ('willard', 1), ('wallace', 2), ('ernesto', 1), ('townsend', 1), ('warner', 2), ('johnson', 3), ('heath', 1), ('weir', 1), ('simmons', 1), ('pine', 1), ('bennett', 2), ('gordon', 2), ('maclean', 1), ('granville', 1), ('baker', 1), ('ellis', 2), ('hamilton', 1), ('collins', 1), ('hooper', 1), ('oliver', 1), ('windsor', 1), ('thornton', 1), ('norman', 1), ('armathwaite', 1), ('randall', 2), ('morgan', 1)</text:p>
          </table:table-cell>
          <table:table-cell office:value-type="string" calcext:value-type="string">
            <text:p>baily, jesse, foster, james, cook, andrew, vernon, taylor, clark, douglas, wood, joe, stanley, mac, brown, kennedy, lean, patrick, spencer, carter, o'brien, morton, wiggen, edwards, galloway, tipperary, butterworth, theodore, innes, sheriff, giovanni, postmeester, briggs, mick, willard, wallace, ernesto, townsend, warner, johnson, heath, weir, simmons, pine, bennett, gordon, maclean, granville, baker, ellis, hamilton, collins, hooper, oliver, windsor, thornton, norman, armathwaite, randall, morgan</text:p>
          </table:table-cell>
          <table:table-cell table:number-columns-repeated="101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8844" calcext:value-type="float">
            <text:p>338844</text:p>
          </table:table-cell>
          <table:table-cell office:value-type="float" office:value="29" calcext:value-type="float">
            <text:p>29</text:p>
          </table:table-cell>
          <table:table-cell office:value-type="float" office:value="0.275862068965517" calcext:value-type="float">
            <text:p>0.275862068965517</text:p>
          </table:table-cell>
          <table:table-cell office:value-type="float" office:value="0.146326225989252" calcext:value-type="float">
            <text:p>0.146326225989252</text:p>
          </table:table-cell>
          <table:table-cell office:value-type="float" office:value="0.655172413793103" calcext:value-type="float">
            <text:p>0.655172413793103</text:p>
          </table:table-cell>
          <table:table-cell office:value-type="float" office:value="0.947622374171727" calcext:value-type="float">
            <text:p>0.947622374171727</text:p>
          </table:table-cell>
          <table:table-cell office:value-type="float" office:value="0.0689655172413793" calcext:value-type="float">
            <text:p>0.0689655172413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rron(6), etniciteit(1), neger(2), historisch(1), westers(2), ontdekken(1), page(1), aziatisch(2), gekleurde(1), koelie(1), medicijnman(1), indische(1), islamiet(1), kokkie(1), bedienden(1), baboe(1), indisch(2), inheems(1), mesties(1), koppensneller(1)</text:p>
          </table:table-cell>
          <table:table-cell office:value-type="string" calcext:value-type="string">
            <text:p>('west', 18), ('stat', 5), ('western', 3), ('weet', 1), ('central', 2), ('southera', 1), ('ohie', 1), ('ontario', 1), ('cbesapeake', 1), ('eria', 1)</text:p>
          </table:table-cell>
          <table:table-cell office:value-type="string" calcext:value-type="string">
            <text:p>west, stat, western, weet, central, southera, ohie, ontario, cbesapeake, eria</text:p>
          </table:table-cell>
          <table:table-cell table:number-columns-repeated="101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40467" calcext:value-type="float">
            <text:p>340467</text:p>
          </table:table-cell>
          <table:table-cell office:value-type="float" office:value="19" calcext:value-type="float">
            <text:p>19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468686693208087" calcext:value-type="float">
            <text:p>0.468686693208087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0.948505740038284" calcext:value-type="float">
            <text:p>0.948505740038284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werg(1), baboe(1), gemengd(3), kaffers(1), indo-europeaan(1), wilde(1), traditioneel(1), allochtoon(1), slaaf(2), mulat(1), inuit(1), achtergrond(1), queer(1), marron(1), barbarlje(1), inheems(1)</text:p>
          </table:table-cell>
          <table:table-cell office:value-type="string" calcext:value-type="string">
            <text:p>('isv', 2), ('lih', 1), ('win', 1), ('sst', 1), ('jsj', 2), ('rfl', 1), ('m-j', 1), ('mtd', 1), ('mijj', 1), ('lli', 2), ('l&gt;-', 1), ('uul', 1), ('rji', 1), ('ori', 1), ('jut', 2)</text:p>
          </table:table-cell>
          <table:table-cell office:value-type="string" calcext:value-type="string">
            <text:p>isv, lih, win, sst, jsj, rfl, m-j, mtd, mijj, lli, l&gt;-, uul, rji, ori, jut</text:p>
          </table:table-cell>
          <table:table-cell table:number-columns-repeated="1012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41245" calcext:value-type="float">
            <text:p>34124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0.266666666666667" calcext:value-type="float">
            <text:p>0.266666666666667</text:p>
          </table:table-cell>
          <table:table-cell table:style-name="ce1" office:value-type="float" office:value="0.0318750334250236" calcext:value-type="float">
            <text:p>0.031875033425024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949933575800181" calcext:value-type="float">
            <text:p>0.949933575800181</text:p>
          </table:table-cell>
          <table:table-cell table:style-name="ce1" office:value-type="float" office:value="0.0333333333333333" calcext:value-type="float">
            <text:p>0.03333333333333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dwerggroei(16), indo-europeaan(4), slavenschip(3), kaffers(1), islamiet(1), slaaf(2), verwilderd(1), bediende(1), zigeunerbende(2), dwerg(1), medicijnman(4), marron(1), hottentotten(3), pygmee(1), neger(1), achtergrond(2), moslim(2), ontdekken(2), afkomst(2), primitief(1), koelie(1), bosneger(1), inheems(1), muzelman(1), inboorlingen(1), barbaren(2), negervrees(1), mesties(1), moslims(2), misvormden(3), bedienden(1), halfbloed(1), moordenaar(1), slaaft(1), afgod(1), gemengd(1), volbloed(2), hottentottenstam(1), inlander(1), handicap(1), zwartje(1), historisch(1), homo(1), koelies(1), metis(1), muzelmannen(1), traditionele(1), negerslaven(1), kwinti(1), aziatisch(1), kaukasisch(1), baboe(1), zigeunermuziek(1), historische(1)</text:p>
          </table:table-cell>
          <table:table-cell table:style-name="ce1" office:value-type="string" calcext:value-type="string">
            <text:p>('stelen', 15), ('ademhalingswerktuigen', 1), ('misvorming', 5), ('pijn', 2), ('ziekte', 31), ('koorts', 3), ('ontvreemden', 3), ('organisme', 3), ('woekering', 1), ('verkoudheid', 1), ('rachitis', 2), ('flauwte', 1), ('diarrhee', 1), ('kwaal', 2), ('kiespijn', 2), ('aanrichten', 3), ('ziekteverschijnsel', 1), ('neurasthenie', 1), ('tering', 2), ('kapen', 2), ('oogziekte', 1), ('chronisch', 2), ('lupus', 1), ('longtering', 1), ('leefwijze', 3), ('borstkwaal', 1), ('geslachtsziekte', 1), ('hartverlamming', 1), ('verwoesting', 1), ('bezweken', 1), ('stuip', 1), ('aangerichte', 1), ('verlamming', 1), ('dementia', 1)</text:p>
          </table:table-cell>
          <table:table-cell table:style-name="ce1" office:value-type="string" calcext:value-type="string">
            <text:p>stelen, ademhalingswerktuigen, misvorming, pijn, ziekte, koorts, ontvreemden, organisme, woekering, verkoudheid, rachitis, flauwte, diarrhee, kwaal, kiespijn, aanrichten, ziekteverschijnsel, neurasthenie, tering, kapen, oogziekte, chronisch, lupus, longtering, leefwijze, borstkwaal, geslachtsziekte, hartverlamming, verwoesting, bezweken, stuip, aangerichte, verlamming, dementia</text:p>
          </table:table-cell>
          <table:table-cell table:number-columns-repeated="1012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 office:value-type="float" office:value="341515" calcext:value-type="float">
            <text:p>34151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0.290697674418605" calcext:value-type="float">
            <text:p>0.290697674418605</text:p>
          </table:table-cell>
          <table:table-cell table:style-name="ce2" office:value-type="float" office:value="0.00993133856693137" calcext:value-type="float">
            <text:p>0.009931338566931</text:p>
          </table:table-cell>
          <table:table-cell table:style-name="ce2" office:value-type="float" office:value="0.697674418604651" calcext:value-type="float">
            <text:p>0.697674418604651</text:p>
          </table:table-cell>
          <table:table-cell table:style-name="ce2" office:value-type="float" office:value="0.951693773384321" calcext:value-type="float">
            <text:p>0.951693773384321</text:p>
          </table:table-cell>
          <table:table-cell table:style-name="ce2" office:value-type="float" office:value="0.0116279069767442" calcext:value-type="float">
            <text:p>0.011627906976744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gemengd(4), historisch(5), primitief(3), kaukasisch(1), aziatisch(5), slaaf(1), negers(1), achtergrond(4), medicijnman(2), inheems(5), historischen(1), zigeuner(1), marrons(4), zwartje(1), inlander(3), traditioneel(1), hottentot(3), voorhistorische(1), blank(3), traditionele(6), lilliputter(1), indo-europeaan(4), roots(1), moslim(1), kokkie(1), volbloed(1), wild(1), inlandsche(1), koelie(1), exotische(1), jakarta(1), bosneger(1), boesman(1), marron(1), mulat(1), mesties(1), koelies(1), inboorlingen(1), slaven(2), moslimsche(1), negerrijk(1), baboe(1), homo(1), indo(1), misvormden(1), dwerggroei(1), stam(1)</text:p>
          </table:table-cell>
          <table:table-cell table:style-name="ce2" office:value-type="string" calcext:value-type="string">
            <text:p>('bosch', 18), ('visschershav', 1), ('afsluiting', 2), ('aanleg', 12), ('onbebouwd', 3), ('kanaal', 3), ('bossch', 5), ('irrigatie', 1), ('strook', 4), ('riool', 1), ('bosschen', 1), ('graven', 5), ('beweegbaar', 1), ('stadsvuil', 1), ('rioleering', 1), ('verbreeding', 1), ('zeehaven', 2), ('watervoorziening', 1), ('koestal', 1), ('verharden', 1), ('communicatieweg', 1), ('spoorwegplan', 1), ('bijkomen', 2), ('brug', 4), ('wassen', 1), ('wegennet', 1), ('aanlegplaats', 1), ('schaapskooi', 1), ('uitdiepen', 1), ('ophogen', 1), ('beton', 1), ('afgraven', 1), ('kippenhok', 1), ('vernieuwen', 1), ('spoorwegbrug', 1), ('onderhonden', 1), ('ka', 1), ('dempen', 1), ('water-', 1), ('straten-', 1), ('sluis', 1), ('glooiing', 1)</text:p>
          </table:table-cell>
          <table:table-cell table:style-name="ce2" office:value-type="string" calcext:value-type="string">
            <text:p>bosch, visschershav, afsluiting, aanleg, onbebouwd, kanaal, bossch, irrigatie, strook, riool, bosschen, graven, beweegbaar, stadsvuil, rioleering, verbreeding, zeehaven, watervoorziening, koestal, verharden, communicatieweg, spoorwegplan, bijkomen, brug, wassen, wegennet, aanlegplaats, schaapskooi, uitdiepen, ophogen, beton, afgraven, kippenhok, vernieuwen, spoorwegbrug, onderhonden, ka, dempen, water-, straten-, sluis, glooiing</text:p>
          </table:table-cell>
          <table:table-cell table:number-columns-repeated="101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41526" calcext:value-type="float">
            <text:p>341526</text:p>
          </table:table-cell>
          <table:table-cell office:value-type="float" office:value="236" calcext:value-type="float">
            <text:p>236</text:p>
          </table:table-cell>
          <table:table-cell office:value-type="float" office:value="0.211864406779661" calcext:value-type="float">
            <text:p>0.211864406779661</text:p>
          </table:table-cell>
          <table:table-cell office:value-type="float" office:value="0.144354295588093" calcext:value-type="float">
            <text:p>0.144354295588093</text:p>
          </table:table-cell>
          <table:table-cell office:value-type="float" office:value="0.724576271186441" calcext:value-type="float">
            <text:p>0.724576271186441</text:p>
          </table:table-cell>
          <table:table-cell office:value-type="float" office:value="0.952862348506682" calcext:value-type="float">
            <text:p>0.952862348506682</text:p>
          </table:table-cell>
          <table:table-cell office:value-type="float" office:value="0.0635593220338983" calcext:value-type="float">
            <text:p>0.06355932203389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ndo-europeaan(3), kokkie(4), volksstam(1), barbaren(2), barbaar(3), slavenschip(2), eskimo's(7), historisch(12), achtergrond(6), moslims(3), boesmanbanelen(1), aziatisch(9), primitief(4), marron(4), dwerggroei(5), historische(2), traditioneel(4), medicijnman(4), inheemse(2), slaaf(4), bediende(1), exotisch(6), koppensnellers(3), traditionele(12), koppensneller(2), mengras(2), inheems(13), zwartje(2), moslim(8), gay(1), kaffer(3), indiaan(1), ontdekken(5), wild(2), inheemschen(1), aziatische(3), onbeschaafd(3), afkomst(5), inheemsche(3), groothistorische(1), aziatischen(1), baboe(1), hottentotten(2), mohemmedaan(1), pygmee(5), misvormden(1), lilliputters(4), inboorlingen(1), hottentot(1), koelie(4), inlander(1), mulattin(1), mulat(4), gemengd(3), negerslaven(1), moord(1), inuit(1), roots(2), mesties(3), eskimo(2), bedienden(1), moordenaar(1), halfbloed(2), handicap(1), dwergeu(1), muzelman(1), negerrijk(1), gekleurd(2), zigeunerbende(1), berber(2), medicijnmannen(1), stam(2), lilliputter(1), moslimsche(1), islamiet(3), indolonten(1), indo(1), wilde(2), negerjongen(1), kaukasisch(1), winkelknechten(1), stammen(1), moor(1), mongool(1), zigeuner(1), inheemsch(1), page(1), mongoolsche(1), inboorling(1), indostijl(1)</text:p>
          </table:table-cell>
          <table:table-cell office:value-type="string" calcext:value-type="string">
            <text:p>('vertikken', 1), ('praten', 13), ('verhalen', 14), ('één', 89), ('pleizier', 3), ('gesprek', 12), ('bang', 16), ('graag', 17), ('aardigheid', 2), ('niemendal', 1), ('meesmuilen', 1), ('veroveraar', 1), ('luiaard', 1), ('slavenmarkt', 1), ('drommel', 2), ('boel', 3), ('pruttelen', 1), ('eventje', 1), ('oogenblikken', 2), ('verwe', 1), ('plezier', 3), ('beheerscher', 2), ('vergeven', 2), ('heerscher', 8), ('onzin', 1), ('verschooning', 1), ('oppas', 3), ('excuus', 4), ('handlanger', 3), ('gek', 3), ('whs', 1), ('~wij', 1), ('wegwezen', 1), ('notitie', 3), ('praat', 1), ('verdraaid', 1), ('landsman', 2), ('trawant', 1), ('~hij', 1), ('ontwijken', 1), ('discht', 1), ('kwalijk', 3), ('luimen', 1), ('marokkaan', 1), ('pionier', 1), ('nonsens', 3), ('avonturier', 2), ('e-', 2), ('prachtkerel', 1), ('veelbeteekenend', 2), ('smek', 1), ('goedl', 1), ('kibbelen', 1), ('praatje', 1), ('opknapp', 1), ('foppen', 1), ('verontschuldigen', 2), ('zoomaar', 1), ('stamgenoot', 1), ('wegzenden', 1)</text:p>
          </table:table-cell>
          <table:table-cell office:value-type="string" calcext:value-type="string">
            <text:p>vertikken, praten, verhalen, één, pleizier, gesprek, bang, graag, aardigheid, niemendal, meesmuilen, veroveraar, luiaard, slavenmarkt, drommel, boel, pruttelen, eventje, oogenblikken, verwe, plezier, beheerscher, vergeven, heerscher, onzin, verschooning, oppas, excuus, handlanger, gek, whs, ~wij, wegwezen, notitie, praat, verdraaid, landsman, trawant, ~hij, ontwijken, discht, kwalijk, luimen, marokkaan, pionier, nonsens, avonturier, e-, prachtkerel, veelbeteekenend, smek, goedl, kibbelen, praatje, opknapp, foppen, verontschuldigen, zoomaar, stamgenoot, wegzend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names</text:p>
          </table:table-cell>
          <table:table-cell table:style-name="ce1" office:value-type="float" office:value="341234" calcext:value-type="float">
            <text:p>34123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0.278350515463918" calcext:value-type="float">
            <text:p>0.278350515463918</text:p>
          </table:table-cell>
          <table:table-cell table:style-name="ce1" office:value-type="float" office:value="0.0138165024861367" calcext:value-type="float">
            <text:p>0.013816502486137</text:p>
          </table:table-cell>
          <table:table-cell table:style-name="ce1" office:value-type="float" office:value="0.701030927835051" calcext:value-type="float">
            <text:p>0.701030927835051</text:p>
          </table:table-cell>
          <table:table-cell table:style-name="ce1" office:value-type="float" office:value="0.952934566443052" calcext:value-type="float">
            <text:p>0.952934566443052</text:p>
          </table:table-cell>
          <table:table-cell table:style-name="ce1" office:value-type="float" office:value="0.0206185567010309" calcext:value-type="float">
            <text:p>0.02061855670103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marron(10), page(3), negerslaven(4), achtergrond(4), blank(4), afkomst(2), aapman(1), bediende(2), inheems'che(2), zigeuners(1), moortje(1), homo(1), inlander(1), traditionele(2), traditioneel(1), zigeunermuziek(3), afgodendienst(1), roots(2), tovenaar(1), onbeschaafd(1), slaven(2), kaffers(1), baboe(1), metis(1), dwerg(3), koelies(1), primitief(1), knecht(1), aziatisch(2), pygmee(1), aboriginal(2), neger(2), tovenaars(1), praehistorische(1), zigeuner(1), boesman(1), mesties(1), volbloed(2), koppensneller(1), moslim(4), queer(2), dwergeu(1), slaaf(2), misvormden(1), negerrestaurant(1), historische(1), hottentot(1), handicap(1), historisch(2), indiaan(1), ontdekken(1), vermoord(1), medicijnman(1), lilliputters(1), berbers(1), muzelman(1), lilliputter(1)</text:p>
          </table:table-cell>
          <table:table-cell table:style-name="ce1" office:value-type="string" calcext:value-type="string">
            <text:p>('fairbanks', 2), ('gable', 1), ('robert', 8), ('herbert', 1), ('mary', 2), ('prinses', 15), ('thomas', 8), ('fred', 3), ('olive', 1), ('walter', 2), ('miss', 16), ('jane', 2), ('leslie', 1), ('marion', 5), ('kathleen', 1), ('ruth', 2), ('petlt', 1), ('tone', 1), ('neal', 1), ('arthur', 3), ('hair', 1), ('eddy', 2), ('benedict', 1), ('harriet', 3), ('alfred', 2), ('livingston', 1), ('maurice', 2), ('charles', 2), ('fanny', 2), ('gladys', 1), ('martin', 2), ('beatrice', 2), ('abel', 2), ('katherine', 1), ('beery', 1), ('lisette', 1), ('frances', 1), ('philip', 1), ('harry', 1), ('toni', 1), ('edmund', 1), ('katie', 1), ('benny', 1), ('daisy', 1), ('moran', 1), ('kichard', 1)</text:p>
          </table:table-cell>
          <table:table-cell table:style-name="ce1" office:value-type="string" calcext:value-type="string">
            <text:p>fairbanks, gable, robert, herbert, mary, prinses, thomas, fred, olive, walter, miss, jane, leslie, marion, kathleen, ruth, petlt, tone, neal, arthur, hair, eddy, benedict, harriet, alfred, livingston, maurice, charles, fanny, gladys, martin, beatrice, abel, katherine, beery, lisette, frances, philip, harry, toni, edmund, katie, benny, daisy, moran, kichard</text:p>
          </table:table-cell>
          <table:table-cell table:number-columns-repeated="101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40873" calcext:value-type="float">
            <text:p>340873</text:p>
          </table:table-cell>
          <table:table-cell office:value-type="float" office:value="142" calcext:value-type="float">
            <text:p>142</text:p>
          </table:table-cell>
          <table:table-cell office:value-type="float" office:value="0.23943661971831" calcext:value-type="float">
            <text:p>0.23943661971831</text:p>
          </table:table-cell>
          <table:table-cell office:value-type="float" office:value="0.0549884708204163" calcext:value-type="float">
            <text:p>0.054988470820416</text:p>
          </table:table-cell>
          <table:table-cell office:value-type="float" office:value="0.711267605633803" calcext:value-type="float">
            <text:p>0.711267605633803</text:p>
          </table:table-cell>
          <table:table-cell office:value-type="float" office:value="0.955535668479423" calcext:value-type="float">
            <text:p>0.955535668479423</text:p>
          </table:table-cell>
          <table:table-cell office:value-type="float" office:value="0.0492957746478873" calcext:value-type="float">
            <text:p>0.0492957746478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indo-europeaan(39), blank(1), baboe(2), indo(3), barbaren(2), moslim(15), achtergrond(2), islamiet(5), aziatische(2), inheemse(3), inlander(4), inheems(3), gekleurd(2), handicap(1), koelies(2), kokkie(3), indisch(1), inlanders(2), indone(1), groothistorische(1), inheemsebe(1), berberoorlog(1), inlandsche(1), muzelman(1), inheemsche(2), mongool(7), inboorlingen(2), aziatisch(2), inheemschen(1), zwartje(1), kaffer(1), koelie(3), gemengde(1), traditionele(2), koppensneller(5), muzelmansche(1), negerslaven(1), ras(2), volbloed(1), indo-europeaans(1), primitief(1), moslimsche(1), gemengd(1), inboorling(1), knecht(1), moslims(1), blanke(1), negers(1), indo's(1), inheems'che(1), mesties(1)</text:p>
          </table:table-cell>
          <table:table-cell office:value-type="string" calcext:value-type="string">
            <text:p>('inlander', 56), ('chinees', 22), ('koelie', 12), ('indonesia', 4), ('europeaan', 33), ('arabier', 9), ('abdullah', 1), ('ali', 1), ('sarikat', 1), ('sarekat', 2), ('persatoean', 2), ('dobbel', 1), ('javaan', 12), ('amok', 1), ('soemirat', 1), ('dajaksch', 2), ('aman', 1), ('hoofden', 1), ('madoerees', 1), ('maleier', 2), ('huisbediende', 1), ('kaoem', 1), ('eu-', 1), ('rasgenoot', 3), ('hormat', 1), ('i.e.v.', 1), ('ambonees', 1), ('parindra', 1), ('moro', 1), ('dwangarbeider', 1)</text:p>
          </table:table-cell>
          <table:table-cell office:value-type="string" calcext:value-type="string">
            <text:p>inlander, chinees, koelie, indonesia, europeaan, arabier, abdullah, ali, sarikat, sarekat, persatoean, dobbel, javaan, amok, soemirat, dajaksch, aman, hoofden, madoerees, maleier, huisbediende, kaoem, eu-, rasgenoot, hormat, i.e.v., ambonees, parindra, moro, dwangarbeider</text:p>
          </table:table-cell>
          <table:table-cell table:number-columns-repeated="101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41364" calcext:value-type="float">
            <text:p>341364</text:p>
          </table:table-cell>
          <table:table-cell office:value-type="float" office:value="35" calcext:value-type="float">
            <text:p>35</text:p>
          </table:table-cell>
          <table:table-cell office:value-type="float" office:value="0.257142857142857" calcext:value-type="float">
            <text:p>0.257142857142857</text:p>
          </table:table-cell>
          <table:table-cell office:value-type="float" office:value="0.177414891561606" calcext:value-type="float">
            <text:p>0.177414891561606</text:p>
          </table:table-cell>
          <table:table-cell office:value-type="float" office:value="0.657142857142857" calcext:value-type="float">
            <text:p>0.657142857142857</text:p>
          </table:table-cell>
          <table:table-cell office:value-type="float" office:value="0.956648141077076" calcext:value-type="float">
            <text:p>0.956648141077076</text:p>
          </table:table-cell>
          <table:table-cell office:value-type="float" office:value="0.0857142857142857" calcext:value-type="float">
            <text:p>0.08571428571428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aaft(1), traditionele(1), koelies(1), indo-europeaan(1), negerslaven(1), queer(1), barbaar(1), page(1), gemengd(3), moor(1), misvormden(1), marron(2), indo(1), aboriginal(1), indische(1), koelie(2), mulat(1), achtergrond(1), islamiet(1), inheems(2), hottentotten(1), inuit(1), aapman(1), koppensnellers(1), negers(1), afgodendienst(1), tovenaar(1), westers(1), halfbloed(1), barbarlje(1)</text:p>
          </table:table-cell>
          <table:table-cell office:value-type="string" calcext:value-type="string">
            <text:p>('ruw', 14), ('prompt', 4), ('fust', 1), ('spiritus', 1), ('koper', 8), ('ruwe', 1), ('beetwortelsuiker', 1), ('dollarcent', 1), ('terpentijn', 1), ('cout', 1), ('disponibel', 1), ('krissen', 1), ('geraffineerd', 1)</text:p>
          </table:table-cell>
          <table:table-cell office:value-type="string" calcext:value-type="string">
            <text:p>ruw, prompt, fust, spiritus, koper, ruwe, beetwortelsuiker, dollarcent, terpentijn, cout, disponibel, krissen, geraffineerd</text:p>
          </table:table-cell>
          <table:table-cell table:number-columns-repeated="101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29660" calcext:value-type="float">
            <text:p>32966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55270643363" calcext:value-type="float">
            <text:p>0.155270643363</text:p>
          </table:table-cell>
          <table:table-cell office:value-type="float" office:value="0.5" calcext:value-type="float">
            <text:p>0.5</text:p>
          </table:table-cell>
          <table:table-cell office:value-type="float" office:value="0.959236624963" calcext:value-type="float">
            <text:p>0.95923662496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ron(2), zigeunerin(1), kaffers(1)</text:p>
          </table:table-cell>
          <table:table-cell office:value-type="string" calcext:value-type="string">
            <text:p>('naturel', 3), ('ment', 1)</text:p>
          </table:table-cell>
          <table:table-cell office:value-type="string" calcext:value-type="string">
            <text:p>naturel, ment</text:p>
          </table:table-cell>
          <table:table-cell table:number-columns-repeated="101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41344" calcext:value-type="float">
            <text:p>341344</text:p>
          </table:table-cell>
          <table:table-cell office:value-type="float" office:value="186" calcext:value-type="float">
            <text:p>186</text:p>
          </table:table-cell>
          <table:table-cell office:value-type="float" office:value="0.225806451612903" calcext:value-type="float">
            <text:p>0.225806451612903</text:p>
          </table:table-cell>
          <table:table-cell office:value-type="float" office:value="0.0811217652182078" calcext:value-type="float">
            <text:p>0.081121765218208</text:p>
          </table:table-cell>
          <table:table-cell office:value-type="float" office:value="0.71505376344086" calcext:value-type="float">
            <text:p>0.71505376344086</text:p>
          </table:table-cell>
          <table:table-cell office:value-type="float" office:value="0.964105004706324" calcext:value-type="float">
            <text:p>0.964105004706324</text:p>
          </table:table-cell>
          <table:table-cell office:value-type="float" office:value="0.0591397849462366" calcext:value-type="float">
            <text:p>0.05913978494623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gemengd(5), inheems(6), hottentot(3), metis(2), grootst(1), baboe(3), traditioneelen(1), verwilderd(1), koppensneller(1), aziatisch(7), achtergrond(23), inlandsche(1), inlander(2), bosneger(1), negers(1), indische(2), traditionele(7), zigeuner(1), mengras(2), primitief(2), afgodendienst(1), moslim(7), ras(1), mulat(1), barbaren(5), historisch(4), gekleurd(3), aziatische(3), bediende(2), inheemsebe(1), koelies(1), marron(2), indo-europeaan(5), halfbloedjes(1), liitlepage(1), muzelman(1), onbeschaafd(1), mongool(4), eskimo's(1), exotisch(3), kokkie(1), kaukasisch(2), aapman(1), zwartje(2), gay(1), galeislaven(1), dwerggroei(1), indonesi(1), koelie(1), bedienden(1), halfbloed(4), slavenschip(1), kaffer(2), pygmee(3), negerslaven(2), moor(2), wereldmoord(1), pages(1), slaaf(1), handicap(2), ontdekken(3), misvormden(2), indischen(1), marrons(2), moslims(1), negercultuur(1), hottentotten(1), historische(2), neger(1), queer(2), muzelmannen(1), inuit(1), knecht(1), meesterknecht(1), dwergen(1), eskimo(2), indiaan(2), lilliputter(1), traditioneel(1), page(1), dwerg(1), wilde(1), indo's(1), homo(1), volbloed(1), medicijnman(1), negerrijk(1)</text:p>
          </table:table-cell>
          <table:table-cell office:value-type="string" calcext:value-type="string">
            <text:p>('fraai', 23), ('onopvallend', 1), ('net', 9), ('aanblik', 6), ('danspas', 2), ('pracht', 5), ('kampvuur', 2), ('exotisch', 7), ('wuiven', 3), ('kraken', 2), ('schat', 10), ('donder', 1), ('verdringen', 8), ('geluid', 15), ('huppelen', 1), ('gracieus', 1), ('puffen', 1), ('rammelen', 1), ('schuilplaats', 7), ('naderbij', 3), ('schrede', 3), ('looppas', 1), ('uitvinding', 1), ('opdagen', 1), ('hoorbaar', 1), ('neerhurken', 1), ('omstander', 3), ('zwaaien', 6), ('bovond', 1), ('loeien', 1), ('snellen', 10), ('dreunen', 2), ('brieschen', 1), ('daarbinnen', 1), ('kijker', 3), ('uitdenken', 1), ('staalkaart', 2), ('knallen', 2), ('vuren', 2), ('aanhollen', 1), ('gieren', 1), ('opschrift', 4), ('razen', 2), ('aspect', 1), ('heelhuids', 1), ('achterdoek', 1), ('nieuwigheid', 2), ('vernuftig', 2), ('janken', 1), ('majestueus', 1), ('dichterbij', 1), ('trapez', 1), ('toesnellen', 2), ('gedruisch', 1), ('dof', 2), ('mengeling', 2), ('plakkaat', 1), ('kakelen', 1), ('tegenkomen', 1), ('levensbehoud', 2), ('cordon', 1), ('blaffen', 1), ('gebrul', 1), ('gebrom', 1), ('ronken', 1), ('knetteren', 1), ('weidsch', 1), ('ruischt', 1), ('helsch', 1), ('klappen', 1), ('arrestant', 1), ('uiteenjagen', 1), ('uitvinden', 2), ('opschrikken', 2), ('voorbg', 1), ('sissen', 1), ('snorren', 1), ('dandy', 2), ('geruisch', 1)</text:p>
          </table:table-cell>
          <table:table-cell office:value-type="string" calcext:value-type="string">
            <text:p>fraai, onopvallend, net, aanblik, danspas, pracht, kampvuur, exotisch, wuiven, kraken, schat, donder, verdringen, geluid, huppelen, gracieus, puffen, rammelen, schuilplaats, naderbij, schrede, looppas, uitvinding, opdagen, hoorbaar, neerhurken, omstander, zwaaien, bovond, loeien, snellen, dreunen, brieschen, daarbinnen, kijker, uitdenken, staalkaart, knallen, vuren, aanhollen, gieren, opschrift, razen, aspect, heelhuids, achterdoek, nieuwigheid, vernuftig, janken, majestueus, dichterbij, trapez, toesnellen, gedruisch, dof, mengeling, plakkaat, kakelen, tegenkomen, levensbehoud, cordon, blaffen, gebrul, gebrom, ronken, knetteren, weidsch, ruischt, helsch, klappen, arrestant, uiteenjagen, uitvinden, opschrikken, voorbg, sissen, snorren, dandy, geruisch</text:p>
          </table:table-cell>
          <table:table-cell table:number-columns-repeated="101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1947" calcext:value-type="float">
            <text:p>341947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0.232662192393736" calcext:value-type="float">
            <text:p>0.232662192393736</text:p>
          </table:table-cell>
          <table:table-cell table:style-name="ce2" office:value-type="float" office:value="0.00486587807897887" calcext:value-type="float">
            <text:p>0.004865878078979</text:p>
          </table:table-cell>
          <table:table-cell table:style-name="ce2" office:value-type="float" office:value="0.733780760626398" calcext:value-type="float">
            <text:p>0.733780760626398</text:p>
          </table:table-cell>
          <table:table-cell table:style-name="ce2" office:value-type="float" office:value="0.964181678362711" calcext:value-type="float">
            <text:p>0.964181678362711</text:p>
          </table:table-cell>
          <table:table-cell table:style-name="ce2" office:value-type="float" office:value="0.0335570469798658" calcext:value-type="float">
            <text:p>0.033557046979866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string" calcext:value-type="string">
            <text:p>halfbloed(5), barbaar(4), mesties(6), dwerggroei(16), marron(8), traditioneel(3), moslims(4), misvormden(2), zigeunerbende(2), eskimo's(4), achtergrond(20), neger(4), mongool(7), mulat(5), dwerg(8), indo-europeaan(23), moslim(24), aziatisch(19), negerslaven(4), traditionele(14), boesman(2), baboe(4), hottentotten(3), historisch(16), inheems(14), etniciteit(2), inheemse(5), zigeunerin(1), slaven(2), lesbisch(2), koppensneller(7), zigeuner(6), volbloed(2), bedienden(1), moord(1), slaaf(5), kaukasisch(6), afkomst(7), mengras(2), kaffer(6), ras(2), jakarta(2), indo-europeaans(1), indo(4), koelie(4), inheemsche(1), medicijnmannen(1), queer(2), rassen(1), blank(4), zwartje(2), aziatische(4), negerjongen(1), berber(4), lilliputter(3), medicijnman(5), negerrijk(1), bosnegers(1), homo(2), hottentot(1), onbeschaafd(6), volksstam(1), batavia(1), marrons(4), knecht(2), barbaren(3), inboorling(3), eskimobediende(1), primitief(1), inboorlingen(1), bediende(6), afgodsbeeldje(1), tovenaar(2), historische(2), kaffers(2), exotisch(5), zigeuners(1), afgod(4), inlanders(1), lilliputters(1), muzelmansche(1), inlandsche(4), bosneger(2), ontdekken(5), wild(3), stam(2), onbeschaafd'to(1), indiaan(4), wilde(2), mongoolsche(1), negerin(1), afgodendienst(1), gemengd(5), pygmee(4), exotische(1), slavenschip(2), tovenaars(1), kokkie(4), handicap(1), zigeunermuziek(2), grootsch(1), mongoolse(1), indischen(1), koppensnellers(1), stamhoofd(1), moslimsche(2), eskimo(3), negers(1), inheems'che(1), indisch(2), muzelman(2), gekleurd(3), indische(1), pygmeeen(1), moor'en(1), negercultuur(1), mulatten(1), handicapper(1), roots'(1), blanke(1), stamgenoot(1), dwergen(1), page(1)</text:p>
          </table:table-cell>
          <table:table-cell table:style-name="ce2" office:value-type="string" calcext:value-type="string">
            <text:p>('uitvoeren', 26), ('ziek', 15), ('hand', 133), ('experiment', 1), ('massa', 17), ('aardbol', 3), ('dooën', 11), ('doden', 20), ('letter', 7), ('achterlaten', 4), ('treffen', 50), ('bedwelmen', 3), ('slag', 17), ('ongelukkigerwijz', 1), ('aandoening', 6), ('levensfunctie', 2), ('uitbreken', 13), ('gewond', 20), ('bewustelooz', 1), ('zwaargewond', 1), ('afkomstig', 13), ('verdacht', 1), ('verslagene', 2), ('achterhalen', 4), ('slachtoffer', 26), ('spoorloos', 4), ('klap', 2), ('verblijfplaats', 6), ('strooper', 1), ('kwijt', 3), ('dief', 7), ('behept', 2), ('kou', 4), ('proefneming', 3), ('terugvinden', 5), ('kweeken', 1), ('stokslag', 2), ('zorgwekkend', 2), ('komend', 1), ('gewonde', 5), ('wegvagen', 2), ('bezwijken', 2), ('haud', 1), ('opkweken', 1), ('doodelijk', 4), ('dode', 1), ('gedood', 4), ('kosmisch', 1), ('sabelhouw', 1), ('kweken', 4), ('bezoedelen', 2), ('jachtgezelschap', 1), ('doodclijk', 1), ('lichaamsgestel', 1), ('lijd', 5), ('stoornis', 1), ('inbraak', 2), ('hevigheid', 1), ('wegdoen', 1), ('bestelen', 2), ('duizeling', 1), ('terugvallen', 2), ('bestolene', 1), ('losmaken', 1), ('hersens', 2), ('verfrischt', 1), ('bewaring', 3), ('ademhaling', 1), ('achteruit', 1), ('drijfjacht', 1), ('inbreker', 1), ('hondsdagen', 1), ('overslaan', 1), ('verminken', 1), ('steinach', 1), ('kultuur', 1), ('achterlating', 1), ('blindheid', 1), ('gearresteerde', 1), ('swaar', 1), ('klopjacht', 1), ('viucht', 1), ('wonden', 1), ('afpersen', 1), ('teerd', 1), ('hysterie', 1), ('duw', 1)</text:p>
          </table:table-cell>
          <table:table-cell table:style-name="ce2" office:value-type="string" calcext:value-type="string">
            <text:p>uitvoeren, ziek, hand, experiment, massa, aardbol, dooën, doden, letter, achterlaten, treffen, bedwelmen, slag, ongelukkigerwijz, aandoening, levensfunctie, uitbreken, gewond, bewustelooz, zwaargewond, afkomstig, verdacht, verslagene, achterhalen, slachtoffer, spoorloos, klap, verblijfplaats, strooper, kwijt, dief, behept, kou, proefneming, terugvinden, kweeken, stokslag, zorgwekkend, komend, gewonde, wegvagen, bezwijken, haud, opkweken, doodelijk, dode, gedood, kosmisch, sabelhouw, kweken, bezoedelen, jachtgezelschap, doodclijk, lichaamsgestel, lijd, stoornis, inbraak, hevigheid, wegdoen, bestelen, duizeling, terugvallen, bestolene, losmaken, hersens, verfrischt, bewaring, ademhaling, achteruit, drijfjacht, inbreker, hondsdagen, overslaan, verminken, steinach, kultuur, achterlating, blindheid, gearresteerde, swaar, klopjacht, viucht, wonden, afpersen, teerd, hysterie, duw</text:p>
          </table:table-cell>
          <table:table-cell table:number-columns-repeated="101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41459" calcext:value-type="float">
            <text:p>341459</text:p>
          </table:table-cell>
          <table:table-cell office:value-type="float" office:value="9" calcext:value-type="float">
            <text:p>9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510878046678841" calcext:value-type="float">
            <text:p>0.510878046678841</text:p>
          </table:table-cell>
          <table:table-cell office:value-type="float" office:value="0.555555555555556" calcext:value-type="float">
            <text:p>0.555555555555556</text:p>
          </table:table-cell>
          <table:table-cell office:value-type="float" office:value="0.964408275782593" calcext:value-type="float">
            <text:p>0.964408275782593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original(1), metis(1), afgod(1), queer(1), slavenschip(1), ontdekken(1), traditionele(1), moslim(1), dwerg(1)</text:p>
          </table:table-cell>
          <table:table-cell office:value-type="string" calcext:value-type="string">
            <text:p>('columbus', 3), ('zender', 1), ('hellevoetsluis', 1), ('conservatie', 1), ('dolfijn', 1), ('radio-uitzending', 1), ('ilelena', 1)</text:p>
          </table:table-cell>
          <table:table-cell office:value-type="string" calcext:value-type="string">
            <text:p>columbus, zender, hellevoetsluis, conservatie, dolfijn, radio-uitzending, ilelena</text:p>
          </table:table-cell>
          <table:table-cell table:number-columns-repeated="101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40612" calcext:value-type="float">
            <text:p>340612</text:p>
          </table:table-cell>
          <table:table-cell office:value-type="float" office:value="117" calcext:value-type="float">
            <text:p>117</text:p>
          </table:table-cell>
          <table:table-cell office:value-type="float" office:value="0.247863247863248" calcext:value-type="float">
            <text:p>0.247863247863248</text:p>
          </table:table-cell>
          <table:table-cell office:value-type="float" office:value="0.0489368492996653" calcext:value-type="float">
            <text:p>0.048936849299665</text:p>
          </table:table-cell>
          <table:table-cell office:value-type="float" office:value="0.700854700854701" calcext:value-type="float">
            <text:p>0.700854700854701</text:p>
          </table:table-cell>
          <table:table-cell office:value-type="float" office:value="0.965451692678043" calcext:value-type="float">
            <text:p>0.965451692678043</text:p>
          </table:table-cell>
          <table:table-cell office:value-type="float" office:value="0.0512820512820513" calcext:value-type="float">
            <text:p>0.0512820512820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nbeschaafd(3), muzelman(1), dwerggroei(2), inheems(9), inlander(2), marron(9), zigeuner(2), schildersknecht(1), achtergrond(5), dwerg(1), lilliputter(1), marrons(2), inboorling(1), moslim(6), gemengd(3), indiaan(1), barbaar(2), koelies(1), gay(1), mulat(1), barbaar'sche(1), mongool(1), wild(2), historisch(6), aapman(1), afkomst(2), mengras(1), berber(3), aziatisch(4), metis(2), halfbloed(1), baboe(2), exotisch(1), historische(1), traditionele(3), pygmee(2), koppensneller(2), etniciteit(1), boesman(1), aziatische(1), slaaf(1), indiaansch(1), traditioneel(1), inboorlingen(2), k'mesties(2), queer(1), neger(1), hottentot(1), blank(1), homo(2), allochtoon(1), page(2), handicap(1), aboriginal(1), verraste(1), medicijnman(1), ras(1), barbaarschheid(1), negerslaven(1), slaven(1), zigeuners(1)</text:p>
          </table:table-cell>
          <table:table-cell office:value-type="string" calcext:value-type="string">
            <text:p>('tij', 13), ('uil', 5), ('kei', 4), ('sak', 2), ('din', 5), ('veren', 13), ('ilng', 1), ('t&amp;n', 1), ('ban', 1), ('go-', 1), ('meute', 1), ('tooi', 1), ('hos', 3), ('dra', 4), ('d.t', 2), ('liit', 1), ('cal', 1), ('de-o', 1), ('alj', 1), ('lit', 4), ('-lal', 1), ('dil', 5), ('inge', 4), ('vissen', 1), ('-tan', 1), ('berst', 1), ('ens', 3), ('tossen', 1), ('oiu', 1), ('ain', 1), ('hll', 1), ('ian', 1), ('verei', 2), ('v.tn', 2), ('ov*r', 1), ('ei-', 3), ('teven', 1), ('tater', 1), ('alen', 2), ('leu', 1), ('kienen', 1), ("i'", 1), ('loet', 2), ('tt', 1), ('wos', 1), ('ieel', 1), ('du-', 1), ('vev', 1), ('i', 1), ('u', 2), ('koof', 1), ('hort', 1), ('aai', 2), ('slissen', 1), ('ordi', 1), ('hint', 1), ('mnt', 1), ('gaal', 1), ('rmt', 1)</text:p>
          </table:table-cell>
          <table:table-cell office:value-type="string" calcext:value-type="string">
            <text:p>tij, uil, kei, sak, din, veren, ilng, t&amp;n, ban, go-, meute, tooi, hos, dra, d.t, liit, cal, de-o, alj, lit, -lal, dil, inge, vissen, -tan, berst, ens, tossen, oiu, ain, hll, ian, verei, v.tn, ov*r, ei-, teven, tater, alen, leu, kienen, i', loet, tt, wos, ieel, du-, vev, i, u, koof, hort, aai, slissen, ordi, hint, mnt, gaal, rmt</text:p>
          </table:table-cell>
          <table:table-cell table:number-columns-repeated="101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37869" calcext:value-type="float">
            <text:p>337869</text:p>
          </table:table-cell>
          <table:table-cell office:value-type="float" office:value="24" calcext:value-type="float">
            <text:p>24</text:p>
          </table:table-cell>
          <table:table-cell office:value-type="float" office:value="0.291666666666667" calcext:value-type="float">
            <text:p>0.291666666666667</text:p>
          </table:table-cell>
          <table:table-cell office:value-type="float" office:value="0.13424108891406" calcext:value-type="float">
            <text:p>0.134241088914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9667092284771" calcext:value-type="float">
            <text:p>0.9667092284771</text:p>
          </table:table-cell>
          <table:table-cell office:value-type="float" office:value="0.0833333333333333" calcext:value-type="float">
            <text:p>0.0833333333333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ntdekken(1), halfbloedjes(1), kaffer(1), knecht(2), roots(3), baboe(1), marrons(2), bediende(1), queer(1), inlandsche(1), koelie(2), marron(1), kokkie(1), ras(1), halfbloed(1), historisch(1), slavenschip(1), achtergrond(1), inheems(1)</text:p>
          </table:table-cell>
          <table:table-cell office:value-type="string" calcext:value-type="string">
            <text:p>('wou', 1), ('older', 2), ('trui', 1), ('lant', 1), ('niks', 2), ('trees', 1), ('foei', 1), ('he', 1), ('motten', 1), ('eige', 2), ('dagl', 1), ('lies', 1), ('benne', 1), ('wiej', 1), ('hewwe', 1), ('allegaar', 1), ('joa', 1), ('viad', 1), ('kek', 1), ('laam', 1), ('vief', 1), ('zae', 1)</text:p>
          </table:table-cell>
          <table:table-cell office:value-type="string" calcext:value-type="string">
            <text:p>wou, older, trui, lant, niks, trees, foei, he, motten, eige, dagl, lies, benne, wiej, hewwe, allegaar, joa, viad, kek, laam, vief, zae</text:p>
          </table:table-cell>
          <table:table-cell table:number-columns-repeated="101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1122" calcext:value-type="float">
            <text:p>341122</text:p>
          </table:table-cell>
          <table:table-cell office:value-type="float" office:value="126" calcext:value-type="float">
            <text:p>126</text:p>
          </table:table-cell>
          <table:table-cell office:value-type="float" office:value="0.222222222222222" calcext:value-type="float">
            <text:p>0.222222222222222</text:p>
          </table:table-cell>
          <table:table-cell office:value-type="float" office:value="0.153090287889384" calcext:value-type="float">
            <text:p>0.153090287889384</text:p>
          </table:table-cell>
          <table:table-cell office:value-type="float" office:value="0.698412698412698" calcext:value-type="float">
            <text:p>0.698412698412698</text:p>
          </table:table-cell>
          <table:table-cell office:value-type="float" office:value="0.9737220270066" calcext:value-type="float">
            <text:p>0.9737220270066</text:p>
          </table:table-cell>
          <table:table-cell office:value-type="float" office:value="0.0793650793650794" calcext:value-type="float">
            <text:p>0.07936507936507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nbeschaafd(2), barbaar(2), aziatisch(5), zwartje(3), indo-europeaan(10), eskimoverhalen(1), primitief(1), negerrijk(2), aziatische(4), inheems(4), achtergrond(2), berber(2), slavenschip(2), dwerg(2), dwerggroei(3), aboriginal(2), zigeuner(2), hottentot(2), neger(1), historisch(2), blanke(1), traditionele(1), gekleurde(1), inboorling(2), afkomst(1), eskimobediende(1), roots(2), koelie(1), mongool(3), marron(3), zimbabwe(2), gekleurd(2), inboorlingen(2), pygmee(4), praehistorische(1), inheemsche(1), page(1), koppensneller(2), islamiet(1), kokkie(3), negerslaven(3), indisch(1), exotisch(5), lilliputters(1), inuit(1), kaffer(2), halfbloed(1), stam(1), boesman(2), lilliputter(1), jachtwild(1), eskimo's(1), gemengd(1), aziatischejgeit(2), volbloed(1), gemengden(1), medicijnman(2), meesterknecht(1), slaaf(1), stammen(1), bediende(1), eskimo(1), wilde(1), barbaren(2), traditioneel(1), wild(1)</text:p>
          </table:table-cell>
          <table:table-cell office:value-type="string" calcext:value-type="string">
            <text:p>('klimaat', 15), ('aap', 7), ('tropisch', 10), ('roodheid', 2), ('verhemelte', 2), ('beren', 2), ('microscopisch', 3), ('beest', 8), ('vogel', 12), ('kruit', 4), ('wild', 10), ('mug', 1), ('broeden', 3), ('regenworm', 2), ('luchtpijp', 1), ('jakhals', 2), ('roofdier', 8), ('hyena', 1), ('tijger', 9), ('panter', 6), ('spin', 2), ('vleermuis', 1), ('voorwereldlijk', 1), ('nest', 3), ('koningstijger', 3), ('rendier', 2), ('dorstig', 1), ('ijsbeer', 2), ('beesten', 1), ('wijfje', 4), ('luipaard', 2), ('papegaai', 1), ('roerdomp', 1), ('kraaien', 1), ('kikvorsch', 1), ('insect', 3), ('springstof', 2), ('cobra', 1), ('walvisch', 1), ('verdelger', 1), ('werkbij', 1), ('meeuw', 1), ('luchtstreek', 1), ('laven', 2), ('reptiel', 1), ('curve', 1), ('herten', 1), ('welig', 1), ('sprinkhaan', 1), ('zwijn', 1), ('buskruit', 2), ('subtropisch', 1), ('bloedhond', 1), ('holbewoner', 1), ('watermerk', 1), ('roofvogel', 1), ('kangoeroe', 1)</text:p>
          </table:table-cell>
          <table:table-cell office:value-type="string" calcext:value-type="string">
            <text:p>klimaat, aap, tropisch, roodheid, verhemelte, beren, microscopisch, beest, vogel, kruit, wild, mug, broeden, regenworm, luchtpijp, jakhals, roofdier, hyena, tijger, panter, spin, vleermuis, voorwereldlijk, nest, koningstijger, rendier, dorstig, ijsbeer, beesten, wijfje, luipaard, papegaai, roerdomp, kraaien, kikvorsch, insect, springstof, cobra, walvisch, verdelger, werkbij, meeuw, luchtstreek, laven, reptiel, curve, herten, welig, sprinkhaan, zwijn, buskruit, subtropisch, bloedhond, holbewoner, watermerk, roofvogel, kangoeroe</text:p>
          </table:table-cell>
          <table:table-cell table:number-columns-repeated="101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1433" calcext:value-type="float">
            <text:p>341433</text:p>
          </table:table-cell>
          <table:table-cell office:value-type="float" office:value="89" calcext:value-type="float">
            <text:p>89</text:p>
          </table:table-cell>
          <table:table-cell office:value-type="float" office:value="0.224719101123595" calcext:value-type="float">
            <text:p>0.224719101123595</text:p>
          </table:table-cell>
          <table:table-cell office:value-type="float" office:value="0.187296466524811" calcext:value-type="float">
            <text:p>0.187296466524811</text:p>
          </table:table-cell>
          <table:table-cell office:value-type="float" office:value="0.685393258426966" calcext:value-type="float">
            <text:p>0.685393258426966</text:p>
          </table:table-cell>
          <table:table-cell office:value-type="float" office:value="0.973930254081127" calcext:value-type="float">
            <text:p>0.973930254081127</text:p>
          </table:table-cell>
          <table:table-cell office:value-type="float" office:value="0.0898876404494382" calcext:value-type="float">
            <text:p>0.0898876404494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ziatisch(4), gemengd(6), achtergrond(7), halfbloed(1), ontdekken(2), traditioneelen(1), primitief(1), historisch(8), baboe(1), traditioneel(1), bosneger(1), lilliputter(4), indo-europeaan(2), inheems(3), exotisch(1), koppensneller(2), ras(1), gay(2), marron(3), slaaf(2), barbaar(1), kokkie(1), dwerg(1), halfbloedjes(1), misvormden(1), koelie(1), hottentot(1), slaven(1), inlander(1), bediende(1), lilliputters(4), volbloed(2), negerslaven(1), dwerggroei(2), traditionele(3), mengras(1), medicijnman(1), indischen(1), homo(1), historische(1), stamhoofd(1), slavenschip(3), koppensnellers(1), zigeunermuziek(1), indiaan(1), inboorlingen(1), knecht(1)</text:p>
          </table:table-cell>
          <table:table-cell office:value-type="string" calcext:value-type="string">
            <text:p>('filmopname', 1), ('lied', 16), ('gezelschap', 21), ('opnamen', 4), ('missa', 1), ('avondvoorstelling', 1), ('cinema', 2), ('theater', 2), ('voorstelling', 18), ('middagvoorstelling', 1), ('lilliputter', 4), ('cineac', 1), ('r-en', 1), ('bioscoop', 4), ('circus', 4), ('pauze', 5), ('acrobaat', 1), ('bioscope', 1), ('chantant', 1), ('sanctus', 1), ('clown', 2), ('hoofdschotel', 1), ('ecce', 1)</text:p>
          </table:table-cell>
          <table:table-cell office:value-type="string" calcext:value-type="string">
            <text:p>filmopname, lied, gezelschap, opnamen, missa, avondvoorstelling, cinema, theater, voorstelling, middagvoorstelling, lilliputter, cineac, r-en, bioscoop, circus, pauze, acrobaat, bioscope, chantant, sanctus, clown, hoofdschotel, ecce</text:p>
          </table:table-cell>
          <table:table-cell table:number-columns-repeated="101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39930" calcext:value-type="float">
            <text:p>339930</text:p>
          </table:table-cell>
          <table:table-cell office:value-type="float" office:value="14" calcext:value-type="float">
            <text:p>14</text:p>
          </table:table-cell>
          <table:table-cell office:value-type="float" office:value="0.357142857142857" calcext:value-type="float">
            <text:p>0.357142857142857</text:p>
          </table:table-cell>
          <table:table-cell office:value-type="float" office:value="0.096069411680614" calcext:value-type="float">
            <text:p>0.096069411680614</text:p>
          </table:table-cell>
          <table:table-cell office:value-type="float" office:value="0.571428571428571" calcext:value-type="float">
            <text:p>0.571428571428571</text:p>
          </table:table-cell>
          <table:table-cell office:value-type="float" office:value="0.974630793176699" calcext:value-type="float">
            <text:p>0.974630793176699</text:p>
          </table:table-cell>
          <table:table-cell office:value-type="float" office:value="0.0714285714285714" calcext:value-type="float">
            <text:p>0.0714285714285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raditionele(1), aboriginal(1), indo-europeaan(1), negerrijk(1), achtergrond(2), roots(1), homo(2), aziatisch(1), koelie(1), koppensneller(1), inlandsche(1), negerslaven(1)</text:p>
          </table:table-cell>
          <table:table-cell office:value-type="string" calcext:value-type="string">
            <text:p>('heli', 1), ('amar', 1), ('sum', 4), ('rubber', 4), ('dali', 1), ('bangak', 1), ('rabb', 1), ('ueli', 1)</text:p>
          </table:table-cell>
          <table:table-cell office:value-type="string" calcext:value-type="string">
            <text:p>heli, amar, sum, rubber, dali, bangak, rabb, ueli</text:p>
          </table:table-cell>
          <table:table-cell table:number-columns-repeated="101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39289" calcext:value-type="float">
            <text:p>33928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office:value-type="float" office:value="0.143920815311184" calcext:value-type="float">
            <text:p>0.143920815311184</text:p>
          </table:table-cell>
          <table:table-cell office:value-type="float" office:value="0.6" calcext:value-type="float">
            <text:p>0.6</text:p>
          </table:table-cell>
          <table:table-cell office:value-type="float" office:value="0.974713523783633" calcext:value-type="float">
            <text:p>0.974713523783633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ger(1), kwinti(1), historisch(1), inheems(2), marron(2), mulat(1), traditionele(1), handicap(1), afgod(1), kaffers(1), zigeunermuziek(3), gemengd(1), negercultuur(1), ras(1), rassen(1), zigeuner(1)</text:p>
          </table:table-cell>
          <table:table-cell office:value-type="string" calcext:value-type="string">
            <text:p>('jazzmuziek', 3), ('populair', 8), ('sfr', 1), ('pianorecital', 2), ('dansmuziek', 2), ('walis', 1), ('serieus', 2), ('hilv', 1), ('-orkest', 1), ('orkestmuziek', 1), ('zigeunermuziek', 1)</text:p>
          </table:table-cell>
          <table:table-cell office:value-type="string" calcext:value-type="string">
            <text:p>jazzmuziek, populair, sfr, pianorecital, dansmuziek, walis, serieus, hilv, -orkest, orkestmuziek, zigeunermuziek</text:p>
          </table:table-cell>
          <table:table-cell table:number-columns-repeated="101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8560" calcext:value-type="float">
            <text:p>338560</text:p>
          </table:table-cell>
          <table:table-cell office:value-type="float" office:value="53" calcext:value-type="float">
            <text:p>53</text:p>
          </table:table-cell>
          <table:table-cell office:value-type="float" office:value="0.264150943396226" calcext:value-type="float">
            <text:p>0.264150943396226</text:p>
          </table:table-cell>
          <table:table-cell office:value-type="float" office:value="0.0923277795318132" calcext:value-type="float">
            <text:p>0.092327779531813</text:p>
          </table:table-cell>
          <table:table-cell office:value-type="float" office:value="0.660377358490566" calcext:value-type="float">
            <text:p>0.660377358490566</text:p>
          </table:table-cell>
          <table:table-cell office:value-type="float" office:value="0.975455518994833" calcext:value-type="float">
            <text:p>0.975455518994833</text:p>
          </table:table-cell>
          <table:table-cell office:value-type="float" office:value="0.0754716981132075" calcext:value-type="float">
            <text:p>0.0754716981132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okkie(2), moslim(2), bosneger(2), knecht(1), baboe(1), kaffer(1), lilliputter(1), traditionele(1), negerslaven(1), aziatisch(3), bediende(3), indo-europeaan(2), marron(5), afgod(1), negerrestaurant(1), halfbloed(2), dwerg(1), slavenschip(2), stammen(1), roots(1), primitief(1), slaaf(1), inlander(1), zigeuner(1), moor(1), barbaar(1), bedienden(1), gemengd(3), gekleurde(1), inuit(1), afkomst(1), kafferhoofdman(1), queer(1), exotisch(1), achtergrond(1), christelijkhistorischen(1), stam(1)</text:p>
          </table:table-cell>
          <table:table-cell office:value-type="string" calcext:value-type="string">
            <text:p>('mijnheer', 16), ('pardon', 5), ('hernemen', 3), ('mynheer', 1), ('drommels', 1), ('boodschap', 13), ('zwijg', 1), ("~'t", 1), ('enfin', 1), ('meneer', 6), ('weineen', 2), ('spreek', 1), ('jawel', 1), ('kortaf', 1), ('beknorren', 1), ('//maar', 1), ('watte', 1), ('zeg', 1)</text:p>
          </table:table-cell>
          <table:table-cell office:value-type="string" calcext:value-type="string">
            <text:p>mijnheer, pardon, hernemen, mynheer, drommels, boodschap, zwijg, ~'t, enfin, meneer, weineen, spreek, jawel, kortaf, beknorren, //maar, watte, zeg</text:p>
          </table:table-cell>
          <table:table-cell table:number-columns-repeated="101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40561" calcext:value-type="float">
            <text:p>340561</text:p>
          </table:table-cell>
          <table:table-cell office:value-type="float" office:value="23" calcext:value-type="float">
            <text:p>23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0455060547139595" calcext:value-type="float">
            <text:p>0.04550605471396</text:p>
          </table:table-cell>
          <table:table-cell office:value-type="float" office:value="0.608695652173913" calcext:value-type="float">
            <text:p>0.608695652173913</text:p>
          </table:table-cell>
          <table:table-cell office:value-type="float" office:value="0.975650753569721" calcext:value-type="float">
            <text:p>0.975650753569721</text:p>
          </table:table-cell>
          <table:table-cell office:value-type="float" office:value="0.0434782608695652" calcext:value-type="float">
            <text:p>0.0434782608695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nbeschaafd(1), indo-europeaan(2), aboriginal(2), inheems(1), misvormden(1), halfbloed(1), negerslaven(1), volbloed(1), gemengd(3), moslim(2), queer(1), mulat(1), primitief(2), aziatisch(1), inheemsche(1), muzelman(1), indisch(1)</text:p>
          </table:table-cell>
          <table:table-cell office:value-type="string" calcext:value-type="string">
            <text:p>('medium', 1), ('fair', 3), ('spot', 5), ('white', 2), ('eif', 1), ('/maart', 1), ('spring', 3), ('ii.l', 1), ('/dec', 2), ('raapolie', 1), ('cawnpore', 1), ('bet.', 1), ('fully', 1), ('quality', 1), ('lev', 1)</text:p>
          </table:table-cell>
          <table:table-cell office:value-type="string" calcext:value-type="string">
            <text:p>medium, fair, spot, white, eif, /maart, spring, ii.l, /dec, raapolie, cawnpore, bet., fully, quality, lev</text:p>
          </table:table-cell>
          <table:table-cell table:number-columns-repeated="101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36163" calcext:value-type="float">
            <text:p>336163</text:p>
          </table:table-cell>
          <table:table-cell office:value-type="float" office:value="11" calcext:value-type="float">
            <text:p>11</text:p>
          </table:table-cell>
          <table:table-cell office:value-type="float" office:value="0.272727272727273" calcext:value-type="float">
            <text:p>0.272727272727273</text:p>
          </table:table-cell>
          <table:table-cell office:value-type="float" office:value="0.326301587889737" calcext:value-type="float">
            <text:p>0.326301587889737</text:p>
          </table:table-cell>
          <table:table-cell office:value-type="float" office:value="0.545454545454545" calcext:value-type="float">
            <text:p>0.545454545454545</text:p>
          </table:table-cell>
          <table:table-cell office:value-type="float" office:value="0.976398972522428" calcext:value-type="float">
            <text:p>0.976398972522428</text:p>
          </table:table-cell>
          <table:table-cell office:value-type="float" office:value="0.181818181818182" calcext:value-type="float">
            <text:p>0.1818181818181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do(1), berber(1), page(1), queer(1), inlander(1), slavenschip(1), baboe(1), halfbloed(1), zigeuner(1), koelie(1), trans(1)</text:p>
          </table:table-cell>
          <table:table-cell office:value-type="string" calcext:value-type="string">
            <text:p>('gros', 3), ('bau', 1), ('war', 4), ('name', 1), ('seitdem', 1), ('besetzung', 1), ('italienisch', 1), ('italienischen', 1), ('trupp', 1), ('ost', 1)</text:p>
          </table:table-cell>
          <table:table-cell office:value-type="string" calcext:value-type="string">
            <text:p>gros, bau, war, name, seitdem, besetzung, italienisch, italienischen, trupp, ost</text:p>
          </table:table-cell>
          <table:table-cell table:number-columns-repeated="10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0255" calcext:value-type="float">
            <text:p>340255</text:p>
          </table:table-cell>
          <table:table-cell office:value-type="float" office:value="120" calcext:value-type="float">
            <text:p>120</text:p>
          </table:table-cell>
          <table:table-cell office:value-type="float" office:value="0.233333333333333" calcext:value-type="float">
            <text:p>0.233333333333333</text:p>
          </table:table-cell>
          <table:table-cell office:value-type="float" office:value="0.0979763896667234" calcext:value-type="float">
            <text:p>0.097976389666723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980384324898649" calcext:value-type="float">
            <text:p>0.980384324898649</text:p>
          </table:table-cell>
          <table:table-cell office:value-type="float" office:value="0.075" calcext:value-type="float">
            <text:p>0.0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laaf(2), onbeschaafd(3), kokkie(1), barbaar(3), afkomst(1), slavenschip(5), negerslaven(2), ontdekken(4), moslim(14), aziatisch(2), achtergrond(4), afgod(3), negers(1), neger(2), traditionele(2), inheems(2), afgodendienst(1), hottentot(3), indo-europeaan(5), barbaren(2), historischen(2), gemengd(4), slaven(6), inboorling(1), aziatischen(1), muzelman(1), dwerg(1), mongool(2), dienstknechts(1), islamiet(3), misvormden(1), mulat(1), bediende(2), exotisch(4), kaffer(2), kafferhoofdman(1), traditioneel(1), pygmee(2), koppensneller(1), blank(1), marron(2), historisch(1), primitief(1), eskimo's(1), zwartje(1), aziatische(1), k'mesties(2), marrons(2), indiaan(1), inheemsche(1), historische(2), halfbloed(1), aboriginal(1), moslimsche(2), page(1)</text:p>
          </table:table-cell>
          <table:table-cell office:value-type="string" calcext:value-type="string">
            <text:p>('verrader', 2), ('gewillig', 3), ('eerlijk', 13), ('slaven', 25), ('belooven', 1), ('berispen', 1), ('godsdien', 1), ('hooghartig', 1), ('creatuur', 3), ('groot-nederlandsch', 1), ('gehoorzaamheid', 4), ('ongeloovig', 7), ('recalcitrant', 1), ('geduldig', 3), ('verleid', 1), ('dwaas', 5), ('logika', 1), ('hervormer', 3), ('theoreticus', 1), ('kinderachtig', 1), ('wordenl', 1), ('afrekenen', 1), ('dweper', 2), ('verongelijkte', 1), ('veront', 1), ('calvinistisch', 3), ('betitelen', 4), ('belachelijk', 2), ('list', 2), ('ijveraar', 3), ('luchthartig', 1), ('duisterling', 1), ('uitdagen', 1), ('onderworpenheid', 2), ('bespottelijk', 2), ('onbeschaamd', 1), ('vrijmetselarij', 1), ('verzinnen', 2), ('mohammedanisme', 1), ('gehate', 4), ('cynisch', 1), ('afzweren', 1), ('dwaze', 1), ('geringschatten', 1), ('minacht', 1), ('onbekeerd', 1), ('schijnt', 1), ('terwille', 1), ('egoist', 1), ('proseliet', 1), ('gedragen', 1), ('dweeper', 1)</text:p>
          </table:table-cell>
          <table:table-cell office:value-type="string" calcext:value-type="string">
            <text:p>verrader, gewillig, eerlijk, slaven, belooven, berispen, godsdien, hooghartig, creatuur, groot-nederlandsch, gehoorzaamheid, ongeloovig, recalcitrant, geduldig, verleid, dwaas, logika, hervormer, theoreticus, kinderachtig, wordenl, afrekenen, dweper, verongelijkte, veront, calvinistisch, betitelen, belachelijk, list, ijveraar, luchthartig, duisterling, uitdagen, onderworpenheid, bespottelijk, onbeschaamd, vrijmetselarij, verzinnen, mohammedanisme, gehate, cynisch, afzweren, dwaze, geringschatten, minacht, onbekeerd, schijnt, terwille, egoist, proseliet, gedragen, dweeper</text:p>
          </table:table-cell>
          <table:table-cell table:number-columns-repeated="101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41320" calcext:value-type="float">
            <text:p>341320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0.166919144364074" calcext:value-type="float">
            <text:p>0.166919144364074</text:p>
          </table:table-cell>
          <table:table-cell office:value-type="float" office:value="0.5" calcext:value-type="float">
            <text:p>0.5</text:p>
          </table:table-cell>
          <table:table-cell office:value-type="float" office:value="0.980509663160584" calcext:value-type="float">
            <text:p>0.980509663160584</text:p>
          </table:table-cell>
          <table:table-cell office:value-type="float" office:value="0.125" calcext:value-type="float">
            <text:p>0.1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ngras(1), lilliputter(1), gekleurde(1), aziatisch(1), berber(1), queer(1), achtergrond(1), historisch(1)</text:p>
          </table:table-cell>
          <table:table-cell office:value-type="string" calcext:value-type="string">
            <text:p>('munt', 5), ('rek', 2), ('interest', 1)</text:p>
          </table:table-cell>
          <table:table-cell office:value-type="string" calcext:value-type="string">
            <text:p>munt, rek, interest</text:p>
          </table:table-cell>
          <table:table-cell table:number-columns-repeated="10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40875" calcext:value-type="float">
            <text:p>340875</text:p>
          </table:table-cell>
          <table:table-cell office:value-type="float" office:value="237" calcext:value-type="float">
            <text:p>237</text:p>
          </table:table-cell>
          <table:table-cell office:value-type="float" office:value="0.219409282700422" calcext:value-type="float">
            <text:p>0.219409282700422</text:p>
          </table:table-cell>
          <table:table-cell office:value-type="float" office:value="0.0881739666866445" calcext:value-type="float">
            <text:p>0.088173966686645</text:p>
          </table:table-cell>
          <table:table-cell office:value-type="float" office:value="0.713080168776371" calcext:value-type="float">
            <text:p>0.713080168776371</text:p>
          </table:table-cell>
          <table:table-cell office:value-type="float" office:value="0.981112514439736" calcext:value-type="float">
            <text:p>0.981112514439736</text:p>
          </table:table-cell>
          <table:table-cell office:value-type="float" office:value="0.0675105485232067" calcext:value-type="float">
            <text:p>0.06751054852320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roots(2), barbaar(3), halfbloed(3), achtergrond(19), blank(2), historisch(12), inboorling(2), metis(3), inheemsen(1), verwilderd(1), moslim(4), misvormden(4), aboriginal(1), islamiet(2), negerslaven(2), dwerggroei(10), aapman(1), baboe(2), aziatisch(9), moortje(1), mulat(2), traditionele(10), afgod(4), mengras(2), gemengd(9), wereldhistorische(1), indo-europeaan(11), marron(4), knecht(2), neger(3), kaffer(5), barbaren(2), inheems(5), jokjakarta(1), afkomst(2), indische(1), inlanders(2), homo(3), kokkie(2), lesbisch(3), kaukasisch(2), moslims(3), exotisch(4), ontdekken(2), gekleurd(2), zigeunerin(1), negervrees(1), mesties(1), zwartje(3), dwergjes(1), eskimo(3), gay(1), koelie(2), galeislaven(1), moslimcultuur(1), mongool(4), negercultuur(4), koppensneller(2), moor(2), wild(1), slaaft(1), inheemsche(1), stam(1), dwergeu(1), slaaf(2), ras(1), pages(1), pygmee(1), slaven(1), moslimsche(1), lilliputter(2), slavenschip(3), historische(1), medicijnman(1), zimbabwe(1), marrons(3), onbeschaafd(1), koelies(1), berber(3), primitief(1), inheems'(1), indo(1), zigeuners(1), zigeuner(2), page(1), negerrijk(1), zigeunermuziek(1), indostijl(1), muzelman(1)</text:p>
          </table:table-cell>
          <table:table-cell office:value-type="string" calcext:value-type="string">
            <text:p>('verschijning', 4), ('flair', 2), ('merkwaardig', 22), ('inspiratie', 2), ('betooverd', 2), ('gelijkenis', 5), ('symboliseren', 2), ('weergeven', 9), ('figuur', 22), ('jeugd', 18), ('blik', 26), ('bekoren', 3), ('aantrekkingskracht', 1), ('groteske', 1), ('hartverheffen', 1), ('zuiverheid', 2), ('bekoring', 5), ('geschiktheid', 2), ('woedend', 6), ('karakteristiek', 4), ('deftig', 5), ('pikant', 1), ('bewonderen', 11), ('roerend', 2), ('realistisch', 3), ('aandoenlijk', 1), ('sentiment', 3), ('talent', 7), ('originaliteit', 3), ('wenen', 5), ('wedijveren', 1), ('opwerken', 2), ('eensklap', 3), ('bekwaamheid', 2), ('rondzwerven', 2), ('schreien', 3), ('symbool', 5), ('finesse', 5), ('tersluik', 1), ('intiem', 3), ('peinzen', 1), ('gade', 1), ('tisch', 2), ('genialiteit', 1), ('geniaal', 3), ('saai', 1), ('blikken', 3), ('inspireren', 3), ('welgedaan', 1), ('bekoorlijkheid', 1), ('treffend', 2), ('subtiel', 1), ('landerig', 1), ('verzuchting', 1), ('snikken', 1), ('natuurlijkheid', 1), ('verzinnebeelden', 1), ('karakteriseering', 1), ('blijdschap', 5), ('gaen', 1), ('allure', 1), ('bijkomstigheid', 1), ('griezel', 1), ('toets', 1), ('charme', 1), ('verrukking', 1), ('verdienstelijk', 2), ('oudere', 1), ('zwerven', 2), ('voornaamheid', 1), ('tragiek', 1), ('verluchting', 1), ('fantazie', 1), ('humor', 1), ('volleerd', 1), ('frivool', 1), ('gad', 1), ('aanroepen', 1)</text:p>
          </table:table-cell>
          <table:table-cell office:value-type="string" calcext:value-type="string">
            <text:p>verschijning, flair, merkwaardig, inspiratie, betooverd, gelijkenis, symboliseren, weergeven, figuur, jeugd, blik, bekoren, aantrekkingskracht, groteske, hartverheffen, zuiverheid, bekoring, geschiktheid, woedend, karakteristiek, deftig, pikant, bewonderen, roerend, realistisch, aandoenlijk, sentiment, talent, originaliteit, wenen, wedijveren, opwerken, eensklap, bekwaamheid, rondzwerven, schreien, symbool, finesse, tersluik, intiem, peinzen, gade, tisch, genialiteit, geniaal, saai, blikken, inspireren, welgedaan, bekoorlijkheid, treffend, subtiel, landerig, verzuchting, snikken, natuurlijkheid, verzinnebeelden, karakteriseering, blijdschap, gaen, allure, bijkomstigheid, griezel, toets, charme, verrukking, verdienstelijk, oudere, zwerven, voornaamheid, tragiek, verluchting, fantazie, humor, volleerd, frivool, gad, aanroep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sailing</text:p>
          </table:table-cell>
          <table:table-cell table:style-name="ce1" office:value-type="float" office:value="341175" calcext:value-type="float">
            <text:p>3411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0.276315789473684" calcext:value-type="float">
            <text:p>0.276315789473684</text:p>
          </table:table-cell>
          <table:table-cell table:style-name="ce1" office:value-type="float" office:value="0.0297141305119302" calcext:value-type="float">
            <text:p>0.02971413051193</text:p>
          </table:table-cell>
          <table:table-cell table:style-name="ce1" office:value-type="float" office:value="0.671052631578947" calcext:value-type="float">
            <text:p>0.671052631578947</text:p>
          </table:table-cell>
          <table:table-cell table:style-name="ce1" office:value-type="float" office:value="0.981715532948603" calcext:value-type="float">
            <text:p>0.981715532948603</text:p>
          </table:table-cell>
          <table:table-cell table:style-name="ce1" office:value-type="float" office:value="0.0526315789473684" calcext:value-type="float">
            <text:p>0.05263157894736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inheems(3), kaukasisch(2), traditionele(1), primitief(1), marron(2), aziatisch(3), queer(2), achtergrond(4), eskimo's(5), indo-europeaan(4), slavenschip(1), historisch(1), inheemse(1), mesties(3), berber(1), eskimoverhalen(1), knecht(3), koelie(2), moslims(1), baboe(1), bosneger(2), gemengd(1), inlandsche(3), stam(3), bediende(1), boesman(1), traditioneel(1), barbarlje(1), lesbisch(1), inboorling(2), handicap(1), gekleurd(1), moslim(2), kokkie(1), negers(1), roots(2), indo(1), koelied(1), negerslaven(1), slaven(2), pygmee(1), inuit(1), lilliputter(1), ras(2)</text:p>
          </table:table-cell>
          <table:table-cell table:style-name="ce1" office:value-type="string" calcext:value-type="string">
            <text:p>('schipper', 5), ('visscher', 4), ('sleepboot', 1), ('opvarende', 4), ('matroos', 8), ('wal', 15), ('kano', 3), ('bemannen', 2), ('aanbrachten', 1), ('stoomboo', 1), ('vaartuig', 6), ('kaper', 3), ('zeeman', 8), ('dok', 6), ('booi', 1), ('motorboot', 2), ('schuit', 2), ('bevaart', 1), ('oppikken', 2), ('loodsschoener', 1), ('texelsch', 2), ('sloep', 1), ('schepeling', 2), ('scb', 2), ('assistentie', 1), ('salamander', 1), ('roeiboot', 2), ('jefferson', 1)</text:p>
          </table:table-cell>
          <table:table-cell table:style-name="ce1" office:value-type="string" calcext:value-type="string">
            <text:p>schipper, visscher, sleepboot, opvarende, matroos, wal, kano, bemannen, aanbrachten, stoomboo, vaartuig, kaper, zeeman, dok, booi, motorboot, schuit, bevaart, oppikken, loodsschoener, texelsch, sloep, schepeling, scb, assistentie, salamander, roeiboot, jefferson</text:p>
          </table:table-cell>
          <table:table-cell table:number-columns-repeated="10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1046" calcext:value-type="float">
            <text:p>341046</text:p>
          </table:table-cell>
          <table:table-cell office:value-type="float" office:value="82" calcext:value-type="float">
            <text:p>82</text:p>
          </table:table-cell>
          <table:table-cell office:value-type="float" office:value="0.219512195121951" calcext:value-type="float">
            <text:p>0.219512195121951</text:p>
          </table:table-cell>
          <table:table-cell office:value-type="float" office:value="0.233560336158764" calcext:value-type="float">
            <text:p>0.233560336158764</text:p>
          </table:table-cell>
          <table:table-cell office:value-type="float" office:value="0.670731707317073" calcext:value-type="float">
            <text:p>0.670731707317073</text:p>
          </table:table-cell>
          <table:table-cell office:value-type="float" office:value="0.984870998068394" calcext:value-type="float">
            <text:p>0.984870998068394</text:p>
          </table:table-cell>
          <table:table-cell office:value-type="float" office:value="0.109756097560976" calcext:value-type="float">
            <text:p>0.10975609756097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chtergrond(3), negerslaven(1), volbloed(4), historisch(4), batavia(1), inheems(1), bosneger(2), marron(3), gemengde(2), indo-europeaan(5), handicap(4), marrons(4), moslim(2), mulat(1), roots(2), slaven'(1), dwerggroei(1), tovenaar(1), halfbloedjes(1), gemengd(3), aziatisch(2), traditionele(2), gekleurd(1), bediende(2), indo(1), inlanders(1), queer(1), koelie(1), mulatten(1), slavenschip(2), rassen(1), slaven(1), primitief(1), inboorling(1), neger(2), eskimo(1), volbloedpaard(1), berber(1), verrast(1), knecht(1), negerrijk(2), dwerg(1), aziatische(1), mongool(1), islamiet(1), indische(1), inlander(1), kaffers(1), moor(1), knechts(1)</text:p>
          </table:table-cell>
          <table:table-cell office:value-type="string" calcext:value-type="string">
            <text:p>('lst', 7), ('over', 1), ('kapitein', 26), ('luit', 6), ('infant', 1), ('klasse', 16), ('klas', 11), ('militaria', 1), ('reg.', 1), ('luitenant', 5), ('reg', 1), ('majoor', 7), ('bde', 1), ('heutz', 1), ('fourier', 1), ('asse', 1), ('adelborst', 1), ('huz', 1), ('lsen', 1), ('ist', 1)</text:p>
          </table:table-cell>
          <table:table-cell office:value-type="string" calcext:value-type="string">
            <text:p>lst, over, kapitein, luit, infant, klasse, klas, militaria, reg., luitenant, reg, majoor, bde, heutz, fourier, asse, adelborst, huz, lsen, ist</text:p>
          </table:table-cell>
          <table:table-cell table:number-columns-repeated="101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341264" calcext:value-type="float">
            <text:p>34126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0.246153846153846" calcext:value-type="float">
            <text:p>0.246153846153846</text:p>
          </table:table-cell>
          <table:table-cell table:style-name="ce2" office:value-type="float" office:value="0.00669559928287619" calcext:value-type="float">
            <text:p>0.006695599282876</text:p>
          </table:table-cell>
          <table:table-cell table:style-name="ce2" office:value-type="float" office:value="0.711538461538462" calcext:value-type="float">
            <text:p>0.711538461538462</text:p>
          </table:table-cell>
          <table:table-cell table:style-name="ce2" office:value-type="float" office:value="0.986919614800273" calcext:value-type="float">
            <text:p>0.986919614800273</text:p>
          </table:table-cell>
          <table:table-cell table:style-name="ce2" office:value-type="float" office:value="0.0423076923076923" calcext:value-type="float">
            <text:p>0.04230769230769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achtergrond(24), onbeschaafd(5), gemengd(4), eskimo(4), blank(10), marron(10), ontdekken(2), metis(3), inboorling(4), moslim(10), inlander(3), historisch(6), indiaan(1), bediende(2), bosneger(3), mesties(4), medicijnman(5), inheems(4), afgod(2), berber(3), exotisch(4), afgodisch(1), wereldhistorische(1), zwartje(5), traditionele(8), primitief(1), kaukasisch(2), indo-europeaan(7), marrons(1), page(1), roots(2), hottentot(3), bediendepmijnneer(1), aziatisch(13), negerrijk(2), boesman(1), medicijnmannen(1), kokkie(3), groothistorische(1), mulat(1), halfbloedjes(1), berberoorlog(1), homo(2), knecht(3), hottentotten(1), zimbabwe(2), muzelman(2), inboorlingen(2), eskimo's(5), gekleurd(3), lilliputter(2), zigeunerin(1), afgodsbeeldje(1), barbaren(2), lesbisch(3), koppensneller(1), zigeuner(2), baboe(3), dwergjes(1), misvormden(1), kaffer(2), slavenschip(1), volbloed(2), pygmee(4), wild(3), mengras(1), mulatten(1), westers(1), negerslaven(2), stam(1), inheemsche(2), exotische(1), moslims(3), pages(1), slaaf(3), traditioneel(2), moslimsche(1), indiaansch(1), aziatische(1), zimbabwecultuur(1), inlandsche(1), mongool(2), moslimsohe(1), muzelmansch(1), gekleurde(1), inheemse(1), tovenaar(1), lilliputters(1), indo(1), neger(2), indolonten(1), inuit(1), zigeunermuziek(1), birma(1), wilde(1), ras(1), slaven(1)</text:p>
          </table:table-cell>
          <table:table-cell table:style-name="ce2" office:value-type="string" calcext:value-type="string">
            <text:p>('top', 12), ('modder', 5), ('construeren', 1), ('kleden', 12), ('geloopen', 4), ('kunstig', 4), ('vernielen', 12), ('lamplicht', 1), ('rots', 7), ('slingeren', 4), ('kruisen', 5), ('schaar', 8), ('gewaad', 6), ('laden', 6), ('bergtop', 3), ('vlam', 12), ('branden', 14), ('waarachter', 4), ('haken', 1), ('omstaan', 1), ('bovenaan', 4), ('sneeuwschoen', 1), ('ontsteken', 1), ('kloof', 1), ('omgeven', 6), ('steil', 5), ('diepte', 9), ('ommezien', 2), ('pad', 12), ('steile', 2), ('uniform', 4), ('laagte', 1), ('broeien', 2), ('plek', 10), ('verbrijzelen', 5), ('vuurgloed', 1), ('lekken', 2), ('spleet', 2), ('rookenen', 2), ('draperie', 3), ('traliewerk', 1), ('boren', 7), ('omslaan', 3), ('brokstuk', 1), ('kolos', 1), ('lusthof', 2), ('bloementuin', 1), ('straal', 3), ('schietgat', 1), ('koepeldak', 1), ('spits', 6), ('vonk', 2), ('wegdrijven', 3), ('bliksemslag', 1), ('havenen', 1), ('beschadigd', 1), ('lezenaar', 1), ('verpletteren', 2), ('golfslag', 1), ('ronddraaien', 1), ('omzomen', 1), ('rook', 6), ('onderstboven', 1), ('kronkelen', 3), ('initiaal', 2), ('heuveltop', 1), ('gebergte', 4), ('beknellen', 1), ('ijsvlakte', 1), ('ijsberg', 1), ('bedelven', 3), ('rotsblok', 4), ('overdekken', 1), ('ijsschots', 2), ('vloed', 3), ('touwladder', 1), ('stuurstoel', 1), ('toilet', 2), ('gestooten', 2), ('opentrekken', 1), ('vastmaken', 1), ('lawine', 1), ('beklemmen', 1), ('daartusschen', 1), ('daaromhe', 1), ('steenmassa', 1), ('woestenij', 1), ('afrukken', 1), ('doorzakken', 1), ('uiteinen', 2), ('bergstreek', 1), ('weerskanten', 1), ('vierhoekig', 1), ('tafelberg', 1), ('oneffenheid', 1), ('waterkant', 1), ('stormweer', 1), ('verrekijker', 1), ('scheef', 2), ('vooruitsteken', 1), ('zijlicht', 1), ('beschadigen', 1), ('omverwerpen', 3), ('spijkeren', 1), ('onbeschadigd', 1), ('glooien', 1), ('hakenkruis', 1), ('heuvelrug', 1), ('ontgelden', 1), ('springtij', 1), ('bloembed', 1), ('tralie', 1), ('vcet', 1), ('meesleuren', 1), ('ondersteboven', 1)</text:p>
          </table:table-cell>
          <table:table-cell table:style-name="ce2" office:value-type="string" calcext:value-type="string">
            <text:p>top, modder, construeren, kleden, geloopen, kunstig, vernielen, lamplicht, rots, slingeren, kruisen, schaar, gewaad, laden, bergtop, vlam, branden, waarachter, haken, omstaan, bovenaan, sneeuwschoen, ontsteken, kloof, omgeven, steil, diepte, ommezien, pad, steile, uniform, laagte, broeien, plek, verbrijzelen, vuurgloed, lekken, spleet, rookenen, draperie, traliewerk, boren, omslaan, brokstuk, kolos, lusthof, bloementuin, straal, schietgat, koepeldak, spits, vonk, wegdrijven, bliksemslag, havenen, beschadigd, lezenaar, verpletteren, golfslag, ronddraaien, omzomen, rook, onderstboven, kronkelen, initiaal, heuveltop, gebergte, beknellen, ijsvlakte, ijsberg, bedelven, rotsblok, overdekken, ijsschots, vloed, touwladder, stuurstoel, toilet, gestooten, opentrekken, vastmaken, lawine, beklemmen, daartusschen, daaromhe, steenmassa, woestenij, afrukken, doorzakken, uiteinen, bergstreek, weerskanten, vierhoekig, tafelberg, oneffenheid, waterkant, stormweer, verrekijker, scheef, vooruitsteken, zijlicht, beschadigen, omverwerpen, spijkeren, onbeschadigd, glooien, hakenkruis, heuvelrug, ontgelden, springtij, bloembed, tralie, vcet, meesleuren, ondersteboven</text:p>
          </table:table-cell>
          <table:table-cell table:number-columns-repeated="101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40984" calcext:value-type="float">
            <text:p>340984</text:p>
          </table:table-cell>
          <table:table-cell office:value-type="float" office:value="3" calcext:value-type="float">
            <text:p>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088210026" calcext:value-type="float">
            <text:p>0.088210026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87673609" calcext:value-type="float">
            <text:p>0.9876736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elie(1), indo-europeaan(1), mongool(1)</text:p>
          </table:table-cell>
          <table:table-cell office:value-type="string" calcext:value-type="string">
            <text:p>('soerabajasch', 1), ('goenoeng', 1), ('estate', 1)</text:p>
          </table:table-cell>
          <table:table-cell office:value-type="string" calcext:value-type="string">
            <text:p>soerabajasch, goenoeng, estate</text:p>
          </table:table-cell>
          <table:table-cell table:number-columns-repeated="101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40110" calcext:value-type="float">
            <text:p>340110</text:p>
          </table:table-cell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454661487" calcext:value-type="float">
            <text:p>0.45466148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987673609" calcext:value-type="float">
            <text:p>0.98767360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boorling(1), marron(1), blank(1)</text:p>
          </table:table-cell>
          <table:table-cell office:value-type="string" calcext:value-type="string">
            <text:p>('ural', 1), ('zr.', 1), ('uitg', 1)</text:p>
          </table:table-cell>
          <table:table-cell office:value-type="string" calcext:value-type="string">
            <text:p>ural, zr., uitg</text:p>
          </table:table-cell>
          <table:table-cell table:number-columns-repeated="101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39060" calcext:value-type="float">
            <text:p>339060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0.228322009210428" calcext:value-type="float">
            <text:p>0.228322009210428</text:p>
          </table:table-cell>
          <table:table-cell office:value-type="float" office:value="0.4" calcext:value-type="float">
            <text:p>0.4</text:p>
          </table:table-cell>
          <table:table-cell office:value-type="float" office:value="0.988394012595604" calcext:value-type="float">
            <text:p>0.988394012595604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wartje(1), tovenaar(1), berber(1), bosneger(1), knechts(1)</text:p>
          </table:table-cell>
          <table:table-cell office:value-type="string" calcext:value-type="string">
            <text:p>('marten', 1), ('boukje', 1), ('sietske', 1), ('krist', 1), ('stukje', 1)</text:p>
          </table:table-cell>
          <table:table-cell office:value-type="string" calcext:value-type="string">
            <text:p>marten, boukje, sietske, krist, stukje</text:p>
          </table:table-cell>
          <table:table-cell table:number-columns-repeated="1012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41173" calcext:value-type="float">
            <text:p>341173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0.267857142857143" calcext:value-type="float">
            <text:p>0.267857142857143</text:p>
          </table:table-cell>
          <table:table-cell table:style-name="ce2" office:value-type="float" office:value="0.0170271580636635" calcext:value-type="float">
            <text:p>0.017027158063664</text:p>
          </table:table-cell>
          <table:table-cell table:style-name="ce2" office:value-type="float" office:value="0.678571428571429" calcext:value-type="float">
            <text:p>0.678571428571429</text:p>
          </table:table-cell>
          <table:table-cell table:style-name="ce2" office:value-type="float" office:value="0.989444185195017" calcext:value-type="float">
            <text:p>0.989444185195017</text:p>
          </table:table-cell>
          <table:table-cell table:style-name="ce2" office:value-type="float" office:value="0.0535714285714286" calcext:value-type="float">
            <text:p>0.053571428571429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inheems(3), inheemse(4), historisch(6), negerslaven(2), onbeschaafd(2), bediende(2), afgod(2), slaven(1), marron(6), barbaar(2), tovenaar(3), pygmee(1), indo-europeaan(7), achtergrond(7), barbaar'sche(1), indo(1), primitief(2), moslim(2), inboorlingen(1), knecht(2), bosneger(1), mesties(2), gekleurd(2), zigeuner(1), moor'en(1), slavenschip(2), marrons(2), metis(1), mulatten(1), wereldhistorische(1), halfbloed(1), inheemschen(1), rassen(1), gemengd(3), inlander(1), medicijnman(2), stamboek(1), zwartje(1), indo-europeaans(1), mulat(1), koppensneller(1), mongoolse(1), aziatisch(3), neger(3), indische(2), eskimo(1), ontdekken(1), slaaf(1), dwerggroei(4), indiaan(1), aziatische(2), kwinti(1), traditionele(1), afkomst(1), inlandsche(1), berber(1), barbaren(1), kokkie(1), inheemsen(1)</text:p>
          </table:table-cell>
          <table:table-cell table:style-name="ce2" office:value-type="string" calcext:value-type="string">
            <text:p>('mijnwerker', 3), ('hulp', 31), ('staker', 1), ('arbeider', 24), ('krankzinnig', 5), ('personeel', 14), ('zieke', 2), ('krank', 2), ('patroon', 10), ('pension', 1), ('verpleging', 1), ('gesticht', 2), ('zorging', 1), ('patien', 1), ('verplegen', 7), ('lijder', 2), ('zenuwlijder', 1), ('zieken', 7), ('melaatschen', 1), ('werkkamp', 1), ('herkeuring', 1), ('inroepen', 2), ('strafgevangenis', 1), ('meerenberg', 1), ('bewaarster', 1)</text:p>
          </table:table-cell>
          <table:table-cell table:style-name="ce2" office:value-type="string" calcext:value-type="string">
            <text:p>mijnwerker, hulp, staker, arbeider, krankzinnig, personeel, zieke, krank, patroon, pension, verpleging, gesticht, zorging, patien, verplegen, lijder, zenuwlijder, zieken, melaatschen, werkkamp, herkeuring, inroepen, strafgevangenis, meerenberg, bewaarster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amounts</text:p>
          </table:table-cell>
          <table:table-cell table:style-name="ce1" office:value-type="float" office:value="341473" calcext:value-type="float">
            <text:p>34147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.261904761904762" calcext:value-type="float">
            <text:p>0.261904761904762</text:p>
          </table:table-cell>
          <table:table-cell table:style-name="ce1" office:value-type="float" office:value="0.0178466243645697" calcext:value-type="float">
            <text:p>0.01784662436457</text:p>
          </table:table-cell>
          <table:table-cell table:style-name="ce1" office:value-type="float" office:value="0.682539682539683" calcext:value-type="float">
            <text:p>0.682539682539683</text:p>
          </table:table-cell>
          <table:table-cell table:style-name="ce1" office:value-type="float" office:value="0.990187109454295" calcext:value-type="float">
            <text:p>0.990187109454295</text:p>
          </table:table-cell>
          <table:table-cell table:style-name="ce1" office:value-type="float" office:value="0.0555555555555556" calcext:value-type="float">
            <text:p>0.05555555555555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onbeschaafd(2), indisch(1), blank(1), grootst(1), moslims(2), zwartje(2), inlander(1), aziatisch(13), aziatische(2), bediende(1), afgod(1), primitief(1), gekleurd(1), inheems(5), marron(2), inheemsch(1), muzelman(2), inheems'che(1), mengras(3), indo-europeaan(4), zigeunermuziek(1), barbaren(3), gemengd(3), historisch(2), dwerggroei(4), hottentotten(1), groothistorische(1), aziatischen(1), baboe(2), moslim(6), koelie(1), inlandsche(2), lilliputter(1), page(1), mulat(1), pygmeeen(1), knecht(3), moor'en(1), berbers(1), exotisch(1), pygmee(2), volbloed(2), dwerg(1), inheemse(2), dwergen(1), indo(3), stam(1), slaven(3), negerrijk(1), traditionele(3), halfbloed(2), achtergrond(3), bosneger(1), moor(1), indische(1), mongool(1), berber(2), winkelknechten(1), aboriginal(1), zigeuners(1), gemengde(1), medicijnman(1), inboorling(1), eskimo(1), inuit(1), ras(1), homo(1), hottentot(1), zigeuner(1)</text:p>
          </table:table-cell>
          <table:table-cell table:style-name="ce1" office:value-type="string" calcext:value-type="string">
            <text:p>('millio', 31), ('totaal', 16), ('millioen', 18), ('bedragen', 21), ('schatten', 8), ('stuiver', 3), ('conto', 2), ('mille', 2), ('procent', 4), ('agio', 1), ('balans', 1), ('gulden', 12), ('jaarlijks', 5), ('nadeelig', 1), ('realiseren', 1), ('miljoen', 2), ('belopen', 2), ('mill', 1), ('gallen', 2), ('schatting', 2), ('nomi', 1), ('inclusief', 1), ('milliard', 1), ('milho', 1), ('verliesrekening', 1), ('miliioenen', 2), ('percent', 1), ('millioenen', 2), ('intrinsiek', 1), ('batig', 1), ('yen', 1), ('millioencn', 1), ('ultimo', 1)</text:p>
          </table:table-cell>
          <table:table-cell table:style-name="ce1" office:value-type="string" calcext:value-type="string">
            <text:p>millio, totaal, millioen, bedragen, schatten, stuiver, conto, mille, procent, agio, balans, gulden, jaarlijks, nadeelig, realiseren, miljoen, belopen, mill, gallen, schatting, nomi, inclusief, milliard, milho, verliesrekening, miliioenen, percent, millioenen, intrinsiek, batig, yen, millioencn, ultimo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professions</text:p>
          </table:table-cell>
          <table:table-cell table:style-name="ce1" office:value-type="float" office:value="341386" calcext:value-type="float">
            <text:p>341386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0.270676691729323" calcext:value-type="float">
            <text:p>0.270676691729323</text:p>
          </table:table-cell>
          <table:table-cell table:style-name="ce1" office:value-type="float" office:value="0.00816805674967983" calcext:value-type="float">
            <text:p>0.00816805674968</text:p>
          </table:table-cell>
          <table:table-cell table:style-name="ce1" office:value-type="float" office:value="0.68421052631579" calcext:value-type="float">
            <text:p>0.68421052631579</text:p>
          </table:table-cell>
          <table:table-cell table:style-name="ce1" office:value-type="float" office:value="0.990578610365499" calcext:value-type="float">
            <text:p>0.990578610365499</text:p>
          </table:table-cell>
          <table:table-cell table:style-name="ce1" office:value-type="float" office:value="0.0451127819548872" calcext:value-type="float">
            <text:p>0.045112781954887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halfbloed(1), mulat(2), aziatisch(2), indo-europeaan(7), slavenschip(2), ontdekken(3), marron(8), wild(1), schildersknecht(1), afkomst(2), bediende(4), landbouwersknecht(1), tovenaar(2), indisch(1), moslim(6), knecht(5), inheems'che(1), achtergrond(3), inlander(1), historisch(5), medicijnmannen(1), inheems(3), indiaan(1), baboe(5), primitief(2), bosneger(1), baboes(1), inlandsche(3), traditionele(3), indische(1), koppensneller(1), pygmeeen(1), inuit(1), mesties(3), slaaf(2), zigeunermuziek(1), volbloed(1), bedienden(2), dienstknecht(1), kaffer(3), rassen(1), onbeschaafd(2), misvormden(2), negerslaven(1), dwerg(1), moslimsche(2), zigeunerbende(1), kokkie(1), zwartje(2), moor(1), negercultuur(1), hottentotten(1), lilliputters(1), koelies(1), mongool(2), slaven(1), moslimsohe(1), blank(1), winkelknechten(1), afgod(1), wilde(1), dwergen(1), medicijnman(1), eskimo(1), verraste(1), blanke(1), neger(1), exotisch(1), bosnegers(1), dwerggroei(1), barbaren(1), stammen(1), zigeuner(1)</text:p>
          </table:table-cell>
          <table:table-cell table:style-name="ce1" office:value-type="string" calcext:value-type="string">
            <text:p>('wonen', 56), ('juwelier', 1), ('knecht', 7), ('winkelier', 4), ('bediende', 13), ('voerman', 2), ('dienstknecht', 2), ('daglooner', 1), ('machinist', 5), ('landbouwer', 13), ('kellner', 2), ('kamermeisje', 1), ('huisvrouw', 1), ('postkantoor', 5), ('slager', 3), ('venter', 2), ('huishoudster', 1), ('dienstbode', 3), ('keukenmeid', 3), ('dienstmeisje', 2), ('herbergier', 1), ('handelsfirma', 1), ('koffiehuishouder', 2), ('ploegbaas', 1), ('timmeren', 1), ('stoker', 1), ('fruithandelaar', 1), ('arbeidster', 1), ('glasblazer', 1), ('kamenier', 1), ('fabrieksarbeid', 1), ('handelsreiziger', 1), ('kasteleines', 1), ('kastelein', 1)</text:p>
          </table:table-cell>
          <table:table-cell table:style-name="ce1" office:value-type="string" calcext:value-type="string">
            <text:p>wonen, juwelier, knecht, winkelier, bediende, voerman, dienstknecht, daglooner, machinist, landbouwer, kellner, kamermeisje, huisvrouw, postkantoor, slager, venter, huishoudster, dienstbode, keukenmeid, dienstmeisje, herbergier, handelsfirma, koffiehuishouder, ploegbaas, timmeren, stoker, fruithandelaar, arbeidster, glasblazer, kamenier, fabrieksarbeid, handelsreiziger, kasteleines, kastelein</text:p>
          </table:table-cell>
          <table:table-cell table:number-columns-repeated="101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40522" calcext:value-type="float">
            <text:p>340522</text:p>
          </table:table-cell>
          <table:table-cell office:value-type="float" office:value="23" calcext:value-type="float">
            <text:p>23</text:p>
          </table:table-cell>
          <table:table-cell office:value-type="float" office:value="0.347826086956522" calcext:value-type="float">
            <text:p>0.347826086956522</text:p>
          </table:table-cell>
          <table:table-cell office:value-type="float" office:value="0.0455060547139595" calcext:value-type="float">
            <text:p>0.04550605471396</text:p>
          </table:table-cell>
          <table:table-cell office:value-type="float" office:value="0.565217391304348" calcext:value-type="float">
            <text:p>0.565217391304348</text:p>
          </table:table-cell>
          <table:table-cell office:value-type="float" office:value="0.991929212776053" calcext:value-type="float">
            <text:p>0.991929212776053</text:p>
          </table:table-cell>
          <table:table-cell office:value-type="float" office:value="0.0869565217391304" calcext:value-type="float">
            <text:p>0.086956521739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heems(3), negerslaven(1), marron(3), neger(1), koelie(1), indo(2), negerrijk(1), indiaan(1), blank(1), traditionele(2), queer(2), indiaans(1), aboriginal(1), berber(1), inboorling(1), gekleurd(1)</text:p>
          </table:table-cell>
          <table:table-cell office:value-type="string" calcext:value-type="string">
            <text:p>('santa', 5), ('xatal', 1), ('sheikh', 1), ('bermuda', 1), ('orinoco', 1), ('west-afrika', 2), ('himalaya', 1), ('negro', 1), ('natal', 2), ('genua', 1), ('vlissingen', 3), ('soudan', 1), ('oost-afrika', 2), ('jamaica', 1)</text:p>
          </table:table-cell>
          <table:table-cell office:value-type="string" calcext:value-type="string">
            <text:p>santa, xatal, sheikh, bermuda, orinoco, west-afrika, himalaya, negro, natal, genua, vlissingen, soudan, oost-afrika, jamaica</text:p>
          </table:table-cell>
          <table:table-cell table:number-columns-repeated="101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40769" calcext:value-type="float">
            <text:p>340769</text:p>
          </table:table-cell>
          <table:table-cell office:value-type="float" office:value="9" calcext:value-type="float">
            <text:p>9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0648548974645565" calcext:value-type="float">
            <text:p>0.064854897464557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993390773062977" calcext:value-type="float">
            <text:p>0.993390773062977</text:p>
          </table:table-cell>
          <table:table-cell office:value-type="float" office:value="0.111111111111111" calcext:value-type="float">
            <text:p>0.1111111111111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rbaarschheid(1), primitief(1), inlander(1), queer(1), slaaf(1), mulat(1), page(1), moslim(2)</text:p>
          </table:table-cell>
          <table:table-cell office:value-type="string" calcext:value-type="string">
            <text:p>('jis', 1), ('tref', 1), ('n.l', 1), ('.to', 1), ('aanl', 1), ('drol', 1), ('v^r', 1), ('a-j', 1), ('misl', 1)</text:p>
          </table:table-cell>
          <table:table-cell office:value-type="string" calcext:value-type="string">
            <text:p>jis, tref, n.l, .to, aanl, drol, v^r, a-j, misl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moisture?</text:p>
          </table:table-cell>
          <table:table-cell table:style-name="ce1" office:value-type="float" office:value="341635" calcext:value-type="float">
            <text:p>341635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0.273381294964029" calcext:value-type="float">
            <text:p>0.273381294964029</text:p>
          </table:table-cell>
          <table:table-cell table:style-name="ce1" office:value-type="float" office:value="0.00564910407932785" calcext:value-type="float">
            <text:p>0.005649104079328</text:p>
          </table:table-cell>
          <table:table-cell table:style-name="ce1" office:value-type="float" office:value="0.676258992805755" calcext:value-type="float">
            <text:p>0.676258992805755</text:p>
          </table:table-cell>
          <table:table-cell table:style-name="ce1" office:value-type="float" office:value="0.99537327537037" calcext:value-type="float">
            <text:p>0.99537327537037</text:p>
          </table:table-cell>
          <table:table-cell table:style-name="ce1" office:value-type="float" office:value="0.0503597122302158" calcext:value-type="float">
            <text:p>0.05035971223021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indo-europeaan(2), achtergrond(13), traditionele(8), marron(6), negerslaven(4), baboe(2), pygmee(2), moslim(5), aziatisch(2), mongool(3), hottentot(3), dwerggroei(8), traditioneel(1), negerrijk(1), rassenhaat(1), bosneger(1), slaven(1), exotisch(5), primitief(1), marrons(4), page(2), kokkie(1), inheems(6), blanke(1), boesman(1), wilde(1), ontdekken(1), inheemse(1), muzelman(1), etniciteit(1), halfbloed(3), mulat(2), islamiet(1), mesties(2), lesbisch(1), zigeuner(1), kaffers(1), onbeschaafd(2), barbaren(2), aboriginal(1), koelie(1), moor(1), stam(3), metis'nachts(1), blank(1), slaaf(1), gemengd(2), negerrestaurant(1), medicijnman(4), zwartje(1), eskimo's(2), afgod(1), moslims(2), historische(1), zimbabwe(1), jachtwild(1), wilden(1), ras(1), inboorlingen(1), aapman(1), indiaan(1), koppensnellers(1), barbaarschheid(1), indisch(1), eskimo(1), volkstammen(1)</text:p>
          </table:table-cell>
          <table:table-cell table:style-name="ce1" office:value-type="string" calcext:value-type="string">
            <text:p>('uitrusting', 3), ('kleven', 1), ('ruiken', 4), ('rotten', 4), ('vochtig', 3), ('huid', 9), ('vervaardigen', 12), ('bloeien', 10), ('schildpad', 1), ('stengel', 5), ('plukken', 2), ('droppel', 1), ('wegwerpen', 1), ('kat', 12), ('vuil', 9), ('verdord', 2), ('verdrogen', 2), ('roesten', 1), ('wegzuigen', 1), ('zuiveren', 2), ('vegen', 1), ('heet', 3), ('zuivering', 1), ('brandnetel', 1), ('verrotten', 1), ('wrijven', 3), ('natt', 1), ("sawah'", 1), ('volume', 2), ('zuigen', 1), ('uitdrogen', 1), ('onrein', 3), ('onreinheid', 1), ('bevriezen', 2), ('lont', 2), ('geurig', 1), ('inplanten', 2), ('erj', 1), ('schelp', 1), ('overwinteren', 1), ('drenken', 2), ('geur', 2), ('parkiet', 1), ('bruinachtig', 1), ('stinken', 1), ('bezaaien', 2), ('riet', 3), ('doorsijpelen', 1), ('ontdoen', 4), ('schimmel', 3), ('omscheppen', 2), ('opslorpen', 1), ('gisten', 1), ('opdrogen', 1), ('ontdo', 1), ('gentiaan', 2), ('damp', 1), ('roet', 1), ('ontluiken', 1), ('cocon', 1), ('sappig', 2), ('bestraling', 1), ('tuit', 1)</text:p>
          </table:table-cell>
          <table:table-cell table:style-name="ce1" office:value-type="string" calcext:value-type="string">
            <text:p>uitrusting, kleven, ruiken, rotten, vochtig, huid, vervaardigen, bloeien, schildpad, stengel, plukken, droppel, wegwerpen, kat, vuil, verdord, verdrogen, roesten, wegzuigen, zuiveren, vegen, heet, zuivering, brandnetel, verrotten, wrijven, natt, sawah', volume, zuigen, uitdrogen, onrein, onreinheid, bevriezen, lont, geurig, inplanten, erj, schelp, overwinteren, drenken, geur, parkiet, bruinachtig, stinken, bezaaien, riet, doorsijpelen, ontdoen, schimmel, omscheppen, opslorpen, gisten, opdrogen, ontdo, gentiaan, damp, roet, ontluiken, cocon, sappig, bestraling, tuit</text:p>
          </table:table-cell>
          <table:table-cell table:number-columns-repeated="101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1077" calcext:value-type="float">
            <text:p>341077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565711935499095" calcext:value-type="float">
            <text:p>0.05657119354991</text:p>
          </table:table-cell>
          <table:table-cell office:value-type="float" office:value="0.5" calcext:value-type="float">
            <text:p>0.5</text:p>
          </table:table-cell>
          <table:table-cell office:value-type="float" office:value="0.99574262554776" calcext:value-type="float">
            <text:p>0.99574262554776</text:p>
          </table:table-cell>
          <table:table-cell office:value-type="float" office:value="0.125" calcext:value-type="float">
            <text:p>0.1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ger(1), bosnegers(1), achtergrond(1), eskimo's(2), moslim(1), marron(1), baboe(1), knecht(1), moortje(1), mesties(1), afgod(1), hottentot(1), barbaar'sche(1), afkomst(1), inlander(1)</text:p>
          </table:table-cell>
          <table:table-cell office:value-type="string" calcext:value-type="string">
            <text:p>('doodkalm', 1), ('meemaken', 3), ('papa', 2), ('nonna', 1), ('goedendag', 1), ('compagnon', 2), ('juf', 2), ('campagna', 1), ('lorrimer', 1), ('silas', 1), ('loek', 1), ('aanzoek', 1)</text:p>
          </table:table-cell>
          <table:table-cell office:value-type="string" calcext:value-type="string">
            <text:p>doodkalm, meemaken, papa, nonna, goedendag, compagnon, juf, campagna, lorrimer, silas, loek, aanzoek</text:p>
          </table:table-cell>
          <table:table-cell table:number-columns-repeated="10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40523" calcext:value-type="float">
            <text:p>340523</text:p>
          </table:table-cell>
          <table:table-cell office:value-type="float" office:value="17" calcext:value-type="float">
            <text:p>17</text:p>
          </table:table-cell>
          <table:table-cell office:value-type="float" office:value="0.294117647058823" calcext:value-type="float">
            <text:p>0.294117647058823</text:p>
          </table:table-cell>
          <table:table-cell office:value-type="float" office:value="0.186654186135" calcext:value-type="float">
            <text:p>0.186654186135</text:p>
          </table:table-cell>
          <table:table-cell office:value-type="float" office:value="0.470588235294118" calcext:value-type="float">
            <text:p>0.470588235294118</text:p>
          </table:table-cell>
          <table:table-cell office:value-type="float" office:value="0.998362886602337" calcext:value-type="float">
            <text:p>0.998362886602337</text:p>
          </table:table-cell>
          <table:table-cell office:value-type="float" office:value="0.235294117647059" calcext:value-type="float">
            <text:p>0.2352941176470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fgodsbeeldje(1), metis(1), marron(3), barbaarschheid(1), aziatisch(1), inuit(1), slaaf(2), indisch(1), barbaar(1), barbaren(1), kaffers(1), homo(1), misvormden(1), historisch(1)</text:p>
          </table:table-cell>
          <table:table-cell office:value-type="string" calcext:value-type="string">
            <text:p>('niw', 1), ('dew', 1), ('onr', 1), ('ou-', 1), ('omw', 1), ('bcl', 1), ('ilj', 2), ('ije', 1), ('-as', 1), ('vig', 1), ('lpn', 1), ('lro', 1), ('iff', 1), ('iiv', 1), ('s_n', 1), ('lig', 1)</text:p>
          </table:table-cell>
          <table:table-cell office:value-type="string" calcext:value-type="string">
            <text:p>niw, dew, onr, ou-, omw, bcl, ilj, ije, -as, vig, lpn, lro, iff, iiv, s_n, lig</text:p>
          </table:table-cell>
          <table:table-cell table:number-columns-repeated="1012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339860" calcext:value-type="float">
            <text:p>33986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126091808986794" calcext:value-type="float">
            <text:p>0.012609180898679</text:p>
          </table:table-cell>
          <table:table-cell table:style-name="ce2" office:value-type="float" office:value="0.416666666666667" calcext:value-type="float">
            <text:p>0.416666666666667</text:p>
          </table:table-cell>
          <table:table-cell table:style-name="ce2" office:value-type="float" office:value="0.998391314458331" calcext:value-type="float">
            <text:p>0.998391314458331</text:p>
          </table:table-cell>
          <table:table-cell table:style-name="ce2" office:value-type="float" office:value="0.0833333333333333" calcext:value-type="float">
            <text:p>0.0833333333333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landbouwersknecht(1), aziatisch(1), marrons(3), queer(1), inuit(1), inlander(1), tovenaar(1), ras(1), homo(1), barbarlje(1)</text:p>
          </table:table-cell>
          <table:table-cell table:style-name="ce2" office:value-type="string" calcext:value-type="string">
            <text:p>('beek', 4), ('vissers', 1), ('frissen', 1), ('broos', 3), ('ketelaars', 1), ('middelaar', 1), ('moors', 1), ('schonk', 1)</text:p>
          </table:table-cell>
          <table:table-cell table:style-name="ce2" office:value-type="string" calcext:value-type="string">
            <text:p>beek, vissers, frissen, broos, ketelaars, middelaar, moors, schonk</text:p>
          </table:table-cell>
          <table:table-cell table:number-columns-repeated="101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1443" calcext:value-type="float">
            <text:p>341443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0.291005291005291" calcext:value-type="float">
            <text:p>0.291005291005291</text:p>
          </table:table-cell>
          <table:table-cell table:style-name="ce2" office:value-type="float" office:value="0.000198408828506709" calcext:value-type="float">
            <text:p>0.000198408828507</text:p>
          </table:table-cell>
          <table:table-cell table:style-name="ce2" office:value-type="float" office:value="0.677248677248677" calcext:value-type="float">
            <text:p>0.677248677248677</text:p>
          </table:table-cell>
          <table:table-cell table:style-name="ce2" office:value-type="float" office:value="0.998516551127289" calcext:value-type="float">
            <text:p>0.998516551127289</text:p>
          </table:table-cell>
          <table:table-cell table:style-name="ce2" office:value-type="float" office:value="0.0317460317460317" calcext:value-type="float">
            <text:p>0.03174603174603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gemengd(9), slaaf(3), traditionele(6), blank(3), barbaren(4), slavenschip(2), achtergrond(7), kaffers(1), grootst(1), onbeschaafd(5), historisch(4), indo(2), moslim(7), wild(3), hottentot(2), dwerggroei(3), dwergen(1), misvormden(3), bosneger(2), zigeuners(2), zigeunerbende(1), neger(5), inboorling(2), exotisch(3), marrons(4), indisch(1), wereldhistorische(1), marron(8), gekleurd(4), inheems(8), aziatisch(6), mulat(3), moslimsche(1), eskimo's(3), blanke(1), barbaar(3), dwerg(2), indo-europeaan(3), lesbisch(1), homo(1), inboorlingen(1), zigeuner(3), baboe(4), muzelman(1), moslims(3), inlandsche(1), queer(2), lilliputter(1), mesties(1), primitief(2), mongool(2), eskimo(1), bedienden(1), halfbloed(4), pygmee(1), moor(1), dwergeu(1), negerrijk(1), negercultuur(1), slaven(2), stam(2), afgod(1), zwartje(1), koppensneller(1), historische(1), koelie(1), indischen(1), negerslaven(2), moslimsohe(1), ras(2), dienstknecht(1), roots(1), mongoolse(1), meesterknecht(1), mengras(1), onbeschaafd'to(1), barbaarsche(1), aboriginal(1), kaukasisch(1), kaffer(1), indostijl(1)</text:p>
          </table:table-cell>
          <table:table-cell table:style-name="ce2" office:value-type="string" calcext:value-type="string">
            <text:p>('hunne', 57), ('hunnen', 7), ('zipi', 1), ('dat.', 11), ('lijk', 22), ('zoud', 3), ('harer', 7), ('hun', 19), ('haar', 9), ('zinnen', 5), ('zgne', 3), ('zieu', 1), ('huune', 1), ('da.t', 3), ('troelatra', 1), ('diat', 2), ('wif', 2), ('hunn', 1), ('clat', 2), ('lyk', 2), ('gene', 4), ('dafc', 1), ('wamen', 1), ('zjj', 4), ('blii', 1), ('zyne', 1), ('toeh', 1), ('beel', 3), ('.hebben', 1), ('altjjd', 1), ('tooh', 2), ('la-t', 1), ('r.iet', 2), ('natuurlgk', 2), ('geko', 1), ('ztj', 1), ('altgd', 1), ('diet', 1), ('andet', 1), ('tging', 1), ('mee-', 1), ('-ook', 2), ('voordal', 1), ('heime', 1)</text:p>
          </table:table-cell>
          <table:table-cell table:style-name="ce2" office:value-type="string" calcext:value-type="string">
            <text:p>hunne, hunnen, zipi, dat., lijk, zoud, harer, hun, haar, zinnen, zgne, zieu, huune, da.t, troelatra, diat, wif, hunn, clat, lyk, gene, dafc, wamen, zjj, blii, zyne, toeh, beel, .hebben, altjjd, tooh, la-t, r.iet, natuurlgk, geko, ztj, altgd, diet, andet, tging, mee-, -ook, voordal, heime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fish</text:p>
          </table:table-cell>
          <table:table-cell table:style-name="ce1" office:value-type="float" office:value="338417" calcext:value-type="float">
            <text:p>33841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00455640110050846" calcext:value-type="float">
            <text:p>0.004556401100508</text:p>
          </table:table-cell>
          <table:table-cell table:style-name="ce1" office:value-type="float" office:value="0.533333333333333" calcext:value-type="float">
            <text:p>0.533333333333333</text:p>
          </table:table-cell>
          <table:table-cell table:style-name="ce1" office:value-type="float" office:value="0.998824027255684" calcext:value-type="float">
            <text:p>0.998824027255684</text:p>
          </table:table-cell>
          <table:table-cell table:style-name="ce1" office:value-type="float" office:value="0.0666666666666667" calcext:value-type="float">
            <text:p>0.06666666666666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queer(1), dienstknechts(1), dwergeu(1), marron(2), zigeuner(1), wereldmoord(1), eskimoverhalen(1), koppensneller(1), barbaren(1), slaaf(1), traditionele(1), koelie(1), afgodsbeeldje(1), knecht(1), kokkie(1), eskimo's(1), misvormden(1), indo-europeaan(2), mongoolsche(1), achtergrond(1), roots(1), galeislaven(1), mongool(1), boesman(1), inheems(1), moslim(1), indo(1), barbaar(1)</text:p>
          </table:table-cell>
          <table:table-cell table:style-name="ce1" office:value-type="string" calcext:value-type="string">
            <text:p>('rog', 1), ('kleins', 2), ('tong', 6), ('mand', 7), ('kleine', 3), ('steur', 1), ('gul', 2), ('paling', 2), ('spiering', 1), ('zalm', 1), ('geep', 1), ('baars', 1), ('uitlegger', 1), ('blei', 1), ('hake', 1)</text:p>
          </table:table-cell>
          <table:table-cell table:style-name="ce1" office:value-type="string" calcext:value-type="string">
            <text:p>rog, kleins, tong, mand, kleine, steur, gul, paling, spiering, zalm, geep, baars, uitlegger, blei, hake</text:p>
          </table:table-cell>
          <table:table-cell table:number-columns-repeated="1012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341617" calcext:value-type="float">
            <text:p>341617</text:p>
          </table:table-cell>
          <table:table-cell table:style-name="ce2" office:value-type="float" office:value="348" calcext:value-type="float">
            <text:p>348</text:p>
          </table:table-cell>
          <table:table-cell table:style-name="ce2" office:value-type="float" office:value="0.238505747126437" calcext:value-type="float">
            <text:p>0.238505747126437</text:p>
          </table:table-cell>
          <table:table-cell table:style-name="ce2" office:value-type="float" office:value="0.0056321991682771" calcext:value-type="float">
            <text:p>0.005632199168277</text:p>
          </table:table-cell>
          <table:table-cell table:style-name="ce2" office:value-type="float" office:value="0.698275862068966" calcext:value-type="float">
            <text:p>0.698275862068966</text:p>
          </table:table-cell>
          <table:table-cell table:style-name="ce2" office:value-type="float" office:value="0.999044671917683" calcext:value-type="float">
            <text:p>0.999044671917683</text:p>
          </table:table-cell>
          <table:table-cell table:style-name="ce2" office:value-type="float" office:value="0.0632183908045977" calcext:value-type="float">
            <text:p>0.063218390804598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barbaar(5), zwartje(5), achtergrond(30), mesties(6), aboriginal(1), bediende(3), traditionele(5), afgodisch(1), kokkie(5), moslim(16), page(3), marron(14), muzelman(2), westers(1), hottentot(4), baboe(2), islamiet(2), boesman(1), ontdekken(5), mulat(2), aziatisch(15), blank(4), mongool(4), zigeunerin(1), slaven(3), negervrees(1), koppensneller(2), mulattin(1), indo-europeaan(7), moord(1), slaaf(7), galeislaven(1), koelie(5), exotisch(6), historisch(9), kaffer(5), dwerg(4), stam(2), dwergeu(1), rassen(1), pygmee(2), slavenschip(6), misvormden(6), inlander(6), inboorling(3), inlandsche(2), negerslaven(3), negercultuur(1), negerjongen(1), medicijnman(3), lesbisch(3), volbloed(1), primitief(3), bosneger(1), marrons(4), indiaan(5), wild(3), negerrijk(1), afkomst(5), groothistorische(1), onbeschaafd(6), zimbabwe(1), afgodsbeeldje(1), tovenaar(1), zigeuners(2), bedienden(2), halfbloed(3), dwerggroei(5), gemengd(5), lilliputters(1), koelies(3), aziatische(3), afgodendienst(1), berber(3), aapman(1), barbaren(3), gemengden(1), knecht(2), afgod(3), traditioneel(1), barbaarschheid(1), eskimo(2), indisch(1), mengras(1), zigeuner(2), blanke(1), hottentotten(1), zigeunermuziek(2), metis(3), inboorlingen(1), dwergjes(1), inheems(3), pages(1), gekleurd(1), historische(2), grootste(1), eskimo's(1), volbloedpaard(1), queer(1), moslims(1), vermoord(1), lilliputter(3), birma(1), roots(1), inheems'che(1), aziatischen(1), gekleurde(1), inlanders(1), gay(1), moor(3), moslimsche(1), indo(1), neger(1), verraste(1), indostijl(1)</text:p>
          </table:table-cell>
          <table:table-cell table:style-name="ce2" office:value-type="string" calcext:value-type="string">
            <text:p>('weelde', 2), ('schrikaanjagend', 2), ('wanhoop', 2), ('verjagen', 6), ('ooog', 79), ('verdwijnen', 32), ('onverwachts', 2), ('arm', 60), ('slaap', 9), ('armzalig', 4), ('torero', 1), ('smakelooz', 1), ('verbijsterend', 2), ('magerheid', 1), ('smoren', 5), ('rijkdom', 8), ('hulpelooz', 1), ('bedwingen', 3), ('aflezen', 1), ('rilling', 2), ('oploopje', 1), ('somber', 4), ('terneer', 1), ('duister', 6), ('opsluiten', 7), ('langzaam', 15), ('oppakken', 1), ('ranselen', 2), ('benauwen', 2), ('mishandelden', 1), ('angst', 6), ('doorstromen', 1), ('huiveren', 1), ('klatergoud', 1), ('vegeteren', 1), ('ontsnappen', 13), ('afwisselen', 3), ('vervolmaken', 2), ('ontzetting', 4), ('verhelderen', 1), ('schrikken', 5), ('slijten', 2), ('benemen', 1), ('uitbarsten', 1), ('meesleepen', 1), ('tieren', 3), ('ginds', 3), ('afgrijselijk', 2), ('huivering', 2), ('overmeesteren', 2), ('uitzoeken', 4), ('woestaard', 1), ('ontvluchten', 7), ('paniek', 1), ('duizendvoudig', 1), ('troostelooz', 1), ('droefgeestigheid', 1), ('plots', 1), ('levensdraad', 1), ('vermoeien', 5), ('afgetobde', 1), ('scheen', 7), ('afgrijzen', 2), ('gespannen', 4), ('waanzinnig', 1), ('aantocht', 1), ('vertreden', 1), ('kreupel', 4), ('zindelijkheid', 1), ('sidderen', 3), ('geschoold', 1), ('wisselend', 1), ('afzichtelijk', 1), ('gelaal', 1), ('hulpeloos', 2), ('vertred', 1), ('doodsgevaar', 1), ('mismaken', 1), ('binnenshuis', 1), ('snappen', 1), ('gewrong', 1), ('aanrander', 1), ('bedrijvig', 1), ('volksoploop', 1), ('onleesbaar', 2), ('ademen', 1), ('cogen', 1), ('binnenst', 1), ('opeenstapeling', 1), ('verzinken', 1), ('gewaar', 1), ('onbeschrijfelijk', 1), ('koortsachtig', 1), ('weelen', 1), ('inrekenen', 1), ('zakkenroller', 1), ('eentonigheid', 1), ('verstikken', 1), ('zweepslag', 1), ('zelfverdediging', 1), ('tranen', 1), ('roodharigen', 1), ('weeld', 1), ('verstijven', 1), ('waanzinnige', 1), ('naderend', 1), ('ongelukkige', 1)</text:p>
          </table:table-cell>
          <table:table-cell table:style-name="ce2" office:value-type="string" calcext:value-type="string">
            <text:p>weelde, schrikaanjagend, wanhoop, verjagen, ooog, verdwijnen, onverwachts, arm, slaap, armzalig, torero, smakelooz, verbijsterend, magerheid, smoren, rijkdom, hulpelooz, bedwingen, aflezen, rilling, oploopje, somber, terneer, duister, opsluiten, langzaam, oppakken, ranselen, benauwen, mishandelden, angst, doorstromen, huiveren, klatergoud, vegeteren, ontsnappen, afwisselen, vervolmaken, ontzetting, verhelderen, schrikken, slijten, benemen, uitbarsten, meesleepen, tieren, ginds, afgrijselijk, huivering, overmeesteren, uitzoeken, woestaard, ontvluchten, paniek, duizendvoudig, troostelooz, droefgeestigheid, plots, levensdraad, vermoeien, afgetobde, scheen, afgrijzen, gespannen, waanzinnig, aantocht, vertreden, kreupel, zindelijkheid, sidderen, geschoold, wisselend, afzichtelijk, gelaal, hulpeloos, vertred, doodsgevaar, mismaken, binnenshuis, snappen, gewrong, aanrander, bedrijvig, volksoploop, onleesbaar, ademen, cogen, binnenst, opeenstapeling, verzinken, gewaar, onbeschrijfelijk, koortsachtig, weelen, inrekenen, zakkenroller, eentonigheid, verstikken, zweepslag, zelfverdediging, tranen, roodharigen, weeld, verstijven, waanzinnige, naderend, ongelukkige</text:p>
          </table:table-cell>
          <table:table-cell table:number-columns-repeated="1012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 office:value-type="float" office:value="341008" calcext:value-type="float">
            <text:p>34100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0.404255319148936" calcext:value-type="float">
            <text:p>0.404255319148936</text:p>
          </table:table-cell>
          <table:table-cell table:style-name="ce2" office:value-type="float" office:value="0.00033818133768375" calcext:value-type="float">
            <text:p>0.000338181337684</text:p>
          </table:table-cell>
          <table:table-cell table:style-name="ce2" office:value-type="float" office:value="0.574468085106383" calcext:value-type="float">
            <text:p>0.574468085106383</text:p>
          </table:table-cell>
          <table:table-cell table:style-name="ce2" office:value-type="float" office:value="0.999108616223445" calcext:value-type="float">
            <text:p>0.999108616223445</text:p>
          </table:table-cell>
          <table:table-cell table:style-name="ce2" office:value-type="float" office:value="0.0212765957446808" calcext:value-type="float">
            <text:p>0.02127659574468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marrons(5), onbeschaafd(1), gemengde(2), moslim(3), dwerggroei(2), mulat(2), aapman(1), inboorlingen(1), negerrijk(1), negerslaven(1), indiaan(3), dwergen(1), traditionele(1), medicijnman(2), pygmee(1), marron(1), inuit(1), achtergrond(1), aziatisch(1), stam(1), primitief(1), kaffer(3), moor'en(1), mongool(1), tovenaar(1), berber(2), moslimsche(1), kafferhoofdman(1), neger(1), inlanders(1), lilliputter(1), ras(1)</text:p>
          </table:table-cell>
          <table:table-cell table:style-name="ce2" office:value-type="string" calcext:value-type="string">
            <text:p>('kamp', 23), ('tyrol', 2), ('drong', 2), ('pietermaritzburg', 1), ('marine-soldat', 1), ('buit', 6), ('escorte', 1), ('colville', 1), ('hoofdcommandant', 1), ('aanvoering', 1), ('jameson', 1), ('ladysmith', 1), ('kaap-kolonie', 1), ('cubanen', 1), ('kimberley', 1), ('genl', 1), ('maximo', 1), ('zeesoldaat', 1), ('stadsdistrict', 1), ('legerkorps', 1)</text:p>
          </table:table-cell>
          <table:table-cell table:style-name="ce2" office:value-type="string" calcext:value-type="string">
            <text:p>kamp, tyrol, drong, pietermaritzburg, marine-soldat, buit, escorte, colville, hoofdcommandant, aanvoering, jameson, ladysmith, kaap-kolonie, cubanen, kimberley, genl, maximo, zeesoldaat, stadsdistrict, legerkorps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religion</text:p>
          </table:table-cell>
          <table:table-cell table:style-name="ce1" office:value-type="float" office:value="341633" calcext:value-type="float">
            <text:p>341633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0.220915032679739" calcext:value-type="float">
            <text:p>0.220915032679739</text:p>
          </table:table-cell>
          <table:table-cell table:style-name="ce1" office:value-type="float" office:value="0.0045197097620345" calcext:value-type="float">
            <text:p>0.004519709762035</text:p>
          </table:table-cell>
          <table:table-cell table:style-name="ce1" office:value-type="float" office:value="0.718954248366013" calcext:value-type="float">
            <text:p>0.718954248366013</text:p>
          </table:table-cell>
          <table:table-cell table:style-name="ce1" office:value-type="float" office:value="0.999438229562666" calcext:value-type="float">
            <text:p>0.999438229562666</text:p>
          </table:table-cell>
          <table:table-cell table:style-name="ce1" office:value-type="float" office:value="0.0601307189542484" calcext:value-type="float">
            <text:p>0.06013071895424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halfbloed(6), aziatisch(26), metis(4), historisch(25), inboorling(6), tovenaar(4), islamiet(9), marron(22), barbaar(12), mesties(9), boesmanbanelen(1), moslim(45), aboriginal(3), gemengd(19), inheems(17), afgod(10), zigeunerbende(2), medicijnman(10), eskimo's(7), indo-europeaan(24), neger(8), zigeunermuziek(2), bediende(7), traditionele(25), zwartje(4), primitief(3), christelijkhistorisch'(1), mulat(6), inuit(3), queer(3), mongool(9), afkomst(11), aapman(1), mengras(6), homo(5), indiaan(9), baboe(8), kaukasisch(7), achtergrond(35), zigeunerin(1), praehistorische(1), indische(2), slaven(4), bosneger(3), negervrees(1), barbaren(11), kokkie(6), dwerg(2), onbeschaafd(8), bedienden(1), dwerggroei(15), moord(2), slaaf(12), traditioneel(5), christelijkhistorischen(1), exotische(1), zigeuner(6), metis'nachts(1), stam(3), rassen(3), dwergeu(1), aziatische(5), ras(7), muzelman(11), hottentot(8), negerslaven(10), koppensneller(6), pygmee(10), volbloed(2), inlander(3), indo-europeaans(1), historische(4), barbarlje(2), misvormden(8), indo(7), inheemsche(3), blank(7), slavenschip(6), moslims(6), knecht(8), kaffer(6), negerjongen(1), wild(5), moor(4), berber(5), lesbisch(3), koelie(2), koppensnellers(2), moslimsche(2), bosnegers(1), page(7), zigeuners(2), volksstam(1), muzelmannen(1), moortje(1), marrons(3), slaven'(1), eskimobediende(1), slavenhandel(1), mohemmedaan(1), baboes(1), berberoorlog(1), gekleurd(7), inheemschen(1), berbers(2), inlanders(2), inlandsche(7), ontdekken(9), inheemse(2), lilliputters(2), koelies(1), indisch(5), k'mesties(2), moslimsch(1), islamieten(1), stammen(2), mongoolsche(1), negers(3), exotisch(4), afgodendienst(1), historischcn(1), halfbloedjes(1), traditioneelen(1), inboorlingen(1), tovenaars(1), dwergjes(1), wilde(1), moslimcultuur(1), eskimo(2), wereldmoord(1), pages(1), hottentottenstam(1), mongoolse(1), trans(1), inheems'(1), indo's(1), knechts(1), volkstammen(1), verwilderd(1), queertitle(1), kaffers(1), indone(1), gekleurde(2), dienstknechts(1), afstammelingen(1), pygmeeen(1), moor'en(1), gay(1), negercultuur(1), mulatten(1), dienstknecht(2), dwergen(1), negerrestaurant(1), muzelman'(1), roma(1), zimbabwe(1), lilliputter(1), blanke(1), afkomstig(1)</text:p>
          </table:table-cell>
          <table:table-cell table:style-name="ce1" office:value-type="string" calcext:value-type="string">
            <text:p>('jong', 103), ('koran', 16), ('man', 230), ('kind', 122), ('joden', 15), ('stammen', 4), ('profeet', 20), ('romein', 6), ('evangelie', 6), ('eer', 49), ('christus', 21), ('sect', 1), ('afstamming', 2), ('huwen', 13), ('adel', 5), ('baren', 20), ('heilig', 28), ('woord', 118), ('sprak', 1), ('bidden', 21), ('heilige', 4), ('ouder', 25), ('collega', 9), ('geloofs', 5), ('afstammeling', 12), ('roem', 4), ('medebroeder', 3), ('herder', 3), ('vaderlandsch', 4), ('afstammen', 4), ('jezus', 9), ('adelijk', 1), ('brochure', 3), ('nakomeling', 7), ('heiligheid', 2), ('zalig', 1), ('apostel', 9), ('genesis', 1), ('nazaat', 2), ('stamhuis', 1), ('joodsch', 4), ('kruises', 1), ('bezingen', 3), ('legende', 6), ('afkomst', 12), ('kruise', 1), ('mythe', 4), ('kindor', 2), ('martelaar', 3), ('kinen', 1), ('geloovlg', 1), ('heiden', 7), ('iong', 2), ('bekeering', 3), ('secte', 1), ('belijdenis', 3), ('jongo', 1), ('vrou', 1), ('zionisme', 1), ('triomf', 2), ('bijbelverhaal', 1), ('jesus', 7), ('romeinen', 1), ('eerbiedig', 3), ('exodus', 1), ('valkenjacht', 1), ('belijder', 3), ('loovig', 1), ('aristocratie', 1), ('andersdenkend', 2), ('steppe', 1), ('salomo', 4), ('ouderhuis', 1), ('joodsche', 3), ('viouw', 1), ('godsrijk', 1), ('allerhoogste', 1), ('tinder', 1), ('heiligen', 4), ('marteldood', 1), ('fabel', 1), ('afkorten', 1), ('stervensuur', 2), ('geloofsbelijdenis', 1), ('pupil', 2), ('juffer', 2), ('engel', 2), ('apostelen', 1), ('bidd', 1), ('zyns', 1), ('zion', 1), ('rabbi', 1), ('heiland', 1), ('baby', 1), ('gelovig', 1), ('heidenen', 2), ('heks', 2), ('zielenheil', 1), ('wederkomst', 1), ('verlosser', 1), ('grafschrift', 1), ('thora', 2), ('joods', 1), ('vereering', 1), ('bemind', 1), ('sinai', 1), ('echtelijk', 1)</text:p>
          </table:table-cell>
          <table:table-cell table:style-name="ce1" office:value-type="string" calcext:value-type="string">
            <text:p>jong, koran, man, kind, joden, stammen, profeet, romein, evangelie, eer, christus, sect, afstamming, huwen, adel, baren, heilig, woord, sprak, bidden, heilige, ouder, collega, geloofs, afstammeling, roem, medebroeder, herder, vaderlandsch, afstammen, jezus, adelijk, brochure, nakomeling, heiligheid, zalig, apostel, genesis, nazaat, stamhuis, joodsch, kruises, bezingen, legende, afkomst, kruise, mythe, kindor, martelaar, kinen, geloovlg, heiden, iong, bekeering, secte, belijdenis, jongo, vrou, zionisme, triomf, bijbelverhaal, jesus, romeinen, eerbiedig, exodus, valkenjacht, belijder, loovig, aristocratie, andersdenkend, steppe, salomo, ouderhuis, joodsche, viouw, godsrijk, allerhoogste, tinder, heiligen, marteldood, fabel, afkorten, stervensuur, geloofsbelijdenis, pupil, juffer, engel, apostelen, bidd, zyns, zion, rabbi, heiland, baby, gelovig, heidenen, heks, zielenheil, wederkomst, verlosser, grafschrift, thora, joods, vereering, bemind, sinai, echtelijk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ody</text:p>
          </table:table-cell>
          <table:table-cell table:style-name="ce1" office:value-type="float" office:value="340563" calcext:value-type="float">
            <text:p>340563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0.262222222222222" calcext:value-type="float">
            <text:p>0.262222222222222</text:p>
          </table:table-cell>
          <table:table-cell table:style-name="ce1" office:value-type="float" office:value="0.00207100545343583" calcext:value-type="float">
            <text:p>0.002071005453436</text:p>
          </table:table-cell>
          <table:table-cell table:style-name="ce1" office:value-type="float" office:value="0.675555555555556" calcext:value-type="float">
            <text:p>0.675555555555556</text:p>
          </table:table-cell>
          <table:table-cell table:style-name="ce1" office:value-type="float" office:value="0.999483343750737" calcext:value-type="float">
            <text:p>0.999483343750737</text:p>
          </table:table-cell>
          <table:table-cell table:style-name="ce1" office:value-type="float" office:value="0.0622222222222222" calcext:value-type="float">
            <text:p>0.06222222222222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slaven(2), barbaar(2), mulat(4), onbeschaafd(2), eskimo(2), blank(3), hottentot(1), slavenschip(4), negerslaven(4), ontdekken(5), kaffers(1), indo-europeaan(5), indo(3), verwilderd(1), misvormden(1), wild(2), primitief(2), barbaren(4), historisch(5), aapman(2), slaaf(4), kokkie(2), handicap(1), aziatisch(4), bosneger(2), eskimo's(3), neger(3), dwerg(4), marron(8), exotisch(4), dwerggroei(11), afgodendienst(1), traditionele(3), mesties(3), inheems'che(1), kaukasisch(1), achtergrond(12), blanke(1), medicijnman(1), groothistorische(1), pygmee(3), aboriginal(1), dienstknechts(1), zigeuner(4), berberoorlog(1), koelie(1), gemengd(2), lilliputters(2), muzelman(1), bediende(1), inuit(1), roots(2), tovenaars(1), lilliputter(1), page(4), negervrees(1), gekleurd(1), zwartje(3), islamiet(3), aziatische(1), dwergjes(1), moslims(4), zigeunermuziek(1), galeislaven(1), moslim(4), bedienden(1), halfbloed(2), inboorling(2), volbloed(1), stam(2), moor(3), queer(2), negerrijk(1), inheems(4), boesman(2), kaffer(3), handicapper(1), inlander(1), indiaansch(1), traditioneel(1), jachtwild(1), indischen(1), koelies(1), inboorlingen(2), mongool(3), roots'(1), homo(2), trans(1), stamgenoot(1), baboe(1), negerjongen(1), knecht(2), dwergen(1), afkomst(1), marrons(1), indiaan(1), wilde(1), ras(1), knechts(1), zigeuners(1), onbeschaafdheid(1), historische(1)</text:p>
          </table:table-cell>
          <table:table-cell table:style-name="ce1" office:value-type="string" calcext:value-type="string">
            <text:p>('vloeien', 8), ('been', 28), ('halen', 33), ('revolver', 11), ('tand', 15), ('borst', 10), ('bovenlijf', 2), ('waaien', 10), ('invallen', 1), ('sneeuw', 11), ('aardbeving', 1), ('lichaamslengte', 3), ('pols', 4), ('meenemen', 9), ('hals', 10), ('maagstreek', 1), ('hagel', 1), ('aanwaaien', 1), ('sneeuwstorm', 2), ('muf', 1), ('regenbui', 5), ('linkerhand', 2), ('hitte', 3), ('bijten', 6), ('knie', 8), ('uitvliegen', 1), ('besmeuren', 1), ('teer', 8), ('vinger', 15), ('kunstbeen', 1), ('opbergen', 1), ('litteeken', 1), ('rechterarm', 1), ('nek', 9), ('koel', 7), ('voorpoot', 1), ('aannaaien', 1), ('rechterband', 1), ('wijsvinger', 1), ('onherkenbaar', 1), ('indringen', 1), ('rechterhand', 4), ('linker', 1), ('regenen', 2), ('warmer', 1), ('paperassen', 1), ('jachtgeweer', 1), ('planeet', 1), ('hitt', 1), ('prikken', 1), ('buik', 2), ('stamp', 1), ('middelvinger', 1), ('rechtervoet', 1), ('betasten', 1), ('vriezen', 1), ('browning', 1), ('voorsten', 1), ('eruit', 1), ('bebloed', 1), ('krekel', 1), ('deuk', 1), ('prullemand', 1), ('bioed', 1)</text:p>
          </table:table-cell>
          <table:table-cell table:style-name="ce1" office:value-type="string" calcext:value-type="string">
            <text:p>vloeien, been, halen, revolver, tand, borst, bovenlijf, waaien, invallen, sneeuw, aardbeving, lichaamslengte, pols, meenemen, hals, maagstreek, hagel, aanwaaien, sneeuwstorm, muf, regenbui, linkerhand, hitte, bijten, knie, uitvliegen, besmeuren, teer, vinger, kunstbeen, opbergen, litteeken, rechterarm, nek, koel, voorpoot, aannaaien, rechterband, wijsvinger, onherkenbaar, indringen, rechterhand, linker, regenen, warmer, paperassen, jachtgeweer, planeet, hitt, prikken, buik, stamp, middelvinger, rechtervoet, betasten, vriezen, browning, voorsten, eruit, bebloed, krekel, deuk, prullemand, bioed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behaviours</text:p>
          </table:table-cell>
          <table:table-cell table:style-name="ce1" office:value-type="float" office:value="340446" calcext:value-type="float">
            <text:p>340446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0.294117647058823" calcext:value-type="float">
            <text:p>0.294117647058823</text:p>
          </table:table-cell>
          <table:table-cell table:style-name="ce1" office:value-type="float" office:value="0.00108282567627695" calcext:value-type="float">
            <text:p>0.001082825676277</text:p>
          </table:table-cell>
          <table:table-cell table:style-name="ce1" office:value-type="float" office:value="0.647058823529412" calcext:value-type="float">
            <text:p>0.647058823529412</text:p>
          </table:table-cell>
          <table:table-cell table:style-name="ce1" office:value-type="float" office:value="0.999547565301982" calcext:value-type="float">
            <text:p>0.999547565301982</text:p>
          </table:table-cell>
          <table:table-cell table:style-name="ce1" office:value-type="float" office:value="0.0588235294117647" calcext:value-type="float">
            <text:p>0.058823529411765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negerslaven(2), ontdekken(2), moslim(7), indo(2), boesmanbanelen(1), mesties(2), historisch(7), wild(2), lilliputter(4), indo-europeaan(5), moortje(1), negers(1), koppensnellers(2), zwartje(6), page(2), barbaar(3), ras(2), gay(1), marrons(1), kokkie(1), achtergrond(9), halfbloed(4), afgod(2), homo(1), indone(1), negercultuur(1), aziatisch(1), berberoorlog(1), mulat(2), moslims(1), slaaf(3), inheemsche(2), eskimo's(1), traditionele(2), praehistorische(1), afkomst(1), afgodsbeeldje(1), gekleurde(1), mulattin(1), inuit(1), eskimo(3), barbaren(2), exotisch(1), kaffer(1), aapman(2), muzelman(2), roots(1), gemengd(1), koelie(1), mulatten(1), zigeuner(2), metis'nachts(1), marron(2), aziatische(1), hottentot(2), mengras(2), moslimsche(1), misvormden(2), moslimsohe(1), indiaan(1), blanke(1), muzelmannen(1), knecht(1), stammen(1), traditioneel(2), lesbisch(1), lilliputters(1), onbeschaafd(1), medicijnman(1), barbaarschheid(1), tovenaar(1), inheems'che(1), historische(1), stam(1)</text:p>
          </table:table-cell>
          <table:table-cell table:style-name="ce1" office:value-type="string" calcext:value-type="string">
            <text:p>('christen', 35), ('knikken', 3), ('verhaal', 29), ('knipoog', 2), ('bid', 1), ('beheksen', 1), ('argeloos', 1), ('gebaar', 5), ('zwartje', 5), ('egil', 1), ('fronsen', 2), ('jood', 11), ('glimlachen', 8), ('vriendelijk', 7), ('nann', 1), ('wildvreemd', 1), ('smeken', 3), ('vizier', 2), ('lamme', 1), ('klagend', 1), ('keuvelen', 2), ('parmantig', 3), ('vergenoegen', 2), ('grinniken', 1), ('minzaam', 2), ('vlaanderenland', 1), ('bedeesd', 1), ('verwaardigen', 1), ('buiging', 1), ('eerbiediglijk', 1), ('verbouwereerd', 1), ('stamtafel', 1), ('aanhalig', 1), ('arme', 1), ('galant', 1), ('flappen', 1), ('hoofdschudden', 1), ('vriendelgk', 1)</text:p>
          </table:table-cell>
          <table:table-cell table:style-name="ce1" office:value-type="string" calcext:value-type="string">
            <text:p>christen, knikken, verhaal, knipoog, bid, beheksen, argeloos, gebaar, zwartje, egil, fronsen, jood, glimlachen, vriendelijk, nann, wildvreemd, smeken, vizier, lamme, klagend, keuvelen, parmantig, vergenoegen, grinniken, minzaam, vlaanderenland, bedeesd, verwaardigen, buiging, eerbiediglijk, verbouwereerd, stamtafel, aanhalig, arme, galant, flappen, hoofdschudden, vriendelgk</text:p>
          </table:table-cell>
          <table:table-cell table:number-columns-repeated="1012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341560" calcext:value-type="float">
            <text:p>34156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0.2734375" calcext:value-type="float">
            <text:p>0.2734375</text:p>
          </table:table-cell>
          <table:table-cell table:style-name="ce2" office:value-type="float" office:value="0.000242457189985417" calcext:value-type="float">
            <text:p>0.000242457189985</text:p>
          </table:table-cell>
          <table:table-cell table:style-name="ce2" office:value-type="float" office:value="0.6796875" calcext:value-type="float">
            <text:p>0.6796875</text:p>
          </table:table-cell>
          <table:table-cell table:style-name="ce2" office:value-type="float" office:value="0.999586194970135" calcext:value-type="float">
            <text:p>0.999586194970135</text:p>
          </table:table-cell>
          <table:table-cell table:style-name="ce2" office:value-type="float" office:value="0.046875" calcext:value-type="float">
            <text:p>0.046875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halfbloed(3), mulat(3), achtergrond(10), dwerggroei(3), marron(13), negerslaven(3), historisch(12), aapman(3), onbeschaafd(2), muzelmannen(2), mesties(4), boesmanbanelen(1), inheemsche(2), inlander(4), barbaren(4), mongool(2), koppensneller(5), gemengd(7), inheems'che(2), slaaf(4), moortje(1), eskimo's(3), traditionele(13), tovenaar(1), barbaar(1), knecht(2), pygmee(4), indo-europeaan(14), afgodendienst(1), neger(3), inheems(3), baboe(3), afkomst(4), wild(1), eskimo(2), inboorling(2), jokjakarta(1), helmlna'marron(2), historischcn(1), medicijnman(2), muzelman(3), aziatisch(11), hottentot(3), mohemmedaan(1), bosneger(1), ras(1), ontdekken(2), lesbisch(3), zwartje(4), kaukasisch(1), zigeunerin(1), indische(2), slaven(3), gekleurd(2), gekleurde(1), mulattin(1), exotisch(1), zigeuner(1), kokkie(3), zigeuners(1), afgod(3), wilde(1), moslimcultuur(1), aziatische(2), dwerg(1), mulatten(1), inheemse(1), moslim(8), dienstknecht(1), dwergen(1), moor(2), dwergeu(1), inlanders(1), homo(3), indo(2), lilliputter(1), inlandsche(1), historische(2), mengras(1), senaatsbediende(1), traditioneel(1), barbarlje(1), inuit(1), lilliputters(2), stamhoofd(1), rassen(1), islamieten(1), koppensnellers(1), moslims(1), handicap(1), moslimsche(2), islamiet(2), indiaan(1), verraste(1), bediende(1), birma(1), page(1), knechts(1), volbloed(1)</text:p>
          </table:table-cell>
          <table:table-cell table:style-name="ce2" office:value-type="string" calcext:value-type="string">
            <text:p>('weduwnaar', 3), ('protestanten', 2), ('loopbaan', 3), ('moeder', 34), ('familie', 38), ('titelen', 4), ('titel', 10), ('echtgenoot', 9), ('voorwoord', 2), ('wigwam', 1), ('geboorte', 10), ('jeruzalem', 4), ('bekeerling', 3), ('reputatie', 3), ('hospita', 1), ('sultane', 1), ('tijdschrift', 11), ('aflevering', 6), ('collegas', 1), ('heldin', 2), ('opstel', 4), ('grootouders', 3), ('gids', 6), ('edelman', 4), ('buurvrouw', 1), ('pleegmoeder', 2), ('telg', 3), ('grieksch-orthodox', 1), ('trouwen', 15), ('levensloop', 2), ('toeven', 2), ('zus', 3), ('bruid', 8), ('bruidegom', 3), ('uitgave', 4), ('organisator', 1), ('koomsch', 1), ('protestant', 6), ('verhuizen', 3), ('maagd', 3), ('reisbrief', 1), ('adellijk', 2), ('homerus', 1), ('huw', 1), ('econoom', 3), ('schoonouders', 2), ('reisverhaal', 1), ('voorbericht', 1), ('machiavelli', 1), ('weduwe', 6), ('corinthe', 1), ('behagen', 5), ('reisindruk', 1), ('roomsch', 6), ('rechtzinnig', 1), ('mirakel', 1), ('berijmde', 1), ('trouwlustig', 2), ('ondertitel', 1), ('levensgeschiedenis', 1), ('navertellen', 1), ('thuiskomst', 1), ('wereldorganisatie', 1), ('kroniek', 1), ('kleintje', 4), ('hebron', 1), ('verwante', 2), ('roomschen', 1), ('metterwoon', 1), ('echtpaar', 4), ('verhandeling', 2), ('galilea', 1), ('vereeren', 1), ('wederhelft', 1), ('wereldfederatie', 1), ('jerusalem', 1), ('orthodox', 1), ('monografie', 1), ('medelid', 1), ('bloedverwant', 1), ('verloofden', 1)</text:p>
          </table:table-cell>
          <table:table-cell table:style-name="ce2" office:value-type="string" calcext:value-type="string">
            <text:p>weduwnaar, protestanten, loopbaan, moeder, familie, titelen, titel, echtgenoot, voorwoord, wigwam, geboorte, jeruzalem, bekeerling, reputatie, hospita, sultane, tijdschrift, aflevering, collegas, heldin, opstel, grootouders, gids, edelman, buurvrouw, pleegmoeder, telg, grieksch-orthodox, trouwen, levensloop, toeven, zus, bruid, bruidegom, uitgave, organisator, koomsch, protestant, verhuizen, maagd, reisbrief, adellijk, homerus, huw, econoom, schoonouders, reisverhaal, voorbericht, machiavelli, weduwe, corinthe, behagen, reisindruk, roomsch, rechtzinnig, mirakel, berijmde, trouwlustig, ondertitel, levensgeschiedenis, navertellen, thuiskomst, wereldorganisatie, kroniek, kleintje, hebron, verwante, roomschen, metterwoon, echtpaar, verhandeling, galilea, vereeren, wederhelft, wereldfederatie, jerusalem, orthodox, monografie, medelid, bloedverwant, verloofden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geographical locations</text:p>
          </table:table-cell>
          <table:table-cell table:style-name="ce1" office:value-type="float" office:value="341981" calcext:value-type="float">
            <text:p>341981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0.319018404907975" calcext:value-type="float">
            <text:p>0.319018404907975</text:p>
          </table:table-cell>
          <table:table-cell table:style-name="ce1" office:value-type="float" office:value="0.0000208894049574739" calcext:value-type="float">
            <text:p>2.08894049574739E-05</text:p>
          </table:table-cell>
          <table:table-cell table:style-name="ce1" office:value-type="float" office:value="0.656441717791411" calcext:value-type="float">
            <text:p>0.656441717791411</text:p>
          </table:table-cell>
          <table:table-cell table:style-name="ce1" office:value-type="float" office:value="0.999601432077559" calcext:value-type="float">
            <text:p>0.999601432077559</text:p>
          </table:table-cell>
          <table:table-cell table:style-name="ce1" office:value-type="float" office:value="0.0245398773006135" calcext:value-type="float">
            <text:p>0.02453987730061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slaven(3), marron(7), mulat(1), indisch(3), muzelman(2), inheemse(1), blank(1), negerslaven(9), inboorling(2), historisch(4), inuit(1), aapman(2), ontdekken(2), muzelmannen(1), barbaren(1), aboriginal(3), mongool(2), bosneger(2), bediende(3), gekleurde(1), slavenschip(4), moslim(8), queer(3), koppensneller(2), mengras(2), aziatisch(5), gemengd(5), koelies(1), ras(1), marrons(1), transport(1), indiaans(1), negerrijk(1), roma(1), baboe(1), negercultuur(1), indiaan(3), inheems(6), metis(2), traditionele(5), jakarta(1), misvormden(1), inlandsche(3), pygmee(2), lilliputter(1), afstammelingen(1), dwerg(2), kokkie(2), indo-europeaan(4), volbloed(1), zigeunermuziek(1), onbeschaafd(2), inlanders(1), indo(1), pages(1), slaaf(3), gekleurd(3), knecht(2), berber(1), inlander(2), primitief(1), eskimo's(1), medicijnman(1), aziatische(2), page(1), blanke(1), afgod(1), halfbloed(1), neger(2), zigeuners(1), zigeunerin(1), lesbisch(1), zwartje(1), birma(1), barbaar(1), kaffer(1), indo's(1), homo(1), bosnegers(1), afkomstig(1), inheemsen(1)</text:p>
          </table:table-cell>
          <table:table-cell table:style-name="ce1" office:value-type="string" calcext:value-type="string">
            <text:p>('suriname', 36), ('aankomen', 18), ('curacao', 5), ('bovenwindsch', 1), ('vertrekken', 32), ('bahrein', 1), ('bonaire', 4), ('djeddah', 2), ('paramaribo', 13), ('san', 9), ('guaira', 1), ('kaapstad', 4), ('cayenne', 1), ('aankomst', 10), ('coro', 3), ('marowijne', 1), ('venvacht', 1), ('curasao', 2), ('francisco', 3), ('san-', 1), ('schepen', 3), ('eustatius', 1), ('curagao', 6), ('saba', 2), ('karachi', 1), ('singapore', 1), ('aruba', 3), ('saigon', 2), ('vera', 1), ('lapan', 1), ('albina', 2), ('osaka', 2), ('hongkong', 1), ('benin', 1), ('arriveren', 4), ('derwaarts', 1), ('herwaart', 1), ('herwaarts', 1), ('arabic', 1), ('honkong', 1), ('cura', 1), ('simla', 1), ('bengalen', 1), ('delhi', 1)</text:p>
          </table:table-cell>
          <table:table-cell table:style-name="ce1" office:value-type="string" calcext:value-type="string">
            <text:p>suriname, aankomen, curacao, bovenwindsch, vertrekken, bahrein, bonaire, djeddah, paramaribo, san, guaira, kaapstad, cayenne, aankomst, coro, marowijne, venvacht, curasao, francisco, san-, schepen, eustatius, curagao, saba, karachi, singapore, aruba, saigon, vera, lapan, albina, osaka, hongkong, benin, arriveren, derwaarts, herwaart, herwaarts, arabic, honkong, cura, simla, bengalen, delhi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family relations</text:p>
            <text:p>(impure)</text:p>
          </table:table-cell>
          <table:table-cell table:style-name="ce1" office:value-type="float" office:value="341685" calcext:value-type="float">
            <text:p>341685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0.291304347826087" calcext:value-type="float">
            <text:p>0.291304347826087</text:p>
          </table:table-cell>
          <table:table-cell table:style-name="ce1" office:value-type="float" office:value="0.0000422712683209896" calcext:value-type="float">
            <text:p>4.22712683209896E-05</text:p>
          </table:table-cell>
          <table:table-cell table:style-name="ce1" office:value-type="float" office:value="0.660869565217391" calcext:value-type="float">
            <text:p>0.660869565217391</text:p>
          </table:table-cell>
          <table:table-cell table:style-name="ce1" office:value-type="float" office:value="0.999928596331966" calcext:value-type="float">
            <text:p>0.999928596331966</text:p>
          </table:table-cell>
          <table:table-cell table:style-name="ce1" office:value-type="float" office:value="0.0478260869565217" calcext:value-type="float">
            <text:p>0.04782608695652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halfbloed(3), gemengd(3), onbeschaafd(2), dwerggroei(1), achtergrond(7), kokkie(2), aziatisch(7), negerslaven(6), afkomst(7), metis(1), tovenaar(1), aapman(2), muzelmannen(1), verwilderd(1), mesties(4), boesmanbanelen(1), wild(1), barbaren(1), slaaf(2), baboe(3), misvormden(2), schildersknecht(1), bosneger(4), bediende(2), islamiet(3), zigeuners(2), gekleurde(1), zigeunerbende(1), indo-europeaan(3), inheems(5), eskimo's(1), neger(5), ontdekken(3), roots(1), volbloed(3), traditionele(13), mengras(3), indisch(3), zwartje(2), barbaar(2), moslim(9), christelijkhistorisch'(1), mulat(1), marron(10), kaukasisch(2), slaven'(1), historisch(7), barbarlje(2), slaven(2), kaffers(2), indiaan(5), muzelman(2), hottentot(3), mohemmedaan(1), etniciteit(1), zigeuner(5), hottentotten(1), lilliputters(1), moslims(2), mulattin(1), exotisch(1), boesman(1), kaffer(3), gay(1), inlanders(1), inboorling(2), mulatten(1), stam(2), dwergeu(1), aziatische(1), inlandsche(2), zigeunermuziek(3), pygmee(1), historische(2), mongool(2), jakarta(1), koppensneller(1), lesbisch(2), negerrijk(1), negercultuur(1), homo(1), moslimsohe(1), indische(1), lilliputter(2), berber(2), medicijnman(4), knecht(2), mongoolse(1), afgod(2), koelie(1), marrons(1), zigeunerin(1), page(2), aboriginal(1), koppensnellers(1), knechts(1), dwerg(1)</text:p>
          </table:table-cell>
          <table:table-cell table:style-name="ce1" office:value-type="string" calcext:value-type="string">
            <text:p>('zoon', 68), ('vader', 47), ('duwe', 1), ('broer', 3), ('publicist', 1), ('broeder', 32), ('verloofd', 2), ('hoogheid', 3), ('juffrouw', 5), ('doorluchtigheid', 1), ('gulliver', 2), ('stiefmoeder', 2), ('waart', 1), ('oudsten', 1), ('oom', 5), ('tante', 7), ('vriendin', 4), ('dochter', 26), ('liefdesbetrekking', 2), ('huisvriend', 1), ('echtgenote', 1), ('neef', 4), ('ouwe', 1), ('schoonzoon', 3), ('grootmoeder', 2), ('kleinzoon', 1), ('schoonzuster', 2), ('kryt', 1), ('grootvader', 4), ('excellentie', 2), ('zwager', 2), ('joag', 1), ('movrouw', 1), ('kamerdienaar', 1), ('bloeder', 1), ('verloofde', 1), ('kiesdistrict', 1), ('smoorlijk', 1), ('meesteres', 2), ('reisgenoot', 1), ('echtgenoote', 4), ('~de', 2), ('echt-', 1), ('stiefdochter', 1), ('claudius', 1), ('gaspard', 1), ('ulrike', 1), ('verloven', 1), ('teruggekeerd', 1), ('klaartje', 1), ('verloving', 1), ('overgrootvader', 1)</text:p>
          </table:table-cell>
          <table:table-cell table:style-name="ce1" office:value-type="string" calcext:value-type="string">
            <text:p>zoon, vader, duwe, broer, publicist, broeder, verloofd, hoogheid, juffrouw, doorluchtigheid, gulliver, stiefmoeder, waart, oudsten, oom, tante, vriendin, dochter, liefdesbetrekking, huisvriend, echtgenote, neef, ouwe, schoonzoon, grootmoeder, kleinzoon, schoonzuster, kryt, grootvader, excellentie, zwager, joag, movrouw, kamerdienaar, bloeder, verloofde, kiesdistrict, smoorlijk, meesteres, reisgenoot, echtgenoote, ~de, echt-, stiefdochter, claudius, gaspard, ulrike, verloven, teruggekeerd, klaartje, verloving, overgrootvader</text:p>
          </table:table-cell>
          <table:table-cell table:number-columns-repeated="101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341485" calcext:value-type="float">
            <text:p>341485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0.303030303030303" calcext:value-type="float">
            <text:p>0.303030303030303</text:p>
          </table:table-cell>
          <table:table-cell table:style-name="ce2" office:value-type="float" office:value="0.00000159686048889359" calcext:value-type="float">
            <text:p>1.59686048889359E-06</text:p>
          </table:table-cell>
          <table:table-cell table:style-name="ce2" office:value-type="float" office:value="0.628787878787879" calcext:value-type="float">
            <text:p>0.628787878787879</text:p>
          </table:table-cell>
          <table:table-cell table:style-name="ce2" office:value-type="float" office:value="0.999999894817507" calcext:value-type="float">
            <text:p>0.999999894817507</text:p>
          </table:table-cell>
          <table:table-cell table:style-name="ce2" office:value-type="float" office:value="0.0681818181818182" calcext:value-type="float">
            <text:p>0.06818181818181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string" calcext:value-type="string">
            <text:p>slaven(2), barbaar(2), achtergrond(24), slaaf(3), gemengd(4), inheemse(2), aziatisch(9), hottentot(1), negerslaven(5), marron(10), ontdekken(1), traditioneelen(1), berber(2), inlander(3), batavia(1), mongool(4), koppensneller(4), mesties(4), gekleurde(3), indiaan(5), bosneger(1), marrons(3), kaffer(4), negers(1), negerin(1), mengras(2), traditionele(11), inheems(5), primitief(1), mulat(6), muzelman(1), kokkie(4), barbaren(3), baboe(3), lesbische(1), blanke(3), gekleurd(6), historisch(8), eskimobediende(1), bediende(2), koelies(2), blank(2), lesbisch(1), afkomst(2), knecht(4), etniciteit(1), berberoorlog(1), zigeuner(3), misvormden(3), halfbloed(6), hottentotten(2), moslim(6), inlandsche(1), zigeunerin(1), mulattin(1), exotisch(6), pygmeeen(1), indo-europeaan(4), kaffers(2), queer(2), zigeunermuziek(1), lilliputter(4), dwerggroei(3), medicijnman(3), inlanders(1), negercultuur(2), inboorling(3), koelie(2), kaukasisch(1), indo(2), boesman(1), historischen(1), eskimo's(2), historische(2), negerrijk(2), homo(4), zwartje(1), aziatischejgeit(2), koppensnellers(2), moslimsohe(1), slavenschip(2), inboorlingen(2), indisch(1), rassen(1), en'marron(1), westers(1), vermoord(1), tovenaar(1), ras(2), traditioneel(1), wilde(1), eskimo(1), blanka(1)</text:p>
          </table:table-cell>
          <table:table-cell table:style-name="ce2" office:value-type="string" calcext:value-type="string">
            <text:p>('kunstlicht', 1), ('blank', 62), ('stroom', 13), ('stippelen', 1), ('streep', 2), ('dikko', 3), ('kleuren', 14), ('stok', 8), ('vervuilen', 2), ('poot', 3), ('vullen', 17), ('rand', 10), ('bedekken', 23), ('violet', 1), ('brok', 4), ('kop', 18), ('huisjapon', 1), ('afsnijden', 4), ('flard', 1), ('verslijten', 2), ('duivenei', 1), ('driehoek', 4), ('gekruist', 2), ('achteloos', 3), ('grij', 1), ('scheermes', 1), ('dunn', 3), ('dun', 9), ('dolk', 1), ('kris', 2), ('igken', 1), ('doek', 11), ('lozen', 1), ('tanden', 2), ('kaal', 2), ('purper', 1), ('wieg', 1), ('maagdelijk', 3), ('ovaal', 1), ('gladden', 1), ('gebladerte', 1), ('wapenrusting', 1), ('slagpen', 1), ('ruig', 2), ('groezelig', 1), ('beschutting', 1), ('opkruipen', 1), ('helm', 4), ('geelachtig', 1), ('houweel', 1), ('lichtsterkte', 1), ('rose', 1), ('hamer', 1), ('bloedrood', 1), ('langwerpig', 3), ('vacht', 2), ('tinten', 1), ('lans', 3), ('verslet', 1), ('beschutten', 1), ('donkerrood', 3), ('vuurroode', 1), ('opeenstapelen', 1), ('leege', 1), ('glad', 2), ('verschikken', 1), ('bijl', 1), ('oprapen', 1), ('veldkijker', 1), ('woudreus', 1), ('geelbruin', 1), ('buitenst', 2), ('diluviaal', 1), ('speer', 3), ('ros', 1), ('plat', 1), ('uitspreiden', 1), ('kleeden', 1), ('herkenbaar', 1)</text:p>
          </table:table-cell>
          <table:table-cell table:style-name="ce2" office:value-type="string" calcext:value-type="string">
            <text:p>kunstlicht, blank, stroom, stippelen, streep, dikko, kleuren, stok, vervuilen, poot, vullen, rand, bedekken, violet, brok, kop, huisjapon, afsnijden, flard, verslijten, duivenei, driehoek, gekruist, achteloos, grij, scheermes, dunn, dun, dolk, kris, igken, doek, lozen, tanden, kaal, purper, wieg, maagdelijk, ovaal, gladden, gebladerte, wapenrusting, slagpen, ruig, groezelig, beschutting, opkruipen, helm, geelachtig, houweel, lichtsterkte, rose, hamer, bloedrood, langwerpig, vacht, tinten, lans, verslet, beschutten, donkerrood, vuurroode, opeenstapelen, leege, glad, verschikken, bijl, oprapen, veldkijker, woudreus, geelbruin, buitenst, diluviaal, speer, ros, plat, uitspreiden, kleeden, herkenbaar</text:p>
          </table:table-cell>
          <table:table-cell table:number-columns-repeated="1012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341736" calcext:value-type="float">
            <text:p>34173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.663157894736842" calcext:value-type="float">
            <text:p>0.663157894736842</text:p>
          </table:table-cell>
          <table:table-cell table:style-name="ce1" office:value-type="float" office:value="1.1843670566557E-024" calcext:value-type="float">
            <text:p>1.1843670566557E-24</text:p>
          </table:table-cell>
          <table:table-cell table:style-name="ce1" office:value-type="float" office:value="0.326315789473684" calcext:value-type="float">
            <text:p>0.3263157894736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05263157894737" calcext:value-type="float">
            <text:p>0.01052631578947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slaven(3), mulat(7), halfbloed(5), blank(3), afkomst(2), slavenschip(3), zwartje(1), mongool(2), historisch(4), mesties(5), negerslaven(5), negers(3), neger(7), traditionele(1), negerin(1), handicap(1), inheems(2), ras(4), kaukasisch(1), blanke(1), aziatischen(1), muzelman(3), gemengd(1), mohemmedaan(1), halfbloedjes(1), indisch(1), bediende(1), negervrees(1), negercultuur(4), mulatten(1), inboorling(1), inlandsche(1), bosneger(1), negerrestaurant(1), slaaf(2), marron(1), mengras(1), negerrijk(1), eskimo's(1), volbloed(1), marrons(3), moslimsch(1), negerjongen(1), achtergrond(1), kaffers(1), historische(1)</text:p>
          </table:table-cell>
          <table:table-cell table:style-name="ce1" office:value-type="string" calcext:value-type="string">
            <text:p>('neger', 67), ('mulat', 12), ('document', 8), ('marx', 2), ('petrow', 1), ('quesnay', 1), ('dreyfus', 1), ('dreyfu', 1), ('negerin', 2), ('cowboy', 1), ('vorsen', 1), ('zaak-dreyfu', 1), ('grenier', 1), ('duivelseiland', 1), ('bagno', 1)</text:p>
          </table:table-cell>
          <table:table-cell table:style-name="ce1" office:value-type="string" calcext:value-type="string">
            <text:p>neger, mulat, document, marx, petrow, quesnay, dreyfus, dreyfu, negerin, cowboy, vorsen, zaak-dreyfu, grenier, duivelseiland, bagno</text:p>
          </table:table-cell>
          <table:table-cell table:number-columns-repeated="1012"/>
        </table:table-row>
      </table:table>
      <table:named-expressions/>
      <table:database-ranges>
        <table:database-range table:name="__Anonymous_Sheet_DB__0" table:target-range-address="stats_12.A1:stats_12.L454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1">00/00/0000</text:date>, <text:time style:data-style-name="N2" text:time-value="14:34:05.842597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1T14:34:35.881375282</dc:date>
    <meta:editing-duration>PT7H52M30S</meta:editing-duration>
    <meta:editing-cycles>4</meta:editing-cycles>
    <meta:generator>LibreOffice/7.0.4.2$Linux_X86_64 LibreOffice_project/00$Build-2</meta:generator>
    <meta:document-statistic meta:table-count="1" meta:cell-count="5447" meta:object-count="0"/>
  </office:meta>
</office:document-meta>
</file>